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tyle:font-face style:name="F" svg:font-family="" style:font-family-generic="roman"/>
    <style:font-face style:name="Arial1" svg:font-family="Arial"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IPAPGothic" svg:font-family="IPAPGothic" style:font-family-generic="system" style:font-pitch="variable"/>
  </office:font-face-decls>
  <office:automatic-styles>
    <style:style style:name="co1" style:family="table-column">
      <style:table-column-properties fo:break-before="auto" style:column-width="1.1827in"/>
    </style:style>
    <style:style style:name="co2" style:family="table-column">
      <style:table-column-properties fo:break-before="auto" style:column-width="4.3882in"/>
    </style:style>
    <style:style style:name="co3" style:family="table-column">
      <style:table-column-properties fo:break-before="auto" style:column-width="3.6091in"/>
    </style:style>
    <style:style style:name="co4" style:family="table-column">
      <style:table-column-properties fo:break-before="auto" style:column-width="4.3311in"/>
    </style:style>
    <style:style style:name="co5" style:family="table-column">
      <style:table-column-properties fo:break-before="auto" style:column-width="8.4165in"/>
    </style:style>
    <style:style style:name="co6" style:family="table-column">
      <style:table-column-properties fo:break-before="auto" style:column-width="3.0555in"/>
    </style:style>
    <style:style style:name="co7" style:family="table-column">
      <style:table-column-properties fo:break-before="auto" style:column-width="8.4339in"/>
    </style:style>
    <style:style style:name="co8" style:family="table-column">
      <style:table-column-properties fo:break-before="auto" style:column-width="3.0472in"/>
    </style:style>
    <style:style style:name="co9" style:family="table-column">
      <style:table-column-properties fo:break-before="auto" style:column-width="5.1035in"/>
    </style:style>
    <style:style style:name="co10" style:family="table-column">
      <style:table-column-properties fo:break-before="auto" style:column-width="8.5937in"/>
    </style:style>
    <style:style style:name="co11" style:family="table-column">
      <style:table-column-properties fo:break-before="auto" style:column-width="2.0272in"/>
    </style:style>
    <style:style style:name="co12"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199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ext-properties style:use-window-font-color="true"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fo:color="#555555" style:font-name="F" fo:font-size="12pt" fo:language="es" fo:country="ES" style:font-name-asian="Arial" style:font-size-asian="12pt" style:font-name-complex="Arial1" style:font-size-complex="12pt"/>
    </style:style>
    <style:style style:name="ce12" style:family="table-cell" style:parent-style-name="Default">
      <style:text-properties fo:color="#555555" style:text-outline="false" style:text-line-through-style="none" style:text-line-through-type="none" fo:font-size="12pt" fo:language="es" fo:country="ES" fo:font-style="normal" fo:text-shadow="none" style:text-underline-style="none" style:text-underline-mode="continuous" style:text-overline-mode="continuous" style:text-line-through-mode="continuous" style:font-name-asian="Arial" style:font-size-asian="12pt" style:language-asian="ja" style:country-asian="JP"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color="#555555"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name-asian="Arial"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color="#555555" style:text-outline="false" style:text-line-through-style="none" style:text-line-through-type="none" fo:font-size="12pt" fo:language="es" fo:country="CL" fo:font-style="normal" fo:text-shadow="none" style:text-underline-style="none" fo:font-weight="normal" style:text-underline-mode="continuous" style:text-overline-mode="continuous" style:text-line-through-mode="continuous" style:font-name-asian="Arial"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asian="normal" style:font-weight-complex="normal" style:font-style-asian="normal"/>
    </style:style>
    <style:style style:name="T2" style:family="text">
      <style:text-properties style:text-underline-style="none" style:text-underline-color="font-color" fo:letter-spacing="normal" fo:language="es" fo:country="ES" style:language-asian="ja" style:country-asian="JP" style:language-complex="hi" style:country-complex="IN" style:font-size-asian="12pt" style:font-size-complex="12pt" style:font-weight-asian="normal" style:font-weight-complex="normal" style:font-style-asian="normal" fo:font-size="12pt" style:letter-kerning="true" style:font-name-asian="" style:font-name-complex="Arial"/>
    </style:style>
    <style:style style:name="T3" style:family="text">
      <style:text-properties style:text-underline-style="none" style:text-underline-color="font-color" fo:letter-spacing="normal" fo:language="es" fo:country="ES" style:language-asian="ja" style:country-asian="JP" style:language-complex="hi" style:country-complex="IN" style:font-size-asian="12pt" style:font-size-complex="12pt" style:font-weight-asian="normal" style:font-weight-complex="normal" style:font-style-asian="normal" fo:color="#555555" fo:font-size="12pt" style:letter-kerning="true" style:font-name-asian="Arial;Helvetica" style:font-name-complex="Ari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IPAPGothi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555555" fo:font-size="12pt" style:letter-kerning="true" fo:letter-spacing="normal" fo:language="es" fo:country="ES" style:language-asian="ja" style:country-asian="JP" style:language-complex="hi" style:country-complex="IN" style:font-size-asian="12pt" style:font-size-complex="12pt"/>
    </style:style>
    <style:style style:name="T6" style:family="text">
      <style:text-properties fo:color="#555555" fo:font-size="12pt" style:letter-kerning="true" fo:letter-spacing="normal" fo:language="es" fo:country="ES" style:language-asian="ja" style:country-asian="JP" style:language-complex="hi" style:country-complex="IN" style:font-size-asian="12pt" style:font-size-complex="12pt" style:text-underline-style="none" style:text-underline-color="font-color" style:font-weight-asian="bold" style:font-weight-complex="bold" style:font-style-asian="normal"/>
    </style:style>
    <style:style style:name="T7" style:family="text">
      <style:text-properties fo:color="#555555" fo:font-size="12pt" style:letter-kerning="true" fo:letter-spacing="normal" fo:language="es" fo:country="ES" style:language-asian="ja" style:country-asian="JP" style:language-complex="hi" style:country-complex="IN" style:font-size-asian="12pt" style:font-size-complex="12pt" style:font-style-asian="normal" style:font-weight-asian="normal"/>
    </style:style>
    <style:style style:name="T8"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asian="bold" style:font-weight-complex="bold" style:font-style-asian="normal"/>
    </style:style>
    <style:style style:name="T9" style:family="text">
      <style:text-properties fo:color="#555555" fo:font-size="12pt" style:text-underline-style="none" style:text-underline-color="font-color" style:letter-kerning="true" fo:letter-spacing="normal" style:language-asian="ja" style:country-asian="JP" style:language-complex="hi" style:country-complex="IN" style:font-size-asian="12pt" style:font-size-complex="12pt" style:font-style-asian="normal" fo:language="es" fo:country="CL" style:font-weight-asian="normal" style:font-weight-complex="normal"/>
    </style:style>
    <style:style style:name="T10" style:family="text">
      <style:text-properties fo:color="#555555" fo:font-size="12pt" style:text-underline-style="none" style:text-underline-color="font-color" style:letter-kerning="true" fo:letter-spacing="normal" fo:language="es" fo:country="CL" style:language-asian="ja" style:country-asian="JP" style:language-complex="hi" style:country-complex="IN" style:font-size-asian="12pt" style:font-size-complex="12pt" style:font-weight-asian="bold" style:font-weight-complex="bold" style:font-style-asian="normal"/>
    </style:style>
    <style:style style:name="T11" style:family="text">
      <style:text-properties fo:color="#555555" fo:font-size="12pt" style:text-underline-style="none" style:text-underline-color="font-color" style:letter-kerning="true" fo:letter-spacing="normal" fo:language="es" fo:country="CL" style:language-asian="ja" style:country-asian="JP" style:language-complex="hi" style:country-complex="IN" style:font-size-asian="12pt" style:font-size-complex="12pt" style:font-style-asian="normal" style:font-weight-asian="normal" style:font-weight-complex="normal"/>
    </style:style>
    <style:style style:name="T12"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complex="bold" fo:font-weight="bold"/>
    </style:style>
    <style:style style:name="T13"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complex="bold" style:font-weight-asian="bold" style:font-style-asian="normal"/>
    </style:style>
    <style:style style:name="T14" style:family="text">
      <style:text-properties style:text-underline-style="none" style:text-underline-color="font-color" fo:letter-spacing="normal" style:language-asian="ja" style:country-asian="JP" style:language-complex="hi" style:country-complex="IN" style:font-style-asian="normal" style:letter-kerning="true" fo:language="es" fo:country="CL" style:font-name-asian="Liberation Serif;Times New Roman" style:font-name-complex="Liberation Serif;Times New Roman" style:font-size-asian="12pt" style:font-size-complex="12pt" style:font-weight-asian="bold" style:font-weight-complex="bold"/>
    </style:style>
    <style:style style:name="T15" style:family="text">
      <style:text-properties style:font-weight-complex="normal" style:language-asian="ja" style:country-asian="JP" style:font-size-complex="12pt" style:font-size-asian="12pt" style:font-name-asian="Arial;Helvetica" style:font-name-complex="Arial" style:text-underline-style="none" style:text-underline-color="font-color" fo:letter-spacing="normal" fo:font-weight="normal" style:language-complex="hi" style:country-complex="IN" fo:language="es" fo:country="ES" style:letter-kerning="true"/>
    </style:style>
    <style:style style:name="T16" style:family="text">
      <style:text-properties style:font-weight-complex="normal" style:language-asian="ja" style:country-asian="JP" style:font-size-complex="12pt" style:font-size-asian="12pt" style:font-name-asian="Arial;Helvetica" style:font-name-complex="Arial" style:text-underline-style="none" style:text-underline-color="font-color" fo:letter-spacing="normal" style:language-complex="hi" style:country-complex="IN" fo:language="es" fo:country="ES" style:letter-kerning="true" style:font-style-asian="normal" style:font-weight-asian="normal"/>
    </style:style>
    <style:style style:name="T17" style:family="text">
      <style:text-properties style:font-weight-complex="normal" style:language-asian="ja" style:country-asian="JP" style:font-size-complex="12pt" style:font-size-asian="12pt" style:font-name-asian="Arial;Helvetica" style:font-name-complex="Arial" style:text-underline-style="none" style:text-underline-color="font-color" fo:letter-spacing="normal" style:language-complex="hi" style:country-complex="IN" fo:language="es" fo:country="ES" style:letter-kerning="true" fo:font-weight="normal"/>
    </style:style>
    <style:style style:name="T18" style:family="text">
      <style:text-properties style:font-weight-complex="normal" style:language-asian="ja" style:country-asian="JP" style:font-size-complex="12pt" style:font-size-asian="12pt" style:font-name-asian="Arial;Helvetica" style:font-name-complex="Arial" style:text-underline-style="none" style:text-underline-color="font-color" fo:letter-spacing="normal" style:language-complex="hi" style:country-complex="IN" fo:language="es" fo:country="ES" style:letter-kerning="true" style:font-weight-asian="normal" style:font-style-asian="normal"/>
    </style:style>
    <style:style style:name="T19" style:family="text">
      <style:text-properties style:use-window-font-color="true" fo:font-size="12pt" style:letter-kerning="true" fo:language="es" fo:country="ES" style:language-asian="ja" style:country-asian="JP" style:language-complex="hi" style:country-complex="IN" style:font-size-asian="12pt" style:font-size-complex="12pt"/>
    </style:style>
    <style:style style:name="T20" style:family="text">
      <style:text-properties style:text-underline-style="none" style:text-underline-color="font-color" fo:letter-spacing="normal" style:language-asian="ja" style:country-asian="JP" style:language-complex="hi" style:country-complex="IN" style:font-weight-asian="normal" style:font-weight-complex="normal" style:font-style-asian="normal" style:letter-kerning="true" fo:language="es" fo:country="ES" style:font-name-asian="Arial;Helvetica" style:font-name-complex="Arial" style:font-size-asian="12pt" style:font-size-complex="12pt"/>
    </style:style>
    <style:style style:name="T21"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asian="normal" style:font-weight-complex="normal" style:font-style-asian="normal"/>
    </style:style>
    <style:style style:name="T22"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complex="normal" fo:font-weight="normal"/>
    </style:style>
    <style:style style:name="T23" style:family="text">
      <style:text-properties style:font-name-complex="Arial" style:font-size-complex="12pt" style:font-name-asian="Arial;Helvetica" style:letter-kerning="true" fo:font-weight="normal" style:text-underline-style="none" style:text-underline-color="font-color" fo:letter-spacing="normal" fo:language="es" fo:country="CL" style:language-asian="ja" style:country-asian="JP" style:language-complex="hi" style:country-complex="IN" style:font-weight-complex="normal" style:font-size-asian="12pt"/>
    </style:style>
    <style:style style:name="T24" style:family="text">
      <style:text-properties style:font-name-complex="Arial" style:font-size-complex="12pt" style:font-name-asian="Arial;Helvetica" style:letter-kerning="true" fo:font-weight="normal" style:text-underline-style="none" style:text-underline-color="font-color" fo:letter-spacing="normal" style:language-asian="ja" style:country-asian="JP" style:language-complex="hi" style:country-complex="IN" style:font-weight-complex="normal" style:font-size-asian="12pt" fo:language="es" fo:country="ES"/>
    </style:style>
    <style:style style:name="T25" style:family="text">
      <style:text-properties fo:color="#555555" fo:font-size="12pt" fo:font-weight="normal" style:text-underline-style="none" style:text-underline-color="font-color" style:letter-kerning="true" fo:letter-spacing="normal" fo:language="es" fo:country="ES" style:language-asian="ja" style:country-asian="JP" style:language-complex="hi" style:country-complex="IN" style:font-name-asian="Arial;Helvetica" style:font-name-complex="Arial" style:font-size-asian="12pt" style:font-size-complex="12pt" style:font-weight-complex="normal" style:font-name=""/>
    </style:style>
    <style:style style:name="T26"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name-asian="Arial;Helvetica" style:font-name-complex="Arial" style:font-size-asian="12pt" style:font-size-complex="12pt" style:font-weight-complex="normal" style:font-name="" style:font-weight-asian="normal" style:font-style-asian="normal"/>
    </style:style>
    <style:style style:name="T27"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name-asian="Arial;Helvetica" style:font-name-complex="Arial" style:font-size-asian="12pt" style:font-size-complex="12pt" style:font-weight-complex="normal" style:font-name="" fo:font-weight="normal"/>
    </style:style>
    <style:style style:name="T28" style:family="text">
      <style:text-properties fo:color="#555555" fo:font-size="12pt" fo:font-weight="normal"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complex="normal"/>
    </style:style>
    <style:style style:name="T29" style:family="text">
      <style:text-properties fo:font-size="12pt"/>
    </style:style>
    <style:style style:name="T30" style:family="text">
      <style:text-properties style:use-window-font-color="true" fo:font-weight="normal" style:text-underline-style="none" style:text-underline-color="font-color" style:language-asian="ja" style:country-asian="JP" style:language-complex="hi" style:country-complex="IN" style:font-weight-complex="normal" style:letter-kerning="true" fo:language="es" fo:country="ES" style:font-name-asian="" style:font-name-complex="Arial" style:font-size-asian="12pt" style:font-size-complex="12pt"/>
    </style:style>
    <style:style style:name="T31" style:family="text">
      <style:text-properties style:letter-kerning="true" fo:letter-spacing="normal" fo:language="es" fo:country="ES" style:language-asian="ja" style:country-asian="JP" style:language-complex="hi" style:country-complex="IN" style:font-size-asian="12pt" style:font-size-complex="12pt"/>
    </style:style>
    <style:style style:name="T32" style:family="text">
      <style:text-properties fo:color="#555555" fo:font-size="12pt" style:letter-kerning="true" fo:letter-spacing="normal" fo:language="es" fo:country="ES" style:language-asian="ja" style:country-asian="JP" style:language-complex="hi" style:country-complex="IN" style:font-size-asian="12pt" style:font-size-complex="12pt" style:font-weight-asian="normal" style:font-style-asian="normal"/>
    </style:style>
  </office:automatic-styles>
  <office:body>
    <office:spreadsheet>
      <table:calculation-settings table:automatic-find-labels="false" table:use-regular-expressions="false" table:use-wildcards="true"/>
      <table:table table:name="adverbios"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idCategoria</text:p>
          </table:table-cell>
          <table:table-cell table:style-name="ce1" office:value-type="string" calcext:value-type="string">
            <text:p>idItem</text:p>
          </table:table-cell>
          <table:table-cell table:style-name="ce1" office:value-type="string" calcext:value-type="string">
            <text:p>Hiragana</text:p>
          </table:table-cell>
          <table:table-cell table:style-name="ce1" office:value-type="string" calcext:value-type="string">
            <text:p>Significado</text:p>
          </table:table-cell>
          <table:table-cell table:style-name="ce1" office:value-type="string" calcext:value-type="string">
            <text:p>Kanji</text:p>
          </table:table-cell>
          <table:table-cell table:style-name="ce1" office:value-type="string" calcext:value-type="string">
            <text:p>Forma+ejemplo</text:p>
          </table:table-cell>
          <table:table-cell table:style-name="ce1" office:value-type="string" calcext:value-type="string">
            <text:p>Estructura</text:p>
          </table:table-cell>
          <table:table-cell table:style-name="ce1" office:value-type="string" calcext:value-type="string">
            <text:p>inertar item</text:p>
          </table:table-cell>
          <table:table-cell table:style-name="ce1" office:value-type="string" calcext:value-type="string">
            <text:p>insertar hiragan</text:p>
          </table:table-cell>
          <table:table-cell table:style-name="ce1" office:value-type="string" calcext:value-type="string">
            <text:p>insertar significado</text:p>
          </table:table-cell>
          <table:table-cell table:style-name="ce1" office:value-type="string" calcext:value-type="string">
            <text:p>insertar Kanji</text:p>
          </table:table-cell>
          <table:table-cell table:style-name="ce1" office:value-type="string" calcext:value-type="string">
            <text:p>insertar Forma +ejemplo</text:p>
          </table:table-cell>
          <table:table-cell table:style-name="ce1" office:value-type="string" calcext:value-type="string">
            <text:p>insertar Estructura</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しっかり</text:p>
          </table:table-cell>
          <table:table-cell office:value-type="string" calcext:value-type="string">
            <text:p>Suficientemente, apropiadamente, firmemente.</text:p>
          </table:table-cell>
          <table:table-cell table:number-columns-repeated="3"/>
          <table:table-cell table:formula="of:=COM.MICROSOFT.CONCAT (&quot;insert into ITEM_INFO  values(&quot;;[.B2];&quot;,&quot;;[.A2];&quot;);&quot;)" office:value-type="string" office:string-value="insert into ITEM_INFO  values(1,2);" calcext:value-type="string">
            <text:p>insert into ITEM_INFO <text:s/>values(1,2);</text:p>
          </table:table-cell>
          <table:table-cell table:formula="of:=COM.MICROSOFT.CONCAT(&quot;INSERT INTO VALOR_CARACTERISTICA VALUES(&quot;;[.B2];&quot;,1,'&quot;;[.C2];&quot;');&quot;)" office:value-type="string" office:string-value="INSERT INTO VALOR_CARACTERISTICA VALUES(1,1,'しっかり');" calcext:value-type="string">
            <text:p>INSERT INTO VALOR_CARACTERISTICA VALUES(1,1,'しっかり');</text:p>
          </table:table-cell>
          <table:table-cell table:formula="of:=COM.MICROSOFT.CONCAT(&quot;INSERT INTO VALOR_CARACTERISTICA VALUES(&quot;;[.B2];&quot;,3,'&quot;;[.D2];&quot;');&quot;)" office:value-type="string" office:string-value="INSERT INTO VALOR_CARACTERISTICA VALUES(1,3,'Suficientemente, apropiadamente, firmemente.');" calcext:value-type="string">
            <text:p>INSERT INTO VALOR_CARACTERISTICA VALUES(1,3,'Suficientemente, apropiadamente, firmemente.');</text:p>
          </table:table-cell>
          <table:table-cell table:number-columns-repeated="3"/>
        </table:table-row>
        <table:table-row table:style-name="ro1">
          <table:table-cell office:value-type="float" office:value="2" calcext:value-type="float">
            <text:p>2</text:p>
          </table:table-cell>
          <table:table-cell table:formula="of:=[.B2]+1" office:value-type="float" office:value="2" calcext:value-type="float">
            <text:p>2</text:p>
          </table:table-cell>
          <table:table-cell office:value-type="string" calcext:value-type="string">
            <text:p>すっきり</text:p>
          </table:table-cell>
          <table:table-cell office:value-type="string" calcext:value-type="string">
            <text:p>Refrescante; claramente.</text:p>
          </table:table-cell>
          <table:table-cell table:number-columns-repeated="3"/>
          <table:table-cell table:formula="of:=COM.MICROSOFT.CONCAT (&quot;insert into ITEM_INFO  values(&quot;;[.B3];&quot;,&quot;;[.A3];&quot;);&quot;)" office:value-type="string" office:string-value="insert into ITEM_INFO  values(2,2);" calcext:value-type="string">
            <text:p>insert into ITEM_INFO <text:s/>values(2,2);</text:p>
          </table:table-cell>
          <table:table-cell table:formula="of:=COM.MICROSOFT.CONCAT(&quot;INSERT INTO VALOR_CARACTERISTICA VALUES(&quot;;[.B3];&quot;,1,'&quot;;[.C3];&quot;');&quot;)" office:value-type="string" office:string-value="INSERT INTO VALOR_CARACTERISTICA VALUES(2,1,'すっきり');" calcext:value-type="string">
            <text:p>INSERT INTO VALOR_CARACTERISTICA VALUES(2,1,'すっきり');</text:p>
          </table:table-cell>
          <table:table-cell table:formula="of:=COM.MICROSOFT.CONCAT(&quot;INSERT INTO VALOR_CARACTERISTICA VALUES(&quot;;[.B3];&quot;,3,'&quot;;[.D3];&quot;');&quot;)" office:value-type="string" office:string-value="INSERT INTO VALOR_CARACTERISTICA VALUES(2,3,'Refrescante; claramente.');" calcext:value-type="string">
            <text:p>INSERT INTO VALOR_CARACTERISTICA VALUES(2,3,'Refrescante; claramente.');</text:p>
          </table:table-cell>
          <table:table-cell table:number-columns-repeated="3"/>
        </table:table-row>
        <table:table-row table:style-name="ro1">
          <table:table-cell office:value-type="float" office:value="2" calcext:value-type="float">
            <text:p>2</text:p>
          </table:table-cell>
          <table:table-cell table:formula="of:=[.B3]+1" office:value-type="float" office:value="3" calcext:value-type="float">
            <text:p>3</text:p>
          </table:table-cell>
          <table:table-cell office:value-type="string" calcext:value-type="string">
            <text:p>はっきり</text:p>
          </table:table-cell>
          <table:table-cell office:value-type="string" calcext:value-type="string">
            <text:p>Claramente.</text:p>
          </table:table-cell>
          <table:table-cell table:number-columns-repeated="3"/>
          <table:table-cell table:formula="of:=COM.MICROSOFT.CONCAT (&quot;insert into ITEM_INFO  values(&quot;;[.B4];&quot;,&quot;;[.A4];&quot;);&quot;)" office:value-type="string" office:string-value="insert into ITEM_INFO  values(3,2);" calcext:value-type="string">
            <text:p>insert into ITEM_INFO <text:s/>values(3,2);</text:p>
          </table:table-cell>
          <table:table-cell table:formula="of:=COM.MICROSOFT.CONCAT(&quot;INSERT INTO VALOR_CARACTERISTICA VALUES(&quot;;[.B4];&quot;,1,'&quot;;[.C4];&quot;');&quot;)" office:value-type="string" office:string-value="INSERT INTO VALOR_CARACTERISTICA VALUES(3,1,'はっきり');" calcext:value-type="string">
            <text:p>INSERT INTO VALOR_CARACTERISTICA VALUES(3,1,'はっきり');</text:p>
          </table:table-cell>
          <table:table-cell table:formula="of:=COM.MICROSOFT.CONCAT(&quot;INSERT INTO VALOR_CARACTERISTICA VALUES(&quot;;[.B4];&quot;,3,'&quot;;[.D4];&quot;');&quot;)" office:value-type="string" office:string-value="INSERT INTO VALOR_CARACTERISTICA VALUES(3,3,'Claramente.');" calcext:value-type="string">
            <text:p>INSERT INTO VALOR_CARACTERISTICA VALUES(3,3,'Claramente.');</text:p>
          </table:table-cell>
          <table:table-cell table:number-columns-repeated="3"/>
        </table:table-row>
        <table:table-row table:style-name="ro1">
          <table:table-cell office:value-type="float" office:value="2" calcext:value-type="float">
            <text:p>2</text:p>
          </table:table-cell>
          <table:table-cell table:formula="of:=[.B4]+1" office:value-type="float" office:value="4" calcext:value-type="float">
            <text:p>4</text:p>
          </table:table-cell>
          <table:table-cell office:value-type="string" calcext:value-type="string">
            <text:p>うっかり</text:p>
          </table:table-cell>
          <table:table-cell office:value-type="string" calcext:value-type="string">
            <text:p>Descuidadamente.</text:p>
          </table:table-cell>
          <table:table-cell table:number-columns-repeated="3"/>
          <table:table-cell table:formula="of:=COM.MICROSOFT.CONCAT (&quot;insert into ITEM_INFO  values(&quot;;[.B5];&quot;,&quot;;[.A5];&quot;);&quot;)" office:value-type="string" office:string-value="insert into ITEM_INFO  values(4,2);" calcext:value-type="string">
            <text:p>insert into ITEM_INFO <text:s/>values(4,2);</text:p>
          </table:table-cell>
          <table:table-cell table:formula="of:=COM.MICROSOFT.CONCAT(&quot;INSERT INTO VALOR_CARACTERISTICA VALUES(&quot;;[.B5];&quot;,1,'&quot;;[.C5];&quot;');&quot;)" office:value-type="string" office:string-value="INSERT INTO VALOR_CARACTERISTICA VALUES(4,1,'うっかり');" calcext:value-type="string">
            <text:p>INSERT INTO VALOR_CARACTERISTICA VALUES(4,1,'うっかり');</text:p>
          </table:table-cell>
          <table:table-cell table:formula="of:=COM.MICROSOFT.CONCAT(&quot;INSERT INTO VALOR_CARACTERISTICA VALUES(&quot;;[.B5];&quot;,3,'&quot;;[.D5];&quot;');&quot;)" office:value-type="string" office:string-value="INSERT INTO VALOR_CARACTERISTICA VALUES(4,3,'Descuidadamente.');" calcext:value-type="string">
            <text:p>INSERT INTO VALOR_CARACTERISTICA VALUES(4,3,'Descuidadamente.');</text:p>
          </table:table-cell>
          <table:table-cell table:number-columns-repeated="3"/>
        </table:table-row>
        <table:table-row table:style-name="ro1">
          <table:table-cell office:value-type="float" office:value="2" calcext:value-type="float">
            <text:p>2</text:p>
          </table:table-cell>
          <table:table-cell table:formula="of:=[.B5]+1" office:value-type="float" office:value="5" calcext:value-type="float">
            <text:p>5</text:p>
          </table:table-cell>
          <table:table-cell office:value-type="string" calcext:value-type="string">
            <text:p>さっき</text:p>
          </table:table-cell>
          <table:table-cell office:value-type="string" calcext:value-type="string">
            <text:p>Hace un momento, justo ahora, hace un rato.</text:p>
          </table:table-cell>
          <table:table-cell table:number-columns-repeated="3"/>
          <table:table-cell table:formula="of:=COM.MICROSOFT.CONCAT (&quot;insert into ITEM_INFO  values(&quot;;[.B6];&quot;,&quot;;[.A6];&quot;);&quot;)" office:value-type="string" office:string-value="insert into ITEM_INFO  values(5,2);" calcext:value-type="string">
            <text:p>insert into ITEM_INFO <text:s/>values(5,2);</text:p>
          </table:table-cell>
          <table:table-cell table:formula="of:=COM.MICROSOFT.CONCAT(&quot;INSERT INTO VALOR_CARACTERISTICA VALUES(&quot;;[.B6];&quot;,1,'&quot;;[.C6];&quot;');&quot;)" office:value-type="string" office:string-value="INSERT INTO VALOR_CARACTERISTICA VALUES(5,1,'さっき');" calcext:value-type="string">
            <text:p>INSERT INTO VALOR_CARACTERISTICA VALUES(5,1,'さっき');</text:p>
          </table:table-cell>
          <table:table-cell table:formula="of:=COM.MICROSOFT.CONCAT(&quot;INSERT INTO VALOR_CARACTERISTICA VALUES(&quot;;[.B6];&quot;,3,'&quot;;[.D6];&quot;');&quot;)" office:value-type="string" office:string-value="INSERT INTO VALOR_CARACTERISTICA VALUES(5,3,'Hace un momento, justo ahora, hace un rato.');" calcext:value-type="string">
            <text:p>INSERT INTO VALOR_CARACTERISTICA VALUES(5,3,'Hace un momento, justo ahora, hace un rato.');</text:p>
          </table:table-cell>
          <table:table-cell table:number-columns-repeated="3"/>
        </table:table-row>
        <table:table-row table:style-name="ro1">
          <table:table-cell office:value-type="float" office:value="2" calcext:value-type="float">
            <text:p>2</text:p>
          </table:table-cell>
          <table:table-cell table:formula="of:=[.B6]+1" office:value-type="float" office:value="6" calcext:value-type="float">
            <text:p>6</text:p>
          </table:table-cell>
          <table:table-cell office:value-type="string" calcext:value-type="string">
            <text:p>きっと</text:p>
          </table:table-cell>
          <table:table-cell office:value-type="string" calcext:value-type="string">
            <text:p>Seguramente, indudablemente, mayoritariamente (90%).</text:p>
          </table:table-cell>
          <table:table-cell table:number-columns-repeated="3"/>
          <table:table-cell table:formula="of:=COM.MICROSOFT.CONCAT (&quot;insert into ITEM_INFO  values(&quot;;[.B7];&quot;,&quot;;[.A7];&quot;);&quot;)" office:value-type="string" office:string-value="insert into ITEM_INFO  values(6,2);" calcext:value-type="string">
            <text:p>insert into ITEM_INFO <text:s/>values(6,2);</text:p>
          </table:table-cell>
          <table:table-cell table:formula="of:=COM.MICROSOFT.CONCAT(&quot;INSERT INTO VALOR_CARACTERISTICA VALUES(&quot;;[.B7];&quot;,1,'&quot;;[.C7];&quot;');&quot;)" office:value-type="string" office:string-value="INSERT INTO VALOR_CARACTERISTICA VALUES(6,1,'きっと');" calcext:value-type="string">
            <text:p>INSERT INTO VALOR_CARACTERISTICA VALUES(6,1,'きっと');</text:p>
          </table:table-cell>
          <table:table-cell table:formula="of:=COM.MICROSOFT.CONCAT(&quot;INSERT INTO VALOR_CARACTERISTICA VALUES(&quot;;[.B7];&quot;,3,'&quot;;[.D7];&quot;');&quot;)" office:value-type="string" office:string-value="INSERT INTO VALOR_CARACTERISTICA VALUES(6,3,'Seguramente, indudablemente, mayoritariamente (90%).');" calcext:value-type="string">
            <text:p>INSERT INTO VALOR_CARACTERISTICA VALUES(6,3,'Seguramente, indudablemente, mayoritariamente (90%).');</text:p>
          </table:table-cell>
          <table:table-cell table:number-columns-repeated="3"/>
        </table:table-row>
        <table:table-row table:style-name="ro1">
          <table:table-cell office:value-type="float" office:value="2" calcext:value-type="float">
            <text:p>2</text:p>
          </table:table-cell>
          <table:table-cell table:formula="of:=[.B7]+1" office:value-type="float" office:value="7" calcext:value-type="float">
            <text:p>7</text:p>
          </table:table-cell>
          <table:table-cell office:value-type="string" calcext:value-type="string">
            <text:p>ぴったり</text:p>
          </table:table-cell>
          <table:table-cell office:value-type="string" calcext:value-type="string">
            <text:p>Precisamente, exactamente, idealmente, perfectamente (“suited”).</text:p>
          </table:table-cell>
          <table:table-cell table:number-columns-repeated="3"/>
          <table:table-cell table:formula="of:=COM.MICROSOFT.CONCAT (&quot;insert into ITEM_INFO  values(&quot;;[.B8];&quot;,&quot;;[.A8];&quot;);&quot;)" office:value-type="string" office:string-value="insert into ITEM_INFO  values(7,2);" calcext:value-type="string">
            <text:p>insert into ITEM_INFO <text:s/>values(7,2);</text:p>
          </table:table-cell>
          <table:table-cell table:formula="of:=COM.MICROSOFT.CONCAT(&quot;INSERT INTO VALOR_CARACTERISTICA VALUES(&quot;;[.B8];&quot;,1,'&quot;;[.C8];&quot;');&quot;)" office:value-type="string" office:string-value="INSERT INTO VALOR_CARACTERISTICA VALUES(7,1,'ぴったり');" calcext:value-type="string">
            <text:p>INSERT INTO VALOR_CARACTERISTICA VALUES(7,1,'ぴったり');</text:p>
          </table:table-cell>
          <table:table-cell table:formula="of:=COM.MICROSOFT.CONCAT(&quot;INSERT INTO VALOR_CARACTERISTICA VALUES(&quot;;[.B8];&quot;,3,'&quot;;[.D8];&quot;');&quot;)" office:value-type="string" office:string-value="INSERT INTO VALOR_CARACTERISTICA VALUES(7,3,'Precisamente, exactamente, idealmente, perfectamente (“suited”).');" calcext:value-type="string">
            <text:p>INSERT INTO VALOR_CARACTERISTICA VALUES(7,3,'Precisamente, exactamente, idealmente, perfectamente (“suited”).');</text:p>
          </table:table-cell>
          <table:table-cell table:number-columns-repeated="3"/>
        </table:table-row>
        <table:table-row table:style-name="ro1">
          <table:table-cell office:value-type="float" office:value="2" calcext:value-type="float">
            <text:p>2</text:p>
          </table:table-cell>
          <table:table-cell table:formula="of:=[.B8]+1" office:value-type="float" office:value="8" calcext:value-type="float">
            <text:p>8</text:p>
          </table:table-cell>
          <table:table-cell office:value-type="string" calcext:value-type="string">
            <text:p>そっと</text:p>
          </table:table-cell>
          <table:table-cell office:value-type="string" calcext:value-type="string">
            <text:p>Suavemente, tranquilamente, ligeramente.</text:p>
          </table:table-cell>
          <table:table-cell table:number-columns-repeated="3"/>
          <table:table-cell table:formula="of:=COM.MICROSOFT.CONCAT (&quot;insert into ITEM_INFO  values(&quot;;[.B9];&quot;,&quot;;[.A9];&quot;);&quot;)" office:value-type="string" office:string-value="insert into ITEM_INFO  values(8,2);" calcext:value-type="string">
            <text:p>insert into ITEM_INFO <text:s/>values(8,2);</text:p>
          </table:table-cell>
          <table:table-cell table:formula="of:=COM.MICROSOFT.CONCAT(&quot;INSERT INTO VALOR_CARACTERISTICA VALUES(&quot;;[.B9];&quot;,1,'&quot;;[.C9];&quot;');&quot;)" office:value-type="string" office:string-value="INSERT INTO VALOR_CARACTERISTICA VALUES(8,1,'そっと');" calcext:value-type="string">
            <text:p>INSERT INTO VALOR_CARACTERISTICA VALUES(8,1,'そっと');</text:p>
          </table:table-cell>
          <table:table-cell table:formula="of:=COM.MICROSOFT.CONCAT(&quot;INSERT INTO VALOR_CARACTERISTICA VALUES(&quot;;[.B9];&quot;,3,'&quot;;[.D9];&quot;');&quot;)" office:value-type="string" office:string-value="INSERT INTO VALOR_CARACTERISTICA VALUES(8,3,'Suavemente, tranquilamente, ligeramente.');" calcext:value-type="string">
            <text:p>INSERT INTO VALOR_CARACTERISTICA VALUES(8,3,'Suavemente, tranquilamente, ligeramente.');</text:p>
          </table:table-cell>
          <table:table-cell table:number-columns-repeated="3"/>
        </table:table-row>
        <table:table-row table:style-name="ro1">
          <table:table-cell office:value-type="float" office:value="2" calcext:value-type="float">
            <text:p>2</text:p>
          </table:table-cell>
          <table:table-cell table:formula="of:=[.B9]+1" office:value-type="float" office:value="9" calcext:value-type="float">
            <text:p>9</text:p>
          </table:table-cell>
          <table:table-cell office:value-type="string" calcext:value-type="string">
            <text:p>さっと</text:p>
          </table:table-cell>
          <table:table-cell office:value-type="string" calcext:value-type="string">
            <text:p>De repente, con rapidez.</text:p>
          </table:table-cell>
          <table:table-cell table:number-columns-repeated="3"/>
          <table:table-cell table:formula="of:=COM.MICROSOFT.CONCAT (&quot;insert into ITEM_INFO  values(&quot;;[.B10];&quot;,&quot;;[.A10];&quot;);&quot;)" office:value-type="string" office:string-value="insert into ITEM_INFO  values(9,2);" calcext:value-type="string">
            <text:p>insert into ITEM_INFO <text:s/>values(9,2);</text:p>
          </table:table-cell>
          <table:table-cell table:formula="of:=COM.MICROSOFT.CONCAT(&quot;INSERT INTO VALOR_CARACTERISTICA VALUES(&quot;;[.B10];&quot;,1,'&quot;;[.C10];&quot;');&quot;)" office:value-type="string" office:string-value="INSERT INTO VALOR_CARACTERISTICA VALUES(9,1,'さっと');" calcext:value-type="string">
            <text:p>INSERT INTO VALOR_CARACTERISTICA VALUES(9,1,'さっと');</text:p>
          </table:table-cell>
          <table:table-cell table:formula="of:=COM.MICROSOFT.CONCAT(&quot;INSERT INTO VALOR_CARACTERISTICA VALUES(&quot;;[.B10];&quot;,3,'&quot;;[.D10];&quot;');&quot;)" office:value-type="string" office:string-value="INSERT INTO VALOR_CARACTERISTICA VALUES(9,3,'De repente, con rapidez.');" calcext:value-type="string">
            <text:p>INSERT INTO VALOR_CARACTERISTICA VALUES(9,3,'De repente, con rapidez.');</text:p>
          </table:table-cell>
          <table:table-cell table:number-columns-repeated="3"/>
        </table:table-row>
        <table:table-row table:style-name="ro1">
          <table:table-cell office:value-type="float" office:value="2" calcext:value-type="float">
            <text:p>2</text:p>
          </table:table-cell>
          <table:table-cell table:formula="of:=[.B10]+1" office:value-type="float" office:value="10" calcext:value-type="float">
            <text:p>10</text:p>
          </table:table-cell>
          <table:table-cell office:value-type="string" calcext:value-type="string">
            <text:p>ぞっと</text:p>
          </table:table-cell>
          <table:table-cell office:value-type="string" calcext:value-type="string">
            <text:p>Estremecimiento, temblores, estar horrorizado.</text:p>
          </table:table-cell>
          <table:table-cell table:number-columns-repeated="3"/>
          <table:table-cell table:formula="of:=COM.MICROSOFT.CONCAT (&quot;insert into ITEM_INFO  values(&quot;;[.B11];&quot;,&quot;;[.A11];&quot;);&quot;)" office:value-type="string" office:string-value="insert into ITEM_INFO  values(10,2);" calcext:value-type="string">
            <text:p>insert into ITEM_INFO <text:s/>values(10,2);</text:p>
          </table:table-cell>
          <table:table-cell table:formula="of:=COM.MICROSOFT.CONCAT(&quot;INSERT INTO VALOR_CARACTERISTICA VALUES(&quot;;[.B11];&quot;,1,'&quot;;[.C11];&quot;');&quot;)" office:value-type="string" office:string-value="INSERT INTO VALOR_CARACTERISTICA VALUES(10,1,'ぞっと');" calcext:value-type="string">
            <text:p>INSERT INTO VALOR_CARACTERISTICA VALUES(10,1,'ぞっと');</text:p>
          </table:table-cell>
          <table:table-cell table:formula="of:=COM.MICROSOFT.CONCAT(&quot;INSERT INTO VALOR_CARACTERISTICA VALUES(&quot;;[.B11];&quot;,3,'&quot;;[.D11];&quot;');&quot;)" office:value-type="string" office:string-value="INSERT INTO VALOR_CARACTERISTICA VALUES(10,3,'Estremecimiento, temblores, estar horrorizado.');" calcext:value-type="string">
            <text:p>INSERT INTO VALOR_CARACTERISTICA VALUES(10,3,'Estremecimiento, temblores, estar horrorizado.');</text:p>
          </table:table-cell>
          <table:table-cell table:number-columns-repeated="3"/>
        </table:table-row>
        <table:table-row table:style-name="ro1">
          <table:table-cell office:value-type="float" office:value="2" calcext:value-type="float">
            <text:p>2</text:p>
          </table:table-cell>
          <table:table-cell table:formula="of:=[.B11]+1" office:value-type="float" office:value="11" calcext:value-type="float">
            <text:p>11</text:p>
          </table:table-cell>
          <table:table-cell office:value-type="string" calcext:value-type="string">
            <text:p>ざっと</text:p>
          </table:table-cell>
          <table:table-cell office:value-type="string" calcext:value-type="string">
            <text:p>Aproximadamente, más o menos, alrededor.</text:p>
          </table:table-cell>
          <table:table-cell table:number-columns-repeated="3"/>
          <table:table-cell table:formula="of:=COM.MICROSOFT.CONCAT (&quot;insert into ITEM_INFO  values(&quot;;[.B12];&quot;,&quot;;[.A12];&quot;);&quot;)" office:value-type="string" office:string-value="insert into ITEM_INFO  values(11,2);" calcext:value-type="string">
            <text:p>insert into ITEM_INFO <text:s/>values(11,2);</text:p>
          </table:table-cell>
          <table:table-cell table:formula="of:=COM.MICROSOFT.CONCAT(&quot;INSERT INTO VALOR_CARACTERISTICA VALUES(&quot;;[.B12];&quot;,1,'&quot;;[.C12];&quot;');&quot;)" office:value-type="string" office:string-value="INSERT INTO VALOR_CARACTERISTICA VALUES(11,1,'ざっと');" calcext:value-type="string">
            <text:p>INSERT INTO VALOR_CARACTERISTICA VALUES(11,1,'ざっと');</text:p>
          </table:table-cell>
          <table:table-cell table:formula="of:=COM.MICROSOFT.CONCAT(&quot;INSERT INTO VALOR_CARACTERISTICA VALUES(&quot;;[.B12];&quot;,3,'&quot;;[.D12];&quot;');&quot;)" office:value-type="string" office:string-value="INSERT INTO VALOR_CARACTERISTICA VALUES(11,3,'Aproximadamente, más o menos, alrededor.');" calcext:value-type="string">
            <text:p>INSERT INTO VALOR_CARACTERISTICA VALUES(11,3,'Aproximadamente, más o menos, alrededor.');</text:p>
          </table:table-cell>
          <table:table-cell table:number-columns-repeated="3"/>
        </table:table-row>
        <table:table-row table:style-name="ro1">
          <table:table-cell office:value-type="float" office:value="2" calcext:value-type="float">
            <text:p>2</text:p>
          </table:table-cell>
          <table:table-cell table:formula="of:=[.B12]+1" office:value-type="float" office:value="12" calcext:value-type="float">
            <text:p>12</text:p>
          </table:table-cell>
          <table:table-cell office:value-type="string" calcext:value-type="string">
            <text:p>すっかり</text:p>
          </table:table-cell>
          <table:table-cell office:value-type="string" calcext:value-type="string">
            <text:p>Todo, completamente, totalmente.</text:p>
          </table:table-cell>
          <table:table-cell table:number-columns-repeated="3"/>
          <table:table-cell table:formula="of:=COM.MICROSOFT.CONCAT (&quot;insert into ITEM_INFO  values(&quot;;[.B13];&quot;,&quot;;[.A13];&quot;);&quot;)" office:value-type="string" office:string-value="insert into ITEM_INFO  values(12,2);" calcext:value-type="string">
            <text:p>insert into ITEM_INFO <text:s/>values(12,2);</text:p>
          </table:table-cell>
          <table:table-cell table:formula="of:=COM.MICROSOFT.CONCAT(&quot;INSERT INTO VALOR_CARACTERISTICA VALUES(&quot;;[.B13];&quot;,1,'&quot;;[.C13];&quot;');&quot;)" office:value-type="string" office:string-value="INSERT INTO VALOR_CARACTERISTICA VALUES(12,1,'すっかり');" calcext:value-type="string">
            <text:p>INSERT INTO VALOR_CARACTERISTICA VALUES(12,1,'すっかり');</text:p>
          </table:table-cell>
          <table:table-cell table:formula="of:=COM.MICROSOFT.CONCAT(&quot;INSERT INTO VALOR_CARACTERISTICA VALUES(&quot;;[.B13];&quot;,3,'&quot;;[.D13];&quot;');&quot;)" office:value-type="string" office:string-value="INSERT INTO VALOR_CARACTERISTICA VALUES(12,3,'Todo, completamente, totalmente.');" calcext:value-type="string">
            <text:p>INSERT INTO VALOR_CARACTERISTICA VALUES(12,3,'Todo, completamente, totalmente.');</text:p>
          </table:table-cell>
          <table:table-cell table:number-columns-repeated="3"/>
        </table:table-row>
        <table:table-row table:style-name="ro1">
          <table:table-cell office:value-type="float" office:value="2" calcext:value-type="float">
            <text:p>2</text:p>
          </table:table-cell>
          <table:table-cell table:formula="of:=[.B13]+1" office:value-type="float" office:value="13" calcext:value-type="float">
            <text:p>13</text:p>
          </table:table-cell>
          <table:table-cell office:value-type="string" calcext:value-type="string">
            <text:p>ついに</text:p>
          </table:table-cell>
          <table:table-cell office:value-type="string" calcext:value-type="string">
            <text:p>Finalmente, al final.</text:p>
          </table:table-cell>
          <table:table-cell table:number-columns-repeated="3"/>
          <table:table-cell table:formula="of:=COM.MICROSOFT.CONCAT (&quot;insert into ITEM_INFO  values(&quot;;[.B14];&quot;,&quot;;[.A14];&quot;);&quot;)" office:value-type="string" office:string-value="insert into ITEM_INFO  values(13,2);" calcext:value-type="string">
            <text:p>insert into ITEM_INFO <text:s/>values(13,2);</text:p>
          </table:table-cell>
          <table:table-cell table:formula="of:=COM.MICROSOFT.CONCAT(&quot;INSERT INTO VALOR_CARACTERISTICA VALUES(&quot;;[.B14];&quot;,1,'&quot;;[.C14];&quot;');&quot;)" office:value-type="string" office:string-value="INSERT INTO VALOR_CARACTERISTICA VALUES(13,1,'ついに');" calcext:value-type="string">
            <text:p>INSERT INTO VALOR_CARACTERISTICA VALUES(13,1,'ついに');</text:p>
          </table:table-cell>
          <table:table-cell table:formula="of:=COM.MICROSOFT.CONCAT(&quot;INSERT INTO VALOR_CARACTERISTICA VALUES(&quot;;[.B14];&quot;,3,'&quot;;[.D14];&quot;');&quot;)" office:value-type="string" office:string-value="INSERT INTO VALOR_CARACTERISTICA VALUES(13,3,'Finalmente, al final.');" calcext:value-type="string">
            <text:p>INSERT INTO VALOR_CARACTERISTICA VALUES(13,3,'Finalmente, al final.');</text:p>
          </table:table-cell>
          <table:table-cell table:number-columns-repeated="3"/>
        </table:table-row>
        <table:table-row table:style-name="ro1">
          <table:table-cell office:value-type="float" office:value="2" calcext:value-type="float">
            <text:p>2</text:p>
          </table:table-cell>
          <table:table-cell table:formula="of:=[.B14]+1" office:value-type="float" office:value="14" calcext:value-type="float">
            <text:p>14</text:p>
          </table:table-cell>
          <table:table-cell office:value-type="string" calcext:value-type="string">
            <text:p>やっぱり</text:p>
          </table:table-cell>
          <table:table-cell office:value-type="string" calcext:value-type="string">
            <text:p>Igualmente, además, también, después de todo, aún así.</text:p>
          </table:table-cell>
          <table:table-cell table:number-columns-repeated="3"/>
          <table:table-cell table:formula="of:=COM.MICROSOFT.CONCAT (&quot;insert into ITEM_INFO  values(&quot;;[.B15];&quot;,&quot;;[.A15];&quot;);&quot;)" office:value-type="string" office:string-value="insert into ITEM_INFO  values(14,2);" calcext:value-type="string">
            <text:p>insert into ITEM_INFO <text:s/>values(14,2);</text:p>
          </table:table-cell>
          <table:table-cell table:formula="of:=COM.MICROSOFT.CONCAT(&quot;INSERT INTO VALOR_CARACTERISTICA VALUES(&quot;;[.B15];&quot;,1,'&quot;;[.C15];&quot;');&quot;)" office:value-type="string" office:string-value="INSERT INTO VALOR_CARACTERISTICA VALUES(14,1,'やっぱり');" calcext:value-type="string">
            <text:p>INSERT INTO VALOR_CARACTERISTICA VALUES(14,1,'やっぱり');</text:p>
          </table:table-cell>
          <table:table-cell table:formula="of:=COM.MICROSOFT.CONCAT(&quot;INSERT INTO VALOR_CARACTERISTICA VALUES(&quot;;[.B15];&quot;,3,'&quot;;[.D15];&quot;');&quot;)" office:value-type="string" office:string-value="INSERT INTO VALOR_CARACTERISTICA VALUES(14,3,'Igualmente, además, también, después de todo, aún así.');" calcext:value-type="string">
            <text:p>INSERT INTO VALOR_CARACTERISTICA VALUES(14,3,'Igualmente, además, también, después de todo, aún así.');</text:p>
          </table:table-cell>
          <table:table-cell table:number-columns-repeated="3"/>
        </table:table-row>
        <table:table-row table:style-name="ro1">
          <table:table-cell office:value-type="float" office:value="2" calcext:value-type="float">
            <text:p>2</text:p>
          </table:table-cell>
          <table:table-cell table:formula="of:=[.B15]+1" office:value-type="float" office:value="15" calcext:value-type="float">
            <text:p>15</text:p>
          </table:table-cell>
          <table:table-cell office:value-type="string" calcext:value-type="string">
            <text:p>ずっと</text:p>
          </table:table-cell>
          <table:table-cell office:value-type="string" calcext:value-type="string">
            <text:p>Continuamente en algún estado; todo el tiempo; mucho (mejor, etc.).</text:p>
          </table:table-cell>
          <table:table-cell table:number-columns-repeated="3"/>
          <table:table-cell table:formula="of:=COM.MICROSOFT.CONCAT (&quot;insert into ITEM_INFO  values(&quot;;[.B16];&quot;,&quot;;[.A16];&quot;);&quot;)" office:value-type="string" office:string-value="insert into ITEM_INFO  values(15,2);" calcext:value-type="string">
            <text:p>insert into ITEM_INFO <text:s/>values(15,2);</text:p>
          </table:table-cell>
          <table:table-cell table:formula="of:=COM.MICROSOFT.CONCAT(&quot;INSERT INTO VALOR_CARACTERISTICA VALUES(&quot;;[.B16];&quot;,1,'&quot;;[.C16];&quot;');&quot;)" office:value-type="string" office:string-value="INSERT INTO VALOR_CARACTERISTICA VALUES(15,1,'ずっと');" calcext:value-type="string">
            <text:p>INSERT INTO VALOR_CARACTERISTICA VALUES(15,1,'ずっと');</text:p>
          </table:table-cell>
          <table:table-cell table:formula="of:=COM.MICROSOFT.CONCAT(&quot;INSERT INTO VALOR_CARACTERISTICA VALUES(&quot;;[.B16];&quot;,3,'&quot;;[.D16];&quot;');&quot;)" office:value-type="string" office:string-value="INSERT INTO VALOR_CARACTERISTICA VALUES(15,3,'Continuamente en algún estado; todo el tiempo; mucho (mejor, etc.).');" calcext:value-type="string">
            <text:p>INSERT INTO VALOR_CARACTERISTICA VALUES(15,3,'Continuamente en algún estado; todo el tiempo; mucho (mejor, etc.).');</text:p>
          </table:table-cell>
          <table:table-cell table:number-columns-repeated="3"/>
        </table:table-row>
        <table:table-row table:style-name="ro1">
          <table:table-cell office:value-type="float" office:value="2" calcext:value-type="float">
            <text:p>2</text:p>
          </table:table-cell>
          <table:table-cell table:formula="of:=[.B16]+1" office:value-type="float" office:value="16" calcext:value-type="float">
            <text:p>16</text:p>
          </table:table-cell>
          <table:table-cell office:value-type="string" calcext:value-type="string">
            <text:p>ちょうど</text:p>
          </table:table-cell>
          <table:table-cell office:value-type="string" calcext:value-type="string">
            <text:p>Exactamente, precisamente, justo.</text:p>
          </table:table-cell>
          <table:table-cell table:number-columns-repeated="3"/>
          <table:table-cell table:formula="of:=COM.MICROSOFT.CONCAT (&quot;insert into ITEM_INFO  values(&quot;;[.B17];&quot;,&quot;;[.A17];&quot;);&quot;)" office:value-type="string" office:string-value="insert into ITEM_INFO  values(16,2);" calcext:value-type="string">
            <text:p>insert into ITEM_INFO <text:s/>values(16,2);</text:p>
          </table:table-cell>
          <table:table-cell table:formula="of:=COM.MICROSOFT.CONCAT(&quot;INSERT INTO VALOR_CARACTERISTICA VALUES(&quot;;[.B17];&quot;,1,'&quot;;[.C17];&quot;');&quot;)" office:value-type="string" office:string-value="INSERT INTO VALOR_CARACTERISTICA VALUES(16,1,'ちょうど');" calcext:value-type="string">
            <text:p>INSERT INTO VALOR_CARACTERISTICA VALUES(16,1,'ちょうど');</text:p>
          </table:table-cell>
          <table:table-cell table:formula="of:=COM.MICROSOFT.CONCAT(&quot;INSERT INTO VALOR_CARACTERISTICA VALUES(&quot;;[.B17];&quot;,3,'&quot;;[.D17];&quot;');&quot;)" office:value-type="string" office:string-value="INSERT INTO VALOR_CARACTERISTICA VALUES(16,3,'Exactamente, precisamente, justo.');" calcext:value-type="string">
            <text:p>INSERT INTO VALOR_CARACTERISTICA VALUES(16,3,'Exactamente, precisamente, justo.');</text:p>
          </table:table-cell>
          <table:table-cell table:number-columns-repeated="3"/>
        </table:table-row>
        <table:table-row table:style-name="ro1">
          <table:table-cell office:value-type="float" office:value="2" calcext:value-type="float">
            <text:p>2</text:p>
          </table:table-cell>
          <table:table-cell table:formula="of:=[.B17]+1" office:value-type="float" office:value="17" calcext:value-type="float">
            <text:p>17</text:p>
          </table:table-cell>
          <table:table-cell office:value-type="string" calcext:value-type="string">
            <text:p>絶対(ぜったい)</text:p>
          </table:table-cell>
          <table:table-cell office:value-type="string" calcext:value-type="string">
            <text:p>Absolutamente, incondicionalmente, definitivamente.</text:p>
          </table:table-cell>
          <table:table-cell table:number-columns-repeated="3"/>
          <table:table-cell table:formula="of:=COM.MICROSOFT.CONCAT (&quot;insert into ITEM_INFO  values(&quot;;[.B18];&quot;,&quot;;[.A18];&quot;);&quot;)" office:value-type="string" office:string-value="insert into ITEM_INFO  values(17,2);" calcext:value-type="string">
            <text:p>insert into ITEM_INFO <text:s/>values(17,2);</text:p>
          </table:table-cell>
          <table:table-cell table:formula="of:=COM.MICROSOFT.CONCAT(&quot;INSERT INTO VALOR_CARACTERISTICA VALUES(&quot;;[.B18];&quot;,1,'&quot;;[.C18];&quot;');&quot;)" office:value-type="string" office:string-value="INSERT INTO VALOR_CARACTERISTICA VALUES(17,1,'絶対(ぜったい)');" calcext:value-type="string">
            <text:p>INSERT INTO VALOR_CARACTERISTICA VALUES(17,1,'絶対(ぜったい)');</text:p>
          </table:table-cell>
          <table:table-cell table:formula="of:=COM.MICROSOFT.CONCAT(&quot;INSERT INTO VALOR_CARACTERISTICA VALUES(&quot;;[.B18];&quot;,3,'&quot;;[.D18];&quot;');&quot;)" office:value-type="string" office:string-value="INSERT INTO VALOR_CARACTERISTICA VALUES(17,3,'Absolutamente, incondicionalmente, definitivamente.');" calcext:value-type="string">
            <text:p>INSERT INTO VALOR_CARACTERISTICA VALUES(17,3,'Absolutamente, incondicionalmente, definitivamente.');</text:p>
          </table:table-cell>
          <table:table-cell table:number-columns-repeated="3"/>
        </table:table-row>
        <table:table-row table:style-name="ro1">
          <table:table-cell office:value-type="float" office:value="2" calcext:value-type="float">
            <text:p>2</text:p>
          </table:table-cell>
          <table:table-cell table:formula="of:=[.B18]+1" office:value-type="float" office:value="18" calcext:value-type="float">
            <text:p>18</text:p>
          </table:table-cell>
          <table:table-cell office:value-type="string" calcext:value-type="string">
            <text:p>ちゃんと</text:p>
          </table:table-cell>
          <table:table-cell office:value-type="string" calcext:value-type="string">
            <text:p>Seriamente, apropiadamente, exactamente, satisfactoriamente.</text:p>
          </table:table-cell>
          <table:table-cell table:number-columns-repeated="3"/>
          <table:table-cell table:formula="of:=COM.MICROSOFT.CONCAT (&quot;insert into ITEM_INFO  values(&quot;;[.B19];&quot;,&quot;;[.A19];&quot;);&quot;)" office:value-type="string" office:string-value="insert into ITEM_INFO  values(18,2);" calcext:value-type="string">
            <text:p>insert into ITEM_INFO <text:s/>values(18,2);</text:p>
          </table:table-cell>
          <table:table-cell table:formula="of:=COM.MICROSOFT.CONCAT(&quot;INSERT INTO VALOR_CARACTERISTICA VALUES(&quot;;[.B19];&quot;,1,'&quot;;[.C19];&quot;');&quot;)" office:value-type="string" office:string-value="INSERT INTO VALOR_CARACTERISTICA VALUES(18,1,'ちゃんと');" calcext:value-type="string">
            <text:p>INSERT INTO VALOR_CARACTERISTICA VALUES(18,1,'ちゃんと');</text:p>
          </table:table-cell>
          <table:table-cell table:formula="of:=COM.MICROSOFT.CONCAT(&quot;INSERT INTO VALOR_CARACTERISTICA VALUES(&quot;;[.B19];&quot;,3,'&quot;;[.D19];&quot;');&quot;)" office:value-type="string" office:string-value="INSERT INTO VALOR_CARACTERISTICA VALUES(18,3,'Seriamente, apropiadamente, exactamente, satisfactoriamente.');" calcext:value-type="string">
            <text:p>INSERT INTO VALOR_CARACTERISTICA VALUES(18,3,'Seriamente, apropiadamente, exactamente, satisfactoriamente.');</text:p>
          </table:table-cell>
          <table:table-cell table:number-columns-repeated="3"/>
        </table:table-row>
        <table:table-row table:style-name="ro1">
          <table:table-cell office:value-type="float" office:value="2" calcext:value-type="float">
            <text:p>2</text:p>
          </table:table-cell>
          <table:table-cell table:formula="of:=[.B19]+1" office:value-type="float" office:value="19" calcext:value-type="float">
            <text:p>19</text:p>
          </table:table-cell>
          <table:table-cell office:value-type="string" calcext:value-type="string">
            <text:p>それに</text:p>
          </table:table-cell>
          <table:table-cell office:value-type="string" calcext:value-type="string">
            <text:p>Además.</text:p>
          </table:table-cell>
          <table:table-cell table:number-columns-repeated="3"/>
          <table:table-cell table:formula="of:=COM.MICROSOFT.CONCAT (&quot;insert into ITEM_INFO  values(&quot;;[.B20];&quot;,&quot;;[.A20];&quot;);&quot;)" office:value-type="string" office:string-value="insert into ITEM_INFO  values(19,2);" calcext:value-type="string">
            <text:p>insert into ITEM_INFO <text:s/>values(19,2);</text:p>
          </table:table-cell>
          <table:table-cell table:formula="of:=COM.MICROSOFT.CONCAT(&quot;INSERT INTO VALOR_CARACTERISTICA VALUES(&quot;;[.B20];&quot;,1,'&quot;;[.C20];&quot;');&quot;)" office:value-type="string" office:string-value="INSERT INTO VALOR_CARACTERISTICA VALUES(19,1,'それに');" calcext:value-type="string">
            <text:p>INSERT INTO VALOR_CARACTERISTICA VALUES(19,1,'それに');</text:p>
          </table:table-cell>
          <table:table-cell table:formula="of:=COM.MICROSOFT.CONCAT(&quot;INSERT INTO VALOR_CARACTERISTICA VALUES(&quot;;[.B20];&quot;,3,'&quot;;[.D20];&quot;');&quot;)" office:value-type="string" office:string-value="INSERT INTO VALOR_CARACTERISTICA VALUES(19,3,'Además.');" calcext:value-type="string">
            <text:p>INSERT INTO VALOR_CARACTERISTICA VALUES(19,3,'Además.');</text:p>
          </table:table-cell>
          <table:table-cell table:number-columns-repeated="3"/>
        </table:table-row>
        <table:table-row table:style-name="ro1">
          <table:table-cell office:value-type="float" office:value="2" calcext:value-type="float">
            <text:p>2</text:p>
          </table:table-cell>
          <table:table-cell table:formula="of:=[.B20]+1" office:value-type="float" office:value="20" calcext:value-type="float">
            <text:p>20</text:p>
          </table:table-cell>
          <table:table-cell office:value-type="string" calcext:value-type="string">
            <text:p>かなり</text:p>
          </table:table-cell>
          <table:table-cell office:value-type="string" calcext:value-type="string">
            <text:p>Considerablemente, bastante.</text:p>
          </table:table-cell>
          <table:table-cell table:number-columns-repeated="3"/>
          <table:table-cell table:formula="of:=COM.MICROSOFT.CONCAT (&quot;insert into ITEM_INFO  values(&quot;;[.B21];&quot;,&quot;;[.A21];&quot;);&quot;)" office:value-type="string" office:string-value="insert into ITEM_INFO  values(20,2);" calcext:value-type="string">
            <text:p>insert into ITEM_INFO <text:s/>values(20,2);</text:p>
          </table:table-cell>
          <table:table-cell table:formula="of:=COM.MICROSOFT.CONCAT(&quot;INSERT INTO VALOR_CARACTERISTICA VALUES(&quot;;[.B21];&quot;,1,'&quot;;[.C21];&quot;');&quot;)" office:value-type="string" office:string-value="INSERT INTO VALOR_CARACTERISTICA VALUES(20,1,'かなり');" calcext:value-type="string">
            <text:p>INSERT INTO VALOR_CARACTERISTICA VALUES(20,1,'かなり');</text:p>
          </table:table-cell>
          <table:table-cell table:formula="of:=COM.MICROSOFT.CONCAT(&quot;INSERT INTO VALOR_CARACTERISTICA VALUES(&quot;;[.B21];&quot;,3,'&quot;;[.D21];&quot;');&quot;)" office:value-type="string" office:string-value="INSERT INTO VALOR_CARACTERISTICA VALUES(20,3,'Considerablemente, bastante.');" calcext:value-type="string">
            <text:p>INSERT INTO VALOR_CARACTERISTICA VALUES(20,3,'Considerablemente, bastante.');</text:p>
          </table:table-cell>
          <table:table-cell table:number-columns-repeated="3"/>
        </table:table-row>
        <table:table-row table:style-name="ro1">
          <table:table-cell office:value-type="float" office:value="2" calcext:value-type="float">
            <text:p>2</text:p>
          </table:table-cell>
          <table:table-cell table:formula="of:=[.B21]+1" office:value-type="float" office:value="21" calcext:value-type="float">
            <text:p>21</text:p>
          </table:table-cell>
          <table:table-cell office:value-type="string" calcext:value-type="string">
            <text:p>どうせ</text:p>
          </table:table-cell>
          <table:table-cell office:value-type="string" calcext:value-type="string">
            <text:p>En cualquier caso, después de todo.</text:p>
          </table:table-cell>
          <table:table-cell table:number-columns-repeated="3"/>
          <table:table-cell table:formula="of:=COM.MICROSOFT.CONCAT (&quot;insert into ITEM_INFO  values(&quot;;[.B22];&quot;,&quot;;[.A22];&quot;);&quot;)" office:value-type="string" office:string-value="insert into ITEM_INFO  values(21,2);" calcext:value-type="string">
            <text:p>insert into ITEM_INFO <text:s/>values(21,2);</text:p>
          </table:table-cell>
          <table:table-cell table:formula="of:=COM.MICROSOFT.CONCAT(&quot;INSERT INTO VALOR_CARACTERISTICA VALUES(&quot;;[.B22];&quot;,1,'&quot;;[.C22];&quot;');&quot;)" office:value-type="string" office:string-value="INSERT INTO VALOR_CARACTERISTICA VALUES(21,1,'どうせ');" calcext:value-type="string">
            <text:p>INSERT INTO VALOR_CARACTERISTICA VALUES(21,1,'どうせ');</text:p>
          </table:table-cell>
          <table:table-cell table:formula="of:=COM.MICROSOFT.CONCAT(&quot;INSERT INTO VALOR_CARACTERISTICA VALUES(&quot;;[.B22];&quot;,3,'&quot;;[.D22];&quot;');&quot;)" office:value-type="string" office:string-value="INSERT INTO VALOR_CARACTERISTICA VALUES(21,3,'En cualquier caso, después de todo.');" calcext:value-type="string">
            <text:p>INSERT INTO VALOR_CARACTERISTICA VALUES(21,3,'En cualquier caso, después de todo.');</text:p>
          </table:table-cell>
          <table:table-cell table:number-columns-repeated="3"/>
        </table:table-row>
        <table:table-row table:style-name="ro1">
          <table:table-cell office:value-type="float" office:value="2" calcext:value-type="float">
            <text:p>2</text:p>
          </table:table-cell>
          <table:table-cell table:formula="of:=[.B22]+1" office:value-type="float" office:value="22" calcext:value-type="float">
            <text:p>22</text:p>
          </table:table-cell>
          <table:table-cell office:value-type="string" calcext:value-type="string">
            <text:p>なぜなら</text:p>
          </table:table-cell>
          <table:table-cell office:value-type="string" calcext:value-type="string">
            <text:p>Porque, la razón es...</text:p>
          </table:table-cell>
          <table:table-cell table:number-columns-repeated="3"/>
          <table:table-cell table:formula="of:=COM.MICROSOFT.CONCAT (&quot;insert into ITEM_INFO  values(&quot;;[.B23];&quot;,&quot;;[.A23];&quot;);&quot;)" office:value-type="string" office:string-value="insert into ITEM_INFO  values(22,2);" calcext:value-type="string">
            <text:p>insert into ITEM_INFO <text:s/>values(22,2);</text:p>
          </table:table-cell>
          <table:table-cell table:formula="of:=COM.MICROSOFT.CONCAT(&quot;INSERT INTO VALOR_CARACTERISTICA VALUES(&quot;;[.B23];&quot;,1,'&quot;;[.C23];&quot;');&quot;)" office:value-type="string" office:string-value="INSERT INTO VALOR_CARACTERISTICA VALUES(22,1,'なぜなら');" calcext:value-type="string">
            <text:p>INSERT INTO VALOR_CARACTERISTICA VALUES(22,1,'なぜなら');</text:p>
          </table:table-cell>
          <table:table-cell table:formula="of:=COM.MICROSOFT.CONCAT(&quot;INSERT INTO VALOR_CARACTERISTICA VALUES(&quot;;[.B23];&quot;,3,'&quot;;[.D23];&quot;');&quot;)" office:value-type="string" office:string-value="INSERT INTO VALOR_CARACTERISTICA VALUES(22,3,'Porque, la razón es...');" calcext:value-type="string">
            <text:p>INSERT INTO VALOR_CARACTERISTICA VALUES(22,3,'Porque, la razón es...');</text:p>
          </table:table-cell>
          <table:table-cell table:number-columns-repeated="3"/>
        </table:table-row>
        <table:table-row table:style-name="ro1">
          <table:table-cell office:value-type="float" office:value="2" calcext:value-type="float">
            <text:p>2</text:p>
          </table:table-cell>
          <table:table-cell table:formula="of:=[.B23]+1" office:value-type="float" office:value="23" calcext:value-type="float">
            <text:p>23</text:p>
          </table:table-cell>
          <table:table-cell office:value-type="string" calcext:value-type="string">
            <text:p>そして</text:p>
          </table:table-cell>
          <table:table-cell office:value-type="string" calcext:value-type="string">
            <text:p>Y, y entonces, y ahora...</text:p>
          </table:table-cell>
          <table:table-cell table:number-columns-repeated="3"/>
          <table:table-cell table:formula="of:=COM.MICROSOFT.CONCAT (&quot;insert into ITEM_INFO  values(&quot;;[.B24];&quot;,&quot;;[.A24];&quot;);&quot;)" office:value-type="string" office:string-value="insert into ITEM_INFO  values(23,2);" calcext:value-type="string">
            <text:p>insert into ITEM_INFO <text:s/>values(23,2);</text:p>
          </table:table-cell>
          <table:table-cell table:formula="of:=COM.MICROSOFT.CONCAT(&quot;INSERT INTO VALOR_CARACTERISTICA VALUES(&quot;;[.B24];&quot;,1,'&quot;;[.C24];&quot;');&quot;)" office:value-type="string" office:string-value="INSERT INTO VALOR_CARACTERISTICA VALUES(23,1,'そして');" calcext:value-type="string">
            <text:p>INSERT INTO VALOR_CARACTERISTICA VALUES(23,1,'そして');</text:p>
          </table:table-cell>
          <table:table-cell table:formula="of:=COM.MICROSOFT.CONCAT(&quot;INSERT INTO VALOR_CARACTERISTICA VALUES(&quot;;[.B24];&quot;,3,'&quot;;[.D24];&quot;');&quot;)" office:value-type="string" office:string-value="INSERT INTO VALOR_CARACTERISTICA VALUES(23,3,'Y, y entonces, y ahora...');" calcext:value-type="string">
            <text:p>INSERT INTO VALOR_CARACTERISTICA VALUES(23,3,'Y, y entonces, y ahora...');</text:p>
          </table:table-cell>
          <table:table-cell table:number-columns-repeated="3"/>
        </table:table-row>
        <table:table-row table:style-name="ro2">
          <table:table-cell office:value-type="float" office:value="2" calcext:value-type="float">
            <text:p>2</text:p>
          </table:table-cell>
          <table:table-cell table:formula="of:=[.B24]+1" office:value-type="float" office:value="24" calcext:value-type="float">
            <text:p>24</text:p>
          </table:table-cell>
          <table:table-cell table:style-name="ce2" office:value-type="string" calcext:value-type="string">
            <text:p>それで</text:p>
          </table:table-cell>
          <table:table-cell office:value-type="string" calcext:value-type="string">
            <text:p>Y; luego; por eso.</text:p>
          </table:table-cell>
          <table:table-cell table:number-columns-repeated="3"/>
          <table:table-cell table:formula="of:=COM.MICROSOFT.CONCAT (&quot;insert into ITEM_INFO  values(&quot;;[.B25];&quot;,&quot;;[.A25];&quot;);&quot;)" office:value-type="string" office:string-value="insert into ITEM_INFO  values(24,2);" calcext:value-type="string">
            <text:p>insert into ITEM_INFO <text:s/>values(24,2);</text:p>
          </table:table-cell>
          <table:table-cell table:formula="of:=COM.MICROSOFT.CONCAT(&quot;INSERT INTO VALOR_CARACTERISTICA VALUES(&quot;;[.B25];&quot;,1,'&quot;;[.C25];&quot;');&quot;)" office:value-type="string" office:string-value="INSERT INTO VALOR_CARACTERISTICA VALUES(24,1,'それで');" calcext:value-type="string">
            <text:p>INSERT INTO VALOR_CARACTERISTICA VALUES(24,1,'それで');</text:p>
          </table:table-cell>
          <table:table-cell table:formula="of:=COM.MICROSOFT.CONCAT(&quot;INSERT INTO VALOR_CARACTERISTICA VALUES(&quot;;[.B25];&quot;,3,'&quot;;[.D25];&quot;');&quot;)" office:value-type="string" office:string-value="INSERT INTO VALOR_CARACTERISTICA VALUES(24,3,'Y; luego; por eso.');" calcext:value-type="string">
            <text:p>INSERT INTO VALOR_CARACTERISTICA VALUES(24,3,'Y; luego; por eso.');</text:p>
          </table:table-cell>
          <table:table-cell table:number-columns-repeated="3"/>
        </table:table-row>
        <table:table-row table:style-name="ro1">
          <table:table-cell office:value-type="float" office:value="2" calcext:value-type="float">
            <text:p>2</text:p>
          </table:table-cell>
          <table:table-cell table:formula="of:=[.B25]+1" office:value-type="float" office:value="25" calcext:value-type="float">
            <text:p>25</text:p>
          </table:table-cell>
          <table:table-cell office:value-type="string" calcext:value-type="string">
            <text:p>何よりも</text:p>
          </table:table-cell>
          <table:table-cell office:value-type="string" calcext:value-type="string">
            <text:p>Más que nada, por encima de todo.</text:p>
          </table:table-cell>
          <table:table-cell table:number-columns-repeated="3"/>
          <table:table-cell table:formula="of:=COM.MICROSOFT.CONCAT (&quot;insert into ITEM_INFO  values(&quot;;[.B26];&quot;,&quot;;[.A26];&quot;);&quot;)" office:value-type="string" office:string-value="insert into ITEM_INFO  values(25,2);" calcext:value-type="string">
            <text:p>insert into ITEM_INFO <text:s/>values(25,2);</text:p>
          </table:table-cell>
          <table:table-cell table:formula="of:=COM.MICROSOFT.CONCAT(&quot;INSERT INTO VALOR_CARACTERISTICA VALUES(&quot;;[.B26];&quot;,1,'&quot;;[.C26];&quot;');&quot;)" office:value-type="string" office:string-value="INSERT INTO VALOR_CARACTERISTICA VALUES(25,1,'何よりも');" calcext:value-type="string">
            <text:p>INSERT INTO VALOR_CARACTERISTICA VALUES(25,1,'何よりも');</text:p>
          </table:table-cell>
          <table:table-cell table:formula="of:=COM.MICROSOFT.CONCAT(&quot;INSERT INTO VALOR_CARACTERISTICA VALUES(&quot;;[.B26];&quot;,3,'&quot;;[.D26];&quot;');&quot;)" office:value-type="string" office:string-value="INSERT INTO VALOR_CARACTERISTICA VALUES(25,3,'Más que nada, por encima de todo.');" calcext:value-type="string">
            <text:p>INSERT INTO VALOR_CARACTERISTICA VALUES(25,3,'Más que nada, por encima de todo.');</text:p>
          </table:table-cell>
          <table:table-cell table:number-columns-repeated="3"/>
        </table:table-row>
        <table:table-row table:style-name="ro1">
          <table:table-cell office:value-type="float" office:value="2" calcext:value-type="float">
            <text:p>2</text:p>
          </table:table-cell>
          <table:table-cell table:formula="of:=[.B26]+1" office:value-type="float" office:value="26" calcext:value-type="float">
            <text:p>26</text:p>
          </table:table-cell>
          <table:table-cell office:value-type="string" calcext:value-type="string">
            <text:p>そのために</text:p>
          </table:table-cell>
          <table:table-cell office:value-type="string" calcext:value-type="string">
            <text:p>Por esta razón.</text:p>
          </table:table-cell>
          <table:table-cell table:number-columns-repeated="3"/>
          <table:table-cell table:formula="of:=COM.MICROSOFT.CONCAT (&quot;insert into ITEM_INFO  values(&quot;;[.B27];&quot;,&quot;;[.A27];&quot;);&quot;)" office:value-type="string" office:string-value="insert into ITEM_INFO  values(26,2);" calcext:value-type="string">
            <text:p>insert into ITEM_INFO <text:s/>values(26,2);</text:p>
          </table:table-cell>
          <table:table-cell table:formula="of:=COM.MICROSOFT.CONCAT(&quot;INSERT INTO VALOR_CARACTERISTICA VALUES(&quot;;[.B27];&quot;,1,'&quot;;[.C27];&quot;');&quot;)" office:value-type="string" office:string-value="INSERT INTO VALOR_CARACTERISTICA VALUES(26,1,'そのために');" calcext:value-type="string">
            <text:p>INSERT INTO VALOR_CARACTERISTICA VALUES(26,1,'そのために');</text:p>
          </table:table-cell>
          <table:table-cell table:formula="of:=COM.MICROSOFT.CONCAT(&quot;INSERT INTO VALOR_CARACTERISTICA VALUES(&quot;;[.B27];&quot;,3,'&quot;;[.D27];&quot;');&quot;)" office:value-type="string" office:string-value="INSERT INTO VALOR_CARACTERISTICA VALUES(26,3,'Por esta razón.');" calcext:value-type="string">
            <text:p>INSERT INTO VALOR_CARACTERISTICA VALUES(26,3,'Por esta razón.');</text:p>
          </table:table-cell>
          <table:table-cell table:number-columns-repeated="3"/>
        </table:table-row>
        <table:table-row table:style-name="ro1">
          <table:table-cell office:value-type="float" office:value="2" calcext:value-type="float">
            <text:p>2</text:p>
          </table:table-cell>
          <table:table-cell table:formula="of:=[.B27]+1" office:value-type="float" office:value="27" calcext:value-type="float">
            <text:p>27</text:p>
          </table:table-cell>
          <table:table-cell office:value-type="string" calcext:value-type="string">
            <text:p>ほとんど</text:p>
          </table:table-cell>
          <table:table-cell office:value-type="string" calcext:value-type="string">
            <text:p>Principalmente, prácticamente.</text:p>
          </table:table-cell>
          <table:table-cell table:number-columns-repeated="3"/>
          <table:table-cell table:formula="of:=COM.MICROSOFT.CONCAT (&quot;insert into ITEM_INFO  values(&quot;;[.B28];&quot;,&quot;;[.A28];&quot;);&quot;)" office:value-type="string" office:string-value="insert into ITEM_INFO  values(27,2);" calcext:value-type="string">
            <text:p>insert into ITEM_INFO <text:s/>values(27,2);</text:p>
          </table:table-cell>
          <table:table-cell table:formula="of:=COM.MICROSOFT.CONCAT(&quot;INSERT INTO VALOR_CARACTERISTICA VALUES(&quot;;[.B28];&quot;,1,'&quot;;[.C28];&quot;');&quot;)" office:value-type="string" office:string-value="INSERT INTO VALOR_CARACTERISTICA VALUES(27,1,'ほとんど');" calcext:value-type="string">
            <text:p>INSERT INTO VALOR_CARACTERISTICA VALUES(27,1,'ほとんど');</text:p>
          </table:table-cell>
          <table:table-cell table:formula="of:=COM.MICROSOFT.CONCAT(&quot;INSERT INTO VALOR_CARACTERISTICA VALUES(&quot;;[.B28];&quot;,3,'&quot;;[.D28];&quot;');&quot;)" office:value-type="string" office:string-value="INSERT INTO VALOR_CARACTERISTICA VALUES(27,3,'Principalmente, prácticamente.');" calcext:value-type="string">
            <text:p>INSERT INTO VALOR_CARACTERISTICA VALUES(27,3,'Principalmente, prácticamente.');</text:p>
          </table:table-cell>
          <table:table-cell table:number-columns-repeated="3"/>
        </table:table-row>
        <table:table-row table:style-name="ro1">
          <table:table-cell office:value-type="float" office:value="2" calcext:value-type="float">
            <text:p>2</text:p>
          </table:table-cell>
          <table:table-cell table:formula="of:=[.B28]+1" office:value-type="float" office:value="28" calcext:value-type="float">
            <text:p>28</text:p>
          </table:table-cell>
          <table:table-cell office:value-type="string" calcext:value-type="string">
            <text:p>きちんと</text:p>
          </table:table-cell>
          <table:table-cell office:value-type="string" calcext:value-type="string">
            <text:p>Precisamente.</text:p>
          </table:table-cell>
          <table:table-cell table:number-columns-repeated="3"/>
          <table:table-cell table:formula="of:=COM.MICROSOFT.CONCAT (&quot;insert into ITEM_INFO  values(&quot;;[.B29];&quot;,&quot;;[.A29];&quot;);&quot;)" office:value-type="string" office:string-value="insert into ITEM_INFO  values(28,2);" calcext:value-type="string">
            <text:p>insert into ITEM_INFO <text:s/>values(28,2);</text:p>
          </table:table-cell>
          <table:table-cell table:formula="of:=COM.MICROSOFT.CONCAT(&quot;INSERT INTO VALOR_CARACTERISTICA VALUES(&quot;;[.B29];&quot;,1,'&quot;;[.C29];&quot;');&quot;)" office:value-type="string" office:string-value="INSERT INTO VALOR_CARACTERISTICA VALUES(28,1,'きちんと');" calcext:value-type="string">
            <text:p>INSERT INTO VALOR_CARACTERISTICA VALUES(28,1,'きちんと');</text:p>
          </table:table-cell>
          <table:table-cell table:formula="of:=COM.MICROSOFT.CONCAT(&quot;INSERT INTO VALOR_CARACTERISTICA VALUES(&quot;;[.B29];&quot;,3,'&quot;;[.D29];&quot;');&quot;)" office:value-type="string" office:string-value="INSERT INTO VALOR_CARACTERISTICA VALUES(28,3,'Precisamente.');" calcext:value-type="string">
            <text:p>INSERT INTO VALOR_CARACTERISTICA VALUES(28,3,'Precisamente.');</text:p>
          </table:table-cell>
          <table:table-cell table:number-columns-repeated="3"/>
        </table:table-row>
        <table:table-row table:style-name="ro1">
          <table:table-cell office:value-type="float" office:value="2" calcext:value-type="float">
            <text:p>2</text:p>
          </table:table-cell>
          <table:table-cell table:formula="of:=[.B29]+1" office:value-type="float" office:value="29" calcext:value-type="float">
            <text:p>29</text:p>
          </table:table-cell>
          <table:table-cell office:value-type="string" calcext:value-type="string">
            <text:p>こうした</text:p>
          </table:table-cell>
          <table:table-cell office:value-type="string" calcext:value-type="string">
            <text:p>Tal que (“such”).</text:p>
          </table:table-cell>
          <table:table-cell table:number-columns-repeated="3"/>
          <table:table-cell table:formula="of:=COM.MICROSOFT.CONCAT (&quot;insert into ITEM_INFO  values(&quot;;[.B30];&quot;,&quot;;[.A30];&quot;);&quot;)" office:value-type="string" office:string-value="insert into ITEM_INFO  values(29,2);" calcext:value-type="string">
            <text:p>insert into ITEM_INFO <text:s/>values(29,2);</text:p>
          </table:table-cell>
          <table:table-cell table:formula="of:=COM.MICROSOFT.CONCAT(&quot;INSERT INTO VALOR_CARACTERISTICA VALUES(&quot;;[.B30];&quot;,1,'&quot;;[.C30];&quot;');&quot;)" office:value-type="string" office:string-value="INSERT INTO VALOR_CARACTERISTICA VALUES(29,1,'こうした');" calcext:value-type="string">
            <text:p>INSERT INTO VALOR_CARACTERISTICA VALUES(29,1,'こうした');</text:p>
          </table:table-cell>
          <table:table-cell table:formula="of:=COM.MICROSOFT.CONCAT(&quot;INSERT INTO VALOR_CARACTERISTICA VALUES(&quot;;[.B30];&quot;,3,'&quot;;[.D30];&quot;');&quot;)" office:value-type="string" office:string-value="INSERT INTO VALOR_CARACTERISTICA VALUES(29,3,'Tal que (“such”).');" calcext:value-type="string">
            <text:p>INSERT INTO VALOR_CARACTERISTICA VALUES(29,3,'Tal que (“such”).');</text:p>
          </table:table-cell>
          <table:table-cell table:number-columns-repeated="3"/>
        </table:table-row>
        <table:table-row table:style-name="ro1">
          <table:table-cell office:value-type="float" office:value="2" calcext:value-type="float">
            <text:p>2</text:p>
          </table:table-cell>
          <table:table-cell table:formula="of:=[.B30]+1" office:value-type="float" office:value="30" calcext:value-type="float">
            <text:p>30</text:p>
          </table:table-cell>
          <table:table-cell office:value-type="string" calcext:value-type="string">
            <text:p>何度も(なんども)</text:p>
          </table:table-cell>
          <table:table-cell office:value-type="string" calcext:value-type="string">
            <text:p>Muchas veces</text:p>
          </table:table-cell>
          <table:table-cell table:number-columns-repeated="3"/>
          <table:table-cell table:formula="of:=COM.MICROSOFT.CONCAT (&quot;insert into ITEM_INFO  values(&quot;;[.B31];&quot;,&quot;;[.A31];&quot;);&quot;)" office:value-type="string" office:string-value="insert into ITEM_INFO  values(30,2);" calcext:value-type="string">
            <text:p>insert into ITEM_INFO <text:s/>values(30,2);</text:p>
          </table:table-cell>
          <table:table-cell table:formula="of:=COM.MICROSOFT.CONCAT(&quot;INSERT INTO VALOR_CARACTERISTICA VALUES(&quot;;[.B31];&quot;,1,'&quot;;[.C31];&quot;');&quot;)" office:value-type="string" office:string-value="INSERT INTO VALOR_CARACTERISTICA VALUES(30,1,'何度も(なんども)');" calcext:value-type="string">
            <text:p>INSERT INTO VALOR_CARACTERISTICA VALUES(30,1,'何度も(なんども)');</text:p>
          </table:table-cell>
          <table:table-cell table:formula="of:=COM.MICROSOFT.CONCAT(&quot;INSERT INTO VALOR_CARACTERISTICA VALUES(&quot;;[.B31];&quot;,3,'&quot;;[.D31];&quot;');&quot;)" office:value-type="string" office:string-value="INSERT INTO VALOR_CARACTERISTICA VALUES(30,3,'Muchas veces');" calcext:value-type="string">
            <text:p>INSERT INTO VALOR_CARACTERISTICA VALUES(30,3,'Muchas veces');</text:p>
          </table:table-cell>
          <table:table-cell table:number-columns-repeated="3"/>
        </table:table-row>
        <table:table-row table:style-name="ro1">
          <table:table-cell office:value-type="float" office:value="2" calcext:value-type="float">
            <text:p>2</text:p>
          </table:table-cell>
          <table:table-cell table:formula="of:=[.B31]+1" office:value-type="float" office:value="31" calcext:value-type="float">
            <text:p>31</text:p>
          </table:table-cell>
          <table:table-cell office:value-type="string" calcext:value-type="string">
            <text:p>ぎっしり</text:p>
          </table:table-cell>
          <table:table-cell office:value-type="string" calcext:value-type="string">
            <text:p>Empaquetado, apretado.</text:p>
          </table:table-cell>
          <table:table-cell table:number-columns-repeated="3"/>
          <table:table-cell table:formula="of:=COM.MICROSOFT.CONCAT (&quot;insert into ITEM_INFO  values(&quot;;[.B32];&quot;,&quot;;[.A32];&quot;);&quot;)" office:value-type="string" office:string-value="insert into ITEM_INFO  values(31,2);" calcext:value-type="string">
            <text:p>insert into ITEM_INFO <text:s/>values(31,2);</text:p>
          </table:table-cell>
          <table:table-cell table:formula="of:=COM.MICROSOFT.CONCAT(&quot;INSERT INTO VALOR_CARACTERISTICA VALUES(&quot;;[.B32];&quot;,1,'&quot;;[.C32];&quot;');&quot;)" office:value-type="string" office:string-value="INSERT INTO VALOR_CARACTERISTICA VALUES(31,1,'ぎっしり');" calcext:value-type="string">
            <text:p>INSERT INTO VALOR_CARACTERISTICA VALUES(31,1,'ぎっしり');</text:p>
          </table:table-cell>
          <table:table-cell table:formula="of:=COM.MICROSOFT.CONCAT(&quot;INSERT INTO VALOR_CARACTERISTICA VALUES(&quot;;[.B32];&quot;,3,'&quot;;[.D32];&quot;');&quot;)" office:value-type="string" office:string-value="INSERT INTO VALOR_CARACTERISTICA VALUES(31,3,'Empaquetado, apretado.');" calcext:value-type="string">
            <text:p>INSERT INTO VALOR_CARACTERISTICA VALUES(31,3,'Empaquetado, apretado.');</text:p>
          </table:table-cell>
          <table:table-cell table:number-columns-repeated="3"/>
        </table:table-row>
        <table:table-row table:style-name="ro1">
          <table:table-cell office:value-type="float" office:value="2" calcext:value-type="float">
            <text:p>2</text:p>
          </table:table-cell>
          <table:table-cell table:formula="of:=[.B32]+1" office:value-type="float" office:value="32" calcext:value-type="float">
            <text:p>32</text:p>
          </table:table-cell>
          <table:table-cell office:value-type="string" calcext:value-type="string">
            <text:p>ちょくぜん</text:p>
          </table:table-cell>
          <table:table-cell office:value-type="string" calcext:value-type="string">
            <text:p>En el instante.</text:p>
          </table:table-cell>
          <table:table-cell table:number-columns-repeated="3"/>
          <table:table-cell table:formula="of:=COM.MICROSOFT.CONCAT (&quot;insert into ITEM_INFO  values(&quot;;[.B33];&quot;,&quot;;[.A33];&quot;);&quot;)" office:value-type="string" office:string-value="insert into ITEM_INFO  values(32,2);" calcext:value-type="string">
            <text:p>insert into ITEM_INFO <text:s/>values(32,2);</text:p>
          </table:table-cell>
          <table:table-cell table:formula="of:=COM.MICROSOFT.CONCAT(&quot;INSERT INTO VALOR_CARACTERISTICA VALUES(&quot;;[.B33];&quot;,1,'&quot;;[.C33];&quot;');&quot;)" office:value-type="string" office:string-value="INSERT INTO VALOR_CARACTERISTICA VALUES(32,1,'ちょくぜん');" calcext:value-type="string">
            <text:p>INSERT INTO VALOR_CARACTERISTICA VALUES(32,1,'ちょくぜん');</text:p>
          </table:table-cell>
          <table:table-cell table:formula="of:=COM.MICROSOFT.CONCAT(&quot;INSERT INTO VALOR_CARACTERISTICA VALUES(&quot;;[.B33];&quot;,3,'&quot;;[.D33];&quot;');&quot;)" office:value-type="string" office:string-value="INSERT INTO VALOR_CARACTERISTICA VALUES(32,3,'En el instante.');" calcext:value-type="string">
            <text:p>INSERT INTO VALOR_CARACTERISTICA VALUES(32,3,'En el instante.');</text:p>
          </table:table-cell>
          <table:table-cell table:number-columns-repeated="3"/>
        </table:table-row>
        <table:table-row table:style-name="ro1">
          <table:table-cell office:value-type="float" office:value="2" calcext:value-type="float">
            <text:p>2</text:p>
          </table:table-cell>
          <table:table-cell table:formula="of:=[.B33]+1" office:value-type="float" office:value="33" calcext:value-type="float">
            <text:p>33</text:p>
          </table:table-cell>
          <table:table-cell office:value-type="string" calcext:value-type="string">
            <text:p>とたんに</text:p>
          </table:table-cell>
          <table:table-cell office:value-type="string" calcext:value-type="string">
            <text:p>Tan pronto como, tal como.</text:p>
          </table:table-cell>
          <table:table-cell table:number-columns-repeated="3"/>
          <table:table-cell table:formula="of:=COM.MICROSOFT.CONCAT (&quot;insert into ITEM_INFO  values(&quot;;[.B34];&quot;,&quot;;[.A34];&quot;);&quot;)" office:value-type="string" office:string-value="insert into ITEM_INFO  values(33,2);" calcext:value-type="string">
            <text:p>insert into ITEM_INFO <text:s/>values(33,2);</text:p>
          </table:table-cell>
          <table:table-cell table:formula="of:=COM.MICROSOFT.CONCAT(&quot;INSERT INTO VALOR_CARACTERISTICA VALUES(&quot;;[.B34];&quot;,1,'&quot;;[.C34];&quot;');&quot;)" office:value-type="string" office:string-value="INSERT INTO VALOR_CARACTERISTICA VALUES(33,1,'とたんに');" calcext:value-type="string">
            <text:p>INSERT INTO VALOR_CARACTERISTICA VALUES(33,1,'とたんに');</text:p>
          </table:table-cell>
          <table:table-cell table:formula="of:=COM.MICROSOFT.CONCAT(&quot;INSERT INTO VALOR_CARACTERISTICA VALUES(&quot;;[.B34];&quot;,3,'&quot;;[.D34];&quot;');&quot;)" office:value-type="string" office:string-value="INSERT INTO VALOR_CARACTERISTICA VALUES(33,3,'Tan pronto como, tal como.');" calcext:value-type="string">
            <text:p>INSERT INTO VALOR_CARACTERISTICA VALUES(33,3,'Tan pronto como, tal como.');</text:p>
          </table:table-cell>
          <table:table-cell table:number-columns-repeated="3"/>
        </table:table-row>
        <table:table-row table:style-name="ro1">
          <table:table-cell office:value-type="float" office:value="2" calcext:value-type="float">
            <text:p>2</text:p>
          </table:table-cell>
          <table:table-cell table:formula="of:=[.B34]+1" office:value-type="float" office:value="34" calcext:value-type="float">
            <text:p>34</text:p>
          </table:table-cell>
          <table:table-cell office:value-type="string" calcext:value-type="string">
            <text:p>ぜひ</text:p>
          </table:table-cell>
          <table:table-cell office:value-type="string" calcext:value-type="string">
            <text:p>Ciertamente.</text:p>
          </table:table-cell>
          <table:table-cell table:number-columns-repeated="3"/>
          <table:table-cell table:formula="of:=COM.MICROSOFT.CONCAT (&quot;insert into ITEM_INFO  values(&quot;;[.B35];&quot;,&quot;;[.A35];&quot;);&quot;)" office:value-type="string" office:string-value="insert into ITEM_INFO  values(34,2);" calcext:value-type="string">
            <text:p>insert into ITEM_INFO <text:s/>values(34,2);</text:p>
          </table:table-cell>
          <table:table-cell table:formula="of:=COM.MICROSOFT.CONCAT(&quot;INSERT INTO VALOR_CARACTERISTICA VALUES(&quot;;[.B35];&quot;,1,'&quot;;[.C35];&quot;');&quot;)" office:value-type="string" office:string-value="INSERT INTO VALOR_CARACTERISTICA VALUES(34,1,'ぜひ');" calcext:value-type="string">
            <text:p>INSERT INTO VALOR_CARACTERISTICA VALUES(34,1,'ぜひ');</text:p>
          </table:table-cell>
          <table:table-cell table:formula="of:=COM.MICROSOFT.CONCAT(&quot;INSERT INTO VALOR_CARACTERISTICA VALUES(&quot;;[.B35];&quot;,3,'&quot;;[.D35];&quot;');&quot;)" office:value-type="string" office:string-value="INSERT INTO VALOR_CARACTERISTICA VALUES(34,3,'Ciertamente.');" calcext:value-type="string">
            <text:p>INSERT INTO VALOR_CARACTERISTICA VALUES(34,3,'Ciertamente.');</text:p>
          </table:table-cell>
          <table:table-cell table:number-columns-repeated="3"/>
        </table:table-row>
        <table:table-row table:style-name="ro1">
          <table:table-cell office:value-type="float" office:value="2" calcext:value-type="float">
            <text:p>2</text:p>
          </table:table-cell>
          <table:table-cell table:formula="of:=[.B35]+1" office:value-type="float" office:value="35" calcext:value-type="float">
            <text:p>35</text:p>
          </table:table-cell>
          <table:table-cell office:value-type="string" calcext:value-type="string">
            <text:p>では</text:p>
          </table:table-cell>
          <table:table-cell office:value-type="string" calcext:value-type="string">
            <text:p>Entonces; bien; bueno entonces.</text:p>
          </table:table-cell>
          <table:table-cell table:number-columns-repeated="3"/>
          <table:table-cell table:formula="of:=COM.MICROSOFT.CONCAT (&quot;insert into ITEM_INFO  values(&quot;;[.B36];&quot;,&quot;;[.A36];&quot;);&quot;)" office:value-type="string" office:string-value="insert into ITEM_INFO  values(35,2);" calcext:value-type="string">
            <text:p>insert into ITEM_INFO <text:s/>values(35,2);</text:p>
          </table:table-cell>
          <table:table-cell table:formula="of:=COM.MICROSOFT.CONCAT(&quot;INSERT INTO VALOR_CARACTERISTICA VALUES(&quot;;[.B36];&quot;,1,'&quot;;[.C36];&quot;');&quot;)" office:value-type="string" office:string-value="INSERT INTO VALOR_CARACTERISTICA VALUES(35,1,'では');" calcext:value-type="string">
            <text:p>INSERT INTO VALOR_CARACTERISTICA VALUES(35,1,'では');</text:p>
          </table:table-cell>
          <table:table-cell table:formula="of:=COM.MICROSOFT.CONCAT(&quot;INSERT INTO VALOR_CARACTERISTICA VALUES(&quot;;[.B36];&quot;,3,'&quot;;[.D36];&quot;');&quot;)" office:value-type="string" office:string-value="INSERT INTO VALOR_CARACTERISTICA VALUES(35,3,'Entonces; bien; bueno entonces.');" calcext:value-type="string">
            <text:p>INSERT INTO VALOR_CARACTERISTICA VALUES(35,3,'Entonces; bien; bueno entonces.');</text:p>
          </table:table-cell>
          <table:table-cell table:number-columns-repeated="3"/>
        </table:table-row>
        <table:table-row table:style-name="ro3">
          <table:table-cell office:value-type="float" office:value="2" calcext:value-type="float">
            <text:p>2</text:p>
          </table:table-cell>
          <table:table-cell table:formula="of:=[.B36]+1" office:value-type="float" office:value="36" calcext:value-type="float">
            <text:p>36</text:p>
          </table:table-cell>
          <table:table-cell office:value-type="string" calcext:value-type="string">
            <text:p>大体(だいたい)</text:p>
          </table:table-cell>
          <table:table-cell office:value-type="string" calcext:value-type="string">
            <text:p><text:span text:style-name="T15">Generalmente, también es sobre (“about”); </text:span><text:span text:style-name="T16">約</text:span><text:span text:style-name="T17">(</text:span><text:span text:style-name="T18">やく</text:span><text:span text:style-name="T17">).</text:span></text:p>
          </table:table-cell>
          <table:table-cell table:number-columns-repeated="3"/>
          <table:table-cell table:formula="of:=COM.MICROSOFT.CONCAT (&quot;insert into ITEM_INFO  values(&quot;;[.B37];&quot;,&quot;;[.A37];&quot;);&quot;)" office:value-type="string" office:string-value="insert into ITEM_INFO  values(36,2);" calcext:value-type="string">
            <text:p>insert into ITEM_INFO <text:s/>values(36,2);</text:p>
          </table:table-cell>
          <table:table-cell table:formula="of:=COM.MICROSOFT.CONCAT(&quot;INSERT INTO VALOR_CARACTERISTICA VALUES(&quot;;[.B37];&quot;,1,'&quot;;[.C37];&quot;');&quot;)" office:value-type="string" office:string-value="INSERT INTO VALOR_CARACTERISTICA VALUES(36,1,'大体(だいたい)');" calcext:value-type="string">
            <text:p>INSERT INTO VALOR_CARACTERISTICA VALUES(36,1,'大体(だいたい)');</text:p>
          </table:table-cell>
          <table:table-cell table:formula="of:=COM.MICROSOFT.CONCAT(&quot;INSERT INTO VALOR_CARACTERISTICA VALUES(&quot;;[.B37];&quot;,3,'&quot;;[.D37];&quot;');&quot;)" office:value-type="string" office:string-value="INSERT INTO VALOR_CARACTERISTICA VALUES(36,3,'Generalmente, también es sobre (“about”); 約(やく).');" calcext:value-type="string">
            <text:p>INSERT INTO VALOR_CARACTERISTICA VALUES(36,3,'Generalmente, también es sobre (“about”); 約(やく).');</text:p>
          </table:table-cell>
          <table:table-cell table:number-columns-repeated="3"/>
        </table:table-row>
        <table:table-row table:style-name="ro1">
          <table:table-cell office:value-type="float" office:value="2" calcext:value-type="float">
            <text:p>2</text:p>
          </table:table-cell>
          <table:table-cell table:formula="of:=[.B37]+1" office:value-type="float" office:value="37" calcext:value-type="float">
            <text:p>37</text:p>
          </table:table-cell>
          <table:table-cell office:value-type="string" calcext:value-type="string">
            <text:p>ところが</text:p>
          </table:table-cell>
          <table:table-cell office:value-type="string" calcext:value-type="string">
            <text:p>Sin embargo, incluso aunque.</text:p>
          </table:table-cell>
          <table:table-cell table:number-columns-repeated="3"/>
          <table:table-cell table:formula="of:=COM.MICROSOFT.CONCAT (&quot;insert into ITEM_INFO  values(&quot;;[.B38];&quot;,&quot;;[.A38];&quot;);&quot;)" office:value-type="string" office:string-value="insert into ITEM_INFO  values(37,2);" calcext:value-type="string">
            <text:p>insert into ITEM_INFO <text:s/>values(37,2);</text:p>
          </table:table-cell>
          <table:table-cell table:formula="of:=COM.MICROSOFT.CONCAT(&quot;INSERT INTO VALOR_CARACTERISTICA VALUES(&quot;;[.B38];&quot;,1,'&quot;;[.C38];&quot;');&quot;)" office:value-type="string" office:string-value="INSERT INTO VALOR_CARACTERISTICA VALUES(37,1,'ところが');" calcext:value-type="string">
            <text:p>INSERT INTO VALOR_CARACTERISTICA VALUES(37,1,'ところが');</text:p>
          </table:table-cell>
          <table:table-cell table:formula="of:=COM.MICROSOFT.CONCAT(&quot;INSERT INTO VALOR_CARACTERISTICA VALUES(&quot;;[.B38];&quot;,3,'&quot;;[.D38];&quot;');&quot;)" office:value-type="string" office:string-value="INSERT INTO VALOR_CARACTERISTICA VALUES(37,3,'Sin embargo, incluso aunque.');" calcext:value-type="string">
            <text:p>INSERT INTO VALOR_CARACTERISTICA VALUES(37,3,'Sin embargo, incluso aunque.');</text:p>
          </table:table-cell>
          <table:table-cell table:number-columns-repeated="3"/>
        </table:table-row>
        <table:table-row table:style-name="ro1">
          <table:table-cell office:value-type="float" office:value="2" calcext:value-type="float">
            <text:p>2</text:p>
          </table:table-cell>
          <table:table-cell table:formula="of:=[.B38]+1" office:value-type="float" office:value="38" calcext:value-type="float">
            <text:p>38</text:p>
          </table:table-cell>
          <table:table-cell office:value-type="string" calcext:value-type="string">
            <text:p>やがて</text:p>
          </table:table-cell>
          <table:table-cell office:value-type="string" calcext:value-type="string">
            <text:p>Finalmente.</text:p>
          </table:table-cell>
          <table:table-cell table:number-columns-repeated="3"/>
          <table:table-cell table:formula="of:=COM.MICROSOFT.CONCAT (&quot;insert into ITEM_INFO  values(&quot;;[.B39];&quot;,&quot;;[.A39];&quot;);&quot;)" office:value-type="string" office:string-value="insert into ITEM_INFO  values(38,2);" calcext:value-type="string">
            <text:p>insert into ITEM_INFO <text:s/>values(38,2);</text:p>
          </table:table-cell>
          <table:table-cell table:formula="of:=COM.MICROSOFT.CONCAT(&quot;INSERT INTO VALOR_CARACTERISTICA VALUES(&quot;;[.B39];&quot;,1,'&quot;;[.C39];&quot;');&quot;)" office:value-type="string" office:string-value="INSERT INTO VALOR_CARACTERISTICA VALUES(38,1,'やがて');" calcext:value-type="string">
            <text:p>INSERT INTO VALOR_CARACTERISTICA VALUES(38,1,'やがて');</text:p>
          </table:table-cell>
          <table:table-cell table:formula="of:=COM.MICROSOFT.CONCAT(&quot;INSERT INTO VALOR_CARACTERISTICA VALUES(&quot;;[.B39];&quot;,3,'&quot;;[.D39];&quot;');&quot;)" office:value-type="string" office:string-value="INSERT INTO VALOR_CARACTERISTICA VALUES(38,3,'Finalmente.');" calcext:value-type="string">
            <text:p>INSERT INTO VALOR_CARACTERISTICA VALUES(38,3,'Finalmente.');</text:p>
          </table:table-cell>
          <table:table-cell table:number-columns-repeated="3"/>
        </table:table-row>
        <table:table-row table:style-name="ro1">
          <table:table-cell office:value-type="float" office:value="2" calcext:value-type="float">
            <text:p>2</text:p>
          </table:table-cell>
          <table:table-cell table:formula="of:=[.B39]+1" office:value-type="float" office:value="39" calcext:value-type="float">
            <text:p>39</text:p>
          </table:table-cell>
          <table:table-cell office:value-type="string" calcext:value-type="string">
            <text:p>そっくり</text:p>
          </table:table-cell>
          <table:table-cell office:value-type="string" calcext:value-type="string">
            <text:p>Completamente, en total, todos.</text:p>
          </table:table-cell>
          <table:table-cell table:number-columns-repeated="3"/>
          <table:table-cell table:formula="of:=COM.MICROSOFT.CONCAT (&quot;insert into ITEM_INFO  values(&quot;;[.B40];&quot;,&quot;;[.A40];&quot;);&quot;)" office:value-type="string" office:string-value="insert into ITEM_INFO  values(39,2);" calcext:value-type="string">
            <text:p>insert into ITEM_INFO <text:s/>values(39,2);</text:p>
          </table:table-cell>
          <table:table-cell table:formula="of:=COM.MICROSOFT.CONCAT(&quot;INSERT INTO VALOR_CARACTERISTICA VALUES(&quot;;[.B40];&quot;,1,'&quot;;[.C40];&quot;');&quot;)" office:value-type="string" office:string-value="INSERT INTO VALOR_CARACTERISTICA VALUES(39,1,'そっくり');" calcext:value-type="string">
            <text:p>INSERT INTO VALOR_CARACTERISTICA VALUES(39,1,'そっくり');</text:p>
          </table:table-cell>
          <table:table-cell table:formula="of:=COM.MICROSOFT.CONCAT(&quot;INSERT INTO VALOR_CARACTERISTICA VALUES(&quot;;[.B40];&quot;,3,'&quot;;[.D40];&quot;');&quot;)" office:value-type="string" office:string-value="INSERT INTO VALOR_CARACTERISTICA VALUES(39,3,'Completamente, en total, todos.');" calcext:value-type="string">
            <text:p>INSERT INTO VALOR_CARACTERISTICA VALUES(39,3,'Completamente, en total, todos.');</text:p>
          </table:table-cell>
          <table:table-cell table:number-columns-repeated="3"/>
        </table:table-row>
        <table:table-row table:style-name="ro1">
          <table:table-cell office:value-type="float" office:value="2" calcext:value-type="float">
            <text:p>2</text:p>
          </table:table-cell>
          <table:table-cell table:formula="of:=[.B40]+1" office:value-type="float" office:value="40" calcext:value-type="float">
            <text:p>40</text:p>
          </table:table-cell>
          <table:table-cell office:value-type="string" calcext:value-type="string">
            <text:p>しばらく</text:p>
          </table:table-cell>
          <table:table-cell office:value-type="string" calcext:value-type="string">
            <text:p>Por un momento.</text:p>
          </table:table-cell>
          <table:table-cell table:number-columns-repeated="3"/>
          <table:table-cell table:formula="of:=COM.MICROSOFT.CONCAT (&quot;insert into ITEM_INFO  values(&quot;;[.B41];&quot;,&quot;;[.A41];&quot;);&quot;)" office:value-type="string" office:string-value="insert into ITEM_INFO  values(40,2);" calcext:value-type="string">
            <text:p>insert into ITEM_INFO <text:s/>values(40,2);</text:p>
          </table:table-cell>
          <table:table-cell table:formula="of:=COM.MICROSOFT.CONCAT(&quot;INSERT INTO VALOR_CARACTERISTICA VALUES(&quot;;[.B41];&quot;,1,'&quot;;[.C41];&quot;');&quot;)" office:value-type="string" office:string-value="INSERT INTO VALOR_CARACTERISTICA VALUES(40,1,'しばらく');" calcext:value-type="string">
            <text:p>INSERT INTO VALOR_CARACTERISTICA VALUES(40,1,'しばらく');</text:p>
          </table:table-cell>
          <table:table-cell table:formula="of:=COM.MICROSOFT.CONCAT(&quot;INSERT INTO VALOR_CARACTERISTICA VALUES(&quot;;[.B41];&quot;,3,'&quot;;[.D41];&quot;');&quot;)" office:value-type="string" office:string-value="INSERT INTO VALOR_CARACTERISTICA VALUES(40,3,'Por un momento.');" calcext:value-type="string">
            <text:p>INSERT INTO VALOR_CARACTERISTICA VALUES(40,3,'Por un momento.');</text:p>
          </table:table-cell>
          <table:table-cell table:number-columns-repeated="3"/>
        </table:table-row>
        <table:table-row table:style-name="ro1">
          <table:table-cell office:value-type="float" office:value="2" calcext:value-type="float">
            <text:p>2</text:p>
          </table:table-cell>
          <table:table-cell table:formula="of:=[.B41]+1" office:value-type="float" office:value="41" calcext:value-type="float">
            <text:p>41</text:p>
          </table:table-cell>
          <table:table-cell office:value-type="string" calcext:value-type="string">
            <text:p>がっかり</text:p>
          </table:table-cell>
          <table:table-cell office:value-type="string" calcext:value-type="string">
            <text:p>Decepcionado, desanimado.</text:p>
          </table:table-cell>
          <table:table-cell table:number-columns-repeated="3"/>
          <table:table-cell table:formula="of:=COM.MICROSOFT.CONCAT (&quot;insert into ITEM_INFO  values(&quot;;[.B42];&quot;,&quot;;[.A42];&quot;);&quot;)" office:value-type="string" office:string-value="insert into ITEM_INFO  values(41,2);" calcext:value-type="string">
            <text:p>insert into ITEM_INFO <text:s/>values(41,2);</text:p>
          </table:table-cell>
          <table:table-cell table:formula="of:=COM.MICROSOFT.CONCAT(&quot;INSERT INTO VALOR_CARACTERISTICA VALUES(&quot;;[.B42];&quot;,1,'&quot;;[.C42];&quot;');&quot;)" office:value-type="string" office:string-value="INSERT INTO VALOR_CARACTERISTICA VALUES(41,1,'がっかり');" calcext:value-type="string">
            <text:p>INSERT INTO VALOR_CARACTERISTICA VALUES(41,1,'がっかり');</text:p>
          </table:table-cell>
          <table:table-cell table:formula="of:=COM.MICROSOFT.CONCAT(&quot;INSERT INTO VALOR_CARACTERISTICA VALUES(&quot;;[.B42];&quot;,3,'&quot;;[.D42];&quot;');&quot;)" office:value-type="string" office:string-value="INSERT INTO VALOR_CARACTERISTICA VALUES(41,3,'Decepcionado, desanimado.');" calcext:value-type="string">
            <text:p>INSERT INTO VALOR_CARACTERISTICA VALUES(41,3,'Decepcionado, desanimado.');</text:p>
          </table:table-cell>
          <table:table-cell table:number-columns-repeated="3"/>
        </table:table-row>
        <table:table-row table:style-name="ro1">
          <table:table-cell office:value-type="float" office:value="2" calcext:value-type="float">
            <text:p>2</text:p>
          </table:table-cell>
          <table:table-cell table:formula="of:=[.B42]+1" office:value-type="float" office:value="42" calcext:value-type="float">
            <text:p>42</text:p>
          </table:table-cell>
          <table:table-cell office:value-type="string" calcext:value-type="string">
            <text:p>りっぱい</text:p>
          </table:table-cell>
          <table:table-cell office:value-type="string" calcext:value-type="string">
            <text:p>Exitoso.</text:p>
          </table:table-cell>
          <table:table-cell table:number-columns-repeated="3"/>
          <table:table-cell table:formula="of:=COM.MICROSOFT.CONCAT (&quot;insert into ITEM_INFO  values(&quot;;[.B43];&quot;,&quot;;[.A43];&quot;);&quot;)" office:value-type="string" office:string-value="insert into ITEM_INFO  values(42,2);" calcext:value-type="string">
            <text:p>insert into ITEM_INFO <text:s/>values(42,2);</text:p>
          </table:table-cell>
          <table:table-cell table:formula="of:=COM.MICROSOFT.CONCAT(&quot;INSERT INTO VALOR_CARACTERISTICA VALUES(&quot;;[.B43];&quot;,1,'&quot;;[.C43];&quot;');&quot;)" office:value-type="string" office:string-value="INSERT INTO VALOR_CARACTERISTICA VALUES(42,1,'りっぱい');" calcext:value-type="string">
            <text:p>INSERT INTO VALOR_CARACTERISTICA VALUES(42,1,'りっぱい');</text:p>
          </table:table-cell>
          <table:table-cell table:formula="of:=COM.MICROSOFT.CONCAT(&quot;INSERT INTO VALOR_CARACTERISTICA VALUES(&quot;;[.B43];&quot;,3,'&quot;;[.D43];&quot;');&quot;)" office:value-type="string" office:string-value="INSERT INTO VALOR_CARACTERISTICA VALUES(42,3,'Exitoso.');" calcext:value-type="string">
            <text:p>INSERT INTO VALOR_CARACTERISTICA VALUES(42,3,'Exitoso.');</text:p>
          </table:table-cell>
          <table:table-cell table:number-columns-repeated="3"/>
        </table:table-row>
        <table:table-row table:style-name="ro1">
          <table:table-cell office:value-type="float" office:value="2" calcext:value-type="float">
            <text:p>2</text:p>
          </table:table-cell>
          <table:table-cell table:formula="of:=[.B43]+1" office:value-type="float" office:value="43" calcext:value-type="float">
            <text:p>43</text:p>
          </table:table-cell>
          <table:table-cell office:value-type="string" calcext:value-type="string">
            <text:p>ちゃんと</text:p>
          </table:table-cell>
          <table:table-cell office:value-type="string" calcext:value-type="string">
            <text:p>Hacerlo bien, apropiadamente.</text:p>
          </table:table-cell>
          <table:table-cell table:number-columns-repeated="3"/>
          <table:table-cell table:formula="of:=COM.MICROSOFT.CONCAT (&quot;insert into ITEM_INFO  values(&quot;;[.B44];&quot;,&quot;;[.A44];&quot;);&quot;)" office:value-type="string" office:string-value="insert into ITEM_INFO  values(43,2);" calcext:value-type="string">
            <text:p>insert into ITEM_INFO <text:s/>values(43,2);</text:p>
          </table:table-cell>
          <table:table-cell table:formula="of:=COM.MICROSOFT.CONCAT(&quot;INSERT INTO VALOR_CARACTERISTICA VALUES(&quot;;[.B44];&quot;,1,'&quot;;[.C44];&quot;');&quot;)" office:value-type="string" office:string-value="INSERT INTO VALOR_CARACTERISTICA VALUES(43,1,'ちゃんと');" calcext:value-type="string">
            <text:p>INSERT INTO VALOR_CARACTERISTICA VALUES(43,1,'ちゃんと');</text:p>
          </table:table-cell>
          <table:table-cell table:formula="of:=COM.MICROSOFT.CONCAT(&quot;INSERT INTO VALOR_CARACTERISTICA VALUES(&quot;;[.B44];&quot;,3,'&quot;;[.D44];&quot;');&quot;)" office:value-type="string" office:string-value="INSERT INTO VALOR_CARACTERISTICA VALUES(43,3,'Hacerlo bien, apropiadamente.');" calcext:value-type="string">
            <text:p>INSERT INTO VALOR_CARACTERISTICA VALUES(43,3,'Hacerlo bien, apropiadamente.');</text:p>
          </table:table-cell>
          <table:table-cell table:number-columns-repeated="3"/>
        </table:table-row>
        <table:table-row table:style-name="ro1">
          <table:table-cell office:value-type="float" office:value="2" calcext:value-type="float">
            <text:p>2</text:p>
          </table:table-cell>
          <table:table-cell table:formula="of:=[.B44]+1" office:value-type="float" office:value="44" calcext:value-type="float">
            <text:p>44</text:p>
          </table:table-cell>
          <table:table-cell office:value-type="string" calcext:value-type="string">
            <text:p>ぐっすり</text:p>
          </table:table-cell>
          <table:table-cell office:value-type="string" calcext:value-type="string">
            <text:p>Ruidosamente, sonoramente (cuando uno se duerme).</text:p>
          </table:table-cell>
          <table:table-cell table:number-columns-repeated="3"/>
          <table:table-cell table:formula="of:=COM.MICROSOFT.CONCAT (&quot;insert into ITEM_INFO  values(&quot;;[.B45];&quot;,&quot;;[.A45];&quot;);&quot;)" office:value-type="string" office:string-value="insert into ITEM_INFO  values(44,2);" calcext:value-type="string">
            <text:p>insert into ITEM_INFO <text:s/>values(44,2);</text:p>
          </table:table-cell>
          <table:table-cell table:formula="of:=COM.MICROSOFT.CONCAT(&quot;INSERT INTO VALOR_CARACTERISTICA VALUES(&quot;;[.B45];&quot;,1,'&quot;;[.C45];&quot;');&quot;)" office:value-type="string" office:string-value="INSERT INTO VALOR_CARACTERISTICA VALUES(44,1,'ぐっすり');" calcext:value-type="string">
            <text:p>INSERT INTO VALOR_CARACTERISTICA VALUES(44,1,'ぐっすり');</text:p>
          </table:table-cell>
          <table:table-cell table:formula="of:=COM.MICROSOFT.CONCAT(&quot;INSERT INTO VALOR_CARACTERISTICA VALUES(&quot;;[.B45];&quot;,3,'&quot;;[.D45];&quot;');&quot;)" office:value-type="string" office:string-value="INSERT INTO VALOR_CARACTERISTICA VALUES(44,3,'Ruidosamente, sonoramente (cuando uno se duerme).');" calcext:value-type="string">
            <text:p>INSERT INTO VALOR_CARACTERISTICA VALUES(44,3,'Ruidosamente, sonoramente (cuando uno se duerme).');</text:p>
          </table:table-cell>
          <table:table-cell table:number-columns-repeated="3"/>
        </table:table-row>
        <table:table-row table:style-name="ro1">
          <table:table-cell office:value-type="float" office:value="2" calcext:value-type="float">
            <text:p>2</text:p>
          </table:table-cell>
          <table:table-cell table:formula="of:=[.B45]+1" office:value-type="float" office:value="45" calcext:value-type="float">
            <text:p>45</text:p>
          </table:table-cell>
          <table:table-cell office:value-type="string" calcext:value-type="string">
            <text:p>ばったり</text:p>
          </table:table-cell>
          <table:table-cell office:value-type="string" calcext:value-type="string">
            <text:p>De repente.</text:p>
          </table:table-cell>
          <table:table-cell table:number-columns-repeated="3"/>
          <table:table-cell table:formula="of:=COM.MICROSOFT.CONCAT (&quot;insert into ITEM_INFO  values(&quot;;[.B46];&quot;,&quot;;[.A46];&quot;);&quot;)" office:value-type="string" office:string-value="insert into ITEM_INFO  values(45,2);" calcext:value-type="string">
            <text:p>insert into ITEM_INFO <text:s/>values(45,2);</text:p>
          </table:table-cell>
          <table:table-cell table:formula="of:=COM.MICROSOFT.CONCAT(&quot;INSERT INTO VALOR_CARACTERISTICA VALUES(&quot;;[.B46];&quot;,1,'&quot;;[.C46];&quot;');&quot;)" office:value-type="string" office:string-value="INSERT INTO VALOR_CARACTERISTICA VALUES(45,1,'ばったり');" calcext:value-type="string">
            <text:p>INSERT INTO VALOR_CARACTERISTICA VALUES(45,1,'ばったり');</text:p>
          </table:table-cell>
          <table:table-cell table:formula="of:=COM.MICROSOFT.CONCAT(&quot;INSERT INTO VALOR_CARACTERISTICA VALUES(&quot;;[.B46];&quot;,3,'&quot;;[.D46];&quot;');&quot;)" office:value-type="string" office:string-value="INSERT INTO VALOR_CARACTERISTICA VALUES(45,3,'De repente.');" calcext:value-type="string">
            <text:p>INSERT INTO VALOR_CARACTERISTICA VALUES(45,3,'De repente.');</text:p>
          </table:table-cell>
          <table:table-cell table:number-columns-repeated="3"/>
        </table:table-row>
        <table:table-row table:style-name="ro1">
          <table:table-cell office:value-type="float" office:value="2" calcext:value-type="float">
            <text:p>2</text:p>
          </table:table-cell>
          <table:table-cell table:formula="of:=[.B46]+1" office:value-type="float" office:value="46" calcext:value-type="float">
            <text:p>46</text:p>
          </table:table-cell>
          <table:table-cell office:value-type="string" calcext:value-type="string">
            <text:p>ばったり</text:p>
          </table:table-cell>
          <table:table-cell office:value-type="string" calcext:value-type="string">
            <text:p>Al menos.</text:p>
          </table:table-cell>
          <table:table-cell table:number-columns-repeated="3"/>
          <table:table-cell table:formula="of:=COM.MICROSOFT.CONCAT (&quot;insert into ITEM_INFO  values(&quot;;[.B47];&quot;,&quot;;[.A47];&quot;);&quot;)" office:value-type="string" office:string-value="insert into ITEM_INFO  values(46,2);" calcext:value-type="string">
            <text:p>insert into ITEM_INFO <text:s/>values(46,2);</text:p>
          </table:table-cell>
          <table:table-cell table:formula="of:=COM.MICROSOFT.CONCAT(&quot;INSERT INTO VALOR_CARACTERISTICA VALUES(&quot;;[.B47];&quot;,1,'&quot;;[.C47];&quot;');&quot;)" office:value-type="string" office:string-value="INSERT INTO VALOR_CARACTERISTICA VALUES(46,1,'ばったり');" calcext:value-type="string">
            <text:p>INSERT INTO VALOR_CARACTERISTICA VALUES(46,1,'ばったり');</text:p>
          </table:table-cell>
          <table:table-cell table:formula="of:=COM.MICROSOFT.CONCAT(&quot;INSERT INTO VALOR_CARACTERISTICA VALUES(&quot;;[.B47];&quot;,3,'&quot;;[.D47];&quot;');&quot;)" office:value-type="string" office:string-value="INSERT INTO VALOR_CARACTERISTICA VALUES(46,3,'Al menos.');" calcext:value-type="string">
            <text:p>INSERT INTO VALOR_CARACTERISTICA VALUES(46,3,'Al menos.');</text:p>
          </table:table-cell>
          <table:table-cell table:number-columns-repeated="3"/>
        </table:table-row>
        <table:table-row table:style-name="ro1">
          <table:table-cell office:value-type="float" office:value="2" calcext:value-type="float">
            <text:p>2</text:p>
          </table:table-cell>
          <table:table-cell table:formula="of:=[.B47]+1" office:value-type="float" office:value="47" calcext:value-type="float">
            <text:p>47</text:p>
          </table:table-cell>
          <table:table-cell office:value-type="string" calcext:value-type="string">
            <text:p>いかにも</text:p>
          </table:table-cell>
          <table:table-cell office:value-type="string" calcext:value-type="string">
            <text:p>Ciertamente.</text:p>
          </table:table-cell>
          <table:table-cell table:number-columns-repeated="3"/>
          <table:table-cell table:formula="of:=COM.MICROSOFT.CONCAT (&quot;insert into ITEM_INFO  values(&quot;;[.B48];&quot;,&quot;;[.A48];&quot;);&quot;)" office:value-type="string" office:string-value="insert into ITEM_INFO  values(47,2);" calcext:value-type="string">
            <text:p>insert into ITEM_INFO <text:s/>values(47,2);</text:p>
          </table:table-cell>
          <table:table-cell table:formula="of:=COM.MICROSOFT.CONCAT(&quot;INSERT INTO VALOR_CARACTERISTICA VALUES(&quot;;[.B48];&quot;,1,'&quot;;[.C48];&quot;');&quot;)" office:value-type="string" office:string-value="INSERT INTO VALOR_CARACTERISTICA VALUES(47,1,'いかにも');" calcext:value-type="string">
            <text:p>INSERT INTO VALOR_CARACTERISTICA VALUES(47,1,'いかにも');</text:p>
          </table:table-cell>
          <table:table-cell table:formula="of:=COM.MICROSOFT.CONCAT(&quot;INSERT INTO VALOR_CARACTERISTICA VALUES(&quot;;[.B48];&quot;,3,'&quot;;[.D48];&quot;');&quot;)" office:value-type="string" office:string-value="INSERT INTO VALOR_CARACTERISTICA VALUES(47,3,'Ciertamente.');" calcext:value-type="string">
            <text:p>INSERT INTO VALOR_CARACTERISTICA VALUES(47,3,'Ciertamente.');</text:p>
          </table:table-cell>
          <table:table-cell table:number-columns-repeated="3"/>
        </table:table-row>
        <table:table-row table:style-name="ro3">
          <table:table-cell office:value-type="float" office:value="2" calcext:value-type="float">
            <text:p>2</text:p>
          </table:table-cell>
          <table:table-cell table:formula="of:=[.B48]+1" office:value-type="float" office:value="48" calcext:value-type="float">
            <text:p>48</text:p>
          </table:table-cell>
          <table:table-cell office:value-type="string" calcext:value-type="string">
            <text:p>そうすれば</text:p>
          </table:table-cell>
          <table:table-cell office:value-type="string" calcext:value-type="string">
            <text:p><text:span text:style-name="T19">En ese caso</text:span>.</text:p>
          </table:table-cell>
          <table:table-cell table:number-columns-repeated="3"/>
          <table:table-cell table:formula="of:=COM.MICROSOFT.CONCAT (&quot;insert into ITEM_INFO  values(&quot;;[.B49];&quot;,&quot;;[.A49];&quot;);&quot;)" office:value-type="string" office:string-value="insert into ITEM_INFO  values(48,2);" calcext:value-type="string">
            <text:p>insert into ITEM_INFO <text:s/>values(48,2);</text:p>
          </table:table-cell>
          <table:table-cell table:formula="of:=COM.MICROSOFT.CONCAT(&quot;INSERT INTO VALOR_CARACTERISTICA VALUES(&quot;;[.B49];&quot;,1,'&quot;;[.C49];&quot;');&quot;)" office:value-type="string" office:string-value="INSERT INTO VALOR_CARACTERISTICA VALUES(48,1,'そうすれば');" calcext:value-type="string">
            <text:p>INSERT INTO VALOR_CARACTERISTICA VALUES(48,1,'そうすれば');</text:p>
          </table:table-cell>
          <table:table-cell table:formula="of:=COM.MICROSOFT.CONCAT(&quot;INSERT INTO VALOR_CARACTERISTICA VALUES(&quot;;[.B49];&quot;,3,'&quot;;[.D49];&quot;');&quot;)" office:value-type="string" office:string-value="INSERT INTO VALOR_CARACTERISTICA VALUES(48,3,'En ese caso.');" calcext:value-type="string">
            <text:p>INSERT INTO VALOR_CARACTERISTICA VALUES(48,3,'En ese caso.');</text:p>
          </table:table-cell>
          <table:table-cell table:number-columns-repeated="3"/>
        </table:table-row>
        <table:table-row table:style-name="ro1">
          <table:table-cell office:value-type="float" office:value="2" calcext:value-type="float">
            <text:p>2</text:p>
          </table:table-cell>
          <table:table-cell table:formula="of:=[.B49]+1" office:value-type="float" office:value="49" calcext:value-type="float">
            <text:p>49</text:p>
          </table:table-cell>
          <table:table-cell office:value-type="string" calcext:value-type="string">
            <text:p>あんなこと</text:p>
          </table:table-cell>
          <table:table-cell office:value-type="string" calcext:value-type="string">
            <text:p>Esa clase de cosas.</text:p>
          </table:table-cell>
          <table:table-cell table:number-columns-repeated="3"/>
          <table:table-cell table:formula="of:=COM.MICROSOFT.CONCAT (&quot;insert into ITEM_INFO  values(&quot;;[.B50];&quot;,&quot;;[.A50];&quot;);&quot;)" office:value-type="string" office:string-value="insert into ITEM_INFO  values(49,2);" calcext:value-type="string">
            <text:p>insert into ITEM_INFO <text:s/>values(49,2);</text:p>
          </table:table-cell>
          <table:table-cell table:formula="of:=COM.MICROSOFT.CONCAT(&quot;INSERT INTO VALOR_CARACTERISTICA VALUES(&quot;;[.B50];&quot;,1,'&quot;;[.C50];&quot;');&quot;)" office:value-type="string" office:string-value="INSERT INTO VALOR_CARACTERISTICA VALUES(49,1,'あんなこと');" calcext:value-type="string">
            <text:p>INSERT INTO VALOR_CARACTERISTICA VALUES(49,1,'あんなこと');</text:p>
          </table:table-cell>
          <table:table-cell table:formula="of:=COM.MICROSOFT.CONCAT(&quot;INSERT INTO VALOR_CARACTERISTICA VALUES(&quot;;[.B50];&quot;,3,'&quot;;[.D50];&quot;');&quot;)" office:value-type="string" office:string-value="INSERT INTO VALOR_CARACTERISTICA VALUES(49,3,'Esa clase de cosas.');" calcext:value-type="string">
            <text:p>INSERT INTO VALOR_CARACTERISTICA VALUES(49,3,'Esa clase de cosas.');</text:p>
          </table:table-cell>
          <table:table-cell table:number-columns-repeated="3"/>
        </table:table-row>
        <table:table-row table:style-name="ro1">
          <table:table-cell office:value-type="float" office:value="2" calcext:value-type="float">
            <text:p>2</text:p>
          </table:table-cell>
          <table:table-cell table:formula="of:=[.B50]+1" office:value-type="float" office:value="50" calcext:value-type="float">
            <text:p>50</text:p>
          </table:table-cell>
          <table:table-cell office:value-type="string" calcext:value-type="string">
            <text:p>もしかしたら</text:p>
          </table:table-cell>
          <table:table-cell office:value-type="string" calcext:value-type="string">
            <text:p>Quizás, tal vez.</text:p>
          </table:table-cell>
          <table:table-cell table:number-columns-repeated="3"/>
          <table:table-cell table:formula="of:=COM.MICROSOFT.CONCAT (&quot;insert into ITEM_INFO  values(&quot;;[.B51];&quot;,&quot;;[.A51];&quot;);&quot;)" office:value-type="string" office:string-value="insert into ITEM_INFO  values(50,2);" calcext:value-type="string">
            <text:p>insert into ITEM_INFO <text:s/>values(50,2);</text:p>
          </table:table-cell>
          <table:table-cell table:formula="of:=COM.MICROSOFT.CONCAT(&quot;INSERT INTO VALOR_CARACTERISTICA VALUES(&quot;;[.B51];&quot;,1,'&quot;;[.C51];&quot;');&quot;)" office:value-type="string" office:string-value="INSERT INTO VALOR_CARACTERISTICA VALUES(50,1,'もしかしたら');" calcext:value-type="string">
            <text:p>INSERT INTO VALOR_CARACTERISTICA VALUES(50,1,'もしかしたら');</text:p>
          </table:table-cell>
          <table:table-cell table:formula="of:=COM.MICROSOFT.CONCAT(&quot;INSERT INTO VALOR_CARACTERISTICA VALUES(&quot;;[.B51];&quot;,3,'&quot;;[.D51];&quot;');&quot;)" office:value-type="string" office:string-value="INSERT INTO VALOR_CARACTERISTICA VALUES(50,3,'Quizás, tal vez.');" calcext:value-type="string">
            <text:p>INSERT INTO VALOR_CARACTERISTICA VALUES(50,3,'Quizás, tal vez.');</text:p>
          </table:table-cell>
          <table:table-cell table:number-columns-repeated="3"/>
        </table:table-row>
        <table:table-row table:style-name="ro1">
          <table:table-cell office:value-type="float" office:value="2" calcext:value-type="float">
            <text:p>2</text:p>
          </table:table-cell>
          <table:table-cell table:formula="of:=[.B51]+1" office:value-type="float" office:value="51" calcext:value-type="float">
            <text:p>51</text:p>
          </table:table-cell>
          <table:table-cell office:value-type="string" calcext:value-type="string">
            <text:p>以降（いこう）</text:p>
          </table:table-cell>
          <table:table-cell office:value-type="string" calcext:value-type="string">
            <text:p>Después de eso.</text:p>
          </table:table-cell>
          <table:table-cell table:number-columns-repeated="3"/>
          <table:table-cell table:formula="of:=COM.MICROSOFT.CONCAT (&quot;insert into ITEM_INFO  values(&quot;;[.B52];&quot;,&quot;;[.A52];&quot;);&quot;)" office:value-type="string" office:string-value="insert into ITEM_INFO  values(51,2);" calcext:value-type="string">
            <text:p>insert into ITEM_INFO <text:s/>values(51,2);</text:p>
          </table:table-cell>
          <table:table-cell table:formula="of:=COM.MICROSOFT.CONCAT(&quot;INSERT INTO VALOR_CARACTERISTICA VALUES(&quot;;[.B52];&quot;,1,'&quot;;[.C52];&quot;');&quot;)" office:value-type="string" office:string-value="INSERT INTO VALOR_CARACTERISTICA VALUES(51,1,'以降（いこう）');" calcext:value-type="string">
            <text:p>INSERT INTO VALOR_CARACTERISTICA VALUES(51,1,'以降（いこう）');</text:p>
          </table:table-cell>
          <table:table-cell table:formula="of:=COM.MICROSOFT.CONCAT(&quot;INSERT INTO VALOR_CARACTERISTICA VALUES(&quot;;[.B52];&quot;,3,'&quot;;[.D52];&quot;');&quot;)" office:value-type="string" office:string-value="INSERT INTO VALOR_CARACTERISTICA VALUES(51,3,'Después de eso.');" calcext:value-type="string">
            <text:p>INSERT INTO VALOR_CARACTERISTICA VALUES(51,3,'Después de eso.');</text:p>
          </table:table-cell>
          <table:table-cell table:number-columns-repeated="3"/>
        </table:table-row>
        <table:table-row table:style-name="ro1">
          <table:table-cell office:value-type="float" office:value="2" calcext:value-type="float">
            <text:p>2</text:p>
          </table:table-cell>
          <table:table-cell table:formula="of:=[.B52]+1" office:value-type="float" office:value="52" calcext:value-type="float">
            <text:p>52</text:p>
          </table:table-cell>
          <table:table-cell office:value-type="string" calcext:value-type="string">
            <text:p>できるだけ</text:p>
          </table:table-cell>
          <table:table-cell office:value-type="string" calcext:value-type="string">
            <text:p>En lo posible.</text:p>
          </table:table-cell>
          <table:table-cell table:number-columns-repeated="3"/>
          <table:table-cell table:formula="of:=COM.MICROSOFT.CONCAT (&quot;insert into ITEM_INFO  values(&quot;;[.B53];&quot;,&quot;;[.A53];&quot;);&quot;)" office:value-type="string" office:string-value="insert into ITEM_INFO  values(52,2);" calcext:value-type="string">
            <text:p>insert into ITEM_INFO <text:s/>values(52,2);</text:p>
          </table:table-cell>
          <table:table-cell table:formula="of:=COM.MICROSOFT.CONCAT(&quot;INSERT INTO VALOR_CARACTERISTICA VALUES(&quot;;[.B53];&quot;,1,'&quot;;[.C53];&quot;');&quot;)" office:value-type="string" office:string-value="INSERT INTO VALOR_CARACTERISTICA VALUES(52,1,'できるだけ');" calcext:value-type="string">
            <text:p>INSERT INTO VALOR_CARACTERISTICA VALUES(52,1,'できるだけ');</text:p>
          </table:table-cell>
          <table:table-cell table:formula="of:=COM.MICROSOFT.CONCAT(&quot;INSERT INTO VALOR_CARACTERISTICA VALUES(&quot;;[.B53];&quot;,3,'&quot;;[.D53];&quot;');&quot;)" office:value-type="string" office:string-value="INSERT INTO VALOR_CARACTERISTICA VALUES(52,3,'En lo posible.');" calcext:value-type="string">
            <text:p>INSERT INTO VALOR_CARACTERISTICA VALUES(52,3,'En lo posible.');</text:p>
          </table:table-cell>
          <table:table-cell table:number-columns-repeated="3"/>
        </table:table-row>
        <table:table-row table:style-name="ro1">
          <table:table-cell office:value-type="float" office:value="2" calcext:value-type="float">
            <text:p>2</text:p>
          </table:table-cell>
          <table:table-cell table:formula="of:=[.B53]+1" office:value-type="float" office:value="53" calcext:value-type="float">
            <text:p>53</text:p>
          </table:table-cell>
          <table:table-cell office:value-type="string" calcext:value-type="string">
            <text:p>とにかく</text:p>
          </table:table-cell>
          <table:table-cell office:value-type="string" calcext:value-type="string">
            <text:p>De todos modos.</text:p>
          </table:table-cell>
          <table:table-cell table:number-columns-repeated="3"/>
          <table:table-cell table:formula="of:=COM.MICROSOFT.CONCAT (&quot;insert into ITEM_INFO  values(&quot;;[.B54];&quot;,&quot;;[.A54];&quot;);&quot;)" office:value-type="string" office:string-value="insert into ITEM_INFO  values(53,2);" calcext:value-type="string">
            <text:p>insert into ITEM_INFO <text:s/>values(53,2);</text:p>
          </table:table-cell>
          <table:table-cell table:formula="of:=COM.MICROSOFT.CONCAT(&quot;INSERT INTO VALOR_CARACTERISTICA VALUES(&quot;;[.B54];&quot;,1,'&quot;;[.C54];&quot;');&quot;)" office:value-type="string" office:string-value="INSERT INTO VALOR_CARACTERISTICA VALUES(53,1,'とにかく');" calcext:value-type="string">
            <text:p>INSERT INTO VALOR_CARACTERISTICA VALUES(53,1,'とにかく');</text:p>
          </table:table-cell>
          <table:table-cell table:formula="of:=COM.MICROSOFT.CONCAT(&quot;INSERT INTO VALOR_CARACTERISTICA VALUES(&quot;;[.B54];&quot;,3,'&quot;;[.D54];&quot;');&quot;)" office:value-type="string" office:string-value="INSERT INTO VALOR_CARACTERISTICA VALUES(53,3,'De todos modos.');" calcext:value-type="string">
            <text:p>INSERT INTO VALOR_CARACTERISTICA VALUES(53,3,'De todos modos.');</text:p>
          </table:table-cell>
          <table:table-cell table:number-columns-repeated="3"/>
        </table:table-row>
        <table:table-row table:style-name="ro3">
          <table:table-cell office:value-type="float" office:value="2" calcext:value-type="float">
            <text:p>2</text:p>
          </table:table-cell>
          <table:table-cell table:formula="of:=[.B54]+1" office:value-type="float" office:value="54" calcext:value-type="float">
            <text:p>54</text:p>
          </table:table-cell>
          <table:table-cell office:value-type="string" calcext:value-type="string">
            <text:p>いきなり</text:p>
          </table:table-cell>
          <table:table-cell table:style-name="ce7" office:value-type="string" calcext:value-type="string">
            <text:p><text:span text:style-name="T20">急に、とつぜん。</text:span></text:p>
          </table:table-cell>
          <table:table-cell table:number-columns-repeated="3"/>
          <table:table-cell table:formula="of:=COM.MICROSOFT.CONCAT (&quot;insert into ITEM_INFO  values(&quot;;[.B55];&quot;,&quot;;[.A55];&quot;);&quot;)" office:value-type="string" office:string-value="insert into ITEM_INFO  values(54,2);" calcext:value-type="string">
            <text:p>insert into ITEM_INFO <text:s/>values(54,2);</text:p>
          </table:table-cell>
          <table:table-cell table:formula="of:=COM.MICROSOFT.CONCAT(&quot;INSERT INTO VALOR_CARACTERISTICA VALUES(&quot;;[.B55];&quot;,1,'&quot;;[.C55];&quot;');&quot;)" office:value-type="string" office:string-value="INSERT INTO VALOR_CARACTERISTICA VALUES(54,1,'いきなり');" calcext:value-type="string">
            <text:p>INSERT INTO VALOR_CARACTERISTICA VALUES(54,1,'いきなり');</text:p>
          </table:table-cell>
          <table:table-cell table:formula="of:=COM.MICROSOFT.CONCAT(&quot;INSERT INTO VALOR_CARACTERISTICA VALUES(&quot;;[.B55];&quot;,3,'&quot;;[.D55];&quot;');&quot;)" office:value-type="string" office:string-value="INSERT INTO VALOR_CARACTERISTICA VALUES(54,3,'急に、とつぜん。');" calcext:value-type="string">
            <text:p>INSERT INTO VALOR_CARACTERISTICA VALUES(54,3,'急に、とつぜん。');</text:p>
          </table:table-cell>
          <table:table-cell table:number-columns-repeated="3"/>
        </table:table-row>
        <table:table-row table:style-name="ro1">
          <table:table-cell office:value-type="float" office:value="2" calcext:value-type="float">
            <text:p>2</text:p>
          </table:table-cell>
          <table:table-cell table:formula="of:=[.B55]+1" office:value-type="float" office:value="55" calcext:value-type="float">
            <text:p>55</text:p>
          </table:table-cell>
          <table:table-cell office:value-type="string" calcext:value-type="string">
            <text:p>さらに</text:p>
          </table:table-cell>
          <table:table-cell office:value-type="string" calcext:value-type="string">
            <text:p>Además.</text:p>
          </table:table-cell>
          <table:table-cell table:number-columns-repeated="3"/>
          <table:table-cell table:formula="of:=COM.MICROSOFT.CONCAT (&quot;insert into ITEM_INFO  values(&quot;;[.B56];&quot;,&quot;;[.A56];&quot;);&quot;)" office:value-type="string" office:string-value="insert into ITEM_INFO  values(55,2);" calcext:value-type="string">
            <text:p>insert into ITEM_INFO <text:s/>values(55,2);</text:p>
          </table:table-cell>
          <table:table-cell table:formula="of:=COM.MICROSOFT.CONCAT(&quot;INSERT INTO VALOR_CARACTERISTICA VALUES(&quot;;[.B56];&quot;,1,'&quot;;[.C56];&quot;');&quot;)" office:value-type="string" office:string-value="INSERT INTO VALOR_CARACTERISTICA VALUES(55,1,'さらに');" calcext:value-type="string">
            <text:p>INSERT INTO VALOR_CARACTERISTICA VALUES(55,1,'さらに');</text:p>
          </table:table-cell>
          <table:table-cell table:formula="of:=COM.MICROSOFT.CONCAT(&quot;INSERT INTO VALOR_CARACTERISTICA VALUES(&quot;;[.B56];&quot;,3,'&quot;;[.D56];&quot;');&quot;)" office:value-type="string" office:string-value="INSERT INTO VALOR_CARACTERISTICA VALUES(55,3,'Además.');" calcext:value-type="string">
            <text:p>INSERT INTO VALOR_CARACTERISTICA VALUES(55,3,'Además.');</text:p>
          </table:table-cell>
          <table:table-cell table:number-columns-repeated="3"/>
        </table:table-row>
        <table:table-row table:style-name="ro3">
          <table:table-cell office:value-type="float" office:value="2" calcext:value-type="float">
            <text:p>2</text:p>
          </table:table-cell>
          <table:table-cell table:formula="of:=[.B56]+1" office:value-type="float" office:value="56" calcext:value-type="float">
            <text:p>56</text:p>
          </table:table-cell>
          <table:table-cell office:value-type="string" calcext:value-type="string">
            <text:p>めったに__ ない</text:p>
          </table:table-cell>
          <table:table-cell table:style-name="ce2" office:value-type="string" calcext:value-type="string">
            <text:p>ほとんど__ ない (principalmente, prácticamente).</text:p>
          </table:table-cell>
          <table:table-cell table:number-columns-repeated="3"/>
          <table:table-cell table:formula="of:=COM.MICROSOFT.CONCAT (&quot;insert into ITEM_INFO  values(&quot;;[.B57];&quot;,&quot;;[.A57];&quot;);&quot;)" office:value-type="string" office:string-value="insert into ITEM_INFO  values(56,2);" calcext:value-type="string">
            <text:p>insert into ITEM_INFO <text:s/>values(56,2);</text:p>
          </table:table-cell>
          <table:table-cell table:formula="of:=COM.MICROSOFT.CONCAT(&quot;INSERT INTO VALOR_CARACTERISTICA VALUES(&quot;;[.B57];&quot;,1,'&quot;;[.C57];&quot;');&quot;)" office:value-type="string" office:string-value="INSERT INTO VALOR_CARACTERISTICA VALUES(56,1,'めったに__ ない');" calcext:value-type="string">
            <text:p>INSERT INTO VALOR_CARACTERISTICA VALUES(56,1,'めったに__ ない');</text:p>
          </table:table-cell>
          <table:table-cell table:formula="of:=COM.MICROSOFT.CONCAT(&quot;INSERT INTO VALOR_CARACTERISTICA VALUES(&quot;;[.B57];&quot;,3,'&quot;;[.D57];&quot;');&quot;)" office:value-type="string" office:string-value="INSERT INTO VALOR_CARACTERISTICA VALUES(56,3,'ほとんど__ ない (principalmente, prácticamente).');" calcext:value-type="string">
            <text:p>INSERT INTO VALOR_CARACTERISTICA VALUES(56,3,'ほとんど__ ない (principalmente, prácticamente).');</text:p>
          </table:table-cell>
          <table:table-cell table:number-columns-repeated="3"/>
        </table:table-row>
        <table:table-row table:style-name="ro3">
          <table:table-cell office:value-type="float" office:value="2" calcext:value-type="float">
            <text:p>2</text:p>
          </table:table-cell>
          <table:table-cell table:formula="of:=[.B57]+1" office:value-type="float" office:value="57" calcext:value-type="float">
            <text:p>57</text:p>
          </table:table-cell>
          <table:table-cell office:value-type="string" calcext:value-type="string">
            <text:p>まったく </text:p>
          </table:table-cell>
          <table:table-cell table:style-name="ce12" office:value-type="string" calcext:value-type="string">
            <text:p><text:span text:style-name="T21">本当に </text:span><text:span text:style-name="T22">(realmente).</text:span></text:p>
          </table:table-cell>
          <table:table-cell table:number-columns-repeated="3"/>
          <table:table-cell table:formula="of:=COM.MICROSOFT.CONCAT (&quot;insert into ITEM_INFO  values(&quot;;[.B58];&quot;,&quot;;[.A58];&quot;);&quot;)" office:value-type="string" office:string-value="insert into ITEM_INFO  values(57,2);" calcext:value-type="string">
            <text:p>insert into ITEM_INFO <text:s/>values(57,2);</text:p>
          </table:table-cell>
          <table:table-cell table:formula="of:=COM.MICROSOFT.CONCAT(&quot;INSERT INTO VALOR_CARACTERISTICA VALUES(&quot;;[.B58];&quot;,1,'&quot;;[.C58];&quot;');&quot;)" office:value-type="string" office:string-value="INSERT INTO VALOR_CARACTERISTICA VALUES(57,1,'まったく ');" calcext:value-type="string">
            <text:p>INSERT INTO VALOR_CARACTERISTICA VALUES(57,1,'まったく ');</text:p>
          </table:table-cell>
          <table:table-cell table:formula="of:=COM.MICROSOFT.CONCAT(&quot;INSERT INTO VALOR_CARACTERISTICA VALUES(&quot;;[.B58];&quot;,3,'&quot;;[.D58];&quot;');&quot;)" office:value-type="string" office:string-value="INSERT INTO VALOR_CARACTERISTICA VALUES(57,3,'本当に (realmente).');" calcext:value-type="string">
            <text:p>INSERT INTO VALOR_CARACTERISTICA VALUES(57,3,'本当に (realmente).');</text:p>
          </table:table-cell>
          <table:table-cell table:number-columns-repeated="3"/>
        </table:table-row>
        <table:table-row table:style-name="ro1">
          <table:table-cell office:value-type="float" office:value="2" calcext:value-type="float">
            <text:p>2</text:p>
          </table:table-cell>
          <table:table-cell table:formula="of:=[.B58]+1" office:value-type="float" office:value="58" calcext:value-type="float">
            <text:p>58</text:p>
          </table:table-cell>
          <table:table-cell office:value-type="string" calcext:value-type="string">
            <text:p>のんびり</text:p>
          </table:table-cell>
          <table:table-cell office:value-type="string" calcext:value-type="string">
            <text:p>Con placer, de una manera relajada.</text:p>
          </table:table-cell>
          <table:table-cell table:number-columns-repeated="3"/>
          <table:table-cell table:formula="of:=COM.MICROSOFT.CONCAT (&quot;insert into ITEM_INFO  values(&quot;;[.B59];&quot;,&quot;;[.A59];&quot;);&quot;)" office:value-type="string" office:string-value="insert into ITEM_INFO  values(58,2);" calcext:value-type="string">
            <text:p>insert into ITEM_INFO <text:s/>values(58,2);</text:p>
          </table:table-cell>
          <table:table-cell table:formula="of:=COM.MICROSOFT.CONCAT(&quot;INSERT INTO VALOR_CARACTERISTICA VALUES(&quot;;[.B59];&quot;,1,'&quot;;[.C59];&quot;');&quot;)" office:value-type="string" office:string-value="INSERT INTO VALOR_CARACTERISTICA VALUES(58,1,'のんびり');" calcext:value-type="string">
            <text:p>INSERT INTO VALOR_CARACTERISTICA VALUES(58,1,'のんびり');</text:p>
          </table:table-cell>
          <table:table-cell table:formula="of:=COM.MICROSOFT.CONCAT(&quot;INSERT INTO VALOR_CARACTERISTICA VALUES(&quot;;[.B59];&quot;,3,'&quot;;[.D59];&quot;');&quot;)" office:value-type="string" office:string-value="INSERT INTO VALOR_CARACTERISTICA VALUES(58,3,'Con placer, de una manera relajada.');" calcext:value-type="string">
            <text:p>INSERT INTO VALOR_CARACTERISTICA VALUES(58,3,'Con placer, de una manera relajada.');</text:p>
          </table:table-cell>
          <table:table-cell table:number-columns-repeated="3"/>
        </table:table-row>
        <table:table-row table:style-name="ro1">
          <table:table-cell office:value-type="float" office:value="2" calcext:value-type="float">
            <text:p>2</text:p>
          </table:table-cell>
          <table:table-cell table:formula="of:=[.B59]+1" office:value-type="float" office:value="59" calcext:value-type="float">
            <text:p>59</text:p>
          </table:table-cell>
          <table:table-cell office:value-type="string" calcext:value-type="string">
            <text:p>じっくり</text:p>
          </table:table-cell>
          <table:table-cell office:value-type="string" calcext:value-type="string">
            <text:p>Cuidadosamente, deliberadamente.</text:p>
          </table:table-cell>
          <table:table-cell table:number-columns-repeated="3"/>
          <table:table-cell table:formula="of:=COM.MICROSOFT.CONCAT (&quot;insert into ITEM_INFO  values(&quot;;[.B60];&quot;,&quot;;[.A60];&quot;);&quot;)" office:value-type="string" office:string-value="insert into ITEM_INFO  values(59,2);" calcext:value-type="string">
            <text:p>insert into ITEM_INFO <text:s/>values(59,2);</text:p>
          </table:table-cell>
          <table:table-cell table:formula="of:=COM.MICROSOFT.CONCAT(&quot;INSERT INTO VALOR_CARACTERISTICA VALUES(&quot;;[.B60];&quot;,1,'&quot;;[.C60];&quot;');&quot;)" office:value-type="string" office:string-value="INSERT INTO VALOR_CARACTERISTICA VALUES(59,1,'じっくり');" calcext:value-type="string">
            <text:p>INSERT INTO VALOR_CARACTERISTICA VALUES(59,1,'じっくり');</text:p>
          </table:table-cell>
          <table:table-cell table:formula="of:=COM.MICROSOFT.CONCAT(&quot;INSERT INTO VALOR_CARACTERISTICA VALUES(&quot;;[.B60];&quot;,3,'&quot;;[.D60];&quot;');&quot;)" office:value-type="string" office:string-value="INSERT INTO VALOR_CARACTERISTICA VALUES(59,3,'Cuidadosamente, deliberadamente.');" calcext:value-type="string">
            <text:p>INSERT INTO VALOR_CARACTERISTICA VALUES(59,3,'Cuidadosamente, deliberadamente.');</text:p>
          </table:table-cell>
          <table:table-cell table:number-columns-repeated="3"/>
        </table:table-row>
        <table:table-row table:style-name="ro1">
          <table:table-cell office:value-type="float" office:value="2" calcext:value-type="float">
            <text:p>2</text:p>
          </table:table-cell>
          <table:table-cell table:formula="of:=[.B60]+1" office:value-type="float" office:value="60" calcext:value-type="float">
            <text:p>60</text:p>
          </table:table-cell>
          <table:table-cell office:value-type="string" calcext:value-type="string">
            <text:p>それから</text:p>
          </table:table-cell>
          <table:table-cell office:value-type="string" calcext:value-type="string">
            <text:p>Y luego; desde aquello (pasado).</text:p>
          </table:table-cell>
          <table:table-cell table:number-columns-repeated="3"/>
          <table:table-cell table:formula="of:=COM.MICROSOFT.CONCAT (&quot;insert into ITEM_INFO  values(&quot;;[.B61];&quot;,&quot;;[.A61];&quot;);&quot;)" office:value-type="string" office:string-value="insert into ITEM_INFO  values(60,2);" calcext:value-type="string">
            <text:p>insert into ITEM_INFO <text:s/>values(60,2);</text:p>
          </table:table-cell>
          <table:table-cell table:formula="of:=COM.MICROSOFT.CONCAT(&quot;INSERT INTO VALOR_CARACTERISTICA VALUES(&quot;;[.B61];&quot;,1,'&quot;;[.C61];&quot;');&quot;)" office:value-type="string" office:string-value="INSERT INTO VALOR_CARACTERISTICA VALUES(60,1,'それから');" calcext:value-type="string">
            <text:p>INSERT INTO VALOR_CARACTERISTICA VALUES(60,1,'それから');</text:p>
          </table:table-cell>
          <table:table-cell table:formula="of:=COM.MICROSOFT.CONCAT(&quot;INSERT INTO VALOR_CARACTERISTICA VALUES(&quot;;[.B61];&quot;,3,'&quot;;[.D61];&quot;');&quot;)" office:value-type="string" office:string-value="INSERT INTO VALOR_CARACTERISTICA VALUES(60,3,'Y luego; desde aquello (pasado).');" calcext:value-type="string">
            <text:p>INSERT INTO VALOR_CARACTERISTICA VALUES(60,3,'Y luego; desde aquello (pasado).');</text:p>
          </table:table-cell>
          <table:table-cell table:number-columns-repeated="3"/>
        </table:table-row>
        <table:table-row table:style-name="ro1">
          <table:table-cell office:value-type="float" office:value="2" calcext:value-type="float">
            <text:p>2</text:p>
          </table:table-cell>
          <table:table-cell table:formula="of:=[.B61]+1" office:value-type="float" office:value="61" calcext:value-type="float">
            <text:p>61</text:p>
          </table:table-cell>
          <table:table-cell office:value-type="string" calcext:value-type="string">
            <text:p>これから</text:p>
          </table:table-cell>
          <table:table-cell office:value-type="string" calcext:value-type="string">
            <text:p>Desde ahora en adelante (futuro).</text:p>
          </table:table-cell>
          <table:table-cell table:number-columns-repeated="3"/>
          <table:table-cell table:formula="of:=COM.MICROSOFT.CONCAT (&quot;insert into ITEM_INFO  values(&quot;;[.B62];&quot;,&quot;;[.A62];&quot;);&quot;)" office:value-type="string" office:string-value="insert into ITEM_INFO  values(61,2);" calcext:value-type="string">
            <text:p>insert into ITEM_INFO <text:s/>values(61,2);</text:p>
          </table:table-cell>
          <table:table-cell table:formula="of:=COM.MICROSOFT.CONCAT(&quot;INSERT INTO VALOR_CARACTERISTICA VALUES(&quot;;[.B62];&quot;,1,'&quot;;[.C62];&quot;');&quot;)" office:value-type="string" office:string-value="INSERT INTO VALOR_CARACTERISTICA VALUES(61,1,'これから');" calcext:value-type="string">
            <text:p>INSERT INTO VALOR_CARACTERISTICA VALUES(61,1,'これから');</text:p>
          </table:table-cell>
          <table:table-cell table:formula="of:=COM.MICROSOFT.CONCAT(&quot;INSERT INTO VALOR_CARACTERISTICA VALUES(&quot;;[.B62];&quot;,3,'&quot;;[.D62];&quot;');&quot;)" office:value-type="string" office:string-value="INSERT INTO VALOR_CARACTERISTICA VALUES(61,3,'Desde ahora en adelante (futuro).');" calcext:value-type="string">
            <text:p>INSERT INTO VALOR_CARACTERISTICA VALUES(61,3,'Desde ahora en adelante (futuro).');</text:p>
          </table:table-cell>
          <table:table-cell table:number-columns-repeated="3"/>
        </table:table-row>
        <table:table-row table:style-name="ro1">
          <table:table-cell office:value-type="float" office:value="2" calcext:value-type="float">
            <text:p>2</text:p>
          </table:table-cell>
          <table:table-cell table:formula="of:=[.B62]+1" office:value-type="float" office:value="62" calcext:value-type="float">
            <text:p>62</text:p>
          </table:table-cell>
          <table:table-cell office:value-type="string" calcext:value-type="string">
            <text:p>そのうえ</text:p>
          </table:table-cell>
          <table:table-cell office:value-type="string" calcext:value-type="string">
            <text:p><text:span text:style-name="T23">Adem</text:span><text:span text:style-name="T24">ás.</text:span></text:p>
          </table:table-cell>
          <table:table-cell table:number-columns-repeated="3"/>
          <table:table-cell table:formula="of:=COM.MICROSOFT.CONCAT (&quot;insert into ITEM_INFO  values(&quot;;[.B63];&quot;,&quot;;[.A63];&quot;);&quot;)" office:value-type="string" office:string-value="insert into ITEM_INFO  values(62,2);" calcext:value-type="string">
            <text:p>insert into ITEM_INFO <text:s/>values(62,2);</text:p>
          </table:table-cell>
          <table:table-cell table:formula="of:=COM.MICROSOFT.CONCAT(&quot;INSERT INTO VALOR_CARACTERISTICA VALUES(&quot;;[.B63];&quot;,1,'&quot;;[.C63];&quot;');&quot;)" office:value-type="string" office:string-value="INSERT INTO VALOR_CARACTERISTICA VALUES(62,1,'そのうえ');" calcext:value-type="string">
            <text:p>INSERT INTO VALOR_CARACTERISTICA VALUES(62,1,'そのうえ');</text:p>
          </table:table-cell>
          <table:table-cell table:formula="of:=COM.MICROSOFT.CONCAT(&quot;INSERT INTO VALOR_CARACTERISTICA VALUES(&quot;;[.B63];&quot;,3,'&quot;;[.D63];&quot;');&quot;)" office:value-type="string" office:string-value="INSERT INTO VALOR_CARACTERISTICA VALUES(62,3,'Además.');" calcext:value-type="string">
            <text:p>INSERT INTO VALOR_CARACTERISTICA VALUES(62,3,'Además.');</text:p>
          </table:table-cell>
          <table:table-cell table:number-columns-repeated="3"/>
        </table:table-row>
        <table:table-row table:style-name="ro3">
          <table:table-cell office:value-type="float" office:value="2" calcext:value-type="float">
            <text:p>2</text:p>
          </table:table-cell>
          <table:table-cell table:formula="of:=[.B63]+1" office:value-type="float" office:value="63" calcext:value-type="float">
            <text:p>63</text:p>
          </table:table-cell>
          <table:table-cell office:value-type="string" calcext:value-type="string">
            <text:p>やっと </text:p>
          </table:table-cell>
          <table:table-cell office:value-type="string" calcext:value-type="string">
            <text:p><text:span text:style-name="T25">Finalmente, al final (</text:span><text:span text:style-name="T26">ようやく</text:span><text:span text:style-name="T27">).</text:span></text:p>
          </table:table-cell>
          <table:table-cell table:number-columns-repeated="3"/>
          <table:table-cell table:formula="of:=COM.MICROSOFT.CONCAT (&quot;insert into ITEM_INFO  values(&quot;;[.B64];&quot;,&quot;;[.A64];&quot;);&quot;)" office:value-type="string" office:string-value="insert into ITEM_INFO  values(63,2);" calcext:value-type="string">
            <text:p>insert into ITEM_INFO <text:s/>values(63,2);</text:p>
          </table:table-cell>
          <table:table-cell table:formula="of:=COM.MICROSOFT.CONCAT(&quot;INSERT INTO VALOR_CARACTERISTICA VALUES(&quot;;[.B64];&quot;,1,'&quot;;[.C64];&quot;');&quot;)" office:value-type="string" office:string-value="INSERT INTO VALOR_CARACTERISTICA VALUES(63,1,'やっと ');" calcext:value-type="string">
            <text:p>INSERT INTO VALOR_CARACTERISTICA VALUES(63,1,'やっと ');</text:p>
          </table:table-cell>
          <table:table-cell table:formula="of:=COM.MICROSOFT.CONCAT(&quot;INSERT INTO VALOR_CARACTERISTICA VALUES(&quot;;[.B64];&quot;,3,'&quot;;[.D64];&quot;');&quot;)" office:value-type="string" office:string-value="INSERT INTO VALOR_CARACTERISTICA VALUES(63,3,'Finalmente, al final (ようやく).');" calcext:value-type="string">
            <text:p>INSERT INTO VALOR_CARACTERISTICA VALUES(63,3,'Finalmente, al final (ようやく).');</text:p>
          </table:table-cell>
          <table:table-cell table:number-columns-repeated="3"/>
        </table:table-row>
        <table:table-row table:style-name="ro1">
          <table:table-cell office:value-type="float" office:value="1" calcext:value-type="float">
            <text:p>1</text:p>
          </table:table-cell>
          <table:table-cell table:formula="of:=[.B64]+1" office:value-type="float" office:value="64" calcext:value-type="float">
            <text:p>64</text:p>
          </table:table-cell>
          <table:table-cell office:value-type="string" calcext:value-type="string">
            <text:p>ぼろぼろ</text:p>
          </table:table-cell>
          <table:table-cell office:value-type="string" calcext:value-type="string">
            <text:p>Harapiento, andrajoso, cayéndose a trozos.</text:p>
          </table:table-cell>
          <table:table-cell table:number-columns-repeated="3"/>
          <table:table-cell table:formula="of:=COM.MICROSOFT.CONCAT (&quot;insert into ITEM_INFO  values(&quot;;[.B65];&quot;,&quot;;[.A65];&quot;);&quot;)" office:value-type="string" office:string-value="insert into ITEM_INFO  values(64,1);" calcext:value-type="string">
            <text:p>insert into ITEM_INFO <text:s/>values(64,1);</text:p>
          </table:table-cell>
          <table:table-cell table:formula="of:=COM.MICROSOFT.CONCAT(&quot;INSERT INTO VALOR_CARACTERISTICA VALUES(&quot;;[.B65];&quot;,1,'&quot;;[.C65];&quot;');&quot;)" office:value-type="string" office:string-value="INSERT INTO VALOR_CARACTERISTICA VALUES(64,1,'ぼろぼろ');" calcext:value-type="string">
            <text:p>INSERT INTO VALOR_CARACTERISTICA VALUES(64,1,'ぼろぼろ');</text:p>
          </table:table-cell>
          <table:table-cell table:formula="of:=COM.MICROSOFT.CONCAT(&quot;INSERT INTO VALOR_CARACTERISTICA VALUES(&quot;;[.B65];&quot;,3,'&quot;;[.D65];&quot;');&quot;)" office:value-type="string" office:string-value="INSERT INTO VALOR_CARACTERISTICA VALUES(64,3,'Harapiento, andrajoso, cayéndose a trozos.');" calcext:value-type="string">
            <text:p>INSERT INTO VALOR_CARACTERISTICA VALUES(64,3,'Harapiento, andrajoso, cayéndose a trozos.');</text:p>
          </table:table-cell>
          <table:table-cell table:number-columns-repeated="3"/>
        </table:table-row>
        <table:table-row table:style-name="ro1">
          <table:table-cell office:value-type="float" office:value="1" calcext:value-type="float">
            <text:p>1</text:p>
          </table:table-cell>
          <table:table-cell table:formula="of:=[.B65]+1" office:value-type="float" office:value="65" calcext:value-type="float">
            <text:p>65</text:p>
          </table:table-cell>
          <table:table-cell office:value-type="string" calcext:value-type="string">
            <text:p>じろじろ</text:p>
          </table:table-cell>
          <table:table-cell office:value-type="string" calcext:value-type="string">
            <text:p>Mirando fijamente.</text:p>
          </table:table-cell>
          <table:table-cell table:number-columns-repeated="3"/>
          <table:table-cell table:formula="of:=COM.MICROSOFT.CONCAT (&quot;insert into ITEM_INFO  values(&quot;;[.B66];&quot;,&quot;;[.A66];&quot;);&quot;)" office:value-type="string" office:string-value="insert into ITEM_INFO  values(65,1);" calcext:value-type="string">
            <text:p>insert into ITEM_INFO <text:s/>values(65,1);</text:p>
          </table:table-cell>
          <table:table-cell table:formula="of:=COM.MICROSOFT.CONCAT(&quot;INSERT INTO VALOR_CARACTERISTICA VALUES(&quot;;[.B66];&quot;,1,'&quot;;[.C66];&quot;');&quot;)" office:value-type="string" office:string-value="INSERT INTO VALOR_CARACTERISTICA VALUES(65,1,'じろじろ');" calcext:value-type="string">
            <text:p>INSERT INTO VALOR_CARACTERISTICA VALUES(65,1,'じろじろ');</text:p>
          </table:table-cell>
          <table:table-cell table:formula="of:=COM.MICROSOFT.CONCAT(&quot;INSERT INTO VALOR_CARACTERISTICA VALUES(&quot;;[.B66];&quot;,3,'&quot;;[.D66];&quot;');&quot;)" office:value-type="string" office:string-value="INSERT INTO VALOR_CARACTERISTICA VALUES(65,3,'Mirando fijamente.');" calcext:value-type="string">
            <text:p>INSERT INTO VALOR_CARACTERISTICA VALUES(65,3,'Mirando fijamente.');</text:p>
          </table:table-cell>
          <table:table-cell table:number-columns-repeated="3"/>
        </table:table-row>
        <table:table-row table:style-name="ro1">
          <table:table-cell office:value-type="float" office:value="1" calcext:value-type="float">
            <text:p>1</text:p>
          </table:table-cell>
          <table:table-cell table:formula="of:=[.B66]+1" office:value-type="float" office:value="66" calcext:value-type="float">
            <text:p>66</text:p>
          </table:table-cell>
          <table:table-cell office:value-type="string" calcext:value-type="string">
            <text:p>ざらざら</text:p>
          </table:table-cell>
          <table:table-cell office:value-type="string" calcext:value-type="string">
            <text:p>Grueso, arenoso, áspero (voz, tacto, etc.)</text:p>
          </table:table-cell>
          <table:table-cell table:number-columns-repeated="3"/>
          <table:table-cell table:formula="of:=COM.MICROSOFT.CONCAT (&quot;insert into ITEM_INFO  values(&quot;;[.B67];&quot;,&quot;;[.A67];&quot;);&quot;)" office:value-type="string" office:string-value="insert into ITEM_INFO  values(66,1);" calcext:value-type="string">
            <text:p>insert into ITEM_INFO <text:s/>values(66,1);</text:p>
          </table:table-cell>
          <table:table-cell table:formula="of:=COM.MICROSOFT.CONCAT(&quot;INSERT INTO VALOR_CARACTERISTICA VALUES(&quot;;[.B67];&quot;,1,'&quot;;[.C67];&quot;');&quot;)" office:value-type="string" office:string-value="INSERT INTO VALOR_CARACTERISTICA VALUES(66,1,'ざらざら');" calcext:value-type="string">
            <text:p>INSERT INTO VALOR_CARACTERISTICA VALUES(66,1,'ざらざら');</text:p>
          </table:table-cell>
          <table:table-cell table:formula="of:=COM.MICROSOFT.CONCAT(&quot;INSERT INTO VALOR_CARACTERISTICA VALUES(&quot;;[.B67];&quot;,3,'&quot;;[.D67];&quot;');&quot;)" office:value-type="string" office:string-value="INSERT INTO VALOR_CARACTERISTICA VALUES(66,3,'Grueso, arenoso, áspero (voz, tacto, etc.)');" calcext:value-type="string">
            <text:p>INSERT INTO VALOR_CARACTERISTICA VALUES(66,3,'Grueso, arenoso, áspero (voz, tacto, etc.)');</text:p>
          </table:table-cell>
          <table:table-cell table:number-columns-repeated="3"/>
        </table:table-row>
        <table:table-row table:style-name="ro1">
          <table:table-cell office:value-type="float" office:value="1" calcext:value-type="float">
            <text:p>1</text:p>
          </table:table-cell>
          <table:table-cell table:formula="of:=[.B67]+1" office:value-type="float" office:value="67" calcext:value-type="float">
            <text:p>67</text:p>
          </table:table-cell>
          <table:table-cell office:value-type="string" calcext:value-type="string">
            <text:p>ばらばら</text:p>
          </table:table-cell>
          <table:table-cell office:value-type="string" calcext:value-type="string">
            <text:p>Disperso, suelto, en piezas, en gotas.</text:p>
          </table:table-cell>
          <table:table-cell table:number-columns-repeated="3"/>
          <table:table-cell table:formula="of:=COM.MICROSOFT.CONCAT (&quot;insert into ITEM_INFO  values(&quot;;[.B68];&quot;,&quot;;[.A68];&quot;);&quot;)" office:value-type="string" office:string-value="insert into ITEM_INFO  values(67,1);" calcext:value-type="string">
            <text:p>insert into ITEM_INFO <text:s/>values(67,1);</text:p>
          </table:table-cell>
          <table:table-cell table:formula="of:=COM.MICROSOFT.CONCAT(&quot;INSERT INTO VALOR_CARACTERISTICA VALUES(&quot;;[.B68];&quot;,1,'&quot;;[.C68];&quot;');&quot;)" office:value-type="string" office:string-value="INSERT INTO VALOR_CARACTERISTICA VALUES(67,1,'ばらばら');" calcext:value-type="string">
            <text:p>INSERT INTO VALOR_CARACTERISTICA VALUES(67,1,'ばらばら');</text:p>
          </table:table-cell>
          <table:table-cell table:formula="of:=COM.MICROSOFT.CONCAT(&quot;INSERT INTO VALOR_CARACTERISTICA VALUES(&quot;;[.B68];&quot;,3,'&quot;;[.D68];&quot;');&quot;)" office:value-type="string" office:string-value="INSERT INTO VALOR_CARACTERISTICA VALUES(67,3,'Disperso, suelto, en piezas, en gotas.');" calcext:value-type="string">
            <text:p>INSERT INTO VALOR_CARACTERISTICA VALUES(67,3,'Disperso, suelto, en piezas, en gotas.');</text:p>
          </table:table-cell>
          <table:table-cell table:number-columns-repeated="3"/>
        </table:table-row>
        <table:table-row table:style-name="ro1">
          <table:table-cell office:value-type="float" office:value="1" calcext:value-type="float">
            <text:p>1</text:p>
          </table:table-cell>
          <table:table-cell table:formula="of:=[.B68]+1" office:value-type="float" office:value="68" calcext:value-type="float">
            <text:p>68</text:p>
          </table:table-cell>
          <table:table-cell office:value-type="string" calcext:value-type="string">
            <text:p>ぺらぺら</text:p>
          </table:table-cell>
          <table:table-cell office:value-type="string" calcext:value-type="string">
            <text:p>Ser hábil con un idioma (bilingüe).</text:p>
          </table:table-cell>
          <table:table-cell table:number-columns-repeated="3"/>
          <table:table-cell table:formula="of:=COM.MICROSOFT.CONCAT (&quot;insert into ITEM_INFO  values(&quot;;[.B69];&quot;,&quot;;[.A69];&quot;);&quot;)" office:value-type="string" office:string-value="insert into ITEM_INFO  values(68,1);" calcext:value-type="string">
            <text:p>insert into ITEM_INFO <text:s/>values(68,1);</text:p>
          </table:table-cell>
          <table:table-cell table:formula="of:=COM.MICROSOFT.CONCAT(&quot;INSERT INTO VALOR_CARACTERISTICA VALUES(&quot;;[.B69];&quot;,1,'&quot;;[.C69];&quot;');&quot;)" office:value-type="string" office:string-value="INSERT INTO VALOR_CARACTERISTICA VALUES(68,1,'ぺらぺら');" calcext:value-type="string">
            <text:p>INSERT INTO VALOR_CARACTERISTICA VALUES(68,1,'ぺらぺら');</text:p>
          </table:table-cell>
          <table:table-cell table:formula="of:=COM.MICROSOFT.CONCAT(&quot;INSERT INTO VALOR_CARACTERISTICA VALUES(&quot;;[.B69];&quot;,3,'&quot;;[.D69];&quot;');&quot;)" office:value-type="string" office:string-value="INSERT INTO VALOR_CARACTERISTICA VALUES(68,3,'Ser hábil con un idioma (bilingüe).');" calcext:value-type="string">
            <text:p>INSERT INTO VALOR_CARACTERISTICA VALUES(68,3,'Ser hábil con un idioma (bilingüe).');</text:p>
          </table:table-cell>
          <table:table-cell table:number-columns-repeated="3"/>
        </table:table-row>
        <table:table-row table:style-name="ro1">
          <table:table-cell office:value-type="float" office:value="1" calcext:value-type="float">
            <text:p>1</text:p>
          </table:table-cell>
          <table:table-cell table:formula="of:=[.B69]+1" office:value-type="float" office:value="69" calcext:value-type="float">
            <text:p>69</text:p>
          </table:table-cell>
          <table:table-cell office:value-type="string" calcext:value-type="string">
            <text:p>ぺこぺこ</text:p>
          </table:table-cell>
          <table:table-cell office:value-type="string" calcext:value-type="string">
            <text:p>Tener hambre.</text:p>
          </table:table-cell>
          <table:table-cell table:number-columns-repeated="3"/>
          <table:table-cell table:formula="of:=COM.MICROSOFT.CONCAT (&quot;insert into ITEM_INFO  values(&quot;;[.B70];&quot;,&quot;;[.A70];&quot;);&quot;)" office:value-type="string" office:string-value="insert into ITEM_INFO  values(69,1);" calcext:value-type="string">
            <text:p>insert into ITEM_INFO <text:s/>values(69,1);</text:p>
          </table:table-cell>
          <table:table-cell table:formula="of:=COM.MICROSOFT.CONCAT(&quot;INSERT INTO VALOR_CARACTERISTICA VALUES(&quot;;[.B70];&quot;,1,'&quot;;[.C70];&quot;');&quot;)" office:value-type="string" office:string-value="INSERT INTO VALOR_CARACTERISTICA VALUES(69,1,'ぺこぺこ');" calcext:value-type="string">
            <text:p>INSERT INTO VALOR_CARACTERISTICA VALUES(69,1,'ぺこぺこ');</text:p>
          </table:table-cell>
          <table:table-cell table:formula="of:=COM.MICROSOFT.CONCAT(&quot;INSERT INTO VALOR_CARACTERISTICA VALUES(&quot;;[.B70];&quot;,3,'&quot;;[.D70];&quot;');&quot;)" office:value-type="string" office:string-value="INSERT INTO VALOR_CARACTERISTICA VALUES(69,3,'Tener hambre.');" calcext:value-type="string">
            <text:p>INSERT INTO VALOR_CARACTERISTICA VALUES(69,3,'Tener hambre.');</text:p>
          </table:table-cell>
          <table:table-cell table:number-columns-repeated="3"/>
        </table:table-row>
        <table:table-row table:style-name="ro1">
          <table:table-cell office:value-type="float" office:value="1" calcext:value-type="float">
            <text:p>1</text:p>
          </table:table-cell>
          <table:table-cell table:formula="of:=[.B70]+1" office:value-type="float" office:value="70" calcext:value-type="float">
            <text:p>70</text:p>
          </table:table-cell>
          <table:table-cell office:value-type="string" calcext:value-type="string">
            <text:p>からから</text:p>
          </table:table-cell>
          <table:table-cell office:value-type="string" calcext:value-type="string">
            <text:p>Tener sed.</text:p>
          </table:table-cell>
          <table:table-cell table:number-columns-repeated="3"/>
          <table:table-cell table:formula="of:=COM.MICROSOFT.CONCAT (&quot;insert into ITEM_INFO  values(&quot;;[.B71];&quot;,&quot;;[.A71];&quot;);&quot;)" office:value-type="string" office:string-value="insert into ITEM_INFO  values(70,1);" calcext:value-type="string">
            <text:p>insert into ITEM_INFO <text:s/>values(70,1);</text:p>
          </table:table-cell>
          <table:table-cell table:formula="of:=COM.MICROSOFT.CONCAT(&quot;INSERT INTO VALOR_CARACTERISTICA VALUES(&quot;;[.B71];&quot;,1,'&quot;;[.C71];&quot;');&quot;)" office:value-type="string" office:string-value="INSERT INTO VALOR_CARACTERISTICA VALUES(70,1,'からから');" calcext:value-type="string">
            <text:p>INSERT INTO VALOR_CARACTERISTICA VALUES(70,1,'からから');</text:p>
          </table:table-cell>
          <table:table-cell table:formula="of:=COM.MICROSOFT.CONCAT(&quot;INSERT INTO VALOR_CARACTERISTICA VALUES(&quot;;[.B71];&quot;,3,'&quot;;[.D71];&quot;');&quot;)" office:value-type="string" office:string-value="INSERT INTO VALOR_CARACTERISTICA VALUES(70,3,'Tener sed.');" calcext:value-type="string">
            <text:p>INSERT INTO VALOR_CARACTERISTICA VALUES(70,3,'Tener sed.');</text:p>
          </table:table-cell>
          <table:table-cell table:number-columns-repeated="3"/>
        </table:table-row>
        <table:table-row table:style-name="ro1">
          <table:table-cell office:value-type="float" office:value="1" calcext:value-type="float">
            <text:p>1</text:p>
          </table:table-cell>
          <table:table-cell table:formula="of:=[.B71]+1" office:value-type="float" office:value="71" calcext:value-type="float">
            <text:p>71</text:p>
          </table:table-cell>
          <table:table-cell office:value-type="string" calcext:value-type="string">
            <text:p>はらはら</text:p>
          </table:table-cell>
          <table:table-cell office:value-type="string" calcext:value-type="string">
            <text:p>Sentirse ansioso, nervioso, excitado.</text:p>
          </table:table-cell>
          <table:table-cell table:number-columns-repeated="3"/>
          <table:table-cell table:formula="of:=COM.MICROSOFT.CONCAT (&quot;insert into ITEM_INFO  values(&quot;;[.B72];&quot;,&quot;;[.A72];&quot;);&quot;)" office:value-type="string" office:string-value="insert into ITEM_INFO  values(71,1);" calcext:value-type="string">
            <text:p>insert into ITEM_INFO <text:s/>values(71,1);</text:p>
          </table:table-cell>
          <table:table-cell table:formula="of:=COM.MICROSOFT.CONCAT(&quot;INSERT INTO VALOR_CARACTERISTICA VALUES(&quot;;[.B72];&quot;,1,'&quot;;[.C72];&quot;');&quot;)" office:value-type="string" office:string-value="INSERT INTO VALOR_CARACTERISTICA VALUES(71,1,'はらはら');" calcext:value-type="string">
            <text:p>INSERT INTO VALOR_CARACTERISTICA VALUES(71,1,'はらはら');</text:p>
          </table:table-cell>
          <table:table-cell table:formula="of:=COM.MICROSOFT.CONCAT(&quot;INSERT INTO VALOR_CARACTERISTICA VALUES(&quot;;[.B72];&quot;,3,'&quot;;[.D72];&quot;');&quot;)" office:value-type="string" office:string-value="INSERT INTO VALOR_CARACTERISTICA VALUES(71,3,'Sentirse ansioso, nervioso, excitado.');" calcext:value-type="string">
            <text:p>INSERT INTO VALOR_CARACTERISTICA VALUES(71,3,'Sentirse ansioso, nervioso, excitado.');</text:p>
          </table:table-cell>
          <table:table-cell table:number-columns-repeated="3"/>
        </table:table-row>
        <table:table-row table:style-name="ro1">
          <table:table-cell office:value-type="float" office:value="1" calcext:value-type="float">
            <text:p>1</text:p>
          </table:table-cell>
          <table:table-cell table:formula="of:=[.B72]+1" office:value-type="float" office:value="72" calcext:value-type="float">
            <text:p>72</text:p>
          </table:table-cell>
          <table:table-cell office:value-type="string" calcext:value-type="string">
            <text:p>だんだん</text:p>
          </table:table-cell>
          <table:table-cell office:value-type="string" calcext:value-type="string">
            <text:p>Gradualmente, más y más, poco a poco (de suave a fuerte).</text:p>
          </table:table-cell>
          <table:table-cell table:number-columns-repeated="3"/>
          <table:table-cell table:formula="of:=COM.MICROSOFT.CONCAT (&quot;insert into ITEM_INFO  values(&quot;;[.B73];&quot;,&quot;;[.A73];&quot;);&quot;)" office:value-type="string" office:string-value="insert into ITEM_INFO  values(72,1);" calcext:value-type="string">
            <text:p>insert into ITEM_INFO <text:s/>values(72,1);</text:p>
          </table:table-cell>
          <table:table-cell table:formula="of:=COM.MICROSOFT.CONCAT(&quot;INSERT INTO VALOR_CARACTERISTICA VALUES(&quot;;[.B73];&quot;,1,'&quot;;[.C73];&quot;');&quot;)" office:value-type="string" office:string-value="INSERT INTO VALOR_CARACTERISTICA VALUES(72,1,'だんだん');" calcext:value-type="string">
            <text:p>INSERT INTO VALOR_CARACTERISTICA VALUES(72,1,'だんだん');</text:p>
          </table:table-cell>
          <table:table-cell table:formula="of:=COM.MICROSOFT.CONCAT(&quot;INSERT INTO VALOR_CARACTERISTICA VALUES(&quot;;[.B73];&quot;,3,'&quot;;[.D73];&quot;');&quot;)" office:value-type="string" office:string-value="INSERT INTO VALOR_CARACTERISTICA VALUES(72,3,'Gradualmente, más y más, poco a poco (de suave a fuerte).');" calcext:value-type="string">
            <text:p>INSERT INTO VALOR_CARACTERISTICA VALUES(72,3,'Gradualmente, más y más, poco a poco (de suave a fuerte).');</text:p>
          </table:table-cell>
          <table:table-cell table:number-columns-repeated="3"/>
        </table:table-row>
        <table:table-row table:style-name="ro1">
          <table:table-cell office:value-type="float" office:value="1" calcext:value-type="float">
            <text:p>1</text:p>
          </table:table-cell>
          <table:table-cell table:formula="of:=[.B73]+1" office:value-type="float" office:value="73" calcext:value-type="float">
            <text:p>73</text:p>
          </table:table-cell>
          <table:table-cell office:value-type="string" calcext:value-type="string">
            <text:p>いきいき</text:p>
          </table:table-cell>
          <table:table-cell office:value-type="string" calcext:value-type="string">
            <text:p>Animadamente, activamente, enérgicamente.</text:p>
          </table:table-cell>
          <table:table-cell table:number-columns-repeated="3"/>
          <table:table-cell table:formula="of:=COM.MICROSOFT.CONCAT (&quot;insert into ITEM_INFO  values(&quot;;[.B74];&quot;,&quot;;[.A74];&quot;);&quot;)" office:value-type="string" office:string-value="insert into ITEM_INFO  values(73,1);" calcext:value-type="string">
            <text:p>insert into ITEM_INFO <text:s/>values(73,1);</text:p>
          </table:table-cell>
          <table:table-cell table:formula="of:=COM.MICROSOFT.CONCAT(&quot;INSERT INTO VALOR_CARACTERISTICA VALUES(&quot;;[.B74];&quot;,1,'&quot;;[.C74];&quot;');&quot;)" office:value-type="string" office:string-value="INSERT INTO VALOR_CARACTERISTICA VALUES(73,1,'いきいき');" calcext:value-type="string">
            <text:p>INSERT INTO VALOR_CARACTERISTICA VALUES(73,1,'いきいき');</text:p>
          </table:table-cell>
          <table:table-cell table:formula="of:=COM.MICROSOFT.CONCAT(&quot;INSERT INTO VALOR_CARACTERISTICA VALUES(&quot;;[.B74];&quot;,3,'&quot;;[.D74];&quot;');&quot;)" office:value-type="string" office:string-value="INSERT INTO VALOR_CARACTERISTICA VALUES(73,3,'Animadamente, activamente, enérgicamente.');" calcext:value-type="string">
            <text:p>INSERT INTO VALOR_CARACTERISTICA VALUES(73,3,'Animadamente, activamente, enérgicamente.');</text:p>
          </table:table-cell>
          <table:table-cell table:number-columns-repeated="3"/>
        </table:table-row>
        <table:table-row table:style-name="ro1">
          <table:table-cell office:value-type="float" office:value="1" calcext:value-type="float">
            <text:p>1</text:p>
          </table:table-cell>
          <table:table-cell table:formula="of:=[.B74]+1" office:value-type="float" office:value="74" calcext:value-type="float">
            <text:p>74</text:p>
          </table:table-cell>
          <table:table-cell office:value-type="string" calcext:value-type="string">
            <text:p>ますます</text:p>
          </table:table-cell>
          <table:table-cell office:value-type="string" calcext:value-type="string">
            <text:p>Gradualmente, más y más (de fuerte a más fuerte).</text:p>
          </table:table-cell>
          <table:table-cell table:number-columns-repeated="3"/>
          <table:table-cell table:formula="of:=COM.MICROSOFT.CONCAT (&quot;insert into ITEM_INFO  values(&quot;;[.B75];&quot;,&quot;;[.A75];&quot;);&quot;)" office:value-type="string" office:string-value="insert into ITEM_INFO  values(74,1);" calcext:value-type="string">
            <text:p>insert into ITEM_INFO <text:s/>values(74,1);</text:p>
          </table:table-cell>
          <table:table-cell table:formula="of:=COM.MICROSOFT.CONCAT(&quot;INSERT INTO VALOR_CARACTERISTICA VALUES(&quot;;[.B75];&quot;,1,'&quot;;[.C75];&quot;');&quot;)" office:value-type="string" office:string-value="INSERT INTO VALOR_CARACTERISTICA VALUES(74,1,'ますます');" calcext:value-type="string">
            <text:p>INSERT INTO VALOR_CARACTERISTICA VALUES(74,1,'ますます');</text:p>
          </table:table-cell>
          <table:table-cell table:formula="of:=COM.MICROSOFT.CONCAT(&quot;INSERT INTO VALOR_CARACTERISTICA VALUES(&quot;;[.B75];&quot;,3,'&quot;;[.D75];&quot;');&quot;)" office:value-type="string" office:string-value="INSERT INTO VALOR_CARACTERISTICA VALUES(74,3,'Gradualmente, más y más (de fuerte a más fuerte).');" calcext:value-type="string">
            <text:p>INSERT INTO VALOR_CARACTERISTICA VALUES(74,3,'Gradualmente, más y más (de fuerte a más fuerte).');</text:p>
          </table:table-cell>
          <table:table-cell table:number-columns-repeated="3"/>
        </table:table-row>
        <table:table-row table:style-name="ro1">
          <table:table-cell office:value-type="float" office:value="1" calcext:value-type="float">
            <text:p>1</text:p>
          </table:table-cell>
          <table:table-cell table:formula="of:=[.B75]+1" office:value-type="float" office:value="75" calcext:value-type="float">
            <text:p>75</text:p>
          </table:table-cell>
          <table:table-cell office:value-type="string" calcext:value-type="string">
            <text:p>わくわく</text:p>
          </table:table-cell>
          <table:table-cell office:value-type="string" calcext:value-type="string">
            <text:p>Nervioso, excitado, tembloroso.</text:p>
          </table:table-cell>
          <table:table-cell table:number-columns-repeated="3"/>
          <table:table-cell table:formula="of:=COM.MICROSOFT.CONCAT (&quot;insert into ITEM_INFO  values(&quot;;[.B76];&quot;,&quot;;[.A76];&quot;);&quot;)" office:value-type="string" office:string-value="insert into ITEM_INFO  values(75,1);" calcext:value-type="string">
            <text:p>insert into ITEM_INFO <text:s/>values(75,1);</text:p>
          </table:table-cell>
          <table:table-cell table:formula="of:=COM.MICROSOFT.CONCAT(&quot;INSERT INTO VALOR_CARACTERISTICA VALUES(&quot;;[.B76];&quot;,1,'&quot;;[.C76];&quot;');&quot;)" office:value-type="string" office:string-value="INSERT INTO VALOR_CARACTERISTICA VALUES(75,1,'わくわく');" calcext:value-type="string">
            <text:p>INSERT INTO VALOR_CARACTERISTICA VALUES(75,1,'わくわく');</text:p>
          </table:table-cell>
          <table:table-cell table:formula="of:=COM.MICROSOFT.CONCAT(&quot;INSERT INTO VALOR_CARACTERISTICA VALUES(&quot;;[.B76];&quot;,3,'&quot;;[.D76];&quot;');&quot;)" office:value-type="string" office:string-value="INSERT INTO VALOR_CARACTERISTICA VALUES(75,3,'Nervioso, excitado, tembloroso.');" calcext:value-type="string">
            <text:p>INSERT INTO VALOR_CARACTERISTICA VALUES(75,3,'Nervioso, excitado, tembloroso.');</text:p>
          </table:table-cell>
          <table:table-cell table:number-columns-repeated="3"/>
        </table:table-row>
        <table:table-row table:style-name="ro1">
          <table:table-cell office:value-type="float" office:value="1" calcext:value-type="float">
            <text:p>1</text:p>
          </table:table-cell>
          <table:table-cell table:formula="of:=[.B76]+1" office:value-type="float" office:value="76" calcext:value-type="float">
            <text:p>76</text:p>
          </table:table-cell>
          <table:table-cell office:value-type="string" calcext:value-type="string">
            <text:p>ぞくぞく</text:p>
          </table:table-cell>
          <table:table-cell office:value-type="string" calcext:value-type="string">
            <text:p>Sucesivamente.</text:p>
          </table:table-cell>
          <table:table-cell table:number-columns-repeated="3"/>
          <table:table-cell table:formula="of:=COM.MICROSOFT.CONCAT (&quot;insert into ITEM_INFO  values(&quot;;[.B77];&quot;,&quot;;[.A77];&quot;);&quot;)" office:value-type="string" office:string-value="insert into ITEM_INFO  values(76,1);" calcext:value-type="string">
            <text:p>insert into ITEM_INFO <text:s/>values(76,1);</text:p>
          </table:table-cell>
          <table:table-cell table:formula="of:=COM.MICROSOFT.CONCAT(&quot;INSERT INTO VALOR_CARACTERISTICA VALUES(&quot;;[.B77];&quot;,1,'&quot;;[.C77];&quot;');&quot;)" office:value-type="string" office:string-value="INSERT INTO VALOR_CARACTERISTICA VALUES(76,1,'ぞくぞく');" calcext:value-type="string">
            <text:p>INSERT INTO VALOR_CARACTERISTICA VALUES(76,1,'ぞくぞく');</text:p>
          </table:table-cell>
          <table:table-cell table:formula="of:=COM.MICROSOFT.CONCAT(&quot;INSERT INTO VALOR_CARACTERISTICA VALUES(&quot;;[.B77];&quot;,3,'&quot;;[.D77];&quot;');&quot;)" office:value-type="string" office:string-value="INSERT INTO VALOR_CARACTERISTICA VALUES(76,3,'Sucesivamente.');" calcext:value-type="string">
            <text:p>INSERT INTO VALOR_CARACTERISTICA VALUES(76,3,'Sucesivamente.');</text:p>
          </table:table-cell>
          <table:table-cell table:number-columns-repeated="3"/>
        </table:table-row>
        <table:table-row table:style-name="ro1">
          <table:table-cell office:value-type="float" office:value="1" calcext:value-type="float">
            <text:p>1</text:p>
          </table:table-cell>
          <table:table-cell table:formula="of:=[.B77]+1" office:value-type="float" office:value="77" calcext:value-type="float">
            <text:p>77</text:p>
          </table:table-cell>
          <table:table-cell office:value-type="string" calcext:value-type="string">
            <text:p>そろそろ</text:p>
          </table:table-cell>
          <table:table-cell office:value-type="string" calcext:value-type="string">
            <text:p>Despacio, gradualmente, tranquilamente; ya va a llegar (tiempo).</text:p>
          </table:table-cell>
          <table:table-cell table:number-columns-repeated="3"/>
          <table:table-cell table:formula="of:=COM.MICROSOFT.CONCAT (&quot;insert into ITEM_INFO  values(&quot;;[.B78];&quot;,&quot;;[.A78];&quot;);&quot;)" office:value-type="string" office:string-value="insert into ITEM_INFO  values(77,1);" calcext:value-type="string">
            <text:p>insert into ITEM_INFO <text:s/>values(77,1);</text:p>
          </table:table-cell>
          <table:table-cell table:formula="of:=COM.MICROSOFT.CONCAT(&quot;INSERT INTO VALOR_CARACTERISTICA VALUES(&quot;;[.B78];&quot;,1,'&quot;;[.C78];&quot;');&quot;)" office:value-type="string" office:string-value="INSERT INTO VALOR_CARACTERISTICA VALUES(77,1,'そろそろ');" calcext:value-type="string">
            <text:p>INSERT INTO VALOR_CARACTERISTICA VALUES(77,1,'そろそろ');</text:p>
          </table:table-cell>
          <table:table-cell table:formula="of:=COM.MICROSOFT.CONCAT(&quot;INSERT INTO VALOR_CARACTERISTICA VALUES(&quot;;[.B78];&quot;,3,'&quot;;[.D78];&quot;');&quot;)" office:value-type="string" office:string-value="INSERT INTO VALOR_CARACTERISTICA VALUES(77,3,'Despacio, gradualmente, tranquilamente; ya va a llegar (tiempo).');" calcext:value-type="string">
            <text:p>INSERT INTO VALOR_CARACTERISTICA VALUES(77,3,'Despacio, gradualmente, tranquilamente; ya va a llegar (tiempo).');</text:p>
          </table:table-cell>
          <table:table-cell table:number-columns-repeated="3"/>
        </table:table-row>
        <table:table-row table:style-name="ro1">
          <table:table-cell office:value-type="float" office:value="1" calcext:value-type="float">
            <text:p>1</text:p>
          </table:table-cell>
          <table:table-cell table:formula="of:=[.B78]+1" office:value-type="float" office:value="78" calcext:value-type="float">
            <text:p>78</text:p>
          </table:table-cell>
          <table:table-cell office:value-type="string" calcext:value-type="string">
            <text:p>たまたま</text:p>
          </table:table-cell>
          <table:table-cell office:value-type="string" calcext:value-type="string">
            <text:p>Ocasionalmente, raramente, casualmente.</text:p>
          </table:table-cell>
          <table:table-cell table:number-columns-repeated="3"/>
          <table:table-cell table:formula="of:=COM.MICROSOFT.CONCAT (&quot;insert into ITEM_INFO  values(&quot;;[.B79];&quot;,&quot;;[.A79];&quot;);&quot;)" office:value-type="string" office:string-value="insert into ITEM_INFO  values(78,1);" calcext:value-type="string">
            <text:p>insert into ITEM_INFO <text:s/>values(78,1);</text:p>
          </table:table-cell>
          <table:table-cell table:formula="of:=COM.MICROSOFT.CONCAT(&quot;INSERT INTO VALOR_CARACTERISTICA VALUES(&quot;;[.B79];&quot;,1,'&quot;;[.C79];&quot;');&quot;)" office:value-type="string" office:string-value="INSERT INTO VALOR_CARACTERISTICA VALUES(78,1,'たまたま');" calcext:value-type="string">
            <text:p>INSERT INTO VALOR_CARACTERISTICA VALUES(78,1,'たまたま');</text:p>
          </table:table-cell>
          <table:table-cell table:formula="of:=COM.MICROSOFT.CONCAT(&quot;INSERT INTO VALOR_CARACTERISTICA VALUES(&quot;;[.B79];&quot;,3,'&quot;;[.D79];&quot;');&quot;)" office:value-type="string" office:string-value="INSERT INTO VALOR_CARACTERISTICA VALUES(78,3,'Ocasionalmente, raramente, casualmente.');" calcext:value-type="string">
            <text:p>INSERT INTO VALOR_CARACTERISTICA VALUES(78,3,'Ocasionalmente, raramente, casualmente.');</text:p>
          </table:table-cell>
          <table:table-cell table:number-columns-repeated="3"/>
        </table:table-row>
        <table:table-row table:style-name="ro1">
          <table:table-cell office:value-type="float" office:value="1" calcext:value-type="float">
            <text:p>1</text:p>
          </table:table-cell>
          <table:table-cell table:formula="of:=[.B79]+1" office:value-type="float" office:value="79" calcext:value-type="float">
            <text:p>79</text:p>
          </table:table-cell>
          <table:table-cell office:value-type="string" calcext:value-type="string">
            <text:p>ころころ</text:p>
          </table:table-cell>
          <table:table-cell office:value-type="string" calcext:value-type="string">
            <text:p>Cambio frecuentemente (conversación, planes, etc.)</text:p>
          </table:table-cell>
          <table:table-cell table:number-columns-repeated="3"/>
          <table:table-cell table:formula="of:=COM.MICROSOFT.CONCAT (&quot;insert into ITEM_INFO  values(&quot;;[.B80];&quot;,&quot;;[.A80];&quot;);&quot;)" office:value-type="string" office:string-value="insert into ITEM_INFO  values(79,1);" calcext:value-type="string">
            <text:p>insert into ITEM_INFO <text:s/>values(79,1);</text:p>
          </table:table-cell>
          <table:table-cell table:formula="of:=COM.MICROSOFT.CONCAT(&quot;INSERT INTO VALOR_CARACTERISTICA VALUES(&quot;;[.B80];&quot;,1,'&quot;;[.C80];&quot;');&quot;)" office:value-type="string" office:string-value="INSERT INTO VALOR_CARACTERISTICA VALUES(79,1,'ころころ');" calcext:value-type="string">
            <text:p>INSERT INTO VALOR_CARACTERISTICA VALUES(79,1,'ころころ');</text:p>
          </table:table-cell>
          <table:table-cell table:formula="of:=COM.MICROSOFT.CONCAT(&quot;INSERT INTO VALOR_CARACTERISTICA VALUES(&quot;;[.B80];&quot;,3,'&quot;;[.D80];&quot;');&quot;)" office:value-type="string" office:string-value="INSERT INTO VALOR_CARACTERISTICA VALUES(79,3,'Cambio frecuentemente (conversación, planes, etc.)');" calcext:value-type="string">
            <text:p>INSERT INTO VALOR_CARACTERISTICA VALUES(79,3,'Cambio frecuentemente (conversación, planes, etc.)');</text:p>
          </table:table-cell>
          <table:table-cell table:number-columns-repeated="3"/>
        </table:table-row>
        <table:table-row table:style-name="ro1">
          <table:table-cell office:value-type="float" office:value="1" calcext:value-type="float">
            <text:p>1</text:p>
          </table:table-cell>
          <table:table-cell table:formula="of:=[.B80]+1" office:value-type="float" office:value="80" calcext:value-type="float">
            <text:p>80</text:p>
          </table:table-cell>
          <table:table-cell office:value-type="string" calcext:value-type="string">
            <text:p>もともと</text:p>
          </table:table-cell>
          <table:table-cell office:value-type="string" calcext:value-type="string">
            <text:p>Originalmente.</text:p>
          </table:table-cell>
          <table:table-cell table:number-columns-repeated="3"/>
          <table:table-cell table:formula="of:=COM.MICROSOFT.CONCAT (&quot;insert into ITEM_INFO  values(&quot;;[.B81];&quot;,&quot;;[.A81];&quot;);&quot;)" office:value-type="string" office:string-value="insert into ITEM_INFO  values(80,1);" calcext:value-type="string">
            <text:p>insert into ITEM_INFO <text:s/>values(80,1);</text:p>
          </table:table-cell>
          <table:table-cell table:formula="of:=COM.MICROSOFT.CONCAT(&quot;INSERT INTO VALOR_CARACTERISTICA VALUES(&quot;;[.B81];&quot;,1,'&quot;;[.C81];&quot;');&quot;)" office:value-type="string" office:string-value="INSERT INTO VALOR_CARACTERISTICA VALUES(80,1,'もともと');" calcext:value-type="string">
            <text:p>INSERT INTO VALOR_CARACTERISTICA VALUES(80,1,'もともと');</text:p>
          </table:table-cell>
          <table:table-cell table:formula="of:=COM.MICROSOFT.CONCAT(&quot;INSERT INTO VALOR_CARACTERISTICA VALUES(&quot;;[.B81];&quot;,3,'&quot;;[.D81];&quot;');&quot;)" office:value-type="string" office:string-value="INSERT INTO VALOR_CARACTERISTICA VALUES(80,3,'Originalmente.');" calcext:value-type="string">
            <text:p>INSERT INTO VALOR_CARACTERISTICA VALUES(80,3,'Originalmente.');</text:p>
          </table:table-cell>
          <table:table-cell table:number-columns-repeated="3"/>
        </table:table-row>
        <table:table-row table:style-name="ro1">
          <table:table-cell office:value-type="float" office:value="1" calcext:value-type="float">
            <text:p>1</text:p>
          </table:table-cell>
          <table:table-cell table:formula="of:=[.B81]+1" office:value-type="float" office:value="81" calcext:value-type="float">
            <text:p>81</text:p>
          </table:table-cell>
          <table:table-cell office:value-type="string" calcext:value-type="string">
            <text:p>しばしば</text:p>
          </table:table-cell>
          <table:table-cell office:value-type="string" calcext:value-type="string">
            <text:p>Es como ときどき。</text:p>
          </table:table-cell>
          <table:table-cell table:number-columns-repeated="3"/>
          <table:table-cell table:formula="of:=COM.MICROSOFT.CONCAT (&quot;insert into ITEM_INFO  values(&quot;;[.B82];&quot;,&quot;;[.A82];&quot;);&quot;)" office:value-type="string" office:string-value="insert into ITEM_INFO  values(81,1);" calcext:value-type="string">
            <text:p>insert into ITEM_INFO <text:s/>values(81,1);</text:p>
          </table:table-cell>
          <table:table-cell table:formula="of:=COM.MICROSOFT.CONCAT(&quot;INSERT INTO VALOR_CARACTERISTICA VALUES(&quot;;[.B82];&quot;,1,'&quot;;[.C82];&quot;');&quot;)" office:value-type="string" office:string-value="INSERT INTO VALOR_CARACTERISTICA VALUES(81,1,'しばしば');" calcext:value-type="string">
            <text:p>INSERT INTO VALOR_CARACTERISTICA VALUES(81,1,'しばしば');</text:p>
          </table:table-cell>
          <table:table-cell table:formula="of:=COM.MICROSOFT.CONCAT(&quot;INSERT INTO VALOR_CARACTERISTICA VALUES(&quot;;[.B82];&quot;,3,'&quot;;[.D82];&quot;');&quot;)" office:value-type="string" office:string-value="INSERT INTO VALOR_CARACTERISTICA VALUES(81,3,'Es como ときどき。');" calcext:value-type="string">
            <text:p>INSERT INTO VALOR_CARACTERISTICA VALUES(81,3,'Es como ときどき。');</text:p>
          </table:table-cell>
          <table:table-cell table:number-columns-repeated="3"/>
        </table:table-row>
        <table:table-row table:style-name="ro1">
          <table:table-cell office:value-type="float" office:value="1" calcext:value-type="float">
            <text:p>1</text:p>
          </table:table-cell>
          <table:table-cell table:formula="of:=[.B82]+1" office:value-type="float" office:value="82" calcext:value-type="float">
            <text:p>82</text:p>
          </table:table-cell>
          <table:table-cell office:value-type="string" calcext:value-type="string">
            <text:p>ぶつぶつ</text:p>
          </table:table-cell>
          <table:table-cell office:value-type="string" calcext:value-type="string">
            <text:p>Se usa con quejarse (todo el rato).</text:p>
          </table:table-cell>
          <table:table-cell table:number-columns-repeated="3"/>
          <table:table-cell table:formula="of:=COM.MICROSOFT.CONCAT (&quot;insert into ITEM_INFO  values(&quot;;[.B83];&quot;,&quot;;[.A83];&quot;);&quot;)" office:value-type="string" office:string-value="insert into ITEM_INFO  values(82,1);" calcext:value-type="string">
            <text:p>insert into ITEM_INFO <text:s/>values(82,1);</text:p>
          </table:table-cell>
          <table:table-cell table:formula="of:=COM.MICROSOFT.CONCAT(&quot;INSERT INTO VALOR_CARACTERISTICA VALUES(&quot;;[.B83];&quot;,1,'&quot;;[.C83];&quot;');&quot;)" office:value-type="string" office:string-value="INSERT INTO VALOR_CARACTERISTICA VALUES(82,1,'ぶつぶつ');" calcext:value-type="string">
            <text:p>INSERT INTO VALOR_CARACTERISTICA VALUES(82,1,'ぶつぶつ');</text:p>
          </table:table-cell>
          <table:table-cell table:formula="of:=COM.MICROSOFT.CONCAT(&quot;INSERT INTO VALOR_CARACTERISTICA VALUES(&quot;;[.B83];&quot;,3,'&quot;;[.D83];&quot;');&quot;)" office:value-type="string" office:string-value="INSERT INTO VALOR_CARACTERISTICA VALUES(82,3,'Se usa con quejarse (todo el rato).');" calcext:value-type="string">
            <text:p>INSERT INTO VALOR_CARACTERISTICA VALUES(82,3,'Se usa con quejarse (todo el rato).');</text:p>
          </table:table-cell>
          <table:table-cell table:number-columns-repeated="3"/>
        </table:table-row>
        <table:table-row table:style-name="ro1">
          <table:table-cell office:value-type="float" office:value="1" calcext:value-type="float">
            <text:p>1</text:p>
          </table:table-cell>
          <table:table-cell table:formula="of:=[.B83]+1" office:value-type="float" office:value="83" calcext:value-type="float">
            <text:p>83</text:p>
          </table:table-cell>
          <table:table-cell office:value-type="string" calcext:value-type="string">
            <text:p>ぶらぶら</text:p>
          </table:table-cell>
          <table:table-cell office:value-type="string" calcext:value-type="string">
            <text:p>Deambular.</text:p>
          </table:table-cell>
          <table:table-cell table:number-columns-repeated="3"/>
          <table:table-cell table:formula="of:=COM.MICROSOFT.CONCAT (&quot;insert into ITEM_INFO  values(&quot;;[.B84];&quot;,&quot;;[.A84];&quot;);&quot;)" office:value-type="string" office:string-value="insert into ITEM_INFO  values(83,1);" calcext:value-type="string">
            <text:p>insert into ITEM_INFO <text:s/>values(83,1);</text:p>
          </table:table-cell>
          <table:table-cell table:formula="of:=COM.MICROSOFT.CONCAT(&quot;INSERT INTO VALOR_CARACTERISTICA VALUES(&quot;;[.B84];&quot;,1,'&quot;;[.C84];&quot;');&quot;)" office:value-type="string" office:string-value="INSERT INTO VALOR_CARACTERISTICA VALUES(83,1,'ぶらぶら');" calcext:value-type="string">
            <text:p>INSERT INTO VALOR_CARACTERISTICA VALUES(83,1,'ぶらぶら');</text:p>
          </table:table-cell>
          <table:table-cell table:formula="of:=COM.MICROSOFT.CONCAT(&quot;INSERT INTO VALOR_CARACTERISTICA VALUES(&quot;;[.B84];&quot;,3,'&quot;;[.D84];&quot;');&quot;)" office:value-type="string" office:string-value="INSERT INTO VALOR_CARACTERISTICA VALUES(83,3,'Deambular.');" calcext:value-type="string">
            <text:p>INSERT INTO VALOR_CARACTERISTICA VALUES(83,3,'Deambular.');</text:p>
          </table:table-cell>
          <table:table-cell table:number-columns-repeated="3"/>
        </table:table-row>
        <table:table-row table:style-name="ro1">
          <table:table-cell office:value-type="float" office:value="1" calcext:value-type="float">
            <text:p>1</text:p>
          </table:table-cell>
          <table:table-cell table:formula="of:=[.B84]+1" office:value-type="float" office:value="84" calcext:value-type="float">
            <text:p>84</text:p>
          </table:table-cell>
          <table:table-cell office:value-type="string" calcext:value-type="string">
            <text:p>それぞれ</text:p>
          </table:table-cell>
          <table:table-cell office:value-type="string" calcext:value-type="string">
            <text:p>Cada uno por su cuenta.</text:p>
          </table:table-cell>
          <table:table-cell table:number-columns-repeated="3"/>
          <table:table-cell table:formula="of:=COM.MICROSOFT.CONCAT (&quot;insert into ITEM_INFO  values(&quot;;[.B85];&quot;,&quot;;[.A85];&quot;);&quot;)" office:value-type="string" office:string-value="insert into ITEM_INFO  values(84,1);" calcext:value-type="string">
            <text:p>insert into ITEM_INFO <text:s/>values(84,1);</text:p>
          </table:table-cell>
          <table:table-cell table:formula="of:=COM.MICROSOFT.CONCAT(&quot;INSERT INTO VALOR_CARACTERISTICA VALUES(&quot;;[.B85];&quot;,1,'&quot;;[.C85];&quot;');&quot;)" office:value-type="string" office:string-value="INSERT INTO VALOR_CARACTERISTICA VALUES(84,1,'それぞれ');" calcext:value-type="string">
            <text:p>INSERT INTO VALOR_CARACTERISTICA VALUES(84,1,'それぞれ');</text:p>
          </table:table-cell>
          <table:table-cell table:formula="of:=COM.MICROSOFT.CONCAT(&quot;INSERT INTO VALOR_CARACTERISTICA VALUES(&quot;;[.B85];&quot;,3,'&quot;;[.D85];&quot;');&quot;)" office:value-type="string" office:string-value="INSERT INTO VALOR_CARACTERISTICA VALUES(84,3,'Cada uno por su cuenta.');" calcext:value-type="string">
            <text:p>INSERT INTO VALOR_CARACTERISTICA VALUES(84,3,'Cada uno por su cuenta.');</text:p>
          </table:table-cell>
          <table:table-cell table:number-columns-repeated="3"/>
        </table:table-row>
        <table:table-row table:style-name="ro1">
          <table:table-cell office:value-type="float" office:value="1" calcext:value-type="float">
            <text:p>1</text:p>
          </table:table-cell>
          <table:table-cell table:formula="of:=[.B85]+1" office:value-type="float" office:value="85" calcext:value-type="float">
            <text:p>85</text:p>
          </table:table-cell>
          <table:table-cell office:value-type="string" calcext:value-type="string">
            <text:p>うろうろ</text:p>
          </table:table-cell>
          <table:table-cell office:value-type="string" calcext:value-type="string">
            <text:p>Caminar sin rumbo fijo.</text:p>
          </table:table-cell>
          <table:table-cell table:number-columns-repeated="3"/>
          <table:table-cell table:formula="of:=COM.MICROSOFT.CONCAT (&quot;insert into ITEM_INFO  values(&quot;;[.B86];&quot;,&quot;;[.A86];&quot;);&quot;)" office:value-type="string" office:string-value="insert into ITEM_INFO  values(85,1);" calcext:value-type="string">
            <text:p>insert into ITEM_INFO <text:s/>values(85,1);</text:p>
          </table:table-cell>
          <table:table-cell table:formula="of:=COM.MICROSOFT.CONCAT(&quot;INSERT INTO VALOR_CARACTERISTICA VALUES(&quot;;[.B86];&quot;,1,'&quot;;[.C86];&quot;');&quot;)" office:value-type="string" office:string-value="INSERT INTO VALOR_CARACTERISTICA VALUES(85,1,'うろうろ');" calcext:value-type="string">
            <text:p>INSERT INTO VALOR_CARACTERISTICA VALUES(85,1,'うろうろ');</text:p>
          </table:table-cell>
          <table:table-cell table:formula="of:=COM.MICROSOFT.CONCAT(&quot;INSERT INTO VALOR_CARACTERISTICA VALUES(&quot;;[.B86];&quot;,3,'&quot;;[.D86];&quot;');&quot;)" office:value-type="string" office:string-value="INSERT INTO VALOR_CARACTERISTICA VALUES(85,3,'Caminar sin rumbo fijo.');" calcext:value-type="string">
            <text:p>INSERT INTO VALOR_CARACTERISTICA VALUES(85,3,'Caminar sin rumbo fijo.');</text:p>
          </table:table-cell>
          <table:table-cell table:number-columns-repeated="3"/>
        </table:table-row>
        <table:table-row table:style-name="ro1">
          <table:table-cell office:value-type="float" office:value="1" calcext:value-type="float">
            <text:p>1</text:p>
          </table:table-cell>
          <table:table-cell table:formula="of:=[.B86]+1" office:value-type="float" office:value="86" calcext:value-type="float">
            <text:p>86</text:p>
          </table:table-cell>
          <table:table-cell office:value-type="string" calcext:value-type="string">
            <text:p>うとうと</text:p>
          </table:table-cell>
          <table:table-cell office:value-type="string" calcext:value-type="string">
            <text:p>Estar medio dormido, dando cabezadas.</text:p>
          </table:table-cell>
          <table:table-cell table:number-columns-repeated="3"/>
          <table:table-cell table:formula="of:=COM.MICROSOFT.CONCAT (&quot;insert into ITEM_INFO  values(&quot;;[.B87];&quot;,&quot;;[.A87];&quot;);&quot;)" office:value-type="string" office:string-value="insert into ITEM_INFO  values(86,1);" calcext:value-type="string">
            <text:p>insert into ITEM_INFO <text:s/>values(86,1);</text:p>
          </table:table-cell>
          <table:table-cell table:formula="of:=COM.MICROSOFT.CONCAT(&quot;INSERT INTO VALOR_CARACTERISTICA VALUES(&quot;;[.B87];&quot;,1,'&quot;;[.C87];&quot;');&quot;)" office:value-type="string" office:string-value="INSERT INTO VALOR_CARACTERISTICA VALUES(86,1,'うとうと');" calcext:value-type="string">
            <text:p>INSERT INTO VALOR_CARACTERISTICA VALUES(86,1,'うとうと');</text:p>
          </table:table-cell>
          <table:table-cell table:formula="of:=COM.MICROSOFT.CONCAT(&quot;INSERT INTO VALOR_CARACTERISTICA VALUES(&quot;;[.B87];&quot;,3,'&quot;;[.D87];&quot;');&quot;)" office:value-type="string" office:string-value="INSERT INTO VALOR_CARACTERISTICA VALUES(86,3,'Estar medio dormido, dando cabezadas.');" calcext:value-type="string">
            <text:p>INSERT INTO VALOR_CARACTERISTICA VALUES(86,3,'Estar medio dormido, dando cabezadas.');</text:p>
          </table:table-cell>
          <table:table-cell table:number-columns-repeated="3"/>
        </table:table-row>
        <table:table-row table:style-name="ro1">
          <table:table-cell office:value-type="float" office:value="1" calcext:value-type="float">
            <text:p>1</text:p>
          </table:table-cell>
          <table:table-cell table:formula="of:=[.B87]+1" office:value-type="float" office:value="87" calcext:value-type="float">
            <text:p>87</text:p>
          </table:table-cell>
          <table:table-cell office:value-type="string" calcext:value-type="string">
            <text:p>ぶるぶる</text:p>
          </table:table-cell>
          <table:table-cell office:value-type="string" calcext:value-type="string">
            <text:p>Temblar de frío, miedo o enfado.</text:p>
          </table:table-cell>
          <table:table-cell table:number-columns-repeated="3"/>
          <table:table-cell table:formula="of:=COM.MICROSOFT.CONCAT (&quot;insert into ITEM_INFO  values(&quot;;[.B88];&quot;,&quot;;[.A88];&quot;);&quot;)" office:value-type="string" office:string-value="insert into ITEM_INFO  values(87,1);" calcext:value-type="string">
            <text:p>insert into ITEM_INFO <text:s/>values(87,1);</text:p>
          </table:table-cell>
          <table:table-cell table:formula="of:=COM.MICROSOFT.CONCAT(&quot;INSERT INTO VALOR_CARACTERISTICA VALUES(&quot;;[.B88];&quot;,1,'&quot;;[.C88];&quot;');&quot;)" office:value-type="string" office:string-value="INSERT INTO VALOR_CARACTERISTICA VALUES(87,1,'ぶるぶる');" calcext:value-type="string">
            <text:p>INSERT INTO VALOR_CARACTERISTICA VALUES(87,1,'ぶるぶる');</text:p>
          </table:table-cell>
          <table:table-cell table:formula="of:=COM.MICROSOFT.CONCAT(&quot;INSERT INTO VALOR_CARACTERISTICA VALUES(&quot;;[.B88];&quot;,3,'&quot;;[.D88];&quot;');&quot;)" office:value-type="string" office:string-value="INSERT INTO VALOR_CARACTERISTICA VALUES(87,3,'Temblar de frío, miedo o enfado.');" calcext:value-type="string">
            <text:p>INSERT INTO VALOR_CARACTERISTICA VALUES(87,3,'Temblar de frío, miedo o enfado.');</text:p>
          </table:table-cell>
          <table:table-cell table:number-columns-repeated="3"/>
        </table:table-row>
        <table:table-row table:style-name="ro1">
          <table:table-cell office:value-type="float" office:value="1" calcext:value-type="float">
            <text:p>1</text:p>
          </table:table-cell>
          <table:table-cell table:formula="of:=[.B88]+1" office:value-type="float" office:value="88" calcext:value-type="float">
            <text:p>88</text:p>
          </table:table-cell>
          <table:table-cell office:value-type="string" calcext:value-type="string">
            <text:p>いらいら</text:p>
          </table:table-cell>
          <table:table-cell office:value-type="string" calcext:value-type="string">
            <text:p>Estar nervioso, impaciente,enfadado.</text:p>
          </table:table-cell>
          <table:table-cell table:number-columns-repeated="3"/>
          <table:table-cell table:formula="of:=COM.MICROSOFT.CONCAT (&quot;insert into ITEM_INFO  values(&quot;;[.B89];&quot;,&quot;;[.A89];&quot;);&quot;)" office:value-type="string" office:string-value="insert into ITEM_INFO  values(88,1);" calcext:value-type="string">
            <text:p>insert into ITEM_INFO <text:s/>values(88,1);</text:p>
          </table:table-cell>
          <table:table-cell table:formula="of:=COM.MICROSOFT.CONCAT(&quot;INSERT INTO VALOR_CARACTERISTICA VALUES(&quot;;[.B89];&quot;,1,'&quot;;[.C89];&quot;');&quot;)" office:value-type="string" office:string-value="INSERT INTO VALOR_CARACTERISTICA VALUES(88,1,'いらいら');" calcext:value-type="string">
            <text:p>INSERT INTO VALOR_CARACTERISTICA VALUES(88,1,'いらいら');</text:p>
          </table:table-cell>
          <table:table-cell table:formula="of:=COM.MICROSOFT.CONCAT(&quot;INSERT INTO VALOR_CARACTERISTICA VALUES(&quot;;[.B89];&quot;,3,'&quot;;[.D89];&quot;');&quot;)" office:value-type="string" office:string-value="INSERT INTO VALOR_CARACTERISTICA VALUES(88,3,'Estar nervioso, impaciente,enfadado.');" calcext:value-type="string">
            <text:p>INSERT INTO VALOR_CARACTERISTICA VALUES(88,3,'Estar nervioso, impaciente,enfadado.');</text:p>
          </table:table-cell>
          <table:table-cell table:number-columns-repeated="3"/>
        </table:table-row>
        <table:table-row table:style-name="ro1">
          <table:table-cell office:value-type="float" office:value="1" calcext:value-type="float">
            <text:p>1</text:p>
          </table:table-cell>
          <table:table-cell table:formula="of:=[.B89]+1" office:value-type="float" office:value="89" calcext:value-type="float">
            <text:p>89</text:p>
          </table:table-cell>
          <table:table-cell office:value-type="string" calcext:value-type="string">
            <text:p><text:span text:style-name="T1">うきうき</text:span></text:p>
          </table:table-cell>
          <table:table-cell office:value-type="string" calcext:value-type="string">
            <text:p>Estar feliz, lleno de esperanza.</text:p>
          </table:table-cell>
          <table:table-cell table:number-columns-repeated="3"/>
          <table:table-cell table:formula="of:=COM.MICROSOFT.CONCAT (&quot;insert into ITEM_INFO  values(&quot;;[.B90];&quot;,&quot;;[.A90];&quot;);&quot;)" office:value-type="string" office:string-value="insert into ITEM_INFO  values(89,1);" calcext:value-type="string">
            <text:p>insert into ITEM_INFO <text:s/>values(89,1);</text:p>
          </table:table-cell>
          <table:table-cell table:formula="of:=COM.MICROSOFT.CONCAT(&quot;INSERT INTO VALOR_CARACTERISTICA VALUES(&quot;;[.B90];&quot;,1,'&quot;;[.C90];&quot;');&quot;)" office:value-type="string" office:string-value="INSERT INTO VALOR_CARACTERISTICA VALUES(89,1,'うきうき');" calcext:value-type="string">
            <text:p>INSERT INTO VALOR_CARACTERISTICA VALUES(89,1,'うきうき');</text:p>
          </table:table-cell>
          <table:table-cell table:formula="of:=COM.MICROSOFT.CONCAT(&quot;INSERT INTO VALOR_CARACTERISTICA VALUES(&quot;;[.B90];&quot;,3,'&quot;;[.D90];&quot;');&quot;)" office:value-type="string" office:string-value="INSERT INTO VALOR_CARACTERISTICA VALUES(89,3,'Estar feliz, lleno de esperanza.');" calcext:value-type="string">
            <text:p>INSERT INTO VALOR_CARACTERISTICA VALUES(89,3,'Estar feliz, lleno de esperanza.');</text:p>
          </table:table-cell>
          <table:table-cell table:number-columns-repeated="3"/>
        </table:table-row>
        <table:table-row table:style-name="ro1">
          <table:table-cell office:value-type="float" office:value="1" calcext:value-type="float">
            <text:p>1</text:p>
          </table:table-cell>
          <table:table-cell table:formula="of:=[.B90]+1" office:value-type="float" office:value="90" calcext:value-type="float">
            <text:p>90</text:p>
          </table:table-cell>
          <table:table-cell office:value-type="string" calcext:value-type="string">
            <text:p>きらきら</text:p>
          </table:table-cell>
          <table:table-cell office:value-type="string" calcext:value-type="string">
            <text:p>Relucir.</text:p>
          </table:table-cell>
          <table:table-cell table:number-columns-repeated="3"/>
          <table:table-cell table:formula="of:=COM.MICROSOFT.CONCAT (&quot;insert into ITEM_INFO  values(&quot;;[.B91];&quot;,&quot;;[.A91];&quot;);&quot;)" office:value-type="string" office:string-value="insert into ITEM_INFO  values(90,1);" calcext:value-type="string">
            <text:p>insert into ITEM_INFO <text:s/>values(90,1);</text:p>
          </table:table-cell>
          <table:table-cell table:formula="of:=COM.MICROSOFT.CONCAT(&quot;INSERT INTO VALOR_CARACTERISTICA VALUES(&quot;;[.B91];&quot;,1,'&quot;;[.C91];&quot;');&quot;)" office:value-type="string" office:string-value="INSERT INTO VALOR_CARACTERISTICA VALUES(90,1,'きらきら');" calcext:value-type="string">
            <text:p>INSERT INTO VALOR_CARACTERISTICA VALUES(90,1,'きらきら');</text:p>
          </table:table-cell>
          <table:table-cell table:formula="of:=COM.MICROSOFT.CONCAT(&quot;INSERT INTO VALOR_CARACTERISTICA VALUES(&quot;;[.B91];&quot;,3,'&quot;;[.D91];&quot;');&quot;)" office:value-type="string" office:string-value="INSERT INTO VALOR_CARACTERISTICA VALUES(90,3,'Relucir.');" calcext:value-type="string">
            <text:p>INSERT INTO VALOR_CARACTERISTICA VALUES(90,3,'Relucir.');</text:p>
          </table:table-cell>
          <table:table-cell table:number-columns-repeated="3"/>
        </table:table-row>
        <table:table-row table:style-name="ro3">
          <table:table-cell office:value-type="float" office:value="1" calcext:value-type="float">
            <text:p>1</text:p>
          </table:table-cell>
          <table:table-cell table:formula="of:=[.B91]+1" office:value-type="float" office:value="91" calcext:value-type="float">
            <text:p>91</text:p>
          </table:table-cell>
          <table:table-cell office:value-type="string" calcext:value-type="string">
            <text:p><text:span text:style-name="T1">なかなか </text:span></text:p>
          </table:table-cell>
          <table:table-cell office:value-type="string" calcext:value-type="string">
            <text:p><text:span text:style-name="T28">Considerablemente</text:span><text:span text:style-name="T29">.</text:span></text:p>
          </table:table-cell>
          <table:table-cell table:number-columns-repeated="3"/>
          <table:table-cell table:formula="of:=COM.MICROSOFT.CONCAT (&quot;insert into ITEM_INFO  values(&quot;;[.B92];&quot;,&quot;;[.A92];&quot;);&quot;)" office:value-type="string" office:string-value="insert into ITEM_INFO  values(91,1);" calcext:value-type="string">
            <text:p>insert into ITEM_INFO <text:s/>values(91,1);</text:p>
          </table:table-cell>
          <table:table-cell table:formula="of:=COM.MICROSOFT.CONCAT(&quot;INSERT INTO VALOR_CARACTERISTICA VALUES(&quot;;[.B92];&quot;,1,'&quot;;[.C92];&quot;');&quot;)" office:value-type="string" office:string-value="INSERT INTO VALOR_CARACTERISTICA VALUES(91,1,'なかなか ');" calcext:value-type="string">
            <text:p>INSERT INTO VALOR_CARACTERISTICA VALUES(91,1,'なかなか ');</text:p>
          </table:table-cell>
          <table:table-cell table:formula="of:=COM.MICROSOFT.CONCAT(&quot;INSERT INTO VALOR_CARACTERISTICA VALUES(&quot;;[.B92];&quot;,3,'&quot;;[.D92];&quot;');&quot;)" office:value-type="string" office:string-value="INSERT INTO VALOR_CARACTERISTICA VALUES(91,3,'Considerablemente.');" calcext:value-type="string">
            <text:p>INSERT INTO VALOR_CARACTERISTICA VALUES(91,3,'Considerablemente.');</text:p>
          </table:table-cell>
          <table:table-cell table:number-columns-repeated="3"/>
        </table:table-row>
        <table:table-row table:style-name="ro1">
          <table:table-cell office:value-type="float" office:value="1" calcext:value-type="float">
            <text:p>1</text:p>
          </table:table-cell>
          <table:table-cell table:formula="of:=[.B92]+1" office:value-type="float" office:value="92" calcext:value-type="float">
            <text:p>92</text:p>
          </table:table-cell>
          <table:table-cell office:value-type="string" calcext:value-type="string">
            <text:p><text:span text:style-name="T2">ぎりぎり</text:span></text:p>
          </table:table-cell>
          <table:table-cell office:value-type="string" calcext:value-type="string">
            <text:p><text:span text:style-name="T30">En el último momento.</text:span></text:p>
          </table:table-cell>
          <table:table-cell table:number-columns-repeated="3"/>
          <table:table-cell table:formula="of:=COM.MICROSOFT.CONCAT (&quot;insert into ITEM_INFO  values(&quot;;[.B93];&quot;,&quot;;[.A93];&quot;);&quot;)" office:value-type="string" office:string-value="insert into ITEM_INFO  values(92,1);" calcext:value-type="string">
            <text:p>insert into ITEM_INFO <text:s/>values(92,1);</text:p>
          </table:table-cell>
          <table:table-cell table:formula="of:=COM.MICROSOFT.CONCAT(&quot;INSERT INTO VALOR_CARACTERISTICA VALUES(&quot;;[.B93];&quot;,1,'&quot;;[.C93];&quot;');&quot;)" office:value-type="string" office:string-value="INSERT INTO VALOR_CARACTERISTICA VALUES(92,1,'ぎりぎり');" calcext:value-type="string">
            <text:p>INSERT INTO VALOR_CARACTERISTICA VALUES(92,1,'ぎりぎり');</text:p>
          </table:table-cell>
          <table:table-cell table:formula="of:=COM.MICROSOFT.CONCAT(&quot;INSERT INTO VALOR_CARACTERISTICA VALUES(&quot;;[.B93];&quot;,3,'&quot;;[.D93];&quot;');&quot;)" office:value-type="string" office:string-value="INSERT INTO VALOR_CARACTERISTICA VALUES(92,3,'En el último momento.');" calcext:value-type="string">
            <text:p>INSERT INTO VALOR_CARACTERISTICA VALUES(92,3,'En el último momento.');</text:p>
          </table:table-cell>
          <table:table-cell table:number-columns-repeated="3"/>
        </table:table-row>
        <table:table-row table:style-name="ro3">
          <table:table-cell office:value-type="float" office:value="1" calcext:value-type="float">
            <text:p>1</text:p>
          </table:table-cell>
          <table:table-cell table:formula="of:=[.B93]+1" office:value-type="float" office:value="93" calcext:value-type="float">
            <text:p>93</text:p>
          </table:table-cell>
          <table:table-cell office:value-type="string" calcext:value-type="string">
            <text:p><text:span text:style-name="T3">がらがら </text:span></text:p>
          </table:table-cell>
          <table:table-cell office:value-type="string" calcext:value-type="string">
            <text:p>Vacío, inhabitado, inocupado.</text:p>
          </table:table-cell>
          <table:table-cell table:number-columns-repeated="3"/>
          <table:table-cell table:formula="of:=COM.MICROSOFT.CONCAT (&quot;insert into ITEM_INFO  values(&quot;;[.B94];&quot;,&quot;;[.A94];&quot;);&quot;)" office:value-type="string" office:string-value="insert into ITEM_INFO  values(93,1);" calcext:value-type="string">
            <text:p>insert into ITEM_INFO <text:s/>values(93,1);</text:p>
          </table:table-cell>
          <table:table-cell table:formula="of:=COM.MICROSOFT.CONCAT(&quot;INSERT INTO VALOR_CARACTERISTICA VALUES(&quot;;[.B94];&quot;,1,'&quot;;[.C94];&quot;');&quot;)" office:value-type="string" office:string-value="INSERT INTO VALOR_CARACTERISTICA VALUES(93,1,'がらがら ');" calcext:value-type="string">
            <text:p>INSERT INTO VALOR_CARACTERISTICA VALUES(93,1,'がらがら ');</text:p>
          </table:table-cell>
          <table:table-cell table:formula="of:=COM.MICROSOFT.CONCAT(&quot;INSERT INTO VALOR_CARACTERISTICA VALUES(&quot;;[.B94];&quot;,3,'&quot;;[.D94];&quot;');&quot;)" office:value-type="string" office:string-value="INSERT INTO VALOR_CARACTERISTICA VALUES(93,3,'Vacío, inhabitado, inocupado.');" calcext:value-type="string">
            <text:p>INSERT INTO VALOR_CARACTERISTICA VALUES(93,3,'Vacío, inhabitado, inocupado.');</text:p>
          </table:table-cell>
          <table:table-cell table:number-columns-repeated="3"/>
        </table:table-row>
        <table:table-row table:style-name="ro1">
          <table:table-cell office:value-type="float" office:value="3" calcext:value-type="float">
            <text:p>3</text:p>
          </table:table-cell>
          <table:table-cell table:formula="of:=[.B94]+1" office:value-type="float" office:value="94" calcext:value-type="float">
            <text:p>94</text:p>
          </table:table-cell>
          <table:table-cell office:value-type="string" calcext:value-type="string">
            <text:p>ものごと</text:p>
          </table:table-cell>
          <table:table-cell office:value-type="string" calcext:value-type="string">
            <text:p>Cosas, todo.</text:p>
          </table:table-cell>
          <table:table-cell office:value-type="string" calcext:value-type="string">
            <text:p>物事</text:p>
          </table:table-cell>
          <table:table-cell table:number-columns-repeated="2"/>
          <table:table-cell table:formula="of:=COM.MICROSOFT.CONCAT (&quot;insert into ITEM_INFO  values(&quot;;[.B95];&quot;,&quot;;[.A95];&quot;);&quot;)" office:value-type="string" office:string-value="insert into ITEM_INFO  values(94,3);" calcext:value-type="string">
            <text:p>insert into ITEM_INFO <text:s/>values(94,3);</text:p>
          </table:table-cell>
          <table:table-cell table:formula="of:=COM.MICROSOFT.CONCAT(&quot;INSERT INTO VALOR_CARACTERISTICA VALUES(&quot;;[.B95];&quot;,1,'&quot;;[.C95];&quot;');&quot;)" office:value-type="string" office:string-value="INSERT INTO VALOR_CARACTERISTICA VALUES(94,1,'ものごと');" calcext:value-type="string">
            <text:p>INSERT INTO VALOR_CARACTERISTICA VALUES(94,1,'ものごと');</text:p>
          </table:table-cell>
          <table:table-cell table:formula="of:=COM.MICROSOFT.CONCAT(&quot;INSERT INTO VALOR_CARACTERISTICA VALUES(&quot;;[.B95];&quot;,3,'&quot;;[.D95];&quot;');&quot;)" office:value-type="string" office:string-value="INSERT INTO VALOR_CARACTERISTICA VALUES(94,3,'Cosas, todo.');" calcext:value-type="string">
            <text:p>INSERT INTO VALOR_CARACTERISTICA VALUES(94,3,'Cosas, todo.');</text:p>
          </table:table-cell>
          <table:table-cell table:formula="of:=COM.MICROSOFT.CONCAT(&quot;INSERT INTO VALOR_CARACTERISTICA VALUES(&quot;;[.B95];&quot;,2,'&quot;;TRIM([.E95]);&quot;');&quot;)" office:value-type="string" office:string-value="INSERT INTO VALOR_CARACTERISTICA VALUES(94,2,'物事');" calcext:value-type="string">
            <text:p>INSERT INTO VALOR_CARACTERISTICA VALUES(94,2,'物事');</text:p>
          </table:table-cell>
          <table:table-cell table:number-columns-repeated="2"/>
        </table:table-row>
        <table:table-row table:style-name="ro1">
          <table:table-cell office:value-type="float" office:value="3" calcext:value-type="float">
            <text:p>3</text:p>
          </table:table-cell>
          <table:table-cell table:formula="of:=[.B95]+1" office:value-type="float" office:value="95" calcext:value-type="float">
            <text:p>95</text:p>
          </table:table-cell>
          <table:table-cell office:value-type="string" calcext:value-type="string">
            <text:p>ゆうのう</text:p>
          </table:table-cell>
          <table:table-cell office:value-type="string" calcext:value-type="string">
            <text:p>Capaz, eficiente, competente.</text:p>
          </table:table-cell>
          <table:table-cell office:value-type="string" calcext:value-type="string">
            <text:p>有能</text:p>
          </table:table-cell>
          <table:table-cell table:number-columns-repeated="2"/>
          <table:table-cell table:formula="of:=COM.MICROSOFT.CONCAT (&quot;insert into ITEM_INFO  values(&quot;;[.B96];&quot;,&quot;;[.A96];&quot;);&quot;)" office:value-type="string" office:string-value="insert into ITEM_INFO  values(95,3);" calcext:value-type="string">
            <text:p>insert into ITEM_INFO <text:s/>values(95,3);</text:p>
          </table:table-cell>
          <table:table-cell table:formula="of:=COM.MICROSOFT.CONCAT(&quot;INSERT INTO VALOR_CARACTERISTICA VALUES(&quot;;[.B96];&quot;,1,'&quot;;[.C96];&quot;');&quot;)" office:value-type="string" office:string-value="INSERT INTO VALOR_CARACTERISTICA VALUES(95,1,'ゆうのう');" calcext:value-type="string">
            <text:p>INSERT INTO VALOR_CARACTERISTICA VALUES(95,1,'ゆうのう');</text:p>
          </table:table-cell>
          <table:table-cell table:formula="of:=COM.MICROSOFT.CONCAT(&quot;INSERT INTO VALOR_CARACTERISTICA VALUES(&quot;;[.B96];&quot;,3,'&quot;;[.D96];&quot;');&quot;)" office:value-type="string" office:string-value="INSERT INTO VALOR_CARACTERISTICA VALUES(95,3,'Capaz, eficiente, competente.');" calcext:value-type="string">
            <text:p>INSERT INTO VALOR_CARACTERISTICA VALUES(95,3,'Capaz, eficiente, competente.');</text:p>
          </table:table-cell>
          <table:table-cell table:formula="of:=COM.MICROSOFT.CONCAT(&quot;INSERT INTO VALOR_CARACTERISTICA VALUES(&quot;;[.B96];&quot;,2,'&quot;;TRIM([.E96]);&quot;');&quot;)" office:value-type="string" office:string-value="INSERT INTO VALOR_CARACTERISTICA VALUES(95,2,'有能');" calcext:value-type="string">
            <text:p>INSERT INTO VALOR_CARACTERISTICA VALUES(95,2,'有能');</text:p>
          </table:table-cell>
          <table:table-cell table:number-columns-repeated="2"/>
        </table:table-row>
        <table:table-row table:style-name="ro1">
          <table:table-cell office:value-type="float" office:value="3" calcext:value-type="float">
            <text:p>3</text:p>
          </table:table-cell>
          <table:table-cell table:formula="of:=[.B96]+1" office:value-type="float" office:value="96" calcext:value-type="float">
            <text:p>96</text:p>
          </table:table-cell>
          <table:table-cell office:value-type="string" calcext:value-type="string">
            <text:p>じっこう</text:p>
          </table:table-cell>
          <table:table-cell office:value-type="string" calcext:value-type="string">
            <text:p>Ejecución (de un plan), acción, realización.</text:p>
          </table:table-cell>
          <table:table-cell office:value-type="string" calcext:value-type="string">
            <text:p>実行</text:p>
          </table:table-cell>
          <table:table-cell table:number-columns-repeated="2"/>
          <table:table-cell table:formula="of:=COM.MICROSOFT.CONCAT (&quot;insert into ITEM_INFO  values(&quot;;[.B97];&quot;,&quot;;[.A97];&quot;);&quot;)" office:value-type="string" office:string-value="insert into ITEM_INFO  values(96,3);" calcext:value-type="string">
            <text:p>insert into ITEM_INFO <text:s/>values(96,3);</text:p>
          </table:table-cell>
          <table:table-cell table:formula="of:=COM.MICROSOFT.CONCAT(&quot;INSERT INTO VALOR_CARACTERISTICA VALUES(&quot;;[.B97];&quot;,1,'&quot;;[.C97];&quot;');&quot;)" office:value-type="string" office:string-value="INSERT INTO VALOR_CARACTERISTICA VALUES(96,1,'じっこう');" calcext:value-type="string">
            <text:p>INSERT INTO VALOR_CARACTERISTICA VALUES(96,1,'じっこう');</text:p>
          </table:table-cell>
          <table:table-cell table:formula="of:=COM.MICROSOFT.CONCAT(&quot;INSERT INTO VALOR_CARACTERISTICA VALUES(&quot;;[.B97];&quot;,3,'&quot;;[.D97];&quot;');&quot;)" office:value-type="string" office:string-value="INSERT INTO VALOR_CARACTERISTICA VALUES(96,3,'Ejecución (de un plan), acción, realización.');" calcext:value-type="string">
            <text:p>INSERT INTO VALOR_CARACTERISTICA VALUES(96,3,'Ejecución (de un plan), acción, realización.');</text:p>
          </table:table-cell>
          <table:table-cell table:formula="of:=COM.MICROSOFT.CONCAT(&quot;INSERT INTO VALOR_CARACTERISTICA VALUES(&quot;;[.B97];&quot;,2,'&quot;;TRIM([.E97]);&quot;');&quot;)" office:value-type="string" office:string-value="INSERT INTO VALOR_CARACTERISTICA VALUES(96,2,'実行');" calcext:value-type="string">
            <text:p>INSERT INTO VALOR_CARACTERISTICA VALUES(96,2,'実行');</text:p>
          </table:table-cell>
          <table:table-cell table:number-columns-repeated="2"/>
        </table:table-row>
        <table:table-row table:style-name="ro1">
          <table:table-cell office:value-type="float" office:value="3" calcext:value-type="float">
            <text:p>3</text:p>
          </table:table-cell>
          <table:table-cell table:formula="of:=[.B97]+1" office:value-type="float" office:value="97" calcext:value-type="float">
            <text:p>97</text:p>
          </table:table-cell>
          <table:table-cell office:value-type="string" calcext:value-type="string">
            <text:p>じゅよう</text:p>
          </table:table-cell>
          <table:table-cell office:value-type="string" calcext:value-type="string">
            <text:p>Petición, demanda.</text:p>
          </table:table-cell>
          <table:table-cell office:value-type="string" calcext:value-type="string">
            <text:p>需要</text:p>
          </table:table-cell>
          <table:table-cell table:number-columns-repeated="2"/>
          <table:table-cell table:formula="of:=COM.MICROSOFT.CONCAT (&quot;insert into ITEM_INFO  values(&quot;;[.B98];&quot;,&quot;;[.A98];&quot;);&quot;)" office:value-type="string" office:string-value="insert into ITEM_INFO  values(97,3);" calcext:value-type="string">
            <text:p>insert into ITEM_INFO <text:s/>values(97,3);</text:p>
          </table:table-cell>
          <table:table-cell table:formula="of:=COM.MICROSOFT.CONCAT(&quot;INSERT INTO VALOR_CARACTERISTICA VALUES(&quot;;[.B98];&quot;,1,'&quot;;[.C98];&quot;');&quot;)" office:value-type="string" office:string-value="INSERT INTO VALOR_CARACTERISTICA VALUES(97,1,'じゅよう');" calcext:value-type="string">
            <text:p>INSERT INTO VALOR_CARACTERISTICA VALUES(97,1,'じゅよう');</text:p>
          </table:table-cell>
          <table:table-cell table:formula="of:=COM.MICROSOFT.CONCAT(&quot;INSERT INTO VALOR_CARACTERISTICA VALUES(&quot;;[.B98];&quot;,3,'&quot;;[.D98];&quot;');&quot;)" office:value-type="string" office:string-value="INSERT INTO VALOR_CARACTERISTICA VALUES(97,3,'Petición, demanda.');" calcext:value-type="string">
            <text:p>INSERT INTO VALOR_CARACTERISTICA VALUES(97,3,'Petición, demanda.');</text:p>
          </table:table-cell>
          <table:table-cell table:formula="of:=COM.MICROSOFT.CONCAT(&quot;INSERT INTO VALOR_CARACTERISTICA VALUES(&quot;;[.B98];&quot;,2,'&quot;;TRIM([.E98]);&quot;');&quot;)" office:value-type="string" office:string-value="INSERT INTO VALOR_CARACTERISTICA VALUES(97,2,'需要');" calcext:value-type="string">
            <text:p>INSERT INTO VALOR_CARACTERISTICA VALUES(97,2,'需要');</text:p>
          </table:table-cell>
          <table:table-cell table:number-columns-repeated="2"/>
        </table:table-row>
        <table:table-row table:style-name="ro1">
          <table:table-cell office:value-type="float" office:value="3" calcext:value-type="float">
            <text:p>3</text:p>
          </table:table-cell>
          <table:table-cell table:formula="of:=[.B98]+1" office:value-type="float" office:value="98" calcext:value-type="float">
            <text:p>98</text:p>
          </table:table-cell>
          <table:table-cell office:value-type="string" calcext:value-type="string">
            <text:p>きょうちょう</text:p>
          </table:table-cell>
          <table:table-cell office:value-type="string" calcext:value-type="string">
            <text:p>Énfasis, estrés.</text:p>
          </table:table-cell>
          <table:table-cell office:value-type="string" calcext:value-type="string">
            <text:p>強調</text:p>
          </table:table-cell>
          <table:table-cell table:number-columns-repeated="2"/>
          <table:table-cell table:formula="of:=COM.MICROSOFT.CONCAT (&quot;insert into ITEM_INFO  values(&quot;;[.B99];&quot;,&quot;;[.A99];&quot;);&quot;)" office:value-type="string" office:string-value="insert into ITEM_INFO  values(98,3);" calcext:value-type="string">
            <text:p>insert into ITEM_INFO <text:s/>values(98,3);</text:p>
          </table:table-cell>
          <table:table-cell table:formula="of:=COM.MICROSOFT.CONCAT(&quot;INSERT INTO VALOR_CARACTERISTICA VALUES(&quot;;[.B99];&quot;,1,'&quot;;[.C99];&quot;');&quot;)" office:value-type="string" office:string-value="INSERT INTO VALOR_CARACTERISTICA VALUES(98,1,'きょうちょう');" calcext:value-type="string">
            <text:p>INSERT INTO VALOR_CARACTERISTICA VALUES(98,1,'きょうちょう');</text:p>
          </table:table-cell>
          <table:table-cell table:formula="of:=COM.MICROSOFT.CONCAT(&quot;INSERT INTO VALOR_CARACTERISTICA VALUES(&quot;;[.B99];&quot;,3,'&quot;;[.D99];&quot;');&quot;)" office:value-type="string" office:string-value="INSERT INTO VALOR_CARACTERISTICA VALUES(98,3,'Énfasis, estrés.');" calcext:value-type="string">
            <text:p>INSERT INTO VALOR_CARACTERISTICA VALUES(98,3,'Énfasis, estrés.');</text:p>
          </table:table-cell>
          <table:table-cell table:formula="of:=COM.MICROSOFT.CONCAT(&quot;INSERT INTO VALOR_CARACTERISTICA VALUES(&quot;;[.B99];&quot;,2,'&quot;;TRIM([.E99]);&quot;');&quot;)" office:value-type="string" office:string-value="INSERT INTO VALOR_CARACTERISTICA VALUES(98,2,'強調');" calcext:value-type="string">
            <text:p>INSERT INTO VALOR_CARACTERISTICA VALUES(98,2,'強調');</text:p>
          </table:table-cell>
          <table:table-cell table:number-columns-repeated="2"/>
        </table:table-row>
        <table:table-row table:style-name="ro1">
          <table:table-cell office:value-type="float" office:value="3" calcext:value-type="float">
            <text:p>3</text:p>
          </table:table-cell>
          <table:table-cell table:formula="of:=[.B99]+1" office:value-type="float" office:value="99" calcext:value-type="float">
            <text:p>99</text:p>
          </table:table-cell>
          <table:table-cell office:value-type="string" calcext:value-type="string">
            <text:p>さいしゅう</text:p>
          </table:table-cell>
          <table:table-cell office:value-type="string" calcext:value-type="string">
            <text:p>Último, final.</text:p>
          </table:table-cell>
          <table:table-cell office:value-type="string" calcext:value-type="string">
            <text:p>最終</text:p>
          </table:table-cell>
          <table:table-cell table:number-columns-repeated="2"/>
          <table:table-cell table:formula="of:=COM.MICROSOFT.CONCAT (&quot;insert into ITEM_INFO  values(&quot;;[.B100];&quot;,&quot;;[.A100];&quot;);&quot;)" office:value-type="string" office:string-value="insert into ITEM_INFO  values(99,3);" calcext:value-type="string">
            <text:p>insert into ITEM_INFO <text:s/>values(99,3);</text:p>
          </table:table-cell>
          <table:table-cell table:formula="of:=COM.MICROSOFT.CONCAT(&quot;INSERT INTO VALOR_CARACTERISTICA VALUES(&quot;;[.B100];&quot;,1,'&quot;;[.C100];&quot;');&quot;)" office:value-type="string" office:string-value="INSERT INTO VALOR_CARACTERISTICA VALUES(99,1,'さいしゅう');" calcext:value-type="string">
            <text:p>INSERT INTO VALOR_CARACTERISTICA VALUES(99,1,'さいしゅう');</text:p>
          </table:table-cell>
          <table:table-cell table:formula="of:=COM.MICROSOFT.CONCAT(&quot;INSERT INTO VALOR_CARACTERISTICA VALUES(&quot;;[.B100];&quot;,3,'&quot;;[.D100];&quot;');&quot;)" office:value-type="string" office:string-value="INSERT INTO VALOR_CARACTERISTICA VALUES(99,3,'Último, final.');" calcext:value-type="string">
            <text:p>INSERT INTO VALOR_CARACTERISTICA VALUES(99,3,'Último, final.');</text:p>
          </table:table-cell>
          <table:table-cell table:formula="of:=COM.MICROSOFT.CONCAT(&quot;INSERT INTO VALOR_CARACTERISTICA VALUES(&quot;;[.B100];&quot;,2,'&quot;;TRIM([.E100]);&quot;');&quot;)" office:value-type="string" office:string-value="INSERT INTO VALOR_CARACTERISTICA VALUES(99,2,'最終');" calcext:value-type="string">
            <text:p>INSERT INTO VALOR_CARACTERISTICA VALUES(99,2,'最終');</text:p>
          </table:table-cell>
          <table:table-cell table:number-columns-repeated="2"/>
        </table:table-row>
        <table:table-row table:style-name="ro1">
          <table:table-cell office:value-type="float" office:value="3" calcext:value-type="float">
            <text:p>3</text:p>
          </table:table-cell>
          <table:table-cell table:formula="of:=[.B100]+1" office:value-type="float" office:value="100" calcext:value-type="float">
            <text:p>100</text:p>
          </table:table-cell>
          <table:table-cell office:value-type="string" calcext:value-type="string">
            <text:p>がいこう</text:p>
          </table:table-cell>
          <table:table-cell office:value-type="string" calcext:value-type="string">
            <text:p>Diplomacia, venta (de puerta a puerta).</text:p>
          </table:table-cell>
          <table:table-cell office:value-type="string" calcext:value-type="string">
            <text:p>外交</text:p>
          </table:table-cell>
          <table:table-cell table:number-columns-repeated="2"/>
          <table:table-cell table:formula="of:=COM.MICROSOFT.CONCAT (&quot;insert into ITEM_INFO  values(&quot;;[.B101];&quot;,&quot;;[.A101];&quot;);&quot;)" office:value-type="string" office:string-value="insert into ITEM_INFO  values(100,3);" calcext:value-type="string">
            <text:p>insert into ITEM_INFO <text:s/>values(100,3);</text:p>
          </table:table-cell>
          <table:table-cell table:formula="of:=COM.MICROSOFT.CONCAT(&quot;INSERT INTO VALOR_CARACTERISTICA VALUES(&quot;;[.B101];&quot;,1,'&quot;;[.C101];&quot;');&quot;)" office:value-type="string" office:string-value="INSERT INTO VALOR_CARACTERISTICA VALUES(100,1,'がいこう');" calcext:value-type="string">
            <text:p>INSERT INTO VALOR_CARACTERISTICA VALUES(100,1,'がいこう');</text:p>
          </table:table-cell>
          <table:table-cell table:formula="of:=COM.MICROSOFT.CONCAT(&quot;INSERT INTO VALOR_CARACTERISTICA VALUES(&quot;;[.B101];&quot;,3,'&quot;;[.D101];&quot;');&quot;)" office:value-type="string" office:string-value="INSERT INTO VALOR_CARACTERISTICA VALUES(100,3,'Diplomacia, venta (de puerta a puerta).');" calcext:value-type="string">
            <text:p>INSERT INTO VALOR_CARACTERISTICA VALUES(100,3,'Diplomacia, venta (de puerta a puerta).');</text:p>
          </table:table-cell>
          <table:table-cell table:formula="of:=COM.MICROSOFT.CONCAT(&quot;INSERT INTO VALOR_CARACTERISTICA VALUES(&quot;;[.B101];&quot;,2,'&quot;;TRIM([.E101]);&quot;');&quot;)" office:value-type="string" office:string-value="INSERT INTO VALOR_CARACTERISTICA VALUES(100,2,'外交');" calcext:value-type="string">
            <text:p>INSERT INTO VALOR_CARACTERISTICA VALUES(100,2,'外交');</text:p>
          </table:table-cell>
          <table:table-cell table:number-columns-repeated="2"/>
        </table:table-row>
        <table:table-row table:style-name="ro1">
          <table:table-cell office:value-type="float" office:value="3" calcext:value-type="float">
            <text:p>3</text:p>
          </table:table-cell>
          <table:table-cell table:formula="of:=[.B101]+1" office:value-type="float" office:value="101" calcext:value-type="float">
            <text:p>101</text:p>
          </table:table-cell>
          <table:table-cell office:value-type="string" calcext:value-type="string">
            <text:p>ゆしゅつ</text:p>
          </table:table-cell>
          <table:table-cell office:value-type="string" calcext:value-type="string">
            <text:p>Exportación.</text:p>
          </table:table-cell>
          <table:table-cell office:value-type="string" calcext:value-type="string">
            <text:p>輸出</text:p>
          </table:table-cell>
          <table:table-cell table:number-columns-repeated="2"/>
          <table:table-cell table:formula="of:=COM.MICROSOFT.CONCAT (&quot;insert into ITEM_INFO  values(&quot;;[.B102];&quot;,&quot;;[.A102];&quot;);&quot;)" office:value-type="string" office:string-value="insert into ITEM_INFO  values(101,3);" calcext:value-type="string">
            <text:p>insert into ITEM_INFO <text:s/>values(101,3);</text:p>
          </table:table-cell>
          <table:table-cell table:formula="of:=COM.MICROSOFT.CONCAT(&quot;INSERT INTO VALOR_CARACTERISTICA VALUES(&quot;;[.B102];&quot;,1,'&quot;;[.C102];&quot;');&quot;)" office:value-type="string" office:string-value="INSERT INTO VALOR_CARACTERISTICA VALUES(101,1,'ゆしゅつ');" calcext:value-type="string">
            <text:p>INSERT INTO VALOR_CARACTERISTICA VALUES(101,1,'ゆしゅつ');</text:p>
          </table:table-cell>
          <table:table-cell table:formula="of:=COM.MICROSOFT.CONCAT(&quot;INSERT INTO VALOR_CARACTERISTICA VALUES(&quot;;[.B102];&quot;,3,'&quot;;[.D102];&quot;');&quot;)" office:value-type="string" office:string-value="INSERT INTO VALOR_CARACTERISTICA VALUES(101,3,'Exportación.');" calcext:value-type="string">
            <text:p>INSERT INTO VALOR_CARACTERISTICA VALUES(101,3,'Exportación.');</text:p>
          </table:table-cell>
          <table:table-cell table:formula="of:=COM.MICROSOFT.CONCAT(&quot;INSERT INTO VALOR_CARACTERISTICA VALUES(&quot;;[.B102];&quot;,2,'&quot;;TRIM([.E102]);&quot;');&quot;)" office:value-type="string" office:string-value="INSERT INTO VALOR_CARACTERISTICA VALUES(101,2,'輸出');" calcext:value-type="string">
            <text:p>INSERT INTO VALOR_CARACTERISTICA VALUES(101,2,'輸出');</text:p>
          </table:table-cell>
          <table:table-cell table:number-columns-repeated="2"/>
        </table:table-row>
        <table:table-row table:style-name="ro1">
          <table:table-cell office:value-type="float" office:value="3" calcext:value-type="float">
            <text:p>3</text:p>
          </table:table-cell>
          <table:table-cell table:formula="of:=[.B102]+1" office:value-type="float" office:value="102" calcext:value-type="float">
            <text:p>102</text:p>
          </table:table-cell>
          <table:table-cell office:value-type="string" calcext:value-type="string">
            <text:p>ぎもん</text:p>
          </table:table-cell>
          <table:table-cell office:value-type="string" calcext:value-type="string">
            <text:p>Duda, cuestión, sospecha.</text:p>
          </table:table-cell>
          <table:table-cell office:value-type="string" calcext:value-type="string">
            <text:p>疑問</text:p>
          </table:table-cell>
          <table:table-cell table:number-columns-repeated="2"/>
          <table:table-cell table:formula="of:=COM.MICROSOFT.CONCAT (&quot;insert into ITEM_INFO  values(&quot;;[.B103];&quot;,&quot;;[.A103];&quot;);&quot;)" office:value-type="string" office:string-value="insert into ITEM_INFO  values(102,3);" calcext:value-type="string">
            <text:p>insert into ITEM_INFO <text:s/>values(102,3);</text:p>
          </table:table-cell>
          <table:table-cell table:formula="of:=COM.MICROSOFT.CONCAT(&quot;INSERT INTO VALOR_CARACTERISTICA VALUES(&quot;;[.B103];&quot;,1,'&quot;;[.C103];&quot;');&quot;)" office:value-type="string" office:string-value="INSERT INTO VALOR_CARACTERISTICA VALUES(102,1,'ぎもん');" calcext:value-type="string">
            <text:p>INSERT INTO VALOR_CARACTERISTICA VALUES(102,1,'ぎもん');</text:p>
          </table:table-cell>
          <table:table-cell table:formula="of:=COM.MICROSOFT.CONCAT(&quot;INSERT INTO VALOR_CARACTERISTICA VALUES(&quot;;[.B103];&quot;,3,'&quot;;[.D103];&quot;');&quot;)" office:value-type="string" office:string-value="INSERT INTO VALOR_CARACTERISTICA VALUES(102,3,'Duda, cuestión, sospecha.');" calcext:value-type="string">
            <text:p>INSERT INTO VALOR_CARACTERISTICA VALUES(102,3,'Duda, cuestión, sospecha.');</text:p>
          </table:table-cell>
          <table:table-cell table:formula="of:=COM.MICROSOFT.CONCAT(&quot;INSERT INTO VALOR_CARACTERISTICA VALUES(&quot;;[.B103];&quot;,2,'&quot;;TRIM([.E103]);&quot;');&quot;)" office:value-type="string" office:string-value="INSERT INTO VALOR_CARACTERISTICA VALUES(102,2,'疑問');" calcext:value-type="string">
            <text:p>INSERT INTO VALOR_CARACTERISTICA VALUES(102,2,'疑問');</text:p>
          </table:table-cell>
          <table:table-cell table:number-columns-repeated="2"/>
        </table:table-row>
        <table:table-row table:style-name="ro1">
          <table:table-cell office:value-type="float" office:value="3" calcext:value-type="float">
            <text:p>3</text:p>
          </table:table-cell>
          <table:table-cell table:formula="of:=[.B103]+1" office:value-type="float" office:value="103" calcext:value-type="float">
            <text:p>103</text:p>
          </table:table-cell>
          <table:table-cell office:value-type="string" calcext:value-type="string">
            <text:p>たいくつ</text:p>
          </table:table-cell>
          <table:table-cell office:value-type="string" calcext:value-type="string">
            <text:p>Aburrido, rollo, sentirse aburrido (する).</text:p>
          </table:table-cell>
          <table:table-cell office:value-type="string" calcext:value-type="string">
            <text:p>退屈</text:p>
          </table:table-cell>
          <table:table-cell table:number-columns-repeated="2"/>
          <table:table-cell table:formula="of:=COM.MICROSOFT.CONCAT (&quot;insert into ITEM_INFO  values(&quot;;[.B104];&quot;,&quot;;[.A104];&quot;);&quot;)" office:value-type="string" office:string-value="insert into ITEM_INFO  values(103,3);" calcext:value-type="string">
            <text:p>insert into ITEM_INFO <text:s/>values(103,3);</text:p>
          </table:table-cell>
          <table:table-cell table:formula="of:=COM.MICROSOFT.CONCAT(&quot;INSERT INTO VALOR_CARACTERISTICA VALUES(&quot;;[.B104];&quot;,1,'&quot;;[.C104];&quot;');&quot;)" office:value-type="string" office:string-value="INSERT INTO VALOR_CARACTERISTICA VALUES(103,1,'たいくつ');" calcext:value-type="string">
            <text:p>INSERT INTO VALOR_CARACTERISTICA VALUES(103,1,'たいくつ');</text:p>
          </table:table-cell>
          <table:table-cell table:formula="of:=COM.MICROSOFT.CONCAT(&quot;INSERT INTO VALOR_CARACTERISTICA VALUES(&quot;;[.B104];&quot;,3,'&quot;;[.D104];&quot;');&quot;)" office:value-type="string" office:string-value="INSERT INTO VALOR_CARACTERISTICA VALUES(103,3,'Aburrido, rollo, sentirse aburrido (する).');" calcext:value-type="string">
            <text:p>INSERT INTO VALOR_CARACTERISTICA VALUES(103,3,'Aburrido, rollo, sentirse aburrido (する).');</text:p>
          </table:table-cell>
          <table:table-cell table:formula="of:=COM.MICROSOFT.CONCAT(&quot;INSERT INTO VALOR_CARACTERISTICA VALUES(&quot;;[.B104];&quot;,2,'&quot;;TRIM([.E104]);&quot;');&quot;)" office:value-type="string" office:string-value="INSERT INTO VALOR_CARACTERISTICA VALUES(103,2,'退屈');" calcext:value-type="string">
            <text:p>INSERT INTO VALOR_CARACTERISTICA VALUES(103,2,'退屈');</text:p>
          </table:table-cell>
          <table:table-cell table:number-columns-repeated="2"/>
        </table:table-row>
        <table:table-row table:style-name="ro1">
          <table:table-cell office:value-type="float" office:value="3" calcext:value-type="float">
            <text:p>3</text:p>
          </table:table-cell>
          <table:table-cell table:formula="of:=[.B104]+1" office:value-type="float" office:value="104" calcext:value-type="float">
            <text:p>104</text:p>
          </table:table-cell>
          <table:table-cell office:value-type="string" calcext:value-type="string">
            <text:p>しるし</text:p>
          </table:table-cell>
          <table:table-cell office:value-type="string" calcext:value-type="string">
            <text:p>Marca, símbolo, emblema.</text:p>
          </table:table-cell>
          <table:table-cell office:value-type="string" calcext:value-type="string">
            <text:p>印</text:p>
          </table:table-cell>
          <table:table-cell table:number-columns-repeated="2"/>
          <table:table-cell table:formula="of:=COM.MICROSOFT.CONCAT (&quot;insert into ITEM_INFO  values(&quot;;[.B105];&quot;,&quot;;[.A105];&quot;);&quot;)" office:value-type="string" office:string-value="insert into ITEM_INFO  values(104,3);" calcext:value-type="string">
            <text:p>insert into ITEM_INFO <text:s/>values(104,3);</text:p>
          </table:table-cell>
          <table:table-cell table:formula="of:=COM.MICROSOFT.CONCAT(&quot;INSERT INTO VALOR_CARACTERISTICA VALUES(&quot;;[.B105];&quot;,1,'&quot;;[.C105];&quot;');&quot;)" office:value-type="string" office:string-value="INSERT INTO VALOR_CARACTERISTICA VALUES(104,1,'しるし');" calcext:value-type="string">
            <text:p>INSERT INTO VALOR_CARACTERISTICA VALUES(104,1,'しるし');</text:p>
          </table:table-cell>
          <table:table-cell table:formula="of:=COM.MICROSOFT.CONCAT(&quot;INSERT INTO VALOR_CARACTERISTICA VALUES(&quot;;[.B105];&quot;,3,'&quot;;[.D105];&quot;');&quot;)" office:value-type="string" office:string-value="INSERT INTO VALOR_CARACTERISTICA VALUES(104,3,'Marca, símbolo, emblema.');" calcext:value-type="string">
            <text:p>INSERT INTO VALOR_CARACTERISTICA VALUES(104,3,'Marca, símbolo, emblema.');</text:p>
          </table:table-cell>
          <table:table-cell table:formula="of:=COM.MICROSOFT.CONCAT(&quot;INSERT INTO VALOR_CARACTERISTICA VALUES(&quot;;[.B105];&quot;,2,'&quot;;TRIM([.E105]);&quot;');&quot;)" office:value-type="string" office:string-value="INSERT INTO VALOR_CARACTERISTICA VALUES(104,2,'印');" calcext:value-type="string">
            <text:p>INSERT INTO VALOR_CARACTERISTICA VALUES(104,2,'印');</text:p>
          </table:table-cell>
          <table:table-cell table:number-columns-repeated="2"/>
        </table:table-row>
        <table:table-row table:style-name="ro1">
          <table:table-cell office:value-type="float" office:value="3" calcext:value-type="float">
            <text:p>3</text:p>
          </table:table-cell>
          <table:table-cell table:formula="of:=[.B105]+1" office:value-type="float" office:value="105" calcext:value-type="float">
            <text:p>105</text:p>
          </table:table-cell>
          <table:table-cell office:value-type="string" calcext:value-type="string">
            <text:p>せんしゅ</text:p>
          </table:table-cell>
          <table:table-cell office:value-type="string" calcext:value-type="string">
            <text:p>Jugador.</text:p>
          </table:table-cell>
          <table:table-cell office:value-type="string" calcext:value-type="string">
            <text:p>選手</text:p>
          </table:table-cell>
          <table:table-cell table:number-columns-repeated="2"/>
          <table:table-cell table:formula="of:=COM.MICROSOFT.CONCAT (&quot;insert into ITEM_INFO  values(&quot;;[.B106];&quot;,&quot;;[.A106];&quot;);&quot;)" office:value-type="string" office:string-value="insert into ITEM_INFO  values(105,3);" calcext:value-type="string">
            <text:p>insert into ITEM_INFO <text:s/>values(105,3);</text:p>
          </table:table-cell>
          <table:table-cell table:formula="of:=COM.MICROSOFT.CONCAT(&quot;INSERT INTO VALOR_CARACTERISTICA VALUES(&quot;;[.B106];&quot;,1,'&quot;;[.C106];&quot;');&quot;)" office:value-type="string" office:string-value="INSERT INTO VALOR_CARACTERISTICA VALUES(105,1,'せんしゅ');" calcext:value-type="string">
            <text:p>INSERT INTO VALOR_CARACTERISTICA VALUES(105,1,'せんしゅ');</text:p>
          </table:table-cell>
          <table:table-cell table:formula="of:=COM.MICROSOFT.CONCAT(&quot;INSERT INTO VALOR_CARACTERISTICA VALUES(&quot;;[.B106];&quot;,3,'&quot;;[.D106];&quot;');&quot;)" office:value-type="string" office:string-value="INSERT INTO VALOR_CARACTERISTICA VALUES(105,3,'Jugador.');" calcext:value-type="string">
            <text:p>INSERT INTO VALOR_CARACTERISTICA VALUES(105,3,'Jugador.');</text:p>
          </table:table-cell>
          <table:table-cell table:formula="of:=COM.MICROSOFT.CONCAT(&quot;INSERT INTO VALOR_CARACTERISTICA VALUES(&quot;;[.B106];&quot;,2,'&quot;;TRIM([.E106]);&quot;');&quot;)" office:value-type="string" office:string-value="INSERT INTO VALOR_CARACTERISTICA VALUES(105,2,'選手');" calcext:value-type="string">
            <text:p>INSERT INTO VALOR_CARACTERISTICA VALUES(105,2,'選手');</text:p>
          </table:table-cell>
          <table:table-cell table:number-columns-repeated="2"/>
        </table:table-row>
        <table:table-row table:style-name="ro1">
          <table:table-cell office:value-type="float" office:value="3" calcext:value-type="float">
            <text:p>3</text:p>
          </table:table-cell>
          <table:table-cell table:formula="of:=[.B106]+1" office:value-type="float" office:value="106" calcext:value-type="float">
            <text:p>106</text:p>
          </table:table-cell>
          <table:table-cell office:value-type="string" calcext:value-type="string">
            <text:p>しどう</text:p>
          </table:table-cell>
          <table:table-cell office:value-type="string" calcext:value-type="string">
            <text:p>Guía, instrucción.</text:p>
          </table:table-cell>
          <table:table-cell office:value-type="string" calcext:value-type="string">
            <text:p>指導</text:p>
          </table:table-cell>
          <table:table-cell table:number-columns-repeated="2"/>
          <table:table-cell table:formula="of:=COM.MICROSOFT.CONCAT (&quot;insert into ITEM_INFO  values(&quot;;[.B107];&quot;,&quot;;[.A107];&quot;);&quot;)" office:value-type="string" office:string-value="insert into ITEM_INFO  values(106,3);" calcext:value-type="string">
            <text:p>insert into ITEM_INFO <text:s/>values(106,3);</text:p>
          </table:table-cell>
          <table:table-cell table:formula="of:=COM.MICROSOFT.CONCAT(&quot;INSERT INTO VALOR_CARACTERISTICA VALUES(&quot;;[.B107];&quot;,1,'&quot;;[.C107];&quot;');&quot;)" office:value-type="string" office:string-value="INSERT INTO VALOR_CARACTERISTICA VALUES(106,1,'しどう');" calcext:value-type="string">
            <text:p>INSERT INTO VALOR_CARACTERISTICA VALUES(106,1,'しどう');</text:p>
          </table:table-cell>
          <table:table-cell table:formula="of:=COM.MICROSOFT.CONCAT(&quot;INSERT INTO VALOR_CARACTERISTICA VALUES(&quot;;[.B107];&quot;,3,'&quot;;[.D107];&quot;');&quot;)" office:value-type="string" office:string-value="INSERT INTO VALOR_CARACTERISTICA VALUES(106,3,'Guía, instrucción.');" calcext:value-type="string">
            <text:p>INSERT INTO VALOR_CARACTERISTICA VALUES(106,3,'Guía, instrucción.');</text:p>
          </table:table-cell>
          <table:table-cell table:formula="of:=COM.MICROSOFT.CONCAT(&quot;INSERT INTO VALOR_CARACTERISTICA VALUES(&quot;;[.B107];&quot;,2,'&quot;;TRIM([.E107]);&quot;');&quot;)" office:value-type="string" office:string-value="INSERT INTO VALOR_CARACTERISTICA VALUES(106,2,'指導');" calcext:value-type="string">
            <text:p>INSERT INTO VALOR_CARACTERISTICA VALUES(106,2,'指導');</text:p>
          </table:table-cell>
          <table:table-cell table:number-columns-repeated="2"/>
        </table:table-row>
        <table:table-row table:style-name="ro1">
          <table:table-cell office:value-type="float" office:value="3" calcext:value-type="float">
            <text:p>3</text:p>
          </table:table-cell>
          <table:table-cell table:formula="of:=[.B107]+1" office:value-type="float" office:value="107" calcext:value-type="float">
            <text:p>107</text:p>
          </table:table-cell>
          <table:table-cell office:value-type="string" calcext:value-type="string">
            <text:p>ほしょう</text:p>
          </table:table-cell>
          <table:table-cell office:value-type="string" calcext:value-type="string">
            <text:p>Garantía, seguridad.</text:p>
          </table:table-cell>
          <table:table-cell office:value-type="string" calcext:value-type="string">
            <text:p>保障</text:p>
          </table:table-cell>
          <table:table-cell table:number-columns-repeated="2"/>
          <table:table-cell table:formula="of:=COM.MICROSOFT.CONCAT (&quot;insert into ITEM_INFO  values(&quot;;[.B108];&quot;,&quot;;[.A108];&quot;);&quot;)" office:value-type="string" office:string-value="insert into ITEM_INFO  values(107,3);" calcext:value-type="string">
            <text:p>insert into ITEM_INFO <text:s/>values(107,3);</text:p>
          </table:table-cell>
          <table:table-cell table:formula="of:=COM.MICROSOFT.CONCAT(&quot;INSERT INTO VALOR_CARACTERISTICA VALUES(&quot;;[.B108];&quot;,1,'&quot;;[.C108];&quot;');&quot;)" office:value-type="string" office:string-value="INSERT INTO VALOR_CARACTERISTICA VALUES(107,1,'ほしょう');" calcext:value-type="string">
            <text:p>INSERT INTO VALOR_CARACTERISTICA VALUES(107,1,'ほしょう');</text:p>
          </table:table-cell>
          <table:table-cell table:formula="of:=COM.MICROSOFT.CONCAT(&quot;INSERT INTO VALOR_CARACTERISTICA VALUES(&quot;;[.B108];&quot;,3,'&quot;;[.D108];&quot;');&quot;)" office:value-type="string" office:string-value="INSERT INTO VALOR_CARACTERISTICA VALUES(107,3,'Garantía, seguridad.');" calcext:value-type="string">
            <text:p>INSERT INTO VALOR_CARACTERISTICA VALUES(107,3,'Garantía, seguridad.');</text:p>
          </table:table-cell>
          <table:table-cell table:formula="of:=COM.MICROSOFT.CONCAT(&quot;INSERT INTO VALOR_CARACTERISTICA VALUES(&quot;;[.B108];&quot;,2,'&quot;;TRIM([.E108]);&quot;');&quot;)" office:value-type="string" office:string-value="INSERT INTO VALOR_CARACTERISTICA VALUES(107,2,'保障');" calcext:value-type="string">
            <text:p>INSERT INTO VALOR_CARACTERISTICA VALUES(107,2,'保障');</text:p>
          </table:table-cell>
          <table:table-cell table:number-columns-repeated="2"/>
        </table:table-row>
        <table:table-row table:style-name="ro1">
          <table:table-cell office:value-type="float" office:value="3" calcext:value-type="float">
            <text:p>3</text:p>
          </table:table-cell>
          <table:table-cell table:formula="of:=[.B108]+1" office:value-type="float" office:value="108" calcext:value-type="float">
            <text:p>108</text:p>
          </table:table-cell>
          <table:table-cell office:value-type="string" calcext:value-type="string">
            <text:p>ひかく</text:p>
          </table:table-cell>
          <table:table-cell office:value-type="string" calcext:value-type="string">
            <text:p>Comparación.</text:p>
          </table:table-cell>
          <table:table-cell office:value-type="string" calcext:value-type="string">
            <text:p>比較</text:p>
          </table:table-cell>
          <table:table-cell table:number-columns-repeated="2"/>
          <table:table-cell table:formula="of:=COM.MICROSOFT.CONCAT (&quot;insert into ITEM_INFO  values(&quot;;[.B109];&quot;,&quot;;[.A109];&quot;);&quot;)" office:value-type="string" office:string-value="insert into ITEM_INFO  values(108,3);" calcext:value-type="string">
            <text:p>insert into ITEM_INFO <text:s/>values(108,3);</text:p>
          </table:table-cell>
          <table:table-cell table:formula="of:=COM.MICROSOFT.CONCAT(&quot;INSERT INTO VALOR_CARACTERISTICA VALUES(&quot;;[.B109];&quot;,1,'&quot;;[.C109];&quot;');&quot;)" office:value-type="string" office:string-value="INSERT INTO VALOR_CARACTERISTICA VALUES(108,1,'ひかく');" calcext:value-type="string">
            <text:p>INSERT INTO VALOR_CARACTERISTICA VALUES(108,1,'ひかく');</text:p>
          </table:table-cell>
          <table:table-cell table:formula="of:=COM.MICROSOFT.CONCAT(&quot;INSERT INTO VALOR_CARACTERISTICA VALUES(&quot;;[.B109];&quot;,3,'&quot;;[.D109];&quot;');&quot;)" office:value-type="string" office:string-value="INSERT INTO VALOR_CARACTERISTICA VALUES(108,3,'Comparación.');" calcext:value-type="string">
            <text:p>INSERT INTO VALOR_CARACTERISTICA VALUES(108,3,'Comparación.');</text:p>
          </table:table-cell>
          <table:table-cell table:formula="of:=COM.MICROSOFT.CONCAT(&quot;INSERT INTO VALOR_CARACTERISTICA VALUES(&quot;;[.B109];&quot;,2,'&quot;;TRIM([.E109]);&quot;');&quot;)" office:value-type="string" office:string-value="INSERT INTO VALOR_CARACTERISTICA VALUES(108,2,'比較');" calcext:value-type="string">
            <text:p>INSERT INTO VALOR_CARACTERISTICA VALUES(108,2,'比較');</text:p>
          </table:table-cell>
          <table:table-cell table:number-columns-repeated="2"/>
        </table:table-row>
        <table:table-row table:style-name="ro1">
          <table:table-cell office:value-type="float" office:value="3" calcext:value-type="float">
            <text:p>3</text:p>
          </table:table-cell>
          <table:table-cell table:formula="of:=[.B109]+1" office:value-type="float" office:value="109" calcext:value-type="float">
            <text:p>109</text:p>
          </table:table-cell>
          <table:table-cell office:value-type="string" calcext:value-type="string">
            <text:p>じゅうたい</text:p>
          </table:table-cell>
          <table:table-cell office:value-type="string" calcext:value-type="string">
            <text:p>Congestión (tráfico), retraso.</text:p>
          </table:table-cell>
          <table:table-cell office:value-type="string" calcext:value-type="string">
            <text:p>渋滞</text:p>
          </table:table-cell>
          <table:table-cell table:number-columns-repeated="2"/>
          <table:table-cell table:formula="of:=COM.MICROSOFT.CONCAT (&quot;insert into ITEM_INFO  values(&quot;;[.B110];&quot;,&quot;;[.A110];&quot;);&quot;)" office:value-type="string" office:string-value="insert into ITEM_INFO  values(109,3);" calcext:value-type="string">
            <text:p>insert into ITEM_INFO <text:s/>values(109,3);</text:p>
          </table:table-cell>
          <table:table-cell table:formula="of:=COM.MICROSOFT.CONCAT(&quot;INSERT INTO VALOR_CARACTERISTICA VALUES(&quot;;[.B110];&quot;,1,'&quot;;[.C110];&quot;');&quot;)" office:value-type="string" office:string-value="INSERT INTO VALOR_CARACTERISTICA VALUES(109,1,'じゅうたい');" calcext:value-type="string">
            <text:p>INSERT INTO VALOR_CARACTERISTICA VALUES(109,1,'じゅうたい');</text:p>
          </table:table-cell>
          <table:table-cell table:formula="of:=COM.MICROSOFT.CONCAT(&quot;INSERT INTO VALOR_CARACTERISTICA VALUES(&quot;;[.B110];&quot;,3,'&quot;;[.D110];&quot;');&quot;)" office:value-type="string" office:string-value="INSERT INTO VALOR_CARACTERISTICA VALUES(109,3,'Congestión (tráfico), retraso.');" calcext:value-type="string">
            <text:p>INSERT INTO VALOR_CARACTERISTICA VALUES(109,3,'Congestión (tráfico), retraso.');</text:p>
          </table:table-cell>
          <table:table-cell table:formula="of:=COM.MICROSOFT.CONCAT(&quot;INSERT INTO VALOR_CARACTERISTICA VALUES(&quot;;[.B110];&quot;,2,'&quot;;TRIM([.E110]);&quot;');&quot;)" office:value-type="string" office:string-value="INSERT INTO VALOR_CARACTERISTICA VALUES(109,2,'渋滞');" calcext:value-type="string">
            <text:p>INSERT INTO VALOR_CARACTERISTICA VALUES(109,2,'渋滞');</text:p>
          </table:table-cell>
          <table:table-cell table:number-columns-repeated="2"/>
        </table:table-row>
        <table:table-row table:style-name="ro1">
          <table:table-cell office:value-type="float" office:value="3" calcext:value-type="float">
            <text:p>3</text:p>
          </table:table-cell>
          <table:table-cell table:formula="of:=[.B110]+1" office:value-type="float" office:value="110" calcext:value-type="float">
            <text:p>110</text:p>
          </table:table-cell>
          <table:table-cell office:value-type="string" calcext:value-type="string">
            <text:p>きょうりょく</text:p>
          </table:table-cell>
          <table:table-cell office:value-type="string" calcext:value-type="string">
            <text:p>Fuerza, fuerte.</text:p>
          </table:table-cell>
          <table:table-cell office:value-type="string" calcext:value-type="string">
            <text:p>強力</text:p>
          </table:table-cell>
          <table:table-cell table:number-columns-repeated="2"/>
          <table:table-cell table:formula="of:=COM.MICROSOFT.CONCAT (&quot;insert into ITEM_INFO  values(&quot;;[.B111];&quot;,&quot;;[.A111];&quot;);&quot;)" office:value-type="string" office:string-value="insert into ITEM_INFO  values(110,3);" calcext:value-type="string">
            <text:p>insert into ITEM_INFO <text:s/>values(110,3);</text:p>
          </table:table-cell>
          <table:table-cell table:formula="of:=COM.MICROSOFT.CONCAT(&quot;INSERT INTO VALOR_CARACTERISTICA VALUES(&quot;;[.B111];&quot;,1,'&quot;;[.C111];&quot;');&quot;)" office:value-type="string" office:string-value="INSERT INTO VALOR_CARACTERISTICA VALUES(110,1,'きょうりょく');" calcext:value-type="string">
            <text:p>INSERT INTO VALOR_CARACTERISTICA VALUES(110,1,'きょうりょく');</text:p>
          </table:table-cell>
          <table:table-cell table:formula="of:=COM.MICROSOFT.CONCAT(&quot;INSERT INTO VALOR_CARACTERISTICA VALUES(&quot;;[.B111];&quot;,3,'&quot;;[.D111];&quot;');&quot;)" office:value-type="string" office:string-value="INSERT INTO VALOR_CARACTERISTICA VALUES(110,3,'Fuerza, fuerte.');" calcext:value-type="string">
            <text:p>INSERT INTO VALOR_CARACTERISTICA VALUES(110,3,'Fuerza, fuerte.');</text:p>
          </table:table-cell>
          <table:table-cell table:formula="of:=COM.MICROSOFT.CONCAT(&quot;INSERT INTO VALOR_CARACTERISTICA VALUES(&quot;;[.B111];&quot;,2,'&quot;;TRIM([.E111]);&quot;');&quot;)" office:value-type="string" office:string-value="INSERT INTO VALOR_CARACTERISTICA VALUES(110,2,'強力');" calcext:value-type="string">
            <text:p>INSERT INTO VALOR_CARACTERISTICA VALUES(110,2,'強力');</text:p>
          </table:table-cell>
          <table:table-cell table:number-columns-repeated="2"/>
        </table:table-row>
        <table:table-row table:style-name="ro1">
          <table:table-cell office:value-type="float" office:value="3" calcext:value-type="float">
            <text:p>3</text:p>
          </table:table-cell>
          <table:table-cell table:formula="of:=[.B111]+1" office:value-type="float" office:value="111" calcext:value-type="float">
            <text:p>111</text:p>
          </table:table-cell>
          <table:table-cell office:value-type="string" calcext:value-type="string">
            <text:p>せいしん</text:p>
          </table:table-cell>
          <table:table-cell office:value-type="string" calcext:value-type="string">
            <text:p>Espíritu, mente, alma, mentalidad, intención, actitud.</text:p>
          </table:table-cell>
          <table:table-cell office:value-type="string" calcext:value-type="string">
            <text:p>精神</text:p>
          </table:table-cell>
          <table:table-cell table:number-columns-repeated="2"/>
          <table:table-cell table:formula="of:=COM.MICROSOFT.CONCAT (&quot;insert into ITEM_INFO  values(&quot;;[.B112];&quot;,&quot;;[.A112];&quot;);&quot;)" office:value-type="string" office:string-value="insert into ITEM_INFO  values(111,3);" calcext:value-type="string">
            <text:p>insert into ITEM_INFO <text:s/>values(111,3);</text:p>
          </table:table-cell>
          <table:table-cell table:formula="of:=COM.MICROSOFT.CONCAT(&quot;INSERT INTO VALOR_CARACTERISTICA VALUES(&quot;;[.B112];&quot;,1,'&quot;;[.C112];&quot;');&quot;)" office:value-type="string" office:string-value="INSERT INTO VALOR_CARACTERISTICA VALUES(111,1,'せいしん');" calcext:value-type="string">
            <text:p>INSERT INTO VALOR_CARACTERISTICA VALUES(111,1,'せいしん');</text:p>
          </table:table-cell>
          <table:table-cell table:formula="of:=COM.MICROSOFT.CONCAT(&quot;INSERT INTO VALOR_CARACTERISTICA VALUES(&quot;;[.B112];&quot;,3,'&quot;;[.D112];&quot;');&quot;)" office:value-type="string" office:string-value="INSERT INTO VALOR_CARACTERISTICA VALUES(111,3,'Espíritu, mente, alma, mentalidad, intención, actitud.');" calcext:value-type="string">
            <text:p>INSERT INTO VALOR_CARACTERISTICA VALUES(111,3,'Espíritu, mente, alma, mentalidad, intención, actitud.');</text:p>
          </table:table-cell>
          <table:table-cell table:formula="of:=COM.MICROSOFT.CONCAT(&quot;INSERT INTO VALOR_CARACTERISTICA VALUES(&quot;;[.B112];&quot;,2,'&quot;;TRIM([.E112]);&quot;');&quot;)" office:value-type="string" office:string-value="INSERT INTO VALOR_CARACTERISTICA VALUES(111,2,'精神');" calcext:value-type="string">
            <text:p>INSERT INTO VALOR_CARACTERISTICA VALUES(111,2,'精神');</text:p>
          </table:table-cell>
          <table:table-cell table:number-columns-repeated="2"/>
        </table:table-row>
        <table:table-row table:style-name="ro1">
          <table:table-cell office:value-type="float" office:value="3" calcext:value-type="float">
            <text:p>3</text:p>
          </table:table-cell>
          <table:table-cell table:formula="of:=[.B112]+1" office:value-type="float" office:value="112" calcext:value-type="float">
            <text:p>112</text:p>
          </table:table-cell>
          <table:table-cell office:value-type="string" calcext:value-type="string">
            <text:p>たんご</text:p>
          </table:table-cell>
          <table:table-cell office:value-type="string" calcext:value-type="string">
            <text:p>Palabra, vocabulario.</text:p>
          </table:table-cell>
          <table:table-cell office:value-type="string" calcext:value-type="string">
            <text:p>単語</text:p>
          </table:table-cell>
          <table:table-cell table:number-columns-repeated="2"/>
          <table:table-cell table:formula="of:=COM.MICROSOFT.CONCAT (&quot;insert into ITEM_INFO  values(&quot;;[.B113];&quot;,&quot;;[.A113];&quot;);&quot;)" office:value-type="string" office:string-value="insert into ITEM_INFO  values(112,3);" calcext:value-type="string">
            <text:p>insert into ITEM_INFO <text:s/>values(112,3);</text:p>
          </table:table-cell>
          <table:table-cell table:formula="of:=COM.MICROSOFT.CONCAT(&quot;INSERT INTO VALOR_CARACTERISTICA VALUES(&quot;;[.B113];&quot;,1,'&quot;;[.C113];&quot;');&quot;)" office:value-type="string" office:string-value="INSERT INTO VALOR_CARACTERISTICA VALUES(112,1,'たんご');" calcext:value-type="string">
            <text:p>INSERT INTO VALOR_CARACTERISTICA VALUES(112,1,'たんご');</text:p>
          </table:table-cell>
          <table:table-cell table:formula="of:=COM.MICROSOFT.CONCAT(&quot;INSERT INTO VALOR_CARACTERISTICA VALUES(&quot;;[.B113];&quot;,3,'&quot;;[.D113];&quot;');&quot;)" office:value-type="string" office:string-value="INSERT INTO VALOR_CARACTERISTICA VALUES(112,3,'Palabra, vocabulario.');" calcext:value-type="string">
            <text:p>INSERT INTO VALOR_CARACTERISTICA VALUES(112,3,'Palabra, vocabulario.');</text:p>
          </table:table-cell>
          <table:table-cell table:formula="of:=COM.MICROSOFT.CONCAT(&quot;INSERT INTO VALOR_CARACTERISTICA VALUES(&quot;;[.B113];&quot;,2,'&quot;;TRIM([.E113]);&quot;');&quot;)" office:value-type="string" office:string-value="INSERT INTO VALOR_CARACTERISTICA VALUES(112,2,'単語');" calcext:value-type="string">
            <text:p>INSERT INTO VALOR_CARACTERISTICA VALUES(112,2,'単語');</text:p>
          </table:table-cell>
          <table:table-cell table:number-columns-repeated="2"/>
        </table:table-row>
        <table:table-row table:style-name="ro1">
          <table:table-cell office:value-type="float" office:value="3" calcext:value-type="float">
            <text:p>3</text:p>
          </table:table-cell>
          <table:table-cell table:formula="of:=[.B113]+1" office:value-type="float" office:value="113" calcext:value-type="float">
            <text:p>113</text:p>
          </table:table-cell>
          <table:table-cell office:value-type="string" calcext:value-type="string">
            <text:p>せいかく</text:p>
          </table:table-cell>
          <table:table-cell office:value-type="string" calcext:value-type="string">
            <text:p>Personalidad.</text:p>
          </table:table-cell>
          <table:table-cell office:value-type="string" calcext:value-type="string">
            <text:p>性格</text:p>
          </table:table-cell>
          <table:table-cell table:number-columns-repeated="2"/>
          <table:table-cell table:formula="of:=COM.MICROSOFT.CONCAT (&quot;insert into ITEM_INFO  values(&quot;;[.B114];&quot;,&quot;;[.A114];&quot;);&quot;)" office:value-type="string" office:string-value="insert into ITEM_INFO  values(113,3);" calcext:value-type="string">
            <text:p>insert into ITEM_INFO <text:s/>values(113,3);</text:p>
          </table:table-cell>
          <table:table-cell table:formula="of:=COM.MICROSOFT.CONCAT(&quot;INSERT INTO VALOR_CARACTERISTICA VALUES(&quot;;[.B114];&quot;,1,'&quot;;[.C114];&quot;');&quot;)" office:value-type="string" office:string-value="INSERT INTO VALOR_CARACTERISTICA VALUES(113,1,'せいかく');" calcext:value-type="string">
            <text:p>INSERT INTO VALOR_CARACTERISTICA VALUES(113,1,'せいかく');</text:p>
          </table:table-cell>
          <table:table-cell table:formula="of:=COM.MICROSOFT.CONCAT(&quot;INSERT INTO VALOR_CARACTERISTICA VALUES(&quot;;[.B114];&quot;,3,'&quot;;[.D114];&quot;');&quot;)" office:value-type="string" office:string-value="INSERT INTO VALOR_CARACTERISTICA VALUES(113,3,'Personalidad.');" calcext:value-type="string">
            <text:p>INSERT INTO VALOR_CARACTERISTICA VALUES(113,3,'Personalidad.');</text:p>
          </table:table-cell>
          <table:table-cell table:formula="of:=COM.MICROSOFT.CONCAT(&quot;INSERT INTO VALOR_CARACTERISTICA VALUES(&quot;;[.B114];&quot;,2,'&quot;;TRIM([.E114]);&quot;');&quot;)" office:value-type="string" office:string-value="INSERT INTO VALOR_CARACTERISTICA VALUES(113,2,'性格');" calcext:value-type="string">
            <text:p>INSERT INTO VALOR_CARACTERISTICA VALUES(113,2,'性格');</text:p>
          </table:table-cell>
          <table:table-cell table:number-columns-repeated="2"/>
        </table:table-row>
        <table:table-row table:style-name="ro1">
          <table:table-cell office:value-type="float" office:value="3" calcext:value-type="float">
            <text:p>3</text:p>
          </table:table-cell>
          <table:table-cell table:formula="of:=[.B114]+1" office:value-type="float" office:value="114" calcext:value-type="float">
            <text:p>114</text:p>
          </table:table-cell>
          <table:table-cell office:value-type="string" calcext:value-type="string">
            <text:p>じんこう</text:p>
          </table:table-cell>
          <table:table-cell office:value-type="string" calcext:value-type="string">
            <text:p>Trabajo humano, artificial.</text:p>
          </table:table-cell>
          <table:table-cell office:value-type="string" calcext:value-type="string">
            <text:p>人工</text:p>
          </table:table-cell>
          <table:table-cell table:number-columns-repeated="2"/>
          <table:table-cell table:formula="of:=COM.MICROSOFT.CONCAT (&quot;insert into ITEM_INFO  values(&quot;;[.B115];&quot;,&quot;;[.A115];&quot;);&quot;)" office:value-type="string" office:string-value="insert into ITEM_INFO  values(114,3);" calcext:value-type="string">
            <text:p>insert into ITEM_INFO <text:s/>values(114,3);</text:p>
          </table:table-cell>
          <table:table-cell table:formula="of:=COM.MICROSOFT.CONCAT(&quot;INSERT INTO VALOR_CARACTERISTICA VALUES(&quot;;[.B115];&quot;,1,'&quot;;[.C115];&quot;');&quot;)" office:value-type="string" office:string-value="INSERT INTO VALOR_CARACTERISTICA VALUES(114,1,'じんこう');" calcext:value-type="string">
            <text:p>INSERT INTO VALOR_CARACTERISTICA VALUES(114,1,'じんこう');</text:p>
          </table:table-cell>
          <table:table-cell table:formula="of:=COM.MICROSOFT.CONCAT(&quot;INSERT INTO VALOR_CARACTERISTICA VALUES(&quot;;[.B115];&quot;,3,'&quot;;[.D115];&quot;');&quot;)" office:value-type="string" office:string-value="INSERT INTO VALOR_CARACTERISTICA VALUES(114,3,'Trabajo humano, artificial.');" calcext:value-type="string">
            <text:p>INSERT INTO VALOR_CARACTERISTICA VALUES(114,3,'Trabajo humano, artificial.');</text:p>
          </table:table-cell>
          <table:table-cell table:formula="of:=COM.MICROSOFT.CONCAT(&quot;INSERT INTO VALOR_CARACTERISTICA VALUES(&quot;;[.B115];&quot;,2,'&quot;;TRIM([.E115]);&quot;');&quot;)" office:value-type="string" office:string-value="INSERT INTO VALOR_CARACTERISTICA VALUES(114,2,'人工');" calcext:value-type="string">
            <text:p>INSERT INTO VALOR_CARACTERISTICA VALUES(114,2,'人工');</text:p>
          </table:table-cell>
          <table:table-cell table:number-columns-repeated="2"/>
        </table:table-row>
        <table:table-row table:style-name="ro1">
          <table:table-cell office:value-type="float" office:value="3" calcext:value-type="float">
            <text:p>3</text:p>
          </table:table-cell>
          <table:table-cell table:formula="of:=[.B115]+1" office:value-type="float" office:value="115" calcext:value-type="float">
            <text:p>115</text:p>
          </table:table-cell>
          <table:table-cell office:value-type="string" calcext:value-type="string">
            <text:p>かんこう</text:p>
          </table:table-cell>
          <table:table-cell office:value-type="string" calcext:value-type="string">
            <text:p>Turismo.</text:p>
          </table:table-cell>
          <table:table-cell office:value-type="string" calcext:value-type="string">
            <text:p>観光</text:p>
          </table:table-cell>
          <table:table-cell table:number-columns-repeated="2"/>
          <table:table-cell table:formula="of:=COM.MICROSOFT.CONCAT (&quot;insert into ITEM_INFO  values(&quot;;[.B116];&quot;,&quot;;[.A116];&quot;);&quot;)" office:value-type="string" office:string-value="insert into ITEM_INFO  values(115,3);" calcext:value-type="string">
            <text:p>insert into ITEM_INFO <text:s/>values(115,3);</text:p>
          </table:table-cell>
          <table:table-cell table:formula="of:=COM.MICROSOFT.CONCAT(&quot;INSERT INTO VALOR_CARACTERISTICA VALUES(&quot;;[.B116];&quot;,1,'&quot;;[.C116];&quot;');&quot;)" office:value-type="string" office:string-value="INSERT INTO VALOR_CARACTERISTICA VALUES(115,1,'かんこう');" calcext:value-type="string">
            <text:p>INSERT INTO VALOR_CARACTERISTICA VALUES(115,1,'かんこう');</text:p>
          </table:table-cell>
          <table:table-cell table:formula="of:=COM.MICROSOFT.CONCAT(&quot;INSERT INTO VALOR_CARACTERISTICA VALUES(&quot;;[.B116];&quot;,3,'&quot;;[.D116];&quot;');&quot;)" office:value-type="string" office:string-value="INSERT INTO VALOR_CARACTERISTICA VALUES(115,3,'Turismo.');" calcext:value-type="string">
            <text:p>INSERT INTO VALOR_CARACTERISTICA VALUES(115,3,'Turismo.');</text:p>
          </table:table-cell>
          <table:table-cell table:formula="of:=COM.MICROSOFT.CONCAT(&quot;INSERT INTO VALOR_CARACTERISTICA VALUES(&quot;;[.B116];&quot;,2,'&quot;;TRIM([.E116]);&quot;');&quot;)" office:value-type="string" office:string-value="INSERT INTO VALOR_CARACTERISTICA VALUES(115,2,'観光');" calcext:value-type="string">
            <text:p>INSERT INTO VALOR_CARACTERISTICA VALUES(115,2,'観光');</text:p>
          </table:table-cell>
          <table:table-cell table:number-columns-repeated="2"/>
        </table:table-row>
        <table:table-row table:style-name="ro1">
          <table:table-cell office:value-type="float" office:value="3" calcext:value-type="float">
            <text:p>3</text:p>
          </table:table-cell>
          <table:table-cell table:formula="of:=[.B116]+1" office:value-type="float" office:value="116" calcext:value-type="float">
            <text:p>116</text:p>
          </table:table-cell>
          <table:table-cell office:value-type="string" calcext:value-type="string">
            <text:p>きおん</text:p>
          </table:table-cell>
          <table:table-cell office:value-type="string" calcext:value-type="string">
            <text:p>Temperatura atmosférica.</text:p>
          </table:table-cell>
          <table:table-cell office:value-type="string" calcext:value-type="string">
            <text:p>気温</text:p>
          </table:table-cell>
          <table:table-cell table:number-columns-repeated="2"/>
          <table:table-cell table:formula="of:=COM.MICROSOFT.CONCAT (&quot;insert into ITEM_INFO  values(&quot;;[.B117];&quot;,&quot;;[.A117];&quot;);&quot;)" office:value-type="string" office:string-value="insert into ITEM_INFO  values(116,3);" calcext:value-type="string">
            <text:p>insert into ITEM_INFO <text:s/>values(116,3);</text:p>
          </table:table-cell>
          <table:table-cell table:formula="of:=COM.MICROSOFT.CONCAT(&quot;INSERT INTO VALOR_CARACTERISTICA VALUES(&quot;;[.B117];&quot;,1,'&quot;;[.C117];&quot;');&quot;)" office:value-type="string" office:string-value="INSERT INTO VALOR_CARACTERISTICA VALUES(116,1,'きおん');" calcext:value-type="string">
            <text:p>INSERT INTO VALOR_CARACTERISTICA VALUES(116,1,'きおん');</text:p>
          </table:table-cell>
          <table:table-cell table:formula="of:=COM.MICROSOFT.CONCAT(&quot;INSERT INTO VALOR_CARACTERISTICA VALUES(&quot;;[.B117];&quot;,3,'&quot;;[.D117];&quot;');&quot;)" office:value-type="string" office:string-value="INSERT INTO VALOR_CARACTERISTICA VALUES(116,3,'Temperatura atmosférica.');" calcext:value-type="string">
            <text:p>INSERT INTO VALOR_CARACTERISTICA VALUES(116,3,'Temperatura atmosférica.');</text:p>
          </table:table-cell>
          <table:table-cell table:formula="of:=COM.MICROSOFT.CONCAT(&quot;INSERT INTO VALOR_CARACTERISTICA VALUES(&quot;;[.B117];&quot;,2,'&quot;;TRIM([.E117]);&quot;');&quot;)" office:value-type="string" office:string-value="INSERT INTO VALOR_CARACTERISTICA VALUES(116,2,'気温');" calcext:value-type="string">
            <text:p>INSERT INTO VALOR_CARACTERISTICA VALUES(116,2,'気温');</text:p>
          </table:table-cell>
          <table:table-cell table:number-columns-repeated="2"/>
        </table:table-row>
        <table:table-row table:style-name="ro1">
          <table:table-cell office:value-type="float" office:value="3" calcext:value-type="float">
            <text:p>3</text:p>
          </table:table-cell>
          <table:table-cell table:formula="of:=[.B117]+1" office:value-type="float" office:value="117" calcext:value-type="float">
            <text:p>117</text:p>
          </table:table-cell>
          <table:table-cell office:value-type="string" calcext:value-type="string">
            <text:p>しゅと</text:p>
          </table:table-cell>
          <table:table-cell office:value-type="string" calcext:value-type="string">
            <text:p>Ciudad capital, metrópoli.</text:p>
          </table:table-cell>
          <table:table-cell office:value-type="string" calcext:value-type="string">
            <text:p>首都</text:p>
          </table:table-cell>
          <table:table-cell table:number-columns-repeated="2"/>
          <table:table-cell table:formula="of:=COM.MICROSOFT.CONCAT (&quot;insert into ITEM_INFO  values(&quot;;[.B118];&quot;,&quot;;[.A118];&quot;);&quot;)" office:value-type="string" office:string-value="insert into ITEM_INFO  values(117,3);" calcext:value-type="string">
            <text:p>insert into ITEM_INFO <text:s/>values(117,3);</text:p>
          </table:table-cell>
          <table:table-cell table:formula="of:=COM.MICROSOFT.CONCAT(&quot;INSERT INTO VALOR_CARACTERISTICA VALUES(&quot;;[.B118];&quot;,1,'&quot;;[.C118];&quot;');&quot;)" office:value-type="string" office:string-value="INSERT INTO VALOR_CARACTERISTICA VALUES(117,1,'しゅと');" calcext:value-type="string">
            <text:p>INSERT INTO VALOR_CARACTERISTICA VALUES(117,1,'しゅと');</text:p>
          </table:table-cell>
          <table:table-cell table:formula="of:=COM.MICROSOFT.CONCAT(&quot;INSERT INTO VALOR_CARACTERISTICA VALUES(&quot;;[.B118];&quot;,3,'&quot;;[.D118];&quot;');&quot;)" office:value-type="string" office:string-value="INSERT INTO VALOR_CARACTERISTICA VALUES(117,3,'Ciudad capital, metrópoli.');" calcext:value-type="string">
            <text:p>INSERT INTO VALOR_CARACTERISTICA VALUES(117,3,'Ciudad capital, metrópoli.');</text:p>
          </table:table-cell>
          <table:table-cell table:formula="of:=COM.MICROSOFT.CONCAT(&quot;INSERT INTO VALOR_CARACTERISTICA VALUES(&quot;;[.B118];&quot;,2,'&quot;;TRIM([.E118]);&quot;');&quot;)" office:value-type="string" office:string-value="INSERT INTO VALOR_CARACTERISTICA VALUES(117,2,'首都');" calcext:value-type="string">
            <text:p>INSERT INTO VALOR_CARACTERISTICA VALUES(117,2,'首都');</text:p>
          </table:table-cell>
          <table:table-cell table:number-columns-repeated="2"/>
        </table:table-row>
        <table:table-row table:style-name="ro1">
          <table:table-cell office:value-type="float" office:value="3" calcext:value-type="float">
            <text:p>3</text:p>
          </table:table-cell>
          <table:table-cell table:formula="of:=[.B118]+1" office:value-type="float" office:value="118" calcext:value-type="float">
            <text:p>118</text:p>
          </table:table-cell>
          <table:table-cell office:value-type="string" calcext:value-type="string">
            <text:p>ばくはつ</text:p>
          </table:table-cell>
          <table:table-cell office:value-type="string" calcext:value-type="string">
            <text:p>Explosión, detonación.</text:p>
          </table:table-cell>
          <table:table-cell office:value-type="string" calcext:value-type="string">
            <text:p>爆発</text:p>
          </table:table-cell>
          <table:table-cell table:number-columns-repeated="2"/>
          <table:table-cell table:formula="of:=COM.MICROSOFT.CONCAT (&quot;insert into ITEM_INFO  values(&quot;;[.B119];&quot;,&quot;;[.A119];&quot;);&quot;)" office:value-type="string" office:string-value="insert into ITEM_INFO  values(118,3);" calcext:value-type="string">
            <text:p>insert into ITEM_INFO <text:s/>values(118,3);</text:p>
          </table:table-cell>
          <table:table-cell table:formula="of:=COM.MICROSOFT.CONCAT(&quot;INSERT INTO VALOR_CARACTERISTICA VALUES(&quot;;[.B119];&quot;,1,'&quot;;[.C119];&quot;');&quot;)" office:value-type="string" office:string-value="INSERT INTO VALOR_CARACTERISTICA VALUES(118,1,'ばくはつ');" calcext:value-type="string">
            <text:p>INSERT INTO VALOR_CARACTERISTICA VALUES(118,1,'ばくはつ');</text:p>
          </table:table-cell>
          <table:table-cell table:formula="of:=COM.MICROSOFT.CONCAT(&quot;INSERT INTO VALOR_CARACTERISTICA VALUES(&quot;;[.B119];&quot;,3,'&quot;;[.D119];&quot;');&quot;)" office:value-type="string" office:string-value="INSERT INTO VALOR_CARACTERISTICA VALUES(118,3,'Explosión, detonación.');" calcext:value-type="string">
            <text:p>INSERT INTO VALOR_CARACTERISTICA VALUES(118,3,'Explosión, detonación.');</text:p>
          </table:table-cell>
          <table:table-cell table:formula="of:=COM.MICROSOFT.CONCAT(&quot;INSERT INTO VALOR_CARACTERISTICA VALUES(&quot;;[.B119];&quot;,2,'&quot;;TRIM([.E119]);&quot;');&quot;)" office:value-type="string" office:string-value="INSERT INTO VALOR_CARACTERISTICA VALUES(118,2,'爆発');" calcext:value-type="string">
            <text:p>INSERT INTO VALOR_CARACTERISTICA VALUES(118,2,'爆発');</text:p>
          </table:table-cell>
          <table:table-cell table:number-columns-repeated="2"/>
        </table:table-row>
        <table:table-row table:style-name="ro1">
          <table:table-cell office:value-type="float" office:value="3" calcext:value-type="float">
            <text:p>3</text:p>
          </table:table-cell>
          <table:table-cell table:formula="of:=[.B119]+1" office:value-type="float" office:value="119" calcext:value-type="float">
            <text:p>119</text:p>
          </table:table-cell>
          <table:table-cell office:value-type="string" calcext:value-type="string">
            <text:p>ぎょぎょう</text:p>
          </table:table-cell>
          <table:table-cell office:value-type="string" calcext:value-type="string">
            <text:p>Pesca (industria).</text:p>
          </table:table-cell>
          <table:table-cell office:value-type="string" calcext:value-type="string">
            <text:p>漁業</text:p>
          </table:table-cell>
          <table:table-cell table:number-columns-repeated="2"/>
          <table:table-cell table:formula="of:=COM.MICROSOFT.CONCAT (&quot;insert into ITEM_INFO  values(&quot;;[.B120];&quot;,&quot;;[.A120];&quot;);&quot;)" office:value-type="string" office:string-value="insert into ITEM_INFO  values(119,3);" calcext:value-type="string">
            <text:p>insert into ITEM_INFO <text:s/>values(119,3);</text:p>
          </table:table-cell>
          <table:table-cell table:formula="of:=COM.MICROSOFT.CONCAT(&quot;INSERT INTO VALOR_CARACTERISTICA VALUES(&quot;;[.B120];&quot;,1,'&quot;;[.C120];&quot;');&quot;)" office:value-type="string" office:string-value="INSERT INTO VALOR_CARACTERISTICA VALUES(119,1,'ぎょぎょう');" calcext:value-type="string">
            <text:p>INSERT INTO VALOR_CARACTERISTICA VALUES(119,1,'ぎょぎょう');</text:p>
          </table:table-cell>
          <table:table-cell table:formula="of:=COM.MICROSOFT.CONCAT(&quot;INSERT INTO VALOR_CARACTERISTICA VALUES(&quot;;[.B120];&quot;,3,'&quot;;[.D120];&quot;');&quot;)" office:value-type="string" office:string-value="INSERT INTO VALOR_CARACTERISTICA VALUES(119,3,'Pesca (industria).');" calcext:value-type="string">
            <text:p>INSERT INTO VALOR_CARACTERISTICA VALUES(119,3,'Pesca (industria).');</text:p>
          </table:table-cell>
          <table:table-cell table:formula="of:=COM.MICROSOFT.CONCAT(&quot;INSERT INTO VALOR_CARACTERISTICA VALUES(&quot;;[.B120];&quot;,2,'&quot;;TRIM([.E120]);&quot;');&quot;)" office:value-type="string" office:string-value="INSERT INTO VALOR_CARACTERISTICA VALUES(119,2,'漁業');" calcext:value-type="string">
            <text:p>INSERT INTO VALOR_CARACTERISTICA VALUES(119,2,'漁業');</text:p>
          </table:table-cell>
          <table:table-cell table:number-columns-repeated="2"/>
        </table:table-row>
        <table:table-row table:style-name="ro1">
          <table:table-cell office:value-type="float" office:value="3" calcext:value-type="float">
            <text:p>3</text:p>
          </table:table-cell>
          <table:table-cell table:formula="of:=[.B120]+1" office:value-type="float" office:value="120" calcext:value-type="float">
            <text:p>120</text:p>
          </table:table-cell>
          <table:table-cell office:value-type="string" calcext:value-type="string">
            <text:p>ごうとう</text:p>
          </table:table-cell>
          <table:table-cell office:value-type="string" calcext:value-type="string">
            <text:p>Ladrón.</text:p>
          </table:table-cell>
          <table:table-cell office:value-type="string" calcext:value-type="string">
            <text:p>強盗</text:p>
          </table:table-cell>
          <table:table-cell table:number-columns-repeated="2"/>
          <table:table-cell table:formula="of:=COM.MICROSOFT.CONCAT (&quot;insert into ITEM_INFO  values(&quot;;[.B121];&quot;,&quot;;[.A121];&quot;);&quot;)" office:value-type="string" office:string-value="insert into ITEM_INFO  values(120,3);" calcext:value-type="string">
            <text:p>insert into ITEM_INFO <text:s/>values(120,3);</text:p>
          </table:table-cell>
          <table:table-cell table:formula="of:=COM.MICROSOFT.CONCAT(&quot;INSERT INTO VALOR_CARACTERISTICA VALUES(&quot;;[.B121];&quot;,1,'&quot;;[.C121];&quot;');&quot;)" office:value-type="string" office:string-value="INSERT INTO VALOR_CARACTERISTICA VALUES(120,1,'ごうとう');" calcext:value-type="string">
            <text:p>INSERT INTO VALOR_CARACTERISTICA VALUES(120,1,'ごうとう');</text:p>
          </table:table-cell>
          <table:table-cell table:formula="of:=COM.MICROSOFT.CONCAT(&quot;INSERT INTO VALOR_CARACTERISTICA VALUES(&quot;;[.B121];&quot;,3,'&quot;;[.D121];&quot;');&quot;)" office:value-type="string" office:string-value="INSERT INTO VALOR_CARACTERISTICA VALUES(120,3,'Ladrón.');" calcext:value-type="string">
            <text:p>INSERT INTO VALOR_CARACTERISTICA VALUES(120,3,'Ladrón.');</text:p>
          </table:table-cell>
          <table:table-cell table:formula="of:=COM.MICROSOFT.CONCAT(&quot;INSERT INTO VALOR_CARACTERISTICA VALUES(&quot;;[.B121];&quot;,2,'&quot;;TRIM([.E121]);&quot;');&quot;)" office:value-type="string" office:string-value="INSERT INTO VALOR_CARACTERISTICA VALUES(120,2,'強盗');" calcext:value-type="string">
            <text:p>INSERT INTO VALOR_CARACTERISTICA VALUES(120,2,'強盗');</text:p>
          </table:table-cell>
          <table:table-cell table:number-columns-repeated="2"/>
        </table:table-row>
        <table:table-row table:style-name="ro1">
          <table:table-cell office:value-type="float" office:value="3" calcext:value-type="float">
            <text:p>3</text:p>
          </table:table-cell>
          <table:table-cell table:formula="of:=[.B121]+1" office:value-type="float" office:value="121" calcext:value-type="float">
            <text:p>121</text:p>
          </table:table-cell>
          <table:table-cell office:value-type="string" calcext:value-type="string">
            <text:p>さす</text:p>
          </table:table-cell>
          <table:table-cell office:value-type="string" calcext:value-type="string">
            <text:p>Apuñalar</text:p>
          </table:table-cell>
          <table:table-cell office:value-type="string" calcext:value-type="string">
            <text:p>刺す</text:p>
          </table:table-cell>
          <table:table-cell table:number-columns-repeated="2"/>
          <table:table-cell table:formula="of:=COM.MICROSOFT.CONCAT (&quot;insert into ITEM_INFO  values(&quot;;[.B122];&quot;,&quot;;[.A122];&quot;);&quot;)" office:value-type="string" office:string-value="insert into ITEM_INFO  values(121,3);" calcext:value-type="string">
            <text:p>insert into ITEM_INFO <text:s/>values(121,3);</text:p>
          </table:table-cell>
          <table:table-cell table:formula="of:=COM.MICROSOFT.CONCAT(&quot;INSERT INTO VALOR_CARACTERISTICA VALUES(&quot;;[.B122];&quot;,1,'&quot;;[.C122];&quot;');&quot;)" office:value-type="string" office:string-value="INSERT INTO VALOR_CARACTERISTICA VALUES(121,1,'さす');" calcext:value-type="string">
            <text:p>INSERT INTO VALOR_CARACTERISTICA VALUES(121,1,'さす');</text:p>
          </table:table-cell>
          <table:table-cell table:formula="of:=COM.MICROSOFT.CONCAT(&quot;INSERT INTO VALOR_CARACTERISTICA VALUES(&quot;;[.B122];&quot;,3,'&quot;;[.D122];&quot;');&quot;)" office:value-type="string" office:string-value="INSERT INTO VALOR_CARACTERISTICA VALUES(121,3,'Apuñalar');" calcext:value-type="string">
            <text:p>INSERT INTO VALOR_CARACTERISTICA VALUES(121,3,'Apuñalar');</text:p>
          </table:table-cell>
          <table:table-cell table:formula="of:=COM.MICROSOFT.CONCAT(&quot;INSERT INTO VALOR_CARACTERISTICA VALUES(&quot;;[.B122];&quot;,2,'&quot;;TRIM([.E122]);&quot;');&quot;)" office:value-type="string" office:string-value="INSERT INTO VALOR_CARACTERISTICA VALUES(121,2,'刺す');" calcext:value-type="string">
            <text:p>INSERT INTO VALOR_CARACTERISTICA VALUES(121,2,'刺す');</text:p>
          </table:table-cell>
          <table:table-cell table:number-columns-repeated="2"/>
        </table:table-row>
        <table:table-row table:style-name="ro1">
          <table:table-cell office:value-type="float" office:value="3" calcext:value-type="float">
            <text:p>3</text:p>
          </table:table-cell>
          <table:table-cell table:formula="of:=[.B122]+1" office:value-type="float" office:value="122" calcext:value-type="float">
            <text:p>122</text:p>
          </table:table-cell>
          <table:table-cell office:value-type="string" calcext:value-type="string">
            <text:p>するどい</text:p>
          </table:table-cell>
          <table:table-cell office:value-type="string" calcext:value-type="string">
            <text:p>Agudo, afilado.</text:p>
          </table:table-cell>
          <table:table-cell office:value-type="string" calcext:value-type="string">
            <text:p>鋭い</text:p>
          </table:table-cell>
          <table:table-cell table:number-columns-repeated="2"/>
          <table:table-cell table:formula="of:=COM.MICROSOFT.CONCAT (&quot;insert into ITEM_INFO  values(&quot;;[.B123];&quot;,&quot;;[.A123];&quot;);&quot;)" office:value-type="string" office:string-value="insert into ITEM_INFO  values(122,3);" calcext:value-type="string">
            <text:p>insert into ITEM_INFO <text:s/>values(122,3);</text:p>
          </table:table-cell>
          <table:table-cell table:formula="of:=COM.MICROSOFT.CONCAT(&quot;INSERT INTO VALOR_CARACTERISTICA VALUES(&quot;;[.B123];&quot;,1,'&quot;;[.C123];&quot;');&quot;)" office:value-type="string" office:string-value="INSERT INTO VALOR_CARACTERISTICA VALUES(122,1,'するどい');" calcext:value-type="string">
            <text:p>INSERT INTO VALOR_CARACTERISTICA VALUES(122,1,'するどい');</text:p>
          </table:table-cell>
          <table:table-cell table:formula="of:=COM.MICROSOFT.CONCAT(&quot;INSERT INTO VALOR_CARACTERISTICA VALUES(&quot;;[.B123];&quot;,3,'&quot;;[.D123];&quot;');&quot;)" office:value-type="string" office:string-value="INSERT INTO VALOR_CARACTERISTICA VALUES(122,3,'Agudo, afilado.');" calcext:value-type="string">
            <text:p>INSERT INTO VALOR_CARACTERISTICA VALUES(122,3,'Agudo, afilado.');</text:p>
          </table:table-cell>
          <table:table-cell table:formula="of:=COM.MICROSOFT.CONCAT(&quot;INSERT INTO VALOR_CARACTERISTICA VALUES(&quot;;[.B123];&quot;,2,'&quot;;TRIM([.E123]);&quot;');&quot;)" office:value-type="string" office:string-value="INSERT INTO VALOR_CARACTERISTICA VALUES(122,2,'鋭い');" calcext:value-type="string">
            <text:p>INSERT INTO VALOR_CARACTERISTICA VALUES(122,2,'鋭い');</text:p>
          </table:table-cell>
          <table:table-cell table:number-columns-repeated="2"/>
        </table:table-row>
        <table:table-row table:style-name="ro1">
          <table:table-cell office:value-type="float" office:value="3" calcext:value-type="float">
            <text:p>3</text:p>
          </table:table-cell>
          <table:table-cell table:formula="of:=[.B123]+1" office:value-type="float" office:value="123" calcext:value-type="float">
            <text:p>123</text:p>
          </table:table-cell>
          <table:table-cell office:value-type="string" calcext:value-type="string">
            <text:p>ぶんや</text:p>
          </table:table-cell>
          <table:table-cell office:value-type="string" calcext:value-type="string">
            <text:p>Campo, división, rama.</text:p>
          </table:table-cell>
          <table:table-cell office:value-type="string" calcext:value-type="string">
            <text:p>分野</text:p>
          </table:table-cell>
          <table:table-cell table:number-columns-repeated="2"/>
          <table:table-cell table:formula="of:=COM.MICROSOFT.CONCAT (&quot;insert into ITEM_INFO  values(&quot;;[.B124];&quot;,&quot;;[.A124];&quot;);&quot;)" office:value-type="string" office:string-value="insert into ITEM_INFO  values(123,3);" calcext:value-type="string">
            <text:p>insert into ITEM_INFO <text:s/>values(123,3);</text:p>
          </table:table-cell>
          <table:table-cell table:formula="of:=COM.MICROSOFT.CONCAT(&quot;INSERT INTO VALOR_CARACTERISTICA VALUES(&quot;;[.B124];&quot;,1,'&quot;;[.C124];&quot;');&quot;)" office:value-type="string" office:string-value="INSERT INTO VALOR_CARACTERISTICA VALUES(123,1,'ぶんや');" calcext:value-type="string">
            <text:p>INSERT INTO VALOR_CARACTERISTICA VALUES(123,1,'ぶんや');</text:p>
          </table:table-cell>
          <table:table-cell table:formula="of:=COM.MICROSOFT.CONCAT(&quot;INSERT INTO VALOR_CARACTERISTICA VALUES(&quot;;[.B124];&quot;,3,'&quot;;[.D124];&quot;');&quot;)" office:value-type="string" office:string-value="INSERT INTO VALOR_CARACTERISTICA VALUES(123,3,'Campo, división, rama.');" calcext:value-type="string">
            <text:p>INSERT INTO VALOR_CARACTERISTICA VALUES(123,3,'Campo, división, rama.');</text:p>
          </table:table-cell>
          <table:table-cell table:formula="of:=COM.MICROSOFT.CONCAT(&quot;INSERT INTO VALOR_CARACTERISTICA VALUES(&quot;;[.B124];&quot;,2,'&quot;;TRIM([.E124]);&quot;');&quot;)" office:value-type="string" office:string-value="INSERT INTO VALOR_CARACTERISTICA VALUES(123,2,'分野');" calcext:value-type="string">
            <text:p>INSERT INTO VALOR_CARACTERISTICA VALUES(123,2,'分野');</text:p>
          </table:table-cell>
          <table:table-cell table:number-columns-repeated="2"/>
        </table:table-row>
        <table:table-row table:style-name="ro1">
          <table:table-cell office:value-type="float" office:value="3" calcext:value-type="float">
            <text:p>3</text:p>
          </table:table-cell>
          <table:table-cell table:formula="of:=[.B124]+1" office:value-type="float" office:value="124" calcext:value-type="float">
            <text:p>124</text:p>
          </table:table-cell>
          <table:table-cell office:value-type="string" calcext:value-type="string">
            <text:p>せんこう</text:p>
          </table:table-cell>
          <table:table-cell office:value-type="string" calcext:value-type="string">
            <text:p>Especialidad.</text:p>
          </table:table-cell>
          <table:table-cell office:value-type="string" calcext:value-type="string">
            <text:p>専攻</text:p>
          </table:table-cell>
          <table:table-cell table:number-columns-repeated="2"/>
          <table:table-cell table:formula="of:=COM.MICROSOFT.CONCAT (&quot;insert into ITEM_INFO  values(&quot;;[.B125];&quot;,&quot;;[.A125];&quot;);&quot;)" office:value-type="string" office:string-value="insert into ITEM_INFO  values(124,3);" calcext:value-type="string">
            <text:p>insert into ITEM_INFO <text:s/>values(124,3);</text:p>
          </table:table-cell>
          <table:table-cell table:formula="of:=COM.MICROSOFT.CONCAT(&quot;INSERT INTO VALOR_CARACTERISTICA VALUES(&quot;;[.B125];&quot;,1,'&quot;;[.C125];&quot;');&quot;)" office:value-type="string" office:string-value="INSERT INTO VALOR_CARACTERISTICA VALUES(124,1,'せんこう');" calcext:value-type="string">
            <text:p>INSERT INTO VALOR_CARACTERISTICA VALUES(124,1,'せんこう');</text:p>
          </table:table-cell>
          <table:table-cell table:formula="of:=COM.MICROSOFT.CONCAT(&quot;INSERT INTO VALOR_CARACTERISTICA VALUES(&quot;;[.B125];&quot;,3,'&quot;;[.D125];&quot;');&quot;)" office:value-type="string" office:string-value="INSERT INTO VALOR_CARACTERISTICA VALUES(124,3,'Especialidad.');" calcext:value-type="string">
            <text:p>INSERT INTO VALOR_CARACTERISTICA VALUES(124,3,'Especialidad.');</text:p>
          </table:table-cell>
          <table:table-cell table:formula="of:=COM.MICROSOFT.CONCAT(&quot;INSERT INTO VALOR_CARACTERISTICA VALUES(&quot;;[.B125];&quot;,2,'&quot;;TRIM([.E125]);&quot;');&quot;)" office:value-type="string" office:string-value="INSERT INTO VALOR_CARACTERISTICA VALUES(124,2,'専攻');" calcext:value-type="string">
            <text:p>INSERT INTO VALOR_CARACTERISTICA VALUES(124,2,'専攻');</text:p>
          </table:table-cell>
          <table:table-cell table:number-columns-repeated="2"/>
        </table:table-row>
        <table:table-row table:style-name="ro1">
          <table:table-cell office:value-type="float" office:value="3" calcext:value-type="float">
            <text:p>3</text:p>
          </table:table-cell>
          <table:table-cell table:formula="of:=[.B125]+1" office:value-type="float" office:value="125" calcext:value-type="float">
            <text:p>125</text:p>
          </table:table-cell>
          <table:table-cell office:value-type="string" calcext:value-type="string">
            <text:p>じんるい</text:p>
          </table:table-cell>
          <table:table-cell office:value-type="string" calcext:value-type="string">
            <text:p>Humanidad.</text:p>
          </table:table-cell>
          <table:table-cell office:value-type="string" calcext:value-type="string">
            <text:p>人類</text:p>
          </table:table-cell>
          <table:table-cell table:number-columns-repeated="2"/>
          <table:table-cell table:formula="of:=COM.MICROSOFT.CONCAT (&quot;insert into ITEM_INFO  values(&quot;;[.B126];&quot;,&quot;;[.A126];&quot;);&quot;)" office:value-type="string" office:string-value="insert into ITEM_INFO  values(125,3);" calcext:value-type="string">
            <text:p>insert into ITEM_INFO <text:s/>values(125,3);</text:p>
          </table:table-cell>
          <table:table-cell table:formula="of:=COM.MICROSOFT.CONCAT(&quot;INSERT INTO VALOR_CARACTERISTICA VALUES(&quot;;[.B126];&quot;,1,'&quot;;[.C126];&quot;');&quot;)" office:value-type="string" office:string-value="INSERT INTO VALOR_CARACTERISTICA VALUES(125,1,'じんるい');" calcext:value-type="string">
            <text:p>INSERT INTO VALOR_CARACTERISTICA VALUES(125,1,'じんるい');</text:p>
          </table:table-cell>
          <table:table-cell table:formula="of:=COM.MICROSOFT.CONCAT(&quot;INSERT INTO VALOR_CARACTERISTICA VALUES(&quot;;[.B126];&quot;,3,'&quot;;[.D126];&quot;');&quot;)" office:value-type="string" office:string-value="INSERT INTO VALOR_CARACTERISTICA VALUES(125,3,'Humanidad.');" calcext:value-type="string">
            <text:p>INSERT INTO VALOR_CARACTERISTICA VALUES(125,3,'Humanidad.');</text:p>
          </table:table-cell>
          <table:table-cell table:formula="of:=COM.MICROSOFT.CONCAT(&quot;INSERT INTO VALOR_CARACTERISTICA VALUES(&quot;;[.B126];&quot;,2,'&quot;;TRIM([.E126]);&quot;');&quot;)" office:value-type="string" office:string-value="INSERT INTO VALOR_CARACTERISTICA VALUES(125,2,'人類');" calcext:value-type="string">
            <text:p>INSERT INTO VALOR_CARACTERISTICA VALUES(125,2,'人類');</text:p>
          </table:table-cell>
          <table:table-cell table:number-columns-repeated="2"/>
        </table:table-row>
        <table:table-row table:style-name="ro1">
          <table:table-cell office:value-type="float" office:value="3" calcext:value-type="float">
            <text:p>3</text:p>
          </table:table-cell>
          <table:table-cell table:formula="of:=[.B126]+1" office:value-type="float" office:value="126" calcext:value-type="float">
            <text:p>126</text:p>
          </table:table-cell>
          <table:table-cell office:value-type="string" calcext:value-type="string">
            <text:p>にちじょう</text:p>
          </table:table-cell>
          <table:table-cell office:value-type="string" calcext:value-type="string">
            <text:p>Cada día, usualmente.</text:p>
          </table:table-cell>
          <table:table-cell office:value-type="string" calcext:value-type="string">
            <text:p>日常</text:p>
          </table:table-cell>
          <table:table-cell table:number-columns-repeated="2"/>
          <table:table-cell table:formula="of:=COM.MICROSOFT.CONCAT (&quot;insert into ITEM_INFO  values(&quot;;[.B127];&quot;,&quot;;[.A127];&quot;);&quot;)" office:value-type="string" office:string-value="insert into ITEM_INFO  values(126,3);" calcext:value-type="string">
            <text:p>insert into ITEM_INFO <text:s/>values(126,3);</text:p>
          </table:table-cell>
          <table:table-cell table:formula="of:=COM.MICROSOFT.CONCAT(&quot;INSERT INTO VALOR_CARACTERISTICA VALUES(&quot;;[.B127];&quot;,1,'&quot;;[.C127];&quot;');&quot;)" office:value-type="string" office:string-value="INSERT INTO VALOR_CARACTERISTICA VALUES(126,1,'にちじょう');" calcext:value-type="string">
            <text:p>INSERT INTO VALOR_CARACTERISTICA VALUES(126,1,'にちじょう');</text:p>
          </table:table-cell>
          <table:table-cell table:formula="of:=COM.MICROSOFT.CONCAT(&quot;INSERT INTO VALOR_CARACTERISTICA VALUES(&quot;;[.B127];&quot;,3,'&quot;;[.D127];&quot;');&quot;)" office:value-type="string" office:string-value="INSERT INTO VALOR_CARACTERISTICA VALUES(126,3,'Cada día, usualmente.');" calcext:value-type="string">
            <text:p>INSERT INTO VALOR_CARACTERISTICA VALUES(126,3,'Cada día, usualmente.');</text:p>
          </table:table-cell>
          <table:table-cell table:formula="of:=COM.MICROSOFT.CONCAT(&quot;INSERT INTO VALOR_CARACTERISTICA VALUES(&quot;;[.B127];&quot;,2,'&quot;;TRIM([.E127]);&quot;');&quot;)" office:value-type="string" office:string-value="INSERT INTO VALOR_CARACTERISTICA VALUES(126,2,'日常');" calcext:value-type="string">
            <text:p>INSERT INTO VALOR_CARACTERISTICA VALUES(126,2,'日常');</text:p>
          </table:table-cell>
          <table:table-cell table:number-columns-repeated="2"/>
        </table:table-row>
        <table:table-row table:style-name="ro1">
          <table:table-cell office:value-type="float" office:value="3" calcext:value-type="float">
            <text:p>3</text:p>
          </table:table-cell>
          <table:table-cell table:formula="of:=[.B127]+1" office:value-type="float" office:value="127" calcext:value-type="float">
            <text:p>127</text:p>
          </table:table-cell>
          <table:table-cell office:value-type="string" calcext:value-type="string">
            <text:p>げんしょう</text:p>
          </table:table-cell>
          <table:table-cell office:value-type="string" calcext:value-type="string">
            <text:p>Fenómeno.</text:p>
          </table:table-cell>
          <table:table-cell office:value-type="string" calcext:value-type="string">
            <text:p>現象</text:p>
          </table:table-cell>
          <table:table-cell table:number-columns-repeated="2"/>
          <table:table-cell table:formula="of:=COM.MICROSOFT.CONCAT (&quot;insert into ITEM_INFO  values(&quot;;[.B128];&quot;,&quot;;[.A128];&quot;);&quot;)" office:value-type="string" office:string-value="insert into ITEM_INFO  values(127,3);" calcext:value-type="string">
            <text:p>insert into ITEM_INFO <text:s/>values(127,3);</text:p>
          </table:table-cell>
          <table:table-cell table:formula="of:=COM.MICROSOFT.CONCAT(&quot;INSERT INTO VALOR_CARACTERISTICA VALUES(&quot;;[.B128];&quot;,1,'&quot;;[.C128];&quot;');&quot;)" office:value-type="string" office:string-value="INSERT INTO VALOR_CARACTERISTICA VALUES(127,1,'げんしょう');" calcext:value-type="string">
            <text:p>INSERT INTO VALOR_CARACTERISTICA VALUES(127,1,'げんしょう');</text:p>
          </table:table-cell>
          <table:table-cell table:formula="of:=COM.MICROSOFT.CONCAT(&quot;INSERT INTO VALOR_CARACTERISTICA VALUES(&quot;;[.B128];&quot;,3,'&quot;;[.D128];&quot;');&quot;)" office:value-type="string" office:string-value="INSERT INTO VALOR_CARACTERISTICA VALUES(127,3,'Fenómeno.');" calcext:value-type="string">
            <text:p>INSERT INTO VALOR_CARACTERISTICA VALUES(127,3,'Fenómeno.');</text:p>
          </table:table-cell>
          <table:table-cell table:formula="of:=COM.MICROSOFT.CONCAT(&quot;INSERT INTO VALOR_CARACTERISTICA VALUES(&quot;;[.B128];&quot;,2,'&quot;;TRIM([.E128]);&quot;');&quot;)" office:value-type="string" office:string-value="INSERT INTO VALOR_CARACTERISTICA VALUES(127,2,'現象');" calcext:value-type="string">
            <text:p>INSERT INTO VALOR_CARACTERISTICA VALUES(127,2,'現象');</text:p>
          </table:table-cell>
          <table:table-cell table:number-columns-repeated="2"/>
        </table:table-row>
        <table:table-row table:style-name="ro1">
          <table:table-cell office:value-type="float" office:value="3" calcext:value-type="float">
            <text:p>3</text:p>
          </table:table-cell>
          <table:table-cell table:formula="of:=[.B128]+1" office:value-type="float" office:value="128" calcext:value-type="float">
            <text:p>128</text:p>
          </table:table-cell>
          <table:table-cell office:value-type="string" calcext:value-type="string">
            <text:p>ろんぶん</text:p>
          </table:table-cell>
          <table:table-cell office:value-type="string" calcext:value-type="string">
            <text:p>Tesis, ensayo, artículo.</text:p>
          </table:table-cell>
          <table:table-cell office:value-type="string" calcext:value-type="string">
            <text:p>論文</text:p>
          </table:table-cell>
          <table:table-cell table:number-columns-repeated="2"/>
          <table:table-cell table:formula="of:=COM.MICROSOFT.CONCAT (&quot;insert into ITEM_INFO  values(&quot;;[.B129];&quot;,&quot;;[.A129];&quot;);&quot;)" office:value-type="string" office:string-value="insert into ITEM_INFO  values(128,3);" calcext:value-type="string">
            <text:p>insert into ITEM_INFO <text:s/>values(128,3);</text:p>
          </table:table-cell>
          <table:table-cell table:formula="of:=COM.MICROSOFT.CONCAT(&quot;INSERT INTO VALOR_CARACTERISTICA VALUES(&quot;;[.B129];&quot;,1,'&quot;;[.C129];&quot;');&quot;)" office:value-type="string" office:string-value="INSERT INTO VALOR_CARACTERISTICA VALUES(128,1,'ろんぶん');" calcext:value-type="string">
            <text:p>INSERT INTO VALOR_CARACTERISTICA VALUES(128,1,'ろんぶん');</text:p>
          </table:table-cell>
          <table:table-cell table:formula="of:=COM.MICROSOFT.CONCAT(&quot;INSERT INTO VALOR_CARACTERISTICA VALUES(&quot;;[.B129];&quot;,3,'&quot;;[.D129];&quot;');&quot;)" office:value-type="string" office:string-value="INSERT INTO VALOR_CARACTERISTICA VALUES(128,3,'Tesis, ensayo, artículo.');" calcext:value-type="string">
            <text:p>INSERT INTO VALOR_CARACTERISTICA VALUES(128,3,'Tesis, ensayo, artículo.');</text:p>
          </table:table-cell>
          <table:table-cell table:formula="of:=COM.MICROSOFT.CONCAT(&quot;INSERT INTO VALOR_CARACTERISTICA VALUES(&quot;;[.B129];&quot;,2,'&quot;;TRIM([.E129]);&quot;');&quot;)" office:value-type="string" office:string-value="INSERT INTO VALOR_CARACTERISTICA VALUES(128,2,'論文');" calcext:value-type="string">
            <text:p>INSERT INTO VALOR_CARACTERISTICA VALUES(128,2,'論文');</text:p>
          </table:table-cell>
          <table:table-cell table:number-columns-repeated="2"/>
        </table:table-row>
        <table:table-row table:style-name="ro1">
          <table:table-cell office:value-type="float" office:value="3" calcext:value-type="float">
            <text:p>3</text:p>
          </table:table-cell>
          <table:table-cell table:formula="of:=[.B129]+1" office:value-type="float" office:value="129" calcext:value-type="float">
            <text:p>129</text:p>
          </table:table-cell>
          <table:table-cell office:value-type="string" calcext:value-type="string">
            <text:p>びょうどう</text:p>
          </table:table-cell>
          <table:table-cell office:value-type="string" calcext:value-type="string">
            <text:p>Igualdad, imparcialidad, equidad.</text:p>
          </table:table-cell>
          <table:table-cell office:value-type="string" calcext:value-type="string">
            <text:p>平等</text:p>
          </table:table-cell>
          <table:table-cell table:number-columns-repeated="2"/>
          <table:table-cell table:formula="of:=COM.MICROSOFT.CONCAT (&quot;insert into ITEM_INFO  values(&quot;;[.B130];&quot;,&quot;;[.A130];&quot;);&quot;)" office:value-type="string" office:string-value="insert into ITEM_INFO  values(129,3);" calcext:value-type="string">
            <text:p>insert into ITEM_INFO <text:s/>values(129,3);</text:p>
          </table:table-cell>
          <table:table-cell table:formula="of:=COM.MICROSOFT.CONCAT(&quot;INSERT INTO VALOR_CARACTERISTICA VALUES(&quot;;[.B130];&quot;,1,'&quot;;[.C130];&quot;');&quot;)" office:value-type="string" office:string-value="INSERT INTO VALOR_CARACTERISTICA VALUES(129,1,'びょうどう');" calcext:value-type="string">
            <text:p>INSERT INTO VALOR_CARACTERISTICA VALUES(129,1,'びょうどう');</text:p>
          </table:table-cell>
          <table:table-cell table:formula="of:=COM.MICROSOFT.CONCAT(&quot;INSERT INTO VALOR_CARACTERISTICA VALUES(&quot;;[.B130];&quot;,3,'&quot;;[.D130];&quot;');&quot;)" office:value-type="string" office:string-value="INSERT INTO VALOR_CARACTERISTICA VALUES(129,3,'Igualdad, imparcialidad, equidad.');" calcext:value-type="string">
            <text:p>INSERT INTO VALOR_CARACTERISTICA VALUES(129,3,'Igualdad, imparcialidad, equidad.');</text:p>
          </table:table-cell>
          <table:table-cell table:formula="of:=COM.MICROSOFT.CONCAT(&quot;INSERT INTO VALOR_CARACTERISTICA VALUES(&quot;;[.B130];&quot;,2,'&quot;;TRIM([.E130]);&quot;');&quot;)" office:value-type="string" office:string-value="INSERT INTO VALOR_CARACTERISTICA VALUES(129,2,'平等');" calcext:value-type="string">
            <text:p>INSERT INTO VALOR_CARACTERISTICA VALUES(129,2,'平等');</text:p>
          </table:table-cell>
          <table:table-cell table:number-columns-repeated="2"/>
        </table:table-row>
        <table:table-row table:style-name="ro1">
          <table:table-cell office:value-type="float" office:value="3" calcext:value-type="float">
            <text:p>3</text:p>
          </table:table-cell>
          <table:table-cell table:formula="of:=[.B130]+1" office:value-type="float" office:value="130" calcext:value-type="float">
            <text:p>130</text:p>
          </table:table-cell>
          <table:table-cell office:value-type="string" calcext:value-type="string">
            <text:p>しょくば</text:p>
          </table:table-cell>
          <table:table-cell office:value-type="string" calcext:value-type="string">
            <text:p>Lugar de trabajo.</text:p>
          </table:table-cell>
          <table:table-cell office:value-type="string" calcext:value-type="string">
            <text:p>職場</text:p>
          </table:table-cell>
          <table:table-cell table:number-columns-repeated="2"/>
          <table:table-cell table:formula="of:=COM.MICROSOFT.CONCAT (&quot;insert into ITEM_INFO  values(&quot;;[.B131];&quot;,&quot;;[.A131];&quot;);&quot;)" office:value-type="string" office:string-value="insert into ITEM_INFO  values(130,3);" calcext:value-type="string">
            <text:p>insert into ITEM_INFO <text:s/>values(130,3);</text:p>
          </table:table-cell>
          <table:table-cell table:formula="of:=COM.MICROSOFT.CONCAT(&quot;INSERT INTO VALOR_CARACTERISTICA VALUES(&quot;;[.B131];&quot;,1,'&quot;;[.C131];&quot;');&quot;)" office:value-type="string" office:string-value="INSERT INTO VALOR_CARACTERISTICA VALUES(130,1,'しょくば');" calcext:value-type="string">
            <text:p>INSERT INTO VALOR_CARACTERISTICA VALUES(130,1,'しょくば');</text:p>
          </table:table-cell>
          <table:table-cell table:formula="of:=COM.MICROSOFT.CONCAT(&quot;INSERT INTO VALOR_CARACTERISTICA VALUES(&quot;;[.B131];&quot;,3,'&quot;;[.D131];&quot;');&quot;)" office:value-type="string" office:string-value="INSERT INTO VALOR_CARACTERISTICA VALUES(130,3,'Lugar de trabajo.');" calcext:value-type="string">
            <text:p>INSERT INTO VALOR_CARACTERISTICA VALUES(130,3,'Lugar de trabajo.');</text:p>
          </table:table-cell>
          <table:table-cell table:formula="of:=COM.MICROSOFT.CONCAT(&quot;INSERT INTO VALOR_CARACTERISTICA VALUES(&quot;;[.B131];&quot;,2,'&quot;;TRIM([.E131]);&quot;');&quot;)" office:value-type="string" office:string-value="INSERT INTO VALOR_CARACTERISTICA VALUES(130,2,'職場');" calcext:value-type="string">
            <text:p>INSERT INTO VALOR_CARACTERISTICA VALUES(130,2,'職場');</text:p>
          </table:table-cell>
          <table:table-cell table:number-columns-repeated="2"/>
        </table:table-row>
        <table:table-row table:style-name="ro1">
          <table:table-cell office:value-type="float" office:value="3" calcext:value-type="float">
            <text:p>3</text:p>
          </table:table-cell>
          <table:table-cell table:formula="of:=[.B131]+1" office:value-type="float" office:value="131" calcext:value-type="float">
            <text:p>131</text:p>
          </table:table-cell>
          <table:table-cell office:value-type="string" calcext:value-type="string">
            <text:p>はなしあう</text:p>
          </table:table-cell>
          <table:table-cell office:value-type="string" calcext:value-type="string">
            <text:p>Discusión.</text:p>
          </table:table-cell>
          <table:table-cell office:value-type="string" calcext:value-type="string">
            <text:p>話し合う</text:p>
          </table:table-cell>
          <table:table-cell table:number-columns-repeated="2"/>
          <table:table-cell table:formula="of:=COM.MICROSOFT.CONCAT (&quot;insert into ITEM_INFO  values(&quot;;[.B132];&quot;,&quot;;[.A132];&quot;);&quot;)" office:value-type="string" office:string-value="insert into ITEM_INFO  values(131,3);" calcext:value-type="string">
            <text:p>insert into ITEM_INFO <text:s/>values(131,3);</text:p>
          </table:table-cell>
          <table:table-cell table:formula="of:=COM.MICROSOFT.CONCAT(&quot;INSERT INTO VALOR_CARACTERISTICA VALUES(&quot;;[.B132];&quot;,1,'&quot;;[.C132];&quot;');&quot;)" office:value-type="string" office:string-value="INSERT INTO VALOR_CARACTERISTICA VALUES(131,1,'はなしあう');" calcext:value-type="string">
            <text:p>INSERT INTO VALOR_CARACTERISTICA VALUES(131,1,'はなしあう');</text:p>
          </table:table-cell>
          <table:table-cell table:formula="of:=COM.MICROSOFT.CONCAT(&quot;INSERT INTO VALOR_CARACTERISTICA VALUES(&quot;;[.B132];&quot;,3,'&quot;;[.D132];&quot;');&quot;)" office:value-type="string" office:string-value="INSERT INTO VALOR_CARACTERISTICA VALUES(131,3,'Discusión.');" calcext:value-type="string">
            <text:p>INSERT INTO VALOR_CARACTERISTICA VALUES(131,3,'Discusión.');</text:p>
          </table:table-cell>
          <table:table-cell table:formula="of:=COM.MICROSOFT.CONCAT(&quot;INSERT INTO VALOR_CARACTERISTICA VALUES(&quot;;[.B132];&quot;,2,'&quot;;TRIM([.E132]);&quot;');&quot;)" office:value-type="string" office:string-value="INSERT INTO VALOR_CARACTERISTICA VALUES(131,2,'話し合う');" calcext:value-type="string">
            <text:p>INSERT INTO VALOR_CARACTERISTICA VALUES(131,2,'話し合う');</text:p>
          </table:table-cell>
          <table:table-cell table:number-columns-repeated="2"/>
        </table:table-row>
        <table:table-row table:style-name="ro1">
          <table:table-cell office:value-type="float" office:value="3" calcext:value-type="float">
            <text:p>3</text:p>
          </table:table-cell>
          <table:table-cell table:formula="of:=[.B132]+1" office:value-type="float" office:value="132" calcext:value-type="float">
            <text:p>132</text:p>
          </table:table-cell>
          <table:table-cell office:value-type="string" calcext:value-type="string">
            <text:p>きびしい</text:p>
          </table:table-cell>
          <table:table-cell office:value-type="string" calcext:value-type="string">
            <text:p>Severo, estricto, rígido.</text:p>
          </table:table-cell>
          <table:table-cell office:value-type="string" calcext:value-type="string">
            <text:p>厳しい</text:p>
          </table:table-cell>
          <table:table-cell table:number-columns-repeated="2"/>
          <table:table-cell table:formula="of:=COM.MICROSOFT.CONCAT (&quot;insert into ITEM_INFO  values(&quot;;[.B133];&quot;,&quot;;[.A133];&quot;);&quot;)" office:value-type="string" office:string-value="insert into ITEM_INFO  values(132,3);" calcext:value-type="string">
            <text:p>insert into ITEM_INFO <text:s/>values(132,3);</text:p>
          </table:table-cell>
          <table:table-cell table:formula="of:=COM.MICROSOFT.CONCAT(&quot;INSERT INTO VALOR_CARACTERISTICA VALUES(&quot;;[.B133];&quot;,1,'&quot;;[.C133];&quot;');&quot;)" office:value-type="string" office:string-value="INSERT INTO VALOR_CARACTERISTICA VALUES(132,1,'きびしい');" calcext:value-type="string">
            <text:p>INSERT INTO VALOR_CARACTERISTICA VALUES(132,1,'きびしい');</text:p>
          </table:table-cell>
          <table:table-cell table:formula="of:=COM.MICROSOFT.CONCAT(&quot;INSERT INTO VALOR_CARACTERISTICA VALUES(&quot;;[.B133];&quot;,3,'&quot;;[.D133];&quot;');&quot;)" office:value-type="string" office:string-value="INSERT INTO VALOR_CARACTERISTICA VALUES(132,3,'Severo, estricto, rígido.');" calcext:value-type="string">
            <text:p>INSERT INTO VALOR_CARACTERISTICA VALUES(132,3,'Severo, estricto, rígido.');</text:p>
          </table:table-cell>
          <table:table-cell table:formula="of:=COM.MICROSOFT.CONCAT(&quot;INSERT INTO VALOR_CARACTERISTICA VALUES(&quot;;[.B133];&quot;,2,'&quot;;TRIM([.E133]);&quot;');&quot;)" office:value-type="string" office:string-value="INSERT INTO VALOR_CARACTERISTICA VALUES(132,2,'厳しい');" calcext:value-type="string">
            <text:p>INSERT INTO VALOR_CARACTERISTICA VALUES(132,2,'厳しい');</text:p>
          </table:table-cell>
          <table:table-cell table:number-columns-repeated="2"/>
        </table:table-row>
        <table:table-row table:style-name="ro1">
          <table:table-cell office:value-type="float" office:value="3" calcext:value-type="float">
            <text:p>3</text:p>
          </table:table-cell>
          <table:table-cell table:formula="of:=[.B133]+1" office:value-type="float" office:value="133" calcext:value-type="float">
            <text:p>133</text:p>
          </table:table-cell>
          <table:table-cell office:value-type="string" calcext:value-type="string">
            <text:p>そち</text:p>
          </table:table-cell>
          <table:table-cell office:value-type="string" calcext:value-type="string">
            <text:p>Medida, paso.</text:p>
          </table:table-cell>
          <table:table-cell office:value-type="string" calcext:value-type="string">
            <text:p>措置</text:p>
          </table:table-cell>
          <table:table-cell table:number-columns-repeated="2"/>
          <table:table-cell table:formula="of:=COM.MICROSOFT.CONCAT (&quot;insert into ITEM_INFO  values(&quot;;[.B134];&quot;,&quot;;[.A134];&quot;);&quot;)" office:value-type="string" office:string-value="insert into ITEM_INFO  values(133,3);" calcext:value-type="string">
            <text:p>insert into ITEM_INFO <text:s/>values(133,3);</text:p>
          </table:table-cell>
          <table:table-cell table:formula="of:=COM.MICROSOFT.CONCAT(&quot;INSERT INTO VALOR_CARACTERISTICA VALUES(&quot;;[.B134];&quot;,1,'&quot;;[.C134];&quot;');&quot;)" office:value-type="string" office:string-value="INSERT INTO VALOR_CARACTERISTICA VALUES(133,1,'そち');" calcext:value-type="string">
            <text:p>INSERT INTO VALOR_CARACTERISTICA VALUES(133,1,'そち');</text:p>
          </table:table-cell>
          <table:table-cell table:formula="of:=COM.MICROSOFT.CONCAT(&quot;INSERT INTO VALOR_CARACTERISTICA VALUES(&quot;;[.B134];&quot;,3,'&quot;;[.D134];&quot;');&quot;)" office:value-type="string" office:string-value="INSERT INTO VALOR_CARACTERISTICA VALUES(133,3,'Medida, paso.');" calcext:value-type="string">
            <text:p>INSERT INTO VALOR_CARACTERISTICA VALUES(133,3,'Medida, paso.');</text:p>
          </table:table-cell>
          <table:table-cell table:formula="of:=COM.MICROSOFT.CONCAT(&quot;INSERT INTO VALOR_CARACTERISTICA VALUES(&quot;;[.B134];&quot;,2,'&quot;;TRIM([.E134]);&quot;');&quot;)" office:value-type="string" office:string-value="INSERT INTO VALOR_CARACTERISTICA VALUES(133,2,'措置');" calcext:value-type="string">
            <text:p>INSERT INTO VALOR_CARACTERISTICA VALUES(133,2,'措置');</text:p>
          </table:table-cell>
          <table:table-cell table:number-columns-repeated="2"/>
        </table:table-row>
        <table:table-row table:style-name="ro1">
          <table:table-cell office:value-type="float" office:value="3" calcext:value-type="float">
            <text:p>3</text:p>
          </table:table-cell>
          <table:table-cell table:formula="of:=[.B134]+1" office:value-type="float" office:value="134" calcext:value-type="float">
            <text:p>134</text:p>
          </table:table-cell>
          <table:table-cell office:value-type="string" calcext:value-type="string">
            <text:p>はんばい</text:p>
          </table:table-cell>
          <table:table-cell office:value-type="string" calcext:value-type="string">
            <text:p>Ventas, marketing.</text:p>
          </table:table-cell>
          <table:table-cell office:value-type="string" calcext:value-type="string">
            <text:p>販売</text:p>
          </table:table-cell>
          <table:table-cell table:number-columns-repeated="2"/>
          <table:table-cell table:formula="of:=COM.MICROSOFT.CONCAT (&quot;insert into ITEM_INFO  values(&quot;;[.B135];&quot;,&quot;;[.A135];&quot;);&quot;)" office:value-type="string" office:string-value="insert into ITEM_INFO  values(134,3);" calcext:value-type="string">
            <text:p>insert into ITEM_INFO <text:s/>values(134,3);</text:p>
          </table:table-cell>
          <table:table-cell table:formula="of:=COM.MICROSOFT.CONCAT(&quot;INSERT INTO VALOR_CARACTERISTICA VALUES(&quot;;[.B135];&quot;,1,'&quot;;[.C135];&quot;');&quot;)" office:value-type="string" office:string-value="INSERT INTO VALOR_CARACTERISTICA VALUES(134,1,'はんばい');" calcext:value-type="string">
            <text:p>INSERT INTO VALOR_CARACTERISTICA VALUES(134,1,'はんばい');</text:p>
          </table:table-cell>
          <table:table-cell table:formula="of:=COM.MICROSOFT.CONCAT(&quot;INSERT INTO VALOR_CARACTERISTICA VALUES(&quot;;[.B135];&quot;,3,'&quot;;[.D135];&quot;');&quot;)" office:value-type="string" office:string-value="INSERT INTO VALOR_CARACTERISTICA VALUES(134,3,'Ventas, marketing.');" calcext:value-type="string">
            <text:p>INSERT INTO VALOR_CARACTERISTICA VALUES(134,3,'Ventas, marketing.');</text:p>
          </table:table-cell>
          <table:table-cell table:formula="of:=COM.MICROSOFT.CONCAT(&quot;INSERT INTO VALOR_CARACTERISTICA VALUES(&quot;;[.B135];&quot;,2,'&quot;;TRIM([.E135]);&quot;');&quot;)" office:value-type="string" office:string-value="INSERT INTO VALOR_CARACTERISTICA VALUES(134,2,'販売');" calcext:value-type="string">
            <text:p>INSERT INTO VALOR_CARACTERISTICA VALUES(134,2,'販売');</text:p>
          </table:table-cell>
          <table:table-cell table:number-columns-repeated="2"/>
        </table:table-row>
        <table:table-row table:style-name="ro1">
          <table:table-cell office:value-type="float" office:value="3" calcext:value-type="float">
            <text:p>3</text:p>
          </table:table-cell>
          <table:table-cell table:formula="of:=[.B135]+1" office:value-type="float" office:value="135" calcext:value-type="float">
            <text:p>135</text:p>
          </table:table-cell>
          <table:table-cell office:value-type="string" calcext:value-type="string">
            <text:p>けっかん</text:p>
          </table:table-cell>
          <table:table-cell office:value-type="string" calcext:value-type="string">
            <text:p>Deficiencia, defecto, deformidad.</text:p>
          </table:table-cell>
          <table:table-cell office:value-type="string" calcext:value-type="string">
            <text:p>欠陥</text:p>
          </table:table-cell>
          <table:table-cell table:number-columns-repeated="2"/>
          <table:table-cell table:formula="of:=COM.MICROSOFT.CONCAT (&quot;insert into ITEM_INFO  values(&quot;;[.B136];&quot;,&quot;;[.A136];&quot;);&quot;)" office:value-type="string" office:string-value="insert into ITEM_INFO  values(135,3);" calcext:value-type="string">
            <text:p>insert into ITEM_INFO <text:s/>values(135,3);</text:p>
          </table:table-cell>
          <table:table-cell table:formula="of:=COM.MICROSOFT.CONCAT(&quot;INSERT INTO VALOR_CARACTERISTICA VALUES(&quot;;[.B136];&quot;,1,'&quot;;[.C136];&quot;');&quot;)" office:value-type="string" office:string-value="INSERT INTO VALOR_CARACTERISTICA VALUES(135,1,'けっかん');" calcext:value-type="string">
            <text:p>INSERT INTO VALOR_CARACTERISTICA VALUES(135,1,'けっかん');</text:p>
          </table:table-cell>
          <table:table-cell table:formula="of:=COM.MICROSOFT.CONCAT(&quot;INSERT INTO VALOR_CARACTERISTICA VALUES(&quot;;[.B136];&quot;,3,'&quot;;[.D136];&quot;');&quot;)" office:value-type="string" office:string-value="INSERT INTO VALOR_CARACTERISTICA VALUES(135,3,'Deficiencia, defecto, deformidad.');" calcext:value-type="string">
            <text:p>INSERT INTO VALOR_CARACTERISTICA VALUES(135,3,'Deficiencia, defecto, deformidad.');</text:p>
          </table:table-cell>
          <table:table-cell table:formula="of:=COM.MICROSOFT.CONCAT(&quot;INSERT INTO VALOR_CARACTERISTICA VALUES(&quot;;[.B136];&quot;,2,'&quot;;TRIM([.E136]);&quot;');&quot;)" office:value-type="string" office:string-value="INSERT INTO VALOR_CARACTERISTICA VALUES(135,2,'欠陥');" calcext:value-type="string">
            <text:p>INSERT INTO VALOR_CARACTERISTICA VALUES(135,2,'欠陥');</text:p>
          </table:table-cell>
          <table:table-cell table:number-columns-repeated="2"/>
        </table:table-row>
        <table:table-row table:style-name="ro1">
          <table:table-cell office:value-type="float" office:value="3" calcext:value-type="float">
            <text:p>3</text:p>
          </table:table-cell>
          <table:table-cell table:formula="of:=[.B136]+1" office:value-type="float" office:value="136" calcext:value-type="float">
            <text:p>136</text:p>
          </table:table-cell>
          <table:table-cell office:value-type="string" calcext:value-type="string">
            <text:p>ゆにゅうりょう</text:p>
          </table:table-cell>
          <table:table-cell office:value-type="string" calcext:value-type="string">
            <text:p>Importaciones.</text:p>
          </table:table-cell>
          <table:table-cell office:value-type="string" calcext:value-type="string">
            <text:p>輸入量</text:p>
          </table:table-cell>
          <table:table-cell table:number-columns-repeated="2"/>
          <table:table-cell table:formula="of:=COM.MICROSOFT.CONCAT (&quot;insert into ITEM_INFO  values(&quot;;[.B137];&quot;,&quot;;[.A137];&quot;);&quot;)" office:value-type="string" office:string-value="insert into ITEM_INFO  values(136,3);" calcext:value-type="string">
            <text:p>insert into ITEM_INFO <text:s/>values(136,3);</text:p>
          </table:table-cell>
          <table:table-cell table:formula="of:=COM.MICROSOFT.CONCAT(&quot;INSERT INTO VALOR_CARACTERISTICA VALUES(&quot;;[.B137];&quot;,1,'&quot;;[.C137];&quot;');&quot;)" office:value-type="string" office:string-value="INSERT INTO VALOR_CARACTERISTICA VALUES(136,1,'ゆにゅうりょう');" calcext:value-type="string">
            <text:p>INSERT INTO VALOR_CARACTERISTICA VALUES(136,1,'ゆにゅうりょう');</text:p>
          </table:table-cell>
          <table:table-cell table:formula="of:=COM.MICROSOFT.CONCAT(&quot;INSERT INTO VALOR_CARACTERISTICA VALUES(&quot;;[.B137];&quot;,3,'&quot;;[.D137];&quot;');&quot;)" office:value-type="string" office:string-value="INSERT INTO VALOR_CARACTERISTICA VALUES(136,3,'Importaciones.');" calcext:value-type="string">
            <text:p>INSERT INTO VALOR_CARACTERISTICA VALUES(136,3,'Importaciones.');</text:p>
          </table:table-cell>
          <table:table-cell table:formula="of:=COM.MICROSOFT.CONCAT(&quot;INSERT INTO VALOR_CARACTERISTICA VALUES(&quot;;[.B137];&quot;,2,'&quot;;TRIM([.E137]);&quot;');&quot;)" office:value-type="string" office:string-value="INSERT INTO VALOR_CARACTERISTICA VALUES(136,2,'輸入量');" calcext:value-type="string">
            <text:p>INSERT INTO VALOR_CARACTERISTICA VALUES(136,2,'輸入量');</text:p>
          </table:table-cell>
          <table:table-cell table:number-columns-repeated="2"/>
        </table:table-row>
        <table:table-row table:style-name="ro1">
          <table:table-cell office:value-type="float" office:value="3" calcext:value-type="float">
            <text:p>3</text:p>
          </table:table-cell>
          <table:table-cell table:formula="of:=[.B137]+1" office:value-type="float" office:value="137" calcext:value-type="float">
            <text:p>137</text:p>
          </table:table-cell>
          <table:table-cell office:value-type="string" calcext:value-type="string">
            <text:p>もっとも</text:p>
          </table:table-cell>
          <table:table-cell office:value-type="string" calcext:value-type="string">
            <text:p>La mayoría, extremadamente.</text:p>
          </table:table-cell>
          <table:table-cell office:value-type="string" calcext:value-type="string">
            <text:p>最も</text:p>
          </table:table-cell>
          <table:table-cell table:number-columns-repeated="2"/>
          <table:table-cell table:formula="of:=COM.MICROSOFT.CONCAT (&quot;insert into ITEM_INFO  values(&quot;;[.B138];&quot;,&quot;;[.A138];&quot;);&quot;)" office:value-type="string" office:string-value="insert into ITEM_INFO  values(137,3);" calcext:value-type="string">
            <text:p>insert into ITEM_INFO <text:s/>values(137,3);</text:p>
          </table:table-cell>
          <table:table-cell table:formula="of:=COM.MICROSOFT.CONCAT(&quot;INSERT INTO VALOR_CARACTERISTICA VALUES(&quot;;[.B138];&quot;,1,'&quot;;[.C138];&quot;');&quot;)" office:value-type="string" office:string-value="INSERT INTO VALOR_CARACTERISTICA VALUES(137,1,'もっとも');" calcext:value-type="string">
            <text:p>INSERT INTO VALOR_CARACTERISTICA VALUES(137,1,'もっとも');</text:p>
          </table:table-cell>
          <table:table-cell table:formula="of:=COM.MICROSOFT.CONCAT(&quot;INSERT INTO VALOR_CARACTERISTICA VALUES(&quot;;[.B138];&quot;,3,'&quot;;[.D138];&quot;');&quot;)" office:value-type="string" office:string-value="INSERT INTO VALOR_CARACTERISTICA VALUES(137,3,'La mayoría, extremadamente.');" calcext:value-type="string">
            <text:p>INSERT INTO VALOR_CARACTERISTICA VALUES(137,3,'La mayoría, extremadamente.');</text:p>
          </table:table-cell>
          <table:table-cell table:formula="of:=COM.MICROSOFT.CONCAT(&quot;INSERT INTO VALOR_CARACTERISTICA VALUES(&quot;;[.B138];&quot;,2,'&quot;;TRIM([.E138]);&quot;');&quot;)" office:value-type="string" office:string-value="INSERT INTO VALOR_CARACTERISTICA VALUES(137,2,'最も');" calcext:value-type="string">
            <text:p>INSERT INTO VALOR_CARACTERISTICA VALUES(137,2,'最も');</text:p>
          </table:table-cell>
          <table:table-cell table:number-columns-repeated="2"/>
        </table:table-row>
        <table:table-row table:style-name="ro1">
          <table:table-cell office:value-type="float" office:value="3" calcext:value-type="float">
            <text:p>3</text:p>
          </table:table-cell>
          <table:table-cell table:formula="of:=[.B138]+1" office:value-type="float" office:value="138" calcext:value-type="float">
            <text:p>138</text:p>
          </table:table-cell>
          <table:table-cell office:value-type="string" calcext:value-type="string">
            <text:p>はんい</text:p>
          </table:table-cell>
          <table:table-cell office:value-type="string" calcext:value-type="string">
            <text:p>Rango de acción.</text:p>
          </table:table-cell>
          <table:table-cell office:value-type="string" calcext:value-type="string">
            <text:p>範囲</text:p>
          </table:table-cell>
          <table:table-cell table:number-columns-repeated="2"/>
          <table:table-cell table:formula="of:=COM.MICROSOFT.CONCAT (&quot;insert into ITEM_INFO  values(&quot;;[.B139];&quot;,&quot;;[.A139];&quot;);&quot;)" office:value-type="string" office:string-value="insert into ITEM_INFO  values(138,3);" calcext:value-type="string">
            <text:p>insert into ITEM_INFO <text:s/>values(138,3);</text:p>
          </table:table-cell>
          <table:table-cell table:formula="of:=COM.MICROSOFT.CONCAT(&quot;INSERT INTO VALOR_CARACTERISTICA VALUES(&quot;;[.B139];&quot;,1,'&quot;;[.C139];&quot;');&quot;)" office:value-type="string" office:string-value="INSERT INTO VALOR_CARACTERISTICA VALUES(138,1,'はんい');" calcext:value-type="string">
            <text:p>INSERT INTO VALOR_CARACTERISTICA VALUES(138,1,'はんい');</text:p>
          </table:table-cell>
          <table:table-cell table:formula="of:=COM.MICROSOFT.CONCAT(&quot;INSERT INTO VALOR_CARACTERISTICA VALUES(&quot;;[.B139];&quot;,3,'&quot;;[.D139];&quot;');&quot;)" office:value-type="string" office:string-value="INSERT INTO VALOR_CARACTERISTICA VALUES(138,3,'Rango de acción.');" calcext:value-type="string">
            <text:p>INSERT INTO VALOR_CARACTERISTICA VALUES(138,3,'Rango de acción.');</text:p>
          </table:table-cell>
          <table:table-cell table:formula="of:=COM.MICROSOFT.CONCAT(&quot;INSERT INTO VALOR_CARACTERISTICA VALUES(&quot;;[.B139];&quot;,2,'&quot;;TRIM([.E139]);&quot;');&quot;)" office:value-type="string" office:string-value="INSERT INTO VALOR_CARACTERISTICA VALUES(138,2,'範囲');" calcext:value-type="string">
            <text:p>INSERT INTO VALOR_CARACTERISTICA VALUES(138,2,'範囲');</text:p>
          </table:table-cell>
          <table:table-cell table:number-columns-repeated="2"/>
        </table:table-row>
        <table:table-row table:style-name="ro1">
          <table:table-cell office:value-type="float" office:value="3" calcext:value-type="float">
            <text:p>3</text:p>
          </table:table-cell>
          <table:table-cell table:formula="of:=[.B139]+1" office:value-type="float" office:value="139" calcext:value-type="float">
            <text:p>139</text:p>
          </table:table-cell>
          <table:table-cell office:value-type="string" calcext:value-type="string">
            <text:p>じどう</text:p>
          </table:table-cell>
          <table:table-cell office:value-type="string" calcext:value-type="string">
            <text:p>Niños, juveniles.</text:p>
          </table:table-cell>
          <table:table-cell office:value-type="string" calcext:value-type="string">
            <text:p>児童</text:p>
          </table:table-cell>
          <table:table-cell table:number-columns-repeated="2"/>
          <table:table-cell table:formula="of:=COM.MICROSOFT.CONCAT (&quot;insert into ITEM_INFO  values(&quot;;[.B140];&quot;,&quot;;[.A140];&quot;);&quot;)" office:value-type="string" office:string-value="insert into ITEM_INFO  values(139,3);" calcext:value-type="string">
            <text:p>insert into ITEM_INFO <text:s/>values(139,3);</text:p>
          </table:table-cell>
          <table:table-cell table:formula="of:=COM.MICROSOFT.CONCAT(&quot;INSERT INTO VALOR_CARACTERISTICA VALUES(&quot;;[.B140];&quot;,1,'&quot;;[.C140];&quot;');&quot;)" office:value-type="string" office:string-value="INSERT INTO VALOR_CARACTERISTICA VALUES(139,1,'じどう');" calcext:value-type="string">
            <text:p>INSERT INTO VALOR_CARACTERISTICA VALUES(139,1,'じどう');</text:p>
          </table:table-cell>
          <table:table-cell table:formula="of:=COM.MICROSOFT.CONCAT(&quot;INSERT INTO VALOR_CARACTERISTICA VALUES(&quot;;[.B140];&quot;,3,'&quot;;[.D140];&quot;');&quot;)" office:value-type="string" office:string-value="INSERT INTO VALOR_CARACTERISTICA VALUES(139,3,'Niños, juveniles.');" calcext:value-type="string">
            <text:p>INSERT INTO VALOR_CARACTERISTICA VALUES(139,3,'Niños, juveniles.');</text:p>
          </table:table-cell>
          <table:table-cell table:formula="of:=COM.MICROSOFT.CONCAT(&quot;INSERT INTO VALOR_CARACTERISTICA VALUES(&quot;;[.B140];&quot;,2,'&quot;;TRIM([.E140]);&quot;');&quot;)" office:value-type="string" office:string-value="INSERT INTO VALOR_CARACTERISTICA VALUES(139,2,'児童');" calcext:value-type="string">
            <text:p>INSERT INTO VALOR_CARACTERISTICA VALUES(139,2,'児童');</text:p>
          </table:table-cell>
          <table:table-cell table:number-columns-repeated="2"/>
        </table:table-row>
        <table:table-row table:style-name="ro1">
          <table:table-cell office:value-type="float" office:value="3" calcext:value-type="float">
            <text:p>3</text:p>
          </table:table-cell>
          <table:table-cell table:formula="of:=[.B140]+1" office:value-type="float" office:value="140" calcext:value-type="float">
            <text:p>140</text:p>
          </table:table-cell>
          <table:table-cell office:value-type="string" calcext:value-type="string">
            <text:p>けいざい</text:p>
          </table:table-cell>
          <table:table-cell office:value-type="string" calcext:value-type="string">
            <text:p>Economía, negocios, finanzas.</text:p>
          </table:table-cell>
          <table:table-cell office:value-type="string" calcext:value-type="string">
            <text:p>経済</text:p>
          </table:table-cell>
          <table:table-cell table:number-columns-repeated="2"/>
          <table:table-cell table:formula="of:=COM.MICROSOFT.CONCAT (&quot;insert into ITEM_INFO  values(&quot;;[.B141];&quot;,&quot;;[.A141];&quot;);&quot;)" office:value-type="string" office:string-value="insert into ITEM_INFO  values(140,3);" calcext:value-type="string">
            <text:p>insert into ITEM_INFO <text:s/>values(140,3);</text:p>
          </table:table-cell>
          <table:table-cell table:formula="of:=COM.MICROSOFT.CONCAT(&quot;INSERT INTO VALOR_CARACTERISTICA VALUES(&quot;;[.B141];&quot;,1,'&quot;;[.C141];&quot;');&quot;)" office:value-type="string" office:string-value="INSERT INTO VALOR_CARACTERISTICA VALUES(140,1,'けいざい');" calcext:value-type="string">
            <text:p>INSERT INTO VALOR_CARACTERISTICA VALUES(140,1,'けいざい');</text:p>
          </table:table-cell>
          <table:table-cell table:formula="of:=COM.MICROSOFT.CONCAT(&quot;INSERT INTO VALOR_CARACTERISTICA VALUES(&quot;;[.B141];&quot;,3,'&quot;;[.D141];&quot;');&quot;)" office:value-type="string" office:string-value="INSERT INTO VALOR_CARACTERISTICA VALUES(140,3,'Economía, negocios, finanzas.');" calcext:value-type="string">
            <text:p>INSERT INTO VALOR_CARACTERISTICA VALUES(140,3,'Economía, negocios, finanzas.');</text:p>
          </table:table-cell>
          <table:table-cell table:formula="of:=COM.MICROSOFT.CONCAT(&quot;INSERT INTO VALOR_CARACTERISTICA VALUES(&quot;;[.B141];&quot;,2,'&quot;;TRIM([.E141]);&quot;');&quot;)" office:value-type="string" office:string-value="INSERT INTO VALOR_CARACTERISTICA VALUES(140,2,'経済');" calcext:value-type="string">
            <text:p>INSERT INTO VALOR_CARACTERISTICA VALUES(140,2,'経済');</text:p>
          </table:table-cell>
          <table:table-cell table:number-columns-repeated="2"/>
        </table:table-row>
        <table:table-row table:style-name="ro1">
          <table:table-cell office:value-type="float" office:value="3" calcext:value-type="float">
            <text:p>3</text:p>
          </table:table-cell>
          <table:table-cell table:formula="of:=[.B141]+1" office:value-type="float" office:value="141" calcext:value-type="float">
            <text:p>141</text:p>
          </table:table-cell>
          <table:table-cell office:value-type="string" calcext:value-type="string">
            <text:p>けんちょう</text:p>
          </table:table-cell>
          <table:table-cell office:value-type="string" calcext:value-type="string">
            <text:p>Oficina de la Prefectura.</text:p>
          </table:table-cell>
          <table:table-cell office:value-type="string" calcext:value-type="string">
            <text:p>県庁</text:p>
          </table:table-cell>
          <table:table-cell table:number-columns-repeated="2"/>
          <table:table-cell table:formula="of:=COM.MICROSOFT.CONCAT (&quot;insert into ITEM_INFO  values(&quot;;[.B142];&quot;,&quot;;[.A142];&quot;);&quot;)" office:value-type="string" office:string-value="insert into ITEM_INFO  values(141,3);" calcext:value-type="string">
            <text:p>insert into ITEM_INFO <text:s/>values(141,3);</text:p>
          </table:table-cell>
          <table:table-cell table:formula="of:=COM.MICROSOFT.CONCAT(&quot;INSERT INTO VALOR_CARACTERISTICA VALUES(&quot;;[.B142];&quot;,1,'&quot;;[.C142];&quot;');&quot;)" office:value-type="string" office:string-value="INSERT INTO VALOR_CARACTERISTICA VALUES(141,1,'けんちょう');" calcext:value-type="string">
            <text:p>INSERT INTO VALOR_CARACTERISTICA VALUES(141,1,'けんちょう');</text:p>
          </table:table-cell>
          <table:table-cell table:formula="of:=COM.MICROSOFT.CONCAT(&quot;INSERT INTO VALOR_CARACTERISTICA VALUES(&quot;;[.B142];&quot;,3,'&quot;;[.D142];&quot;');&quot;)" office:value-type="string" office:string-value="INSERT INTO VALOR_CARACTERISTICA VALUES(141,3,'Oficina de la Prefectura.');" calcext:value-type="string">
            <text:p>INSERT INTO VALOR_CARACTERISTICA VALUES(141,3,'Oficina de la Prefectura.');</text:p>
          </table:table-cell>
          <table:table-cell table:formula="of:=COM.MICROSOFT.CONCAT(&quot;INSERT INTO VALOR_CARACTERISTICA VALUES(&quot;;[.B142];&quot;,2,'&quot;;TRIM([.E142]);&quot;');&quot;)" office:value-type="string" office:string-value="INSERT INTO VALOR_CARACTERISTICA VALUES(141,2,'県庁');" calcext:value-type="string">
            <text:p>INSERT INTO VALOR_CARACTERISTICA VALUES(141,2,'県庁');</text:p>
          </table:table-cell>
          <table:table-cell table:number-columns-repeated="2"/>
        </table:table-row>
        <table:table-row table:style-name="ro1">
          <table:table-cell office:value-type="float" office:value="3" calcext:value-type="float">
            <text:p>3</text:p>
          </table:table-cell>
          <table:table-cell table:formula="of:=[.B142]+1" office:value-type="float" office:value="142" calcext:value-type="float">
            <text:p>142</text:p>
          </table:table-cell>
          <table:table-cell office:value-type="string" calcext:value-type="string">
            <text:p>きちょうな</text:p>
          </table:table-cell>
          <table:table-cell office:value-type="string" calcext:value-type="string">
            <text:p>Preciado, valioso.</text:p>
          </table:table-cell>
          <table:table-cell office:value-type="string" calcext:value-type="string">
            <text:p>貴重な</text:p>
          </table:table-cell>
          <table:table-cell table:number-columns-repeated="2"/>
          <table:table-cell table:formula="of:=COM.MICROSOFT.CONCAT (&quot;insert into ITEM_INFO  values(&quot;;[.B143];&quot;,&quot;;[.A143];&quot;);&quot;)" office:value-type="string" office:string-value="insert into ITEM_INFO  values(142,3);" calcext:value-type="string">
            <text:p>insert into ITEM_INFO <text:s/>values(142,3);</text:p>
          </table:table-cell>
          <table:table-cell table:formula="of:=COM.MICROSOFT.CONCAT(&quot;INSERT INTO VALOR_CARACTERISTICA VALUES(&quot;;[.B143];&quot;,1,'&quot;;[.C143];&quot;');&quot;)" office:value-type="string" office:string-value="INSERT INTO VALOR_CARACTERISTICA VALUES(142,1,'きちょうな');" calcext:value-type="string">
            <text:p>INSERT INTO VALOR_CARACTERISTICA VALUES(142,1,'きちょうな');</text:p>
          </table:table-cell>
          <table:table-cell table:formula="of:=COM.MICROSOFT.CONCAT(&quot;INSERT INTO VALOR_CARACTERISTICA VALUES(&quot;;[.B143];&quot;,3,'&quot;;[.D143];&quot;');&quot;)" office:value-type="string" office:string-value="INSERT INTO VALOR_CARACTERISTICA VALUES(142,3,'Preciado, valioso.');" calcext:value-type="string">
            <text:p>INSERT INTO VALOR_CARACTERISTICA VALUES(142,3,'Preciado, valioso.');</text:p>
          </table:table-cell>
          <table:table-cell table:formula="of:=COM.MICROSOFT.CONCAT(&quot;INSERT INTO VALOR_CARACTERISTICA VALUES(&quot;;[.B143];&quot;,2,'&quot;;TRIM([.E143]);&quot;');&quot;)" office:value-type="string" office:string-value="INSERT INTO VALOR_CARACTERISTICA VALUES(142,2,'貴重な');" calcext:value-type="string">
            <text:p>INSERT INTO VALOR_CARACTERISTICA VALUES(142,2,'貴重な');</text:p>
          </table:table-cell>
          <table:table-cell table:number-columns-repeated="2"/>
        </table:table-row>
        <table:table-row table:style-name="ro1">
          <table:table-cell office:value-type="float" office:value="3" calcext:value-type="float">
            <text:p>3</text:p>
          </table:table-cell>
          <table:table-cell table:formula="of:=[.B143]+1" office:value-type="float" office:value="143" calcext:value-type="float">
            <text:p>143</text:p>
          </table:table-cell>
          <table:table-cell office:value-type="string" calcext:value-type="string">
            <text:p>あきらか</text:p>
          </table:table-cell>
          <table:table-cell office:value-type="string" calcext:value-type="string">
            <text:p>Obvio, evidente, claro.</text:p>
          </table:table-cell>
          <table:table-cell office:value-type="string" calcext:value-type="string">
            <text:p>明らか</text:p>
          </table:table-cell>
          <table:table-cell table:number-columns-repeated="2"/>
          <table:table-cell table:formula="of:=COM.MICROSOFT.CONCAT (&quot;insert into ITEM_INFO  values(&quot;;[.B144];&quot;,&quot;;[.A144];&quot;);&quot;)" office:value-type="string" office:string-value="insert into ITEM_INFO  values(143,3);" calcext:value-type="string">
            <text:p>insert into ITEM_INFO <text:s/>values(143,3);</text:p>
          </table:table-cell>
          <table:table-cell table:formula="of:=COM.MICROSOFT.CONCAT(&quot;INSERT INTO VALOR_CARACTERISTICA VALUES(&quot;;[.B144];&quot;,1,'&quot;;[.C144];&quot;');&quot;)" office:value-type="string" office:string-value="INSERT INTO VALOR_CARACTERISTICA VALUES(143,1,'あきらか');" calcext:value-type="string">
            <text:p>INSERT INTO VALOR_CARACTERISTICA VALUES(143,1,'あきらか');</text:p>
          </table:table-cell>
          <table:table-cell table:formula="of:=COM.MICROSOFT.CONCAT(&quot;INSERT INTO VALOR_CARACTERISTICA VALUES(&quot;;[.B144];&quot;,3,'&quot;;[.D144];&quot;');&quot;)" office:value-type="string" office:string-value="INSERT INTO VALOR_CARACTERISTICA VALUES(143,3,'Obvio, evidente, claro.');" calcext:value-type="string">
            <text:p>INSERT INTO VALOR_CARACTERISTICA VALUES(143,3,'Obvio, evidente, claro.');</text:p>
          </table:table-cell>
          <table:table-cell table:formula="of:=COM.MICROSOFT.CONCAT(&quot;INSERT INTO VALOR_CARACTERISTICA VALUES(&quot;;[.B144];&quot;,2,'&quot;;TRIM([.E144]);&quot;');&quot;)" office:value-type="string" office:string-value="INSERT INTO VALOR_CARACTERISTICA VALUES(143,2,'明らか');" calcext:value-type="string">
            <text:p>INSERT INTO VALOR_CARACTERISTICA VALUES(143,2,'明らか');</text:p>
          </table:table-cell>
          <table:table-cell table:number-columns-repeated="2"/>
        </table:table-row>
        <table:table-row table:style-name="ro1">
          <table:table-cell office:value-type="float" office:value="3" calcext:value-type="float">
            <text:p>3</text:p>
          </table:table-cell>
          <table:table-cell table:formula="of:=[.B144]+1" office:value-type="float" office:value="144" calcext:value-type="float">
            <text:p>144</text:p>
          </table:table-cell>
          <table:table-cell office:value-type="string" calcext:value-type="string">
            <text:p>うかがう</text:p>
          </table:table-cell>
          <table:table-cell office:value-type="string" calcext:value-type="string">
            <text:p>Preguntar, pedir (を). Visitar (が).</text:p>
          </table:table-cell>
          <table:table-cell office:value-type="string" calcext:value-type="string">
            <text:p>伺う</text:p>
          </table:table-cell>
          <table:table-cell table:number-columns-repeated="2"/>
          <table:table-cell table:formula="of:=COM.MICROSOFT.CONCAT (&quot;insert into ITEM_INFO  values(&quot;;[.B145];&quot;,&quot;;[.A145];&quot;);&quot;)" office:value-type="string" office:string-value="insert into ITEM_INFO  values(144,3);" calcext:value-type="string">
            <text:p>insert into ITEM_INFO <text:s/>values(144,3);</text:p>
          </table:table-cell>
          <table:table-cell table:formula="of:=COM.MICROSOFT.CONCAT(&quot;INSERT INTO VALOR_CARACTERISTICA VALUES(&quot;;[.B145];&quot;,1,'&quot;;[.C145];&quot;');&quot;)" office:value-type="string" office:string-value="INSERT INTO VALOR_CARACTERISTICA VALUES(144,1,'うかがう');" calcext:value-type="string">
            <text:p>INSERT INTO VALOR_CARACTERISTICA VALUES(144,1,'うかがう');</text:p>
          </table:table-cell>
          <table:table-cell table:formula="of:=COM.MICROSOFT.CONCAT(&quot;INSERT INTO VALOR_CARACTERISTICA VALUES(&quot;;[.B145];&quot;,3,'&quot;;[.D145];&quot;');&quot;)" office:value-type="string" office:string-value="INSERT INTO VALOR_CARACTERISTICA VALUES(144,3,'Preguntar, pedir (を). Visitar (が).');" calcext:value-type="string">
            <text:p>INSERT INTO VALOR_CARACTERISTICA VALUES(144,3,'Preguntar, pedir (を). Visitar (が).');</text:p>
          </table:table-cell>
          <table:table-cell table:formula="of:=COM.MICROSOFT.CONCAT(&quot;INSERT INTO VALOR_CARACTERISTICA VALUES(&quot;;[.B145];&quot;,2,'&quot;;TRIM([.E145]);&quot;');&quot;)" office:value-type="string" office:string-value="INSERT INTO VALOR_CARACTERISTICA VALUES(144,2,'伺う');" calcext:value-type="string">
            <text:p>INSERT INTO VALOR_CARACTERISTICA VALUES(144,2,'伺う');</text:p>
          </table:table-cell>
          <table:table-cell table:number-columns-repeated="2"/>
        </table:table-row>
        <table:table-row table:style-name="ro1">
          <table:table-cell office:value-type="float" office:value="3" calcext:value-type="float">
            <text:p>3</text:p>
          </table:table-cell>
          <table:table-cell table:formula="of:=[.B145]+1" office:value-type="float" office:value="145" calcext:value-type="float">
            <text:p>145</text:p>
          </table:table-cell>
          <table:table-cell office:value-type="string" calcext:value-type="string">
            <text:p>こづつみ</text:p>
          </table:table-cell>
          <table:table-cell office:value-type="string" calcext:value-type="string">
            <text:p>Paquete.</text:p>
          </table:table-cell>
          <table:table-cell office:value-type="string" calcext:value-type="string">
            <text:p>小包</text:p>
          </table:table-cell>
          <table:table-cell table:number-columns-repeated="2"/>
          <table:table-cell table:formula="of:=COM.MICROSOFT.CONCAT (&quot;insert into ITEM_INFO  values(&quot;;[.B146];&quot;,&quot;;[.A146];&quot;);&quot;)" office:value-type="string" office:string-value="insert into ITEM_INFO  values(145,3);" calcext:value-type="string">
            <text:p>insert into ITEM_INFO <text:s/>values(145,3);</text:p>
          </table:table-cell>
          <table:table-cell table:formula="of:=COM.MICROSOFT.CONCAT(&quot;INSERT INTO VALOR_CARACTERISTICA VALUES(&quot;;[.B146];&quot;,1,'&quot;;[.C146];&quot;');&quot;)" office:value-type="string" office:string-value="INSERT INTO VALOR_CARACTERISTICA VALUES(145,1,'こづつみ');" calcext:value-type="string">
            <text:p>INSERT INTO VALOR_CARACTERISTICA VALUES(145,1,'こづつみ');</text:p>
          </table:table-cell>
          <table:table-cell table:formula="of:=COM.MICROSOFT.CONCAT(&quot;INSERT INTO VALOR_CARACTERISTICA VALUES(&quot;;[.B146];&quot;,3,'&quot;;[.D146];&quot;');&quot;)" office:value-type="string" office:string-value="INSERT INTO VALOR_CARACTERISTICA VALUES(145,3,'Paquete.');" calcext:value-type="string">
            <text:p>INSERT INTO VALOR_CARACTERISTICA VALUES(145,3,'Paquete.');</text:p>
          </table:table-cell>
          <table:table-cell table:formula="of:=COM.MICROSOFT.CONCAT(&quot;INSERT INTO VALOR_CARACTERISTICA VALUES(&quot;;[.B146];&quot;,2,'&quot;;TRIM([.E146]);&quot;');&quot;)" office:value-type="string" office:string-value="INSERT INTO VALOR_CARACTERISTICA VALUES(145,2,'小包');" calcext:value-type="string">
            <text:p>INSERT INTO VALOR_CARACTERISTICA VALUES(145,2,'小包');</text:p>
          </table:table-cell>
          <table:table-cell table:number-columns-repeated="2"/>
        </table:table-row>
        <table:table-row table:style-name="ro1">
          <table:table-cell office:value-type="float" office:value="3" calcext:value-type="float">
            <text:p>3</text:p>
          </table:table-cell>
          <table:table-cell table:formula="of:=[.B146]+1" office:value-type="float" office:value="146" calcext:value-type="float">
            <text:p>146</text:p>
          </table:table-cell>
          <table:table-cell office:value-type="string" calcext:value-type="string">
            <text:p>かんづめ</text:p>
          </table:table-cell>
          <table:table-cell office:value-type="string" calcext:value-type="string">
            <text:p>Comida enlatada.</text:p>
          </table:table-cell>
          <table:table-cell office:value-type="string" calcext:value-type="string">
            <text:p>缶詰</text:p>
          </table:table-cell>
          <table:table-cell table:number-columns-repeated="2"/>
          <table:table-cell table:formula="of:=COM.MICROSOFT.CONCAT (&quot;insert into ITEM_INFO  values(&quot;;[.B147];&quot;,&quot;;[.A147];&quot;);&quot;)" office:value-type="string" office:string-value="insert into ITEM_INFO  values(146,3);" calcext:value-type="string">
            <text:p>insert into ITEM_INFO <text:s/>values(146,3);</text:p>
          </table:table-cell>
          <table:table-cell table:formula="of:=COM.MICROSOFT.CONCAT(&quot;INSERT INTO VALOR_CARACTERISTICA VALUES(&quot;;[.B147];&quot;,1,'&quot;;[.C147];&quot;');&quot;)" office:value-type="string" office:string-value="INSERT INTO VALOR_CARACTERISTICA VALUES(146,1,'かんづめ');" calcext:value-type="string">
            <text:p>INSERT INTO VALOR_CARACTERISTICA VALUES(146,1,'かんづめ');</text:p>
          </table:table-cell>
          <table:table-cell table:formula="of:=COM.MICROSOFT.CONCAT(&quot;INSERT INTO VALOR_CARACTERISTICA VALUES(&quot;;[.B147];&quot;,3,'&quot;;[.D147];&quot;');&quot;)" office:value-type="string" office:string-value="INSERT INTO VALOR_CARACTERISTICA VALUES(146,3,'Comida enlatada.');" calcext:value-type="string">
            <text:p>INSERT INTO VALOR_CARACTERISTICA VALUES(146,3,'Comida enlatada.');</text:p>
          </table:table-cell>
          <table:table-cell table:formula="of:=COM.MICROSOFT.CONCAT(&quot;INSERT INTO VALOR_CARACTERISTICA VALUES(&quot;;[.B147];&quot;,2,'&quot;;TRIM([.E147]);&quot;');&quot;)" office:value-type="string" office:string-value="INSERT INTO VALOR_CARACTERISTICA VALUES(146,2,'缶詰');" calcext:value-type="string">
            <text:p>INSERT INTO VALOR_CARACTERISTICA VALUES(146,2,'缶詰');</text:p>
          </table:table-cell>
          <table:table-cell table:number-columns-repeated="2"/>
        </table:table-row>
        <table:table-row table:style-name="ro1">
          <table:table-cell office:value-type="float" office:value="3" calcext:value-type="float">
            <text:p>3</text:p>
          </table:table-cell>
          <table:table-cell table:formula="of:=[.B147]+1" office:value-type="float" office:value="147" calcext:value-type="float">
            <text:p>147</text:p>
          </table:table-cell>
          <table:table-cell office:value-type="string" calcext:value-type="string">
            <text:p>ていねん</text:p>
          </table:table-cell>
          <table:table-cell office:value-type="string" calcext:value-type="string">
            <text:p>Edad de jubilación.</text:p>
          </table:table-cell>
          <table:table-cell office:value-type="string" calcext:value-type="string">
            <text:p>定年</text:p>
          </table:table-cell>
          <table:table-cell table:number-columns-repeated="2"/>
          <table:table-cell table:formula="of:=COM.MICROSOFT.CONCAT (&quot;insert into ITEM_INFO  values(&quot;;[.B148];&quot;,&quot;;[.A148];&quot;);&quot;)" office:value-type="string" office:string-value="insert into ITEM_INFO  values(147,3);" calcext:value-type="string">
            <text:p>insert into ITEM_INFO <text:s/>values(147,3);</text:p>
          </table:table-cell>
          <table:table-cell table:formula="of:=COM.MICROSOFT.CONCAT(&quot;INSERT INTO VALOR_CARACTERISTICA VALUES(&quot;;[.B148];&quot;,1,'&quot;;[.C148];&quot;');&quot;)" office:value-type="string" office:string-value="INSERT INTO VALOR_CARACTERISTICA VALUES(147,1,'ていねん');" calcext:value-type="string">
            <text:p>INSERT INTO VALOR_CARACTERISTICA VALUES(147,1,'ていねん');</text:p>
          </table:table-cell>
          <table:table-cell table:formula="of:=COM.MICROSOFT.CONCAT(&quot;INSERT INTO VALOR_CARACTERISTICA VALUES(&quot;;[.B148];&quot;,3,'&quot;;[.D148];&quot;');&quot;)" office:value-type="string" office:string-value="INSERT INTO VALOR_CARACTERISTICA VALUES(147,3,'Edad de jubilación.');" calcext:value-type="string">
            <text:p>INSERT INTO VALOR_CARACTERISTICA VALUES(147,3,'Edad de jubilación.');</text:p>
          </table:table-cell>
          <table:table-cell table:formula="of:=COM.MICROSOFT.CONCAT(&quot;INSERT INTO VALOR_CARACTERISTICA VALUES(&quot;;[.B148];&quot;,2,'&quot;;TRIM([.E148]);&quot;');&quot;)" office:value-type="string" office:string-value="INSERT INTO VALOR_CARACTERISTICA VALUES(147,2,'定年');" calcext:value-type="string">
            <text:p>INSERT INTO VALOR_CARACTERISTICA VALUES(147,2,'定年');</text:p>
          </table:table-cell>
          <table:table-cell table:number-columns-repeated="2"/>
        </table:table-row>
        <table:table-row table:style-name="ro1">
          <table:table-cell office:value-type="float" office:value="3" calcext:value-type="float">
            <text:p>3</text:p>
          </table:table-cell>
          <table:table-cell table:formula="of:=[.B148]+1" office:value-type="float" office:value="148" calcext:value-type="float">
            <text:p>148</text:p>
          </table:table-cell>
          <table:table-cell office:value-type="string" calcext:value-type="string">
            <text:p>たいしょく</text:p>
          </table:table-cell>
          <table:table-cell office:value-type="string" calcext:value-type="string">
            <text:p>Jubilación.</text:p>
          </table:table-cell>
          <table:table-cell office:value-type="string" calcext:value-type="string">
            <text:p>退職</text:p>
          </table:table-cell>
          <table:table-cell table:number-columns-repeated="2"/>
          <table:table-cell table:formula="of:=COM.MICROSOFT.CONCAT (&quot;insert into ITEM_INFO  values(&quot;;[.B149];&quot;,&quot;;[.A149];&quot;);&quot;)" office:value-type="string" office:string-value="insert into ITEM_INFO  values(148,3);" calcext:value-type="string">
            <text:p>insert into ITEM_INFO <text:s/>values(148,3);</text:p>
          </table:table-cell>
          <table:table-cell table:formula="of:=COM.MICROSOFT.CONCAT(&quot;INSERT INTO VALOR_CARACTERISTICA VALUES(&quot;;[.B149];&quot;,1,'&quot;;[.C149];&quot;');&quot;)" office:value-type="string" office:string-value="INSERT INTO VALOR_CARACTERISTICA VALUES(148,1,'たいしょく');" calcext:value-type="string">
            <text:p>INSERT INTO VALOR_CARACTERISTICA VALUES(148,1,'たいしょく');</text:p>
          </table:table-cell>
          <table:table-cell table:formula="of:=COM.MICROSOFT.CONCAT(&quot;INSERT INTO VALOR_CARACTERISTICA VALUES(&quot;;[.B149];&quot;,3,'&quot;;[.D149];&quot;');&quot;)" office:value-type="string" office:string-value="INSERT INTO VALOR_CARACTERISTICA VALUES(148,3,'Jubilación.');" calcext:value-type="string">
            <text:p>INSERT INTO VALOR_CARACTERISTICA VALUES(148,3,'Jubilación.');</text:p>
          </table:table-cell>
          <table:table-cell table:formula="of:=COM.MICROSOFT.CONCAT(&quot;INSERT INTO VALOR_CARACTERISTICA VALUES(&quot;;[.B149];&quot;,2,'&quot;;TRIM([.E149]);&quot;');&quot;)" office:value-type="string" office:string-value="INSERT INTO VALOR_CARACTERISTICA VALUES(148,2,'退職');" calcext:value-type="string">
            <text:p>INSERT INTO VALOR_CARACTERISTICA VALUES(148,2,'退職');</text:p>
          </table:table-cell>
          <table:table-cell table:number-columns-repeated="2"/>
        </table:table-row>
        <table:table-row table:style-name="ro1">
          <table:table-cell office:value-type="float" office:value="3" calcext:value-type="float">
            <text:p>3</text:p>
          </table:table-cell>
          <table:table-cell table:formula="of:=[.B149]+1" office:value-type="float" office:value="149" calcext:value-type="float">
            <text:p>149</text:p>
          </table:table-cell>
          <table:table-cell office:value-type="string" calcext:value-type="string">
            <text:p>じしょく</text:p>
          </table:table-cell>
          <table:table-cell office:value-type="string" calcext:value-type="string">
            <text:p>Resignación.</text:p>
          </table:table-cell>
          <table:table-cell office:value-type="string" calcext:value-type="string">
            <text:p>辞職</text:p>
          </table:table-cell>
          <table:table-cell table:number-columns-repeated="2"/>
          <table:table-cell table:formula="of:=COM.MICROSOFT.CONCAT (&quot;insert into ITEM_INFO  values(&quot;;[.B150];&quot;,&quot;;[.A150];&quot;);&quot;)" office:value-type="string" office:string-value="insert into ITEM_INFO  values(149,3);" calcext:value-type="string">
            <text:p>insert into ITEM_INFO <text:s/>values(149,3);</text:p>
          </table:table-cell>
          <table:table-cell table:formula="of:=COM.MICROSOFT.CONCAT(&quot;INSERT INTO VALOR_CARACTERISTICA VALUES(&quot;;[.B150];&quot;,1,'&quot;;[.C150];&quot;');&quot;)" office:value-type="string" office:string-value="INSERT INTO VALOR_CARACTERISTICA VALUES(149,1,'じしょく');" calcext:value-type="string">
            <text:p>INSERT INTO VALOR_CARACTERISTICA VALUES(149,1,'じしょく');</text:p>
          </table:table-cell>
          <table:table-cell table:formula="of:=COM.MICROSOFT.CONCAT(&quot;INSERT INTO VALOR_CARACTERISTICA VALUES(&quot;;[.B150];&quot;,3,'&quot;;[.D150];&quot;');&quot;)" office:value-type="string" office:string-value="INSERT INTO VALOR_CARACTERISTICA VALUES(149,3,'Resignación.');" calcext:value-type="string">
            <text:p>INSERT INTO VALOR_CARACTERISTICA VALUES(149,3,'Resignación.');</text:p>
          </table:table-cell>
          <table:table-cell table:formula="of:=COM.MICROSOFT.CONCAT(&quot;INSERT INTO VALOR_CARACTERISTICA VALUES(&quot;;[.B150];&quot;,2,'&quot;;TRIM([.E150]);&quot;');&quot;)" office:value-type="string" office:string-value="INSERT INTO VALOR_CARACTERISTICA VALUES(149,2,'辞職');" calcext:value-type="string">
            <text:p>INSERT INTO VALOR_CARACTERISTICA VALUES(149,2,'辞職');</text:p>
          </table:table-cell>
          <table:table-cell table:number-columns-repeated="2"/>
        </table:table-row>
        <table:table-row table:style-name="ro1">
          <table:table-cell office:value-type="float" office:value="3" calcext:value-type="float">
            <text:p>3</text:p>
          </table:table-cell>
          <table:table-cell table:formula="of:=[.B150]+1" office:value-type="float" office:value="150" calcext:value-type="float">
            <text:p>150</text:p>
          </table:table-cell>
          <table:table-cell office:value-type="string" calcext:value-type="string">
            <text:p>しつぎょう</text:p>
          </table:table-cell>
          <table:table-cell office:value-type="string" calcext:value-type="string">
            <text:p>Desempleo.</text:p>
          </table:table-cell>
          <table:table-cell office:value-type="string" calcext:value-type="string">
            <text:p>失業</text:p>
          </table:table-cell>
          <table:table-cell table:number-columns-repeated="2"/>
          <table:table-cell table:formula="of:=COM.MICROSOFT.CONCAT (&quot;insert into ITEM_INFO  values(&quot;;[.B151];&quot;,&quot;;[.A151];&quot;);&quot;)" office:value-type="string" office:string-value="insert into ITEM_INFO  values(150,3);" calcext:value-type="string">
            <text:p>insert into ITEM_INFO <text:s/>values(150,3);</text:p>
          </table:table-cell>
          <table:table-cell table:formula="of:=COM.MICROSOFT.CONCAT(&quot;INSERT INTO VALOR_CARACTERISTICA VALUES(&quot;;[.B151];&quot;,1,'&quot;;[.C151];&quot;');&quot;)" office:value-type="string" office:string-value="INSERT INTO VALOR_CARACTERISTICA VALUES(150,1,'しつぎょう');" calcext:value-type="string">
            <text:p>INSERT INTO VALOR_CARACTERISTICA VALUES(150,1,'しつぎょう');</text:p>
          </table:table-cell>
          <table:table-cell table:formula="of:=COM.MICROSOFT.CONCAT(&quot;INSERT INTO VALOR_CARACTERISTICA VALUES(&quot;;[.B151];&quot;,3,'&quot;;[.D151];&quot;');&quot;)" office:value-type="string" office:string-value="INSERT INTO VALOR_CARACTERISTICA VALUES(150,3,'Desempleo.');" calcext:value-type="string">
            <text:p>INSERT INTO VALOR_CARACTERISTICA VALUES(150,3,'Desempleo.');</text:p>
          </table:table-cell>
          <table:table-cell table:formula="of:=COM.MICROSOFT.CONCAT(&quot;INSERT INTO VALOR_CARACTERISTICA VALUES(&quot;;[.B151];&quot;,2,'&quot;;TRIM([.E151]);&quot;');&quot;)" office:value-type="string" office:string-value="INSERT INTO VALOR_CARACTERISTICA VALUES(150,2,'失業');" calcext:value-type="string">
            <text:p>INSERT INTO VALOR_CARACTERISTICA VALUES(150,2,'失業');</text:p>
          </table:table-cell>
          <table:table-cell table:number-columns-repeated="2"/>
        </table:table-row>
        <table:table-row table:style-name="ro1">
          <table:table-cell office:value-type="float" office:value="3" calcext:value-type="float">
            <text:p>3</text:p>
          </table:table-cell>
          <table:table-cell table:formula="of:=[.B151]+1" office:value-type="float" office:value="151" calcext:value-type="float">
            <text:p>151</text:p>
          </table:table-cell>
          <table:table-cell office:value-type="string" calcext:value-type="string">
            <text:p>ひみつ</text:p>
          </table:table-cell>
          <table:table-cell office:value-type="string" calcext:value-type="string">
            <text:p>Secreto.</text:p>
          </table:table-cell>
          <table:table-cell office:value-type="string" calcext:value-type="string">
            <text:p>秘密</text:p>
          </table:table-cell>
          <table:table-cell table:number-columns-repeated="2"/>
          <table:table-cell table:formula="of:=COM.MICROSOFT.CONCAT (&quot;insert into ITEM_INFO  values(&quot;;[.B152];&quot;,&quot;;[.A152];&quot;);&quot;)" office:value-type="string" office:string-value="insert into ITEM_INFO  values(151,3);" calcext:value-type="string">
            <text:p>insert into ITEM_INFO <text:s/>values(151,3);</text:p>
          </table:table-cell>
          <table:table-cell table:formula="of:=COM.MICROSOFT.CONCAT(&quot;INSERT INTO VALOR_CARACTERISTICA VALUES(&quot;;[.B152];&quot;,1,'&quot;;[.C152];&quot;');&quot;)" office:value-type="string" office:string-value="INSERT INTO VALOR_CARACTERISTICA VALUES(151,1,'ひみつ');" calcext:value-type="string">
            <text:p>INSERT INTO VALOR_CARACTERISTICA VALUES(151,1,'ひみつ');</text:p>
          </table:table-cell>
          <table:table-cell table:formula="of:=COM.MICROSOFT.CONCAT(&quot;INSERT INTO VALOR_CARACTERISTICA VALUES(&quot;;[.B152];&quot;,3,'&quot;;[.D152];&quot;');&quot;)" office:value-type="string" office:string-value="INSERT INTO VALOR_CARACTERISTICA VALUES(151,3,'Secreto.');" calcext:value-type="string">
            <text:p>INSERT INTO VALOR_CARACTERISTICA VALUES(151,3,'Secreto.');</text:p>
          </table:table-cell>
          <table:table-cell table:formula="of:=COM.MICROSOFT.CONCAT(&quot;INSERT INTO VALOR_CARACTERISTICA VALUES(&quot;;[.B152];&quot;,2,'&quot;;TRIM([.E152]);&quot;');&quot;)" office:value-type="string" office:string-value="INSERT INTO VALOR_CARACTERISTICA VALUES(151,2,'秘密');" calcext:value-type="string">
            <text:p>INSERT INTO VALOR_CARACTERISTICA VALUES(151,2,'秘密');</text:p>
          </table:table-cell>
          <table:table-cell table:number-columns-repeated="2"/>
        </table:table-row>
        <table:table-row table:style-name="ro1">
          <table:table-cell office:value-type="float" office:value="3" calcext:value-type="float">
            <text:p>3</text:p>
          </table:table-cell>
          <table:table-cell table:formula="of:=[.B152]+1" office:value-type="float" office:value="152" calcext:value-type="float">
            <text:p>152</text:p>
          </table:table-cell>
          <table:table-cell office:value-type="string" calcext:value-type="string">
            <text:p>せいかく</text:p>
          </table:table-cell>
          <table:table-cell office:value-type="string" calcext:value-type="string">
            <text:p>Correcto, preciso, exacto.</text:p>
          </table:table-cell>
          <table:table-cell office:value-type="string" calcext:value-type="string">
            <text:p>正確</text:p>
          </table:table-cell>
          <table:table-cell table:number-columns-repeated="2"/>
          <table:table-cell table:formula="of:=COM.MICROSOFT.CONCAT (&quot;insert into ITEM_INFO  values(&quot;;[.B153];&quot;,&quot;;[.A153];&quot;);&quot;)" office:value-type="string" office:string-value="insert into ITEM_INFO  values(152,3);" calcext:value-type="string">
            <text:p>insert into ITEM_INFO <text:s/>values(152,3);</text:p>
          </table:table-cell>
          <table:table-cell table:formula="of:=COM.MICROSOFT.CONCAT(&quot;INSERT INTO VALOR_CARACTERISTICA VALUES(&quot;;[.B153];&quot;,1,'&quot;;[.C153];&quot;');&quot;)" office:value-type="string" office:string-value="INSERT INTO VALOR_CARACTERISTICA VALUES(152,1,'せいかく');" calcext:value-type="string">
            <text:p>INSERT INTO VALOR_CARACTERISTICA VALUES(152,1,'せいかく');</text:p>
          </table:table-cell>
          <table:table-cell table:formula="of:=COM.MICROSOFT.CONCAT(&quot;INSERT INTO VALOR_CARACTERISTICA VALUES(&quot;;[.B153];&quot;,3,'&quot;;[.D153];&quot;');&quot;)" office:value-type="string" office:string-value="INSERT INTO VALOR_CARACTERISTICA VALUES(152,3,'Correcto, preciso, exacto.');" calcext:value-type="string">
            <text:p>INSERT INTO VALOR_CARACTERISTICA VALUES(152,3,'Correcto, preciso, exacto.');</text:p>
          </table:table-cell>
          <table:table-cell table:formula="of:=COM.MICROSOFT.CONCAT(&quot;INSERT INTO VALOR_CARACTERISTICA VALUES(&quot;;[.B153];&quot;,2,'&quot;;TRIM([.E153]);&quot;');&quot;)" office:value-type="string" office:string-value="INSERT INTO VALOR_CARACTERISTICA VALUES(152,2,'正確');" calcext:value-type="string">
            <text:p>INSERT INTO VALOR_CARACTERISTICA VALUES(152,2,'正確');</text:p>
          </table:table-cell>
          <table:table-cell table:number-columns-repeated="2"/>
        </table:table-row>
        <table:table-row table:style-name="ro1">
          <table:table-cell office:value-type="float" office:value="3" calcext:value-type="float">
            <text:p>3</text:p>
          </table:table-cell>
          <table:table-cell table:formula="of:=[.B153]+1" office:value-type="float" office:value="153" calcext:value-type="float">
            <text:p>153</text:p>
          </table:table-cell>
          <table:table-cell office:value-type="string" calcext:value-type="string">
            <text:p>とうめい</text:p>
          </table:table-cell>
          <table:table-cell office:value-type="string" calcext:value-type="string">
            <text:p>Transparente, translucido.</text:p>
          </table:table-cell>
          <table:table-cell office:value-type="string" calcext:value-type="string">
            <text:p>透明</text:p>
          </table:table-cell>
          <table:table-cell table:number-columns-repeated="2"/>
          <table:table-cell table:formula="of:=COM.MICROSOFT.CONCAT (&quot;insert into ITEM_INFO  values(&quot;;[.B154];&quot;,&quot;;[.A154];&quot;);&quot;)" office:value-type="string" office:string-value="insert into ITEM_INFO  values(153,3);" calcext:value-type="string">
            <text:p>insert into ITEM_INFO <text:s/>values(153,3);</text:p>
          </table:table-cell>
          <table:table-cell table:formula="of:=COM.MICROSOFT.CONCAT(&quot;INSERT INTO VALOR_CARACTERISTICA VALUES(&quot;;[.B154];&quot;,1,'&quot;;[.C154];&quot;');&quot;)" office:value-type="string" office:string-value="INSERT INTO VALOR_CARACTERISTICA VALUES(153,1,'とうめい');" calcext:value-type="string">
            <text:p>INSERT INTO VALOR_CARACTERISTICA VALUES(153,1,'とうめい');</text:p>
          </table:table-cell>
          <table:table-cell table:formula="of:=COM.MICROSOFT.CONCAT(&quot;INSERT INTO VALOR_CARACTERISTICA VALUES(&quot;;[.B154];&quot;,3,'&quot;;[.D154];&quot;');&quot;)" office:value-type="string" office:string-value="INSERT INTO VALOR_CARACTERISTICA VALUES(153,3,'Transparente, translucido.');" calcext:value-type="string">
            <text:p>INSERT INTO VALOR_CARACTERISTICA VALUES(153,3,'Transparente, translucido.');</text:p>
          </table:table-cell>
          <table:table-cell table:formula="of:=COM.MICROSOFT.CONCAT(&quot;INSERT INTO VALOR_CARACTERISTICA VALUES(&quot;;[.B154];&quot;,2,'&quot;;TRIM([.E154]);&quot;');&quot;)" office:value-type="string" office:string-value="INSERT INTO VALOR_CARACTERISTICA VALUES(153,2,'透明');" calcext:value-type="string">
            <text:p>INSERT INTO VALOR_CARACTERISTICA VALUES(153,2,'透明');</text:p>
          </table:table-cell>
          <table:table-cell table:number-columns-repeated="2"/>
        </table:table-row>
        <table:table-row table:style-name="ro1">
          <table:table-cell office:value-type="float" office:value="3" calcext:value-type="float">
            <text:p>3</text:p>
          </table:table-cell>
          <table:table-cell table:formula="of:=[.B154]+1" office:value-type="float" office:value="154" calcext:value-type="float">
            <text:p>154</text:p>
          </table:table-cell>
          <table:table-cell office:value-type="string" calcext:value-type="string">
            <text:p>めいかく</text:p>
          </table:table-cell>
          <table:table-cell office:value-type="string" calcext:value-type="string">
            <text:p>Claro, preciso.</text:p>
          </table:table-cell>
          <table:table-cell office:value-type="string" calcext:value-type="string">
            <text:p>明確</text:p>
          </table:table-cell>
          <table:table-cell table:number-columns-repeated="2"/>
          <table:table-cell table:formula="of:=COM.MICROSOFT.CONCAT (&quot;insert into ITEM_INFO  values(&quot;;[.B155];&quot;,&quot;;[.A155];&quot;);&quot;)" office:value-type="string" office:string-value="insert into ITEM_INFO  values(154,3);" calcext:value-type="string">
            <text:p>insert into ITEM_INFO <text:s/>values(154,3);</text:p>
          </table:table-cell>
          <table:table-cell table:formula="of:=COM.MICROSOFT.CONCAT(&quot;INSERT INTO VALOR_CARACTERISTICA VALUES(&quot;;[.B155];&quot;,1,'&quot;;[.C155];&quot;');&quot;)" office:value-type="string" office:string-value="INSERT INTO VALOR_CARACTERISTICA VALUES(154,1,'めいかく');" calcext:value-type="string">
            <text:p>INSERT INTO VALOR_CARACTERISTICA VALUES(154,1,'めいかく');</text:p>
          </table:table-cell>
          <table:table-cell table:formula="of:=COM.MICROSOFT.CONCAT(&quot;INSERT INTO VALOR_CARACTERISTICA VALUES(&quot;;[.B155];&quot;,3,'&quot;;[.D155];&quot;');&quot;)" office:value-type="string" office:string-value="INSERT INTO VALOR_CARACTERISTICA VALUES(154,3,'Claro, preciso.');" calcext:value-type="string">
            <text:p>INSERT INTO VALOR_CARACTERISTICA VALUES(154,3,'Claro, preciso.');</text:p>
          </table:table-cell>
          <table:table-cell table:formula="of:=COM.MICROSOFT.CONCAT(&quot;INSERT INTO VALOR_CARACTERISTICA VALUES(&quot;;[.B155];&quot;,2,'&quot;;TRIM([.E155]);&quot;');&quot;)" office:value-type="string" office:string-value="INSERT INTO VALOR_CARACTERISTICA VALUES(154,2,'明確');" calcext:value-type="string">
            <text:p>INSERT INTO VALOR_CARACTERISTICA VALUES(154,2,'明確');</text:p>
          </table:table-cell>
          <table:table-cell table:number-columns-repeated="2"/>
        </table:table-row>
        <table:table-row table:style-name="ro1">
          <table:table-cell office:value-type="float" office:value="3" calcext:value-type="float">
            <text:p>3</text:p>
          </table:table-cell>
          <table:table-cell table:formula="of:=[.B155]+1" office:value-type="float" office:value="155" calcext:value-type="float">
            <text:p>155</text:p>
          </table:table-cell>
          <table:table-cell office:value-type="string" calcext:value-type="string">
            <text:p>まるで</text:p>
          </table:table-cell>
          <table:table-cell office:value-type="string" calcext:value-type="string">
            <text:p>Completamente.</text:p>
          </table:table-cell>
          <table:table-cell office:value-type="string" calcext:value-type="string">
            <text:p>丸で</text:p>
          </table:table-cell>
          <table:table-cell table:number-columns-repeated="2"/>
          <table:table-cell table:formula="of:=COM.MICROSOFT.CONCAT (&quot;insert into ITEM_INFO  values(&quot;;[.B156];&quot;,&quot;;[.A156];&quot;);&quot;)" office:value-type="string" office:string-value="insert into ITEM_INFO  values(155,3);" calcext:value-type="string">
            <text:p>insert into ITEM_INFO <text:s/>values(155,3);</text:p>
          </table:table-cell>
          <table:table-cell table:formula="of:=COM.MICROSOFT.CONCAT(&quot;INSERT INTO VALOR_CARACTERISTICA VALUES(&quot;;[.B156];&quot;,1,'&quot;;[.C156];&quot;');&quot;)" office:value-type="string" office:string-value="INSERT INTO VALOR_CARACTERISTICA VALUES(155,1,'まるで');" calcext:value-type="string">
            <text:p>INSERT INTO VALOR_CARACTERISTICA VALUES(155,1,'まるで');</text:p>
          </table:table-cell>
          <table:table-cell table:formula="of:=COM.MICROSOFT.CONCAT(&quot;INSERT INTO VALOR_CARACTERISTICA VALUES(&quot;;[.B156];&quot;,3,'&quot;;[.D156];&quot;');&quot;)" office:value-type="string" office:string-value="INSERT INTO VALOR_CARACTERISTICA VALUES(155,3,'Completamente.');" calcext:value-type="string">
            <text:p>INSERT INTO VALOR_CARACTERISTICA VALUES(155,3,'Completamente.');</text:p>
          </table:table-cell>
          <table:table-cell table:formula="of:=COM.MICROSOFT.CONCAT(&quot;INSERT INTO VALOR_CARACTERISTICA VALUES(&quot;;[.B156];&quot;,2,'&quot;;TRIM([.E156]);&quot;');&quot;)" office:value-type="string" office:string-value="INSERT INTO VALOR_CARACTERISTICA VALUES(155,2,'丸で');" calcext:value-type="string">
            <text:p>INSERT INTO VALOR_CARACTERISTICA VALUES(155,2,'丸で');</text:p>
          </table:table-cell>
          <table:table-cell table:number-columns-repeated="2"/>
        </table:table-row>
        <table:table-row table:style-name="ro1">
          <table:table-cell office:value-type="float" office:value="3" calcext:value-type="float">
            <text:p>3</text:p>
          </table:table-cell>
          <table:table-cell table:formula="of:=[.B156]+1" office:value-type="float" office:value="156" calcext:value-type="float">
            <text:p>156</text:p>
          </table:table-cell>
          <table:table-cell office:value-type="string" calcext:value-type="string">
            <text:p>つきあう</text:p>
          </table:table-cell>
          <table:table-cell office:value-type="string" calcext:value-type="string">
            <text:p>Quedar con alguien.</text:p>
          </table:table-cell>
          <table:table-cell office:value-type="string" calcext:value-type="string">
            <text:p>付き合う</text:p>
          </table:table-cell>
          <table:table-cell table:number-columns-repeated="2"/>
          <table:table-cell table:formula="of:=COM.MICROSOFT.CONCAT (&quot;insert into ITEM_INFO  values(&quot;;[.B157];&quot;,&quot;;[.A157];&quot;);&quot;)" office:value-type="string" office:string-value="insert into ITEM_INFO  values(156,3);" calcext:value-type="string">
            <text:p>insert into ITEM_INFO <text:s/>values(156,3);</text:p>
          </table:table-cell>
          <table:table-cell table:formula="of:=COM.MICROSOFT.CONCAT(&quot;INSERT INTO VALOR_CARACTERISTICA VALUES(&quot;;[.B157];&quot;,1,'&quot;;[.C157];&quot;');&quot;)" office:value-type="string" office:string-value="INSERT INTO VALOR_CARACTERISTICA VALUES(156,1,'つきあう');" calcext:value-type="string">
            <text:p>INSERT INTO VALOR_CARACTERISTICA VALUES(156,1,'つきあう');</text:p>
          </table:table-cell>
          <table:table-cell table:formula="of:=COM.MICROSOFT.CONCAT(&quot;INSERT INTO VALOR_CARACTERISTICA VALUES(&quot;;[.B157];&quot;,3,'&quot;;[.D157];&quot;');&quot;)" office:value-type="string" office:string-value="INSERT INTO VALOR_CARACTERISTICA VALUES(156,3,'Quedar con alguien.');" calcext:value-type="string">
            <text:p>INSERT INTO VALOR_CARACTERISTICA VALUES(156,3,'Quedar con alguien.');</text:p>
          </table:table-cell>
          <table:table-cell table:formula="of:=COM.MICROSOFT.CONCAT(&quot;INSERT INTO VALOR_CARACTERISTICA VALUES(&quot;;[.B157];&quot;,2,'&quot;;TRIM([.E157]);&quot;');&quot;)" office:value-type="string" office:string-value="INSERT INTO VALOR_CARACTERISTICA VALUES(156,2,'付き合う');" calcext:value-type="string">
            <text:p>INSERT INTO VALOR_CARACTERISTICA VALUES(156,2,'付き合う');</text:p>
          </table:table-cell>
          <table:table-cell table:number-columns-repeated="2"/>
        </table:table-row>
        <table:table-row table:style-name="ro1">
          <table:table-cell office:value-type="float" office:value="3" calcext:value-type="float">
            <text:p>3</text:p>
          </table:table-cell>
          <table:table-cell table:formula="of:=[.B157]+1" office:value-type="float" office:value="157" calcext:value-type="float">
            <text:p>157</text:p>
          </table:table-cell>
          <table:table-cell office:value-type="string" calcext:value-type="string">
            <text:p>ちかづける</text:p>
          </table:table-cell>
          <table:table-cell office:value-type="string" calcext:value-type="string">
            <text:p>Llevar, trasladar, asociar.</text:p>
          </table:table-cell>
          <table:table-cell office:value-type="string" calcext:value-type="string">
            <text:p>近づける</text:p>
          </table:table-cell>
          <table:table-cell table:number-columns-repeated="2"/>
          <table:table-cell table:formula="of:=COM.MICROSOFT.CONCAT (&quot;insert into ITEM_INFO  values(&quot;;[.B158];&quot;,&quot;;[.A158];&quot;);&quot;)" office:value-type="string" office:string-value="insert into ITEM_INFO  values(157,3);" calcext:value-type="string">
            <text:p>insert into ITEM_INFO <text:s/>values(157,3);</text:p>
          </table:table-cell>
          <table:table-cell table:formula="of:=COM.MICROSOFT.CONCAT(&quot;INSERT INTO VALOR_CARACTERISTICA VALUES(&quot;;[.B158];&quot;,1,'&quot;;[.C158];&quot;');&quot;)" office:value-type="string" office:string-value="INSERT INTO VALOR_CARACTERISTICA VALUES(157,1,'ちかづける');" calcext:value-type="string">
            <text:p>INSERT INTO VALOR_CARACTERISTICA VALUES(157,1,'ちかづける');</text:p>
          </table:table-cell>
          <table:table-cell table:formula="of:=COM.MICROSOFT.CONCAT(&quot;INSERT INTO VALOR_CARACTERISTICA VALUES(&quot;;[.B158];&quot;,3,'&quot;;[.D158];&quot;');&quot;)" office:value-type="string" office:string-value="INSERT INTO VALOR_CARACTERISTICA VALUES(157,3,'Llevar, trasladar, asociar.');" calcext:value-type="string">
            <text:p>INSERT INTO VALOR_CARACTERISTICA VALUES(157,3,'Llevar, trasladar, asociar.');</text:p>
          </table:table-cell>
          <table:table-cell table:formula="of:=COM.MICROSOFT.CONCAT(&quot;INSERT INTO VALOR_CARACTERISTICA VALUES(&quot;;[.B158];&quot;,2,'&quot;;TRIM([.E158]);&quot;');&quot;)" office:value-type="string" office:string-value="INSERT INTO VALOR_CARACTERISTICA VALUES(157,2,'近づける');" calcext:value-type="string">
            <text:p>INSERT INTO VALOR_CARACTERISTICA VALUES(157,2,'近づける');</text:p>
          </table:table-cell>
          <table:table-cell table:number-columns-repeated="2"/>
        </table:table-row>
        <table:table-row table:style-name="ro1">
          <table:table-cell office:value-type="float" office:value="3" calcext:value-type="float">
            <text:p>3</text:p>
          </table:table-cell>
          <table:table-cell table:formula="of:=[.B158]+1" office:value-type="float" office:value="158" calcext:value-type="float">
            <text:p>158</text:p>
          </table:table-cell>
          <table:table-cell office:value-type="string" calcext:value-type="string">
            <text:p>あずける</text:p>
          </table:table-cell>
          <table:table-cell office:value-type="string" calcext:value-type="string">
            <text:p>Dejar al cuidado de alguien.</text:p>
          </table:table-cell>
          <table:table-cell office:value-type="string" calcext:value-type="string">
            <text:p>預ける</text:p>
          </table:table-cell>
          <table:table-cell table:number-columns-repeated="2"/>
          <table:table-cell table:formula="of:=COM.MICROSOFT.CONCAT (&quot;insert into ITEM_INFO  values(&quot;;[.B159];&quot;,&quot;;[.A159];&quot;);&quot;)" office:value-type="string" office:string-value="insert into ITEM_INFO  values(158,3);" calcext:value-type="string">
            <text:p>insert into ITEM_INFO <text:s/>values(158,3);</text:p>
          </table:table-cell>
          <table:table-cell table:formula="of:=COM.MICROSOFT.CONCAT(&quot;INSERT INTO VALOR_CARACTERISTICA VALUES(&quot;;[.B159];&quot;,1,'&quot;;[.C159];&quot;');&quot;)" office:value-type="string" office:string-value="INSERT INTO VALOR_CARACTERISTICA VALUES(158,1,'あずける');" calcext:value-type="string">
            <text:p>INSERT INTO VALOR_CARACTERISTICA VALUES(158,1,'あずける');</text:p>
          </table:table-cell>
          <table:table-cell table:formula="of:=COM.MICROSOFT.CONCAT(&quot;INSERT INTO VALOR_CARACTERISTICA VALUES(&quot;;[.B159];&quot;,3,'&quot;;[.D159];&quot;');&quot;)" office:value-type="string" office:string-value="INSERT INTO VALOR_CARACTERISTICA VALUES(158,3,'Dejar al cuidado de alguien.');" calcext:value-type="string">
            <text:p>INSERT INTO VALOR_CARACTERISTICA VALUES(158,3,'Dejar al cuidado de alguien.');</text:p>
          </table:table-cell>
          <table:table-cell table:formula="of:=COM.MICROSOFT.CONCAT(&quot;INSERT INTO VALOR_CARACTERISTICA VALUES(&quot;;[.B159];&quot;,2,'&quot;;TRIM([.E159]);&quot;');&quot;)" office:value-type="string" office:string-value="INSERT INTO VALOR_CARACTERISTICA VALUES(158,2,'預ける');" calcext:value-type="string">
            <text:p>INSERT INTO VALOR_CARACTERISTICA VALUES(158,2,'預ける');</text:p>
          </table:table-cell>
          <table:table-cell table:number-columns-repeated="2"/>
        </table:table-row>
        <table:table-row table:style-name="ro1">
          <table:table-cell office:value-type="float" office:value="3" calcext:value-type="float">
            <text:p>3</text:p>
          </table:table-cell>
          <table:table-cell table:formula="of:=[.B159]+1" office:value-type="float" office:value="159" calcext:value-type="float">
            <text:p>159</text:p>
          </table:table-cell>
          <table:table-cell office:value-type="string" calcext:value-type="string">
            <text:p>ふざける</text:p>
          </table:table-cell>
          <table:table-cell office:value-type="string" calcext:value-type="string">
            <text:p>Hacer bromas.</text:p>
          </table:table-cell>
          <table:table-cell office:value-type="string" calcext:value-type="string">
            <text:p>巫山戯る</text:p>
          </table:table-cell>
          <table:table-cell table:number-columns-repeated="2"/>
          <table:table-cell table:formula="of:=COM.MICROSOFT.CONCAT (&quot;insert into ITEM_INFO  values(&quot;;[.B160];&quot;,&quot;;[.A160];&quot;);&quot;)" office:value-type="string" office:string-value="insert into ITEM_INFO  values(159,3);" calcext:value-type="string">
            <text:p>insert into ITEM_INFO <text:s/>values(159,3);</text:p>
          </table:table-cell>
          <table:table-cell table:formula="of:=COM.MICROSOFT.CONCAT(&quot;INSERT INTO VALOR_CARACTERISTICA VALUES(&quot;;[.B160];&quot;,1,'&quot;;[.C160];&quot;');&quot;)" office:value-type="string" office:string-value="INSERT INTO VALOR_CARACTERISTICA VALUES(159,1,'ふざける');" calcext:value-type="string">
            <text:p>INSERT INTO VALOR_CARACTERISTICA VALUES(159,1,'ふざける');</text:p>
          </table:table-cell>
          <table:table-cell table:formula="of:=COM.MICROSOFT.CONCAT(&quot;INSERT INTO VALOR_CARACTERISTICA VALUES(&quot;;[.B160];&quot;,3,'&quot;;[.D160];&quot;');&quot;)" office:value-type="string" office:string-value="INSERT INTO VALOR_CARACTERISTICA VALUES(159,3,'Hacer bromas.');" calcext:value-type="string">
            <text:p>INSERT INTO VALOR_CARACTERISTICA VALUES(159,3,'Hacer bromas.');</text:p>
          </table:table-cell>
          <table:table-cell table:formula="of:=COM.MICROSOFT.CONCAT(&quot;INSERT INTO VALOR_CARACTERISTICA VALUES(&quot;;[.B160];&quot;,2,'&quot;;TRIM([.E160]);&quot;');&quot;)" office:value-type="string" office:string-value="INSERT INTO VALOR_CARACTERISTICA VALUES(159,2,'巫山戯る');" calcext:value-type="string">
            <text:p>INSERT INTO VALOR_CARACTERISTICA VALUES(159,2,'巫山戯る');</text:p>
          </table:table-cell>
          <table:table-cell table:number-columns-repeated="2"/>
        </table:table-row>
        <table:table-row table:style-name="ro1">
          <table:table-cell office:value-type="float" office:value="3" calcext:value-type="float">
            <text:p>3</text:p>
          </table:table-cell>
          <table:table-cell table:formula="of:=[.B160]+1" office:value-type="float" office:value="160" calcext:value-type="float">
            <text:p>160</text:p>
          </table:table-cell>
          <table:table-cell office:value-type="string" calcext:value-type="string">
            <text:p>くっつける</text:p>
          </table:table-cell>
          <table:table-cell office:value-type="string" calcext:value-type="string">
            <text:p>Pegar, adjuntar, asociar.</text:p>
          </table:table-cell>
          <table:table-cell office:value-type="string" calcext:value-type="string">
            <text:p>くっ付ける</text:p>
          </table:table-cell>
          <table:table-cell table:number-columns-repeated="2"/>
          <table:table-cell table:formula="of:=COM.MICROSOFT.CONCAT (&quot;insert into ITEM_INFO  values(&quot;;[.B161];&quot;,&quot;;[.A161];&quot;);&quot;)" office:value-type="string" office:string-value="insert into ITEM_INFO  values(160,3);" calcext:value-type="string">
            <text:p>insert into ITEM_INFO <text:s/>values(160,3);</text:p>
          </table:table-cell>
          <table:table-cell table:formula="of:=COM.MICROSOFT.CONCAT(&quot;INSERT INTO VALOR_CARACTERISTICA VALUES(&quot;;[.B161];&quot;,1,'&quot;;[.C161];&quot;');&quot;)" office:value-type="string" office:string-value="INSERT INTO VALOR_CARACTERISTICA VALUES(160,1,'くっつける');" calcext:value-type="string">
            <text:p>INSERT INTO VALOR_CARACTERISTICA VALUES(160,1,'くっつける');</text:p>
          </table:table-cell>
          <table:table-cell table:formula="of:=COM.MICROSOFT.CONCAT(&quot;INSERT INTO VALOR_CARACTERISTICA VALUES(&quot;;[.B161];&quot;,3,'&quot;;[.D161];&quot;');&quot;)" office:value-type="string" office:string-value="INSERT INTO VALOR_CARACTERISTICA VALUES(160,3,'Pegar, adjuntar, asociar.');" calcext:value-type="string">
            <text:p>INSERT INTO VALOR_CARACTERISTICA VALUES(160,3,'Pegar, adjuntar, asociar.');</text:p>
          </table:table-cell>
          <table:table-cell table:formula="of:=COM.MICROSOFT.CONCAT(&quot;INSERT INTO VALOR_CARACTERISTICA VALUES(&quot;;[.B161];&quot;,2,'&quot;;TRIM([.E161]);&quot;');&quot;)" office:value-type="string" office:string-value="INSERT INTO VALOR_CARACTERISTICA VALUES(160,2,'くっ付ける');" calcext:value-type="string">
            <text:p>INSERT INTO VALOR_CARACTERISTICA VALUES(160,2,'くっ付ける');</text:p>
          </table:table-cell>
          <table:table-cell table:number-columns-repeated="2"/>
        </table:table-row>
        <table:table-row table:style-name="ro1">
          <table:table-cell office:value-type="float" office:value="3" calcext:value-type="float">
            <text:p>3</text:p>
          </table:table-cell>
          <table:table-cell table:formula="of:=[.B161]+1" office:value-type="float" office:value="161" calcext:value-type="float">
            <text:p>161</text:p>
          </table:table-cell>
          <table:table-cell office:value-type="string" calcext:value-type="string">
            <text:p>よびかける</text:p>
          </table:table-cell>
          <table:table-cell office:value-type="string" calcext:value-type="string">
            <text:p>Llamar, hacer venir.</text:p>
          </table:table-cell>
          <table:table-cell office:value-type="string" calcext:value-type="string">
            <text:p>呼びかける</text:p>
          </table:table-cell>
          <table:table-cell table:number-columns-repeated="2"/>
          <table:table-cell table:formula="of:=COM.MICROSOFT.CONCAT (&quot;insert into ITEM_INFO  values(&quot;;[.B162];&quot;,&quot;;[.A162];&quot;);&quot;)" office:value-type="string" office:string-value="insert into ITEM_INFO  values(161,3);" calcext:value-type="string">
            <text:p>insert into ITEM_INFO <text:s/>values(161,3);</text:p>
          </table:table-cell>
          <table:table-cell table:formula="of:=COM.MICROSOFT.CONCAT(&quot;INSERT INTO VALOR_CARACTERISTICA VALUES(&quot;;[.B162];&quot;,1,'&quot;;[.C162];&quot;');&quot;)" office:value-type="string" office:string-value="INSERT INTO VALOR_CARACTERISTICA VALUES(161,1,'よびかける');" calcext:value-type="string">
            <text:p>INSERT INTO VALOR_CARACTERISTICA VALUES(161,1,'よびかける');</text:p>
          </table:table-cell>
          <table:table-cell table:formula="of:=COM.MICROSOFT.CONCAT(&quot;INSERT INTO VALOR_CARACTERISTICA VALUES(&quot;;[.B162];&quot;,3,'&quot;;[.D162];&quot;');&quot;)" office:value-type="string" office:string-value="INSERT INTO VALOR_CARACTERISTICA VALUES(161,3,'Llamar, hacer venir.');" calcext:value-type="string">
            <text:p>INSERT INTO VALOR_CARACTERISTICA VALUES(161,3,'Llamar, hacer venir.');</text:p>
          </table:table-cell>
          <table:table-cell table:formula="of:=COM.MICROSOFT.CONCAT(&quot;INSERT INTO VALOR_CARACTERISTICA VALUES(&quot;;[.B162];&quot;,2,'&quot;;TRIM([.E162]);&quot;');&quot;)" office:value-type="string" office:string-value="INSERT INTO VALOR_CARACTERISTICA VALUES(161,2,'呼びかける');" calcext:value-type="string">
            <text:p>INSERT INTO VALOR_CARACTERISTICA VALUES(161,2,'呼びかける');</text:p>
          </table:table-cell>
          <table:table-cell table:number-columns-repeated="2"/>
        </table:table-row>
        <table:table-row table:style-name="ro1">
          <table:table-cell office:value-type="float" office:value="3" calcext:value-type="float">
            <text:p>3</text:p>
          </table:table-cell>
          <table:table-cell table:formula="of:=[.B162]+1" office:value-type="float" office:value="162" calcext:value-type="float">
            <text:p>162</text:p>
          </table:table-cell>
          <table:table-cell office:value-type="string" calcext:value-type="string">
            <text:p>かんり</text:p>
          </table:table-cell>
          <table:table-cell office:value-type="string" calcext:value-type="string">
            <text:p>Llevar (un negocio), controlarlo.</text:p>
          </table:table-cell>
          <table:table-cell office:value-type="string" calcext:value-type="string">
            <text:p>管理</text:p>
          </table:table-cell>
          <table:table-cell table:number-columns-repeated="2"/>
          <table:table-cell table:formula="of:=COM.MICROSOFT.CONCAT (&quot;insert into ITEM_INFO  values(&quot;;[.B163];&quot;,&quot;;[.A163];&quot;);&quot;)" office:value-type="string" office:string-value="insert into ITEM_INFO  values(162,3);" calcext:value-type="string">
            <text:p>insert into ITEM_INFO <text:s/>values(162,3);</text:p>
          </table:table-cell>
          <table:table-cell table:formula="of:=COM.MICROSOFT.CONCAT(&quot;INSERT INTO VALOR_CARACTERISTICA VALUES(&quot;;[.B163];&quot;,1,'&quot;;[.C163];&quot;');&quot;)" office:value-type="string" office:string-value="INSERT INTO VALOR_CARACTERISTICA VALUES(162,1,'かんり');" calcext:value-type="string">
            <text:p>INSERT INTO VALOR_CARACTERISTICA VALUES(162,1,'かんり');</text:p>
          </table:table-cell>
          <table:table-cell table:formula="of:=COM.MICROSOFT.CONCAT(&quot;INSERT INTO VALOR_CARACTERISTICA VALUES(&quot;;[.B163];&quot;,3,'&quot;;[.D163];&quot;');&quot;)" office:value-type="string" office:string-value="INSERT INTO VALOR_CARACTERISTICA VALUES(162,3,'Llevar (un negocio), controlarlo.');" calcext:value-type="string">
            <text:p>INSERT INTO VALOR_CARACTERISTICA VALUES(162,3,'Llevar (un negocio), controlarlo.');</text:p>
          </table:table-cell>
          <table:table-cell table:formula="of:=COM.MICROSOFT.CONCAT(&quot;INSERT INTO VALOR_CARACTERISTICA VALUES(&quot;;[.B163];&quot;,2,'&quot;;TRIM([.E163]);&quot;');&quot;)" office:value-type="string" office:string-value="INSERT INTO VALOR_CARACTERISTICA VALUES(162,2,'管理');" calcext:value-type="string">
            <text:p>INSERT INTO VALOR_CARACTERISTICA VALUES(162,2,'管理');</text:p>
          </table:table-cell>
          <table:table-cell table:number-columns-repeated="2"/>
        </table:table-row>
        <table:table-row table:style-name="ro1">
          <table:table-cell office:value-type="float" office:value="3" calcext:value-type="float">
            <text:p>3</text:p>
          </table:table-cell>
          <table:table-cell table:formula="of:=[.B163]+1" office:value-type="float" office:value="163" calcext:value-type="float">
            <text:p>163</text:p>
          </table:table-cell>
          <table:table-cell office:value-type="string" calcext:value-type="string">
            <text:p>せいさん</text:p>
          </table:table-cell>
          <table:table-cell office:value-type="string" calcext:value-type="string">
            <text:p>Producción, manufacturar.</text:p>
          </table:table-cell>
          <table:table-cell office:value-type="string" calcext:value-type="string">
            <text:p>生産</text:p>
          </table:table-cell>
          <table:table-cell table:number-columns-repeated="2"/>
          <table:table-cell table:formula="of:=COM.MICROSOFT.CONCAT (&quot;insert into ITEM_INFO  values(&quot;;[.B164];&quot;,&quot;;[.A164];&quot;);&quot;)" office:value-type="string" office:string-value="insert into ITEM_INFO  values(163,3);" calcext:value-type="string">
            <text:p>insert into ITEM_INFO <text:s/>values(163,3);</text:p>
          </table:table-cell>
          <table:table-cell table:formula="of:=COM.MICROSOFT.CONCAT(&quot;INSERT INTO VALOR_CARACTERISTICA VALUES(&quot;;[.B164];&quot;,1,'&quot;;[.C164];&quot;');&quot;)" office:value-type="string" office:string-value="INSERT INTO VALOR_CARACTERISTICA VALUES(163,1,'せいさん');" calcext:value-type="string">
            <text:p>INSERT INTO VALOR_CARACTERISTICA VALUES(163,1,'せいさん');</text:p>
          </table:table-cell>
          <table:table-cell table:formula="of:=COM.MICROSOFT.CONCAT(&quot;INSERT INTO VALOR_CARACTERISTICA VALUES(&quot;;[.B164];&quot;,3,'&quot;;[.D164];&quot;');&quot;)" office:value-type="string" office:string-value="INSERT INTO VALOR_CARACTERISTICA VALUES(163,3,'Producción, manufacturar.');" calcext:value-type="string">
            <text:p>INSERT INTO VALOR_CARACTERISTICA VALUES(163,3,'Producción, manufacturar.');</text:p>
          </table:table-cell>
          <table:table-cell table:formula="of:=COM.MICROSOFT.CONCAT(&quot;INSERT INTO VALOR_CARACTERISTICA VALUES(&quot;;[.B164];&quot;,2,'&quot;;TRIM([.E164]);&quot;');&quot;)" office:value-type="string" office:string-value="INSERT INTO VALOR_CARACTERISTICA VALUES(163,2,'生産');" calcext:value-type="string">
            <text:p>INSERT INTO VALOR_CARACTERISTICA VALUES(163,2,'生産');</text:p>
          </table:table-cell>
          <table:table-cell table:number-columns-repeated="2"/>
        </table:table-row>
        <table:table-row table:style-name="ro1">
          <table:table-cell office:value-type="float" office:value="3" calcext:value-type="float">
            <text:p>3</text:p>
          </table:table-cell>
          <table:table-cell table:formula="of:=[.B164]+1" office:value-type="float" office:value="164" calcext:value-type="float">
            <text:p>164</text:p>
          </table:table-cell>
          <table:table-cell office:value-type="string" calcext:value-type="string">
            <text:p>かんとく</text:p>
          </table:table-cell>
          <table:table-cell office:value-type="string" calcext:value-type="string">
            <text:p>Supervisión, control, dirección.</text:p>
          </table:table-cell>
          <table:table-cell office:value-type="string" calcext:value-type="string">
            <text:p>監督</text:p>
          </table:table-cell>
          <table:table-cell table:number-columns-repeated="2"/>
          <table:table-cell table:formula="of:=COM.MICROSOFT.CONCAT (&quot;insert into ITEM_INFO  values(&quot;;[.B165];&quot;,&quot;;[.A165];&quot;);&quot;)" office:value-type="string" office:string-value="insert into ITEM_INFO  values(164,3);" calcext:value-type="string">
            <text:p>insert into ITEM_INFO <text:s/>values(164,3);</text:p>
          </table:table-cell>
          <table:table-cell table:formula="of:=COM.MICROSOFT.CONCAT(&quot;INSERT INTO VALOR_CARACTERISTICA VALUES(&quot;;[.B165];&quot;,1,'&quot;;[.C165];&quot;');&quot;)" office:value-type="string" office:string-value="INSERT INTO VALOR_CARACTERISTICA VALUES(164,1,'かんとく');" calcext:value-type="string">
            <text:p>INSERT INTO VALOR_CARACTERISTICA VALUES(164,1,'かんとく');</text:p>
          </table:table-cell>
          <table:table-cell table:formula="of:=COM.MICROSOFT.CONCAT(&quot;INSERT INTO VALOR_CARACTERISTICA VALUES(&quot;;[.B165];&quot;,3,'&quot;;[.D165];&quot;');&quot;)" office:value-type="string" office:string-value="INSERT INTO VALOR_CARACTERISTICA VALUES(164,3,'Supervisión, control, dirección.');" calcext:value-type="string">
            <text:p>INSERT INTO VALOR_CARACTERISTICA VALUES(164,3,'Supervisión, control, dirección.');</text:p>
          </table:table-cell>
          <table:table-cell table:formula="of:=COM.MICROSOFT.CONCAT(&quot;INSERT INTO VALOR_CARACTERISTICA VALUES(&quot;;[.B165];&quot;,2,'&quot;;TRIM([.E165]);&quot;');&quot;)" office:value-type="string" office:string-value="INSERT INTO VALOR_CARACTERISTICA VALUES(164,2,'監督');" calcext:value-type="string">
            <text:p>INSERT INTO VALOR_CARACTERISTICA VALUES(164,2,'監督');</text:p>
          </table:table-cell>
          <table:table-cell table:number-columns-repeated="2"/>
        </table:table-row>
        <table:table-row table:style-name="ro1">
          <table:table-cell office:value-type="float" office:value="3" calcext:value-type="float">
            <text:p>3</text:p>
          </table:table-cell>
          <table:table-cell table:formula="of:=[.B165]+1" office:value-type="float" office:value="165" calcext:value-type="float">
            <text:p>165</text:p>
          </table:table-cell>
          <table:table-cell office:value-type="string" calcext:value-type="string">
            <text:p>ちょうせつ</text:p>
          </table:table-cell>
          <table:table-cell office:value-type="string" calcext:value-type="string">
            <text:p>Coordinado, regulado.</text:p>
          </table:table-cell>
          <table:table-cell office:value-type="string" calcext:value-type="string">
            <text:p>調節</text:p>
          </table:table-cell>
          <table:table-cell table:number-columns-repeated="2"/>
          <table:table-cell table:formula="of:=COM.MICROSOFT.CONCAT (&quot;insert into ITEM_INFO  values(&quot;;[.B166];&quot;,&quot;;[.A166];&quot;);&quot;)" office:value-type="string" office:string-value="insert into ITEM_INFO  values(165,3);" calcext:value-type="string">
            <text:p>insert into ITEM_INFO <text:s/>values(165,3);</text:p>
          </table:table-cell>
          <table:table-cell table:formula="of:=COM.MICROSOFT.CONCAT(&quot;INSERT INTO VALOR_CARACTERISTICA VALUES(&quot;;[.B166];&quot;,1,'&quot;;[.C166];&quot;');&quot;)" office:value-type="string" office:string-value="INSERT INTO VALOR_CARACTERISTICA VALUES(165,1,'ちょうせつ');" calcext:value-type="string">
            <text:p>INSERT INTO VALOR_CARACTERISTICA VALUES(165,1,'ちょうせつ');</text:p>
          </table:table-cell>
          <table:table-cell table:formula="of:=COM.MICROSOFT.CONCAT(&quot;INSERT INTO VALOR_CARACTERISTICA VALUES(&quot;;[.B166];&quot;,3,'&quot;;[.D166];&quot;');&quot;)" office:value-type="string" office:string-value="INSERT INTO VALOR_CARACTERISTICA VALUES(165,3,'Coordinado, regulado.');" calcext:value-type="string">
            <text:p>INSERT INTO VALOR_CARACTERISTICA VALUES(165,3,'Coordinado, regulado.');</text:p>
          </table:table-cell>
          <table:table-cell table:formula="of:=COM.MICROSOFT.CONCAT(&quot;INSERT INTO VALOR_CARACTERISTICA VALUES(&quot;;[.B166];&quot;,2,'&quot;;TRIM([.E166]);&quot;');&quot;)" office:value-type="string" office:string-value="INSERT INTO VALOR_CARACTERISTICA VALUES(165,2,'調節');" calcext:value-type="string">
            <text:p>INSERT INTO VALOR_CARACTERISTICA VALUES(165,2,'調節');</text:p>
          </table:table-cell>
          <table:table-cell table:number-columns-repeated="2"/>
        </table:table-row>
        <table:table-row table:style-name="ro1">
          <table:table-cell office:value-type="float" office:value="3" calcext:value-type="float">
            <text:p>3</text:p>
          </table:table-cell>
          <table:table-cell table:formula="of:=[.B166]+1" office:value-type="float" office:value="166" calcext:value-type="float">
            <text:p>166</text:p>
          </table:table-cell>
          <table:table-cell office:value-type="string" calcext:value-type="string">
            <text:p>うけいれ</text:p>
          </table:table-cell>
          <table:table-cell office:value-type="string" calcext:value-type="string">
            <text:p>Aceptación, recepción.</text:p>
          </table:table-cell>
          <table:table-cell office:value-type="string" calcext:value-type="string">
            <text:p>受け入れ</text:p>
          </table:table-cell>
          <table:table-cell table:number-columns-repeated="2"/>
          <table:table-cell table:formula="of:=COM.MICROSOFT.CONCAT (&quot;insert into ITEM_INFO  values(&quot;;[.B167];&quot;,&quot;;[.A167];&quot;);&quot;)" office:value-type="string" office:string-value="insert into ITEM_INFO  values(166,3);" calcext:value-type="string">
            <text:p>insert into ITEM_INFO <text:s/>values(166,3);</text:p>
          </table:table-cell>
          <table:table-cell table:formula="of:=COM.MICROSOFT.CONCAT(&quot;INSERT INTO VALOR_CARACTERISTICA VALUES(&quot;;[.B167];&quot;,1,'&quot;;[.C167];&quot;');&quot;)" office:value-type="string" office:string-value="INSERT INTO VALOR_CARACTERISTICA VALUES(166,1,'うけいれ');" calcext:value-type="string">
            <text:p>INSERT INTO VALOR_CARACTERISTICA VALUES(166,1,'うけいれ');</text:p>
          </table:table-cell>
          <table:table-cell table:formula="of:=COM.MICROSOFT.CONCAT(&quot;INSERT INTO VALOR_CARACTERISTICA VALUES(&quot;;[.B167];&quot;,3,'&quot;;[.D167];&quot;');&quot;)" office:value-type="string" office:string-value="INSERT INTO VALOR_CARACTERISTICA VALUES(166,3,'Aceptación, recepción.');" calcext:value-type="string">
            <text:p>INSERT INTO VALOR_CARACTERISTICA VALUES(166,3,'Aceptación, recepción.');</text:p>
          </table:table-cell>
          <table:table-cell table:formula="of:=COM.MICROSOFT.CONCAT(&quot;INSERT INTO VALOR_CARACTERISTICA VALUES(&quot;;[.B167];&quot;,2,'&quot;;TRIM([.E167]);&quot;');&quot;)" office:value-type="string" office:string-value="INSERT INTO VALOR_CARACTERISTICA VALUES(166,2,'受け入れ');" calcext:value-type="string">
            <text:p>INSERT INTO VALOR_CARACTERISTICA VALUES(166,2,'受け入れ');</text:p>
          </table:table-cell>
          <table:table-cell table:number-columns-repeated="2"/>
        </table:table-row>
        <table:table-row table:style-name="ro1">
          <table:table-cell office:value-type="float" office:value="3" calcext:value-type="float">
            <text:p>3</text:p>
          </table:table-cell>
          <table:table-cell table:formula="of:=[.B167]+1" office:value-type="float" office:value="167" calcext:value-type="float">
            <text:p>167</text:p>
          </table:table-cell>
          <table:table-cell office:value-type="string" calcext:value-type="string">
            <text:p>びみょう</text:p>
          </table:table-cell>
          <table:table-cell office:value-type="string" calcext:value-type="string">
            <text:p>Sutil, delicado, fino.</text:p>
          </table:table-cell>
          <table:table-cell office:value-type="string" calcext:value-type="string">
            <text:p>微妙</text:p>
          </table:table-cell>
          <table:table-cell table:number-columns-repeated="2"/>
          <table:table-cell table:formula="of:=COM.MICROSOFT.CONCAT (&quot;insert into ITEM_INFO  values(&quot;;[.B168];&quot;,&quot;;[.A168];&quot;);&quot;)" office:value-type="string" office:string-value="insert into ITEM_INFO  values(167,3);" calcext:value-type="string">
            <text:p>insert into ITEM_INFO <text:s/>values(167,3);</text:p>
          </table:table-cell>
          <table:table-cell table:formula="of:=COM.MICROSOFT.CONCAT(&quot;INSERT INTO VALOR_CARACTERISTICA VALUES(&quot;;[.B168];&quot;,1,'&quot;;[.C168];&quot;');&quot;)" office:value-type="string" office:string-value="INSERT INTO VALOR_CARACTERISTICA VALUES(167,1,'びみょう');" calcext:value-type="string">
            <text:p>INSERT INTO VALOR_CARACTERISTICA VALUES(167,1,'びみょう');</text:p>
          </table:table-cell>
          <table:table-cell table:formula="of:=COM.MICROSOFT.CONCAT(&quot;INSERT INTO VALOR_CARACTERISTICA VALUES(&quot;;[.B168];&quot;,3,'&quot;;[.D168];&quot;');&quot;)" office:value-type="string" office:string-value="INSERT INTO VALOR_CARACTERISTICA VALUES(167,3,'Sutil, delicado, fino.');" calcext:value-type="string">
            <text:p>INSERT INTO VALOR_CARACTERISTICA VALUES(167,3,'Sutil, delicado, fino.');</text:p>
          </table:table-cell>
          <table:table-cell table:formula="of:=COM.MICROSOFT.CONCAT(&quot;INSERT INTO VALOR_CARACTERISTICA VALUES(&quot;;[.B168];&quot;,2,'&quot;;TRIM([.E168]);&quot;');&quot;)" office:value-type="string" office:string-value="INSERT INTO VALOR_CARACTERISTICA VALUES(167,2,'微妙');" calcext:value-type="string">
            <text:p>INSERT INTO VALOR_CARACTERISTICA VALUES(167,2,'微妙');</text:p>
          </table:table-cell>
          <table:table-cell table:number-columns-repeated="2"/>
        </table:table-row>
        <table:table-row table:style-name="ro1">
          <table:table-cell office:value-type="float" office:value="3" calcext:value-type="float">
            <text:p>3</text:p>
          </table:table-cell>
          <table:table-cell table:formula="of:=[.B168]+1" office:value-type="float" office:value="168" calcext:value-type="float">
            <text:p>168</text:p>
          </table:table-cell>
          <table:table-cell office:value-type="string" calcext:value-type="string">
            <text:p>あかり</text:p>
          </table:table-cell>
          <table:table-cell office:value-type="string" calcext:value-type="string">
            <text:p>Resplandecer, lucir, iluminar.</text:p>
          </table:table-cell>
          <table:table-cell office:value-type="string" calcext:value-type="string">
            <text:p>明かり</text:p>
          </table:table-cell>
          <table:table-cell table:number-columns-repeated="2"/>
          <table:table-cell table:formula="of:=COM.MICROSOFT.CONCAT (&quot;insert into ITEM_INFO  values(&quot;;[.B169];&quot;,&quot;;[.A169];&quot;);&quot;)" office:value-type="string" office:string-value="insert into ITEM_INFO  values(168,3);" calcext:value-type="string">
            <text:p>insert into ITEM_INFO <text:s/>values(168,3);</text:p>
          </table:table-cell>
          <table:table-cell table:formula="of:=COM.MICROSOFT.CONCAT(&quot;INSERT INTO VALOR_CARACTERISTICA VALUES(&quot;;[.B169];&quot;,1,'&quot;;[.C169];&quot;');&quot;)" office:value-type="string" office:string-value="INSERT INTO VALOR_CARACTERISTICA VALUES(168,1,'あかり');" calcext:value-type="string">
            <text:p>INSERT INTO VALOR_CARACTERISTICA VALUES(168,1,'あかり');</text:p>
          </table:table-cell>
          <table:table-cell table:formula="of:=COM.MICROSOFT.CONCAT(&quot;INSERT INTO VALOR_CARACTERISTICA VALUES(&quot;;[.B169];&quot;,3,'&quot;;[.D169];&quot;');&quot;)" office:value-type="string" office:string-value="INSERT INTO VALOR_CARACTERISTICA VALUES(168,3,'Resplandecer, lucir, iluminar.');" calcext:value-type="string">
            <text:p>INSERT INTO VALOR_CARACTERISTICA VALUES(168,3,'Resplandecer, lucir, iluminar.');</text:p>
          </table:table-cell>
          <table:table-cell table:formula="of:=COM.MICROSOFT.CONCAT(&quot;INSERT INTO VALOR_CARACTERISTICA VALUES(&quot;;[.B169];&quot;,2,'&quot;;TRIM([.E169]);&quot;');&quot;)" office:value-type="string" office:string-value="INSERT INTO VALOR_CARACTERISTICA VALUES(168,2,'明かり');" calcext:value-type="string">
            <text:p>INSERT INTO VALOR_CARACTERISTICA VALUES(168,2,'明かり');</text:p>
          </table:table-cell>
          <table:table-cell table:number-columns-repeated="2"/>
        </table:table-row>
        <table:table-row table:style-name="ro1">
          <table:table-cell office:value-type="float" office:value="3" calcext:value-type="float">
            <text:p>3</text:p>
          </table:table-cell>
          <table:table-cell table:formula="of:=[.B169]+1" office:value-type="float" office:value="169" calcext:value-type="float">
            <text:p>169</text:p>
          </table:table-cell>
          <table:table-cell office:value-type="string" calcext:value-type="string">
            <text:p>ないよう</text:p>
          </table:table-cell>
          <table:table-cell office:value-type="string" calcext:value-type="string">
            <text:p>Materia, contenido, detalle, tema (mail).</text:p>
          </table:table-cell>
          <table:table-cell office:value-type="string" calcext:value-type="string">
            <text:p>内容</text:p>
          </table:table-cell>
          <table:table-cell table:number-columns-repeated="2"/>
          <table:table-cell table:formula="of:=COM.MICROSOFT.CONCAT (&quot;insert into ITEM_INFO  values(&quot;;[.B170];&quot;,&quot;;[.A170];&quot;);&quot;)" office:value-type="string" office:string-value="insert into ITEM_INFO  values(169,3);" calcext:value-type="string">
            <text:p>insert into ITEM_INFO <text:s/>values(169,3);</text:p>
          </table:table-cell>
          <table:table-cell table:formula="of:=COM.MICROSOFT.CONCAT(&quot;INSERT INTO VALOR_CARACTERISTICA VALUES(&quot;;[.B170];&quot;,1,'&quot;;[.C170];&quot;');&quot;)" office:value-type="string" office:string-value="INSERT INTO VALOR_CARACTERISTICA VALUES(169,1,'ないよう');" calcext:value-type="string">
            <text:p>INSERT INTO VALOR_CARACTERISTICA VALUES(169,1,'ないよう');</text:p>
          </table:table-cell>
          <table:table-cell table:formula="of:=COM.MICROSOFT.CONCAT(&quot;INSERT INTO VALOR_CARACTERISTICA VALUES(&quot;;[.B170];&quot;,3,'&quot;;[.D170];&quot;');&quot;)" office:value-type="string" office:string-value="INSERT INTO VALOR_CARACTERISTICA VALUES(169,3,'Materia, contenido, detalle, tema (mail).');" calcext:value-type="string">
            <text:p>INSERT INTO VALOR_CARACTERISTICA VALUES(169,3,'Materia, contenido, detalle, tema (mail).');</text:p>
          </table:table-cell>
          <table:table-cell table:formula="of:=COM.MICROSOFT.CONCAT(&quot;INSERT INTO VALOR_CARACTERISTICA VALUES(&quot;;[.B170];&quot;,2,'&quot;;TRIM([.E170]);&quot;');&quot;)" office:value-type="string" office:string-value="INSERT INTO VALOR_CARACTERISTICA VALUES(169,2,'内容');" calcext:value-type="string">
            <text:p>INSERT INTO VALOR_CARACTERISTICA VALUES(169,2,'内容');</text:p>
          </table:table-cell>
          <table:table-cell table:number-columns-repeated="2"/>
        </table:table-row>
        <table:table-row table:style-name="ro1">
          <table:table-cell office:value-type="float" office:value="3" calcext:value-type="float">
            <text:p>3</text:p>
          </table:table-cell>
          <table:table-cell table:formula="of:=[.B170]+1" office:value-type="float" office:value="170" calcext:value-type="float">
            <text:p>170</text:p>
          </table:table-cell>
          <table:table-cell office:value-type="string" calcext:value-type="string">
            <text:p>ちゅうだん</text:p>
          </table:table-cell>
          <table:table-cell office:value-type="string" calcext:value-type="string">
            <text:p>Interrupción, suspensión (partido), descanso.</text:p>
          </table:table-cell>
          <table:table-cell office:value-type="string" calcext:value-type="string">
            <text:p>中断</text:p>
          </table:table-cell>
          <table:table-cell table:number-columns-repeated="2"/>
          <table:table-cell table:formula="of:=COM.MICROSOFT.CONCAT (&quot;insert into ITEM_INFO  values(&quot;;[.B171];&quot;,&quot;;[.A171];&quot;);&quot;)" office:value-type="string" office:string-value="insert into ITEM_INFO  values(170,3);" calcext:value-type="string">
            <text:p>insert into ITEM_INFO <text:s/>values(170,3);</text:p>
          </table:table-cell>
          <table:table-cell table:formula="of:=COM.MICROSOFT.CONCAT(&quot;INSERT INTO VALOR_CARACTERISTICA VALUES(&quot;;[.B171];&quot;,1,'&quot;;[.C171];&quot;');&quot;)" office:value-type="string" office:string-value="INSERT INTO VALOR_CARACTERISTICA VALUES(170,1,'ちゅうだん');" calcext:value-type="string">
            <text:p>INSERT INTO VALOR_CARACTERISTICA VALUES(170,1,'ちゅうだん');</text:p>
          </table:table-cell>
          <table:table-cell table:formula="of:=COM.MICROSOFT.CONCAT(&quot;INSERT INTO VALOR_CARACTERISTICA VALUES(&quot;;[.B171];&quot;,3,'&quot;;[.D171];&quot;');&quot;)" office:value-type="string" office:string-value="INSERT INTO VALOR_CARACTERISTICA VALUES(170,3,'Interrupción, suspensión (partido), descanso.');" calcext:value-type="string">
            <text:p>INSERT INTO VALOR_CARACTERISTICA VALUES(170,3,'Interrupción, suspensión (partido), descanso.');</text:p>
          </table:table-cell>
          <table:table-cell table:formula="of:=COM.MICROSOFT.CONCAT(&quot;INSERT INTO VALOR_CARACTERISTICA VALUES(&quot;;[.B171];&quot;,2,'&quot;;TRIM([.E171]);&quot;');&quot;)" office:value-type="string" office:string-value="INSERT INTO VALOR_CARACTERISTICA VALUES(170,2,'中断');" calcext:value-type="string">
            <text:p>INSERT INTO VALOR_CARACTERISTICA VALUES(170,2,'中断');</text:p>
          </table:table-cell>
          <table:table-cell table:number-columns-repeated="2"/>
        </table:table-row>
        <table:table-row table:style-name="ro1">
          <table:table-cell office:value-type="float" office:value="3" calcext:value-type="float">
            <text:p>3</text:p>
          </table:table-cell>
          <table:table-cell table:formula="of:=[.B171]+1" office:value-type="float" office:value="171" calcext:value-type="float">
            <text:p>171</text:p>
          </table:table-cell>
          <table:table-cell office:value-type="string" calcext:value-type="string">
            <text:p>とぐ</text:p>
          </table:table-cell>
          <table:table-cell office:value-type="string" calcext:value-type="string">
            <text:p>Afilar.</text:p>
          </table:table-cell>
          <table:table-cell office:value-type="string" calcext:value-type="string">
            <text:p>研ぐ</text:p>
          </table:table-cell>
          <table:table-cell table:number-columns-repeated="2"/>
          <table:table-cell table:formula="of:=COM.MICROSOFT.CONCAT (&quot;insert into ITEM_INFO  values(&quot;;[.B172];&quot;,&quot;;[.A172];&quot;);&quot;)" office:value-type="string" office:string-value="insert into ITEM_INFO  values(171,3);" calcext:value-type="string">
            <text:p>insert into ITEM_INFO <text:s/>values(171,3);</text:p>
          </table:table-cell>
          <table:table-cell table:formula="of:=COM.MICROSOFT.CONCAT(&quot;INSERT INTO VALOR_CARACTERISTICA VALUES(&quot;;[.B172];&quot;,1,'&quot;;[.C172];&quot;');&quot;)" office:value-type="string" office:string-value="INSERT INTO VALOR_CARACTERISTICA VALUES(171,1,'とぐ');" calcext:value-type="string">
            <text:p>INSERT INTO VALOR_CARACTERISTICA VALUES(171,1,'とぐ');</text:p>
          </table:table-cell>
          <table:table-cell table:formula="of:=COM.MICROSOFT.CONCAT(&quot;INSERT INTO VALOR_CARACTERISTICA VALUES(&quot;;[.B172];&quot;,3,'&quot;;[.D172];&quot;');&quot;)" office:value-type="string" office:string-value="INSERT INTO VALOR_CARACTERISTICA VALUES(171,3,'Afilar.');" calcext:value-type="string">
            <text:p>INSERT INTO VALOR_CARACTERISTICA VALUES(171,3,'Afilar.');</text:p>
          </table:table-cell>
          <table:table-cell table:formula="of:=COM.MICROSOFT.CONCAT(&quot;INSERT INTO VALOR_CARACTERISTICA VALUES(&quot;;[.B172];&quot;,2,'&quot;;TRIM([.E172]);&quot;');&quot;)" office:value-type="string" office:string-value="INSERT INTO VALOR_CARACTERISTICA VALUES(171,2,'研ぐ');" calcext:value-type="string">
            <text:p>INSERT INTO VALOR_CARACTERISTICA VALUES(171,2,'研ぐ');</text:p>
          </table:table-cell>
          <table:table-cell table:number-columns-repeated="2"/>
        </table:table-row>
        <table:table-row table:style-name="ro1">
          <table:table-cell office:value-type="float" office:value="3" calcext:value-type="float">
            <text:p>3</text:p>
          </table:table-cell>
          <table:table-cell table:formula="of:=[.B172]+1" office:value-type="float" office:value="172" calcext:value-type="float">
            <text:p>172</text:p>
          </table:table-cell>
          <table:table-cell office:value-type="string" calcext:value-type="string">
            <text:p>とどける</text:p>
          </table:table-cell>
          <table:table-cell office:value-type="string" calcext:value-type="string">
            <text:p>Entregar, reenviar, enviar.</text:p>
          </table:table-cell>
          <table:table-cell office:value-type="string" calcext:value-type="string">
            <text:p>届ける</text:p>
          </table:table-cell>
          <table:table-cell table:number-columns-repeated="2"/>
          <table:table-cell table:formula="of:=COM.MICROSOFT.CONCAT (&quot;insert into ITEM_INFO  values(&quot;;[.B173];&quot;,&quot;;[.A173];&quot;);&quot;)" office:value-type="string" office:string-value="insert into ITEM_INFO  values(172,3);" calcext:value-type="string">
            <text:p>insert into ITEM_INFO <text:s/>values(172,3);</text:p>
          </table:table-cell>
          <table:table-cell table:formula="of:=COM.MICROSOFT.CONCAT(&quot;INSERT INTO VALOR_CARACTERISTICA VALUES(&quot;;[.B173];&quot;,1,'&quot;;[.C173];&quot;');&quot;)" office:value-type="string" office:string-value="INSERT INTO VALOR_CARACTERISTICA VALUES(172,1,'とどける');" calcext:value-type="string">
            <text:p>INSERT INTO VALOR_CARACTERISTICA VALUES(172,1,'とどける');</text:p>
          </table:table-cell>
          <table:table-cell table:formula="of:=COM.MICROSOFT.CONCAT(&quot;INSERT INTO VALOR_CARACTERISTICA VALUES(&quot;;[.B173];&quot;,3,'&quot;;[.D173];&quot;');&quot;)" office:value-type="string" office:string-value="INSERT INTO VALOR_CARACTERISTICA VALUES(172,3,'Entregar, reenviar, enviar.');" calcext:value-type="string">
            <text:p>INSERT INTO VALOR_CARACTERISTICA VALUES(172,3,'Entregar, reenviar, enviar.');</text:p>
          </table:table-cell>
          <table:table-cell table:formula="of:=COM.MICROSOFT.CONCAT(&quot;INSERT INTO VALOR_CARACTERISTICA VALUES(&quot;;[.B173];&quot;,2,'&quot;;TRIM([.E173]);&quot;');&quot;)" office:value-type="string" office:string-value="INSERT INTO VALOR_CARACTERISTICA VALUES(172,2,'届ける');" calcext:value-type="string">
            <text:p>INSERT INTO VALOR_CARACTERISTICA VALUES(172,2,'届ける');</text:p>
          </table:table-cell>
          <table:table-cell table:number-columns-repeated="2"/>
        </table:table-row>
        <table:table-row table:style-name="ro1">
          <table:table-cell office:value-type="float" office:value="3" calcext:value-type="float">
            <text:p>3</text:p>
          </table:table-cell>
          <table:table-cell table:formula="of:=[.B173]+1" office:value-type="float" office:value="173" calcext:value-type="float">
            <text:p>173</text:p>
          </table:table-cell>
          <table:table-cell office:value-type="string" calcext:value-type="string">
            <text:p>おくる</text:p>
          </table:table-cell>
          <table:table-cell office:value-type="string" calcext:value-type="string">
            <text:p>Enviar.</text:p>
          </table:table-cell>
          <table:table-cell office:value-type="string" calcext:value-type="string">
            <text:p>送る</text:p>
          </table:table-cell>
          <table:table-cell table:number-columns-repeated="2"/>
          <table:table-cell table:formula="of:=COM.MICROSOFT.CONCAT (&quot;insert into ITEM_INFO  values(&quot;;[.B174];&quot;,&quot;;[.A174];&quot;);&quot;)" office:value-type="string" office:string-value="insert into ITEM_INFO  values(173,3);" calcext:value-type="string">
            <text:p>insert into ITEM_INFO <text:s/>values(173,3);</text:p>
          </table:table-cell>
          <table:table-cell table:formula="of:=COM.MICROSOFT.CONCAT(&quot;INSERT INTO VALOR_CARACTERISTICA VALUES(&quot;;[.B174];&quot;,1,'&quot;;[.C174];&quot;');&quot;)" office:value-type="string" office:string-value="INSERT INTO VALOR_CARACTERISTICA VALUES(173,1,'おくる');" calcext:value-type="string">
            <text:p>INSERT INTO VALOR_CARACTERISTICA VALUES(173,1,'おくる');</text:p>
          </table:table-cell>
          <table:table-cell table:formula="of:=COM.MICROSOFT.CONCAT(&quot;INSERT INTO VALOR_CARACTERISTICA VALUES(&quot;;[.B174];&quot;,3,'&quot;;[.D174];&quot;');&quot;)" office:value-type="string" office:string-value="INSERT INTO VALOR_CARACTERISTICA VALUES(173,3,'Enviar.');" calcext:value-type="string">
            <text:p>INSERT INTO VALOR_CARACTERISTICA VALUES(173,3,'Enviar.');</text:p>
          </table:table-cell>
          <table:table-cell table:formula="of:=COM.MICROSOFT.CONCAT(&quot;INSERT INTO VALOR_CARACTERISTICA VALUES(&quot;;[.B174];&quot;,2,'&quot;;TRIM([.E174]);&quot;');&quot;)" office:value-type="string" office:string-value="INSERT INTO VALOR_CARACTERISTICA VALUES(173,2,'送る');" calcext:value-type="string">
            <text:p>INSERT INTO VALOR_CARACTERISTICA VALUES(173,2,'送る');</text:p>
          </table:table-cell>
          <table:table-cell table:number-columns-repeated="2"/>
        </table:table-row>
        <table:table-row table:style-name="ro1">
          <table:table-cell office:value-type="float" office:value="3" calcext:value-type="float">
            <text:p>3</text:p>
          </table:table-cell>
          <table:table-cell table:formula="of:=[.B174]+1" office:value-type="float" office:value="174" calcext:value-type="float">
            <text:p>174</text:p>
          </table:table-cell>
          <table:table-cell office:value-type="string" calcext:value-type="string">
            <text:p>たいくつ</text:p>
          </table:table-cell>
          <table:table-cell office:value-type="string" calcext:value-type="string">
            <text:p>Aburrido.</text:p>
          </table:table-cell>
          <table:table-cell office:value-type="string" calcext:value-type="string">
            <text:p>退屈</text:p>
          </table:table-cell>
          <table:table-cell table:number-columns-repeated="2"/>
          <table:table-cell table:formula="of:=COM.MICROSOFT.CONCAT (&quot;insert into ITEM_INFO  values(&quot;;[.B175];&quot;,&quot;;[.A175];&quot;);&quot;)" office:value-type="string" office:string-value="insert into ITEM_INFO  values(174,3);" calcext:value-type="string">
            <text:p>insert into ITEM_INFO <text:s/>values(174,3);</text:p>
          </table:table-cell>
          <table:table-cell table:formula="of:=COM.MICROSOFT.CONCAT(&quot;INSERT INTO VALOR_CARACTERISTICA VALUES(&quot;;[.B175];&quot;,1,'&quot;;[.C175];&quot;');&quot;)" office:value-type="string" office:string-value="INSERT INTO VALOR_CARACTERISTICA VALUES(174,1,'たいくつ');" calcext:value-type="string">
            <text:p>INSERT INTO VALOR_CARACTERISTICA VALUES(174,1,'たいくつ');</text:p>
          </table:table-cell>
          <table:table-cell table:formula="of:=COM.MICROSOFT.CONCAT(&quot;INSERT INTO VALOR_CARACTERISTICA VALUES(&quot;;[.B175];&quot;,3,'&quot;;[.D175];&quot;');&quot;)" office:value-type="string" office:string-value="INSERT INTO VALOR_CARACTERISTICA VALUES(174,3,'Aburrido.');" calcext:value-type="string">
            <text:p>INSERT INTO VALOR_CARACTERISTICA VALUES(174,3,'Aburrido.');</text:p>
          </table:table-cell>
          <table:table-cell table:formula="of:=COM.MICROSOFT.CONCAT(&quot;INSERT INTO VALOR_CARACTERISTICA VALUES(&quot;;[.B175];&quot;,2,'&quot;;TRIM([.E175]);&quot;');&quot;)" office:value-type="string" office:string-value="INSERT INTO VALOR_CARACTERISTICA VALUES(174,2,'退屈');" calcext:value-type="string">
            <text:p>INSERT INTO VALOR_CARACTERISTICA VALUES(174,2,'退屈');</text:p>
          </table:table-cell>
          <table:table-cell table:number-columns-repeated="2"/>
        </table:table-row>
        <table:table-row table:style-name="ro1">
          <table:table-cell office:value-type="float" office:value="3" calcext:value-type="float">
            <text:p>3</text:p>
          </table:table-cell>
          <table:table-cell table:formula="of:=[.B175]+1" office:value-type="float" office:value="175" calcext:value-type="float">
            <text:p>175</text:p>
          </table:table-cell>
          <table:table-cell office:value-type="string" calcext:value-type="string">
            <text:p>つまらない</text:p>
          </table:table-cell>
          <table:table-cell office:value-type="string" calcext:value-type="string">
            <text:p>Aburrido.</text:p>
          </table:table-cell>
          <table:table-cell office:value-type="string" calcext:value-type="string">
            <text:p>詰らない</text:p>
          </table:table-cell>
          <table:table-cell table:number-columns-repeated="2"/>
          <table:table-cell table:formula="of:=COM.MICROSOFT.CONCAT (&quot;insert into ITEM_INFO  values(&quot;;[.B176];&quot;,&quot;;[.A176];&quot;);&quot;)" office:value-type="string" office:string-value="insert into ITEM_INFO  values(175,3);" calcext:value-type="string">
            <text:p>insert into ITEM_INFO <text:s/>values(175,3);</text:p>
          </table:table-cell>
          <table:table-cell table:formula="of:=COM.MICROSOFT.CONCAT(&quot;INSERT INTO VALOR_CARACTERISTICA VALUES(&quot;;[.B176];&quot;,1,'&quot;;[.C176];&quot;');&quot;)" office:value-type="string" office:string-value="INSERT INTO VALOR_CARACTERISTICA VALUES(175,1,'つまらない');" calcext:value-type="string">
            <text:p>INSERT INTO VALOR_CARACTERISTICA VALUES(175,1,'つまらない');</text:p>
          </table:table-cell>
          <table:table-cell table:formula="of:=COM.MICROSOFT.CONCAT(&quot;INSERT INTO VALOR_CARACTERISTICA VALUES(&quot;;[.B176];&quot;,3,'&quot;;[.D176];&quot;');&quot;)" office:value-type="string" office:string-value="INSERT INTO VALOR_CARACTERISTICA VALUES(175,3,'Aburrido.');" calcext:value-type="string">
            <text:p>INSERT INTO VALOR_CARACTERISTICA VALUES(175,3,'Aburrido.');</text:p>
          </table:table-cell>
          <table:table-cell table:formula="of:=COM.MICROSOFT.CONCAT(&quot;INSERT INTO VALOR_CARACTERISTICA VALUES(&quot;;[.B176];&quot;,2,'&quot;;TRIM([.E176]);&quot;');&quot;)" office:value-type="string" office:string-value="INSERT INTO VALOR_CARACTERISTICA VALUES(175,2,'詰らない');" calcext:value-type="string">
            <text:p>INSERT INTO VALOR_CARACTERISTICA VALUES(175,2,'詰らない');</text:p>
          </table:table-cell>
          <table:table-cell table:number-columns-repeated="2"/>
        </table:table-row>
        <table:table-row table:style-name="ro1">
          <table:table-cell office:value-type="float" office:value="3" calcext:value-type="float">
            <text:p>3</text:p>
          </table:table-cell>
          <table:table-cell table:formula="of:=[.B176]+1" office:value-type="float" office:value="176" calcext:value-type="float">
            <text:p>176</text:p>
          </table:table-cell>
          <table:table-cell office:value-type="string" calcext:value-type="string">
            <text:p>ほうぼう</text:p>
          </table:table-cell>
          <table:table-cell office:value-type="string" calcext:value-type="string">
            <text:p>Aquí y allí.</text:p>
          </table:table-cell>
          <table:table-cell office:value-type="string" calcext:value-type="string">
            <text:p>方々</text:p>
          </table:table-cell>
          <table:table-cell table:number-columns-repeated="2"/>
          <table:table-cell table:formula="of:=COM.MICROSOFT.CONCAT (&quot;insert into ITEM_INFO  values(&quot;;[.B177];&quot;,&quot;;[.A177];&quot;);&quot;)" office:value-type="string" office:string-value="insert into ITEM_INFO  values(176,3);" calcext:value-type="string">
            <text:p>insert into ITEM_INFO <text:s/>values(176,3);</text:p>
          </table:table-cell>
          <table:table-cell table:formula="of:=COM.MICROSOFT.CONCAT(&quot;INSERT INTO VALOR_CARACTERISTICA VALUES(&quot;;[.B177];&quot;,1,'&quot;;[.C177];&quot;');&quot;)" office:value-type="string" office:string-value="INSERT INTO VALOR_CARACTERISTICA VALUES(176,1,'ほうぼう');" calcext:value-type="string">
            <text:p>INSERT INTO VALOR_CARACTERISTICA VALUES(176,1,'ほうぼう');</text:p>
          </table:table-cell>
          <table:table-cell table:formula="of:=COM.MICROSOFT.CONCAT(&quot;INSERT INTO VALOR_CARACTERISTICA VALUES(&quot;;[.B177];&quot;,3,'&quot;;[.D177];&quot;');&quot;)" office:value-type="string" office:string-value="INSERT INTO VALOR_CARACTERISTICA VALUES(176,3,'Aquí y allí.');" calcext:value-type="string">
            <text:p>INSERT INTO VALOR_CARACTERISTICA VALUES(176,3,'Aquí y allí.');</text:p>
          </table:table-cell>
          <table:table-cell table:formula="of:=COM.MICROSOFT.CONCAT(&quot;INSERT INTO VALOR_CARACTERISTICA VALUES(&quot;;[.B177];&quot;,2,'&quot;;TRIM([.E177]);&quot;');&quot;)" office:value-type="string" office:string-value="INSERT INTO VALOR_CARACTERISTICA VALUES(176,2,'方々');" calcext:value-type="string">
            <text:p>INSERT INTO VALOR_CARACTERISTICA VALUES(176,2,'方々');</text:p>
          </table:table-cell>
          <table:table-cell table:number-columns-repeated="2"/>
        </table:table-row>
        <table:table-row table:style-name="ro1">
          <table:table-cell office:value-type="float" office:value="3" calcext:value-type="float">
            <text:p>3</text:p>
          </table:table-cell>
          <table:table-cell table:formula="of:=[.B177]+1" office:value-type="float" office:value="177" calcext:value-type="float">
            <text:p>177</text:p>
          </table:table-cell>
          <table:table-cell office:value-type="string" calcext:value-type="string">
            <text:p>あちこち</text:p>
          </table:table-cell>
          <table:table-cell office:value-type="string" calcext:value-type="string">
            <text:p>Aquí y allí.</text:p>
          </table:table-cell>
          <table:table-cell office:value-type="string" calcext:value-type="string">
            <text:p>彼方此方</text:p>
          </table:table-cell>
          <table:table-cell table:number-columns-repeated="2"/>
          <table:table-cell table:formula="of:=COM.MICROSOFT.CONCAT (&quot;insert into ITEM_INFO  values(&quot;;[.B178];&quot;,&quot;;[.A178];&quot;);&quot;)" office:value-type="string" office:string-value="insert into ITEM_INFO  values(177,3);" calcext:value-type="string">
            <text:p>insert into ITEM_INFO <text:s/>values(177,3);</text:p>
          </table:table-cell>
          <table:table-cell table:formula="of:=COM.MICROSOFT.CONCAT(&quot;INSERT INTO VALOR_CARACTERISTICA VALUES(&quot;;[.B178];&quot;,1,'&quot;;[.C178];&quot;');&quot;)" office:value-type="string" office:string-value="INSERT INTO VALOR_CARACTERISTICA VALUES(177,1,'あちこち');" calcext:value-type="string">
            <text:p>INSERT INTO VALOR_CARACTERISTICA VALUES(177,1,'あちこち');</text:p>
          </table:table-cell>
          <table:table-cell table:formula="of:=COM.MICROSOFT.CONCAT(&quot;INSERT INTO VALOR_CARACTERISTICA VALUES(&quot;;[.B178];&quot;,3,'&quot;;[.D178];&quot;');&quot;)" office:value-type="string" office:string-value="INSERT INTO VALOR_CARACTERISTICA VALUES(177,3,'Aquí y allí.');" calcext:value-type="string">
            <text:p>INSERT INTO VALOR_CARACTERISTICA VALUES(177,3,'Aquí y allí.');</text:p>
          </table:table-cell>
          <table:table-cell table:formula="of:=COM.MICROSOFT.CONCAT(&quot;INSERT INTO VALOR_CARACTERISTICA VALUES(&quot;;[.B178];&quot;,2,'&quot;;TRIM([.E178]);&quot;');&quot;)" office:value-type="string" office:string-value="INSERT INTO VALOR_CARACTERISTICA VALUES(177,2,'彼方此方');" calcext:value-type="string">
            <text:p>INSERT INTO VALOR_CARACTERISTICA VALUES(177,2,'彼方此方');</text:p>
          </table:table-cell>
          <table:table-cell table:number-columns-repeated="2"/>
        </table:table-row>
        <table:table-row table:style-name="ro1">
          <table:table-cell office:value-type="float" office:value="3" calcext:value-type="float">
            <text:p>3</text:p>
          </table:table-cell>
          <table:table-cell table:formula="of:=[.B178]+1" office:value-type="float" office:value="178" calcext:value-type="float">
            <text:p>178</text:p>
          </table:table-cell>
          <table:table-cell office:value-type="string" calcext:value-type="string">
            <text:p>じかに</text:p>
          </table:table-cell>
          <table:table-cell office:value-type="string" calcext:value-type="string">
            <text:p>Directamente, en persona.</text:p>
          </table:table-cell>
          <table:table-cell office:value-type="string" calcext:value-type="string">
            <text:p>直に</text:p>
          </table:table-cell>
          <table:table-cell table:number-columns-repeated="2"/>
          <table:table-cell table:formula="of:=COM.MICROSOFT.CONCAT (&quot;insert into ITEM_INFO  values(&quot;;[.B179];&quot;,&quot;;[.A179];&quot;);&quot;)" office:value-type="string" office:string-value="insert into ITEM_INFO  values(178,3);" calcext:value-type="string">
            <text:p>insert into ITEM_INFO <text:s/>values(178,3);</text:p>
          </table:table-cell>
          <table:table-cell table:formula="of:=COM.MICROSOFT.CONCAT(&quot;INSERT INTO VALOR_CARACTERISTICA VALUES(&quot;;[.B179];&quot;,1,'&quot;;[.C179];&quot;');&quot;)" office:value-type="string" office:string-value="INSERT INTO VALOR_CARACTERISTICA VALUES(178,1,'じかに');" calcext:value-type="string">
            <text:p>INSERT INTO VALOR_CARACTERISTICA VALUES(178,1,'じかに');</text:p>
          </table:table-cell>
          <table:table-cell table:formula="of:=COM.MICROSOFT.CONCAT(&quot;INSERT INTO VALOR_CARACTERISTICA VALUES(&quot;;[.B179];&quot;,3,'&quot;;[.D179];&quot;');&quot;)" office:value-type="string" office:string-value="INSERT INTO VALOR_CARACTERISTICA VALUES(178,3,'Directamente, en persona.');" calcext:value-type="string">
            <text:p>INSERT INTO VALOR_CARACTERISTICA VALUES(178,3,'Directamente, en persona.');</text:p>
          </table:table-cell>
          <table:table-cell table:formula="of:=COM.MICROSOFT.CONCAT(&quot;INSERT INTO VALOR_CARACTERISTICA VALUES(&quot;;[.B179];&quot;,2,'&quot;;TRIM([.E179]);&quot;');&quot;)" office:value-type="string" office:string-value="INSERT INTO VALOR_CARACTERISTICA VALUES(178,2,'直に');" calcext:value-type="string">
            <text:p>INSERT INTO VALOR_CARACTERISTICA VALUES(178,2,'直に');</text:p>
          </table:table-cell>
          <table:table-cell table:number-columns-repeated="2"/>
        </table:table-row>
        <table:table-row table:style-name="ro1">
          <table:table-cell office:value-type="float" office:value="3" calcext:value-type="float">
            <text:p>3</text:p>
          </table:table-cell>
          <table:table-cell table:formula="of:=[.B179]+1" office:value-type="float" office:value="179" calcext:value-type="float">
            <text:p>179</text:p>
          </table:table-cell>
          <table:table-cell office:value-type="string" calcext:value-type="string">
            <text:p>ちょくせつ</text:p>
          </table:table-cell>
          <table:table-cell office:value-type="string" calcext:value-type="string">
            <text:p>Directo, personal.</text:p>
          </table:table-cell>
          <table:table-cell office:value-type="string" calcext:value-type="string">
            <text:p>直接</text:p>
          </table:table-cell>
          <table:table-cell table:number-columns-repeated="2"/>
          <table:table-cell table:formula="of:=COM.MICROSOFT.CONCAT (&quot;insert into ITEM_INFO  values(&quot;;[.B180];&quot;,&quot;;[.A180];&quot;);&quot;)" office:value-type="string" office:string-value="insert into ITEM_INFO  values(179,3);" calcext:value-type="string">
            <text:p>insert into ITEM_INFO <text:s/>values(179,3);</text:p>
          </table:table-cell>
          <table:table-cell table:formula="of:=COM.MICROSOFT.CONCAT(&quot;INSERT INTO VALOR_CARACTERISTICA VALUES(&quot;;[.B180];&quot;,1,'&quot;;[.C180];&quot;');&quot;)" office:value-type="string" office:string-value="INSERT INTO VALOR_CARACTERISTICA VALUES(179,1,'ちょくせつ');" calcext:value-type="string">
            <text:p>INSERT INTO VALOR_CARACTERISTICA VALUES(179,1,'ちょくせつ');</text:p>
          </table:table-cell>
          <table:table-cell table:formula="of:=COM.MICROSOFT.CONCAT(&quot;INSERT INTO VALOR_CARACTERISTICA VALUES(&quot;;[.B180];&quot;,3,'&quot;;[.D180];&quot;');&quot;)" office:value-type="string" office:string-value="INSERT INTO VALOR_CARACTERISTICA VALUES(179,3,'Directo, personal.');" calcext:value-type="string">
            <text:p>INSERT INTO VALOR_CARACTERISTICA VALUES(179,3,'Directo, personal.');</text:p>
          </table:table-cell>
          <table:table-cell table:formula="of:=COM.MICROSOFT.CONCAT(&quot;INSERT INTO VALOR_CARACTERISTICA VALUES(&quot;;[.B180];&quot;,2,'&quot;;TRIM([.E180]);&quot;');&quot;)" office:value-type="string" office:string-value="INSERT INTO VALOR_CARACTERISTICA VALUES(179,2,'直接');" calcext:value-type="string">
            <text:p>INSERT INTO VALOR_CARACTERISTICA VALUES(179,2,'直接');</text:p>
          </table:table-cell>
          <table:table-cell table:number-columns-repeated="2"/>
        </table:table-row>
        <table:table-row table:style-name="ro1">
          <table:table-cell office:value-type="float" office:value="3" calcext:value-type="float">
            <text:p>3</text:p>
          </table:table-cell>
          <table:table-cell table:formula="of:=[.B180]+1" office:value-type="float" office:value="180" calcext:value-type="float">
            <text:p>180</text:p>
          </table:table-cell>
          <table:table-cell office:value-type="string" calcext:value-type="string">
            <text:p>かかえる</text:p>
          </table:table-cell>
          <table:table-cell office:value-type="string" calcext:value-type="string">
            <text:p>荷物を抱える。</text:p>
          </table:table-cell>
          <table:table-cell office:value-type="string" calcext:value-type="string">
            <text:p>抱える</text:p>
          </table:table-cell>
          <table:table-cell table:number-columns-repeated="2"/>
          <table:table-cell table:formula="of:=COM.MICROSOFT.CONCAT (&quot;insert into ITEM_INFO  values(&quot;;[.B181];&quot;,&quot;;[.A181];&quot;);&quot;)" office:value-type="string" office:string-value="insert into ITEM_INFO  values(180,3);" calcext:value-type="string">
            <text:p>insert into ITEM_INFO <text:s/>values(180,3);</text:p>
          </table:table-cell>
          <table:table-cell table:formula="of:=COM.MICROSOFT.CONCAT(&quot;INSERT INTO VALOR_CARACTERISTICA VALUES(&quot;;[.B181];&quot;,1,'&quot;;[.C181];&quot;');&quot;)" office:value-type="string" office:string-value="INSERT INTO VALOR_CARACTERISTICA VALUES(180,1,'かかえる');" calcext:value-type="string">
            <text:p>INSERT INTO VALOR_CARACTERISTICA VALUES(180,1,'かかえる');</text:p>
          </table:table-cell>
          <table:table-cell table:formula="of:=COM.MICROSOFT.CONCAT(&quot;INSERT INTO VALOR_CARACTERISTICA VALUES(&quot;;[.B181];&quot;,3,'&quot;;[.D181];&quot;');&quot;)" office:value-type="string" office:string-value="INSERT INTO VALOR_CARACTERISTICA VALUES(180,3,'荷物を抱える。');" calcext:value-type="string">
            <text:p>INSERT INTO VALOR_CARACTERISTICA VALUES(180,3,'荷物を抱える。');</text:p>
          </table:table-cell>
          <table:table-cell table:formula="of:=COM.MICROSOFT.CONCAT(&quot;INSERT INTO VALOR_CARACTERISTICA VALUES(&quot;;[.B181];&quot;,2,'&quot;;TRIM([.E181]);&quot;');&quot;)" office:value-type="string" office:string-value="INSERT INTO VALOR_CARACTERISTICA VALUES(180,2,'抱える');" calcext:value-type="string">
            <text:p>INSERT INTO VALOR_CARACTERISTICA VALUES(180,2,'抱える');</text:p>
          </table:table-cell>
          <table:table-cell table:number-columns-repeated="2"/>
        </table:table-row>
        <table:table-row table:style-name="ro1">
          <table:table-cell office:value-type="float" office:value="3" calcext:value-type="float">
            <text:p>3</text:p>
          </table:table-cell>
          <table:table-cell table:formula="of:=[.B181]+1" office:value-type="float" office:value="181" calcext:value-type="float">
            <text:p>181</text:p>
          </table:table-cell>
          <table:table-cell office:value-type="string" calcext:value-type="string">
            <text:p>ていしゅつ</text:p>
          </table:table-cell>
          <table:table-cell office:value-type="string" calcext:value-type="string">
            <text:p>Entregar documentos, etc.</text:p>
          </table:table-cell>
          <table:table-cell office:value-type="string" calcext:value-type="string">
            <text:p>提出</text:p>
          </table:table-cell>
          <table:table-cell table:number-columns-repeated="2"/>
          <table:table-cell table:formula="of:=COM.MICROSOFT.CONCAT (&quot;insert into ITEM_INFO  values(&quot;;[.B182];&quot;,&quot;;[.A182];&quot;);&quot;)" office:value-type="string" office:string-value="insert into ITEM_INFO  values(181,3);" calcext:value-type="string">
            <text:p>insert into ITEM_INFO <text:s/>values(181,3);</text:p>
          </table:table-cell>
          <table:table-cell table:formula="of:=COM.MICROSOFT.CONCAT(&quot;INSERT INTO VALOR_CARACTERISTICA VALUES(&quot;;[.B182];&quot;,1,'&quot;;[.C182];&quot;');&quot;)" office:value-type="string" office:string-value="INSERT INTO VALOR_CARACTERISTICA VALUES(181,1,'ていしゅつ');" calcext:value-type="string">
            <text:p>INSERT INTO VALOR_CARACTERISTICA VALUES(181,1,'ていしゅつ');</text:p>
          </table:table-cell>
          <table:table-cell table:formula="of:=COM.MICROSOFT.CONCAT(&quot;INSERT INTO VALOR_CARACTERISTICA VALUES(&quot;;[.B182];&quot;,3,'&quot;;[.D182];&quot;');&quot;)" office:value-type="string" office:string-value="INSERT INTO VALOR_CARACTERISTICA VALUES(181,3,'Entregar documentos, etc.');" calcext:value-type="string">
            <text:p>INSERT INTO VALOR_CARACTERISTICA VALUES(181,3,'Entregar documentos, etc.');</text:p>
          </table:table-cell>
          <table:table-cell table:formula="of:=COM.MICROSOFT.CONCAT(&quot;INSERT INTO VALOR_CARACTERISTICA VALUES(&quot;;[.B182];&quot;,2,'&quot;;TRIM([.E182]);&quot;');&quot;)" office:value-type="string" office:string-value="INSERT INTO VALOR_CARACTERISTICA VALUES(181,2,'提出');" calcext:value-type="string">
            <text:p>INSERT INTO VALOR_CARACTERISTICA VALUES(181,2,'提出');</text:p>
          </table:table-cell>
          <table:table-cell table:number-columns-repeated="2"/>
        </table:table-row>
        <table:table-row table:style-name="ro1">
          <table:table-cell office:value-type="float" office:value="3" calcext:value-type="float">
            <text:p>3</text:p>
          </table:table-cell>
          <table:table-cell table:formula="of:=[.B182]+1" office:value-type="float" office:value="182" calcext:value-type="float">
            <text:p>182</text:p>
          </table:table-cell>
          <table:table-cell office:value-type="string" calcext:value-type="string">
            <text:p>かける</text:p>
          </table:table-cell>
          <table:table-cell office:value-type="string" calcext:value-type="string">
            <text:p>皿を欠ける（Esconcharse un plato.）</text:p>
          </table:table-cell>
          <table:table-cell office:value-type="string" calcext:value-type="string">
            <text:p>欠ける</text:p>
          </table:table-cell>
          <table:table-cell table:number-columns-repeated="2"/>
          <table:table-cell table:formula="of:=COM.MICROSOFT.CONCAT (&quot;insert into ITEM_INFO  values(&quot;;[.B183];&quot;,&quot;;[.A183];&quot;);&quot;)" office:value-type="string" office:string-value="insert into ITEM_INFO  values(182,3);" calcext:value-type="string">
            <text:p>insert into ITEM_INFO <text:s/>values(182,3);</text:p>
          </table:table-cell>
          <table:table-cell table:formula="of:=COM.MICROSOFT.CONCAT(&quot;INSERT INTO VALOR_CARACTERISTICA VALUES(&quot;;[.B183];&quot;,1,'&quot;;[.C183];&quot;');&quot;)" office:value-type="string" office:string-value="INSERT INTO VALOR_CARACTERISTICA VALUES(182,1,'かける');" calcext:value-type="string">
            <text:p>INSERT INTO VALOR_CARACTERISTICA VALUES(182,1,'かける');</text:p>
          </table:table-cell>
          <table:table-cell table:formula="of:=COM.MICROSOFT.CONCAT(&quot;INSERT INTO VALOR_CARACTERISTICA VALUES(&quot;;[.B183];&quot;,3,'&quot;;[.D183];&quot;');&quot;)" office:value-type="string" office:string-value="INSERT INTO VALOR_CARACTERISTICA VALUES(182,3,'皿を欠ける（Esconcharse un plato.）');" calcext:value-type="string">
            <text:p>INSERT INTO VALOR_CARACTERISTICA VALUES(182,3,'皿を欠ける（Esconcharse un plato.）');</text:p>
          </table:table-cell>
          <table:table-cell table:formula="of:=COM.MICROSOFT.CONCAT(&quot;INSERT INTO VALOR_CARACTERISTICA VALUES(&quot;;[.B183];&quot;,2,'&quot;;TRIM([.E183]);&quot;');&quot;)" office:value-type="string" office:string-value="INSERT INTO VALOR_CARACTERISTICA VALUES(182,2,'欠ける');" calcext:value-type="string">
            <text:p>INSERT INTO VALOR_CARACTERISTICA VALUES(182,2,'欠ける');</text:p>
          </table:table-cell>
          <table:table-cell table:number-columns-repeated="2"/>
        </table:table-row>
        <table:table-row table:style-name="ro1">
          <table:table-cell office:value-type="float" office:value="3" calcext:value-type="float">
            <text:p>3</text:p>
          </table:table-cell>
          <table:table-cell table:formula="of:=[.B183]+1" office:value-type="float" office:value="183" calcext:value-type="float">
            <text:p>183</text:p>
          </table:table-cell>
          <table:table-cell office:value-type="string" calcext:value-type="string">
            <text:p>おいそがしいところ</text:p>
          </table:table-cell>
          <table:table-cell office:value-type="string" calcext:value-type="string">
            <text:p>Disculpe las molestias.</text:p>
          </table:table-cell>
          <table:table-cell office:value-type="string" calcext:value-type="string">
            <text:p>お忙しいところ</text:p>
          </table:table-cell>
          <table:table-cell table:number-columns-repeated="2"/>
          <table:table-cell table:formula="of:=COM.MICROSOFT.CONCAT (&quot;insert into ITEM_INFO  values(&quot;;[.B184];&quot;,&quot;;[.A184];&quot;);&quot;)" office:value-type="string" office:string-value="insert into ITEM_INFO  values(183,3);" calcext:value-type="string">
            <text:p>insert into ITEM_INFO <text:s/>values(183,3);</text:p>
          </table:table-cell>
          <table:table-cell table:formula="of:=COM.MICROSOFT.CONCAT(&quot;INSERT INTO VALOR_CARACTERISTICA VALUES(&quot;;[.B184];&quot;,1,'&quot;;[.C184];&quot;');&quot;)" office:value-type="string" office:string-value="INSERT INTO VALOR_CARACTERISTICA VALUES(183,1,'おいそがしいところ');" calcext:value-type="string">
            <text:p>INSERT INTO VALOR_CARACTERISTICA VALUES(183,1,'おいそがしいところ');</text:p>
          </table:table-cell>
          <table:table-cell table:formula="of:=COM.MICROSOFT.CONCAT(&quot;INSERT INTO VALOR_CARACTERISTICA VALUES(&quot;;[.B184];&quot;,3,'&quot;;[.D184];&quot;');&quot;)" office:value-type="string" office:string-value="INSERT INTO VALOR_CARACTERISTICA VALUES(183,3,'Disculpe las molestias.');" calcext:value-type="string">
            <text:p>INSERT INTO VALOR_CARACTERISTICA VALUES(183,3,'Disculpe las molestias.');</text:p>
          </table:table-cell>
          <table:table-cell table:formula="of:=COM.MICROSOFT.CONCAT(&quot;INSERT INTO VALOR_CARACTERISTICA VALUES(&quot;;[.B184];&quot;,2,'&quot;;TRIM([.E184]);&quot;');&quot;)" office:value-type="string" office:string-value="INSERT INTO VALOR_CARACTERISTICA VALUES(183,2,'お忙しいところ');" calcext:value-type="string">
            <text:p>INSERT INTO VALOR_CARACTERISTICA VALUES(183,2,'お忙しいところ');</text:p>
          </table:table-cell>
          <table:table-cell table:number-columns-repeated="2"/>
        </table:table-row>
        <table:table-row table:style-name="ro1">
          <table:table-cell office:value-type="float" office:value="3" calcext:value-type="float">
            <text:p>3</text:p>
          </table:table-cell>
          <table:table-cell table:formula="of:=[.B184]+1" office:value-type="float" office:value="184" calcext:value-type="float">
            <text:p>184</text:p>
          </table:table-cell>
          <table:table-cell office:value-type="string" calcext:value-type="string">
            <text:p>ほんじつ</text:p>
          </table:table-cell>
          <table:table-cell office:value-type="string" calcext:value-type="string">
            <text:p>Hoy.</text:p>
          </table:table-cell>
          <table:table-cell office:value-type="string" calcext:value-type="string">
            <text:p>本日</text:p>
          </table:table-cell>
          <table:table-cell table:number-columns-repeated="2"/>
          <table:table-cell table:formula="of:=COM.MICROSOFT.CONCAT (&quot;insert into ITEM_INFO  values(&quot;;[.B185];&quot;,&quot;;[.A185];&quot;);&quot;)" office:value-type="string" office:string-value="insert into ITEM_INFO  values(184,3);" calcext:value-type="string">
            <text:p>insert into ITEM_INFO <text:s/>values(184,3);</text:p>
          </table:table-cell>
          <table:table-cell table:formula="of:=COM.MICROSOFT.CONCAT(&quot;INSERT INTO VALOR_CARACTERISTICA VALUES(&quot;;[.B185];&quot;,1,'&quot;;[.C185];&quot;');&quot;)" office:value-type="string" office:string-value="INSERT INTO VALOR_CARACTERISTICA VALUES(184,1,'ほんじつ');" calcext:value-type="string">
            <text:p>INSERT INTO VALOR_CARACTERISTICA VALUES(184,1,'ほんじつ');</text:p>
          </table:table-cell>
          <table:table-cell table:formula="of:=COM.MICROSOFT.CONCAT(&quot;INSERT INTO VALOR_CARACTERISTICA VALUES(&quot;;[.B185];&quot;,3,'&quot;;[.D185];&quot;');&quot;)" office:value-type="string" office:string-value="INSERT INTO VALOR_CARACTERISTICA VALUES(184,3,'Hoy.');" calcext:value-type="string">
            <text:p>INSERT INTO VALOR_CARACTERISTICA VALUES(184,3,'Hoy.');</text:p>
          </table:table-cell>
          <table:table-cell table:formula="of:=COM.MICROSOFT.CONCAT(&quot;INSERT INTO VALOR_CARACTERISTICA VALUES(&quot;;[.B185];&quot;,2,'&quot;;TRIM([.E185]);&quot;');&quot;)" office:value-type="string" office:string-value="INSERT INTO VALOR_CARACTERISTICA VALUES(184,2,'本日');" calcext:value-type="string">
            <text:p>INSERT INTO VALOR_CARACTERISTICA VALUES(184,2,'本日');</text:p>
          </table:table-cell>
          <table:table-cell table:number-columns-repeated="2"/>
        </table:table-row>
        <table:table-row table:style-name="ro1">
          <table:table-cell office:value-type="float" office:value="3" calcext:value-type="float">
            <text:p>3</text:p>
          </table:table-cell>
          <table:table-cell table:formula="of:=[.B185]+1" office:value-type="float" office:value="185" calcext:value-type="float">
            <text:p>185</text:p>
          </table:table-cell>
          <table:table-cell office:value-type="string" calcext:value-type="string">
            <text:p>なんでもいいから</text:p>
          </table:table-cell>
          <table:table-cell office:value-type="string" calcext:value-type="string">
            <text:p>Cualquier cosa.</text:p>
          </table:table-cell>
          <table:table-cell office:value-type="string" calcext:value-type="string">
            <text:p>何でもいいから</text:p>
          </table:table-cell>
          <table:table-cell table:number-columns-repeated="2"/>
          <table:table-cell table:formula="of:=COM.MICROSOFT.CONCAT (&quot;insert into ITEM_INFO  values(&quot;;[.B186];&quot;,&quot;;[.A186];&quot;);&quot;)" office:value-type="string" office:string-value="insert into ITEM_INFO  values(185,3);" calcext:value-type="string">
            <text:p>insert into ITEM_INFO <text:s/>values(185,3);</text:p>
          </table:table-cell>
          <table:table-cell table:formula="of:=COM.MICROSOFT.CONCAT(&quot;INSERT INTO VALOR_CARACTERISTICA VALUES(&quot;;[.B186];&quot;,1,'&quot;;[.C186];&quot;');&quot;)" office:value-type="string" office:string-value="INSERT INTO VALOR_CARACTERISTICA VALUES(185,1,'なんでもいいから');" calcext:value-type="string">
            <text:p>INSERT INTO VALOR_CARACTERISTICA VALUES(185,1,'なんでもいいから');</text:p>
          </table:table-cell>
          <table:table-cell table:formula="of:=COM.MICROSOFT.CONCAT(&quot;INSERT INTO VALOR_CARACTERISTICA VALUES(&quot;;[.B186];&quot;,3,'&quot;;[.D186];&quot;');&quot;)" office:value-type="string" office:string-value="INSERT INTO VALOR_CARACTERISTICA VALUES(185,3,'Cualquier cosa.');" calcext:value-type="string">
            <text:p>INSERT INTO VALOR_CARACTERISTICA VALUES(185,3,'Cualquier cosa.');</text:p>
          </table:table-cell>
          <table:table-cell table:formula="of:=COM.MICROSOFT.CONCAT(&quot;INSERT INTO VALOR_CARACTERISTICA VALUES(&quot;;[.B186];&quot;,2,'&quot;;TRIM([.E186]);&quot;');&quot;)" office:value-type="string" office:string-value="INSERT INTO VALOR_CARACTERISTICA VALUES(185,2,'何でもいいから');" calcext:value-type="string">
            <text:p>INSERT INTO VALOR_CARACTERISTICA VALUES(185,2,'何でもいいから');</text:p>
          </table:table-cell>
          <table:table-cell table:number-columns-repeated="2"/>
        </table:table-row>
        <table:table-row table:style-name="ro1">
          <table:table-cell office:value-type="float" office:value="3" calcext:value-type="float">
            <text:p>3</text:p>
          </table:table-cell>
          <table:table-cell table:formula="of:=[.B186]+1" office:value-type="float" office:value="186" calcext:value-type="float">
            <text:p>186</text:p>
          </table:table-cell>
          <table:table-cell office:value-type="string" calcext:value-type="string">
            <text:p>なにか</text:p>
          </table:table-cell>
          <table:table-cell office:value-type="string" calcext:value-type="string">
            <text:p>Algo.</text:p>
          </table:table-cell>
          <table:table-cell office:value-type="string" calcext:value-type="string">
            <text:p>何か</text:p>
          </table:table-cell>
          <table:table-cell table:number-columns-repeated="2"/>
          <table:table-cell table:formula="of:=COM.MICROSOFT.CONCAT (&quot;insert into ITEM_INFO  values(&quot;;[.B187];&quot;,&quot;;[.A187];&quot;);&quot;)" office:value-type="string" office:string-value="insert into ITEM_INFO  values(186,3);" calcext:value-type="string">
            <text:p>insert into ITEM_INFO <text:s/>values(186,3);</text:p>
          </table:table-cell>
          <table:table-cell table:formula="of:=COM.MICROSOFT.CONCAT(&quot;INSERT INTO VALOR_CARACTERISTICA VALUES(&quot;;[.B187];&quot;,1,'&quot;;[.C187];&quot;');&quot;)" office:value-type="string" office:string-value="INSERT INTO VALOR_CARACTERISTICA VALUES(186,1,'なにか');" calcext:value-type="string">
            <text:p>INSERT INTO VALOR_CARACTERISTICA VALUES(186,1,'なにか');</text:p>
          </table:table-cell>
          <table:table-cell table:formula="of:=COM.MICROSOFT.CONCAT(&quot;INSERT INTO VALOR_CARACTERISTICA VALUES(&quot;;[.B187];&quot;,3,'&quot;;[.D187];&quot;');&quot;)" office:value-type="string" office:string-value="INSERT INTO VALOR_CARACTERISTICA VALUES(186,3,'Algo.');" calcext:value-type="string">
            <text:p>INSERT INTO VALOR_CARACTERISTICA VALUES(186,3,'Algo.');</text:p>
          </table:table-cell>
          <table:table-cell table:formula="of:=COM.MICROSOFT.CONCAT(&quot;INSERT INTO VALOR_CARACTERISTICA VALUES(&quot;;[.B187];&quot;,2,'&quot;;TRIM([.E187]);&quot;');&quot;)" office:value-type="string" office:string-value="INSERT INTO VALOR_CARACTERISTICA VALUES(186,2,'何か');" calcext:value-type="string">
            <text:p>INSERT INTO VALOR_CARACTERISTICA VALUES(186,2,'何か');</text:p>
          </table:table-cell>
          <table:table-cell table:number-columns-repeated="2"/>
        </table:table-row>
        <table:table-row table:style-name="ro1">
          <table:table-cell office:value-type="float" office:value="3" calcext:value-type="float">
            <text:p>3</text:p>
          </table:table-cell>
          <table:table-cell table:formula="of:=[.B187]+1" office:value-type="float" office:value="187" calcext:value-type="float">
            <text:p>187</text:p>
          </table:table-cell>
          <table:table-cell office:value-type="string" calcext:value-type="string">
            <text:p>けっして</text:p>
          </table:table-cell>
          <table:table-cell office:value-type="string" calcext:value-type="string">
            <text:p>Por nada del mundo (hagas algo).</text:p>
          </table:table-cell>
          <table:table-cell office:value-type="string" calcext:value-type="string">
            <text:p>決して</text:p>
          </table:table-cell>
          <table:table-cell table:number-columns-repeated="2"/>
          <table:table-cell table:formula="of:=COM.MICROSOFT.CONCAT (&quot;insert into ITEM_INFO  values(&quot;;[.B188];&quot;,&quot;;[.A188];&quot;);&quot;)" office:value-type="string" office:string-value="insert into ITEM_INFO  values(187,3);" calcext:value-type="string">
            <text:p>insert into ITEM_INFO <text:s/>values(187,3);</text:p>
          </table:table-cell>
          <table:table-cell table:formula="of:=COM.MICROSOFT.CONCAT(&quot;INSERT INTO VALOR_CARACTERISTICA VALUES(&quot;;[.B188];&quot;,1,'&quot;;[.C188];&quot;');&quot;)" office:value-type="string" office:string-value="INSERT INTO VALOR_CARACTERISTICA VALUES(187,1,'けっして');" calcext:value-type="string">
            <text:p>INSERT INTO VALOR_CARACTERISTICA VALUES(187,1,'けっして');</text:p>
          </table:table-cell>
          <table:table-cell table:formula="of:=COM.MICROSOFT.CONCAT(&quot;INSERT INTO VALOR_CARACTERISTICA VALUES(&quot;;[.B188];&quot;,3,'&quot;;[.D188];&quot;');&quot;)" office:value-type="string" office:string-value="INSERT INTO VALOR_CARACTERISTICA VALUES(187,3,'Por nada del mundo (hagas algo).');" calcext:value-type="string">
            <text:p>INSERT INTO VALOR_CARACTERISTICA VALUES(187,3,'Por nada del mundo (hagas algo).');</text:p>
          </table:table-cell>
          <table:table-cell table:formula="of:=COM.MICROSOFT.CONCAT(&quot;INSERT INTO VALOR_CARACTERISTICA VALUES(&quot;;[.B188];&quot;,2,'&quot;;TRIM([.E188]);&quot;');&quot;)" office:value-type="string" office:string-value="INSERT INTO VALOR_CARACTERISTICA VALUES(187,2,'決して');" calcext:value-type="string">
            <text:p>INSERT INTO VALOR_CARACTERISTICA VALUES(187,2,'決して');</text:p>
          </table:table-cell>
          <table:table-cell table:number-columns-repeated="2"/>
        </table:table-row>
        <table:table-row table:style-name="ro1">
          <table:table-cell office:value-type="float" office:value="3" calcext:value-type="float">
            <text:p>3</text:p>
          </table:table-cell>
          <table:table-cell table:formula="of:=[.B188]+1" office:value-type="float" office:value="188" calcext:value-type="float">
            <text:p>188</text:p>
          </table:table-cell>
          <table:table-cell office:value-type="string" calcext:value-type="string">
            <text:p>てんそう</text:p>
          </table:table-cell>
          <table:table-cell office:value-type="string" calcext:value-type="string">
            <text:p>Reenviar (correo, mail), redirección.</text:p>
          </table:table-cell>
          <table:table-cell office:value-type="string" calcext:value-type="string">
            <text:p>転送</text:p>
          </table:table-cell>
          <table:table-cell table:number-columns-repeated="2"/>
          <table:table-cell table:formula="of:=COM.MICROSOFT.CONCAT (&quot;insert into ITEM_INFO  values(&quot;;[.B189];&quot;,&quot;;[.A189];&quot;);&quot;)" office:value-type="string" office:string-value="insert into ITEM_INFO  values(188,3);" calcext:value-type="string">
            <text:p>insert into ITEM_INFO <text:s/>values(188,3);</text:p>
          </table:table-cell>
          <table:table-cell table:formula="of:=COM.MICROSOFT.CONCAT(&quot;INSERT INTO VALOR_CARACTERISTICA VALUES(&quot;;[.B189];&quot;,1,'&quot;;[.C189];&quot;');&quot;)" office:value-type="string" office:string-value="INSERT INTO VALOR_CARACTERISTICA VALUES(188,1,'てんそう');" calcext:value-type="string">
            <text:p>INSERT INTO VALOR_CARACTERISTICA VALUES(188,1,'てんそう');</text:p>
          </table:table-cell>
          <table:table-cell table:formula="of:=COM.MICROSOFT.CONCAT(&quot;INSERT INTO VALOR_CARACTERISTICA VALUES(&quot;;[.B189];&quot;,3,'&quot;;[.D189];&quot;');&quot;)" office:value-type="string" office:string-value="INSERT INTO VALOR_CARACTERISTICA VALUES(188,3,'Reenviar (correo, mail), redirección.');" calcext:value-type="string">
            <text:p>INSERT INTO VALOR_CARACTERISTICA VALUES(188,3,'Reenviar (correo, mail), redirección.');</text:p>
          </table:table-cell>
          <table:table-cell table:formula="of:=COM.MICROSOFT.CONCAT(&quot;INSERT INTO VALOR_CARACTERISTICA VALUES(&quot;;[.B189];&quot;,2,'&quot;;TRIM([.E189]);&quot;');&quot;)" office:value-type="string" office:string-value="INSERT INTO VALOR_CARACTERISTICA VALUES(188,2,'転送');" calcext:value-type="string">
            <text:p>INSERT INTO VALOR_CARACTERISTICA VALUES(188,2,'転送');</text:p>
          </table:table-cell>
          <table:table-cell table:number-columns-repeated="2"/>
        </table:table-row>
        <table:table-row table:style-name="ro1">
          <table:table-cell office:value-type="float" office:value="3" calcext:value-type="float">
            <text:p>3</text:p>
          </table:table-cell>
          <table:table-cell table:formula="of:=[.B189]+1" office:value-type="float" office:value="189" calcext:value-type="float">
            <text:p>189</text:p>
          </table:table-cell>
          <table:table-cell office:value-type="string" calcext:value-type="string">
            <text:p>しょくよく</text:p>
          </table:table-cell>
          <table:table-cell office:value-type="string" calcext:value-type="string">
            <text:p>Apetito.</text:p>
          </table:table-cell>
          <table:table-cell office:value-type="string" calcext:value-type="string">
            <text:p>食欲</text:p>
          </table:table-cell>
          <table:table-cell table:number-columns-repeated="2"/>
          <table:table-cell table:formula="of:=COM.MICROSOFT.CONCAT (&quot;insert into ITEM_INFO  values(&quot;;[.B190];&quot;,&quot;;[.A190];&quot;);&quot;)" office:value-type="string" office:string-value="insert into ITEM_INFO  values(189,3);" calcext:value-type="string">
            <text:p>insert into ITEM_INFO <text:s/>values(189,3);</text:p>
          </table:table-cell>
          <table:table-cell table:formula="of:=COM.MICROSOFT.CONCAT(&quot;INSERT INTO VALOR_CARACTERISTICA VALUES(&quot;;[.B190];&quot;,1,'&quot;;[.C190];&quot;');&quot;)" office:value-type="string" office:string-value="INSERT INTO VALOR_CARACTERISTICA VALUES(189,1,'しょくよく');" calcext:value-type="string">
            <text:p>INSERT INTO VALOR_CARACTERISTICA VALUES(189,1,'しょくよく');</text:p>
          </table:table-cell>
          <table:table-cell table:formula="of:=COM.MICROSOFT.CONCAT(&quot;INSERT INTO VALOR_CARACTERISTICA VALUES(&quot;;[.B190];&quot;,3,'&quot;;[.D190];&quot;');&quot;)" office:value-type="string" office:string-value="INSERT INTO VALOR_CARACTERISTICA VALUES(189,3,'Apetito.');" calcext:value-type="string">
            <text:p>INSERT INTO VALOR_CARACTERISTICA VALUES(189,3,'Apetito.');</text:p>
          </table:table-cell>
          <table:table-cell table:formula="of:=COM.MICROSOFT.CONCAT(&quot;INSERT INTO VALOR_CARACTERISTICA VALUES(&quot;;[.B190];&quot;,2,'&quot;;TRIM([.E190]);&quot;');&quot;)" office:value-type="string" office:string-value="INSERT INTO VALOR_CARACTERISTICA VALUES(189,2,'食欲');" calcext:value-type="string">
            <text:p>INSERT INTO VALOR_CARACTERISTICA VALUES(189,2,'食欲');</text:p>
          </table:table-cell>
          <table:table-cell table:number-columns-repeated="2"/>
        </table:table-row>
        <table:table-row table:style-name="ro1">
          <table:table-cell office:value-type="float" office:value="3" calcext:value-type="float">
            <text:p>3</text:p>
          </table:table-cell>
          <table:table-cell table:formula="of:=[.B190]+1" office:value-type="float" office:value="190" calcext:value-type="float">
            <text:p>190</text:p>
          </table:table-cell>
          <table:table-cell office:value-type="string" calcext:value-type="string">
            <text:p>あんてい</text:p>
          </table:table-cell>
          <table:table-cell office:value-type="string" calcext:value-type="string">
            <text:p>Estabilidad, equilibrio.</text:p>
          </table:table-cell>
          <table:table-cell office:value-type="string" calcext:value-type="string">
            <text:p>安定</text:p>
          </table:table-cell>
          <table:table-cell table:number-columns-repeated="2"/>
          <table:table-cell table:formula="of:=COM.MICROSOFT.CONCAT (&quot;insert into ITEM_INFO  values(&quot;;[.B191];&quot;,&quot;;[.A191];&quot;);&quot;)" office:value-type="string" office:string-value="insert into ITEM_INFO  values(190,3);" calcext:value-type="string">
            <text:p>insert into ITEM_INFO <text:s/>values(190,3);</text:p>
          </table:table-cell>
          <table:table-cell table:formula="of:=COM.MICROSOFT.CONCAT(&quot;INSERT INTO VALOR_CARACTERISTICA VALUES(&quot;;[.B191];&quot;,1,'&quot;;[.C191];&quot;');&quot;)" office:value-type="string" office:string-value="INSERT INTO VALOR_CARACTERISTICA VALUES(190,1,'あんてい');" calcext:value-type="string">
            <text:p>INSERT INTO VALOR_CARACTERISTICA VALUES(190,1,'あんてい');</text:p>
          </table:table-cell>
          <table:table-cell table:formula="of:=COM.MICROSOFT.CONCAT(&quot;INSERT INTO VALOR_CARACTERISTICA VALUES(&quot;;[.B191];&quot;,3,'&quot;;[.D191];&quot;');&quot;)" office:value-type="string" office:string-value="INSERT INTO VALOR_CARACTERISTICA VALUES(190,3,'Estabilidad, equilibrio.');" calcext:value-type="string">
            <text:p>INSERT INTO VALOR_CARACTERISTICA VALUES(190,3,'Estabilidad, equilibrio.');</text:p>
          </table:table-cell>
          <table:table-cell table:formula="of:=COM.MICROSOFT.CONCAT(&quot;INSERT INTO VALOR_CARACTERISTICA VALUES(&quot;;[.B191];&quot;,2,'&quot;;TRIM([.E191]);&quot;');&quot;)" office:value-type="string" office:string-value="INSERT INTO VALOR_CARACTERISTICA VALUES(190,2,'安定');" calcext:value-type="string">
            <text:p>INSERT INTO VALOR_CARACTERISTICA VALUES(190,2,'安定');</text:p>
          </table:table-cell>
          <table:table-cell table:number-columns-repeated="2"/>
        </table:table-row>
        <table:table-row table:style-name="ro1">
          <table:table-cell office:value-type="float" office:value="3" calcext:value-type="float">
            <text:p>3</text:p>
          </table:table-cell>
          <table:table-cell table:formula="of:=[.B191]+1" office:value-type="float" office:value="191" calcext:value-type="float">
            <text:p>191</text:p>
          </table:table-cell>
          <table:table-cell office:value-type="string" calcext:value-type="string">
            <text:p>しょうじき</text:p>
          </table:table-cell>
          <table:table-cell office:value-type="string" calcext:value-type="string">
            <text:p>Franco, gentil.</text:p>
          </table:table-cell>
          <table:table-cell office:value-type="string" calcext:value-type="string">
            <text:p>正直</text:p>
          </table:table-cell>
          <table:table-cell table:number-columns-repeated="2"/>
          <table:table-cell table:formula="of:=COM.MICROSOFT.CONCAT (&quot;insert into ITEM_INFO  values(&quot;;[.B192];&quot;,&quot;;[.A192];&quot;);&quot;)" office:value-type="string" office:string-value="insert into ITEM_INFO  values(191,3);" calcext:value-type="string">
            <text:p>insert into ITEM_INFO <text:s/>values(191,3);</text:p>
          </table:table-cell>
          <table:table-cell table:formula="of:=COM.MICROSOFT.CONCAT(&quot;INSERT INTO VALOR_CARACTERISTICA VALUES(&quot;;[.B192];&quot;,1,'&quot;;[.C192];&quot;');&quot;)" office:value-type="string" office:string-value="INSERT INTO VALOR_CARACTERISTICA VALUES(191,1,'しょうじき');" calcext:value-type="string">
            <text:p>INSERT INTO VALOR_CARACTERISTICA VALUES(191,1,'しょうじき');</text:p>
          </table:table-cell>
          <table:table-cell table:formula="of:=COM.MICROSOFT.CONCAT(&quot;INSERT INTO VALOR_CARACTERISTICA VALUES(&quot;;[.B192];&quot;,3,'&quot;;[.D192];&quot;');&quot;)" office:value-type="string" office:string-value="INSERT INTO VALOR_CARACTERISTICA VALUES(191,3,'Franco, gentil.');" calcext:value-type="string">
            <text:p>INSERT INTO VALOR_CARACTERISTICA VALUES(191,3,'Franco, gentil.');</text:p>
          </table:table-cell>
          <table:table-cell table:formula="of:=COM.MICROSOFT.CONCAT(&quot;INSERT INTO VALOR_CARACTERISTICA VALUES(&quot;;[.B192];&quot;,2,'&quot;;TRIM([.E192]);&quot;');&quot;)" office:value-type="string" office:string-value="INSERT INTO VALOR_CARACTERISTICA VALUES(191,2,'正直');" calcext:value-type="string">
            <text:p>INSERT INTO VALOR_CARACTERISTICA VALUES(191,2,'正直');</text:p>
          </table:table-cell>
          <table:table-cell table:number-columns-repeated="2"/>
        </table:table-row>
        <table:table-row table:style-name="ro1">
          <table:table-cell office:value-type="float" office:value="3" calcext:value-type="float">
            <text:p>3</text:p>
          </table:table-cell>
          <table:table-cell table:formula="of:=[.B192]+1" office:value-type="float" office:value="192" calcext:value-type="float">
            <text:p>192</text:p>
          </table:table-cell>
          <table:table-cell office:value-type="string" calcext:value-type="string">
            <text:p>けいじばん</text:p>
          </table:table-cell>
          <table:table-cell office:value-type="string" calcext:value-type="string">
            <text:p>Tablón de anuncios.</text:p>
          </table:table-cell>
          <table:table-cell office:value-type="string" calcext:value-type="string">
            <text:p>掲示板</text:p>
          </table:table-cell>
          <table:table-cell table:number-columns-repeated="2"/>
          <table:table-cell table:formula="of:=COM.MICROSOFT.CONCAT (&quot;insert into ITEM_INFO  values(&quot;;[.B193];&quot;,&quot;;[.A193];&quot;);&quot;)" office:value-type="string" office:string-value="insert into ITEM_INFO  values(192,3);" calcext:value-type="string">
            <text:p>insert into ITEM_INFO <text:s/>values(192,3);</text:p>
          </table:table-cell>
          <table:table-cell table:formula="of:=COM.MICROSOFT.CONCAT(&quot;INSERT INTO VALOR_CARACTERISTICA VALUES(&quot;;[.B193];&quot;,1,'&quot;;[.C193];&quot;');&quot;)" office:value-type="string" office:string-value="INSERT INTO VALOR_CARACTERISTICA VALUES(192,1,'けいじばん');" calcext:value-type="string">
            <text:p>INSERT INTO VALOR_CARACTERISTICA VALUES(192,1,'けいじばん');</text:p>
          </table:table-cell>
          <table:table-cell table:formula="of:=COM.MICROSOFT.CONCAT(&quot;INSERT INTO VALOR_CARACTERISTICA VALUES(&quot;;[.B193];&quot;,3,'&quot;;[.D193];&quot;');&quot;)" office:value-type="string" office:string-value="INSERT INTO VALOR_CARACTERISTICA VALUES(192,3,'Tablón de anuncios.');" calcext:value-type="string">
            <text:p>INSERT INTO VALOR_CARACTERISTICA VALUES(192,3,'Tablón de anuncios.');</text:p>
          </table:table-cell>
          <table:table-cell table:formula="of:=COM.MICROSOFT.CONCAT(&quot;INSERT INTO VALOR_CARACTERISTICA VALUES(&quot;;[.B193];&quot;,2,'&quot;;TRIM([.E193]);&quot;');&quot;)" office:value-type="string" office:string-value="INSERT INTO VALOR_CARACTERISTICA VALUES(192,2,'掲示板');" calcext:value-type="string">
            <text:p>INSERT INTO VALOR_CARACTERISTICA VALUES(192,2,'掲示板');</text:p>
          </table:table-cell>
          <table:table-cell table:number-columns-repeated="2"/>
        </table:table-row>
        <table:table-row table:style-name="ro1">
          <table:table-cell office:value-type="float" office:value="3" calcext:value-type="float">
            <text:p>3</text:p>
          </table:table-cell>
          <table:table-cell table:formula="of:=[.B193]+1" office:value-type="float" office:value="193" calcext:value-type="float">
            <text:p>193</text:p>
          </table:table-cell>
          <table:table-cell office:value-type="string" calcext:value-type="string">
            <text:p>ちじん</text:p>
          </table:table-cell>
          <table:table-cell office:value-type="string" calcext:value-type="string">
            <text:p>Personas conocidas.</text:p>
          </table:table-cell>
          <table:table-cell office:value-type="string" calcext:value-type="string">
            <text:p>知人</text:p>
          </table:table-cell>
          <table:table-cell table:number-columns-repeated="2"/>
          <table:table-cell table:formula="of:=COM.MICROSOFT.CONCAT (&quot;insert into ITEM_INFO  values(&quot;;[.B194];&quot;,&quot;;[.A194];&quot;);&quot;)" office:value-type="string" office:string-value="insert into ITEM_INFO  values(193,3);" calcext:value-type="string">
            <text:p>insert into ITEM_INFO <text:s/>values(193,3);</text:p>
          </table:table-cell>
          <table:table-cell table:formula="of:=COM.MICROSOFT.CONCAT(&quot;INSERT INTO VALOR_CARACTERISTICA VALUES(&quot;;[.B194];&quot;,1,'&quot;;[.C194];&quot;');&quot;)" office:value-type="string" office:string-value="INSERT INTO VALOR_CARACTERISTICA VALUES(193,1,'ちじん');" calcext:value-type="string">
            <text:p>INSERT INTO VALOR_CARACTERISTICA VALUES(193,1,'ちじん');</text:p>
          </table:table-cell>
          <table:table-cell table:formula="of:=COM.MICROSOFT.CONCAT(&quot;INSERT INTO VALOR_CARACTERISTICA VALUES(&quot;;[.B194];&quot;,3,'&quot;;[.D194];&quot;');&quot;)" office:value-type="string" office:string-value="INSERT INTO VALOR_CARACTERISTICA VALUES(193,3,'Personas conocidas.');" calcext:value-type="string">
            <text:p>INSERT INTO VALOR_CARACTERISTICA VALUES(193,3,'Personas conocidas.');</text:p>
          </table:table-cell>
          <table:table-cell table:formula="of:=COM.MICROSOFT.CONCAT(&quot;INSERT INTO VALOR_CARACTERISTICA VALUES(&quot;;[.B194];&quot;,2,'&quot;;TRIM([.E194]);&quot;');&quot;)" office:value-type="string" office:string-value="INSERT INTO VALOR_CARACTERISTICA VALUES(193,2,'知人');" calcext:value-type="string">
            <text:p>INSERT INTO VALOR_CARACTERISTICA VALUES(193,2,'知人');</text:p>
          </table:table-cell>
          <table:table-cell table:number-columns-repeated="2"/>
        </table:table-row>
        <table:table-row table:style-name="ro1">
          <table:table-cell office:value-type="float" office:value="3" calcext:value-type="float">
            <text:p>3</text:p>
          </table:table-cell>
          <table:table-cell table:formula="of:=[.B194]+1" office:value-type="float" office:value="194" calcext:value-type="float">
            <text:p>194</text:p>
          </table:table-cell>
          <table:table-cell office:value-type="string" calcext:value-type="string">
            <text:p>いっしょうわすれない</text:p>
          </table:table-cell>
          <table:table-cell office:value-type="string" calcext:value-type="string">
            <text:p>Nunca lo voy a olvidar.</text:p>
          </table:table-cell>
          <table:table-cell office:value-type="string" calcext:value-type="string">
            <text:p>一生忘れない</text:p>
          </table:table-cell>
          <table:table-cell table:number-columns-repeated="2"/>
          <table:table-cell table:formula="of:=COM.MICROSOFT.CONCAT (&quot;insert into ITEM_INFO  values(&quot;;[.B195];&quot;,&quot;;[.A195];&quot;);&quot;)" office:value-type="string" office:string-value="insert into ITEM_INFO  values(194,3);" calcext:value-type="string">
            <text:p>insert into ITEM_INFO <text:s/>values(194,3);</text:p>
          </table:table-cell>
          <table:table-cell table:formula="of:=COM.MICROSOFT.CONCAT(&quot;INSERT INTO VALOR_CARACTERISTICA VALUES(&quot;;[.B195];&quot;,1,'&quot;;[.C195];&quot;');&quot;)" office:value-type="string" office:string-value="INSERT INTO VALOR_CARACTERISTICA VALUES(194,1,'いっしょうわすれない');" calcext:value-type="string">
            <text:p>INSERT INTO VALOR_CARACTERISTICA VALUES(194,1,'いっしょうわすれない');</text:p>
          </table:table-cell>
          <table:table-cell table:formula="of:=COM.MICROSOFT.CONCAT(&quot;INSERT INTO VALOR_CARACTERISTICA VALUES(&quot;;[.B195];&quot;,3,'&quot;;[.D195];&quot;');&quot;)" office:value-type="string" office:string-value="INSERT INTO VALOR_CARACTERISTICA VALUES(194,3,'Nunca lo voy a olvidar.');" calcext:value-type="string">
            <text:p>INSERT INTO VALOR_CARACTERISTICA VALUES(194,3,'Nunca lo voy a olvidar.');</text:p>
          </table:table-cell>
          <table:table-cell table:formula="of:=COM.MICROSOFT.CONCAT(&quot;INSERT INTO VALOR_CARACTERISTICA VALUES(&quot;;[.B195];&quot;,2,'&quot;;TRIM([.E195]);&quot;');&quot;)" office:value-type="string" office:string-value="INSERT INTO VALOR_CARACTERISTICA VALUES(194,2,'一生忘れない');" calcext:value-type="string">
            <text:p>INSERT INTO VALOR_CARACTERISTICA VALUES(194,2,'一生忘れない');</text:p>
          </table:table-cell>
          <table:table-cell table:number-columns-repeated="2"/>
        </table:table-row>
        <table:table-row table:style-name="ro1">
          <table:table-cell office:value-type="float" office:value="3" calcext:value-type="float">
            <text:p>3</text:p>
          </table:table-cell>
          <table:table-cell table:formula="of:=[.B195]+1" office:value-type="float" office:value="195" calcext:value-type="float">
            <text:p>195</text:p>
          </table:table-cell>
          <table:table-cell office:value-type="string" calcext:value-type="string">
            <text:p>つうじない</text:p>
          </table:table-cell>
          <table:table-cell office:value-type="string" calcext:value-type="string">
            <text:p>No se transmite, no da efecto.</text:p>
          </table:table-cell>
          <table:table-cell office:value-type="string" calcext:value-type="string">
            <text:p>通じない</text:p>
          </table:table-cell>
          <table:table-cell table:number-columns-repeated="2"/>
          <table:table-cell table:formula="of:=COM.MICROSOFT.CONCAT (&quot;insert into ITEM_INFO  values(&quot;;[.B196];&quot;,&quot;;[.A196];&quot;);&quot;)" office:value-type="string" office:string-value="insert into ITEM_INFO  values(195,3);" calcext:value-type="string">
            <text:p>insert into ITEM_INFO <text:s/>values(195,3);</text:p>
          </table:table-cell>
          <table:table-cell table:formula="of:=COM.MICROSOFT.CONCAT(&quot;INSERT INTO VALOR_CARACTERISTICA VALUES(&quot;;[.B196];&quot;,1,'&quot;;[.C196];&quot;');&quot;)" office:value-type="string" office:string-value="INSERT INTO VALOR_CARACTERISTICA VALUES(195,1,'つうじない');" calcext:value-type="string">
            <text:p>INSERT INTO VALOR_CARACTERISTICA VALUES(195,1,'つうじない');</text:p>
          </table:table-cell>
          <table:table-cell table:formula="of:=COM.MICROSOFT.CONCAT(&quot;INSERT INTO VALOR_CARACTERISTICA VALUES(&quot;;[.B196];&quot;,3,'&quot;;[.D196];&quot;');&quot;)" office:value-type="string" office:string-value="INSERT INTO VALOR_CARACTERISTICA VALUES(195,3,'No se transmite, no da efecto.');" calcext:value-type="string">
            <text:p>INSERT INTO VALOR_CARACTERISTICA VALUES(195,3,'No se transmite, no da efecto.');</text:p>
          </table:table-cell>
          <table:table-cell table:formula="of:=COM.MICROSOFT.CONCAT(&quot;INSERT INTO VALOR_CARACTERISTICA VALUES(&quot;;[.B196];&quot;,2,'&quot;;TRIM([.E196]);&quot;');&quot;)" office:value-type="string" office:string-value="INSERT INTO VALOR_CARACTERISTICA VALUES(195,2,'通じない');" calcext:value-type="string">
            <text:p>INSERT INTO VALOR_CARACTERISTICA VALUES(195,2,'通じない');</text:p>
          </table:table-cell>
          <table:table-cell table:number-columns-repeated="2"/>
        </table:table-row>
        <table:table-row table:style-name="ro1">
          <table:table-cell office:value-type="float" office:value="3" calcext:value-type="float">
            <text:p>3</text:p>
          </table:table-cell>
          <table:table-cell table:formula="of:=[.B196]+1" office:value-type="float" office:value="196" calcext:value-type="float">
            <text:p>196</text:p>
          </table:table-cell>
          <table:table-cell office:value-type="string" calcext:value-type="string">
            <text:p>つうち</text:p>
          </table:table-cell>
          <table:table-cell office:value-type="string" calcext:value-type="string">
            <text:p>Notificación.</text:p>
          </table:table-cell>
          <table:table-cell office:value-type="string" calcext:value-type="string">
            <text:p>通知</text:p>
          </table:table-cell>
          <table:table-cell table:number-columns-repeated="2"/>
          <table:table-cell table:formula="of:=COM.MICROSOFT.CONCAT (&quot;insert into ITEM_INFO  values(&quot;;[.B197];&quot;,&quot;;[.A197];&quot;);&quot;)" office:value-type="string" office:string-value="insert into ITEM_INFO  values(196,3);" calcext:value-type="string">
            <text:p>insert into ITEM_INFO <text:s/>values(196,3);</text:p>
          </table:table-cell>
          <table:table-cell table:formula="of:=COM.MICROSOFT.CONCAT(&quot;INSERT INTO VALOR_CARACTERISTICA VALUES(&quot;;[.B197];&quot;,1,'&quot;;[.C197];&quot;');&quot;)" office:value-type="string" office:string-value="INSERT INTO VALOR_CARACTERISTICA VALUES(196,1,'つうち');" calcext:value-type="string">
            <text:p>INSERT INTO VALOR_CARACTERISTICA VALUES(196,1,'つうち');</text:p>
          </table:table-cell>
          <table:table-cell table:formula="of:=COM.MICROSOFT.CONCAT(&quot;INSERT INTO VALOR_CARACTERISTICA VALUES(&quot;;[.B197];&quot;,3,'&quot;;[.D197];&quot;');&quot;)" office:value-type="string" office:string-value="INSERT INTO VALOR_CARACTERISTICA VALUES(196,3,'Notificación.');" calcext:value-type="string">
            <text:p>INSERT INTO VALOR_CARACTERISTICA VALUES(196,3,'Notificación.');</text:p>
          </table:table-cell>
          <table:table-cell table:formula="of:=COM.MICROSOFT.CONCAT(&quot;INSERT INTO VALOR_CARACTERISTICA VALUES(&quot;;[.B197];&quot;,2,'&quot;;TRIM([.E197]);&quot;');&quot;)" office:value-type="string" office:string-value="INSERT INTO VALOR_CARACTERISTICA VALUES(196,2,'通知');" calcext:value-type="string">
            <text:p>INSERT INTO VALOR_CARACTERISTICA VALUES(196,2,'通知');</text:p>
          </table:table-cell>
          <table:table-cell table:number-columns-repeated="2"/>
        </table:table-row>
        <table:table-row table:style-name="ro1">
          <table:table-cell office:value-type="float" office:value="3" calcext:value-type="float">
            <text:p>3</text:p>
          </table:table-cell>
          <table:table-cell table:formula="of:=[.B197]+1" office:value-type="float" office:value="197" calcext:value-type="float">
            <text:p>197</text:p>
          </table:table-cell>
          <table:table-cell office:value-type="string" calcext:value-type="string">
            <text:p><text:span text:style-name="T4">りゅう</text:span>こう</text:p>
          </table:table-cell>
          <table:table-cell office:value-type="string" calcext:value-type="string">
            <text:p>Estar a la moda.</text:p>
          </table:table-cell>
          <table:table-cell office:value-type="string" calcext:value-type="string">
            <text:p>流行</text:p>
          </table:table-cell>
          <table:table-cell table:number-columns-repeated="2"/>
          <table:table-cell table:formula="of:=COM.MICROSOFT.CONCAT (&quot;insert into ITEM_INFO  values(&quot;;[.B198];&quot;,&quot;;[.A198];&quot;);&quot;)" office:value-type="string" office:string-value="insert into ITEM_INFO  values(197,3);" calcext:value-type="string">
            <text:p>insert into ITEM_INFO <text:s/>values(197,3);</text:p>
          </table:table-cell>
          <table:table-cell table:formula="of:=COM.MICROSOFT.CONCAT(&quot;INSERT INTO VALOR_CARACTERISTICA VALUES(&quot;;[.B198];&quot;,1,'&quot;;[.C198];&quot;');&quot;)" office:value-type="string" office:string-value="INSERT INTO VALOR_CARACTERISTICA VALUES(197,1,'りゅうこう');" calcext:value-type="string">
            <text:p>INSERT INTO VALOR_CARACTERISTICA VALUES(197,1,'りゅうこう');</text:p>
          </table:table-cell>
          <table:table-cell table:formula="of:=COM.MICROSOFT.CONCAT(&quot;INSERT INTO VALOR_CARACTERISTICA VALUES(&quot;;[.B198];&quot;,3,'&quot;;[.D198];&quot;');&quot;)" office:value-type="string" office:string-value="INSERT INTO VALOR_CARACTERISTICA VALUES(197,3,'Estar a la moda.');" calcext:value-type="string">
            <text:p>INSERT INTO VALOR_CARACTERISTICA VALUES(197,3,'Estar a la moda.');</text:p>
          </table:table-cell>
          <table:table-cell table:formula="of:=COM.MICROSOFT.CONCAT(&quot;INSERT INTO VALOR_CARACTERISTICA VALUES(&quot;;[.B198];&quot;,2,'&quot;;TRIM([.E198]);&quot;');&quot;)" office:value-type="string" office:string-value="INSERT INTO VALOR_CARACTERISTICA VALUES(197,2,'流行');" calcext:value-type="string">
            <text:p>INSERT INTO VALOR_CARACTERISTICA VALUES(197,2,'流行');</text:p>
          </table:table-cell>
          <table:table-cell table:number-columns-repeated="2"/>
        </table:table-row>
        <table:table-row table:style-name="ro1">
          <table:table-cell office:value-type="float" office:value="3" calcext:value-type="float">
            <text:p>3</text:p>
          </table:table-cell>
          <table:table-cell table:formula="of:=[.B198]+1" office:value-type="float" office:value="198" calcext:value-type="float">
            <text:p>198</text:p>
          </table:table-cell>
          <table:table-cell office:value-type="string" calcext:value-type="string">
            <text:p>かいが</text:p>
          </table:table-cell>
          <table:table-cell office:value-type="string" calcext:value-type="string">
            <text:p>Pintura.</text:p>
          </table:table-cell>
          <table:table-cell office:value-type="string" calcext:value-type="string">
            <text:p>絵画</text:p>
          </table:table-cell>
          <table:table-cell table:number-columns-repeated="2"/>
          <table:table-cell table:formula="of:=COM.MICROSOFT.CONCAT (&quot;insert into ITEM_INFO  values(&quot;;[.B199];&quot;,&quot;;[.A199];&quot;);&quot;)" office:value-type="string" office:string-value="insert into ITEM_INFO  values(198,3);" calcext:value-type="string">
            <text:p>insert into ITEM_INFO <text:s/>values(198,3);</text:p>
          </table:table-cell>
          <table:table-cell table:formula="of:=COM.MICROSOFT.CONCAT(&quot;INSERT INTO VALOR_CARACTERISTICA VALUES(&quot;;[.B199];&quot;,1,'&quot;;[.C199];&quot;');&quot;)" office:value-type="string" office:string-value="INSERT INTO VALOR_CARACTERISTICA VALUES(198,1,'かいが');" calcext:value-type="string">
            <text:p>INSERT INTO VALOR_CARACTERISTICA VALUES(198,1,'かいが');</text:p>
          </table:table-cell>
          <table:table-cell table:formula="of:=COM.MICROSOFT.CONCAT(&quot;INSERT INTO VALOR_CARACTERISTICA VALUES(&quot;;[.B199];&quot;,3,'&quot;;[.D199];&quot;');&quot;)" office:value-type="string" office:string-value="INSERT INTO VALOR_CARACTERISTICA VALUES(198,3,'Pintura.');" calcext:value-type="string">
            <text:p>INSERT INTO VALOR_CARACTERISTICA VALUES(198,3,'Pintura.');</text:p>
          </table:table-cell>
          <table:table-cell table:formula="of:=COM.MICROSOFT.CONCAT(&quot;INSERT INTO VALOR_CARACTERISTICA VALUES(&quot;;[.B199];&quot;,2,'&quot;;TRIM([.E199]);&quot;');&quot;)" office:value-type="string" office:string-value="INSERT INTO VALOR_CARACTERISTICA VALUES(198,2,'絵画');" calcext:value-type="string">
            <text:p>INSERT INTO VALOR_CARACTERISTICA VALUES(198,2,'絵画');</text:p>
          </table:table-cell>
          <table:table-cell table:number-columns-repeated="2"/>
        </table:table-row>
        <table:table-row table:style-name="ro1">
          <table:table-cell office:value-type="float" office:value="3" calcext:value-type="float">
            <text:p>3</text:p>
          </table:table-cell>
          <table:table-cell table:formula="of:=[.B199]+1" office:value-type="float" office:value="199" calcext:value-type="float">
            <text:p>199</text:p>
          </table:table-cell>
          <table:table-cell office:value-type="string" calcext:value-type="string">
            <text:p>さぎょう</text:p>
          </table:table-cell>
          <table:table-cell office:value-type="string" calcext:value-type="string">
            <text:p>Trabajo manual, manufacturado.</text:p>
          </table:table-cell>
          <table:table-cell office:value-type="string" calcext:value-type="string">
            <text:p>作業</text:p>
          </table:table-cell>
          <table:table-cell table:number-columns-repeated="2"/>
          <table:table-cell table:formula="of:=COM.MICROSOFT.CONCAT (&quot;insert into ITEM_INFO  values(&quot;;[.B200];&quot;,&quot;;[.A200];&quot;);&quot;)" office:value-type="string" office:string-value="insert into ITEM_INFO  values(199,3);" calcext:value-type="string">
            <text:p>insert into ITEM_INFO <text:s/>values(199,3);</text:p>
          </table:table-cell>
          <table:table-cell table:formula="of:=COM.MICROSOFT.CONCAT(&quot;INSERT INTO VALOR_CARACTERISTICA VALUES(&quot;;[.B200];&quot;,1,'&quot;;[.C200];&quot;');&quot;)" office:value-type="string" office:string-value="INSERT INTO VALOR_CARACTERISTICA VALUES(199,1,'さぎょう');" calcext:value-type="string">
            <text:p>INSERT INTO VALOR_CARACTERISTICA VALUES(199,1,'さぎょう');</text:p>
          </table:table-cell>
          <table:table-cell table:formula="of:=COM.MICROSOFT.CONCAT(&quot;INSERT INTO VALOR_CARACTERISTICA VALUES(&quot;;[.B200];&quot;,3,'&quot;;[.D200];&quot;');&quot;)" office:value-type="string" office:string-value="INSERT INTO VALOR_CARACTERISTICA VALUES(199,3,'Trabajo manual, manufacturado.');" calcext:value-type="string">
            <text:p>INSERT INTO VALOR_CARACTERISTICA VALUES(199,3,'Trabajo manual, manufacturado.');</text:p>
          </table:table-cell>
          <table:table-cell table:formula="of:=COM.MICROSOFT.CONCAT(&quot;INSERT INTO VALOR_CARACTERISTICA VALUES(&quot;;[.B200];&quot;,2,'&quot;;TRIM([.E200]);&quot;');&quot;)" office:value-type="string" office:string-value="INSERT INTO VALOR_CARACTERISTICA VALUES(199,2,'作業');" calcext:value-type="string">
            <text:p>INSERT INTO VALOR_CARACTERISTICA VALUES(199,2,'作業');</text:p>
          </table:table-cell>
          <table:table-cell table:number-columns-repeated="2"/>
        </table:table-row>
        <table:table-row table:style-name="ro1">
          <table:table-cell office:value-type="float" office:value="3" calcext:value-type="float">
            <text:p>3</text:p>
          </table:table-cell>
          <table:table-cell table:formula="of:=[.B200]+1" office:value-type="float" office:value="200" calcext:value-type="float">
            <text:p>200</text:p>
          </table:table-cell>
          <table:table-cell office:value-type="string" calcext:value-type="string">
            <text:p>さしあげる</text:p>
          </table:table-cell>
          <table:table-cell office:value-type="string" calcext:value-type="string">
            <text:p>Dar como obsequio.</text:p>
          </table:table-cell>
          <table:table-cell office:value-type="string" calcext:value-type="string">
            <text:p>差し上げる</text:p>
          </table:table-cell>
          <table:table-cell table:number-columns-repeated="2"/>
          <table:table-cell table:formula="of:=COM.MICROSOFT.CONCAT (&quot;insert into ITEM_INFO  values(&quot;;[.B201];&quot;,&quot;;[.A201];&quot;);&quot;)" office:value-type="string" office:string-value="insert into ITEM_INFO  values(200,3);" calcext:value-type="string">
            <text:p>insert into ITEM_INFO <text:s/>values(200,3);</text:p>
          </table:table-cell>
          <table:table-cell table:formula="of:=COM.MICROSOFT.CONCAT(&quot;INSERT INTO VALOR_CARACTERISTICA VALUES(&quot;;[.B201];&quot;,1,'&quot;;[.C201];&quot;');&quot;)" office:value-type="string" office:string-value="INSERT INTO VALOR_CARACTERISTICA VALUES(200,1,'さしあげる');" calcext:value-type="string">
            <text:p>INSERT INTO VALOR_CARACTERISTICA VALUES(200,1,'さしあげる');</text:p>
          </table:table-cell>
          <table:table-cell table:formula="of:=COM.MICROSOFT.CONCAT(&quot;INSERT INTO VALOR_CARACTERISTICA VALUES(&quot;;[.B201];&quot;,3,'&quot;;[.D201];&quot;');&quot;)" office:value-type="string" office:string-value="INSERT INTO VALOR_CARACTERISTICA VALUES(200,3,'Dar como obsequio.');" calcext:value-type="string">
            <text:p>INSERT INTO VALOR_CARACTERISTICA VALUES(200,3,'Dar como obsequio.');</text:p>
          </table:table-cell>
          <table:table-cell table:formula="of:=COM.MICROSOFT.CONCAT(&quot;INSERT INTO VALOR_CARACTERISTICA VALUES(&quot;;[.B201];&quot;,2,'&quot;;TRIM([.E201]);&quot;');&quot;)" office:value-type="string" office:string-value="INSERT INTO VALOR_CARACTERISTICA VALUES(200,2,'差し上げる');" calcext:value-type="string">
            <text:p>INSERT INTO VALOR_CARACTERISTICA VALUES(200,2,'差し上げる');</text:p>
          </table:table-cell>
          <table:table-cell table:number-columns-repeated="2"/>
        </table:table-row>
        <table:table-row table:style-name="ro1">
          <table:table-cell office:value-type="float" office:value="3" calcext:value-type="float">
            <text:p>3</text:p>
          </table:table-cell>
          <table:table-cell table:formula="of:=[.B201]+1" office:value-type="float" office:value="201" calcext:value-type="float">
            <text:p>201</text:p>
          </table:table-cell>
          <table:table-cell office:value-type="string" calcext:value-type="string">
            <text:p>しゅと</text:p>
          </table:table-cell>
          <table:table-cell office:value-type="string" calcext:value-type="string">
            <text:p>Capital.</text:p>
          </table:table-cell>
          <table:table-cell office:value-type="string" calcext:value-type="string">
            <text:p>首都</text:p>
          </table:table-cell>
          <table:table-cell table:number-columns-repeated="2"/>
          <table:table-cell table:formula="of:=COM.MICROSOFT.CONCAT (&quot;insert into ITEM_INFO  values(&quot;;[.B202];&quot;,&quot;;[.A202];&quot;);&quot;)" office:value-type="string" office:string-value="insert into ITEM_INFO  values(201,3);" calcext:value-type="string">
            <text:p>insert into ITEM_INFO <text:s/>values(201,3);</text:p>
          </table:table-cell>
          <table:table-cell table:formula="of:=COM.MICROSOFT.CONCAT(&quot;INSERT INTO VALOR_CARACTERISTICA VALUES(&quot;;[.B202];&quot;,1,'&quot;;[.C202];&quot;');&quot;)" office:value-type="string" office:string-value="INSERT INTO VALOR_CARACTERISTICA VALUES(201,1,'しゅと');" calcext:value-type="string">
            <text:p>INSERT INTO VALOR_CARACTERISTICA VALUES(201,1,'しゅと');</text:p>
          </table:table-cell>
          <table:table-cell table:formula="of:=COM.MICROSOFT.CONCAT(&quot;INSERT INTO VALOR_CARACTERISTICA VALUES(&quot;;[.B202];&quot;,3,'&quot;;[.D202];&quot;');&quot;)" office:value-type="string" office:string-value="INSERT INTO VALOR_CARACTERISTICA VALUES(201,3,'Capital.');" calcext:value-type="string">
            <text:p>INSERT INTO VALOR_CARACTERISTICA VALUES(201,3,'Capital.');</text:p>
          </table:table-cell>
          <table:table-cell table:formula="of:=COM.MICROSOFT.CONCAT(&quot;INSERT INTO VALOR_CARACTERISTICA VALUES(&quot;;[.B202];&quot;,2,'&quot;;TRIM([.E202]);&quot;');&quot;)" office:value-type="string" office:string-value="INSERT INTO VALOR_CARACTERISTICA VALUES(201,2,'首都');" calcext:value-type="string">
            <text:p>INSERT INTO VALOR_CARACTERISTICA VALUES(201,2,'首都');</text:p>
          </table:table-cell>
          <table:table-cell table:number-columns-repeated="2"/>
        </table:table-row>
        <table:table-row table:style-name="ro1">
          <table:table-cell office:value-type="float" office:value="3" calcext:value-type="float">
            <text:p>3</text:p>
          </table:table-cell>
          <table:table-cell table:formula="of:=[.B202]+1" office:value-type="float" office:value="202" calcext:value-type="float">
            <text:p>202</text:p>
          </table:table-cell>
          <table:table-cell office:value-type="string" calcext:value-type="string">
            <text:p>ぎょうじ</text:p>
          </table:table-cell>
          <table:table-cell office:value-type="string" calcext:value-type="string">
            <text:p>Evento, función.</text:p>
          </table:table-cell>
          <table:table-cell office:value-type="string" calcext:value-type="string">
            <text:p>行事</text:p>
          </table:table-cell>
          <table:table-cell table:number-columns-repeated="2"/>
          <table:table-cell table:formula="of:=COM.MICROSOFT.CONCAT (&quot;insert into ITEM_INFO  values(&quot;;[.B203];&quot;,&quot;;[.A203];&quot;);&quot;)" office:value-type="string" office:string-value="insert into ITEM_INFO  values(202,3);" calcext:value-type="string">
            <text:p>insert into ITEM_INFO <text:s/>values(202,3);</text:p>
          </table:table-cell>
          <table:table-cell table:formula="of:=COM.MICROSOFT.CONCAT(&quot;INSERT INTO VALOR_CARACTERISTICA VALUES(&quot;;[.B203];&quot;,1,'&quot;;[.C203];&quot;');&quot;)" office:value-type="string" office:string-value="INSERT INTO VALOR_CARACTERISTICA VALUES(202,1,'ぎょうじ');" calcext:value-type="string">
            <text:p>INSERT INTO VALOR_CARACTERISTICA VALUES(202,1,'ぎょうじ');</text:p>
          </table:table-cell>
          <table:table-cell table:formula="of:=COM.MICROSOFT.CONCAT(&quot;INSERT INTO VALOR_CARACTERISTICA VALUES(&quot;;[.B203];&quot;,3,'&quot;;[.D203];&quot;');&quot;)" office:value-type="string" office:string-value="INSERT INTO VALOR_CARACTERISTICA VALUES(202,3,'Evento, función.');" calcext:value-type="string">
            <text:p>INSERT INTO VALOR_CARACTERISTICA VALUES(202,3,'Evento, función.');</text:p>
          </table:table-cell>
          <table:table-cell table:formula="of:=COM.MICROSOFT.CONCAT(&quot;INSERT INTO VALOR_CARACTERISTICA VALUES(&quot;;[.B203];&quot;,2,'&quot;;TRIM([.E203]);&quot;');&quot;)" office:value-type="string" office:string-value="INSERT INTO VALOR_CARACTERISTICA VALUES(202,2,'行事');" calcext:value-type="string">
            <text:p>INSERT INTO VALOR_CARACTERISTICA VALUES(202,2,'行事');</text:p>
          </table:table-cell>
          <table:table-cell table:number-columns-repeated="2"/>
        </table:table-row>
        <table:table-row table:style-name="ro1">
          <table:table-cell office:value-type="float" office:value="3" calcext:value-type="float">
            <text:p>3</text:p>
          </table:table-cell>
          <table:table-cell table:formula="of:=[.B203]+1" office:value-type="float" office:value="203" calcext:value-type="float">
            <text:p>203</text:p>
          </table:table-cell>
          <table:table-cell office:value-type="string" calcext:value-type="string">
            <text:p>おすきなだけ</text:p>
          </table:table-cell>
          <table:table-cell office:value-type="string" calcext:value-type="string">
            <text:p>Todo lo que quieras.</text:p>
          </table:table-cell>
          <table:table-cell office:value-type="string" calcext:value-type="string">
            <text:p>お好きなだけ</text:p>
          </table:table-cell>
          <table:table-cell table:number-columns-repeated="2"/>
          <table:table-cell table:formula="of:=COM.MICROSOFT.CONCAT (&quot;insert into ITEM_INFO  values(&quot;;[.B204];&quot;,&quot;;[.A204];&quot;);&quot;)" office:value-type="string" office:string-value="insert into ITEM_INFO  values(203,3);" calcext:value-type="string">
            <text:p>insert into ITEM_INFO <text:s/>values(203,3);</text:p>
          </table:table-cell>
          <table:table-cell table:formula="of:=COM.MICROSOFT.CONCAT(&quot;INSERT INTO VALOR_CARACTERISTICA VALUES(&quot;;[.B204];&quot;,1,'&quot;;[.C204];&quot;');&quot;)" office:value-type="string" office:string-value="INSERT INTO VALOR_CARACTERISTICA VALUES(203,1,'おすきなだけ');" calcext:value-type="string">
            <text:p>INSERT INTO VALOR_CARACTERISTICA VALUES(203,1,'おすきなだけ');</text:p>
          </table:table-cell>
          <table:table-cell table:formula="of:=COM.MICROSOFT.CONCAT(&quot;INSERT INTO VALOR_CARACTERISTICA VALUES(&quot;;[.B204];&quot;,3,'&quot;;[.D204];&quot;');&quot;)" office:value-type="string" office:string-value="INSERT INTO VALOR_CARACTERISTICA VALUES(203,3,'Todo lo que quieras.');" calcext:value-type="string">
            <text:p>INSERT INTO VALOR_CARACTERISTICA VALUES(203,3,'Todo lo que quieras.');</text:p>
          </table:table-cell>
          <table:table-cell table:formula="of:=COM.MICROSOFT.CONCAT(&quot;INSERT INTO VALOR_CARACTERISTICA VALUES(&quot;;[.B204];&quot;,2,'&quot;;TRIM([.E204]);&quot;');&quot;)" office:value-type="string" office:string-value="INSERT INTO VALOR_CARACTERISTICA VALUES(203,2,'お好きなだけ');" calcext:value-type="string">
            <text:p>INSERT INTO VALOR_CARACTERISTICA VALUES(203,2,'お好きなだけ');</text:p>
          </table:table-cell>
          <table:table-cell table:number-columns-repeated="2"/>
        </table:table-row>
        <table:table-row table:style-name="ro1">
          <table:table-cell office:value-type="float" office:value="3" calcext:value-type="float">
            <text:p>3</text:p>
          </table:table-cell>
          <table:table-cell table:formula="of:=[.B204]+1" office:value-type="float" office:value="204" calcext:value-type="float">
            <text:p>204</text:p>
          </table:table-cell>
          <table:table-cell office:value-type="string" calcext:value-type="string">
            <text:p>こんど</text:p>
          </table:table-cell>
          <table:table-cell office:value-type="string" calcext:value-type="string">
            <text:p>Próxima vez.</text:p>
          </table:table-cell>
          <table:table-cell office:value-type="string" calcext:value-type="string">
            <text:p>今度</text:p>
          </table:table-cell>
          <table:table-cell table:number-columns-repeated="2"/>
          <table:table-cell table:formula="of:=COM.MICROSOFT.CONCAT (&quot;insert into ITEM_INFO  values(&quot;;[.B205];&quot;,&quot;;[.A205];&quot;);&quot;)" office:value-type="string" office:string-value="insert into ITEM_INFO  values(204,3);" calcext:value-type="string">
            <text:p>insert into ITEM_INFO <text:s/>values(204,3);</text:p>
          </table:table-cell>
          <table:table-cell table:formula="of:=COM.MICROSOFT.CONCAT(&quot;INSERT INTO VALOR_CARACTERISTICA VALUES(&quot;;[.B205];&quot;,1,'&quot;;[.C205];&quot;');&quot;)" office:value-type="string" office:string-value="INSERT INTO VALOR_CARACTERISTICA VALUES(204,1,'こんど');" calcext:value-type="string">
            <text:p>INSERT INTO VALOR_CARACTERISTICA VALUES(204,1,'こんど');</text:p>
          </table:table-cell>
          <table:table-cell table:formula="of:=COM.MICROSOFT.CONCAT(&quot;INSERT INTO VALOR_CARACTERISTICA VALUES(&quot;;[.B205];&quot;,3,'&quot;;[.D205];&quot;');&quot;)" office:value-type="string" office:string-value="INSERT INTO VALOR_CARACTERISTICA VALUES(204,3,'Próxima vez.');" calcext:value-type="string">
            <text:p>INSERT INTO VALOR_CARACTERISTICA VALUES(204,3,'Próxima vez.');</text:p>
          </table:table-cell>
          <table:table-cell table:formula="of:=COM.MICROSOFT.CONCAT(&quot;INSERT INTO VALOR_CARACTERISTICA VALUES(&quot;;[.B205];&quot;,2,'&quot;;TRIM([.E205]);&quot;');&quot;)" office:value-type="string" office:string-value="INSERT INTO VALOR_CARACTERISTICA VALUES(204,2,'今度');" calcext:value-type="string">
            <text:p>INSERT INTO VALOR_CARACTERISTICA VALUES(204,2,'今度');</text:p>
          </table:table-cell>
          <table:table-cell table:number-columns-repeated="2"/>
        </table:table-row>
        <table:table-row table:style-name="ro1">
          <table:table-cell office:value-type="float" office:value="3" calcext:value-type="float">
            <text:p>3</text:p>
          </table:table-cell>
          <table:table-cell table:formula="of:=[.B205]+1" office:value-type="float" office:value="205" calcext:value-type="float">
            <text:p>205</text:p>
          </table:table-cell>
          <table:table-cell office:value-type="string" calcext:value-type="string">
            <text:p>こんかい</text:p>
          </table:table-cell>
          <table:table-cell office:value-type="string" calcext:value-type="string">
            <text:p>Esta vez.</text:p>
          </table:table-cell>
          <table:table-cell office:value-type="string" calcext:value-type="string">
            <text:p>今回</text:p>
          </table:table-cell>
          <table:table-cell table:number-columns-repeated="2"/>
          <table:table-cell table:formula="of:=COM.MICROSOFT.CONCAT (&quot;insert into ITEM_INFO  values(&quot;;[.B206];&quot;,&quot;;[.A206];&quot;);&quot;)" office:value-type="string" office:string-value="insert into ITEM_INFO  values(205,3);" calcext:value-type="string">
            <text:p>insert into ITEM_INFO <text:s/>values(205,3);</text:p>
          </table:table-cell>
          <table:table-cell table:formula="of:=COM.MICROSOFT.CONCAT(&quot;INSERT INTO VALOR_CARACTERISTICA VALUES(&quot;;[.B206];&quot;,1,'&quot;;[.C206];&quot;');&quot;)" office:value-type="string" office:string-value="INSERT INTO VALOR_CARACTERISTICA VALUES(205,1,'こんかい');" calcext:value-type="string">
            <text:p>INSERT INTO VALOR_CARACTERISTICA VALUES(205,1,'こんかい');</text:p>
          </table:table-cell>
          <table:table-cell table:formula="of:=COM.MICROSOFT.CONCAT(&quot;INSERT INTO VALOR_CARACTERISTICA VALUES(&quot;;[.B206];&quot;,3,'&quot;;[.D206];&quot;');&quot;)" office:value-type="string" office:string-value="INSERT INTO VALOR_CARACTERISTICA VALUES(205,3,'Esta vez.');" calcext:value-type="string">
            <text:p>INSERT INTO VALOR_CARACTERISTICA VALUES(205,3,'Esta vez.');</text:p>
          </table:table-cell>
          <table:table-cell table:formula="of:=COM.MICROSOFT.CONCAT(&quot;INSERT INTO VALOR_CARACTERISTICA VALUES(&quot;;[.B206];&quot;,2,'&quot;;TRIM([.E206]);&quot;');&quot;)" office:value-type="string" office:string-value="INSERT INTO VALOR_CARACTERISTICA VALUES(205,2,'今回');" calcext:value-type="string">
            <text:p>INSERT INTO VALOR_CARACTERISTICA VALUES(205,2,'今回');</text:p>
          </table:table-cell>
          <table:table-cell table:number-columns-repeated="2"/>
        </table:table-row>
        <table:table-row table:style-name="ro1">
          <table:table-cell office:value-type="float" office:value="3" calcext:value-type="float">
            <text:p>3</text:p>
          </table:table-cell>
          <table:table-cell table:formula="of:=[.B206]+1" office:value-type="float" office:value="206" calcext:value-type="float">
            <text:p>206</text:p>
          </table:table-cell>
          <table:table-cell office:value-type="string" calcext:value-type="string">
            <text:p>みけいけん</text:p>
          </table:table-cell>
          <table:table-cell office:value-type="string" calcext:value-type="string">
            <text:p>Inexperto.</text:p>
          </table:table-cell>
          <table:table-cell office:value-type="string" calcext:value-type="string">
            <text:p>未経験</text:p>
          </table:table-cell>
          <table:table-cell table:number-columns-repeated="2"/>
          <table:table-cell table:formula="of:=COM.MICROSOFT.CONCAT (&quot;insert into ITEM_INFO  values(&quot;;[.B207];&quot;,&quot;;[.A207];&quot;);&quot;)" office:value-type="string" office:string-value="insert into ITEM_INFO  values(206,3);" calcext:value-type="string">
            <text:p>insert into ITEM_INFO <text:s/>values(206,3);</text:p>
          </table:table-cell>
          <table:table-cell table:formula="of:=COM.MICROSOFT.CONCAT(&quot;INSERT INTO VALOR_CARACTERISTICA VALUES(&quot;;[.B207];&quot;,1,'&quot;;[.C207];&quot;');&quot;)" office:value-type="string" office:string-value="INSERT INTO VALOR_CARACTERISTICA VALUES(206,1,'みけいけん');" calcext:value-type="string">
            <text:p>INSERT INTO VALOR_CARACTERISTICA VALUES(206,1,'みけいけん');</text:p>
          </table:table-cell>
          <table:table-cell table:formula="of:=COM.MICROSOFT.CONCAT(&quot;INSERT INTO VALOR_CARACTERISTICA VALUES(&quot;;[.B207];&quot;,3,'&quot;;[.D207];&quot;');&quot;)" office:value-type="string" office:string-value="INSERT INTO VALOR_CARACTERISTICA VALUES(206,3,'Inexperto.');" calcext:value-type="string">
            <text:p>INSERT INTO VALOR_CARACTERISTICA VALUES(206,3,'Inexperto.');</text:p>
          </table:table-cell>
          <table:table-cell table:formula="of:=COM.MICROSOFT.CONCAT(&quot;INSERT INTO VALOR_CARACTERISTICA VALUES(&quot;;[.B207];&quot;,2,'&quot;;TRIM([.E207]);&quot;');&quot;)" office:value-type="string" office:string-value="INSERT INTO VALOR_CARACTERISTICA VALUES(206,2,'未経験');" calcext:value-type="string">
            <text:p>INSERT INTO VALOR_CARACTERISTICA VALUES(206,2,'未経験');</text:p>
          </table:table-cell>
          <table:table-cell table:number-columns-repeated="2"/>
        </table:table-row>
        <table:table-row table:style-name="ro1">
          <table:table-cell office:value-type="float" office:value="3" calcext:value-type="float">
            <text:p>3</text:p>
          </table:table-cell>
          <table:table-cell table:formula="of:=[.B207]+1" office:value-type="float" office:value="207" calcext:value-type="float">
            <text:p>207</text:p>
          </table:table-cell>
          <table:table-cell office:value-type="string" calcext:value-type="string">
            <text:p>ぬるい</text:p>
          </table:table-cell>
          <table:table-cell office:value-type="string" calcext:value-type="string">
            <text:p>Tibio.</text:p>
          </table:table-cell>
          <table:table-cell office:value-type="string" calcext:value-type="string">
            <text:p>温い</text:p>
          </table:table-cell>
          <table:table-cell table:number-columns-repeated="2"/>
          <table:table-cell table:formula="of:=COM.MICROSOFT.CONCAT (&quot;insert into ITEM_INFO  values(&quot;;[.B208];&quot;,&quot;;[.A208];&quot;);&quot;)" office:value-type="string" office:string-value="insert into ITEM_INFO  values(207,3);" calcext:value-type="string">
            <text:p>insert into ITEM_INFO <text:s/>values(207,3);</text:p>
          </table:table-cell>
          <table:table-cell table:formula="of:=COM.MICROSOFT.CONCAT(&quot;INSERT INTO VALOR_CARACTERISTICA VALUES(&quot;;[.B208];&quot;,1,'&quot;;[.C208];&quot;');&quot;)" office:value-type="string" office:string-value="INSERT INTO VALOR_CARACTERISTICA VALUES(207,1,'ぬるい');" calcext:value-type="string">
            <text:p>INSERT INTO VALOR_CARACTERISTICA VALUES(207,1,'ぬるい');</text:p>
          </table:table-cell>
          <table:table-cell table:formula="of:=COM.MICROSOFT.CONCAT(&quot;INSERT INTO VALOR_CARACTERISTICA VALUES(&quot;;[.B208];&quot;,3,'&quot;;[.D208];&quot;');&quot;)" office:value-type="string" office:string-value="INSERT INTO VALOR_CARACTERISTICA VALUES(207,3,'Tibio.');" calcext:value-type="string">
            <text:p>INSERT INTO VALOR_CARACTERISTICA VALUES(207,3,'Tibio.');</text:p>
          </table:table-cell>
          <table:table-cell table:formula="of:=COM.MICROSOFT.CONCAT(&quot;INSERT INTO VALOR_CARACTERISTICA VALUES(&quot;;[.B208];&quot;,2,'&quot;;TRIM([.E208]);&quot;');&quot;)" office:value-type="string" office:string-value="INSERT INTO VALOR_CARACTERISTICA VALUES(207,2,'温い');" calcext:value-type="string">
            <text:p>INSERT INTO VALOR_CARACTERISTICA VALUES(207,2,'温い');</text:p>
          </table:table-cell>
          <table:table-cell table:number-columns-repeated="2"/>
        </table:table-row>
        <table:table-row table:style-name="ro1">
          <table:table-cell office:value-type="float" office:value="3" calcext:value-type="float">
            <text:p>3</text:p>
          </table:table-cell>
          <table:table-cell table:formula="of:=[.B208]+1" office:value-type="float" office:value="208" calcext:value-type="float">
            <text:p>208</text:p>
          </table:table-cell>
          <table:table-cell office:value-type="string" calcext:value-type="string">
            <text:p>こげる</text:p>
          </table:table-cell>
          <table:table-cell office:value-type="string" calcext:value-type="string">
            <text:p>Achicharrar, quemar.</text:p>
          </table:table-cell>
          <table:table-cell office:value-type="string" calcext:value-type="string">
            <text:p>焦げる</text:p>
          </table:table-cell>
          <table:table-cell table:number-columns-repeated="2"/>
          <table:table-cell table:formula="of:=COM.MICROSOFT.CONCAT (&quot;insert into ITEM_INFO  values(&quot;;[.B209];&quot;,&quot;;[.A209];&quot;);&quot;)" office:value-type="string" office:string-value="insert into ITEM_INFO  values(208,3);" calcext:value-type="string">
            <text:p>insert into ITEM_INFO <text:s/>values(208,3);</text:p>
          </table:table-cell>
          <table:table-cell table:formula="of:=COM.MICROSOFT.CONCAT(&quot;INSERT INTO VALOR_CARACTERISTICA VALUES(&quot;;[.B209];&quot;,1,'&quot;;[.C209];&quot;');&quot;)" office:value-type="string" office:string-value="INSERT INTO VALOR_CARACTERISTICA VALUES(208,1,'こげる');" calcext:value-type="string">
            <text:p>INSERT INTO VALOR_CARACTERISTICA VALUES(208,1,'こげる');</text:p>
          </table:table-cell>
          <table:table-cell table:formula="of:=COM.MICROSOFT.CONCAT(&quot;INSERT INTO VALOR_CARACTERISTICA VALUES(&quot;;[.B209];&quot;,3,'&quot;;[.D209];&quot;');&quot;)" office:value-type="string" office:string-value="INSERT INTO VALOR_CARACTERISTICA VALUES(208,3,'Achicharrar, quemar.');" calcext:value-type="string">
            <text:p>INSERT INTO VALOR_CARACTERISTICA VALUES(208,3,'Achicharrar, quemar.');</text:p>
          </table:table-cell>
          <table:table-cell table:formula="of:=COM.MICROSOFT.CONCAT(&quot;INSERT INTO VALOR_CARACTERISTICA VALUES(&quot;;[.B209];&quot;,2,'&quot;;TRIM([.E209]);&quot;');&quot;)" office:value-type="string" office:string-value="INSERT INTO VALOR_CARACTERISTICA VALUES(208,2,'焦げる');" calcext:value-type="string">
            <text:p>INSERT INTO VALOR_CARACTERISTICA VALUES(208,2,'焦げる');</text:p>
          </table:table-cell>
          <table:table-cell table:number-columns-repeated="2"/>
        </table:table-row>
        <table:table-row table:style-name="ro1">
          <table:table-cell office:value-type="float" office:value="3" calcext:value-type="float">
            <text:p>3</text:p>
          </table:table-cell>
          <table:table-cell table:formula="of:=[.B209]+1" office:value-type="float" office:value="209" calcext:value-type="float">
            <text:p>209</text:p>
          </table:table-cell>
          <table:table-cell office:value-type="string" calcext:value-type="string">
            <text:p>きそく</text:p>
          </table:table-cell>
          <table:table-cell office:value-type="string" calcext:value-type="string">
            <text:p>Regla (ルール).</text:p>
          </table:table-cell>
          <table:table-cell office:value-type="string" calcext:value-type="string">
            <text:p>規則</text:p>
          </table:table-cell>
          <table:table-cell table:number-columns-repeated="2"/>
          <table:table-cell table:formula="of:=COM.MICROSOFT.CONCAT (&quot;insert into ITEM_INFO  values(&quot;;[.B210];&quot;,&quot;;[.A210];&quot;);&quot;)" office:value-type="string" office:string-value="insert into ITEM_INFO  values(209,3);" calcext:value-type="string">
            <text:p>insert into ITEM_INFO <text:s/>values(209,3);</text:p>
          </table:table-cell>
          <table:table-cell table:formula="of:=COM.MICROSOFT.CONCAT(&quot;INSERT INTO VALOR_CARACTERISTICA VALUES(&quot;;[.B210];&quot;,1,'&quot;;[.C210];&quot;');&quot;)" office:value-type="string" office:string-value="INSERT INTO VALOR_CARACTERISTICA VALUES(209,1,'きそく');" calcext:value-type="string">
            <text:p>INSERT INTO VALOR_CARACTERISTICA VALUES(209,1,'きそく');</text:p>
          </table:table-cell>
          <table:table-cell table:formula="of:=COM.MICROSOFT.CONCAT(&quot;INSERT INTO VALOR_CARACTERISTICA VALUES(&quot;;[.B210];&quot;,3,'&quot;;[.D210];&quot;');&quot;)" office:value-type="string" office:string-value="INSERT INTO VALOR_CARACTERISTICA VALUES(209,3,'Regla (ルール).');" calcext:value-type="string">
            <text:p>INSERT INTO VALOR_CARACTERISTICA VALUES(209,3,'Regla (ルール).');</text:p>
          </table:table-cell>
          <table:table-cell table:formula="of:=COM.MICROSOFT.CONCAT(&quot;INSERT INTO VALOR_CARACTERISTICA VALUES(&quot;;[.B210];&quot;,2,'&quot;;TRIM([.E210]);&quot;');&quot;)" office:value-type="string" office:string-value="INSERT INTO VALOR_CARACTERISTICA VALUES(209,2,'規則');" calcext:value-type="string">
            <text:p>INSERT INTO VALOR_CARACTERISTICA VALUES(209,2,'規則');</text:p>
          </table:table-cell>
          <table:table-cell table:number-columns-repeated="2"/>
        </table:table-row>
        <table:table-row table:style-name="ro1">
          <table:table-cell office:value-type="float" office:value="3" calcext:value-type="float">
            <text:p>3</text:p>
          </table:table-cell>
          <table:table-cell table:formula="of:=[.B210]+1" office:value-type="float" office:value="210" calcext:value-type="float">
            <text:p>210</text:p>
          </table:table-cell>
          <table:table-cell office:value-type="string" calcext:value-type="string">
            <text:p>まく</text:p>
          </table:table-cell>
          <table:table-cell office:value-type="string" calcext:value-type="string">
            <text:p>Cubrir (vendaje, bufanda).</text:p>
          </table:table-cell>
          <table:table-cell office:value-type="string" calcext:value-type="string">
            <text:p>巻く</text:p>
          </table:table-cell>
          <table:table-cell table:number-columns-repeated="2"/>
          <table:table-cell table:formula="of:=COM.MICROSOFT.CONCAT (&quot;insert into ITEM_INFO  values(&quot;;[.B211];&quot;,&quot;;[.A211];&quot;);&quot;)" office:value-type="string" office:string-value="insert into ITEM_INFO  values(210,3);" calcext:value-type="string">
            <text:p>insert into ITEM_INFO <text:s/>values(210,3);</text:p>
          </table:table-cell>
          <table:table-cell table:formula="of:=COM.MICROSOFT.CONCAT(&quot;INSERT INTO VALOR_CARACTERISTICA VALUES(&quot;;[.B211];&quot;,1,'&quot;;[.C211];&quot;');&quot;)" office:value-type="string" office:string-value="INSERT INTO VALOR_CARACTERISTICA VALUES(210,1,'まく');" calcext:value-type="string">
            <text:p>INSERT INTO VALOR_CARACTERISTICA VALUES(210,1,'まく');</text:p>
          </table:table-cell>
          <table:table-cell table:formula="of:=COM.MICROSOFT.CONCAT(&quot;INSERT INTO VALOR_CARACTERISTICA VALUES(&quot;;[.B211];&quot;,3,'&quot;;[.D211];&quot;');&quot;)" office:value-type="string" office:string-value="INSERT INTO VALOR_CARACTERISTICA VALUES(210,3,'Cubrir (vendaje, bufanda).');" calcext:value-type="string">
            <text:p>INSERT INTO VALOR_CARACTERISTICA VALUES(210,3,'Cubrir (vendaje, bufanda).');</text:p>
          </table:table-cell>
          <table:table-cell table:formula="of:=COM.MICROSOFT.CONCAT(&quot;INSERT INTO VALOR_CARACTERISTICA VALUES(&quot;;[.B211];&quot;,2,'&quot;;TRIM([.E211]);&quot;');&quot;)" office:value-type="string" office:string-value="INSERT INTO VALOR_CARACTERISTICA VALUES(210,2,'巻く');" calcext:value-type="string">
            <text:p>INSERT INTO VALOR_CARACTERISTICA VALUES(210,2,'巻く');</text:p>
          </table:table-cell>
          <table:table-cell table:number-columns-repeated="2"/>
        </table:table-row>
        <table:table-row table:style-name="ro1">
          <table:table-cell office:value-type="float" office:value="3" calcext:value-type="float">
            <text:p>3</text:p>
          </table:table-cell>
          <table:table-cell table:formula="of:=[.B211]+1" office:value-type="float" office:value="211" calcext:value-type="float">
            <text:p>211</text:p>
          </table:table-cell>
          <table:table-cell office:value-type="string" calcext:value-type="string">
            <text:p>ほうたい</text:p>
          </table:table-cell>
          <table:table-cell office:value-type="string" calcext:value-type="string">
            <text:p>Vendaje.</text:p>
          </table:table-cell>
          <table:table-cell office:value-type="string" calcext:value-type="string">
            <text:p>包帯</text:p>
          </table:table-cell>
          <table:table-cell table:number-columns-repeated="2"/>
          <table:table-cell table:formula="of:=COM.MICROSOFT.CONCAT (&quot;insert into ITEM_INFO  values(&quot;;[.B212];&quot;,&quot;;[.A212];&quot;);&quot;)" office:value-type="string" office:string-value="insert into ITEM_INFO  values(211,3);" calcext:value-type="string">
            <text:p>insert into ITEM_INFO <text:s/>values(211,3);</text:p>
          </table:table-cell>
          <table:table-cell table:formula="of:=COM.MICROSOFT.CONCAT(&quot;INSERT INTO VALOR_CARACTERISTICA VALUES(&quot;;[.B212];&quot;,1,'&quot;;[.C212];&quot;');&quot;)" office:value-type="string" office:string-value="INSERT INTO VALOR_CARACTERISTICA VALUES(211,1,'ほうたい');" calcext:value-type="string">
            <text:p>INSERT INTO VALOR_CARACTERISTICA VALUES(211,1,'ほうたい');</text:p>
          </table:table-cell>
          <table:table-cell table:formula="of:=COM.MICROSOFT.CONCAT(&quot;INSERT INTO VALOR_CARACTERISTICA VALUES(&quot;;[.B212];&quot;,3,'&quot;;[.D212];&quot;');&quot;)" office:value-type="string" office:string-value="INSERT INTO VALOR_CARACTERISTICA VALUES(211,3,'Vendaje.');" calcext:value-type="string">
            <text:p>INSERT INTO VALOR_CARACTERISTICA VALUES(211,3,'Vendaje.');</text:p>
          </table:table-cell>
          <table:table-cell table:formula="of:=COM.MICROSOFT.CONCAT(&quot;INSERT INTO VALOR_CARACTERISTICA VALUES(&quot;;[.B212];&quot;,2,'&quot;;TRIM([.E212]);&quot;');&quot;)" office:value-type="string" office:string-value="INSERT INTO VALOR_CARACTERISTICA VALUES(211,2,'包帯');" calcext:value-type="string">
            <text:p>INSERT INTO VALOR_CARACTERISTICA VALUES(211,2,'包帯');</text:p>
          </table:table-cell>
          <table:table-cell table:number-columns-repeated="2"/>
        </table:table-row>
        <table:table-row table:style-name="ro1">
          <table:table-cell office:value-type="float" office:value="3" calcext:value-type="float">
            <text:p>3</text:p>
          </table:table-cell>
          <table:table-cell table:formula="of:=[.B212]+1" office:value-type="float" office:value="212" calcext:value-type="float">
            <text:p>212</text:p>
          </table:table-cell>
          <table:table-cell office:value-type="string" calcext:value-type="string">
            <text:p>じゅんすい</text:p>
          </table:table-cell>
          <table:table-cell office:value-type="string" calcext:value-type="string">
            <text:p>Puro, genuino, inocente.</text:p>
          </table:table-cell>
          <table:table-cell office:value-type="string" calcext:value-type="string">
            <text:p>純粋</text:p>
          </table:table-cell>
          <table:table-cell table:number-columns-repeated="2"/>
          <table:table-cell table:formula="of:=COM.MICROSOFT.CONCAT (&quot;insert into ITEM_INFO  values(&quot;;[.B213];&quot;,&quot;;[.A213];&quot;);&quot;)" office:value-type="string" office:string-value="insert into ITEM_INFO  values(212,3);" calcext:value-type="string">
            <text:p>insert into ITEM_INFO <text:s/>values(212,3);</text:p>
          </table:table-cell>
          <table:table-cell table:formula="of:=COM.MICROSOFT.CONCAT(&quot;INSERT INTO VALOR_CARACTERISTICA VALUES(&quot;;[.B213];&quot;,1,'&quot;;[.C213];&quot;');&quot;)" office:value-type="string" office:string-value="INSERT INTO VALOR_CARACTERISTICA VALUES(212,1,'じゅんすい');" calcext:value-type="string">
            <text:p>INSERT INTO VALOR_CARACTERISTICA VALUES(212,1,'じゅんすい');</text:p>
          </table:table-cell>
          <table:table-cell table:formula="of:=COM.MICROSOFT.CONCAT(&quot;INSERT INTO VALOR_CARACTERISTICA VALUES(&quot;;[.B213];&quot;,3,'&quot;;[.D213];&quot;');&quot;)" office:value-type="string" office:string-value="INSERT INTO VALOR_CARACTERISTICA VALUES(212,3,'Puro, genuino, inocente.');" calcext:value-type="string">
            <text:p>INSERT INTO VALOR_CARACTERISTICA VALUES(212,3,'Puro, genuino, inocente.');</text:p>
          </table:table-cell>
          <table:table-cell table:formula="of:=COM.MICROSOFT.CONCAT(&quot;INSERT INTO VALOR_CARACTERISTICA VALUES(&quot;;[.B213];&quot;,2,'&quot;;TRIM([.E213]);&quot;');&quot;)" office:value-type="string" office:string-value="INSERT INTO VALOR_CARACTERISTICA VALUES(212,2,'純粋');" calcext:value-type="string">
            <text:p>INSERT INTO VALOR_CARACTERISTICA VALUES(212,2,'純粋');</text:p>
          </table:table-cell>
          <table:table-cell table:number-columns-repeated="2"/>
        </table:table-row>
        <table:table-row table:style-name="ro1">
          <table:table-cell office:value-type="float" office:value="3" calcext:value-type="float">
            <text:p>3</text:p>
          </table:table-cell>
          <table:table-cell table:formula="of:=[.B213]+1" office:value-type="float" office:value="213" calcext:value-type="float">
            <text:p>213</text:p>
          </table:table-cell>
          <table:table-cell office:value-type="string" calcext:value-type="string">
            <text:p>ほんもの</text:p>
          </table:table-cell>
          <table:table-cell office:value-type="string" calcext:value-type="string">
            <text:p>Algo genuino, verdadero.</text:p>
          </table:table-cell>
          <table:table-cell office:value-type="string" calcext:value-type="string">
            <text:p>本物</text:p>
          </table:table-cell>
          <table:table-cell table:number-columns-repeated="2"/>
          <table:table-cell table:formula="of:=COM.MICROSOFT.CONCAT (&quot;insert into ITEM_INFO  values(&quot;;[.B214];&quot;,&quot;;[.A214];&quot;);&quot;)" office:value-type="string" office:string-value="insert into ITEM_INFO  values(213,3);" calcext:value-type="string">
            <text:p>insert into ITEM_INFO <text:s/>values(213,3);</text:p>
          </table:table-cell>
          <table:table-cell table:formula="of:=COM.MICROSOFT.CONCAT(&quot;INSERT INTO VALOR_CARACTERISTICA VALUES(&quot;;[.B214];&quot;,1,'&quot;;[.C214];&quot;');&quot;)" office:value-type="string" office:string-value="INSERT INTO VALOR_CARACTERISTICA VALUES(213,1,'ほんもの');" calcext:value-type="string">
            <text:p>INSERT INTO VALOR_CARACTERISTICA VALUES(213,1,'ほんもの');</text:p>
          </table:table-cell>
          <table:table-cell table:formula="of:=COM.MICROSOFT.CONCAT(&quot;INSERT INTO VALOR_CARACTERISTICA VALUES(&quot;;[.B214];&quot;,3,'&quot;;[.D214];&quot;');&quot;)" office:value-type="string" office:string-value="INSERT INTO VALOR_CARACTERISTICA VALUES(213,3,'Algo genuino, verdadero.');" calcext:value-type="string">
            <text:p>INSERT INTO VALOR_CARACTERISTICA VALUES(213,3,'Algo genuino, verdadero.');</text:p>
          </table:table-cell>
          <table:table-cell table:formula="of:=COM.MICROSOFT.CONCAT(&quot;INSERT INTO VALOR_CARACTERISTICA VALUES(&quot;;[.B214];&quot;,2,'&quot;;TRIM([.E214]);&quot;');&quot;)" office:value-type="string" office:string-value="INSERT INTO VALOR_CARACTERISTICA VALUES(213,2,'本物');" calcext:value-type="string">
            <text:p>INSERT INTO VALOR_CARACTERISTICA VALUES(213,2,'本物');</text:p>
          </table:table-cell>
          <table:table-cell table:number-columns-repeated="2"/>
        </table:table-row>
        <table:table-row table:style-name="ro1">
          <table:table-cell office:value-type="float" office:value="3" calcext:value-type="float">
            <text:p>3</text:p>
          </table:table-cell>
          <table:table-cell table:formula="of:=[.B214]+1" office:value-type="float" office:value="214" calcext:value-type="float">
            <text:p>214</text:p>
          </table:table-cell>
          <table:table-cell office:value-type="string" calcext:value-type="string">
            <text:p>つうやく</text:p>
          </table:table-cell>
          <table:table-cell office:value-type="string" calcext:value-type="string">
            <text:p>Intérprete.</text:p>
          </table:table-cell>
          <table:table-cell office:value-type="string" calcext:value-type="string">
            <text:p>通訳</text:p>
          </table:table-cell>
          <table:table-cell table:number-columns-repeated="2"/>
          <table:table-cell table:formula="of:=COM.MICROSOFT.CONCAT (&quot;insert into ITEM_INFO  values(&quot;;[.B215];&quot;,&quot;;[.A215];&quot;);&quot;)" office:value-type="string" office:string-value="insert into ITEM_INFO  values(214,3);" calcext:value-type="string">
            <text:p>insert into ITEM_INFO <text:s/>values(214,3);</text:p>
          </table:table-cell>
          <table:table-cell table:formula="of:=COM.MICROSOFT.CONCAT(&quot;INSERT INTO VALOR_CARACTERISTICA VALUES(&quot;;[.B215];&quot;,1,'&quot;;[.C215];&quot;');&quot;)" office:value-type="string" office:string-value="INSERT INTO VALOR_CARACTERISTICA VALUES(214,1,'つうやく');" calcext:value-type="string">
            <text:p>INSERT INTO VALOR_CARACTERISTICA VALUES(214,1,'つうやく');</text:p>
          </table:table-cell>
          <table:table-cell table:formula="of:=COM.MICROSOFT.CONCAT(&quot;INSERT INTO VALOR_CARACTERISTICA VALUES(&quot;;[.B215];&quot;,3,'&quot;;[.D215];&quot;');&quot;)" office:value-type="string" office:string-value="INSERT INTO VALOR_CARACTERISTICA VALUES(214,3,'Intérprete.');" calcext:value-type="string">
            <text:p>INSERT INTO VALOR_CARACTERISTICA VALUES(214,3,'Intérprete.');</text:p>
          </table:table-cell>
          <table:table-cell table:formula="of:=COM.MICROSOFT.CONCAT(&quot;INSERT INTO VALOR_CARACTERISTICA VALUES(&quot;;[.B215];&quot;,2,'&quot;;TRIM([.E215]);&quot;');&quot;)" office:value-type="string" office:string-value="INSERT INTO VALOR_CARACTERISTICA VALUES(214,2,'通訳');" calcext:value-type="string">
            <text:p>INSERT INTO VALOR_CARACTERISTICA VALUES(214,2,'通訳');</text:p>
          </table:table-cell>
          <table:table-cell table:number-columns-repeated="2"/>
        </table:table-row>
        <table:table-row table:style-name="ro1">
          <table:table-cell office:value-type="float" office:value="3" calcext:value-type="float">
            <text:p>3</text:p>
          </table:table-cell>
          <table:table-cell table:formula="of:=[.B215]+1" office:value-type="float" office:value="215" calcext:value-type="float">
            <text:p>215</text:p>
          </table:table-cell>
          <table:table-cell office:value-type="string" calcext:value-type="string">
            <text:p>ちかみち</text:p>
          </table:table-cell>
          <table:table-cell office:value-type="string" calcext:value-type="string">
            <text:p>Atajo.</text:p>
          </table:table-cell>
          <table:table-cell office:value-type="string" calcext:value-type="string">
            <text:p>近道</text:p>
          </table:table-cell>
          <table:table-cell table:number-columns-repeated="2"/>
          <table:table-cell table:formula="of:=COM.MICROSOFT.CONCAT (&quot;insert into ITEM_INFO  values(&quot;;[.B216];&quot;,&quot;;[.A216];&quot;);&quot;)" office:value-type="string" office:string-value="insert into ITEM_INFO  values(215,3);" calcext:value-type="string">
            <text:p>insert into ITEM_INFO <text:s/>values(215,3);</text:p>
          </table:table-cell>
          <table:table-cell table:formula="of:=COM.MICROSOFT.CONCAT(&quot;INSERT INTO VALOR_CARACTERISTICA VALUES(&quot;;[.B216];&quot;,1,'&quot;;[.C216];&quot;');&quot;)" office:value-type="string" office:string-value="INSERT INTO VALOR_CARACTERISTICA VALUES(215,1,'ちかみち');" calcext:value-type="string">
            <text:p>INSERT INTO VALOR_CARACTERISTICA VALUES(215,1,'ちかみち');</text:p>
          </table:table-cell>
          <table:table-cell table:formula="of:=COM.MICROSOFT.CONCAT(&quot;INSERT INTO VALOR_CARACTERISTICA VALUES(&quot;;[.B216];&quot;,3,'&quot;;[.D216];&quot;');&quot;)" office:value-type="string" office:string-value="INSERT INTO VALOR_CARACTERISTICA VALUES(215,3,'Atajo.');" calcext:value-type="string">
            <text:p>INSERT INTO VALOR_CARACTERISTICA VALUES(215,3,'Atajo.');</text:p>
          </table:table-cell>
          <table:table-cell table:formula="of:=COM.MICROSOFT.CONCAT(&quot;INSERT INTO VALOR_CARACTERISTICA VALUES(&quot;;[.B216];&quot;,2,'&quot;;TRIM([.E216]);&quot;');&quot;)" office:value-type="string" office:string-value="INSERT INTO VALOR_CARACTERISTICA VALUES(215,2,'近道');" calcext:value-type="string">
            <text:p>INSERT INTO VALOR_CARACTERISTICA VALUES(215,2,'近道');</text:p>
          </table:table-cell>
          <table:table-cell table:number-columns-repeated="2"/>
        </table:table-row>
        <table:table-row table:style-name="ro1">
          <table:table-cell office:value-type="float" office:value="3" calcext:value-type="float">
            <text:p>3</text:p>
          </table:table-cell>
          <table:table-cell table:formula="of:=[.B216]+1" office:value-type="float" office:value="216" calcext:value-type="float">
            <text:p>216</text:p>
          </table:table-cell>
          <table:table-cell office:value-type="string" calcext:value-type="string">
            <text:p>しんや</text:p>
          </table:table-cell>
          <table:table-cell office:value-type="string" calcext:value-type="string">
            <text:p>Medianoche.</text:p>
          </table:table-cell>
          <table:table-cell office:value-type="string" calcext:value-type="string">
            <text:p>深夜</text:p>
          </table:table-cell>
          <table:table-cell table:number-columns-repeated="2"/>
          <table:table-cell table:formula="of:=COM.MICROSOFT.CONCAT (&quot;insert into ITEM_INFO  values(&quot;;[.B217];&quot;,&quot;;[.A217];&quot;);&quot;)" office:value-type="string" office:string-value="insert into ITEM_INFO  values(216,3);" calcext:value-type="string">
            <text:p>insert into ITEM_INFO <text:s/>values(216,3);</text:p>
          </table:table-cell>
          <table:table-cell table:formula="of:=COM.MICROSOFT.CONCAT(&quot;INSERT INTO VALOR_CARACTERISTICA VALUES(&quot;;[.B217];&quot;,1,'&quot;;[.C217];&quot;');&quot;)" office:value-type="string" office:string-value="INSERT INTO VALOR_CARACTERISTICA VALUES(216,1,'しんや');" calcext:value-type="string">
            <text:p>INSERT INTO VALOR_CARACTERISTICA VALUES(216,1,'しんや');</text:p>
          </table:table-cell>
          <table:table-cell table:formula="of:=COM.MICROSOFT.CONCAT(&quot;INSERT INTO VALOR_CARACTERISTICA VALUES(&quot;;[.B217];&quot;,3,'&quot;;[.D217];&quot;');&quot;)" office:value-type="string" office:string-value="INSERT INTO VALOR_CARACTERISTICA VALUES(216,3,'Medianoche.');" calcext:value-type="string">
            <text:p>INSERT INTO VALOR_CARACTERISTICA VALUES(216,3,'Medianoche.');</text:p>
          </table:table-cell>
          <table:table-cell table:formula="of:=COM.MICROSOFT.CONCAT(&quot;INSERT INTO VALOR_CARACTERISTICA VALUES(&quot;;[.B217];&quot;,2,'&quot;;TRIM([.E217]);&quot;');&quot;)" office:value-type="string" office:string-value="INSERT INTO VALOR_CARACTERISTICA VALUES(216,2,'深夜');" calcext:value-type="string">
            <text:p>INSERT INTO VALOR_CARACTERISTICA VALUES(216,2,'深夜');</text:p>
          </table:table-cell>
          <table:table-cell table:number-columns-repeated="2"/>
        </table:table-row>
        <table:table-row table:style-name="ro1">
          <table:table-cell office:value-type="float" office:value="3" calcext:value-type="float">
            <text:p>3</text:p>
          </table:table-cell>
          <table:table-cell table:formula="of:=[.B217]+1" office:value-type="float" office:value="217" calcext:value-type="float">
            <text:p>217</text:p>
          </table:table-cell>
          <table:table-cell office:value-type="string" calcext:value-type="string">
            <text:p>たんき</text:p>
          </table:table-cell>
          <table:table-cell office:value-type="string" calcext:value-type="string">
            <text:p>A corto plazo.</text:p>
          </table:table-cell>
          <table:table-cell office:value-type="string" calcext:value-type="string">
            <text:p>短期</text:p>
          </table:table-cell>
          <table:table-cell table:number-columns-repeated="2"/>
          <table:table-cell table:formula="of:=COM.MICROSOFT.CONCAT (&quot;insert into ITEM_INFO  values(&quot;;[.B218];&quot;,&quot;;[.A218];&quot;);&quot;)" office:value-type="string" office:string-value="insert into ITEM_INFO  values(217,3);" calcext:value-type="string">
            <text:p>insert into ITEM_INFO <text:s/>values(217,3);</text:p>
          </table:table-cell>
          <table:table-cell table:formula="of:=COM.MICROSOFT.CONCAT(&quot;INSERT INTO VALOR_CARACTERISTICA VALUES(&quot;;[.B218];&quot;,1,'&quot;;[.C218];&quot;');&quot;)" office:value-type="string" office:string-value="INSERT INTO VALOR_CARACTERISTICA VALUES(217,1,'たんき');" calcext:value-type="string">
            <text:p>INSERT INTO VALOR_CARACTERISTICA VALUES(217,1,'たんき');</text:p>
          </table:table-cell>
          <table:table-cell table:formula="of:=COM.MICROSOFT.CONCAT(&quot;INSERT INTO VALOR_CARACTERISTICA VALUES(&quot;;[.B218];&quot;,3,'&quot;;[.D218];&quot;');&quot;)" office:value-type="string" office:string-value="INSERT INTO VALOR_CARACTERISTICA VALUES(217,3,'A corto plazo.');" calcext:value-type="string">
            <text:p>INSERT INTO VALOR_CARACTERISTICA VALUES(217,3,'A corto plazo.');</text:p>
          </table:table-cell>
          <table:table-cell table:formula="of:=COM.MICROSOFT.CONCAT(&quot;INSERT INTO VALOR_CARACTERISTICA VALUES(&quot;;[.B218];&quot;,2,'&quot;;TRIM([.E218]);&quot;');&quot;)" office:value-type="string" office:string-value="INSERT INTO VALOR_CARACTERISTICA VALUES(217,2,'短期');" calcext:value-type="string">
            <text:p>INSERT INTO VALOR_CARACTERISTICA VALUES(217,2,'短期');</text:p>
          </table:table-cell>
          <table:table-cell table:number-columns-repeated="2"/>
        </table:table-row>
        <table:table-row table:style-name="ro1">
          <table:table-cell office:value-type="float" office:value="3" calcext:value-type="float">
            <text:p>3</text:p>
          </table:table-cell>
          <table:table-cell table:formula="of:=[.B218]+1" office:value-type="float" office:value="218" calcext:value-type="float">
            <text:p>218</text:p>
          </table:table-cell>
          <table:table-cell office:value-type="string" calcext:value-type="string">
            <text:p>いちば</text:p>
          </table:table-cell>
          <table:table-cell office:value-type="string" calcext:value-type="string">
            <text:p>Mercado callejero.</text:p>
          </table:table-cell>
          <table:table-cell office:value-type="string" calcext:value-type="string">
            <text:p>市場</text:p>
          </table:table-cell>
          <table:table-cell table:number-columns-repeated="2"/>
          <table:table-cell table:formula="of:=COM.MICROSOFT.CONCAT (&quot;insert into ITEM_INFO  values(&quot;;[.B219];&quot;,&quot;;[.A219];&quot;);&quot;)" office:value-type="string" office:string-value="insert into ITEM_INFO  values(218,3);" calcext:value-type="string">
            <text:p>insert into ITEM_INFO <text:s/>values(218,3);</text:p>
          </table:table-cell>
          <table:table-cell table:formula="of:=COM.MICROSOFT.CONCAT(&quot;INSERT INTO VALOR_CARACTERISTICA VALUES(&quot;;[.B219];&quot;,1,'&quot;;[.C219];&quot;');&quot;)" office:value-type="string" office:string-value="INSERT INTO VALOR_CARACTERISTICA VALUES(218,1,'いちば');" calcext:value-type="string">
            <text:p>INSERT INTO VALOR_CARACTERISTICA VALUES(218,1,'いちば');</text:p>
          </table:table-cell>
          <table:table-cell table:formula="of:=COM.MICROSOFT.CONCAT(&quot;INSERT INTO VALOR_CARACTERISTICA VALUES(&quot;;[.B219];&quot;,3,'&quot;;[.D219];&quot;');&quot;)" office:value-type="string" office:string-value="INSERT INTO VALOR_CARACTERISTICA VALUES(218,3,'Mercado callejero.');" calcext:value-type="string">
            <text:p>INSERT INTO VALOR_CARACTERISTICA VALUES(218,3,'Mercado callejero.');</text:p>
          </table:table-cell>
          <table:table-cell table:formula="of:=COM.MICROSOFT.CONCAT(&quot;INSERT INTO VALOR_CARACTERISTICA VALUES(&quot;;[.B219];&quot;,2,'&quot;;TRIM([.E219]);&quot;');&quot;)" office:value-type="string" office:string-value="INSERT INTO VALOR_CARACTERISTICA VALUES(218,2,'市場');" calcext:value-type="string">
            <text:p>INSERT INTO VALOR_CARACTERISTICA VALUES(218,2,'市場');</text:p>
          </table:table-cell>
          <table:table-cell table:number-columns-repeated="2"/>
        </table:table-row>
        <table:table-row table:style-name="ro1">
          <table:table-cell office:value-type="float" office:value="3" calcext:value-type="float">
            <text:p>3</text:p>
          </table:table-cell>
          <table:table-cell table:formula="of:=[.B219]+1" office:value-type="float" office:value="219" calcext:value-type="float">
            <text:p>219</text:p>
          </table:table-cell>
          <table:table-cell office:value-type="string" calcext:value-type="string">
            <text:p>こうはん</text:p>
          </table:table-cell>
          <table:table-cell office:value-type="string" calcext:value-type="string">
            <text:p>Segundo tiempo.</text:p>
          </table:table-cell>
          <table:table-cell office:value-type="string" calcext:value-type="string">
            <text:p>後半</text:p>
          </table:table-cell>
          <table:table-cell table:number-columns-repeated="2"/>
          <table:table-cell table:formula="of:=COM.MICROSOFT.CONCAT (&quot;insert into ITEM_INFO  values(&quot;;[.B220];&quot;,&quot;;[.A220];&quot;);&quot;)" office:value-type="string" office:string-value="insert into ITEM_INFO  values(219,3);" calcext:value-type="string">
            <text:p>insert into ITEM_INFO <text:s/>values(219,3);</text:p>
          </table:table-cell>
          <table:table-cell table:formula="of:=COM.MICROSOFT.CONCAT(&quot;INSERT INTO VALOR_CARACTERISTICA VALUES(&quot;;[.B220];&quot;,1,'&quot;;[.C220];&quot;');&quot;)" office:value-type="string" office:string-value="INSERT INTO VALOR_CARACTERISTICA VALUES(219,1,'こうはん');" calcext:value-type="string">
            <text:p>INSERT INTO VALOR_CARACTERISTICA VALUES(219,1,'こうはん');</text:p>
          </table:table-cell>
          <table:table-cell table:formula="of:=COM.MICROSOFT.CONCAT(&quot;INSERT INTO VALOR_CARACTERISTICA VALUES(&quot;;[.B220];&quot;,3,'&quot;;[.D220];&quot;');&quot;)" office:value-type="string" office:string-value="INSERT INTO VALOR_CARACTERISTICA VALUES(219,3,'Segundo tiempo.');" calcext:value-type="string">
            <text:p>INSERT INTO VALOR_CARACTERISTICA VALUES(219,3,'Segundo tiempo.');</text:p>
          </table:table-cell>
          <table:table-cell table:formula="of:=COM.MICROSOFT.CONCAT(&quot;INSERT INTO VALOR_CARACTERISTICA VALUES(&quot;;[.B220];&quot;,2,'&quot;;TRIM([.E220]);&quot;');&quot;)" office:value-type="string" office:string-value="INSERT INTO VALOR_CARACTERISTICA VALUES(219,2,'後半');" calcext:value-type="string">
            <text:p>INSERT INTO VALOR_CARACTERISTICA VALUES(219,2,'後半');</text:p>
          </table:table-cell>
          <table:table-cell table:number-columns-repeated="2"/>
        </table:table-row>
        <table:table-row table:style-name="ro1">
          <table:table-cell office:value-type="float" office:value="3" calcext:value-type="float">
            <text:p>3</text:p>
          </table:table-cell>
          <table:table-cell table:formula="of:=[.B220]+1" office:value-type="float" office:value="220" calcext:value-type="float">
            <text:p>220</text:p>
          </table:table-cell>
          <table:table-cell office:value-type="string" calcext:value-type="string">
            <text:p>ふせぐ</text:p>
          </table:table-cell>
          <table:table-cell office:value-type="string" calcext:value-type="string">
            <text:p>Prevenir, evitar.</text:p>
          </table:table-cell>
          <table:table-cell office:value-type="string" calcext:value-type="string">
            <text:p>防ぐ</text:p>
          </table:table-cell>
          <table:table-cell table:number-columns-repeated="2"/>
          <table:table-cell table:formula="of:=COM.MICROSOFT.CONCAT (&quot;insert into ITEM_INFO  values(&quot;;[.B221];&quot;,&quot;;[.A221];&quot;);&quot;)" office:value-type="string" office:string-value="insert into ITEM_INFO  values(220,3);" calcext:value-type="string">
            <text:p>insert into ITEM_INFO <text:s/>values(220,3);</text:p>
          </table:table-cell>
          <table:table-cell table:formula="of:=COM.MICROSOFT.CONCAT(&quot;INSERT INTO VALOR_CARACTERISTICA VALUES(&quot;;[.B221];&quot;,1,'&quot;;[.C221];&quot;');&quot;)" office:value-type="string" office:string-value="INSERT INTO VALOR_CARACTERISTICA VALUES(220,1,'ふせぐ');" calcext:value-type="string">
            <text:p>INSERT INTO VALOR_CARACTERISTICA VALUES(220,1,'ふせぐ');</text:p>
          </table:table-cell>
          <table:table-cell table:formula="of:=COM.MICROSOFT.CONCAT(&quot;INSERT INTO VALOR_CARACTERISTICA VALUES(&quot;;[.B221];&quot;,3,'&quot;;[.D221];&quot;');&quot;)" office:value-type="string" office:string-value="INSERT INTO VALOR_CARACTERISTICA VALUES(220,3,'Prevenir, evitar.');" calcext:value-type="string">
            <text:p>INSERT INTO VALOR_CARACTERISTICA VALUES(220,3,'Prevenir, evitar.');</text:p>
          </table:table-cell>
          <table:table-cell table:formula="of:=COM.MICROSOFT.CONCAT(&quot;INSERT INTO VALOR_CARACTERISTICA VALUES(&quot;;[.B221];&quot;,2,'&quot;;TRIM([.E221]);&quot;');&quot;)" office:value-type="string" office:string-value="INSERT INTO VALOR_CARACTERISTICA VALUES(220,2,'防ぐ');" calcext:value-type="string">
            <text:p>INSERT INTO VALOR_CARACTERISTICA VALUES(220,2,'防ぐ');</text:p>
          </table:table-cell>
          <table:table-cell table:number-columns-repeated="2"/>
        </table:table-row>
        <table:table-row table:style-name="ro1">
          <table:table-cell office:value-type="float" office:value="3" calcext:value-type="float">
            <text:p>3</text:p>
          </table:table-cell>
          <table:table-cell table:formula="of:=[.B221]+1" office:value-type="float" office:value="221" calcext:value-type="float">
            <text:p>221</text:p>
          </table:table-cell>
          <table:table-cell office:value-type="string" calcext:value-type="string">
            <text:p>きこう</text:p>
          </table:table-cell>
          <table:table-cell office:value-type="string" calcext:value-type="string">
            <text:p>Clima.</text:p>
          </table:table-cell>
          <table:table-cell office:value-type="string" calcext:value-type="string">
            <text:p>気候</text:p>
          </table:table-cell>
          <table:table-cell table:number-columns-repeated="2"/>
          <table:table-cell table:formula="of:=COM.MICROSOFT.CONCAT (&quot;insert into ITEM_INFO  values(&quot;;[.B222];&quot;,&quot;;[.A222];&quot;);&quot;)" office:value-type="string" office:string-value="insert into ITEM_INFO  values(221,3);" calcext:value-type="string">
            <text:p>insert into ITEM_INFO <text:s/>values(221,3);</text:p>
          </table:table-cell>
          <table:table-cell table:formula="of:=COM.MICROSOFT.CONCAT(&quot;INSERT INTO VALOR_CARACTERISTICA VALUES(&quot;;[.B222];&quot;,1,'&quot;;[.C222];&quot;');&quot;)" office:value-type="string" office:string-value="INSERT INTO VALOR_CARACTERISTICA VALUES(221,1,'きこう');" calcext:value-type="string">
            <text:p>INSERT INTO VALOR_CARACTERISTICA VALUES(221,1,'きこう');</text:p>
          </table:table-cell>
          <table:table-cell table:formula="of:=COM.MICROSOFT.CONCAT(&quot;INSERT INTO VALOR_CARACTERISTICA VALUES(&quot;;[.B222];&quot;,3,'&quot;;[.D222];&quot;');&quot;)" office:value-type="string" office:string-value="INSERT INTO VALOR_CARACTERISTICA VALUES(221,3,'Clima.');" calcext:value-type="string">
            <text:p>INSERT INTO VALOR_CARACTERISTICA VALUES(221,3,'Clima.');</text:p>
          </table:table-cell>
          <table:table-cell table:formula="of:=COM.MICROSOFT.CONCAT(&quot;INSERT INTO VALOR_CARACTERISTICA VALUES(&quot;;[.B222];&quot;,2,'&quot;;TRIM([.E222]);&quot;');&quot;)" office:value-type="string" office:string-value="INSERT INTO VALOR_CARACTERISTICA VALUES(221,2,'気候');" calcext:value-type="string">
            <text:p>INSERT INTO VALOR_CARACTERISTICA VALUES(221,2,'気候');</text:p>
          </table:table-cell>
          <table:table-cell table:number-columns-repeated="2"/>
        </table:table-row>
        <table:table-row table:style-name="ro1">
          <table:table-cell office:value-type="float" office:value="3" calcext:value-type="float">
            <text:p>3</text:p>
          </table:table-cell>
          <table:table-cell table:formula="of:=[.B222]+1" office:value-type="float" office:value="222" calcext:value-type="float">
            <text:p>222</text:p>
          </table:table-cell>
          <table:table-cell office:value-type="string" calcext:value-type="string">
            <text:p>よぼう</text:p>
          </table:table-cell>
          <table:table-cell office:value-type="string" calcext:value-type="string">
            <text:p>Prevención, precaución.</text:p>
          </table:table-cell>
          <table:table-cell office:value-type="string" calcext:value-type="string">
            <text:p>予防</text:p>
          </table:table-cell>
          <table:table-cell table:number-columns-repeated="2"/>
          <table:table-cell table:formula="of:=COM.MICROSOFT.CONCAT (&quot;insert into ITEM_INFO  values(&quot;;[.B223];&quot;,&quot;;[.A223];&quot;);&quot;)" office:value-type="string" office:string-value="insert into ITEM_INFO  values(222,3);" calcext:value-type="string">
            <text:p>insert into ITEM_INFO <text:s/>values(222,3);</text:p>
          </table:table-cell>
          <table:table-cell table:formula="of:=COM.MICROSOFT.CONCAT(&quot;INSERT INTO VALOR_CARACTERISTICA VALUES(&quot;;[.B223];&quot;,1,'&quot;;[.C223];&quot;');&quot;)" office:value-type="string" office:string-value="INSERT INTO VALOR_CARACTERISTICA VALUES(222,1,'よぼう');" calcext:value-type="string">
            <text:p>INSERT INTO VALOR_CARACTERISTICA VALUES(222,1,'よぼう');</text:p>
          </table:table-cell>
          <table:table-cell table:formula="of:=COM.MICROSOFT.CONCAT(&quot;INSERT INTO VALOR_CARACTERISTICA VALUES(&quot;;[.B223];&quot;,3,'&quot;;[.D223];&quot;');&quot;)" office:value-type="string" office:string-value="INSERT INTO VALOR_CARACTERISTICA VALUES(222,3,'Prevención, precaución.');" calcext:value-type="string">
            <text:p>INSERT INTO VALOR_CARACTERISTICA VALUES(222,3,'Prevención, precaución.');</text:p>
          </table:table-cell>
          <table:table-cell table:formula="of:=COM.MICROSOFT.CONCAT(&quot;INSERT INTO VALOR_CARACTERISTICA VALUES(&quot;;[.B223];&quot;,2,'&quot;;TRIM([.E223]);&quot;');&quot;)" office:value-type="string" office:string-value="INSERT INTO VALOR_CARACTERISTICA VALUES(222,2,'予防');" calcext:value-type="string">
            <text:p>INSERT INTO VALOR_CARACTERISTICA VALUES(222,2,'予防');</text:p>
          </table:table-cell>
          <table:table-cell table:number-columns-repeated="2"/>
        </table:table-row>
        <table:table-row table:style-name="ro1">
          <table:table-cell office:value-type="float" office:value="3" calcext:value-type="float">
            <text:p>3</text:p>
          </table:table-cell>
          <table:table-cell table:formula="of:=[.B223]+1" office:value-type="float" office:value="223" calcext:value-type="float">
            <text:p>223</text:p>
          </table:table-cell>
          <table:table-cell office:value-type="string" calcext:value-type="string">
            <text:p>さす</text:p>
          </table:table-cell>
          <table:table-cell office:value-type="string" calcext:value-type="string">
            <text:p>Insertar, brillar (sol).</text:p>
          </table:table-cell>
          <table:table-cell office:value-type="string" calcext:value-type="string">
            <text:p>差す</text:p>
          </table:table-cell>
          <table:table-cell table:number-columns-repeated="2"/>
          <table:table-cell table:formula="of:=COM.MICROSOFT.CONCAT (&quot;insert into ITEM_INFO  values(&quot;;[.B224];&quot;,&quot;;[.A224];&quot;);&quot;)" office:value-type="string" office:string-value="insert into ITEM_INFO  values(223,3);" calcext:value-type="string">
            <text:p>insert into ITEM_INFO <text:s/>values(223,3);</text:p>
          </table:table-cell>
          <table:table-cell table:formula="of:=COM.MICROSOFT.CONCAT(&quot;INSERT INTO VALOR_CARACTERISTICA VALUES(&quot;;[.B224];&quot;,1,'&quot;;[.C224];&quot;');&quot;)" office:value-type="string" office:string-value="INSERT INTO VALOR_CARACTERISTICA VALUES(223,1,'さす');" calcext:value-type="string">
            <text:p>INSERT INTO VALOR_CARACTERISTICA VALUES(223,1,'さす');</text:p>
          </table:table-cell>
          <table:table-cell table:formula="of:=COM.MICROSOFT.CONCAT(&quot;INSERT INTO VALOR_CARACTERISTICA VALUES(&quot;;[.B224];&quot;,3,'&quot;;[.D224];&quot;');&quot;)" office:value-type="string" office:string-value="INSERT INTO VALOR_CARACTERISTICA VALUES(223,3,'Insertar, brillar (sol).');" calcext:value-type="string">
            <text:p>INSERT INTO VALOR_CARACTERISTICA VALUES(223,3,'Insertar, brillar (sol).');</text:p>
          </table:table-cell>
          <table:table-cell table:formula="of:=COM.MICROSOFT.CONCAT(&quot;INSERT INTO VALOR_CARACTERISTICA VALUES(&quot;;[.B224];&quot;,2,'&quot;;TRIM([.E224]);&quot;');&quot;)" office:value-type="string" office:string-value="INSERT INTO VALOR_CARACTERISTICA VALUES(223,2,'差す');" calcext:value-type="string">
            <text:p>INSERT INTO VALOR_CARACTERISTICA VALUES(223,2,'差す');</text:p>
          </table:table-cell>
          <table:table-cell table:number-columns-repeated="2"/>
        </table:table-row>
        <table:table-row table:style-name="ro1">
          <table:table-cell office:value-type="float" office:value="3" calcext:value-type="float">
            <text:p>3</text:p>
          </table:table-cell>
          <table:table-cell table:formula="of:=[.B224]+1" office:value-type="float" office:value="224" calcext:value-type="float">
            <text:p>224</text:p>
          </table:table-cell>
          <table:table-cell office:value-type="string" calcext:value-type="string">
            <text:p>さす</text:p>
          </table:table-cell>
          <table:table-cell office:value-type="string" calcext:value-type="string">
            <text:p>Apuntar, identificar, nominar.</text:p>
          </table:table-cell>
          <table:table-cell office:value-type="string" calcext:value-type="string">
            <text:p>指す</text:p>
          </table:table-cell>
          <table:table-cell table:number-columns-repeated="2"/>
          <table:table-cell table:formula="of:=COM.MICROSOFT.CONCAT (&quot;insert into ITEM_INFO  values(&quot;;[.B225];&quot;,&quot;;[.A225];&quot;);&quot;)" office:value-type="string" office:string-value="insert into ITEM_INFO  values(224,3);" calcext:value-type="string">
            <text:p>insert into ITEM_INFO <text:s/>values(224,3);</text:p>
          </table:table-cell>
          <table:table-cell table:formula="of:=COM.MICROSOFT.CONCAT(&quot;INSERT INTO VALOR_CARACTERISTICA VALUES(&quot;;[.B225];&quot;,1,'&quot;;[.C225];&quot;');&quot;)" office:value-type="string" office:string-value="INSERT INTO VALOR_CARACTERISTICA VALUES(224,1,'さす');" calcext:value-type="string">
            <text:p>INSERT INTO VALOR_CARACTERISTICA VALUES(224,1,'さす');</text:p>
          </table:table-cell>
          <table:table-cell table:formula="of:=COM.MICROSOFT.CONCAT(&quot;INSERT INTO VALOR_CARACTERISTICA VALUES(&quot;;[.B225];&quot;,3,'&quot;;[.D225];&quot;');&quot;)" office:value-type="string" office:string-value="INSERT INTO VALOR_CARACTERISTICA VALUES(224,3,'Apuntar, identificar, nominar.');" calcext:value-type="string">
            <text:p>INSERT INTO VALOR_CARACTERISTICA VALUES(224,3,'Apuntar, identificar, nominar.');</text:p>
          </table:table-cell>
          <table:table-cell table:formula="of:=COM.MICROSOFT.CONCAT(&quot;INSERT INTO VALOR_CARACTERISTICA VALUES(&quot;;[.B225];&quot;,2,'&quot;;TRIM([.E225]);&quot;');&quot;)" office:value-type="string" office:string-value="INSERT INTO VALOR_CARACTERISTICA VALUES(224,2,'指す');" calcext:value-type="string">
            <text:p>INSERT INTO VALOR_CARACTERISTICA VALUES(224,2,'指す');</text:p>
          </table:table-cell>
          <table:table-cell table:number-columns-repeated="2"/>
        </table:table-row>
        <table:table-row table:style-name="ro2">
          <table:table-cell office:value-type="float" office:value="3" calcext:value-type="float">
            <text:p>3</text:p>
          </table:table-cell>
          <table:table-cell table:formula="of:=[.B225]+1" office:value-type="float" office:value="225" calcext:value-type="float">
            <text:p>225</text:p>
          </table:table-cell>
          <table:table-cell office:value-type="string" calcext:value-type="string">
            <text:p><text:span text:style-name="T5"> </text:span><text:span text:style-name="T6">みぎがわ</text:span><text:span text:style-name="T7"> </text:span></text:p>
          </table:table-cell>
          <table:table-cell office:value-type="string" calcext:value-type="string">
            <text:p>Lado derecho.</text:p>
          </table:table-cell>
          <table:table-cell table:style-name="ce5" office:value-type="string" calcext:value-type="string">
            <text:p>右側</text:p>
          </table:table-cell>
          <table:table-cell table:number-columns-repeated="2"/>
          <table:table-cell table:formula="of:=COM.MICROSOFT.CONCAT (&quot;insert into ITEM_INFO  values(&quot;;[.B226];&quot;,&quot;;[.A226];&quot;);&quot;)" office:value-type="string" office:string-value="insert into ITEM_INFO  values(225,3);" calcext:value-type="string">
            <text:p>insert into ITEM_INFO <text:s/>values(225,3);</text:p>
          </table:table-cell>
          <table:table-cell table:formula="of:=COM.MICROSOFT.CONCAT(&quot;INSERT INTO VALOR_CARACTERISTICA VALUES(&quot;;[.B226];&quot;,1,'&quot;;[.C226];&quot;');&quot;)" office:value-type="string" office:string-value="INSERT INTO VALOR_CARACTERISTICA VALUES(225,1,' みぎがわ ');" calcext:value-type="string">
            <text:p>INSERT INTO VALOR_CARACTERISTICA VALUES(225,1,' みぎがわ ');</text:p>
          </table:table-cell>
          <table:table-cell table:formula="of:=COM.MICROSOFT.CONCAT(&quot;INSERT INTO VALOR_CARACTERISTICA VALUES(&quot;;[.B226];&quot;,3,'&quot;;[.D226];&quot;');&quot;)" office:value-type="string" office:string-value="INSERT INTO VALOR_CARACTERISTICA VALUES(225,3,'Lado derecho.');" calcext:value-type="string">
            <text:p>INSERT INTO VALOR_CARACTERISTICA VALUES(225,3,'Lado derecho.');</text:p>
          </table:table-cell>
          <table:table-cell table:formula="of:=COM.MICROSOFT.CONCAT(&quot;INSERT INTO VALOR_CARACTERISTICA VALUES(&quot;;[.B226];&quot;,2,'&quot;;TRIM([.E226]);&quot;');&quot;)" office:value-type="string" office:string-value="INSERT INTO VALOR_CARACTERISTICA VALUES(225,2,'右側');" calcext:value-type="string">
            <text:p>INSERT INTO VALOR_CARACTERISTICA VALUES(225,2,'右側');</text:p>
          </table:table-cell>
          <table:table-cell table:number-columns-repeated="2"/>
        </table:table-row>
        <table:table-row table:style-name="ro2">
          <table:table-cell office:value-type="float" office:value="3" calcext:value-type="float">
            <text:p>3</text:p>
          </table:table-cell>
          <table:table-cell table:formula="of:=[.B226]+1" office:value-type="float" office:value="226" calcext:value-type="float">
            <text:p>226</text:p>
          </table:table-cell>
          <table:table-cell office:value-type="string" calcext:value-type="string">
            <text:p><text:span text:style-name="T8">けっせき</text:span><text:span text:style-name="T9"> </text:span></text:p>
          </table:table-cell>
          <table:table-cell office:value-type="string" calcext:value-type="string">
            <text:p>Ausencia.</text:p>
          </table:table-cell>
          <table:table-cell table:style-name="ce5" office:value-type="string" calcext:value-type="string">
            <text:p>欠席</text:p>
          </table:table-cell>
          <table:table-cell table:number-columns-repeated="2"/>
          <table:table-cell table:formula="of:=COM.MICROSOFT.CONCAT (&quot;insert into ITEM_INFO  values(&quot;;[.B227];&quot;,&quot;;[.A227];&quot;);&quot;)" office:value-type="string" office:string-value="insert into ITEM_INFO  values(226,3);" calcext:value-type="string">
            <text:p>insert into ITEM_INFO <text:s/>values(226,3);</text:p>
          </table:table-cell>
          <table:table-cell table:formula="of:=COM.MICROSOFT.CONCAT(&quot;INSERT INTO VALOR_CARACTERISTICA VALUES(&quot;;[.B227];&quot;,1,'&quot;;[.C227];&quot;');&quot;)" office:value-type="string" office:string-value="INSERT INTO VALOR_CARACTERISTICA VALUES(226,1,'けっせき ');" calcext:value-type="string">
            <text:p>INSERT INTO VALOR_CARACTERISTICA VALUES(226,1,'けっせき ');</text:p>
          </table:table-cell>
          <table:table-cell table:formula="of:=COM.MICROSOFT.CONCAT(&quot;INSERT INTO VALOR_CARACTERISTICA VALUES(&quot;;[.B227];&quot;,3,'&quot;;[.D227];&quot;');&quot;)" office:value-type="string" office:string-value="INSERT INTO VALOR_CARACTERISTICA VALUES(226,3,'Ausencia.');" calcext:value-type="string">
            <text:p>INSERT INTO VALOR_CARACTERISTICA VALUES(226,3,'Ausencia.');</text:p>
          </table:table-cell>
          <table:table-cell table:formula="of:=COM.MICROSOFT.CONCAT(&quot;INSERT INTO VALOR_CARACTERISTICA VALUES(&quot;;[.B227];&quot;,2,'&quot;;TRIM([.E227]);&quot;');&quot;)" office:value-type="string" office:string-value="INSERT INTO VALOR_CARACTERISTICA VALUES(226,2,'欠席');" calcext:value-type="string">
            <text:p>INSERT INTO VALOR_CARACTERISTICA VALUES(226,2,'欠席');</text:p>
          </table:table-cell>
          <table:table-cell table:number-columns-repeated="2"/>
        </table:table-row>
        <table:table-row table:style-name="ro2">
          <table:table-cell office:value-type="float" office:value="3" calcext:value-type="float">
            <text:p>3</text:p>
          </table:table-cell>
          <table:table-cell table:formula="of:=[.B227]+1" office:value-type="float" office:value="227" calcext:value-type="float">
            <text:p>227</text:p>
          </table:table-cell>
          <table:table-cell office:value-type="string" calcext:value-type="string">
            <text:p>きゅうよう</text:p>
          </table:table-cell>
          <table:table-cell office:value-type="string" calcext:value-type="string">
            <text:p>Descanso, “break”.</text:p>
          </table:table-cell>
          <table:table-cell table:style-name="ce5" office:value-type="string" calcext:value-type="string">
            <text:p>休養</text:p>
          </table:table-cell>
          <table:table-cell table:number-columns-repeated="2"/>
          <table:table-cell table:formula="of:=COM.MICROSOFT.CONCAT (&quot;insert into ITEM_INFO  values(&quot;;[.B228];&quot;,&quot;;[.A228];&quot;);&quot;)" office:value-type="string" office:string-value="insert into ITEM_INFO  values(227,3);" calcext:value-type="string">
            <text:p>insert into ITEM_INFO <text:s/>values(227,3);</text:p>
          </table:table-cell>
          <table:table-cell table:formula="of:=COM.MICROSOFT.CONCAT(&quot;INSERT INTO VALOR_CARACTERISTICA VALUES(&quot;;[.B228];&quot;,1,'&quot;;[.C228];&quot;');&quot;)" office:value-type="string" office:string-value="INSERT INTO VALOR_CARACTERISTICA VALUES(227,1,'きゅうよう');" calcext:value-type="string">
            <text:p>INSERT INTO VALOR_CARACTERISTICA VALUES(227,1,'きゅうよう');</text:p>
          </table:table-cell>
          <table:table-cell table:formula="of:=COM.MICROSOFT.CONCAT(&quot;INSERT INTO VALOR_CARACTERISTICA VALUES(&quot;;[.B228];&quot;,3,'&quot;;[.D228];&quot;');&quot;)" office:value-type="string" office:string-value="INSERT INTO VALOR_CARACTERISTICA VALUES(227,3,'Descanso, “break”.');" calcext:value-type="string">
            <text:p>INSERT INTO VALOR_CARACTERISTICA VALUES(227,3,'Descanso, “break”.');</text:p>
          </table:table-cell>
          <table:table-cell table:formula="of:=COM.MICROSOFT.CONCAT(&quot;INSERT INTO VALOR_CARACTERISTICA VALUES(&quot;;[.B228];&quot;,2,'&quot;;TRIM([.E228]);&quot;');&quot;)" office:value-type="string" office:string-value="INSERT INTO VALOR_CARACTERISTICA VALUES(227,2,'休養');" calcext:value-type="string">
            <text:p>INSERT INTO VALOR_CARACTERISTICA VALUES(227,2,'休養');</text:p>
          </table:table-cell>
          <table:table-cell table:number-columns-repeated="2"/>
        </table:table-row>
        <table:table-row table:style-name="ro2">
          <table:table-cell office:value-type="float" office:value="3" calcext:value-type="float">
            <text:p>3</text:p>
          </table:table-cell>
          <table:table-cell table:formula="of:=[.B228]+1" office:value-type="float" office:value="228" calcext:value-type="float">
            <text:p>228</text:p>
          </table:table-cell>
          <table:table-cell office:value-type="string" calcext:value-type="string">
            <text:p><text:span text:style-name="T8">えいよう</text:span><text:span text:style-name="T7"> </text:span></text:p>
          </table:table-cell>
          <table:table-cell office:value-type="string" calcext:value-type="string">
            <text:p>Nutrición, dieta.</text:p>
          </table:table-cell>
          <table:table-cell table:style-name="ce5" office:value-type="string" calcext:value-type="string">
            <text:p>栄養</text:p>
          </table:table-cell>
          <table:table-cell table:number-columns-repeated="2"/>
          <table:table-cell table:formula="of:=COM.MICROSOFT.CONCAT (&quot;insert into ITEM_INFO  values(&quot;;[.B229];&quot;,&quot;;[.A229];&quot;);&quot;)" office:value-type="string" office:string-value="insert into ITEM_INFO  values(228,3);" calcext:value-type="string">
            <text:p>insert into ITEM_INFO <text:s/>values(228,3);</text:p>
          </table:table-cell>
          <table:table-cell table:formula="of:=COM.MICROSOFT.CONCAT(&quot;INSERT INTO VALOR_CARACTERISTICA VALUES(&quot;;[.B229];&quot;,1,'&quot;;[.C229];&quot;');&quot;)" office:value-type="string" office:string-value="INSERT INTO VALOR_CARACTERISTICA VALUES(228,1,'えいよう ');" calcext:value-type="string">
            <text:p>INSERT INTO VALOR_CARACTERISTICA VALUES(228,1,'えいよう ');</text:p>
          </table:table-cell>
          <table:table-cell table:formula="of:=COM.MICROSOFT.CONCAT(&quot;INSERT INTO VALOR_CARACTERISTICA VALUES(&quot;;[.B229];&quot;,3,'&quot;;[.D229];&quot;');&quot;)" office:value-type="string" office:string-value="INSERT INTO VALOR_CARACTERISTICA VALUES(228,3,'Nutrición, dieta.');" calcext:value-type="string">
            <text:p>INSERT INTO VALOR_CARACTERISTICA VALUES(228,3,'Nutrición, dieta.');</text:p>
          </table:table-cell>
          <table:table-cell table:formula="of:=COM.MICROSOFT.CONCAT(&quot;INSERT INTO VALOR_CARACTERISTICA VALUES(&quot;;[.B229];&quot;,2,'&quot;;TRIM([.E229]);&quot;');&quot;)" office:value-type="string" office:string-value="INSERT INTO VALOR_CARACTERISTICA VALUES(228,2,'栄養');" calcext:value-type="string">
            <text:p>INSERT INTO VALOR_CARACTERISTICA VALUES(228,2,'栄養');</text:p>
          </table:table-cell>
          <table:table-cell table:number-columns-repeated="2"/>
        </table:table-row>
        <table:table-row table:style-name="ro2">
          <table:table-cell office:value-type="float" office:value="3" calcext:value-type="float">
            <text:p>3</text:p>
          </table:table-cell>
          <table:table-cell table:formula="of:=[.B229]+1" office:value-type="float" office:value="229" calcext:value-type="float">
            <text:p>229</text:p>
          </table:table-cell>
          <table:table-cell office:value-type="string" calcext:value-type="string">
            <text:p>かんしん</text:p>
          </table:table-cell>
          <table:table-cell office:value-type="string" calcext:value-type="string">
            <text:p><text:span text:style-name="T31">Interés.</text:span></text:p>
          </table:table-cell>
          <table:table-cell table:style-name="ce5" office:value-type="string" calcext:value-type="string">
            <text:p>関心</text:p>
          </table:table-cell>
          <table:table-cell table:number-columns-repeated="2"/>
          <table:table-cell table:formula="of:=COM.MICROSOFT.CONCAT (&quot;insert into ITEM_INFO  values(&quot;;[.B230];&quot;,&quot;;[.A230];&quot;);&quot;)" office:value-type="string" office:string-value="insert into ITEM_INFO  values(229,3);" calcext:value-type="string">
            <text:p>insert into ITEM_INFO <text:s/>values(229,3);</text:p>
          </table:table-cell>
          <table:table-cell table:formula="of:=COM.MICROSOFT.CONCAT(&quot;INSERT INTO VALOR_CARACTERISTICA VALUES(&quot;;[.B230];&quot;,1,'&quot;;[.C230];&quot;');&quot;)" office:value-type="string" office:string-value="INSERT INTO VALOR_CARACTERISTICA VALUES(229,1,'かんしん');" calcext:value-type="string">
            <text:p>INSERT INTO VALOR_CARACTERISTICA VALUES(229,1,'かんしん');</text:p>
          </table:table-cell>
          <table:table-cell table:formula="of:=COM.MICROSOFT.CONCAT(&quot;INSERT INTO VALOR_CARACTERISTICA VALUES(&quot;;[.B230];&quot;,3,'&quot;;[.D230];&quot;');&quot;)" office:value-type="string" office:string-value="INSERT INTO VALOR_CARACTERISTICA VALUES(229,3,'Interés.');" calcext:value-type="string">
            <text:p>INSERT INTO VALOR_CARACTERISTICA VALUES(229,3,'Interés.');</text:p>
          </table:table-cell>
          <table:table-cell table:formula="of:=COM.MICROSOFT.CONCAT(&quot;INSERT INTO VALOR_CARACTERISTICA VALUES(&quot;;[.B230];&quot;,2,'&quot;;TRIM([.E230]);&quot;');&quot;)" office:value-type="string" office:string-value="INSERT INTO VALOR_CARACTERISTICA VALUES(229,2,'関心');" calcext:value-type="string">
            <text:p>INSERT INTO VALOR_CARACTERISTICA VALUES(229,2,'関心');</text:p>
          </table:table-cell>
          <table:table-cell table:number-columns-repeated="2"/>
        </table:table-row>
        <table:table-row table:style-name="ro2">
          <table:table-cell office:value-type="float" office:value="3" calcext:value-type="float">
            <text:p>3</text:p>
          </table:table-cell>
          <table:table-cell table:formula="of:=[.B230]+1" office:value-type="float" office:value="230" calcext:value-type="float">
            <text:p>230</text:p>
          </table:table-cell>
          <table:table-cell office:value-type="string" calcext:value-type="string">
            <text:p><text:span text:style-name="T8">かんしん</text:span><text:span text:style-name="T7"> </text:span></text:p>
          </table:table-cell>
          <table:table-cell office:value-type="string" calcext:value-type="string">
            <text:p>Impresionado, admiración.</text:p>
          </table:table-cell>
          <table:table-cell table:style-name="ce5" office:value-type="string" calcext:value-type="string">
            <text:p>感心</text:p>
          </table:table-cell>
          <table:table-cell table:number-columns-repeated="2"/>
          <table:table-cell table:formula="of:=COM.MICROSOFT.CONCAT (&quot;insert into ITEM_INFO  values(&quot;;[.B231];&quot;,&quot;;[.A231];&quot;);&quot;)" office:value-type="string" office:string-value="insert into ITEM_INFO  values(230,3);" calcext:value-type="string">
            <text:p>insert into ITEM_INFO <text:s/>values(230,3);</text:p>
          </table:table-cell>
          <table:table-cell table:formula="of:=COM.MICROSOFT.CONCAT(&quot;INSERT INTO VALOR_CARACTERISTICA VALUES(&quot;;[.B231];&quot;,1,'&quot;;[.C231];&quot;');&quot;)" office:value-type="string" office:string-value="INSERT INTO VALOR_CARACTERISTICA VALUES(230,1,'かんしん ');" calcext:value-type="string">
            <text:p>INSERT INTO VALOR_CARACTERISTICA VALUES(230,1,'かんしん ');</text:p>
          </table:table-cell>
          <table:table-cell table:formula="of:=COM.MICROSOFT.CONCAT(&quot;INSERT INTO VALOR_CARACTERISTICA VALUES(&quot;;[.B231];&quot;,3,'&quot;;[.D231];&quot;');&quot;)" office:value-type="string" office:string-value="INSERT INTO VALOR_CARACTERISTICA VALUES(230,3,'Impresionado, admiración.');" calcext:value-type="string">
            <text:p>INSERT INTO VALOR_CARACTERISTICA VALUES(230,3,'Impresionado, admiración.');</text:p>
          </table:table-cell>
          <table:table-cell table:formula="of:=COM.MICROSOFT.CONCAT(&quot;INSERT INTO VALOR_CARACTERISTICA VALUES(&quot;;[.B231];&quot;,2,'&quot;;TRIM([.E231]);&quot;');&quot;)" office:value-type="string" office:string-value="INSERT INTO VALOR_CARACTERISTICA VALUES(230,2,'感心');" calcext:value-type="string">
            <text:p>INSERT INTO VALOR_CARACTERISTICA VALUES(230,2,'感心');</text:p>
          </table:table-cell>
          <table:table-cell table:number-columns-repeated="2"/>
        </table:table-row>
        <table:table-row table:style-name="ro2">
          <table:table-cell office:value-type="float" office:value="3" calcext:value-type="float">
            <text:p>3</text:p>
          </table:table-cell>
          <table:table-cell table:formula="of:=[.B231]+1" office:value-type="float" office:value="231" calcext:value-type="float">
            <text:p>231</text:p>
          </table:table-cell>
          <table:table-cell office:value-type="string" calcext:value-type="string">
            <text:p><text:span text:style-name="T8">たね</text:span><text:span text:style-name="T7"> </text:span></text:p>
          </table:table-cell>
          <table:table-cell office:value-type="string" calcext:value-type="string">
            <text:p>Semillas.</text:p>
          </table:table-cell>
          <table:table-cell table:style-name="ce5" office:value-type="string" calcext:value-type="string">
            <text:p>種 </text:p>
          </table:table-cell>
          <table:table-cell table:number-columns-repeated="2"/>
          <table:table-cell table:formula="of:=COM.MICROSOFT.CONCAT (&quot;insert into ITEM_INFO  values(&quot;;[.B232];&quot;,&quot;;[.A232];&quot;);&quot;)" office:value-type="string" office:string-value="insert into ITEM_INFO  values(231,3);" calcext:value-type="string">
            <text:p>insert into ITEM_INFO <text:s/>values(231,3);</text:p>
          </table:table-cell>
          <table:table-cell table:formula="of:=COM.MICROSOFT.CONCAT(&quot;INSERT INTO VALOR_CARACTERISTICA VALUES(&quot;;[.B232];&quot;,1,'&quot;;[.C232];&quot;');&quot;)" office:value-type="string" office:string-value="INSERT INTO VALOR_CARACTERISTICA VALUES(231,1,'たね ');" calcext:value-type="string">
            <text:p>INSERT INTO VALOR_CARACTERISTICA VALUES(231,1,'たね ');</text:p>
          </table:table-cell>
          <table:table-cell table:formula="of:=COM.MICROSOFT.CONCAT(&quot;INSERT INTO VALOR_CARACTERISTICA VALUES(&quot;;[.B232];&quot;,3,'&quot;;[.D232];&quot;');&quot;)" office:value-type="string" office:string-value="INSERT INTO VALOR_CARACTERISTICA VALUES(231,3,'Semillas.');" calcext:value-type="string">
            <text:p>INSERT INTO VALOR_CARACTERISTICA VALUES(231,3,'Semillas.');</text:p>
          </table:table-cell>
          <table:table-cell table:formula="of:=COM.MICROSOFT.CONCAT(&quot;INSERT INTO VALOR_CARACTERISTICA VALUES(&quot;;[.B232];&quot;,2,'&quot;;TRIM([.E232]);&quot;');&quot;)" office:value-type="string" office:string-value="INSERT INTO VALOR_CARACTERISTICA VALUES(231,2,'種');" calcext:value-type="string">
            <text:p>INSERT INTO VALOR_CARACTERISTICA VALUES(231,2,'種');</text:p>
          </table:table-cell>
          <table:table-cell table:number-columns-repeated="2"/>
        </table:table-row>
        <table:table-row table:style-name="ro2">
          <table:table-cell office:value-type="float" office:value="3" calcext:value-type="float">
            <text:p>3</text:p>
          </table:table-cell>
          <table:table-cell table:formula="of:=[.B232]+1" office:value-type="float" office:value="232" calcext:value-type="float">
            <text:p>232</text:p>
          </table:table-cell>
          <table:table-cell office:value-type="string" calcext:value-type="string">
            <text:p>ふそく</text:p>
          </table:table-cell>
          <table:table-cell office:value-type="string" calcext:value-type="string">
            <text:p>Falta de…</text:p>
          </table:table-cell>
          <table:table-cell table:style-name="ce5" office:value-type="string" calcext:value-type="string">
            <text:p>不足</text:p>
          </table:table-cell>
          <table:table-cell table:number-columns-repeated="2"/>
          <table:table-cell table:formula="of:=COM.MICROSOFT.CONCAT (&quot;insert into ITEM_INFO  values(&quot;;[.B233];&quot;,&quot;;[.A233];&quot;);&quot;)" office:value-type="string" office:string-value="insert into ITEM_INFO  values(232,3);" calcext:value-type="string">
            <text:p>insert into ITEM_INFO <text:s/>values(232,3);</text:p>
          </table:table-cell>
          <table:table-cell table:formula="of:=COM.MICROSOFT.CONCAT(&quot;INSERT INTO VALOR_CARACTERISTICA VALUES(&quot;;[.B233];&quot;,1,'&quot;;[.C233];&quot;');&quot;)" office:value-type="string" office:string-value="INSERT INTO VALOR_CARACTERISTICA VALUES(232,1,'ふそく');" calcext:value-type="string">
            <text:p>INSERT INTO VALOR_CARACTERISTICA VALUES(232,1,'ふそく');</text:p>
          </table:table-cell>
          <table:table-cell table:formula="of:=COM.MICROSOFT.CONCAT(&quot;INSERT INTO VALOR_CARACTERISTICA VALUES(&quot;;[.B233];&quot;,3,'&quot;;[.D233];&quot;');&quot;)" office:value-type="string" office:string-value="INSERT INTO VALOR_CARACTERISTICA VALUES(232,3,'Falta de…');" calcext:value-type="string">
            <text:p>INSERT INTO VALOR_CARACTERISTICA VALUES(232,3,'Falta de…');</text:p>
          </table:table-cell>
          <table:table-cell table:formula="of:=COM.MICROSOFT.CONCAT(&quot;INSERT INTO VALOR_CARACTERISTICA VALUES(&quot;;[.B233];&quot;,2,'&quot;;TRIM([.E233]);&quot;');&quot;)" office:value-type="string" office:string-value="INSERT INTO VALOR_CARACTERISTICA VALUES(232,2,'不足');" calcext:value-type="string">
            <text:p>INSERT INTO VALOR_CARACTERISTICA VALUES(232,2,'不足');</text:p>
          </table:table-cell>
          <table:table-cell table:number-columns-repeated="2"/>
        </table:table-row>
        <table:table-row table:style-name="ro2">
          <table:table-cell office:value-type="float" office:value="3" calcext:value-type="float">
            <text:p>3</text:p>
          </table:table-cell>
          <table:table-cell table:formula="of:=[.B233]+1" office:value-type="float" office:value="233" calcext:value-type="float">
            <text:p>233</text:p>
          </table:table-cell>
          <table:table-cell office:value-type="string" calcext:value-type="string">
            <text:p><text:span text:style-name="T8">ふまん</text:span><text:span text:style-name="T7"> </text:span></text:p>
          </table:table-cell>
          <table:table-cell office:value-type="string" calcext:value-type="string">
            <text:p>Descontento, insatisfecho.</text:p>
          </table:table-cell>
          <table:table-cell table:style-name="ce5" office:value-type="string" calcext:value-type="string">
            <text:p>不満</text:p>
          </table:table-cell>
          <table:table-cell table:number-columns-repeated="2"/>
          <table:table-cell table:formula="of:=COM.MICROSOFT.CONCAT (&quot;insert into ITEM_INFO  values(&quot;;[.B234];&quot;,&quot;;[.A234];&quot;);&quot;)" office:value-type="string" office:string-value="insert into ITEM_INFO  values(233,3);" calcext:value-type="string">
            <text:p>insert into ITEM_INFO <text:s/>values(233,3);</text:p>
          </table:table-cell>
          <table:table-cell table:formula="of:=COM.MICROSOFT.CONCAT(&quot;INSERT INTO VALOR_CARACTERISTICA VALUES(&quot;;[.B234];&quot;,1,'&quot;;[.C234];&quot;');&quot;)" office:value-type="string" office:string-value="INSERT INTO VALOR_CARACTERISTICA VALUES(233,1,'ふまん ');" calcext:value-type="string">
            <text:p>INSERT INTO VALOR_CARACTERISTICA VALUES(233,1,'ふまん ');</text:p>
          </table:table-cell>
          <table:table-cell table:formula="of:=COM.MICROSOFT.CONCAT(&quot;INSERT INTO VALOR_CARACTERISTICA VALUES(&quot;;[.B234];&quot;,3,'&quot;;[.D234];&quot;');&quot;)" office:value-type="string" office:string-value="INSERT INTO VALOR_CARACTERISTICA VALUES(233,3,'Descontento, insatisfecho.');" calcext:value-type="string">
            <text:p>INSERT INTO VALOR_CARACTERISTICA VALUES(233,3,'Descontento, insatisfecho.');</text:p>
          </table:table-cell>
          <table:table-cell table:formula="of:=COM.MICROSOFT.CONCAT(&quot;INSERT INTO VALOR_CARACTERISTICA VALUES(&quot;;[.B234];&quot;,2,'&quot;;TRIM([.E234]);&quot;');&quot;)" office:value-type="string" office:string-value="INSERT INTO VALOR_CARACTERISTICA VALUES(233,2,'不満');" calcext:value-type="string">
            <text:p>INSERT INTO VALOR_CARACTERISTICA VALUES(233,2,'不満');</text:p>
          </table:table-cell>
          <table:table-cell table:number-columns-repeated="2"/>
        </table:table-row>
        <table:table-row table:style-name="ro2">
          <table:table-cell office:value-type="float" office:value="3" calcext:value-type="float">
            <text:p>3</text:p>
          </table:table-cell>
          <table:table-cell table:formula="of:=[.B234]+1" office:value-type="float" office:value="234" calcext:value-type="float">
            <text:p>234</text:p>
          </table:table-cell>
          <table:table-cell office:value-type="string" calcext:value-type="string">
            <text:p><text:span text:style-name="T8">くさる</text:span><text:span text:style-name="T7"> </text:span></text:p>
          </table:table-cell>
          <table:table-cell office:value-type="string" calcext:value-type="string">
            <text:p>Descomponerse, ponerse malo.</text:p>
          </table:table-cell>
          <table:table-cell table:style-name="ce5" office:value-type="string" calcext:value-type="string">
            <text:p>腐る</text:p>
          </table:table-cell>
          <table:table-cell table:number-columns-repeated="2"/>
          <table:table-cell table:formula="of:=COM.MICROSOFT.CONCAT (&quot;insert into ITEM_INFO  values(&quot;;[.B235];&quot;,&quot;;[.A235];&quot;);&quot;)" office:value-type="string" office:string-value="insert into ITEM_INFO  values(234,3);" calcext:value-type="string">
            <text:p>insert into ITEM_INFO <text:s/>values(234,3);</text:p>
          </table:table-cell>
          <table:table-cell table:formula="of:=COM.MICROSOFT.CONCAT(&quot;INSERT INTO VALOR_CARACTERISTICA VALUES(&quot;;[.B235];&quot;,1,'&quot;;[.C235];&quot;');&quot;)" office:value-type="string" office:string-value="INSERT INTO VALOR_CARACTERISTICA VALUES(234,1,'くさる ');" calcext:value-type="string">
            <text:p>INSERT INTO VALOR_CARACTERISTICA VALUES(234,1,'くさる ');</text:p>
          </table:table-cell>
          <table:table-cell table:formula="of:=COM.MICROSOFT.CONCAT(&quot;INSERT INTO VALOR_CARACTERISTICA VALUES(&quot;;[.B235];&quot;,3,'&quot;;[.D235];&quot;');&quot;)" office:value-type="string" office:string-value="INSERT INTO VALOR_CARACTERISTICA VALUES(234,3,'Descomponerse, ponerse malo.');" calcext:value-type="string">
            <text:p>INSERT INTO VALOR_CARACTERISTICA VALUES(234,3,'Descomponerse, ponerse malo.');</text:p>
          </table:table-cell>
          <table:table-cell table:formula="of:=COM.MICROSOFT.CONCAT(&quot;INSERT INTO VALOR_CARACTERISTICA VALUES(&quot;;[.B235];&quot;,2,'&quot;;TRIM([.E235]);&quot;');&quot;)" office:value-type="string" office:string-value="INSERT INTO VALOR_CARACTERISTICA VALUES(234,2,'腐る');" calcext:value-type="string">
            <text:p>INSERT INTO VALOR_CARACTERISTICA VALUES(234,2,'腐る');</text:p>
          </table:table-cell>
          <table:table-cell table:number-columns-repeated="2"/>
        </table:table-row>
        <table:table-row table:style-name="ro2">
          <table:table-cell office:value-type="float" office:value="3" calcext:value-type="float">
            <text:p>3</text:p>
          </table:table-cell>
          <table:table-cell table:formula="of:=[.B235]+1" office:value-type="float" office:value="235" calcext:value-type="float">
            <text:p>235</text:p>
          </table:table-cell>
          <table:table-cell office:value-type="string" calcext:value-type="string">
            <text:p>そっちょく</text:p>
          </table:table-cell>
          <table:table-cell office:value-type="string" calcext:value-type="string">
            <text:p>Franco, directo.</text:p>
          </table:table-cell>
          <table:table-cell table:style-name="ce5" office:value-type="string" calcext:value-type="string">
            <text:p>率直 </text:p>
          </table:table-cell>
          <table:table-cell table:number-columns-repeated="2"/>
          <table:table-cell table:formula="of:=COM.MICROSOFT.CONCAT (&quot;insert into ITEM_INFO  values(&quot;;[.B236];&quot;,&quot;;[.A236];&quot;);&quot;)" office:value-type="string" office:string-value="insert into ITEM_INFO  values(235,3);" calcext:value-type="string">
            <text:p>insert into ITEM_INFO <text:s/>values(235,3);</text:p>
          </table:table-cell>
          <table:table-cell table:formula="of:=COM.MICROSOFT.CONCAT(&quot;INSERT INTO VALOR_CARACTERISTICA VALUES(&quot;;[.B236];&quot;,1,'&quot;;[.C236];&quot;');&quot;)" office:value-type="string" office:string-value="INSERT INTO VALOR_CARACTERISTICA VALUES(235,1,'そっちょく');" calcext:value-type="string">
            <text:p>INSERT INTO VALOR_CARACTERISTICA VALUES(235,1,'そっちょく');</text:p>
          </table:table-cell>
          <table:table-cell table:formula="of:=COM.MICROSOFT.CONCAT(&quot;INSERT INTO VALOR_CARACTERISTICA VALUES(&quot;;[.B236];&quot;,3,'&quot;;[.D236];&quot;');&quot;)" office:value-type="string" office:string-value="INSERT INTO VALOR_CARACTERISTICA VALUES(235,3,'Franco, directo.');" calcext:value-type="string">
            <text:p>INSERT INTO VALOR_CARACTERISTICA VALUES(235,3,'Franco, directo.');</text:p>
          </table:table-cell>
          <table:table-cell table:formula="of:=COM.MICROSOFT.CONCAT(&quot;INSERT INTO VALOR_CARACTERISTICA VALUES(&quot;;[.B236];&quot;,2,'&quot;;TRIM([.E236]);&quot;');&quot;)" office:value-type="string" office:string-value="INSERT INTO VALOR_CARACTERISTICA VALUES(235,2,'率直');" calcext:value-type="string">
            <text:p>INSERT INTO VALOR_CARACTERISTICA VALUES(235,2,'率直');</text:p>
          </table:table-cell>
          <table:table-cell table:number-columns-repeated="2"/>
        </table:table-row>
        <table:table-row table:style-name="ro2">
          <table:table-cell office:value-type="float" office:value="3" calcext:value-type="float">
            <text:p>3</text:p>
          </table:table-cell>
          <table:table-cell table:formula="of:=[.B236]+1" office:value-type="float" office:value="236" calcext:value-type="float">
            <text:p>236</text:p>
          </table:table-cell>
          <table:table-cell office:value-type="string" calcext:value-type="string">
            <text:p><text:span text:style-name="T8">やかましい</text:span><text:span text:style-name="T7"> </text:span></text:p>
          </table:table-cell>
          <table:table-cell office:value-type="string" calcext:value-type="string">
            <text:p><text:span text:style-name="T32">うるさい</text:span><text:span text:style-name="T5">.</text:span></text:p>
          </table:table-cell>
          <table:table-cell table:style-name="ce5" office:value-type="string" calcext:value-type="string">
            <text:p>喧しい </text:p>
          </table:table-cell>
          <table:table-cell table:number-columns-repeated="2"/>
          <table:table-cell table:formula="of:=COM.MICROSOFT.CONCAT (&quot;insert into ITEM_INFO  values(&quot;;[.B237];&quot;,&quot;;[.A237];&quot;);&quot;)" office:value-type="string" office:string-value="insert into ITEM_INFO  values(236,3);" calcext:value-type="string">
            <text:p>insert into ITEM_INFO <text:s/>values(236,3);</text:p>
          </table:table-cell>
          <table:table-cell table:formula="of:=COM.MICROSOFT.CONCAT(&quot;INSERT INTO VALOR_CARACTERISTICA VALUES(&quot;;[.B237];&quot;,1,'&quot;;[.C237];&quot;');&quot;)" office:value-type="string" office:string-value="INSERT INTO VALOR_CARACTERISTICA VALUES(236,1,'やかましい ');" calcext:value-type="string">
            <text:p>INSERT INTO VALOR_CARACTERISTICA VALUES(236,1,'やかましい ');</text:p>
          </table:table-cell>
          <table:table-cell table:formula="of:=COM.MICROSOFT.CONCAT(&quot;INSERT INTO VALOR_CARACTERISTICA VALUES(&quot;;[.B237];&quot;,3,'&quot;;[.D237];&quot;');&quot;)" office:value-type="string" office:string-value="INSERT INTO VALOR_CARACTERISTICA VALUES(236,3,'うるさい.');" calcext:value-type="string">
            <text:p>INSERT INTO VALOR_CARACTERISTICA VALUES(236,3,'うるさい.');</text:p>
          </table:table-cell>
          <table:table-cell table:formula="of:=COM.MICROSOFT.CONCAT(&quot;INSERT INTO VALOR_CARACTERISTICA VALUES(&quot;;[.B237];&quot;,2,'&quot;;TRIM([.E237]);&quot;');&quot;)" office:value-type="string" office:string-value="INSERT INTO VALOR_CARACTERISTICA VALUES(236,2,'喧しい');" calcext:value-type="string">
            <text:p>INSERT INTO VALOR_CARACTERISTICA VALUES(236,2,'喧しい');</text:p>
          </table:table-cell>
          <table:table-cell table:number-columns-repeated="2"/>
        </table:table-row>
        <table:table-row table:style-name="ro2">
          <table:table-cell office:value-type="float" office:value="3" calcext:value-type="float">
            <text:p>3</text:p>
          </table:table-cell>
          <table:table-cell table:formula="of:=[.B237]+1" office:value-type="float" office:value="237" calcext:value-type="float">
            <text:p>237</text:p>
          </table:table-cell>
          <table:table-cell office:value-type="string" calcext:value-type="string">
            <text:p><text:span text:style-name="T10">あんぜん</text:span><text:span text:style-name="T11"> </text:span></text:p>
          </table:table-cell>
          <table:table-cell office:value-type="string" calcext:value-type="string">
            <text:p>Seguridad.</text:p>
          </table:table-cell>
          <table:table-cell table:style-name="ce6" office:value-type="string" calcext:value-type="string">
            <text:p>安全</text:p>
          </table:table-cell>
          <table:table-cell table:number-columns-repeated="2"/>
          <table:table-cell table:formula="of:=COM.MICROSOFT.CONCAT (&quot;insert into ITEM_INFO  values(&quot;;[.B238];&quot;,&quot;;[.A238];&quot;);&quot;)" office:value-type="string" office:string-value="insert into ITEM_INFO  values(237,3);" calcext:value-type="string">
            <text:p>insert into ITEM_INFO <text:s/>values(237,3);</text:p>
          </table:table-cell>
          <table:table-cell table:formula="of:=COM.MICROSOFT.CONCAT(&quot;INSERT INTO VALOR_CARACTERISTICA VALUES(&quot;;[.B238];&quot;,1,'&quot;;[.C238];&quot;');&quot;)" office:value-type="string" office:string-value="INSERT INTO VALOR_CARACTERISTICA VALUES(237,1,'あんぜん ');" calcext:value-type="string">
            <text:p>INSERT INTO VALOR_CARACTERISTICA VALUES(237,1,'あんぜん ');</text:p>
          </table:table-cell>
          <table:table-cell table:formula="of:=COM.MICROSOFT.CONCAT(&quot;INSERT INTO VALOR_CARACTERISTICA VALUES(&quot;;[.B238];&quot;,3,'&quot;;[.D238];&quot;');&quot;)" office:value-type="string" office:string-value="INSERT INTO VALOR_CARACTERISTICA VALUES(237,3,'Seguridad.');" calcext:value-type="string">
            <text:p>INSERT INTO VALOR_CARACTERISTICA VALUES(237,3,'Seguridad.');</text:p>
          </table:table-cell>
          <table:table-cell table:formula="of:=COM.MICROSOFT.CONCAT(&quot;INSERT INTO VALOR_CARACTERISTICA VALUES(&quot;;[.B238];&quot;,2,'&quot;;TRIM([.E238]);&quot;');&quot;)" office:value-type="string" office:string-value="INSERT INTO VALOR_CARACTERISTICA VALUES(237,2,'安全');" calcext:value-type="string">
            <text:p>INSERT INTO VALOR_CARACTERISTICA VALUES(237,2,'安全');</text:p>
          </table:table-cell>
          <table:table-cell table:number-columns-repeated="2"/>
        </table:table-row>
        <table:table-row table:style-name="ro2">
          <table:table-cell office:value-type="float" office:value="3" calcext:value-type="float">
            <text:p>3</text:p>
          </table:table-cell>
          <table:table-cell table:formula="of:=[.B238]+1" office:value-type="float" office:value="238" calcext:value-type="float">
            <text:p>238</text:p>
          </table:table-cell>
          <table:table-cell office:value-type="string" calcext:value-type="string">
            <text:p>ごうけい</text:p>
          </table:table-cell>
          <table:table-cell office:value-type="string" calcext:value-type="string">
            <text:p>Suma total, cantidad total.</text:p>
          </table:table-cell>
          <table:table-cell table:style-name="ce6" office:value-type="string" calcext:value-type="string">
            <text:p>合計</text:p>
          </table:table-cell>
          <table:table-cell table:number-columns-repeated="2"/>
          <table:table-cell table:formula="of:=COM.MICROSOFT.CONCAT (&quot;insert into ITEM_INFO  values(&quot;;[.B239];&quot;,&quot;;[.A239];&quot;);&quot;)" office:value-type="string" office:string-value="insert into ITEM_INFO  values(238,3);" calcext:value-type="string">
            <text:p>insert into ITEM_INFO <text:s/>values(238,3);</text:p>
          </table:table-cell>
          <table:table-cell table:formula="of:=COM.MICROSOFT.CONCAT(&quot;INSERT INTO VALOR_CARACTERISTICA VALUES(&quot;;[.B239];&quot;,1,'&quot;;[.C239];&quot;');&quot;)" office:value-type="string" office:string-value="INSERT INTO VALOR_CARACTERISTICA VALUES(238,1,'ごうけい');" calcext:value-type="string">
            <text:p>INSERT INTO VALOR_CARACTERISTICA VALUES(238,1,'ごうけい');</text:p>
          </table:table-cell>
          <table:table-cell table:formula="of:=COM.MICROSOFT.CONCAT(&quot;INSERT INTO VALOR_CARACTERISTICA VALUES(&quot;;[.B239];&quot;,3,'&quot;;[.D239];&quot;');&quot;)" office:value-type="string" office:string-value="INSERT INTO VALOR_CARACTERISTICA VALUES(238,3,'Suma total, cantidad total.');" calcext:value-type="string">
            <text:p>INSERT INTO VALOR_CARACTERISTICA VALUES(238,3,'Suma total, cantidad total.');</text:p>
          </table:table-cell>
          <table:table-cell table:formula="of:=COM.MICROSOFT.CONCAT(&quot;INSERT INTO VALOR_CARACTERISTICA VALUES(&quot;;[.B239];&quot;,2,'&quot;;TRIM([.E239]);&quot;');&quot;)" office:value-type="string" office:string-value="INSERT INTO VALOR_CARACTERISTICA VALUES(238,2,'合計');" calcext:value-type="string">
            <text:p>INSERT INTO VALOR_CARACTERISTICA VALUES(238,2,'合計');</text:p>
          </table:table-cell>
          <table:table-cell table:number-columns-repeated="2"/>
        </table:table-row>
        <table:table-row table:style-name="ro2">
          <table:table-cell office:value-type="float" office:value="3" calcext:value-type="float">
            <text:p>3</text:p>
          </table:table-cell>
          <table:table-cell table:formula="of:=[.B239]+1" office:value-type="float" office:value="239" calcext:value-type="float">
            <text:p>239</text:p>
          </table:table-cell>
          <table:table-cell office:value-type="string" calcext:value-type="string">
            <text:p>けんさ</text:p>
          </table:table-cell>
          <table:table-cell office:value-type="string" calcext:value-type="string">
            <text:p>Inspección (aduanas, etc).</text:p>
          </table:table-cell>
          <table:table-cell table:style-name="ce6" office:value-type="string" calcext:value-type="string">
            <text:p>検査</text:p>
          </table:table-cell>
          <table:table-cell table:number-columns-repeated="2"/>
          <table:table-cell table:formula="of:=COM.MICROSOFT.CONCAT (&quot;insert into ITEM_INFO  values(&quot;;[.B240];&quot;,&quot;;[.A240];&quot;);&quot;)" office:value-type="string" office:string-value="insert into ITEM_INFO  values(239,3);" calcext:value-type="string">
            <text:p>insert into ITEM_INFO <text:s/>values(239,3);</text:p>
          </table:table-cell>
          <table:table-cell table:formula="of:=COM.MICROSOFT.CONCAT(&quot;INSERT INTO VALOR_CARACTERISTICA VALUES(&quot;;[.B240];&quot;,1,'&quot;;[.C240];&quot;');&quot;)" office:value-type="string" office:string-value="INSERT INTO VALOR_CARACTERISTICA VALUES(239,1,'けんさ');" calcext:value-type="string">
            <text:p>INSERT INTO VALOR_CARACTERISTICA VALUES(239,1,'けんさ');</text:p>
          </table:table-cell>
          <table:table-cell table:formula="of:=COM.MICROSOFT.CONCAT(&quot;INSERT INTO VALOR_CARACTERISTICA VALUES(&quot;;[.B240];&quot;,3,'&quot;;[.D240];&quot;');&quot;)" office:value-type="string" office:string-value="INSERT INTO VALOR_CARACTERISTICA VALUES(239,3,'Inspección (aduanas, etc).');" calcext:value-type="string">
            <text:p>INSERT INTO VALOR_CARACTERISTICA VALUES(239,3,'Inspección (aduanas, etc).');</text:p>
          </table:table-cell>
          <table:table-cell table:formula="of:=COM.MICROSOFT.CONCAT(&quot;INSERT INTO VALOR_CARACTERISTICA VALUES(&quot;;[.B240];&quot;,2,'&quot;;TRIM([.E240]);&quot;');&quot;)" office:value-type="string" office:string-value="INSERT INTO VALOR_CARACTERISTICA VALUES(239,2,'検査');" calcext:value-type="string">
            <text:p>INSERT INTO VALOR_CARACTERISTICA VALUES(239,2,'検査');</text:p>
          </table:table-cell>
          <table:table-cell table:number-columns-repeated="2"/>
        </table:table-row>
        <table:table-row table:style-name="ro2">
          <table:table-cell office:value-type="float" office:value="3" calcext:value-type="float">
            <text:p>3</text:p>
          </table:table-cell>
          <table:table-cell table:formula="of:=[.B240]+1" office:value-type="float" office:value="240" calcext:value-type="float">
            <text:p>240</text:p>
          </table:table-cell>
          <table:table-cell office:value-type="string" calcext:value-type="string">
            <text:p>のりかえる</text:p>
          </table:table-cell>
          <table:table-cell office:value-type="string" calcext:value-type="string">
            <text:p>Transferencia de trenes, cambio de bus, tren.</text:p>
          </table:table-cell>
          <table:table-cell table:style-name="ce6" office:value-type="string" calcext:value-type="string">
            <text:p>乗り換える</text:p>
          </table:table-cell>
          <table:table-cell table:number-columns-repeated="2"/>
          <table:table-cell table:formula="of:=COM.MICROSOFT.CONCAT (&quot;insert into ITEM_INFO  values(&quot;;[.B241];&quot;,&quot;;[.A241];&quot;);&quot;)" office:value-type="string" office:string-value="insert into ITEM_INFO  values(240,3);" calcext:value-type="string">
            <text:p>insert into ITEM_INFO <text:s/>values(240,3);</text:p>
          </table:table-cell>
          <table:table-cell table:formula="of:=COM.MICROSOFT.CONCAT(&quot;INSERT INTO VALOR_CARACTERISTICA VALUES(&quot;;[.B241];&quot;,1,'&quot;;[.C241];&quot;');&quot;)" office:value-type="string" office:string-value="INSERT INTO VALOR_CARACTERISTICA VALUES(240,1,'のりかえる');" calcext:value-type="string">
            <text:p>INSERT INTO VALOR_CARACTERISTICA VALUES(240,1,'のりかえる');</text:p>
          </table:table-cell>
          <table:table-cell table:formula="of:=COM.MICROSOFT.CONCAT(&quot;INSERT INTO VALOR_CARACTERISTICA VALUES(&quot;;[.B241];&quot;,3,'&quot;;[.D241];&quot;');&quot;)" office:value-type="string" office:string-value="INSERT INTO VALOR_CARACTERISTICA VALUES(240,3,'Transferencia de trenes, cambio de bus, tren.');" calcext:value-type="string">
            <text:p>INSERT INTO VALOR_CARACTERISTICA VALUES(240,3,'Transferencia de trenes, cambio de bus, tren.');</text:p>
          </table:table-cell>
          <table:table-cell table:formula="of:=COM.MICROSOFT.CONCAT(&quot;INSERT INTO VALOR_CARACTERISTICA VALUES(&quot;;[.B241];&quot;,2,'&quot;;TRIM([.E241]);&quot;');&quot;)" office:value-type="string" office:string-value="INSERT INTO VALOR_CARACTERISTICA VALUES(240,2,'乗り換える');" calcext:value-type="string">
            <text:p>INSERT INTO VALOR_CARACTERISTICA VALUES(240,2,'乗り換える');</text:p>
          </table:table-cell>
          <table:table-cell table:number-columns-repeated="2"/>
        </table:table-row>
        <table:table-row table:style-name="ro2">
          <table:table-cell office:value-type="float" office:value="3" calcext:value-type="float">
            <text:p>3</text:p>
          </table:table-cell>
          <table:table-cell table:formula="of:=[.B241]+1" office:value-type="float" office:value="241" calcext:value-type="float">
            <text:p>241</text:p>
          </table:table-cell>
          <table:table-cell office:value-type="string" calcext:value-type="string">
            <text:p>こうかん</text:p>
          </table:table-cell>
          <table:table-cell office:value-type="string" calcext:value-type="string">
            <text:p>Intercambio, sustitución, reemplazo.</text:p>
          </table:table-cell>
          <table:table-cell table:style-name="ce6" office:value-type="string" calcext:value-type="string">
            <text:p>交換</text:p>
          </table:table-cell>
          <table:table-cell table:number-columns-repeated="2"/>
          <table:table-cell table:formula="of:=COM.MICROSOFT.CONCAT (&quot;insert into ITEM_INFO  values(&quot;;[.B242];&quot;,&quot;;[.A242];&quot;);&quot;)" office:value-type="string" office:string-value="insert into ITEM_INFO  values(241,3);" calcext:value-type="string">
            <text:p>insert into ITEM_INFO <text:s/>values(241,3);</text:p>
          </table:table-cell>
          <table:table-cell table:formula="of:=COM.MICROSOFT.CONCAT(&quot;INSERT INTO VALOR_CARACTERISTICA VALUES(&quot;;[.B242];&quot;,1,'&quot;;[.C242];&quot;');&quot;)" office:value-type="string" office:string-value="INSERT INTO VALOR_CARACTERISTICA VALUES(241,1,'こうかん');" calcext:value-type="string">
            <text:p>INSERT INTO VALOR_CARACTERISTICA VALUES(241,1,'こうかん');</text:p>
          </table:table-cell>
          <table:table-cell table:formula="of:=COM.MICROSOFT.CONCAT(&quot;INSERT INTO VALOR_CARACTERISTICA VALUES(&quot;;[.B242];&quot;,3,'&quot;;[.D242];&quot;');&quot;)" office:value-type="string" office:string-value="INSERT INTO VALOR_CARACTERISTICA VALUES(241,3,'Intercambio, sustitución, reemplazo.');" calcext:value-type="string">
            <text:p>INSERT INTO VALOR_CARACTERISTICA VALUES(241,3,'Intercambio, sustitución, reemplazo.');</text:p>
          </table:table-cell>
          <table:table-cell table:formula="of:=COM.MICROSOFT.CONCAT(&quot;INSERT INTO VALOR_CARACTERISTICA VALUES(&quot;;[.B242];&quot;,2,'&quot;;TRIM([.E242]);&quot;');&quot;)" office:value-type="string" office:string-value="INSERT INTO VALOR_CARACTERISTICA VALUES(241,2,'交換');" calcext:value-type="string">
            <text:p>INSERT INTO VALOR_CARACTERISTICA VALUES(241,2,'交換');</text:p>
          </table:table-cell>
          <table:table-cell table:number-columns-repeated="2"/>
        </table:table-row>
        <table:table-row table:style-name="ro2">
          <table:table-cell office:value-type="float" office:value="3" calcext:value-type="float">
            <text:p>3</text:p>
          </table:table-cell>
          <table:table-cell table:formula="of:=[.B242]+1" office:value-type="float" office:value="242" calcext:value-type="float">
            <text:p>242</text:p>
          </table:table-cell>
          <table:table-cell office:value-type="string" calcext:value-type="string">
            <text:p>りょうがえ</text:p>
          </table:table-cell>
          <table:table-cell office:value-type="string" calcext:value-type="string">
            <text:p>Cambio de dinero.</text:p>
          </table:table-cell>
          <table:table-cell table:style-name="ce6" office:value-type="string" calcext:value-type="string">
            <text:p>両替</text:p>
          </table:table-cell>
          <table:table-cell table:number-columns-repeated="2"/>
          <table:table-cell table:formula="of:=COM.MICROSOFT.CONCAT (&quot;insert into ITEM_INFO  values(&quot;;[.B243];&quot;,&quot;;[.A243];&quot;);&quot;)" office:value-type="string" office:string-value="insert into ITEM_INFO  values(242,3);" calcext:value-type="string">
            <text:p>insert into ITEM_INFO <text:s/>values(242,3);</text:p>
          </table:table-cell>
          <table:table-cell table:formula="of:=COM.MICROSOFT.CONCAT(&quot;INSERT INTO VALOR_CARACTERISTICA VALUES(&quot;;[.B243];&quot;,1,'&quot;;[.C243];&quot;');&quot;)" office:value-type="string" office:string-value="INSERT INTO VALOR_CARACTERISTICA VALUES(242,1,'りょうがえ');" calcext:value-type="string">
            <text:p>INSERT INTO VALOR_CARACTERISTICA VALUES(242,1,'りょうがえ');</text:p>
          </table:table-cell>
          <table:table-cell table:formula="of:=COM.MICROSOFT.CONCAT(&quot;INSERT INTO VALOR_CARACTERISTICA VALUES(&quot;;[.B243];&quot;,3,'&quot;;[.D243];&quot;');&quot;)" office:value-type="string" office:string-value="INSERT INTO VALOR_CARACTERISTICA VALUES(242,3,'Cambio de dinero.');" calcext:value-type="string">
            <text:p>INSERT INTO VALOR_CARACTERISTICA VALUES(242,3,'Cambio de dinero.');</text:p>
          </table:table-cell>
          <table:table-cell table:formula="of:=COM.MICROSOFT.CONCAT(&quot;INSERT INTO VALOR_CARACTERISTICA VALUES(&quot;;[.B243];&quot;,2,'&quot;;TRIM([.E243]);&quot;');&quot;)" office:value-type="string" office:string-value="INSERT INTO VALOR_CARACTERISTICA VALUES(242,2,'両替');" calcext:value-type="string">
            <text:p>INSERT INTO VALOR_CARACTERISTICA VALUES(242,2,'両替');</text:p>
          </table:table-cell>
          <table:table-cell table:number-columns-repeated="2"/>
        </table:table-row>
        <table:table-row table:style-name="ro2">
          <table:table-cell office:value-type="float" office:value="3" calcext:value-type="float">
            <text:p>3</text:p>
          </table:table-cell>
          <table:table-cell table:formula="of:=[.B243]+1" office:value-type="float" office:value="243" calcext:value-type="float">
            <text:p>243</text:p>
          </table:table-cell>
          <table:table-cell office:value-type="string" calcext:value-type="string">
            <text:p>きかえる</text:p>
          </table:table-cell>
          <table:table-cell office:value-type="string" calcext:value-type="string">
            <text:p>Cambiarse de ropa.</text:p>
          </table:table-cell>
          <table:table-cell table:style-name="ce6" office:value-type="string" calcext:value-type="string">
            <text:p>着替える</text:p>
          </table:table-cell>
          <table:table-cell table:number-columns-repeated="2"/>
          <table:table-cell table:formula="of:=COM.MICROSOFT.CONCAT (&quot;insert into ITEM_INFO  values(&quot;;[.B244];&quot;,&quot;;[.A244];&quot;);&quot;)" office:value-type="string" office:string-value="insert into ITEM_INFO  values(243,3);" calcext:value-type="string">
            <text:p>insert into ITEM_INFO <text:s/>values(243,3);</text:p>
          </table:table-cell>
          <table:table-cell table:formula="of:=COM.MICROSOFT.CONCAT(&quot;INSERT INTO VALOR_CARACTERISTICA VALUES(&quot;;[.B244];&quot;,1,'&quot;;[.C244];&quot;');&quot;)" office:value-type="string" office:string-value="INSERT INTO VALOR_CARACTERISTICA VALUES(243,1,'きかえる');" calcext:value-type="string">
            <text:p>INSERT INTO VALOR_CARACTERISTICA VALUES(243,1,'きかえる');</text:p>
          </table:table-cell>
          <table:table-cell table:formula="of:=COM.MICROSOFT.CONCAT(&quot;INSERT INTO VALOR_CARACTERISTICA VALUES(&quot;;[.B244];&quot;,3,'&quot;;[.D244];&quot;');&quot;)" office:value-type="string" office:string-value="INSERT INTO VALOR_CARACTERISTICA VALUES(243,3,'Cambiarse de ropa.');" calcext:value-type="string">
            <text:p>INSERT INTO VALOR_CARACTERISTICA VALUES(243,3,'Cambiarse de ropa.');</text:p>
          </table:table-cell>
          <table:table-cell table:formula="of:=COM.MICROSOFT.CONCAT(&quot;INSERT INTO VALOR_CARACTERISTICA VALUES(&quot;;[.B244];&quot;,2,'&quot;;TRIM([.E244]);&quot;');&quot;)" office:value-type="string" office:string-value="INSERT INTO VALOR_CARACTERISTICA VALUES(243,2,'着替える');" calcext:value-type="string">
            <text:p>INSERT INTO VALOR_CARACTERISTICA VALUES(243,2,'着替える');</text:p>
          </table:table-cell>
          <table:table-cell table:number-columns-repeated="2"/>
        </table:table-row>
        <table:table-row table:style-name="ro2">
          <table:table-cell office:value-type="float" office:value="3" calcext:value-type="float">
            <text:p>3</text:p>
          </table:table-cell>
          <table:table-cell table:formula="of:=[.B244]+1" office:value-type="float" office:value="244" calcext:value-type="float">
            <text:p>244</text:p>
          </table:table-cell>
          <table:table-cell office:value-type="string" calcext:value-type="string">
            <text:p>たとえる</text:p>
          </table:table-cell>
          <table:table-cell office:value-type="string" calcext:value-type="string">
            <text:p>Comparar, usar un símil o metáfora.</text:p>
          </table:table-cell>
          <table:table-cell table:style-name="ce6" office:value-type="string" calcext:value-type="string">
            <text:p>例える</text:p>
          </table:table-cell>
          <table:table-cell table:number-columns-repeated="2"/>
          <table:table-cell table:formula="of:=COM.MICROSOFT.CONCAT (&quot;insert into ITEM_INFO  values(&quot;;[.B245];&quot;,&quot;;[.A245];&quot;);&quot;)" office:value-type="string" office:string-value="insert into ITEM_INFO  values(244,3);" calcext:value-type="string">
            <text:p>insert into ITEM_INFO <text:s/>values(244,3);</text:p>
          </table:table-cell>
          <table:table-cell table:formula="of:=COM.MICROSOFT.CONCAT(&quot;INSERT INTO VALOR_CARACTERISTICA VALUES(&quot;;[.B245];&quot;,1,'&quot;;[.C245];&quot;');&quot;)" office:value-type="string" office:string-value="INSERT INTO VALOR_CARACTERISTICA VALUES(244,1,'たとえる');" calcext:value-type="string">
            <text:p>INSERT INTO VALOR_CARACTERISTICA VALUES(244,1,'たとえる');</text:p>
          </table:table-cell>
          <table:table-cell table:formula="of:=COM.MICROSOFT.CONCAT(&quot;INSERT INTO VALOR_CARACTERISTICA VALUES(&quot;;[.B245];&quot;,3,'&quot;;[.D245];&quot;');&quot;)" office:value-type="string" office:string-value="INSERT INTO VALOR_CARACTERISTICA VALUES(244,3,'Comparar, usar un símil o metáfora.');" calcext:value-type="string">
            <text:p>INSERT INTO VALOR_CARACTERISTICA VALUES(244,3,'Comparar, usar un símil o metáfora.');</text:p>
          </table:table-cell>
          <table:table-cell table:formula="of:=COM.MICROSOFT.CONCAT(&quot;INSERT INTO VALOR_CARACTERISTICA VALUES(&quot;;[.B245];&quot;,2,'&quot;;TRIM([.E245]);&quot;');&quot;)" office:value-type="string" office:string-value="INSERT INTO VALOR_CARACTERISTICA VALUES(244,2,'例える');" calcext:value-type="string">
            <text:p>INSERT INTO VALOR_CARACTERISTICA VALUES(244,2,'例える');</text:p>
          </table:table-cell>
          <table:table-cell table:number-columns-repeated="2"/>
        </table:table-row>
        <table:table-row table:style-name="ro2">
          <table:table-cell office:value-type="float" office:value="3" calcext:value-type="float">
            <text:p>3</text:p>
          </table:table-cell>
          <table:table-cell table:formula="of:=[.B245]+1" office:value-type="float" office:value="245" calcext:value-type="float">
            <text:p>245</text:p>
          </table:table-cell>
          <table:table-cell office:value-type="string" calcext:value-type="string">
            <text:p><text:span text:style-name="T8">なやむ </text:span><text:span text:style-name="T12">(</text:span><text:span text:style-name="T13">に</text:span><text:span text:style-name="T12">/</text:span><text:span text:style-name="T13">で</text:span><text:span text:style-name="T12">)</text:span></text:p>
          </table:table-cell>
          <table:table-cell office:value-type="string" calcext:value-type="string">
            <text:p>Estar preocupado o en problemas.</text:p>
          </table:table-cell>
          <table:table-cell table:style-name="ce6" office:value-type="string" calcext:value-type="string">
            <text:p>悩む</text:p>
          </table:table-cell>
          <table:table-cell table:number-columns-repeated="2"/>
          <table:table-cell table:formula="of:=COM.MICROSOFT.CONCAT (&quot;insert into ITEM_INFO  values(&quot;;[.B246];&quot;,&quot;;[.A246];&quot;);&quot;)" office:value-type="string" office:string-value="insert into ITEM_INFO  values(245,3);" calcext:value-type="string">
            <text:p>insert into ITEM_INFO <text:s/>values(245,3);</text:p>
          </table:table-cell>
          <table:table-cell table:formula="of:=COM.MICROSOFT.CONCAT(&quot;INSERT INTO VALOR_CARACTERISTICA VALUES(&quot;;[.B246];&quot;,1,'&quot;;[.C246];&quot;');&quot;)" office:value-type="string" office:string-value="INSERT INTO VALOR_CARACTERISTICA VALUES(245,1,'なやむ (に/で)');" calcext:value-type="string">
            <text:p>INSERT INTO VALOR_CARACTERISTICA VALUES(245,1,'なやむ (に/で)');</text:p>
          </table:table-cell>
          <table:table-cell table:formula="of:=COM.MICROSOFT.CONCAT(&quot;INSERT INTO VALOR_CARACTERISTICA VALUES(&quot;;[.B246];&quot;,3,'&quot;;[.D246];&quot;');&quot;)" office:value-type="string" office:string-value="INSERT INTO VALOR_CARACTERISTICA VALUES(245,3,'Estar preocupado o en problemas.');" calcext:value-type="string">
            <text:p>INSERT INTO VALOR_CARACTERISTICA VALUES(245,3,'Estar preocupado o en problemas.');</text:p>
          </table:table-cell>
          <table:table-cell table:formula="of:=COM.MICROSOFT.CONCAT(&quot;INSERT INTO VALOR_CARACTERISTICA VALUES(&quot;;[.B246];&quot;,2,'&quot;;TRIM([.E246]);&quot;');&quot;)" office:value-type="string" office:string-value="INSERT INTO VALOR_CARACTERISTICA VALUES(245,2,'悩む');" calcext:value-type="string">
            <text:p>INSERT INTO VALOR_CARACTERISTICA VALUES(245,2,'悩む');</text:p>
          </table:table-cell>
          <table:table-cell table:number-columns-repeated="2"/>
        </table:table-row>
        <table:table-row table:style-name="ro2">
          <table:table-cell office:value-type="float" office:value="3" calcext:value-type="float">
            <text:p>3</text:p>
          </table:table-cell>
          <table:table-cell table:formula="of:=[.B246]+1" office:value-type="float" office:value="246" calcext:value-type="float">
            <text:p>246</text:p>
          </table:table-cell>
          <table:table-cell office:value-type="string" calcext:value-type="string">
            <text:p><text:span text:style-name="T8">たたかう</text:span></text:p>
          </table:table-cell>
          <table:table-cell office:value-type="string" calcext:value-type="string">
            <text:p>Luchar (contra las adversidades).</text:p>
          </table:table-cell>
          <table:table-cell table:style-name="ce6" office:value-type="string" calcext:value-type="string">
            <text:p>戦う</text:p>
          </table:table-cell>
          <table:table-cell table:number-columns-repeated="2"/>
          <table:table-cell table:formula="of:=COM.MICROSOFT.CONCAT (&quot;insert into ITEM_INFO  values(&quot;;[.B247];&quot;,&quot;;[.A247];&quot;);&quot;)" office:value-type="string" office:string-value="insert into ITEM_INFO  values(246,3);" calcext:value-type="string">
            <text:p>insert into ITEM_INFO <text:s/>values(246,3);</text:p>
          </table:table-cell>
          <table:table-cell table:formula="of:=COM.MICROSOFT.CONCAT(&quot;INSERT INTO VALOR_CARACTERISTICA VALUES(&quot;;[.B247];&quot;,1,'&quot;;[.C247];&quot;');&quot;)" office:value-type="string" office:string-value="INSERT INTO VALOR_CARACTERISTICA VALUES(246,1,'たたかう');" calcext:value-type="string">
            <text:p>INSERT INTO VALOR_CARACTERISTICA VALUES(246,1,'たたかう');</text:p>
          </table:table-cell>
          <table:table-cell table:formula="of:=COM.MICROSOFT.CONCAT(&quot;INSERT INTO VALOR_CARACTERISTICA VALUES(&quot;;[.B247];&quot;,3,'&quot;;[.D247];&quot;');&quot;)" office:value-type="string" office:string-value="INSERT INTO VALOR_CARACTERISTICA VALUES(246,3,'Luchar (contra las adversidades).');" calcext:value-type="string">
            <text:p>INSERT INTO VALOR_CARACTERISTICA VALUES(246,3,'Luchar (contra las adversidades).');</text:p>
          </table:table-cell>
          <table:table-cell table:formula="of:=COM.MICROSOFT.CONCAT(&quot;INSERT INTO VALOR_CARACTERISTICA VALUES(&quot;;[.B247];&quot;,2,'&quot;;TRIM([.E247]);&quot;');&quot;)" office:value-type="string" office:string-value="INSERT INTO VALOR_CARACTERISTICA VALUES(246,2,'戦う');" calcext:value-type="string">
            <text:p>INSERT INTO VALOR_CARACTERISTICA VALUES(246,2,'戦う');</text:p>
          </table:table-cell>
          <table:table-cell table:number-columns-repeated="2"/>
        </table:table-row>
        <table:table-row table:style-name="ro2">
          <table:table-cell office:value-type="float" office:value="3" calcext:value-type="float">
            <text:p>3</text:p>
          </table:table-cell>
          <table:table-cell table:formula="of:=[.B247]+1" office:value-type="float" office:value="247" calcext:value-type="float">
            <text:p>247</text:p>
          </table:table-cell>
          <table:table-cell office:value-type="string" calcext:value-type="string">
            <text:p>あらそう</text:p>
          </table:table-cell>
          <table:table-cell office:value-type="string" calcext:value-type="string">
            <text:p>Competir, disputar.</text:p>
          </table:table-cell>
          <table:table-cell table:style-name="ce6" office:value-type="string" calcext:value-type="string">
            <text:p>争う</text:p>
          </table:table-cell>
          <table:table-cell table:number-columns-repeated="2"/>
          <table:table-cell table:formula="of:=COM.MICROSOFT.CONCAT (&quot;insert into ITEM_INFO  values(&quot;;[.B248];&quot;,&quot;;[.A248];&quot;);&quot;)" office:value-type="string" office:string-value="insert into ITEM_INFO  values(247,3);" calcext:value-type="string">
            <text:p>insert into ITEM_INFO <text:s/>values(247,3);</text:p>
          </table:table-cell>
          <table:table-cell table:formula="of:=COM.MICROSOFT.CONCAT(&quot;INSERT INTO VALOR_CARACTERISTICA VALUES(&quot;;[.B248];&quot;,1,'&quot;;[.C248];&quot;');&quot;)" office:value-type="string" office:string-value="INSERT INTO VALOR_CARACTERISTICA VALUES(247,1,'あらそう');" calcext:value-type="string">
            <text:p>INSERT INTO VALOR_CARACTERISTICA VALUES(247,1,'あらそう');</text:p>
          </table:table-cell>
          <table:table-cell table:formula="of:=COM.MICROSOFT.CONCAT(&quot;INSERT INTO VALOR_CARACTERISTICA VALUES(&quot;;[.B248];&quot;,3,'&quot;;[.D248];&quot;');&quot;)" office:value-type="string" office:string-value="INSERT INTO VALOR_CARACTERISTICA VALUES(247,3,'Competir, disputar.');" calcext:value-type="string">
            <text:p>INSERT INTO VALOR_CARACTERISTICA VALUES(247,3,'Competir, disputar.');</text:p>
          </table:table-cell>
          <table:table-cell table:formula="of:=COM.MICROSOFT.CONCAT(&quot;INSERT INTO VALOR_CARACTERISTICA VALUES(&quot;;[.B248];&quot;,2,'&quot;;TRIM([.E248]);&quot;');&quot;)" office:value-type="string" office:string-value="INSERT INTO VALOR_CARACTERISTICA VALUES(247,2,'争う');" calcext:value-type="string">
            <text:p>INSERT INTO VALOR_CARACTERISTICA VALUES(247,2,'争う');</text:p>
          </table:table-cell>
          <table:table-cell table:number-columns-repeated="2"/>
        </table:table-row>
        <table:table-row table:style-name="ro2">
          <table:table-cell office:value-type="float" office:value="3" calcext:value-type="float">
            <text:p>3</text:p>
          </table:table-cell>
          <table:table-cell table:formula="of:=[.B248]+1" office:value-type="float" office:value="248" calcext:value-type="float">
            <text:p>248</text:p>
          </table:table-cell>
          <table:table-cell office:value-type="string" calcext:value-type="string">
            <text:p>たまらない</text:p>
          </table:table-cell>
          <table:table-cell office:value-type="string" calcext:value-type="string">
            <text:p>Intolerable, inaguantable, insoportable.</text:p>
          </table:table-cell>
          <table:table-cell table:style-name="ce6" office:value-type="string" calcext:value-type="string">
            <text:p>堪らない</text:p>
          </table:table-cell>
          <table:table-cell table:number-columns-repeated="2"/>
          <table:table-cell table:formula="of:=COM.MICROSOFT.CONCAT (&quot;insert into ITEM_INFO  values(&quot;;[.B249];&quot;,&quot;;[.A249];&quot;);&quot;)" office:value-type="string" office:string-value="insert into ITEM_INFO  values(248,3);" calcext:value-type="string">
            <text:p>insert into ITEM_INFO <text:s/>values(248,3);</text:p>
          </table:table-cell>
          <table:table-cell table:formula="of:=COM.MICROSOFT.CONCAT(&quot;INSERT INTO VALOR_CARACTERISTICA VALUES(&quot;;[.B249];&quot;,1,'&quot;;[.C249];&quot;');&quot;)" office:value-type="string" office:string-value="INSERT INTO VALOR_CARACTERISTICA VALUES(248,1,'たまらない');" calcext:value-type="string">
            <text:p>INSERT INTO VALOR_CARACTERISTICA VALUES(248,1,'たまらない');</text:p>
          </table:table-cell>
          <table:table-cell table:formula="of:=COM.MICROSOFT.CONCAT(&quot;INSERT INTO VALOR_CARACTERISTICA VALUES(&quot;;[.B249];&quot;,3,'&quot;;[.D249];&quot;');&quot;)" office:value-type="string" office:string-value="INSERT INTO VALOR_CARACTERISTICA VALUES(248,3,'Intolerable, inaguantable, insoportable.');" calcext:value-type="string">
            <text:p>INSERT INTO VALOR_CARACTERISTICA VALUES(248,3,'Intolerable, inaguantable, insoportable.');</text:p>
          </table:table-cell>
          <table:table-cell table:formula="of:=COM.MICROSOFT.CONCAT(&quot;INSERT INTO VALOR_CARACTERISTICA VALUES(&quot;;[.B249];&quot;,2,'&quot;;TRIM([.E249]);&quot;');&quot;)" office:value-type="string" office:string-value="INSERT INTO VALOR_CARACTERISTICA VALUES(248,2,'堪らない');" calcext:value-type="string">
            <text:p>INSERT INTO VALOR_CARACTERISTICA VALUES(248,2,'堪らない');</text:p>
          </table:table-cell>
          <table:table-cell table:number-columns-repeated="2"/>
        </table:table-row>
        <table:table-row table:style-name="ro2">
          <table:table-cell office:value-type="float" office:value="3" calcext:value-type="float">
            <text:p>3</text:p>
          </table:table-cell>
          <table:table-cell table:formula="of:=[.B249]+1" office:value-type="float" office:value="249" calcext:value-type="float">
            <text:p>249</text:p>
          </table:table-cell>
          <table:table-cell office:value-type="string" calcext:value-type="string">
            <text:p><text:span text:style-name="T8">くだらない</text:span><text:span text:style-name="T7"> </text:span></text:p>
          </table:table-cell>
          <table:table-cell office:value-type="string" calcext:value-type="string">
            <text:p>Trivial, insignificante.</text:p>
          </table:table-cell>
          <table:table-cell table:style-name="ce6" office:value-type="string" calcext:value-type="string">
            <text:p>下らない</text:p>
          </table:table-cell>
          <table:table-cell table:number-columns-repeated="2"/>
          <table:table-cell table:formula="of:=COM.MICROSOFT.CONCAT (&quot;insert into ITEM_INFO  values(&quot;;[.B250];&quot;,&quot;;[.A250];&quot;);&quot;)" office:value-type="string" office:string-value="insert into ITEM_INFO  values(249,3);" calcext:value-type="string">
            <text:p>insert into ITEM_INFO <text:s/>values(249,3);</text:p>
          </table:table-cell>
          <table:table-cell table:formula="of:=COM.MICROSOFT.CONCAT(&quot;INSERT INTO VALOR_CARACTERISTICA VALUES(&quot;;[.B250];&quot;,1,'&quot;;[.C250];&quot;');&quot;)" office:value-type="string" office:string-value="INSERT INTO VALOR_CARACTERISTICA VALUES(249,1,'くだらない ');" calcext:value-type="string">
            <text:p>INSERT INTO VALOR_CARACTERISTICA VALUES(249,1,'くだらない ');</text:p>
          </table:table-cell>
          <table:table-cell table:formula="of:=COM.MICROSOFT.CONCAT(&quot;INSERT INTO VALOR_CARACTERISTICA VALUES(&quot;;[.B250];&quot;,3,'&quot;;[.D250];&quot;');&quot;)" office:value-type="string" office:string-value="INSERT INTO VALOR_CARACTERISTICA VALUES(249,3,'Trivial, insignificante.');" calcext:value-type="string">
            <text:p>INSERT INTO VALOR_CARACTERISTICA VALUES(249,3,'Trivial, insignificante.');</text:p>
          </table:table-cell>
          <table:table-cell table:formula="of:=COM.MICROSOFT.CONCAT(&quot;INSERT INTO VALOR_CARACTERISTICA VALUES(&quot;;[.B250];&quot;,2,'&quot;;TRIM([.E250]);&quot;');&quot;)" office:value-type="string" office:string-value="INSERT INTO VALOR_CARACTERISTICA VALUES(249,2,'下らない');" calcext:value-type="string">
            <text:p>INSERT INTO VALOR_CARACTERISTICA VALUES(249,2,'下らない');</text:p>
          </table:table-cell>
          <table:table-cell table:number-columns-repeated="2"/>
        </table:table-row>
        <table:table-row table:style-name="ro2">
          <table:table-cell office:value-type="float" office:value="3" calcext:value-type="float">
            <text:p>3</text:p>
          </table:table-cell>
          <table:table-cell table:formula="of:=[.B250]+1" office:value-type="float" office:value="250" calcext:value-type="float">
            <text:p>250</text:p>
          </table:table-cell>
          <table:table-cell office:value-type="string" calcext:value-type="string">
            <text:p>うすぐらい</text:p>
          </table:table-cell>
          <table:table-cell office:value-type="string" calcext:value-type="string">
            <text:p>Tenue, sombrío.</text:p>
          </table:table-cell>
          <table:table-cell table:style-name="ce6" office:value-type="string" calcext:value-type="string">
            <text:p>薄暗う</text:p>
          </table:table-cell>
          <table:table-cell table:number-columns-repeated="2"/>
          <table:table-cell table:formula="of:=COM.MICROSOFT.CONCAT (&quot;insert into ITEM_INFO  values(&quot;;[.B251];&quot;,&quot;;[.A251];&quot;);&quot;)" office:value-type="string" office:string-value="insert into ITEM_INFO  values(250,3);" calcext:value-type="string">
            <text:p>insert into ITEM_INFO <text:s/>values(250,3);</text:p>
          </table:table-cell>
          <table:table-cell table:formula="of:=COM.MICROSOFT.CONCAT(&quot;INSERT INTO VALOR_CARACTERISTICA VALUES(&quot;;[.B251];&quot;,1,'&quot;;[.C251];&quot;');&quot;)" office:value-type="string" office:string-value="INSERT INTO VALOR_CARACTERISTICA VALUES(250,1,'うすぐらい');" calcext:value-type="string">
            <text:p>INSERT INTO VALOR_CARACTERISTICA VALUES(250,1,'うすぐらい');</text:p>
          </table:table-cell>
          <table:table-cell table:formula="of:=COM.MICROSOFT.CONCAT(&quot;INSERT INTO VALOR_CARACTERISTICA VALUES(&quot;;[.B251];&quot;,3,'&quot;;[.D251];&quot;');&quot;)" office:value-type="string" office:string-value="INSERT INTO VALOR_CARACTERISTICA VALUES(250,3,'Tenue, sombrío.');" calcext:value-type="string">
            <text:p>INSERT INTO VALOR_CARACTERISTICA VALUES(250,3,'Tenue, sombrío.');</text:p>
          </table:table-cell>
          <table:table-cell table:formula="of:=COM.MICROSOFT.CONCAT(&quot;INSERT INTO VALOR_CARACTERISTICA VALUES(&quot;;[.B251];&quot;,2,'&quot;;TRIM([.E251]);&quot;');&quot;)" office:value-type="string" office:string-value="INSERT INTO VALOR_CARACTERISTICA VALUES(250,2,'薄暗う');" calcext:value-type="string">
            <text:p>INSERT INTO VALOR_CARACTERISTICA VALUES(250,2,'薄暗う');</text:p>
          </table:table-cell>
          <table:table-cell table:number-columns-repeated="2"/>
        </table:table-row>
        <table:table-row table:style-name="ro2">
          <table:table-cell office:value-type="float" office:value="3" calcext:value-type="float">
            <text:p>3</text:p>
          </table:table-cell>
          <table:table-cell table:formula="of:=[.B251]+1" office:value-type="float" office:value="251" calcext:value-type="float">
            <text:p>251</text:p>
          </table:table-cell>
          <table:table-cell office:value-type="string" calcext:value-type="string">
            <text:p>うたがい</text:p>
          </table:table-cell>
          <table:table-cell office:value-type="string" calcext:value-type="string">
            <text:p>Duda, sospecha.</text:p>
          </table:table-cell>
          <table:table-cell table:style-name="ce6" office:value-type="string" calcext:value-type="string">
            <text:p>疑い</text:p>
          </table:table-cell>
          <table:table-cell table:number-columns-repeated="2"/>
          <table:table-cell table:formula="of:=COM.MICROSOFT.CONCAT (&quot;insert into ITEM_INFO  values(&quot;;[.B252];&quot;,&quot;;[.A252];&quot;);&quot;)" office:value-type="string" office:string-value="insert into ITEM_INFO  values(251,3);" calcext:value-type="string">
            <text:p>insert into ITEM_INFO <text:s/>values(251,3);</text:p>
          </table:table-cell>
          <table:table-cell table:formula="of:=COM.MICROSOFT.CONCAT(&quot;INSERT INTO VALOR_CARACTERISTICA VALUES(&quot;;[.B252];&quot;,1,'&quot;;[.C252];&quot;');&quot;)" office:value-type="string" office:string-value="INSERT INTO VALOR_CARACTERISTICA VALUES(251,1,'うたがい');" calcext:value-type="string">
            <text:p>INSERT INTO VALOR_CARACTERISTICA VALUES(251,1,'うたがい');</text:p>
          </table:table-cell>
          <table:table-cell table:formula="of:=COM.MICROSOFT.CONCAT(&quot;INSERT INTO VALOR_CARACTERISTICA VALUES(&quot;;[.B252];&quot;,3,'&quot;;[.D252];&quot;');&quot;)" office:value-type="string" office:string-value="INSERT INTO VALOR_CARACTERISTICA VALUES(251,3,'Duda, sospecha.');" calcext:value-type="string">
            <text:p>INSERT INTO VALOR_CARACTERISTICA VALUES(251,3,'Duda, sospecha.');</text:p>
          </table:table-cell>
          <table:table-cell table:formula="of:=COM.MICROSOFT.CONCAT(&quot;INSERT INTO VALOR_CARACTERISTICA VALUES(&quot;;[.B252];&quot;,2,'&quot;;TRIM([.E252]);&quot;');&quot;)" office:value-type="string" office:string-value="INSERT INTO VALOR_CARACTERISTICA VALUES(251,2,'疑い');" calcext:value-type="string">
            <text:p>INSERT INTO VALOR_CARACTERISTICA VALUES(251,2,'疑い');</text:p>
          </table:table-cell>
          <table:table-cell table:number-columns-repeated="2"/>
        </table:table-row>
        <table:table-row table:style-name="ro1">
          <table:table-cell office:value-type="float" office:value="3" calcext:value-type="float">
            <text:p>3</text:p>
          </table:table-cell>
          <table:table-cell table:formula="of:=[.B252]+1" office:value-type="float" office:value="252" calcext:value-type="float">
            <text:p>252</text:p>
          </table:table-cell>
          <table:table-cell office:value-type="string" calcext:value-type="string">
            <text:p>てんしょく</text:p>
          </table:table-cell>
          <table:table-cell office:value-type="string" calcext:value-type="string">
            <text:p>Cambio de trabajo.</text:p>
          </table:table-cell>
          <table:table-cell office:value-type="string" calcext:value-type="string">
            <text:p>転職</text:p>
          </table:table-cell>
          <table:table-cell table:number-columns-repeated="2"/>
          <table:table-cell table:formula="of:=COM.MICROSOFT.CONCAT (&quot;insert into ITEM_INFO  values(&quot;;[.B253];&quot;,&quot;;[.A253];&quot;);&quot;)" office:value-type="string" office:string-value="insert into ITEM_INFO  values(252,3);" calcext:value-type="string">
            <text:p>insert into ITEM_INFO <text:s/>values(252,3);</text:p>
          </table:table-cell>
          <table:table-cell table:formula="of:=COM.MICROSOFT.CONCAT(&quot;INSERT INTO VALOR_CARACTERISTICA VALUES(&quot;;[.B253];&quot;,1,'&quot;;[.C253];&quot;');&quot;)" office:value-type="string" office:string-value="INSERT INTO VALOR_CARACTERISTICA VALUES(252,1,'てんしょく');" calcext:value-type="string">
            <text:p>INSERT INTO VALOR_CARACTERISTICA VALUES(252,1,'てんしょく');</text:p>
          </table:table-cell>
          <table:table-cell table:formula="of:=COM.MICROSOFT.CONCAT(&quot;INSERT INTO VALOR_CARACTERISTICA VALUES(&quot;;[.B253];&quot;,3,'&quot;;[.D253];&quot;');&quot;)" office:value-type="string" office:string-value="INSERT INTO VALOR_CARACTERISTICA VALUES(252,3,'Cambio de trabajo.');" calcext:value-type="string">
            <text:p>INSERT INTO VALOR_CARACTERISTICA VALUES(252,3,'Cambio de trabajo.');</text:p>
          </table:table-cell>
          <table:table-cell table:formula="of:=COM.MICROSOFT.CONCAT(&quot;INSERT INTO VALOR_CARACTERISTICA VALUES(&quot;;[.B253];&quot;,2,'&quot;;TRIM([.E253]);&quot;');&quot;)" office:value-type="string" office:string-value="INSERT INTO VALOR_CARACTERISTICA VALUES(252,2,'転職');" calcext:value-type="string">
            <text:p>INSERT INTO VALOR_CARACTERISTICA VALUES(252,2,'転職');</text:p>
          </table:table-cell>
          <table:table-cell table:number-columns-repeated="2"/>
        </table:table-row>
        <table:table-row table:style-name="ro1">
          <table:table-cell office:value-type="float" office:value="3" calcext:value-type="float">
            <text:p>3</text:p>
          </table:table-cell>
          <table:table-cell table:formula="of:=[.B253]+1" office:value-type="float" office:value="253" calcext:value-type="float">
            <text:p>253</text:p>
          </table:table-cell>
          <table:table-cell office:value-type="string" calcext:value-type="string">
            <text:p>しゅうしょく</text:p>
          </table:table-cell>
          <table:table-cell office:value-type="string" calcext:value-type="string">
            <text:p>Búsqueda de empleo.</text:p>
          </table:table-cell>
          <table:table-cell office:value-type="string" calcext:value-type="string">
            <text:p>就職</text:p>
          </table:table-cell>
          <table:table-cell table:number-columns-repeated="2"/>
          <table:table-cell table:formula="of:=COM.MICROSOFT.CONCAT (&quot;insert into ITEM_INFO  values(&quot;;[.B254];&quot;,&quot;;[.A254];&quot;);&quot;)" office:value-type="string" office:string-value="insert into ITEM_INFO  values(253,3);" calcext:value-type="string">
            <text:p>insert into ITEM_INFO <text:s/>values(253,3);</text:p>
          </table:table-cell>
          <table:table-cell table:formula="of:=COM.MICROSOFT.CONCAT(&quot;INSERT INTO VALOR_CARACTERISTICA VALUES(&quot;;[.B254];&quot;,1,'&quot;;[.C254];&quot;');&quot;)" office:value-type="string" office:string-value="INSERT INTO VALOR_CARACTERISTICA VALUES(253,1,'しゅうしょく');" calcext:value-type="string">
            <text:p>INSERT INTO VALOR_CARACTERISTICA VALUES(253,1,'しゅうしょく');</text:p>
          </table:table-cell>
          <table:table-cell table:formula="of:=COM.MICROSOFT.CONCAT(&quot;INSERT INTO VALOR_CARACTERISTICA VALUES(&quot;;[.B254];&quot;,3,'&quot;;[.D254];&quot;');&quot;)" office:value-type="string" office:string-value="INSERT INTO VALOR_CARACTERISTICA VALUES(253,3,'Búsqueda de empleo.');" calcext:value-type="string">
            <text:p>INSERT INTO VALOR_CARACTERISTICA VALUES(253,3,'Búsqueda de empleo.');</text:p>
          </table:table-cell>
          <table:table-cell table:formula="of:=COM.MICROSOFT.CONCAT(&quot;INSERT INTO VALOR_CARACTERISTICA VALUES(&quot;;[.B254];&quot;,2,'&quot;;TRIM([.E254]);&quot;');&quot;)" office:value-type="string" office:string-value="INSERT INTO VALOR_CARACTERISTICA VALUES(253,2,'就職');" calcext:value-type="string">
            <text:p>INSERT INTO VALOR_CARACTERISTICA VALUES(253,2,'就職');</text:p>
          </table:table-cell>
          <table:table-cell table:number-columns-repeated="2"/>
        </table:table-row>
        <table:table-row table:style-name="ro1">
          <table:table-cell office:value-type="float" office:value="3" calcext:value-type="float">
            <text:p>3</text:p>
          </table:table-cell>
          <table:table-cell table:formula="of:=[.B254]+1" office:value-type="float" office:value="254" calcext:value-type="float">
            <text:p>254</text:p>
          </table:table-cell>
          <table:table-cell office:value-type="string" calcext:value-type="string">
            <text:p>みとめる</text:p>
          </table:table-cell>
          <table:table-cell office:value-type="string" calcext:value-type="string">
            <text:p>Reconocer, juzgar.</text:p>
          </table:table-cell>
          <table:table-cell office:value-type="string" calcext:value-type="string">
            <text:p>認める</text:p>
          </table:table-cell>
          <table:table-cell table:number-columns-repeated="2"/>
          <table:table-cell table:formula="of:=COM.MICROSOFT.CONCAT (&quot;insert into ITEM_INFO  values(&quot;;[.B255];&quot;,&quot;;[.A255];&quot;);&quot;)" office:value-type="string" office:string-value="insert into ITEM_INFO  values(254,3);" calcext:value-type="string">
            <text:p>insert into ITEM_INFO <text:s/>values(254,3);</text:p>
          </table:table-cell>
          <table:table-cell table:formula="of:=COM.MICROSOFT.CONCAT(&quot;INSERT INTO VALOR_CARACTERISTICA VALUES(&quot;;[.B255];&quot;,1,'&quot;;[.C255];&quot;');&quot;)" office:value-type="string" office:string-value="INSERT INTO VALOR_CARACTERISTICA VALUES(254,1,'みとめる');" calcext:value-type="string">
            <text:p>INSERT INTO VALOR_CARACTERISTICA VALUES(254,1,'みとめる');</text:p>
          </table:table-cell>
          <table:table-cell table:formula="of:=COM.MICROSOFT.CONCAT(&quot;INSERT INTO VALOR_CARACTERISTICA VALUES(&quot;;[.B255];&quot;,3,'&quot;;[.D255];&quot;');&quot;)" office:value-type="string" office:string-value="INSERT INTO VALOR_CARACTERISTICA VALUES(254,3,'Reconocer, juzgar.');" calcext:value-type="string">
            <text:p>INSERT INTO VALOR_CARACTERISTICA VALUES(254,3,'Reconocer, juzgar.');</text:p>
          </table:table-cell>
          <table:table-cell table:formula="of:=COM.MICROSOFT.CONCAT(&quot;INSERT INTO VALOR_CARACTERISTICA VALUES(&quot;;[.B255];&quot;,2,'&quot;;TRIM([.E255]);&quot;');&quot;)" office:value-type="string" office:string-value="INSERT INTO VALOR_CARACTERISTICA VALUES(254,2,'認める');" calcext:value-type="string">
            <text:p>INSERT INTO VALOR_CARACTERISTICA VALUES(254,2,'認める');</text:p>
          </table:table-cell>
          <table:table-cell table:number-columns-repeated="2"/>
        </table:table-row>
        <table:table-row table:style-name="ro1">
          <table:table-cell office:value-type="float" office:value="3" calcext:value-type="float">
            <text:p>3</text:p>
          </table:table-cell>
          <table:table-cell table:formula="of:=[.B255]+1" office:value-type="float" office:value="255" calcext:value-type="float">
            <text:p>255</text:p>
          </table:table-cell>
          <table:table-cell office:value-type="string" calcext:value-type="string">
            <text:p>げんりょう</text:p>
          </table:table-cell>
          <table:table-cell office:value-type="string" calcext:value-type="string">
            <text:p>Materias primas.</text:p>
          </table:table-cell>
          <table:table-cell office:value-type="string" calcext:value-type="string">
            <text:p>原料</text:p>
          </table:table-cell>
          <table:table-cell table:number-columns-repeated="2"/>
          <table:table-cell table:formula="of:=COM.MICROSOFT.CONCAT (&quot;insert into ITEM_INFO  values(&quot;;[.B256];&quot;,&quot;;[.A256];&quot;);&quot;)" office:value-type="string" office:string-value="insert into ITEM_INFO  values(255,3);" calcext:value-type="string">
            <text:p>insert into ITEM_INFO <text:s/>values(255,3);</text:p>
          </table:table-cell>
          <table:table-cell table:formula="of:=COM.MICROSOFT.CONCAT(&quot;INSERT INTO VALOR_CARACTERISTICA VALUES(&quot;;[.B256];&quot;,1,'&quot;;[.C256];&quot;');&quot;)" office:value-type="string" office:string-value="INSERT INTO VALOR_CARACTERISTICA VALUES(255,1,'げんりょう');" calcext:value-type="string">
            <text:p>INSERT INTO VALOR_CARACTERISTICA VALUES(255,1,'げんりょう');</text:p>
          </table:table-cell>
          <table:table-cell table:formula="of:=COM.MICROSOFT.CONCAT(&quot;INSERT INTO VALOR_CARACTERISTICA VALUES(&quot;;[.B256];&quot;,3,'&quot;;[.D256];&quot;');&quot;)" office:value-type="string" office:string-value="INSERT INTO VALOR_CARACTERISTICA VALUES(255,3,'Materias primas.');" calcext:value-type="string">
            <text:p>INSERT INTO VALOR_CARACTERISTICA VALUES(255,3,'Materias primas.');</text:p>
          </table:table-cell>
          <table:table-cell table:formula="of:=COM.MICROSOFT.CONCAT(&quot;INSERT INTO VALOR_CARACTERISTICA VALUES(&quot;;[.B256];&quot;,2,'&quot;;TRIM([.E256]);&quot;');&quot;)" office:value-type="string" office:string-value="INSERT INTO VALOR_CARACTERISTICA VALUES(255,2,'原料');" calcext:value-type="string">
            <text:p>INSERT INTO VALOR_CARACTERISTICA VALUES(255,2,'原料');</text:p>
          </table:table-cell>
          <table:table-cell table:number-columns-repeated="2"/>
        </table:table-row>
        <table:table-row table:style-name="ro1">
          <table:table-cell office:value-type="float" office:value="3" calcext:value-type="float">
            <text:p>3</text:p>
          </table:table-cell>
          <table:table-cell table:formula="of:=[.B256]+1" office:value-type="float" office:value="256" calcext:value-type="float">
            <text:p>256</text:p>
          </table:table-cell>
          <table:table-cell office:value-type="string" calcext:value-type="string">
            <text:p>せきゆ</text:p>
          </table:table-cell>
          <table:table-cell office:value-type="string" calcext:value-type="string">
            <text:p>Petróleo.</text:p>
          </table:table-cell>
          <table:table-cell office:value-type="string" calcext:value-type="string">
            <text:p>石油</text:p>
          </table:table-cell>
          <table:table-cell table:number-columns-repeated="2"/>
          <table:table-cell table:formula="of:=COM.MICROSOFT.CONCAT (&quot;insert into ITEM_INFO  values(&quot;;[.B257];&quot;,&quot;;[.A257];&quot;);&quot;)" office:value-type="string" office:string-value="insert into ITEM_INFO  values(256,3);" calcext:value-type="string">
            <text:p>insert into ITEM_INFO <text:s/>values(256,3);</text:p>
          </table:table-cell>
          <table:table-cell table:formula="of:=COM.MICROSOFT.CONCAT(&quot;INSERT INTO VALOR_CARACTERISTICA VALUES(&quot;;[.B257];&quot;,1,'&quot;;[.C257];&quot;');&quot;)" office:value-type="string" office:string-value="INSERT INTO VALOR_CARACTERISTICA VALUES(256,1,'せきゆ');" calcext:value-type="string">
            <text:p>INSERT INTO VALOR_CARACTERISTICA VALUES(256,1,'せきゆ');</text:p>
          </table:table-cell>
          <table:table-cell table:formula="of:=COM.MICROSOFT.CONCAT(&quot;INSERT INTO VALOR_CARACTERISTICA VALUES(&quot;;[.B257];&quot;,3,'&quot;;[.D257];&quot;');&quot;)" office:value-type="string" office:string-value="INSERT INTO VALOR_CARACTERISTICA VALUES(256,3,'Petróleo.');" calcext:value-type="string">
            <text:p>INSERT INTO VALOR_CARACTERISTICA VALUES(256,3,'Petróleo.');</text:p>
          </table:table-cell>
          <table:table-cell table:formula="of:=COM.MICROSOFT.CONCAT(&quot;INSERT INTO VALOR_CARACTERISTICA VALUES(&quot;;[.B257];&quot;,2,'&quot;;TRIM([.E257]);&quot;');&quot;)" office:value-type="string" office:string-value="INSERT INTO VALOR_CARACTERISTICA VALUES(256,2,'石油');" calcext:value-type="string">
            <text:p>INSERT INTO VALOR_CARACTERISTICA VALUES(256,2,'石油');</text:p>
          </table:table-cell>
          <table:table-cell table:number-columns-repeated="2"/>
        </table:table-row>
        <table:table-row table:style-name="ro1">
          <table:table-cell office:value-type="float" office:value="3" calcext:value-type="float">
            <text:p>3</text:p>
          </table:table-cell>
          <table:table-cell table:formula="of:=[.B257]+1" office:value-type="float" office:value="257" calcext:value-type="float">
            <text:p>257</text:p>
          </table:table-cell>
          <table:table-cell office:value-type="string" calcext:value-type="string">
            <text:p>じゅうたい</text:p>
          </table:table-cell>
          <table:table-cell office:value-type="string" calcext:value-type="string">
            <text:p>Estado grave.</text:p>
          </table:table-cell>
          <table:table-cell office:value-type="string" calcext:value-type="string">
            <text:p>重体</text:p>
          </table:table-cell>
          <table:table-cell table:number-columns-repeated="2"/>
          <table:table-cell table:formula="of:=COM.MICROSOFT.CONCAT (&quot;insert into ITEM_INFO  values(&quot;;[.B258];&quot;,&quot;;[.A258];&quot;);&quot;)" office:value-type="string" office:string-value="insert into ITEM_INFO  values(257,3);" calcext:value-type="string">
            <text:p>insert into ITEM_INFO <text:s/>values(257,3);</text:p>
          </table:table-cell>
          <table:table-cell table:formula="of:=COM.MICROSOFT.CONCAT(&quot;INSERT INTO VALOR_CARACTERISTICA VALUES(&quot;;[.B258];&quot;,1,'&quot;;[.C258];&quot;');&quot;)" office:value-type="string" office:string-value="INSERT INTO VALOR_CARACTERISTICA VALUES(257,1,'じゅうたい');" calcext:value-type="string">
            <text:p>INSERT INTO VALOR_CARACTERISTICA VALUES(257,1,'じゅうたい');</text:p>
          </table:table-cell>
          <table:table-cell table:formula="of:=COM.MICROSOFT.CONCAT(&quot;INSERT INTO VALOR_CARACTERISTICA VALUES(&quot;;[.B258];&quot;,3,'&quot;;[.D258];&quot;');&quot;)" office:value-type="string" office:string-value="INSERT INTO VALOR_CARACTERISTICA VALUES(257,3,'Estado grave.');" calcext:value-type="string">
            <text:p>INSERT INTO VALOR_CARACTERISTICA VALUES(257,3,'Estado grave.');</text:p>
          </table:table-cell>
          <table:table-cell table:formula="of:=COM.MICROSOFT.CONCAT(&quot;INSERT INTO VALOR_CARACTERISTICA VALUES(&quot;;[.B258];&quot;,2,'&quot;;TRIM([.E258]);&quot;');&quot;)" office:value-type="string" office:string-value="INSERT INTO VALOR_CARACTERISTICA VALUES(257,2,'重体');" calcext:value-type="string">
            <text:p>INSERT INTO VALOR_CARACTERISTICA VALUES(257,2,'重体');</text:p>
          </table:table-cell>
          <table:table-cell table:number-columns-repeated="2"/>
        </table:table-row>
        <table:table-row table:style-name="ro1">
          <table:table-cell office:value-type="float" office:value="3" calcext:value-type="float">
            <text:p>3</text:p>
          </table:table-cell>
          <table:table-cell table:formula="of:=[.B258]+1" office:value-type="float" office:value="258" calcext:value-type="float">
            <text:p>258</text:p>
          </table:table-cell>
          <table:table-cell office:value-type="string" calcext:value-type="string">
            <text:p>じゅうだい</text:p>
          </table:table-cell>
          <table:table-cell office:value-type="string" calcext:value-type="string">
            <text:p>Adolescente.</text:p>
          </table:table-cell>
          <table:table-cell office:value-type="string" calcext:value-type="string">
            <text:p>十代</text:p>
          </table:table-cell>
          <table:table-cell table:number-columns-repeated="2"/>
          <table:table-cell table:formula="of:=COM.MICROSOFT.CONCAT (&quot;insert into ITEM_INFO  values(&quot;;[.B259];&quot;,&quot;;[.A259];&quot;);&quot;)" office:value-type="string" office:string-value="insert into ITEM_INFO  values(258,3);" calcext:value-type="string">
            <text:p>insert into ITEM_INFO <text:s/>values(258,3);</text:p>
          </table:table-cell>
          <table:table-cell table:formula="of:=COM.MICROSOFT.CONCAT(&quot;INSERT INTO VALOR_CARACTERISTICA VALUES(&quot;;[.B259];&quot;,1,'&quot;;[.C259];&quot;');&quot;)" office:value-type="string" office:string-value="INSERT INTO VALOR_CARACTERISTICA VALUES(258,1,'じゅうだい');" calcext:value-type="string">
            <text:p>INSERT INTO VALOR_CARACTERISTICA VALUES(258,1,'じゅうだい');</text:p>
          </table:table-cell>
          <table:table-cell table:formula="of:=COM.MICROSOFT.CONCAT(&quot;INSERT INTO VALOR_CARACTERISTICA VALUES(&quot;;[.B259];&quot;,3,'&quot;;[.D259];&quot;');&quot;)" office:value-type="string" office:string-value="INSERT INTO VALOR_CARACTERISTICA VALUES(258,3,'Adolescente.');" calcext:value-type="string">
            <text:p>INSERT INTO VALOR_CARACTERISTICA VALUES(258,3,'Adolescente.');</text:p>
          </table:table-cell>
          <table:table-cell table:formula="of:=COM.MICROSOFT.CONCAT(&quot;INSERT INTO VALOR_CARACTERISTICA VALUES(&quot;;[.B259];&quot;,2,'&quot;;TRIM([.E259]);&quot;');&quot;)" office:value-type="string" office:string-value="INSERT INTO VALOR_CARACTERISTICA VALUES(258,2,'十代');" calcext:value-type="string">
            <text:p>INSERT INTO VALOR_CARACTERISTICA VALUES(258,2,'十代');</text:p>
          </table:table-cell>
          <table:table-cell table:number-columns-repeated="2"/>
        </table:table-row>
        <table:table-row table:style-name="ro1">
          <table:table-cell office:value-type="float" office:value="3" calcext:value-type="float">
            <text:p>3</text:p>
          </table:table-cell>
          <table:table-cell table:formula="of:=[.B259]+1" office:value-type="float" office:value="259" calcext:value-type="float">
            <text:p>259</text:p>
          </table:table-cell>
          <table:table-cell office:value-type="string" calcext:value-type="string">
            <text:p>じゅうだい</text:p>
          </table:table-cell>
          <table:table-cell office:value-type="string" calcext:value-type="string">
            <text:p>Serio.</text:p>
          </table:table-cell>
          <table:table-cell office:value-type="string" calcext:value-type="string">
            <text:p>重大</text:p>
          </table:table-cell>
          <table:table-cell table:number-columns-repeated="2"/>
          <table:table-cell table:formula="of:=COM.MICROSOFT.CONCAT (&quot;insert into ITEM_INFO  values(&quot;;[.B260];&quot;,&quot;;[.A260];&quot;);&quot;)" office:value-type="string" office:string-value="insert into ITEM_INFO  values(259,3);" calcext:value-type="string">
            <text:p>insert into ITEM_INFO <text:s/>values(259,3);</text:p>
          </table:table-cell>
          <table:table-cell table:formula="of:=COM.MICROSOFT.CONCAT(&quot;INSERT INTO VALOR_CARACTERISTICA VALUES(&quot;;[.B260];&quot;,1,'&quot;;[.C260];&quot;');&quot;)" office:value-type="string" office:string-value="INSERT INTO VALOR_CARACTERISTICA VALUES(259,1,'じゅうだい');" calcext:value-type="string">
            <text:p>INSERT INTO VALOR_CARACTERISTICA VALUES(259,1,'じゅうだい');</text:p>
          </table:table-cell>
          <table:table-cell table:formula="of:=COM.MICROSOFT.CONCAT(&quot;INSERT INTO VALOR_CARACTERISTICA VALUES(&quot;;[.B260];&quot;,3,'&quot;;[.D260];&quot;');&quot;)" office:value-type="string" office:string-value="INSERT INTO VALOR_CARACTERISTICA VALUES(259,3,'Serio.');" calcext:value-type="string">
            <text:p>INSERT INTO VALOR_CARACTERISTICA VALUES(259,3,'Serio.');</text:p>
          </table:table-cell>
          <table:table-cell table:formula="of:=COM.MICROSOFT.CONCAT(&quot;INSERT INTO VALOR_CARACTERISTICA VALUES(&quot;;[.B260];&quot;,2,'&quot;;TRIM([.E260]);&quot;');&quot;)" office:value-type="string" office:string-value="INSERT INTO VALOR_CARACTERISTICA VALUES(259,2,'重大');" calcext:value-type="string">
            <text:p>INSERT INTO VALOR_CARACTERISTICA VALUES(259,2,'重大');</text:p>
          </table:table-cell>
          <table:table-cell table:number-columns-repeated="2"/>
        </table:table-row>
        <table:table-row table:style-name="ro1">
          <table:table-cell office:value-type="float" office:value="3" calcext:value-type="float">
            <text:p>3</text:p>
          </table:table-cell>
          <table:table-cell table:formula="of:=[.B260]+1" office:value-type="float" office:value="260" calcext:value-type="float">
            <text:p>260</text:p>
          </table:table-cell>
          <table:table-cell office:value-type="string" calcext:value-type="string">
            <text:p>けんがく</text:p>
          </table:table-cell>
          <table:table-cell office:value-type="string" calcext:value-type="string">
            <text:p>Inspección.</text:p>
          </table:table-cell>
          <table:table-cell office:value-type="string" calcext:value-type="string">
            <text:p>見学</text:p>
          </table:table-cell>
          <table:table-cell table:number-columns-repeated="2"/>
          <table:table-cell table:formula="of:=COM.MICROSOFT.CONCAT (&quot;insert into ITEM_INFO  values(&quot;;[.B261];&quot;,&quot;;[.A261];&quot;);&quot;)" office:value-type="string" office:string-value="insert into ITEM_INFO  values(260,3);" calcext:value-type="string">
            <text:p>insert into ITEM_INFO <text:s/>values(260,3);</text:p>
          </table:table-cell>
          <table:table-cell table:formula="of:=COM.MICROSOFT.CONCAT(&quot;INSERT INTO VALOR_CARACTERISTICA VALUES(&quot;;[.B261];&quot;,1,'&quot;;[.C261];&quot;');&quot;)" office:value-type="string" office:string-value="INSERT INTO VALOR_CARACTERISTICA VALUES(260,1,'けんがく');" calcext:value-type="string">
            <text:p>INSERT INTO VALOR_CARACTERISTICA VALUES(260,1,'けんがく');</text:p>
          </table:table-cell>
          <table:table-cell table:formula="of:=COM.MICROSOFT.CONCAT(&quot;INSERT INTO VALOR_CARACTERISTICA VALUES(&quot;;[.B261];&quot;,3,'&quot;;[.D261];&quot;');&quot;)" office:value-type="string" office:string-value="INSERT INTO VALOR_CARACTERISTICA VALUES(260,3,'Inspección.');" calcext:value-type="string">
            <text:p>INSERT INTO VALOR_CARACTERISTICA VALUES(260,3,'Inspección.');</text:p>
          </table:table-cell>
          <table:table-cell table:formula="of:=COM.MICROSOFT.CONCAT(&quot;INSERT INTO VALOR_CARACTERISTICA VALUES(&quot;;[.B261];&quot;,2,'&quot;;TRIM([.E261]);&quot;');&quot;)" office:value-type="string" office:string-value="INSERT INTO VALOR_CARACTERISTICA VALUES(260,2,'見学');" calcext:value-type="string">
            <text:p>INSERT INTO VALOR_CARACTERISTICA VALUES(260,2,'見学');</text:p>
          </table:table-cell>
          <table:table-cell table:number-columns-repeated="2"/>
        </table:table-row>
        <table:table-row table:style-name="ro1">
          <table:table-cell office:value-type="float" office:value="3" calcext:value-type="float">
            <text:p>3</text:p>
          </table:table-cell>
          <table:table-cell table:formula="of:=[.B261]+1" office:value-type="float" office:value="261" calcext:value-type="float">
            <text:p>261</text:p>
          </table:table-cell>
          <table:table-cell office:value-type="string" calcext:value-type="string">
            <text:p>げんきん</text:p>
          </table:table-cell>
          <table:table-cell office:value-type="string" calcext:value-type="string">
            <text:p>Efectivo.</text:p>
          </table:table-cell>
          <table:table-cell office:value-type="string" calcext:value-type="string">
            <text:p>現金</text:p>
          </table:table-cell>
          <table:table-cell table:number-columns-repeated="2"/>
          <table:table-cell table:formula="of:=COM.MICROSOFT.CONCAT (&quot;insert into ITEM_INFO  values(&quot;;[.B262];&quot;,&quot;;[.A262];&quot;);&quot;)" office:value-type="string" office:string-value="insert into ITEM_INFO  values(261,3);" calcext:value-type="string">
            <text:p>insert into ITEM_INFO <text:s/>values(261,3);</text:p>
          </table:table-cell>
          <table:table-cell table:formula="of:=COM.MICROSOFT.CONCAT(&quot;INSERT INTO VALOR_CARACTERISTICA VALUES(&quot;;[.B262];&quot;,1,'&quot;;[.C262];&quot;');&quot;)" office:value-type="string" office:string-value="INSERT INTO VALOR_CARACTERISTICA VALUES(261,1,'げんきん');" calcext:value-type="string">
            <text:p>INSERT INTO VALOR_CARACTERISTICA VALUES(261,1,'げんきん');</text:p>
          </table:table-cell>
          <table:table-cell table:formula="of:=COM.MICROSOFT.CONCAT(&quot;INSERT INTO VALOR_CARACTERISTICA VALUES(&quot;;[.B262];&quot;,3,'&quot;;[.D262];&quot;');&quot;)" office:value-type="string" office:string-value="INSERT INTO VALOR_CARACTERISTICA VALUES(261,3,'Efectivo.');" calcext:value-type="string">
            <text:p>INSERT INTO VALOR_CARACTERISTICA VALUES(261,3,'Efectivo.');</text:p>
          </table:table-cell>
          <table:table-cell table:formula="of:=COM.MICROSOFT.CONCAT(&quot;INSERT INTO VALOR_CARACTERISTICA VALUES(&quot;;[.B262];&quot;,2,'&quot;;TRIM([.E262]);&quot;');&quot;)" office:value-type="string" office:string-value="INSERT INTO VALOR_CARACTERISTICA VALUES(261,2,'現金');" calcext:value-type="string">
            <text:p>INSERT INTO VALOR_CARACTERISTICA VALUES(261,2,'現金');</text:p>
          </table:table-cell>
          <table:table-cell table:number-columns-repeated="2"/>
        </table:table-row>
        <table:table-row table:style-name="ro1">
          <table:table-cell office:value-type="float" office:value="3" calcext:value-type="float">
            <text:p>3</text:p>
          </table:table-cell>
          <table:table-cell table:formula="of:=[.B262]+1" office:value-type="float" office:value="262" calcext:value-type="float">
            <text:p>262</text:p>
          </table:table-cell>
          <table:table-cell office:value-type="string" calcext:value-type="string">
            <text:p>ぜいきん</text:p>
          </table:table-cell>
          <table:table-cell office:value-type="string" calcext:value-type="string">
            <text:p>Tasas.</text:p>
          </table:table-cell>
          <table:table-cell office:value-type="string" calcext:value-type="string">
            <text:p>税金</text:p>
          </table:table-cell>
          <table:table-cell table:number-columns-repeated="2"/>
          <table:table-cell table:formula="of:=COM.MICROSOFT.CONCAT (&quot;insert into ITEM_INFO  values(&quot;;[.B263];&quot;,&quot;;[.A263];&quot;);&quot;)" office:value-type="string" office:string-value="insert into ITEM_INFO  values(262,3);" calcext:value-type="string">
            <text:p>insert into ITEM_INFO <text:s/>values(262,3);</text:p>
          </table:table-cell>
          <table:table-cell table:formula="of:=COM.MICROSOFT.CONCAT(&quot;INSERT INTO VALOR_CARACTERISTICA VALUES(&quot;;[.B263];&quot;,1,'&quot;;[.C263];&quot;');&quot;)" office:value-type="string" office:string-value="INSERT INTO VALOR_CARACTERISTICA VALUES(262,1,'ぜいきん');" calcext:value-type="string">
            <text:p>INSERT INTO VALOR_CARACTERISTICA VALUES(262,1,'ぜいきん');</text:p>
          </table:table-cell>
          <table:table-cell table:formula="of:=COM.MICROSOFT.CONCAT(&quot;INSERT INTO VALOR_CARACTERISTICA VALUES(&quot;;[.B263];&quot;,3,'&quot;;[.D263];&quot;');&quot;)" office:value-type="string" office:string-value="INSERT INTO VALOR_CARACTERISTICA VALUES(262,3,'Tasas.');" calcext:value-type="string">
            <text:p>INSERT INTO VALOR_CARACTERISTICA VALUES(262,3,'Tasas.');</text:p>
          </table:table-cell>
          <table:table-cell table:formula="of:=COM.MICROSOFT.CONCAT(&quot;INSERT INTO VALOR_CARACTERISTICA VALUES(&quot;;[.B263];&quot;,2,'&quot;;TRIM([.E263]);&quot;');&quot;)" office:value-type="string" office:string-value="INSERT INTO VALOR_CARACTERISTICA VALUES(262,2,'税金');" calcext:value-type="string">
            <text:p>INSERT INTO VALOR_CARACTERISTICA VALUES(262,2,'税金');</text:p>
          </table:table-cell>
          <table:table-cell table:number-columns-repeated="2"/>
        </table:table-row>
        <table:table-row table:style-name="ro1">
          <table:table-cell office:value-type="float" office:value="3" calcext:value-type="float">
            <text:p>3</text:p>
          </table:table-cell>
          <table:table-cell table:formula="of:=[.B263]+1" office:value-type="float" office:value="263" calcext:value-type="float">
            <text:p>263</text:p>
          </table:table-cell>
          <table:table-cell office:value-type="string" calcext:value-type="string">
            <text:p>ほる</text:p>
          </table:table-cell>
          <table:table-cell office:value-type="string" calcext:value-type="string">
            <text:p>Cavar, excavar.</text:p>
          </table:table-cell>
          <table:table-cell office:value-type="string" calcext:value-type="string">
            <text:p>掘る</text:p>
          </table:table-cell>
          <table:table-cell table:number-columns-repeated="2"/>
          <table:table-cell table:formula="of:=COM.MICROSOFT.CONCAT (&quot;insert into ITEM_INFO  values(&quot;;[.B264];&quot;,&quot;;[.A264];&quot;);&quot;)" office:value-type="string" office:string-value="insert into ITEM_INFO  values(263,3);" calcext:value-type="string">
            <text:p>insert into ITEM_INFO <text:s/>values(263,3);</text:p>
          </table:table-cell>
          <table:table-cell table:formula="of:=COM.MICROSOFT.CONCAT(&quot;INSERT INTO VALOR_CARACTERISTICA VALUES(&quot;;[.B264];&quot;,1,'&quot;;[.C264];&quot;');&quot;)" office:value-type="string" office:string-value="INSERT INTO VALOR_CARACTERISTICA VALUES(263,1,'ほる');" calcext:value-type="string">
            <text:p>INSERT INTO VALOR_CARACTERISTICA VALUES(263,1,'ほる');</text:p>
          </table:table-cell>
          <table:table-cell table:formula="of:=COM.MICROSOFT.CONCAT(&quot;INSERT INTO VALOR_CARACTERISTICA VALUES(&quot;;[.B264];&quot;,3,'&quot;;[.D264];&quot;');&quot;)" office:value-type="string" office:string-value="INSERT INTO VALOR_CARACTERISTICA VALUES(263,3,'Cavar, excavar.');" calcext:value-type="string">
            <text:p>INSERT INTO VALOR_CARACTERISTICA VALUES(263,3,'Cavar, excavar.');</text:p>
          </table:table-cell>
          <table:table-cell table:formula="of:=COM.MICROSOFT.CONCAT(&quot;INSERT INTO VALOR_CARACTERISTICA VALUES(&quot;;[.B264];&quot;,2,'&quot;;TRIM([.E264]);&quot;');&quot;)" office:value-type="string" office:string-value="INSERT INTO VALOR_CARACTERISTICA VALUES(263,2,'掘る');" calcext:value-type="string">
            <text:p>INSERT INTO VALOR_CARACTERISTICA VALUES(263,2,'掘る');</text:p>
          </table:table-cell>
          <table:table-cell table:number-columns-repeated="2"/>
        </table:table-row>
        <table:table-row table:style-name="ro1">
          <table:table-cell office:value-type="float" office:value="3" calcext:value-type="float">
            <text:p>3</text:p>
          </table:table-cell>
          <table:table-cell table:formula="of:=[.B264]+1" office:value-type="float" office:value="264" calcext:value-type="float">
            <text:p>264</text:p>
          </table:table-cell>
          <table:table-cell office:value-type="string" calcext:value-type="string">
            <text:p>なでる</text:p>
          </table:table-cell>
          <table:table-cell office:value-type="string" calcext:value-type="string">
            <text:p>Acariciar, peinar.</text:p>
          </table:table-cell>
          <table:table-cell office:value-type="string" calcext:value-type="string">
            <text:p>撫でる</text:p>
          </table:table-cell>
          <table:table-cell table:number-columns-repeated="2"/>
          <table:table-cell table:formula="of:=COM.MICROSOFT.CONCAT (&quot;insert into ITEM_INFO  values(&quot;;[.B265];&quot;,&quot;;[.A265];&quot;);&quot;)" office:value-type="string" office:string-value="insert into ITEM_INFO  values(264,3);" calcext:value-type="string">
            <text:p>insert into ITEM_INFO <text:s/>values(264,3);</text:p>
          </table:table-cell>
          <table:table-cell table:formula="of:=COM.MICROSOFT.CONCAT(&quot;INSERT INTO VALOR_CARACTERISTICA VALUES(&quot;;[.B265];&quot;,1,'&quot;;[.C265];&quot;');&quot;)" office:value-type="string" office:string-value="INSERT INTO VALOR_CARACTERISTICA VALUES(264,1,'なでる');" calcext:value-type="string">
            <text:p>INSERT INTO VALOR_CARACTERISTICA VALUES(264,1,'なでる');</text:p>
          </table:table-cell>
          <table:table-cell table:formula="of:=COM.MICROSOFT.CONCAT(&quot;INSERT INTO VALOR_CARACTERISTICA VALUES(&quot;;[.B265];&quot;,3,'&quot;;[.D265];&quot;');&quot;)" office:value-type="string" office:string-value="INSERT INTO VALOR_CARACTERISTICA VALUES(264,3,'Acariciar, peinar.');" calcext:value-type="string">
            <text:p>INSERT INTO VALOR_CARACTERISTICA VALUES(264,3,'Acariciar, peinar.');</text:p>
          </table:table-cell>
          <table:table-cell table:formula="of:=COM.MICROSOFT.CONCAT(&quot;INSERT INTO VALOR_CARACTERISTICA VALUES(&quot;;[.B265];&quot;,2,'&quot;;TRIM([.E265]);&quot;');&quot;)" office:value-type="string" office:string-value="INSERT INTO VALOR_CARACTERISTICA VALUES(264,2,'撫でる');" calcext:value-type="string">
            <text:p>INSERT INTO VALOR_CARACTERISTICA VALUES(264,2,'撫でる');</text:p>
          </table:table-cell>
          <table:table-cell table:number-columns-repeated="2"/>
        </table:table-row>
        <table:table-row table:style-name="ro1">
          <table:table-cell office:value-type="float" office:value="3" calcext:value-type="float">
            <text:p>3</text:p>
          </table:table-cell>
          <table:table-cell table:formula="of:=[.B265]+1" office:value-type="float" office:value="265" calcext:value-type="float">
            <text:p>265</text:p>
          </table:table-cell>
          <table:table-cell office:value-type="string" calcext:value-type="string">
            <text:p>くやしい</text:p>
          </table:table-cell>
          <table:table-cell office:value-type="string" calcext:value-type="string">
            <text:p>Irritante, frustrado.</text:p>
          </table:table-cell>
          <table:table-cell office:value-type="string" calcext:value-type="string">
            <text:p>悔しい</text:p>
          </table:table-cell>
          <table:table-cell table:number-columns-repeated="2"/>
          <table:table-cell table:formula="of:=COM.MICROSOFT.CONCAT (&quot;insert into ITEM_INFO  values(&quot;;[.B266];&quot;,&quot;;[.A266];&quot;);&quot;)" office:value-type="string" office:string-value="insert into ITEM_INFO  values(265,3);" calcext:value-type="string">
            <text:p>insert into ITEM_INFO <text:s/>values(265,3);</text:p>
          </table:table-cell>
          <table:table-cell table:formula="of:=COM.MICROSOFT.CONCAT(&quot;INSERT INTO VALOR_CARACTERISTICA VALUES(&quot;;[.B266];&quot;,1,'&quot;;[.C266];&quot;');&quot;)" office:value-type="string" office:string-value="INSERT INTO VALOR_CARACTERISTICA VALUES(265,1,'くやしい');" calcext:value-type="string">
            <text:p>INSERT INTO VALOR_CARACTERISTICA VALUES(265,1,'くやしい');</text:p>
          </table:table-cell>
          <table:table-cell table:formula="of:=COM.MICROSOFT.CONCAT(&quot;INSERT INTO VALOR_CARACTERISTICA VALUES(&quot;;[.B266];&quot;,3,'&quot;;[.D266];&quot;');&quot;)" office:value-type="string" office:string-value="INSERT INTO VALOR_CARACTERISTICA VALUES(265,3,'Irritante, frustrado.');" calcext:value-type="string">
            <text:p>INSERT INTO VALOR_CARACTERISTICA VALUES(265,3,'Irritante, frustrado.');</text:p>
          </table:table-cell>
          <table:table-cell table:formula="of:=COM.MICROSOFT.CONCAT(&quot;INSERT INTO VALOR_CARACTERISTICA VALUES(&quot;;[.B266];&quot;,2,'&quot;;TRIM([.E266]);&quot;');&quot;)" office:value-type="string" office:string-value="INSERT INTO VALOR_CARACTERISTICA VALUES(265,2,'悔しい');" calcext:value-type="string">
            <text:p>INSERT INTO VALOR_CARACTERISTICA VALUES(265,2,'悔しい');</text:p>
          </table:table-cell>
          <table:table-cell table:number-columns-repeated="2"/>
        </table:table-row>
        <table:table-row table:style-name="ro1">
          <table:table-cell office:value-type="float" office:value="3" calcext:value-type="float">
            <text:p>3</text:p>
          </table:table-cell>
          <table:table-cell table:formula="of:=[.B266]+1" office:value-type="float" office:value="266" calcext:value-type="float">
            <text:p>266</text:p>
          </table:table-cell>
          <table:table-cell office:value-type="string" calcext:value-type="string">
            <text:p>あやしい</text:p>
          </table:table-cell>
          <table:table-cell office:value-type="string" calcext:value-type="string">
            <text:p>Sospechoso, dubitativo.</text:p>
          </table:table-cell>
          <table:table-cell office:value-type="string" calcext:value-type="string">
            <text:p>怪しい</text:p>
          </table:table-cell>
          <table:table-cell table:number-columns-repeated="2"/>
          <table:table-cell table:formula="of:=COM.MICROSOFT.CONCAT (&quot;insert into ITEM_INFO  values(&quot;;[.B267];&quot;,&quot;;[.A267];&quot;);&quot;)" office:value-type="string" office:string-value="insert into ITEM_INFO  values(266,3);" calcext:value-type="string">
            <text:p>insert into ITEM_INFO <text:s/>values(266,3);</text:p>
          </table:table-cell>
          <table:table-cell table:formula="of:=COM.MICROSOFT.CONCAT(&quot;INSERT INTO VALOR_CARACTERISTICA VALUES(&quot;;[.B267];&quot;,1,'&quot;;[.C267];&quot;');&quot;)" office:value-type="string" office:string-value="INSERT INTO VALOR_CARACTERISTICA VALUES(266,1,'あやしい');" calcext:value-type="string">
            <text:p>INSERT INTO VALOR_CARACTERISTICA VALUES(266,1,'あやしい');</text:p>
          </table:table-cell>
          <table:table-cell table:formula="of:=COM.MICROSOFT.CONCAT(&quot;INSERT INTO VALOR_CARACTERISTICA VALUES(&quot;;[.B267];&quot;,3,'&quot;;[.D267];&quot;');&quot;)" office:value-type="string" office:string-value="INSERT INTO VALOR_CARACTERISTICA VALUES(266,3,'Sospechoso, dubitativo.');" calcext:value-type="string">
            <text:p>INSERT INTO VALOR_CARACTERISTICA VALUES(266,3,'Sospechoso, dubitativo.');</text:p>
          </table:table-cell>
          <table:table-cell table:formula="of:=COM.MICROSOFT.CONCAT(&quot;INSERT INTO VALOR_CARACTERISTICA VALUES(&quot;;[.B267];&quot;,2,'&quot;;TRIM([.E267]);&quot;');&quot;)" office:value-type="string" office:string-value="INSERT INTO VALOR_CARACTERISTICA VALUES(266,2,'怪しい');" calcext:value-type="string">
            <text:p>INSERT INTO VALOR_CARACTERISTICA VALUES(266,2,'怪しい');</text:p>
          </table:table-cell>
          <table:table-cell table:number-columns-repeated="2"/>
        </table:table-row>
        <table:table-row table:style-name="ro1">
          <table:table-cell office:value-type="float" office:value="3" calcext:value-type="float">
            <text:p>3</text:p>
          </table:table-cell>
          <table:table-cell table:formula="of:=[.B267]+1" office:value-type="float" office:value="267" calcext:value-type="float">
            <text:p>267</text:p>
          </table:table-cell>
          <table:table-cell office:value-type="string" calcext:value-type="string">
            <text:p>なまいき</text:p>
          </table:table-cell>
          <table:table-cell office:value-type="string" calcext:value-type="string">
            <text:p>Imprudente.</text:p>
          </table:table-cell>
          <table:table-cell office:value-type="string" calcext:value-type="string">
            <text:p>生意気</text:p>
          </table:table-cell>
          <table:table-cell table:number-columns-repeated="2"/>
          <table:table-cell table:formula="of:=COM.MICROSOFT.CONCAT (&quot;insert into ITEM_INFO  values(&quot;;[.B268];&quot;,&quot;;[.A268];&quot;);&quot;)" office:value-type="string" office:string-value="insert into ITEM_INFO  values(267,3);" calcext:value-type="string">
            <text:p>insert into ITEM_INFO <text:s/>values(267,3);</text:p>
          </table:table-cell>
          <table:table-cell table:formula="of:=COM.MICROSOFT.CONCAT(&quot;INSERT INTO VALOR_CARACTERISTICA VALUES(&quot;;[.B268];&quot;,1,'&quot;;[.C268];&quot;');&quot;)" office:value-type="string" office:string-value="INSERT INTO VALOR_CARACTERISTICA VALUES(267,1,'なまいき');" calcext:value-type="string">
            <text:p>INSERT INTO VALOR_CARACTERISTICA VALUES(267,1,'なまいき');</text:p>
          </table:table-cell>
          <table:table-cell table:formula="of:=COM.MICROSOFT.CONCAT(&quot;INSERT INTO VALOR_CARACTERISTICA VALUES(&quot;;[.B268];&quot;,3,'&quot;;[.D268];&quot;');&quot;)" office:value-type="string" office:string-value="INSERT INTO VALOR_CARACTERISTICA VALUES(267,3,'Imprudente.');" calcext:value-type="string">
            <text:p>INSERT INTO VALOR_CARACTERISTICA VALUES(267,3,'Imprudente.');</text:p>
          </table:table-cell>
          <table:table-cell table:formula="of:=COM.MICROSOFT.CONCAT(&quot;INSERT INTO VALOR_CARACTERISTICA VALUES(&quot;;[.B268];&quot;,2,'&quot;;TRIM([.E268]);&quot;');&quot;)" office:value-type="string" office:string-value="INSERT INTO VALOR_CARACTERISTICA VALUES(267,2,'生意気');" calcext:value-type="string">
            <text:p>INSERT INTO VALOR_CARACTERISTICA VALUES(267,2,'生意気');</text:p>
          </table:table-cell>
          <table:table-cell table:number-columns-repeated="2"/>
        </table:table-row>
        <table:table-row table:style-name="ro1">
          <table:table-cell office:value-type="float" office:value="3" calcext:value-type="float">
            <text:p>3</text:p>
          </table:table-cell>
          <table:table-cell table:formula="of:=[.B268]+1" office:value-type="float" office:value="268" calcext:value-type="float">
            <text:p>268</text:p>
          </table:table-cell>
          <table:table-cell office:value-type="string" calcext:value-type="string">
            <text:p>ちょうせん</text:p>
          </table:table-cell>
          <table:table-cell office:value-type="string" calcext:value-type="string">
            <text:p>Desafío, atrevimiento, intento.</text:p>
          </table:table-cell>
          <table:table-cell office:value-type="string" calcext:value-type="string">
            <text:p>挑戦</text:p>
          </table:table-cell>
          <table:table-cell table:number-columns-repeated="2"/>
          <table:table-cell table:formula="of:=COM.MICROSOFT.CONCAT (&quot;insert into ITEM_INFO  values(&quot;;[.B269];&quot;,&quot;;[.A269];&quot;);&quot;)" office:value-type="string" office:string-value="insert into ITEM_INFO  values(268,3);" calcext:value-type="string">
            <text:p>insert into ITEM_INFO <text:s/>values(268,3);</text:p>
          </table:table-cell>
          <table:table-cell table:formula="of:=COM.MICROSOFT.CONCAT(&quot;INSERT INTO VALOR_CARACTERISTICA VALUES(&quot;;[.B269];&quot;,1,'&quot;;[.C269];&quot;');&quot;)" office:value-type="string" office:string-value="INSERT INTO VALOR_CARACTERISTICA VALUES(268,1,'ちょうせん');" calcext:value-type="string">
            <text:p>INSERT INTO VALOR_CARACTERISTICA VALUES(268,1,'ちょうせん');</text:p>
          </table:table-cell>
          <table:table-cell table:formula="of:=COM.MICROSOFT.CONCAT(&quot;INSERT INTO VALOR_CARACTERISTICA VALUES(&quot;;[.B269];&quot;,3,'&quot;;[.D269];&quot;');&quot;)" office:value-type="string" office:string-value="INSERT INTO VALOR_CARACTERISTICA VALUES(268,3,'Desafío, atrevimiento, intento.');" calcext:value-type="string">
            <text:p>INSERT INTO VALOR_CARACTERISTICA VALUES(268,3,'Desafío, atrevimiento, intento.');</text:p>
          </table:table-cell>
          <table:table-cell table:formula="of:=COM.MICROSOFT.CONCAT(&quot;INSERT INTO VALOR_CARACTERISTICA VALUES(&quot;;[.B269];&quot;,2,'&quot;;TRIM([.E269]);&quot;');&quot;)" office:value-type="string" office:string-value="INSERT INTO VALOR_CARACTERISTICA VALUES(268,2,'挑戦');" calcext:value-type="string">
            <text:p>INSERT INTO VALOR_CARACTERISTICA VALUES(268,2,'挑戦');</text:p>
          </table:table-cell>
          <table:table-cell table:number-columns-repeated="2"/>
        </table:table-row>
        <table:table-row table:style-name="ro1">
          <table:table-cell office:value-type="float" office:value="3" calcext:value-type="float">
            <text:p>3</text:p>
          </table:table-cell>
          <table:table-cell table:formula="of:=[.B269]+1" office:value-type="float" office:value="269" calcext:value-type="float">
            <text:p>269</text:p>
          </table:table-cell>
          <table:table-cell office:value-type="string" calcext:value-type="string">
            <text:p>ちょうなん</text:p>
          </table:table-cell>
          <table:table-cell office:value-type="string" calcext:value-type="string">
            <text:p>Primogénito.</text:p>
          </table:table-cell>
          <table:table-cell office:value-type="string" calcext:value-type="string">
            <text:p>長男</text:p>
          </table:table-cell>
          <table:table-cell table:number-columns-repeated="2"/>
          <table:table-cell table:formula="of:=COM.MICROSOFT.CONCAT (&quot;insert into ITEM_INFO  values(&quot;;[.B270];&quot;,&quot;;[.A270];&quot;);&quot;)" office:value-type="string" office:string-value="insert into ITEM_INFO  values(269,3);" calcext:value-type="string">
            <text:p>insert into ITEM_INFO <text:s/>values(269,3);</text:p>
          </table:table-cell>
          <table:table-cell table:formula="of:=COM.MICROSOFT.CONCAT(&quot;INSERT INTO VALOR_CARACTERISTICA VALUES(&quot;;[.B270];&quot;,1,'&quot;;[.C270];&quot;');&quot;)" office:value-type="string" office:string-value="INSERT INTO VALOR_CARACTERISTICA VALUES(269,1,'ちょうなん');" calcext:value-type="string">
            <text:p>INSERT INTO VALOR_CARACTERISTICA VALUES(269,1,'ちょうなん');</text:p>
          </table:table-cell>
          <table:table-cell table:formula="of:=COM.MICROSOFT.CONCAT(&quot;INSERT INTO VALOR_CARACTERISTICA VALUES(&quot;;[.B270];&quot;,3,'&quot;;[.D270];&quot;');&quot;)" office:value-type="string" office:string-value="INSERT INTO VALOR_CARACTERISTICA VALUES(269,3,'Primogénito.');" calcext:value-type="string">
            <text:p>INSERT INTO VALOR_CARACTERISTICA VALUES(269,3,'Primogénito.');</text:p>
          </table:table-cell>
          <table:table-cell table:formula="of:=COM.MICROSOFT.CONCAT(&quot;INSERT INTO VALOR_CARACTERISTICA VALUES(&quot;;[.B270];&quot;,2,'&quot;;TRIM([.E270]);&quot;');&quot;)" office:value-type="string" office:string-value="INSERT INTO VALOR_CARACTERISTICA VALUES(269,2,'長男');" calcext:value-type="string">
            <text:p>INSERT INTO VALOR_CARACTERISTICA VALUES(269,2,'長男');</text:p>
          </table:table-cell>
          <table:table-cell table:number-columns-repeated="2"/>
        </table:table-row>
        <table:table-row table:style-name="ro1">
          <table:table-cell office:value-type="float" office:value="3" calcext:value-type="float">
            <text:p>3</text:p>
          </table:table-cell>
          <table:table-cell table:formula="of:=[.B270]+1" office:value-type="float" office:value="270" calcext:value-type="float">
            <text:p>270</text:p>
          </table:table-cell>
          <table:table-cell office:value-type="string" calcext:value-type="string">
            <text:p>じなん</text:p>
          </table:table-cell>
          <table:table-cell office:value-type="string" calcext:value-type="string">
            <text:p>Segundo hijo.</text:p>
          </table:table-cell>
          <table:table-cell office:value-type="string" calcext:value-type="string">
            <text:p>次男</text:p>
          </table:table-cell>
          <table:table-cell table:number-columns-repeated="2"/>
          <table:table-cell table:formula="of:=COM.MICROSOFT.CONCAT (&quot;insert into ITEM_INFO  values(&quot;;[.B271];&quot;,&quot;;[.A271];&quot;);&quot;)" office:value-type="string" office:string-value="insert into ITEM_INFO  values(270,3);" calcext:value-type="string">
            <text:p>insert into ITEM_INFO <text:s/>values(270,3);</text:p>
          </table:table-cell>
          <table:table-cell table:formula="of:=COM.MICROSOFT.CONCAT(&quot;INSERT INTO VALOR_CARACTERISTICA VALUES(&quot;;[.B271];&quot;,1,'&quot;;[.C271];&quot;');&quot;)" office:value-type="string" office:string-value="INSERT INTO VALOR_CARACTERISTICA VALUES(270,1,'じなん');" calcext:value-type="string">
            <text:p>INSERT INTO VALOR_CARACTERISTICA VALUES(270,1,'じなん');</text:p>
          </table:table-cell>
          <table:table-cell table:formula="of:=COM.MICROSOFT.CONCAT(&quot;INSERT INTO VALOR_CARACTERISTICA VALUES(&quot;;[.B271];&quot;,3,'&quot;;[.D271];&quot;');&quot;)" office:value-type="string" office:string-value="INSERT INTO VALOR_CARACTERISTICA VALUES(270,3,'Segundo hijo.');" calcext:value-type="string">
            <text:p>INSERT INTO VALOR_CARACTERISTICA VALUES(270,3,'Segundo hijo.');</text:p>
          </table:table-cell>
          <table:table-cell table:formula="of:=COM.MICROSOFT.CONCAT(&quot;INSERT INTO VALOR_CARACTERISTICA VALUES(&quot;;[.B271];&quot;,2,'&quot;;TRIM([.E271]);&quot;');&quot;)" office:value-type="string" office:string-value="INSERT INTO VALOR_CARACTERISTICA VALUES(270,2,'次男');" calcext:value-type="string">
            <text:p>INSERT INTO VALOR_CARACTERISTICA VALUES(270,2,'次男');</text:p>
          </table:table-cell>
          <table:table-cell table:number-columns-repeated="2"/>
        </table:table-row>
        <table:table-row table:style-name="ro1">
          <table:table-cell office:value-type="float" office:value="3" calcext:value-type="float">
            <text:p>3</text:p>
          </table:table-cell>
          <table:table-cell table:formula="of:=[.B271]+1" office:value-type="float" office:value="271" calcext:value-type="float">
            <text:p>271</text:p>
          </table:table-cell>
          <table:table-cell office:value-type="string" calcext:value-type="string">
            <text:p>せんこう</text:p>
          </table:table-cell>
          <table:table-cell office:value-type="string" calcext:value-type="string">
            <text:p>Palito de incienso.</text:p>
          </table:table-cell>
          <table:table-cell office:value-type="string" calcext:value-type="string">
            <text:p>線香</text:p>
          </table:table-cell>
          <table:table-cell table:number-columns-repeated="2"/>
          <table:table-cell table:formula="of:=COM.MICROSOFT.CONCAT (&quot;insert into ITEM_INFO  values(&quot;;[.B272];&quot;,&quot;;[.A272];&quot;);&quot;)" office:value-type="string" office:string-value="insert into ITEM_INFO  values(271,3);" calcext:value-type="string">
            <text:p>insert into ITEM_INFO <text:s/>values(271,3);</text:p>
          </table:table-cell>
          <table:table-cell table:formula="of:=COM.MICROSOFT.CONCAT(&quot;INSERT INTO VALOR_CARACTERISTICA VALUES(&quot;;[.B272];&quot;,1,'&quot;;[.C272];&quot;');&quot;)" office:value-type="string" office:string-value="INSERT INTO VALOR_CARACTERISTICA VALUES(271,1,'せんこう');" calcext:value-type="string">
            <text:p>INSERT INTO VALOR_CARACTERISTICA VALUES(271,1,'せんこう');</text:p>
          </table:table-cell>
          <table:table-cell table:formula="of:=COM.MICROSOFT.CONCAT(&quot;INSERT INTO VALOR_CARACTERISTICA VALUES(&quot;;[.B272];&quot;,3,'&quot;;[.D272];&quot;');&quot;)" office:value-type="string" office:string-value="INSERT INTO VALOR_CARACTERISTICA VALUES(271,3,'Palito de incienso.');" calcext:value-type="string">
            <text:p>INSERT INTO VALOR_CARACTERISTICA VALUES(271,3,'Palito de incienso.');</text:p>
          </table:table-cell>
          <table:table-cell table:formula="of:=COM.MICROSOFT.CONCAT(&quot;INSERT INTO VALOR_CARACTERISTICA VALUES(&quot;;[.B272];&quot;,2,'&quot;;TRIM([.E272]);&quot;');&quot;)" office:value-type="string" office:string-value="INSERT INTO VALOR_CARACTERISTICA VALUES(271,2,'線香');" calcext:value-type="string">
            <text:p>INSERT INTO VALOR_CARACTERISTICA VALUES(271,2,'線香');</text:p>
          </table:table-cell>
          <table:table-cell table:number-columns-repeated="2"/>
        </table:table-row>
        <table:table-row table:style-name="ro1">
          <table:table-cell office:value-type="float" office:value="3" calcext:value-type="float">
            <text:p>3</text:p>
          </table:table-cell>
          <table:table-cell table:formula="of:=[.B272]+1" office:value-type="float" office:value="272" calcext:value-type="float">
            <text:p>272</text:p>
          </table:table-cell>
          <table:table-cell office:value-type="string" calcext:value-type="string">
            <text:p>とびちり</text:p>
          </table:table-cell>
          <table:table-cell office:value-type="string" calcext:value-type="string">
            <text:p>Volar alrededor.</text:p>
          </table:table-cell>
          <table:table-cell office:value-type="string" calcext:value-type="string">
            <text:p>飛び散り</text:p>
          </table:table-cell>
          <table:table-cell table:number-columns-repeated="2"/>
          <table:table-cell table:formula="of:=COM.MICROSOFT.CONCAT (&quot;insert into ITEM_INFO  values(&quot;;[.B273];&quot;,&quot;;[.A273];&quot;);&quot;)" office:value-type="string" office:string-value="insert into ITEM_INFO  values(272,3);" calcext:value-type="string">
            <text:p>insert into ITEM_INFO <text:s/>values(272,3);</text:p>
          </table:table-cell>
          <table:table-cell table:formula="of:=COM.MICROSOFT.CONCAT(&quot;INSERT INTO VALOR_CARACTERISTICA VALUES(&quot;;[.B273];&quot;,1,'&quot;;[.C273];&quot;');&quot;)" office:value-type="string" office:string-value="INSERT INTO VALOR_CARACTERISTICA VALUES(272,1,'とびちり');" calcext:value-type="string">
            <text:p>INSERT INTO VALOR_CARACTERISTICA VALUES(272,1,'とびちり');</text:p>
          </table:table-cell>
          <table:table-cell table:formula="of:=COM.MICROSOFT.CONCAT(&quot;INSERT INTO VALOR_CARACTERISTICA VALUES(&quot;;[.B273];&quot;,3,'&quot;;[.D273];&quot;');&quot;)" office:value-type="string" office:string-value="INSERT INTO VALOR_CARACTERISTICA VALUES(272,3,'Volar alrededor.');" calcext:value-type="string">
            <text:p>INSERT INTO VALOR_CARACTERISTICA VALUES(272,3,'Volar alrededor.');</text:p>
          </table:table-cell>
          <table:table-cell table:formula="of:=COM.MICROSOFT.CONCAT(&quot;INSERT INTO VALOR_CARACTERISTICA VALUES(&quot;;[.B273];&quot;,2,'&quot;;TRIM([.E273]);&quot;');&quot;)" office:value-type="string" office:string-value="INSERT INTO VALOR_CARACTERISTICA VALUES(272,2,'飛び散り');" calcext:value-type="string">
            <text:p>INSERT INTO VALOR_CARACTERISTICA VALUES(272,2,'飛び散り');</text:p>
          </table:table-cell>
          <table:table-cell table:number-columns-repeated="2"/>
        </table:table-row>
        <table:table-row table:style-name="ro1">
          <table:table-cell office:value-type="float" office:value="3" calcext:value-type="float">
            <text:p>3</text:p>
          </table:table-cell>
          <table:table-cell table:formula="of:=[.B273]+1" office:value-type="float" office:value="273" calcext:value-type="float">
            <text:p>273</text:p>
          </table:table-cell>
          <table:table-cell office:value-type="string" calcext:value-type="string">
            <text:p>たま</text:p>
          </table:table-cell>
          <table:table-cell office:value-type="string" calcext:value-type="string">
            <text:p>Bola, esfera.</text:p>
          </table:table-cell>
          <table:table-cell office:value-type="string" calcext:value-type="string">
            <text:p>玉</text:p>
          </table:table-cell>
          <table:table-cell table:number-columns-repeated="2"/>
          <table:table-cell table:formula="of:=COM.MICROSOFT.CONCAT (&quot;insert into ITEM_INFO  values(&quot;;[.B274];&quot;,&quot;;[.A274];&quot;);&quot;)" office:value-type="string" office:string-value="insert into ITEM_INFO  values(273,3);" calcext:value-type="string">
            <text:p>insert into ITEM_INFO <text:s/>values(273,3);</text:p>
          </table:table-cell>
          <table:table-cell table:formula="of:=COM.MICROSOFT.CONCAT(&quot;INSERT INTO VALOR_CARACTERISTICA VALUES(&quot;;[.B274];&quot;,1,'&quot;;[.C274];&quot;');&quot;)" office:value-type="string" office:string-value="INSERT INTO VALOR_CARACTERISTICA VALUES(273,1,'たま');" calcext:value-type="string">
            <text:p>INSERT INTO VALOR_CARACTERISTICA VALUES(273,1,'たま');</text:p>
          </table:table-cell>
          <table:table-cell table:formula="of:=COM.MICROSOFT.CONCAT(&quot;INSERT INTO VALOR_CARACTERISTICA VALUES(&quot;;[.B274];&quot;,3,'&quot;;[.D274];&quot;');&quot;)" office:value-type="string" office:string-value="INSERT INTO VALOR_CARACTERISTICA VALUES(273,3,'Bola, esfera.');" calcext:value-type="string">
            <text:p>INSERT INTO VALOR_CARACTERISTICA VALUES(273,3,'Bola, esfera.');</text:p>
          </table:table-cell>
          <table:table-cell table:formula="of:=COM.MICROSOFT.CONCAT(&quot;INSERT INTO VALOR_CARACTERISTICA VALUES(&quot;;[.B274];&quot;,2,'&quot;;TRIM([.E274]);&quot;');&quot;)" office:value-type="string" office:string-value="INSERT INTO VALOR_CARACTERISTICA VALUES(273,2,'玉');" calcext:value-type="string">
            <text:p>INSERT INTO VALOR_CARACTERISTICA VALUES(273,2,'玉');</text:p>
          </table:table-cell>
          <table:table-cell table:number-columns-repeated="2"/>
        </table:table-row>
        <table:table-row table:style-name="ro1">
          <table:table-cell office:value-type="float" office:value="3" calcext:value-type="float">
            <text:p>3</text:p>
          </table:table-cell>
          <table:table-cell table:formula="of:=[.B274]+1" office:value-type="float" office:value="274" calcext:value-type="float">
            <text:p>274</text:p>
          </table:table-cell>
          <table:table-cell office:value-type="string" calcext:value-type="string">
            <text:p>かやく</text:p>
          </table:table-cell>
          <table:table-cell office:value-type="string" calcext:value-type="string">
            <text:p>Pólvora.</text:p>
          </table:table-cell>
          <table:table-cell office:value-type="string" calcext:value-type="string">
            <text:p>火薬</text:p>
          </table:table-cell>
          <table:table-cell table:number-columns-repeated="2"/>
          <table:table-cell table:formula="of:=COM.MICROSOFT.CONCAT (&quot;insert into ITEM_INFO  values(&quot;;[.B275];&quot;,&quot;;[.A275];&quot;);&quot;)" office:value-type="string" office:string-value="insert into ITEM_INFO  values(274,3);" calcext:value-type="string">
            <text:p>insert into ITEM_INFO <text:s/>values(274,3);</text:p>
          </table:table-cell>
          <table:table-cell table:formula="of:=COM.MICROSOFT.CONCAT(&quot;INSERT INTO VALOR_CARACTERISTICA VALUES(&quot;;[.B275];&quot;,1,'&quot;;[.C275];&quot;');&quot;)" office:value-type="string" office:string-value="INSERT INTO VALOR_CARACTERISTICA VALUES(274,1,'かやく');" calcext:value-type="string">
            <text:p>INSERT INTO VALOR_CARACTERISTICA VALUES(274,1,'かやく');</text:p>
          </table:table-cell>
          <table:table-cell table:formula="of:=COM.MICROSOFT.CONCAT(&quot;INSERT INTO VALOR_CARACTERISTICA VALUES(&quot;;[.B275];&quot;,3,'&quot;;[.D275];&quot;');&quot;)" office:value-type="string" office:string-value="INSERT INTO VALOR_CARACTERISTICA VALUES(274,3,'Pólvora.');" calcext:value-type="string">
            <text:p>INSERT INTO VALOR_CARACTERISTICA VALUES(274,3,'Pólvora.');</text:p>
          </table:table-cell>
          <table:table-cell table:formula="of:=COM.MICROSOFT.CONCAT(&quot;INSERT INTO VALOR_CARACTERISTICA VALUES(&quot;;[.B275];&quot;,2,'&quot;;TRIM([.E275]);&quot;');&quot;)" office:value-type="string" office:string-value="INSERT INTO VALOR_CARACTERISTICA VALUES(274,2,'火薬');" calcext:value-type="string">
            <text:p>INSERT INTO VALOR_CARACTERISTICA VALUES(274,2,'火薬');</text:p>
          </table:table-cell>
          <table:table-cell table:number-columns-repeated="2"/>
        </table:table-row>
        <table:table-row table:style-name="ro1">
          <table:table-cell office:value-type="float" office:value="3" calcext:value-type="float">
            <text:p>3</text:p>
          </table:table-cell>
          <table:table-cell table:formula="of:=[.B275]+1" office:value-type="float" office:value="275" calcext:value-type="float">
            <text:p>275</text:p>
          </table:table-cell>
          <table:table-cell office:value-type="string" calcext:value-type="string">
            <text:p>あまる</text:p>
          </table:table-cell>
          <table:table-cell office:value-type="string" calcext:value-type="string">
            <text:p>Sobrante, estar en exceso.</text:p>
          </table:table-cell>
          <table:table-cell office:value-type="string" calcext:value-type="string">
            <text:p>余る</text:p>
          </table:table-cell>
          <table:table-cell table:number-columns-repeated="2"/>
          <table:table-cell table:formula="of:=COM.MICROSOFT.CONCAT (&quot;insert into ITEM_INFO  values(&quot;;[.B276];&quot;,&quot;;[.A276];&quot;);&quot;)" office:value-type="string" office:string-value="insert into ITEM_INFO  values(275,3);" calcext:value-type="string">
            <text:p>insert into ITEM_INFO <text:s/>values(275,3);</text:p>
          </table:table-cell>
          <table:table-cell table:formula="of:=COM.MICROSOFT.CONCAT(&quot;INSERT INTO VALOR_CARACTERISTICA VALUES(&quot;;[.B276];&quot;,1,'&quot;;[.C276];&quot;');&quot;)" office:value-type="string" office:string-value="INSERT INTO VALOR_CARACTERISTICA VALUES(275,1,'あまる');" calcext:value-type="string">
            <text:p>INSERT INTO VALOR_CARACTERISTICA VALUES(275,1,'あまる');</text:p>
          </table:table-cell>
          <table:table-cell table:formula="of:=COM.MICROSOFT.CONCAT(&quot;INSERT INTO VALOR_CARACTERISTICA VALUES(&quot;;[.B276];&quot;,3,'&quot;;[.D276];&quot;');&quot;)" office:value-type="string" office:string-value="INSERT INTO VALOR_CARACTERISTICA VALUES(275,3,'Sobrante, estar en exceso.');" calcext:value-type="string">
            <text:p>INSERT INTO VALOR_CARACTERISTICA VALUES(275,3,'Sobrante, estar en exceso.');</text:p>
          </table:table-cell>
          <table:table-cell table:formula="of:=COM.MICROSOFT.CONCAT(&quot;INSERT INTO VALOR_CARACTERISTICA VALUES(&quot;;[.B276];&quot;,2,'&quot;;TRIM([.E276]);&quot;');&quot;)" office:value-type="string" office:string-value="INSERT INTO VALOR_CARACTERISTICA VALUES(275,2,'余る');" calcext:value-type="string">
            <text:p>INSERT INTO VALOR_CARACTERISTICA VALUES(275,2,'余る');</text:p>
          </table:table-cell>
          <table:table-cell table:number-columns-repeated="2"/>
        </table:table-row>
        <table:table-row table:style-name="ro1">
          <table:table-cell office:value-type="float" office:value="3" calcext:value-type="float">
            <text:p>3</text:p>
          </table:table-cell>
          <table:table-cell table:formula="of:=[.B276]+1" office:value-type="float" office:value="276" calcext:value-type="float">
            <text:p>276</text:p>
          </table:table-cell>
          <table:table-cell office:value-type="string" calcext:value-type="string">
            <text:p>せつび</text:p>
          </table:table-cell>
          <table:table-cell office:value-type="string" calcext:value-type="string">
            <text:p>Instalaciones, comodidades.</text:p>
          </table:table-cell>
          <table:table-cell office:value-type="string" calcext:value-type="string">
            <text:p>設備</text:p>
          </table:table-cell>
          <table:table-cell table:number-columns-repeated="2"/>
          <table:table-cell table:formula="of:=COM.MICROSOFT.CONCAT (&quot;insert into ITEM_INFO  values(&quot;;[.B277];&quot;,&quot;;[.A277];&quot;);&quot;)" office:value-type="string" office:string-value="insert into ITEM_INFO  values(276,3);" calcext:value-type="string">
            <text:p>insert into ITEM_INFO <text:s/>values(276,3);</text:p>
          </table:table-cell>
          <table:table-cell table:formula="of:=COM.MICROSOFT.CONCAT(&quot;INSERT INTO VALOR_CARACTERISTICA VALUES(&quot;;[.B277];&quot;,1,'&quot;;[.C277];&quot;');&quot;)" office:value-type="string" office:string-value="INSERT INTO VALOR_CARACTERISTICA VALUES(276,1,'せつび');" calcext:value-type="string">
            <text:p>INSERT INTO VALOR_CARACTERISTICA VALUES(276,1,'せつび');</text:p>
          </table:table-cell>
          <table:table-cell table:formula="of:=COM.MICROSOFT.CONCAT(&quot;INSERT INTO VALOR_CARACTERISTICA VALUES(&quot;;[.B277];&quot;,3,'&quot;;[.D277];&quot;');&quot;)" office:value-type="string" office:string-value="INSERT INTO VALOR_CARACTERISTICA VALUES(276,3,'Instalaciones, comodidades.');" calcext:value-type="string">
            <text:p>INSERT INTO VALOR_CARACTERISTICA VALUES(276,3,'Instalaciones, comodidades.');</text:p>
          </table:table-cell>
          <table:table-cell table:formula="of:=COM.MICROSOFT.CONCAT(&quot;INSERT INTO VALOR_CARACTERISTICA VALUES(&quot;;[.B277];&quot;,2,'&quot;;TRIM([.E277]);&quot;');&quot;)" office:value-type="string" office:string-value="INSERT INTO VALOR_CARACTERISTICA VALUES(276,2,'設備');" calcext:value-type="string">
            <text:p>INSERT INTO VALOR_CARACTERISTICA VALUES(276,2,'設備');</text:p>
          </table:table-cell>
          <table:table-cell table:number-columns-repeated="2"/>
        </table:table-row>
        <table:table-row table:style-name="ro1">
          <table:table-cell office:value-type="float" office:value="3" calcext:value-type="float">
            <text:p>3</text:p>
          </table:table-cell>
          <table:table-cell table:formula="of:=[.B277]+1" office:value-type="float" office:value="277" calcext:value-type="float">
            <text:p>277</text:p>
          </table:table-cell>
          <table:table-cell office:value-type="string" calcext:value-type="string">
            <text:p>かんきょう</text:p>
          </table:table-cell>
          <table:table-cell office:value-type="string" calcext:value-type="string">
            <text:p>Entorno, ambiente.</text:p>
          </table:table-cell>
          <table:table-cell office:value-type="string" calcext:value-type="string">
            <text:p>環境</text:p>
          </table:table-cell>
          <table:table-cell table:number-columns-repeated="2"/>
          <table:table-cell table:formula="of:=COM.MICROSOFT.CONCAT (&quot;insert into ITEM_INFO  values(&quot;;[.B278];&quot;,&quot;;[.A278];&quot;);&quot;)" office:value-type="string" office:string-value="insert into ITEM_INFO  values(277,3);" calcext:value-type="string">
            <text:p>insert into ITEM_INFO <text:s/>values(277,3);</text:p>
          </table:table-cell>
          <table:table-cell table:formula="of:=COM.MICROSOFT.CONCAT(&quot;INSERT INTO VALOR_CARACTERISTICA VALUES(&quot;;[.B278];&quot;,1,'&quot;;[.C278];&quot;');&quot;)" office:value-type="string" office:string-value="INSERT INTO VALOR_CARACTERISTICA VALUES(277,1,'かんきょう');" calcext:value-type="string">
            <text:p>INSERT INTO VALOR_CARACTERISTICA VALUES(277,1,'かんきょう');</text:p>
          </table:table-cell>
          <table:table-cell table:formula="of:=COM.MICROSOFT.CONCAT(&quot;INSERT INTO VALOR_CARACTERISTICA VALUES(&quot;;[.B278];&quot;,3,'&quot;;[.D278];&quot;');&quot;)" office:value-type="string" office:string-value="INSERT INTO VALOR_CARACTERISTICA VALUES(277,3,'Entorno, ambiente.');" calcext:value-type="string">
            <text:p>INSERT INTO VALOR_CARACTERISTICA VALUES(277,3,'Entorno, ambiente.');</text:p>
          </table:table-cell>
          <table:table-cell table:formula="of:=COM.MICROSOFT.CONCAT(&quot;INSERT INTO VALOR_CARACTERISTICA VALUES(&quot;;[.B278];&quot;,2,'&quot;;TRIM([.E278]);&quot;');&quot;)" office:value-type="string" office:string-value="INSERT INTO VALOR_CARACTERISTICA VALUES(277,2,'環境');" calcext:value-type="string">
            <text:p>INSERT INTO VALOR_CARACTERISTICA VALUES(277,2,'環境');</text:p>
          </table:table-cell>
          <table:table-cell table:number-columns-repeated="2"/>
        </table:table-row>
        <table:table-row table:style-name="ro1">
          <table:table-cell office:value-type="float" office:value="3" calcext:value-type="float">
            <text:p>3</text:p>
          </table:table-cell>
          <table:table-cell table:formula="of:=[.B278]+1" office:value-type="float" office:value="278" calcext:value-type="float">
            <text:p>278</text:p>
          </table:table-cell>
          <table:table-cell office:value-type="string" calcext:value-type="string">
            <text:p>えいきょう</text:p>
          </table:table-cell>
          <table:table-cell office:value-type="string" calcext:value-type="string">
            <text:p>Efecto, influencia.</text:p>
          </table:table-cell>
          <table:table-cell office:value-type="string" calcext:value-type="string">
            <text:p>影響</text:p>
          </table:table-cell>
          <table:table-cell table:number-columns-repeated="2"/>
          <table:table-cell table:formula="of:=COM.MICROSOFT.CONCAT (&quot;insert into ITEM_INFO  values(&quot;;[.B279];&quot;,&quot;;[.A279];&quot;);&quot;)" office:value-type="string" office:string-value="insert into ITEM_INFO  values(278,3);" calcext:value-type="string">
            <text:p>insert into ITEM_INFO <text:s/>values(278,3);</text:p>
          </table:table-cell>
          <table:table-cell table:formula="of:=COM.MICROSOFT.CONCAT(&quot;INSERT INTO VALOR_CARACTERISTICA VALUES(&quot;;[.B279];&quot;,1,'&quot;;[.C279];&quot;');&quot;)" office:value-type="string" office:string-value="INSERT INTO VALOR_CARACTERISTICA VALUES(278,1,'えいきょう');" calcext:value-type="string">
            <text:p>INSERT INTO VALOR_CARACTERISTICA VALUES(278,1,'えいきょう');</text:p>
          </table:table-cell>
          <table:table-cell table:formula="of:=COM.MICROSOFT.CONCAT(&quot;INSERT INTO VALOR_CARACTERISTICA VALUES(&quot;;[.B279];&quot;,3,'&quot;;[.D279];&quot;');&quot;)" office:value-type="string" office:string-value="INSERT INTO VALOR_CARACTERISTICA VALUES(278,3,'Efecto, influencia.');" calcext:value-type="string">
            <text:p>INSERT INTO VALOR_CARACTERISTICA VALUES(278,3,'Efecto, influencia.');</text:p>
          </table:table-cell>
          <table:table-cell table:formula="of:=COM.MICROSOFT.CONCAT(&quot;INSERT INTO VALOR_CARACTERISTICA VALUES(&quot;;[.B279];&quot;,2,'&quot;;TRIM([.E279]);&quot;');&quot;)" office:value-type="string" office:string-value="INSERT INTO VALOR_CARACTERISTICA VALUES(278,2,'影響');" calcext:value-type="string">
            <text:p>INSERT INTO VALOR_CARACTERISTICA VALUES(278,2,'影響');</text:p>
          </table:table-cell>
          <table:table-cell table:number-columns-repeated="2"/>
        </table:table-row>
        <table:table-row table:style-name="ro1">
          <table:table-cell office:value-type="float" office:value="3" calcext:value-type="float">
            <text:p>3</text:p>
          </table:table-cell>
          <table:table-cell table:formula="of:=[.B279]+1" office:value-type="float" office:value="279" calcext:value-type="float">
            <text:p>279</text:p>
          </table:table-cell>
          <table:table-cell office:value-type="string" calcext:value-type="string">
            <text:p>かいけつ</text:p>
          </table:table-cell>
          <table:table-cell office:value-type="string" calcext:value-type="string">
            <text:p>Solución.</text:p>
          </table:table-cell>
          <table:table-cell office:value-type="string" calcext:value-type="string">
            <text:p>解決</text:p>
          </table:table-cell>
          <table:table-cell table:number-columns-repeated="2"/>
          <table:table-cell table:formula="of:=COM.MICROSOFT.CONCAT (&quot;insert into ITEM_INFO  values(&quot;;[.B280];&quot;,&quot;;[.A280];&quot;);&quot;)" office:value-type="string" office:string-value="insert into ITEM_INFO  values(279,3);" calcext:value-type="string">
            <text:p>insert into ITEM_INFO <text:s/>values(279,3);</text:p>
          </table:table-cell>
          <table:table-cell table:formula="of:=COM.MICROSOFT.CONCAT(&quot;INSERT INTO VALOR_CARACTERISTICA VALUES(&quot;;[.B280];&quot;,1,'&quot;;[.C280];&quot;');&quot;)" office:value-type="string" office:string-value="INSERT INTO VALOR_CARACTERISTICA VALUES(279,1,'かいけつ');" calcext:value-type="string">
            <text:p>INSERT INTO VALOR_CARACTERISTICA VALUES(279,1,'かいけつ');</text:p>
          </table:table-cell>
          <table:table-cell table:formula="of:=COM.MICROSOFT.CONCAT(&quot;INSERT INTO VALOR_CARACTERISTICA VALUES(&quot;;[.B280];&quot;,3,'&quot;;[.D280];&quot;');&quot;)" office:value-type="string" office:string-value="INSERT INTO VALOR_CARACTERISTICA VALUES(279,3,'Solución.');" calcext:value-type="string">
            <text:p>INSERT INTO VALOR_CARACTERISTICA VALUES(279,3,'Solución.');</text:p>
          </table:table-cell>
          <table:table-cell table:formula="of:=COM.MICROSOFT.CONCAT(&quot;INSERT INTO VALOR_CARACTERISTICA VALUES(&quot;;[.B280];&quot;,2,'&quot;;TRIM([.E280]);&quot;');&quot;)" office:value-type="string" office:string-value="INSERT INTO VALOR_CARACTERISTICA VALUES(279,2,'解決');" calcext:value-type="string">
            <text:p>INSERT INTO VALOR_CARACTERISTICA VALUES(279,2,'解決');</text:p>
          </table:table-cell>
          <table:table-cell table:number-columns-repeated="2"/>
        </table:table-row>
        <table:table-row table:style-name="ro1">
          <table:table-cell office:value-type="float" office:value="3" calcext:value-type="float">
            <text:p>3</text:p>
          </table:table-cell>
          <table:table-cell table:formula="of:=[.B280]+1" office:value-type="float" office:value="280" calcext:value-type="float">
            <text:p>280</text:p>
          </table:table-cell>
          <table:table-cell office:value-type="string" calcext:value-type="string">
            <text:p>ちゅうりんじょう</text:p>
          </table:table-cell>
          <table:table-cell office:value-type="string" calcext:value-type="string">
            <text:p>Párking de bicicletas.</text:p>
          </table:table-cell>
          <table:table-cell office:value-type="string" calcext:value-type="string">
            <text:p>駐輪場</text:p>
          </table:table-cell>
          <table:table-cell table:number-columns-repeated="2"/>
          <table:table-cell table:formula="of:=COM.MICROSOFT.CONCAT (&quot;insert into ITEM_INFO  values(&quot;;[.B281];&quot;,&quot;;[.A281];&quot;);&quot;)" office:value-type="string" office:string-value="insert into ITEM_INFO  values(280,3);" calcext:value-type="string">
            <text:p>insert into ITEM_INFO <text:s/>values(280,3);</text:p>
          </table:table-cell>
          <table:table-cell table:formula="of:=COM.MICROSOFT.CONCAT(&quot;INSERT INTO VALOR_CARACTERISTICA VALUES(&quot;;[.B281];&quot;,1,'&quot;;[.C281];&quot;');&quot;)" office:value-type="string" office:string-value="INSERT INTO VALOR_CARACTERISTICA VALUES(280,1,'ちゅうりんじょう');" calcext:value-type="string">
            <text:p>INSERT INTO VALOR_CARACTERISTICA VALUES(280,1,'ちゅうりんじょう');</text:p>
          </table:table-cell>
          <table:table-cell table:formula="of:=COM.MICROSOFT.CONCAT(&quot;INSERT INTO VALOR_CARACTERISTICA VALUES(&quot;;[.B281];&quot;,3,'&quot;;[.D281];&quot;');&quot;)" office:value-type="string" office:string-value="INSERT INTO VALOR_CARACTERISTICA VALUES(280,3,'Párking de bicicletas.');" calcext:value-type="string">
            <text:p>INSERT INTO VALOR_CARACTERISTICA VALUES(280,3,'Párking de bicicletas.');</text:p>
          </table:table-cell>
          <table:table-cell table:formula="of:=COM.MICROSOFT.CONCAT(&quot;INSERT INTO VALOR_CARACTERISTICA VALUES(&quot;;[.B281];&quot;,2,'&quot;;TRIM([.E281]);&quot;');&quot;)" office:value-type="string" office:string-value="INSERT INTO VALOR_CARACTERISTICA VALUES(280,2,'駐輪場');" calcext:value-type="string">
            <text:p>INSERT INTO VALOR_CARACTERISTICA VALUES(280,2,'駐輪場');</text:p>
          </table:table-cell>
          <table:table-cell table:number-columns-repeated="2"/>
        </table:table-row>
        <table:table-row table:style-name="ro1">
          <table:table-cell office:value-type="float" office:value="3" calcext:value-type="float">
            <text:p>3</text:p>
          </table:table-cell>
          <table:table-cell table:formula="of:=[.B281]+1" office:value-type="float" office:value="281" calcext:value-type="float">
            <text:p>281</text:p>
          </table:table-cell>
          <table:table-cell office:value-type="string" calcext:value-type="string">
            <text:p>じゅうよう</text:p>
          </table:table-cell>
          <table:table-cell office:value-type="string" calcext:value-type="string">
            <text:p>Importante.</text:p>
          </table:table-cell>
          <table:table-cell office:value-type="string" calcext:value-type="string">
            <text:p>重要</text:p>
          </table:table-cell>
          <table:table-cell table:number-columns-repeated="2"/>
          <table:table-cell table:formula="of:=COM.MICROSOFT.CONCAT (&quot;insert into ITEM_INFO  values(&quot;;[.B282];&quot;,&quot;;[.A282];&quot;);&quot;)" office:value-type="string" office:string-value="insert into ITEM_INFO  values(281,3);" calcext:value-type="string">
            <text:p>insert into ITEM_INFO <text:s/>values(281,3);</text:p>
          </table:table-cell>
          <table:table-cell table:formula="of:=COM.MICROSOFT.CONCAT(&quot;INSERT INTO VALOR_CARACTERISTICA VALUES(&quot;;[.B282];&quot;,1,'&quot;;[.C282];&quot;');&quot;)" office:value-type="string" office:string-value="INSERT INTO VALOR_CARACTERISTICA VALUES(281,1,'じゅうよう');" calcext:value-type="string">
            <text:p>INSERT INTO VALOR_CARACTERISTICA VALUES(281,1,'じゅうよう');</text:p>
          </table:table-cell>
          <table:table-cell table:formula="of:=COM.MICROSOFT.CONCAT(&quot;INSERT INTO VALOR_CARACTERISTICA VALUES(&quot;;[.B282];&quot;,3,'&quot;;[.D282];&quot;');&quot;)" office:value-type="string" office:string-value="INSERT INTO VALOR_CARACTERISTICA VALUES(281,3,'Importante.');" calcext:value-type="string">
            <text:p>INSERT INTO VALOR_CARACTERISTICA VALUES(281,3,'Importante.');</text:p>
          </table:table-cell>
          <table:table-cell table:formula="of:=COM.MICROSOFT.CONCAT(&quot;INSERT INTO VALOR_CARACTERISTICA VALUES(&quot;;[.B282];&quot;,2,'&quot;;TRIM([.E282]);&quot;');&quot;)" office:value-type="string" office:string-value="INSERT INTO VALOR_CARACTERISTICA VALUES(281,2,'重要');" calcext:value-type="string">
            <text:p>INSERT INTO VALOR_CARACTERISTICA VALUES(281,2,'重要');</text:p>
          </table:table-cell>
          <table:table-cell table:number-columns-repeated="2"/>
        </table:table-row>
        <table:table-row table:style-name="ro1">
          <table:table-cell office:value-type="float" office:value="3" calcext:value-type="float">
            <text:p>3</text:p>
          </table:table-cell>
          <table:table-cell table:formula="of:=[.B282]+1" office:value-type="float" office:value="282" calcext:value-type="float">
            <text:p>282</text:p>
          </table:table-cell>
          <table:table-cell office:value-type="string" calcext:value-type="string">
            <text:p>ほぞん</text:p>
          </table:table-cell>
          <table:table-cell office:value-type="string" calcext:value-type="string">
            <text:p>Preservación, conservación.</text:p>
          </table:table-cell>
          <table:table-cell office:value-type="string" calcext:value-type="string">
            <text:p>保存</text:p>
          </table:table-cell>
          <table:table-cell table:number-columns-repeated="2"/>
          <table:table-cell table:formula="of:=COM.MICROSOFT.CONCAT (&quot;insert into ITEM_INFO  values(&quot;;[.B283];&quot;,&quot;;[.A283];&quot;);&quot;)" office:value-type="string" office:string-value="insert into ITEM_INFO  values(282,3);" calcext:value-type="string">
            <text:p>insert into ITEM_INFO <text:s/>values(282,3);</text:p>
          </table:table-cell>
          <table:table-cell table:formula="of:=COM.MICROSOFT.CONCAT(&quot;INSERT INTO VALOR_CARACTERISTICA VALUES(&quot;;[.B283];&quot;,1,'&quot;;[.C283];&quot;');&quot;)" office:value-type="string" office:string-value="INSERT INTO VALOR_CARACTERISTICA VALUES(282,1,'ほぞん');" calcext:value-type="string">
            <text:p>INSERT INTO VALOR_CARACTERISTICA VALUES(282,1,'ほぞん');</text:p>
          </table:table-cell>
          <table:table-cell table:formula="of:=COM.MICROSOFT.CONCAT(&quot;INSERT INTO VALOR_CARACTERISTICA VALUES(&quot;;[.B283];&quot;,3,'&quot;;[.D283];&quot;');&quot;)" office:value-type="string" office:string-value="INSERT INTO VALOR_CARACTERISTICA VALUES(282,3,'Preservación, conservación.');" calcext:value-type="string">
            <text:p>INSERT INTO VALOR_CARACTERISTICA VALUES(282,3,'Preservación, conservación.');</text:p>
          </table:table-cell>
          <table:table-cell table:formula="of:=COM.MICROSOFT.CONCAT(&quot;INSERT INTO VALOR_CARACTERISTICA VALUES(&quot;;[.B283];&quot;,2,'&quot;;TRIM([.E283]);&quot;');&quot;)" office:value-type="string" office:string-value="INSERT INTO VALOR_CARACTERISTICA VALUES(282,2,'保存');" calcext:value-type="string">
            <text:p>INSERT INTO VALOR_CARACTERISTICA VALUES(282,2,'保存');</text:p>
          </table:table-cell>
          <table:table-cell table:number-columns-repeated="2"/>
        </table:table-row>
        <table:table-row table:style-name="ro1">
          <table:table-cell office:value-type="float" office:value="3" calcext:value-type="float">
            <text:p>3</text:p>
          </table:table-cell>
          <table:table-cell table:formula="of:=[.B283]+1" office:value-type="float" office:value="283" calcext:value-type="float">
            <text:p>283</text:p>
          </table:table-cell>
          <table:table-cell office:value-type="string" calcext:value-type="string">
            <text:p>ふだん</text:p>
          </table:table-cell>
          <table:table-cell office:value-type="string" calcext:value-type="string">
            <text:p>Usual.</text:p>
          </table:table-cell>
          <table:table-cell office:value-type="string" calcext:value-type="string">
            <text:p>普段</text:p>
          </table:table-cell>
          <table:table-cell table:number-columns-repeated="2"/>
          <table:table-cell table:formula="of:=COM.MICROSOFT.CONCAT (&quot;insert into ITEM_INFO  values(&quot;;[.B284];&quot;,&quot;;[.A284];&quot;);&quot;)" office:value-type="string" office:string-value="insert into ITEM_INFO  values(283,3);" calcext:value-type="string">
            <text:p>insert into ITEM_INFO <text:s/>values(283,3);</text:p>
          </table:table-cell>
          <table:table-cell table:formula="of:=COM.MICROSOFT.CONCAT(&quot;INSERT INTO VALOR_CARACTERISTICA VALUES(&quot;;[.B284];&quot;,1,'&quot;;[.C284];&quot;');&quot;)" office:value-type="string" office:string-value="INSERT INTO VALOR_CARACTERISTICA VALUES(283,1,'ふだん');" calcext:value-type="string">
            <text:p>INSERT INTO VALOR_CARACTERISTICA VALUES(283,1,'ふだん');</text:p>
          </table:table-cell>
          <table:table-cell table:formula="of:=COM.MICROSOFT.CONCAT(&quot;INSERT INTO VALOR_CARACTERISTICA VALUES(&quot;;[.B284];&quot;,3,'&quot;;[.D284];&quot;');&quot;)" office:value-type="string" office:string-value="INSERT INTO VALOR_CARACTERISTICA VALUES(283,3,'Usual.');" calcext:value-type="string">
            <text:p>INSERT INTO VALOR_CARACTERISTICA VALUES(283,3,'Usual.');</text:p>
          </table:table-cell>
          <table:table-cell table:formula="of:=COM.MICROSOFT.CONCAT(&quot;INSERT INTO VALOR_CARACTERISTICA VALUES(&quot;;[.B284];&quot;,2,'&quot;;TRIM([.E284]);&quot;');&quot;)" office:value-type="string" office:string-value="INSERT INTO VALOR_CARACTERISTICA VALUES(283,2,'普段');" calcext:value-type="string">
            <text:p>INSERT INTO VALOR_CARACTERISTICA VALUES(283,2,'普段');</text:p>
          </table:table-cell>
          <table:table-cell table:number-columns-repeated="2"/>
        </table:table-row>
        <table:table-row table:style-name="ro1">
          <table:table-cell office:value-type="float" office:value="3" calcext:value-type="float">
            <text:p>3</text:p>
          </table:table-cell>
          <table:table-cell table:formula="of:=[.B284]+1" office:value-type="float" office:value="284" calcext:value-type="float">
            <text:p>284</text:p>
          </table:table-cell>
          <table:table-cell office:value-type="string" calcext:value-type="string">
            <text:p>かくほする</text:p>
          </table:table-cell>
          <table:table-cell office:value-type="string" calcext:value-type="string">
            <text:p>用意(ようい) Preparación, provisión.</text:p>
          </table:table-cell>
          <table:table-cell office:value-type="string" calcext:value-type="string">
            <text:p>確保する</text:p>
          </table:table-cell>
          <table:table-cell table:number-columns-repeated="2"/>
          <table:table-cell table:formula="of:=COM.MICROSOFT.CONCAT (&quot;insert into ITEM_INFO  values(&quot;;[.B285];&quot;,&quot;;[.A285];&quot;);&quot;)" office:value-type="string" office:string-value="insert into ITEM_INFO  values(284,3);" calcext:value-type="string">
            <text:p>insert into ITEM_INFO <text:s/>values(284,3);</text:p>
          </table:table-cell>
          <table:table-cell table:formula="of:=COM.MICROSOFT.CONCAT(&quot;INSERT INTO VALOR_CARACTERISTICA VALUES(&quot;;[.B285];&quot;,1,'&quot;;[.C285];&quot;');&quot;)" office:value-type="string" office:string-value="INSERT INTO VALOR_CARACTERISTICA VALUES(284,1,'かくほする');" calcext:value-type="string">
            <text:p>INSERT INTO VALOR_CARACTERISTICA VALUES(284,1,'かくほする');</text:p>
          </table:table-cell>
          <table:table-cell table:formula="of:=COM.MICROSOFT.CONCAT(&quot;INSERT INTO VALOR_CARACTERISTICA VALUES(&quot;;[.B285];&quot;,3,'&quot;;[.D285];&quot;');&quot;)" office:value-type="string" office:string-value="INSERT INTO VALOR_CARACTERISTICA VALUES(284,3,'用意(ようい) Preparación, provisión.');" calcext:value-type="string">
            <text:p>INSERT INTO VALOR_CARACTERISTICA VALUES(284,3,'用意(ようい) Preparación, provisión.');</text:p>
          </table:table-cell>
          <table:table-cell table:formula="of:=COM.MICROSOFT.CONCAT(&quot;INSERT INTO VALOR_CARACTERISTICA VALUES(&quot;;[.B285];&quot;,2,'&quot;;TRIM([.E285]);&quot;');&quot;)" office:value-type="string" office:string-value="INSERT INTO VALOR_CARACTERISTICA VALUES(284,2,'確保する');" calcext:value-type="string">
            <text:p>INSERT INTO VALOR_CARACTERISTICA VALUES(284,2,'確保する');</text:p>
          </table:table-cell>
          <table:table-cell table:number-columns-repeated="2"/>
        </table:table-row>
        <table:table-row table:style-name="ro1">
          <table:table-cell office:value-type="float" office:value="3" calcext:value-type="float">
            <text:p>3</text:p>
          </table:table-cell>
          <table:table-cell table:formula="of:=[.B285]+1" office:value-type="float" office:value="285" calcext:value-type="float">
            <text:p>285</text:p>
          </table:table-cell>
          <table:table-cell office:value-type="string" calcext:value-type="string">
            <text:p>ぎじゅつ</text:p>
          </table:table-cell>
          <table:table-cell office:value-type="string" calcext:value-type="string">
            <text:p>Tecnología, técnica.</text:p>
          </table:table-cell>
          <table:table-cell office:value-type="string" calcext:value-type="string">
            <text:p>技術</text:p>
          </table:table-cell>
          <table:table-cell table:number-columns-repeated="2"/>
          <table:table-cell table:formula="of:=COM.MICROSOFT.CONCAT (&quot;insert into ITEM_INFO  values(&quot;;[.B286];&quot;,&quot;;[.A286];&quot;);&quot;)" office:value-type="string" office:string-value="insert into ITEM_INFO  values(285,3);" calcext:value-type="string">
            <text:p>insert into ITEM_INFO <text:s/>values(285,3);</text:p>
          </table:table-cell>
          <table:table-cell table:formula="of:=COM.MICROSOFT.CONCAT(&quot;INSERT INTO VALOR_CARACTERISTICA VALUES(&quot;;[.B286];&quot;,1,'&quot;;[.C286];&quot;');&quot;)" office:value-type="string" office:string-value="INSERT INTO VALOR_CARACTERISTICA VALUES(285,1,'ぎじゅつ');" calcext:value-type="string">
            <text:p>INSERT INTO VALOR_CARACTERISTICA VALUES(285,1,'ぎじゅつ');</text:p>
          </table:table-cell>
          <table:table-cell table:formula="of:=COM.MICROSOFT.CONCAT(&quot;INSERT INTO VALOR_CARACTERISTICA VALUES(&quot;;[.B286];&quot;,3,'&quot;;[.D286];&quot;');&quot;)" office:value-type="string" office:string-value="INSERT INTO VALOR_CARACTERISTICA VALUES(285,3,'Tecnología, técnica.');" calcext:value-type="string">
            <text:p>INSERT INTO VALOR_CARACTERISTICA VALUES(285,3,'Tecnología, técnica.');</text:p>
          </table:table-cell>
          <table:table-cell table:formula="of:=COM.MICROSOFT.CONCAT(&quot;INSERT INTO VALOR_CARACTERISTICA VALUES(&quot;;[.B286];&quot;,2,'&quot;;TRIM([.E286]);&quot;');&quot;)" office:value-type="string" office:string-value="INSERT INTO VALOR_CARACTERISTICA VALUES(285,2,'技術');" calcext:value-type="string">
            <text:p>INSERT INTO VALOR_CARACTERISTICA VALUES(285,2,'技術');</text:p>
          </table:table-cell>
          <table:table-cell table:number-columns-repeated="2"/>
        </table:table-row>
        <table:table-row table:style-name="ro1">
          <table:table-cell office:value-type="float" office:value="3" calcext:value-type="float">
            <text:p>3</text:p>
          </table:table-cell>
          <table:table-cell table:formula="of:=[.B286]+1" office:value-type="float" office:value="286" calcext:value-type="float">
            <text:p>286</text:p>
          </table:table-cell>
          <table:table-cell office:value-type="string" calcext:value-type="string">
            <text:p>かいはつ</text:p>
          </table:table-cell>
          <table:table-cell office:value-type="string" calcext:value-type="string">
            <text:p>Desarrollo.</text:p>
          </table:table-cell>
          <table:table-cell office:value-type="string" calcext:value-type="string">
            <text:p>開発</text:p>
          </table:table-cell>
          <table:table-cell table:number-columns-repeated="2"/>
          <table:table-cell table:formula="of:=COM.MICROSOFT.CONCAT (&quot;insert into ITEM_INFO  values(&quot;;[.B287];&quot;,&quot;;[.A287];&quot;);&quot;)" office:value-type="string" office:string-value="insert into ITEM_INFO  values(286,3);" calcext:value-type="string">
            <text:p>insert into ITEM_INFO <text:s/>values(286,3);</text:p>
          </table:table-cell>
          <table:table-cell table:formula="of:=COM.MICROSOFT.CONCAT(&quot;INSERT INTO VALOR_CARACTERISTICA VALUES(&quot;;[.B287];&quot;,1,'&quot;;[.C287];&quot;');&quot;)" office:value-type="string" office:string-value="INSERT INTO VALOR_CARACTERISTICA VALUES(286,1,'かいはつ');" calcext:value-type="string">
            <text:p>INSERT INTO VALOR_CARACTERISTICA VALUES(286,1,'かいはつ');</text:p>
          </table:table-cell>
          <table:table-cell table:formula="of:=COM.MICROSOFT.CONCAT(&quot;INSERT INTO VALOR_CARACTERISTICA VALUES(&quot;;[.B287];&quot;,3,'&quot;;[.D287];&quot;');&quot;)" office:value-type="string" office:string-value="INSERT INTO VALOR_CARACTERISTICA VALUES(286,3,'Desarrollo.');" calcext:value-type="string">
            <text:p>INSERT INTO VALOR_CARACTERISTICA VALUES(286,3,'Desarrollo.');</text:p>
          </table:table-cell>
          <table:table-cell table:formula="of:=COM.MICROSOFT.CONCAT(&quot;INSERT INTO VALOR_CARACTERISTICA VALUES(&quot;;[.B287];&quot;,2,'&quot;;TRIM([.E287]);&quot;');&quot;)" office:value-type="string" office:string-value="INSERT INTO VALOR_CARACTERISTICA VALUES(286,2,'開発');" calcext:value-type="string">
            <text:p>INSERT INTO VALOR_CARACTERISTICA VALUES(286,2,'開発');</text:p>
          </table:table-cell>
          <table:table-cell table:number-columns-repeated="2"/>
        </table:table-row>
        <table:table-row table:style-name="ro1">
          <table:table-cell office:value-type="float" office:value="3" calcext:value-type="float">
            <text:p>3</text:p>
          </table:table-cell>
          <table:table-cell table:formula="of:=[.B287]+1" office:value-type="float" office:value="287" calcext:value-type="float">
            <text:p>287</text:p>
          </table:table-cell>
          <table:table-cell office:value-type="string" calcext:value-type="string">
            <text:p>ぐんたい</text:p>
          </table:table-cell>
          <table:table-cell office:value-type="string" calcext:value-type="string">
            <text:p>Fuerzas armadas.</text:p>
          </table:table-cell>
          <table:table-cell office:value-type="string" calcext:value-type="string">
            <text:p>軍隊</text:p>
          </table:table-cell>
          <table:table-cell table:number-columns-repeated="2"/>
          <table:table-cell table:formula="of:=COM.MICROSOFT.CONCAT (&quot;insert into ITEM_INFO  values(&quot;;[.B288];&quot;,&quot;;[.A288];&quot;);&quot;)" office:value-type="string" office:string-value="insert into ITEM_INFO  values(287,3);" calcext:value-type="string">
            <text:p>insert into ITEM_INFO <text:s/>values(287,3);</text:p>
          </table:table-cell>
          <table:table-cell table:formula="of:=COM.MICROSOFT.CONCAT(&quot;INSERT INTO VALOR_CARACTERISTICA VALUES(&quot;;[.B288];&quot;,1,'&quot;;[.C288];&quot;');&quot;)" office:value-type="string" office:string-value="INSERT INTO VALOR_CARACTERISTICA VALUES(287,1,'ぐんたい');" calcext:value-type="string">
            <text:p>INSERT INTO VALOR_CARACTERISTICA VALUES(287,1,'ぐんたい');</text:p>
          </table:table-cell>
          <table:table-cell table:formula="of:=COM.MICROSOFT.CONCAT(&quot;INSERT INTO VALOR_CARACTERISTICA VALUES(&quot;;[.B288];&quot;,3,'&quot;;[.D288];&quot;');&quot;)" office:value-type="string" office:string-value="INSERT INTO VALOR_CARACTERISTICA VALUES(287,3,'Fuerzas armadas.');" calcext:value-type="string">
            <text:p>INSERT INTO VALOR_CARACTERISTICA VALUES(287,3,'Fuerzas armadas.');</text:p>
          </table:table-cell>
          <table:table-cell table:formula="of:=COM.MICROSOFT.CONCAT(&quot;INSERT INTO VALOR_CARACTERISTICA VALUES(&quot;;[.B288];&quot;,2,'&quot;;TRIM([.E288]);&quot;');&quot;)" office:value-type="string" office:string-value="INSERT INTO VALOR_CARACTERISTICA VALUES(287,2,'軍隊');" calcext:value-type="string">
            <text:p>INSERT INTO VALOR_CARACTERISTICA VALUES(287,2,'軍隊');</text:p>
          </table:table-cell>
          <table:table-cell table:number-columns-repeated="2"/>
        </table:table-row>
        <table:table-row table:style-name="ro1">
          <table:table-cell office:value-type="float" office:value="3" calcext:value-type="float">
            <text:p>3</text:p>
          </table:table-cell>
          <table:table-cell table:formula="of:=[.B288]+1" office:value-type="float" office:value="288" calcext:value-type="float">
            <text:p>288</text:p>
          </table:table-cell>
          <table:table-cell office:value-type="string" calcext:value-type="string">
            <text:p>おくる</text:p>
          </table:table-cell>
          <table:table-cell office:value-type="string" calcext:value-type="string">
            <text:p>Dar un regalo.</text:p>
          </table:table-cell>
          <table:table-cell office:value-type="string" calcext:value-type="string">
            <text:p>贈る</text:p>
          </table:table-cell>
          <table:table-cell table:number-columns-repeated="2"/>
          <table:table-cell table:formula="of:=COM.MICROSOFT.CONCAT (&quot;insert into ITEM_INFO  values(&quot;;[.B289];&quot;,&quot;;[.A289];&quot;);&quot;)" office:value-type="string" office:string-value="insert into ITEM_INFO  values(288,3);" calcext:value-type="string">
            <text:p>insert into ITEM_INFO <text:s/>values(288,3);</text:p>
          </table:table-cell>
          <table:table-cell table:formula="of:=COM.MICROSOFT.CONCAT(&quot;INSERT INTO VALOR_CARACTERISTICA VALUES(&quot;;[.B289];&quot;,1,'&quot;;[.C289];&quot;');&quot;)" office:value-type="string" office:string-value="INSERT INTO VALOR_CARACTERISTICA VALUES(288,1,'おくる');" calcext:value-type="string">
            <text:p>INSERT INTO VALOR_CARACTERISTICA VALUES(288,1,'おくる');</text:p>
          </table:table-cell>
          <table:table-cell table:formula="of:=COM.MICROSOFT.CONCAT(&quot;INSERT INTO VALOR_CARACTERISTICA VALUES(&quot;;[.B289];&quot;,3,'&quot;;[.D289];&quot;');&quot;)" office:value-type="string" office:string-value="INSERT INTO VALOR_CARACTERISTICA VALUES(288,3,'Dar un regalo.');" calcext:value-type="string">
            <text:p>INSERT INTO VALOR_CARACTERISTICA VALUES(288,3,'Dar un regalo.');</text:p>
          </table:table-cell>
          <table:table-cell table:formula="of:=COM.MICROSOFT.CONCAT(&quot;INSERT INTO VALOR_CARACTERISTICA VALUES(&quot;;[.B289];&quot;,2,'&quot;;TRIM([.E289]);&quot;');&quot;)" office:value-type="string" office:string-value="INSERT INTO VALOR_CARACTERISTICA VALUES(288,2,'贈る');" calcext:value-type="string">
            <text:p>INSERT INTO VALOR_CARACTERISTICA VALUES(288,2,'贈る');</text:p>
          </table:table-cell>
          <table:table-cell table:number-columns-repeated="2"/>
        </table:table-row>
        <table:table-row table:style-name="ro1">
          <table:table-cell office:value-type="float" office:value="3" calcext:value-type="float">
            <text:p>3</text:p>
          </table:table-cell>
          <table:table-cell table:formula="of:=[.B289]+1" office:value-type="float" office:value="289" calcext:value-type="float">
            <text:p>289</text:p>
          </table:table-cell>
          <table:table-cell office:value-type="string" calcext:value-type="string">
            <text:p>こうざ</text:p>
          </table:table-cell>
          <table:table-cell office:value-type="string" calcext:value-type="string">
            <text:p>Curso, conferencia.</text:p>
          </table:table-cell>
          <table:table-cell office:value-type="string" calcext:value-type="string">
            <text:p>講座</text:p>
          </table:table-cell>
          <table:table-cell table:number-columns-repeated="2"/>
          <table:table-cell table:formula="of:=COM.MICROSOFT.CONCAT (&quot;insert into ITEM_INFO  values(&quot;;[.B290];&quot;,&quot;;[.A290];&quot;);&quot;)" office:value-type="string" office:string-value="insert into ITEM_INFO  values(289,3);" calcext:value-type="string">
            <text:p>insert into ITEM_INFO <text:s/>values(289,3);</text:p>
          </table:table-cell>
          <table:table-cell table:formula="of:=COM.MICROSOFT.CONCAT(&quot;INSERT INTO VALOR_CARACTERISTICA VALUES(&quot;;[.B290];&quot;,1,'&quot;;[.C290];&quot;');&quot;)" office:value-type="string" office:string-value="INSERT INTO VALOR_CARACTERISTICA VALUES(289,1,'こうざ');" calcext:value-type="string">
            <text:p>INSERT INTO VALOR_CARACTERISTICA VALUES(289,1,'こうざ');</text:p>
          </table:table-cell>
          <table:table-cell table:formula="of:=COM.MICROSOFT.CONCAT(&quot;INSERT INTO VALOR_CARACTERISTICA VALUES(&quot;;[.B290];&quot;,3,'&quot;;[.D290];&quot;');&quot;)" office:value-type="string" office:string-value="INSERT INTO VALOR_CARACTERISTICA VALUES(289,3,'Curso, conferencia.');" calcext:value-type="string">
            <text:p>INSERT INTO VALOR_CARACTERISTICA VALUES(289,3,'Curso, conferencia.');</text:p>
          </table:table-cell>
          <table:table-cell table:formula="of:=COM.MICROSOFT.CONCAT(&quot;INSERT INTO VALOR_CARACTERISTICA VALUES(&quot;;[.B290];&quot;,2,'&quot;;TRIM([.E290]);&quot;');&quot;)" office:value-type="string" office:string-value="INSERT INTO VALOR_CARACTERISTICA VALUES(289,2,'講座');" calcext:value-type="string">
            <text:p>INSERT INTO VALOR_CARACTERISTICA VALUES(289,2,'講座');</text:p>
          </table:table-cell>
          <table:table-cell table:number-columns-repeated="2"/>
        </table:table-row>
        <table:table-row table:style-name="ro1">
          <table:table-cell office:value-type="float" office:value="3" calcext:value-type="float">
            <text:p>3</text:p>
          </table:table-cell>
          <table:table-cell table:formula="of:=[.B290]+1" office:value-type="float" office:value="290" calcext:value-type="float">
            <text:p>290</text:p>
          </table:table-cell>
          <table:table-cell office:value-type="string" calcext:value-type="string">
            <text:p>いっしょけんめい</text:p>
          </table:table-cell>
          <table:table-cell office:value-type="string" calcext:value-type="string">
            <text:p>Con mucho esfuerzo, muy duro.</text:p>
          </table:table-cell>
          <table:table-cell office:value-type="string" calcext:value-type="string">
            <text:p>一所懸命</text:p>
          </table:table-cell>
          <table:table-cell table:number-columns-repeated="2"/>
          <table:table-cell table:formula="of:=COM.MICROSOFT.CONCAT (&quot;insert into ITEM_INFO  values(&quot;;[.B291];&quot;,&quot;;[.A291];&quot;);&quot;)" office:value-type="string" office:string-value="insert into ITEM_INFO  values(290,3);" calcext:value-type="string">
            <text:p>insert into ITEM_INFO <text:s/>values(290,3);</text:p>
          </table:table-cell>
          <table:table-cell table:formula="of:=COM.MICROSOFT.CONCAT(&quot;INSERT INTO VALOR_CARACTERISTICA VALUES(&quot;;[.B291];&quot;,1,'&quot;;[.C291];&quot;');&quot;)" office:value-type="string" office:string-value="INSERT INTO VALOR_CARACTERISTICA VALUES(290,1,'いっしょけんめい');" calcext:value-type="string">
            <text:p>INSERT INTO VALOR_CARACTERISTICA VALUES(290,1,'いっしょけんめい');</text:p>
          </table:table-cell>
          <table:table-cell table:formula="of:=COM.MICROSOFT.CONCAT(&quot;INSERT INTO VALOR_CARACTERISTICA VALUES(&quot;;[.B291];&quot;,3,'&quot;;[.D291];&quot;');&quot;)" office:value-type="string" office:string-value="INSERT INTO VALOR_CARACTERISTICA VALUES(290,3,'Con mucho esfuerzo, muy duro.');" calcext:value-type="string">
            <text:p>INSERT INTO VALOR_CARACTERISTICA VALUES(290,3,'Con mucho esfuerzo, muy duro.');</text:p>
          </table:table-cell>
          <table:table-cell table:formula="of:=COM.MICROSOFT.CONCAT(&quot;INSERT INTO VALOR_CARACTERISTICA VALUES(&quot;;[.B291];&quot;,2,'&quot;;TRIM([.E291]);&quot;');&quot;)" office:value-type="string" office:string-value="INSERT INTO VALOR_CARACTERISTICA VALUES(290,2,'一所懸命');" calcext:value-type="string">
            <text:p>INSERT INTO VALOR_CARACTERISTICA VALUES(290,2,'一所懸命');</text:p>
          </table:table-cell>
          <table:table-cell table:number-columns-repeated="2"/>
        </table:table-row>
        <table:table-row table:style-name="ro1">
          <table:table-cell office:value-type="float" office:value="3" calcext:value-type="float">
            <text:p>3</text:p>
          </table:table-cell>
          <table:table-cell table:formula="of:=[.B291]+1" office:value-type="float" office:value="291" calcext:value-type="float">
            <text:p>291</text:p>
          </table:table-cell>
          <table:table-cell office:value-type="string" calcext:value-type="string">
            <text:p>きょり</text:p>
          </table:table-cell>
          <table:table-cell office:value-type="string" calcext:value-type="string">
            <text:p>Distancia.</text:p>
          </table:table-cell>
          <table:table-cell office:value-type="string" calcext:value-type="string">
            <text:p>距離</text:p>
          </table:table-cell>
          <table:table-cell table:number-columns-repeated="2"/>
          <table:table-cell table:formula="of:=COM.MICROSOFT.CONCAT (&quot;insert into ITEM_INFO  values(&quot;;[.B292];&quot;,&quot;;[.A292];&quot;);&quot;)" office:value-type="string" office:string-value="insert into ITEM_INFO  values(291,3);" calcext:value-type="string">
            <text:p>insert into ITEM_INFO <text:s/>values(291,3);</text:p>
          </table:table-cell>
          <table:table-cell table:formula="of:=COM.MICROSOFT.CONCAT(&quot;INSERT INTO VALOR_CARACTERISTICA VALUES(&quot;;[.B292];&quot;,1,'&quot;;[.C292];&quot;');&quot;)" office:value-type="string" office:string-value="INSERT INTO VALOR_CARACTERISTICA VALUES(291,1,'きょり');" calcext:value-type="string">
            <text:p>INSERT INTO VALOR_CARACTERISTICA VALUES(291,1,'きょり');</text:p>
          </table:table-cell>
          <table:table-cell table:formula="of:=COM.MICROSOFT.CONCAT(&quot;INSERT INTO VALOR_CARACTERISTICA VALUES(&quot;;[.B292];&quot;,3,'&quot;;[.D292];&quot;');&quot;)" office:value-type="string" office:string-value="INSERT INTO VALOR_CARACTERISTICA VALUES(291,3,'Distancia.');" calcext:value-type="string">
            <text:p>INSERT INTO VALOR_CARACTERISTICA VALUES(291,3,'Distancia.');</text:p>
          </table:table-cell>
          <table:table-cell table:formula="of:=COM.MICROSOFT.CONCAT(&quot;INSERT INTO VALOR_CARACTERISTICA VALUES(&quot;;[.B292];&quot;,2,'&quot;;TRIM([.E292]);&quot;');&quot;)" office:value-type="string" office:string-value="INSERT INTO VALOR_CARACTERISTICA VALUES(291,2,'距離');" calcext:value-type="string">
            <text:p>INSERT INTO VALOR_CARACTERISTICA VALUES(291,2,'距離');</text:p>
          </table:table-cell>
          <table:table-cell table:number-columns-repeated="2"/>
        </table:table-row>
        <table:table-row table:style-name="ro1">
          <table:table-cell office:value-type="float" office:value="3" calcext:value-type="float">
            <text:p>3</text:p>
          </table:table-cell>
          <table:table-cell table:formula="of:=[.B292]+1" office:value-type="float" office:value="292" calcext:value-type="float">
            <text:p>292</text:p>
          </table:table-cell>
          <table:table-cell office:value-type="string" calcext:value-type="string">
            <text:p>からみて</text:p>
          </table:table-cell>
          <table:table-cell office:value-type="string" calcext:value-type="string">
            <text:p>Desde la perspectiva de algo o alguien.</text:p>
          </table:table-cell>
          <table:table-cell office:value-type="string" calcext:value-type="string">
            <text:p>からみて</text:p>
          </table:table-cell>
          <table:table-cell table:number-columns-repeated="2"/>
          <table:table-cell table:formula="of:=COM.MICROSOFT.CONCAT (&quot;insert into ITEM_INFO  values(&quot;;[.B293];&quot;,&quot;;[.A293];&quot;);&quot;)" office:value-type="string" office:string-value="insert into ITEM_INFO  values(292,3);" calcext:value-type="string">
            <text:p>insert into ITEM_INFO <text:s/>values(292,3);</text:p>
          </table:table-cell>
          <table:table-cell table:formula="of:=COM.MICROSOFT.CONCAT(&quot;INSERT INTO VALOR_CARACTERISTICA VALUES(&quot;;[.B293];&quot;,1,'&quot;;[.C293];&quot;');&quot;)" office:value-type="string" office:string-value="INSERT INTO VALOR_CARACTERISTICA VALUES(292,1,'からみて');" calcext:value-type="string">
            <text:p>INSERT INTO VALOR_CARACTERISTICA VALUES(292,1,'からみて');</text:p>
          </table:table-cell>
          <table:table-cell table:formula="of:=COM.MICROSOFT.CONCAT(&quot;INSERT INTO VALOR_CARACTERISTICA VALUES(&quot;;[.B293];&quot;,3,'&quot;;[.D293];&quot;');&quot;)" office:value-type="string" office:string-value="INSERT INTO VALOR_CARACTERISTICA VALUES(292,3,'Desde la perspectiva de algo o alguien.');" calcext:value-type="string">
            <text:p>INSERT INTO VALOR_CARACTERISTICA VALUES(292,3,'Desde la perspectiva de algo o alguien.');</text:p>
          </table:table-cell>
          <table:table-cell table:formula="of:=COM.MICROSOFT.CONCAT(&quot;INSERT INTO VALOR_CARACTERISTICA VALUES(&quot;;[.B293];&quot;,2,'&quot;;TRIM([.E293]);&quot;');&quot;)" office:value-type="string" office:string-value="INSERT INTO VALOR_CARACTERISTICA VALUES(292,2,'からみて');" calcext:value-type="string">
            <text:p>INSERT INTO VALOR_CARACTERISTICA VALUES(292,2,'からみて');</text:p>
          </table:table-cell>
          <table:table-cell table:number-columns-repeated="2"/>
        </table:table-row>
        <table:table-row table:style-name="ro1">
          <table:table-cell office:value-type="float" office:value="3" calcext:value-type="float">
            <text:p>3</text:p>
          </table:table-cell>
          <table:table-cell table:formula="of:=[.B293]+1" office:value-type="float" office:value="293" calcext:value-type="float">
            <text:p>293</text:p>
          </table:table-cell>
          <table:table-cell office:value-type="string" calcext:value-type="string">
            <text:p>ぜいたく</text:p>
          </table:table-cell>
          <table:table-cell office:value-type="string" calcext:value-type="string">
            <text:p>Comprar cosas caras sin importar lo que cuesten.</text:p>
          </table:table-cell>
          <table:table-cell office:value-type="string" calcext:value-type="string">
            <text:p>贅沢</text:p>
          </table:table-cell>
          <table:table-cell table:number-columns-repeated="2"/>
          <table:table-cell table:formula="of:=COM.MICROSOFT.CONCAT (&quot;insert into ITEM_INFO  values(&quot;;[.B294];&quot;,&quot;;[.A294];&quot;);&quot;)" office:value-type="string" office:string-value="insert into ITEM_INFO  values(293,3);" calcext:value-type="string">
            <text:p>insert into ITEM_INFO <text:s/>values(293,3);</text:p>
          </table:table-cell>
          <table:table-cell table:formula="of:=COM.MICROSOFT.CONCAT(&quot;INSERT INTO VALOR_CARACTERISTICA VALUES(&quot;;[.B294];&quot;,1,'&quot;;[.C294];&quot;');&quot;)" office:value-type="string" office:string-value="INSERT INTO VALOR_CARACTERISTICA VALUES(293,1,'ぜいたく');" calcext:value-type="string">
            <text:p>INSERT INTO VALOR_CARACTERISTICA VALUES(293,1,'ぜいたく');</text:p>
          </table:table-cell>
          <table:table-cell table:formula="of:=COM.MICROSOFT.CONCAT(&quot;INSERT INTO VALOR_CARACTERISTICA VALUES(&quot;;[.B294];&quot;,3,'&quot;;[.D294];&quot;');&quot;)" office:value-type="string" office:string-value="INSERT INTO VALOR_CARACTERISTICA VALUES(293,3,'Comprar cosas caras sin importar lo que cuesten.');" calcext:value-type="string">
            <text:p>INSERT INTO VALOR_CARACTERISTICA VALUES(293,3,'Comprar cosas caras sin importar lo que cuesten.');</text:p>
          </table:table-cell>
          <table:table-cell table:formula="of:=COM.MICROSOFT.CONCAT(&quot;INSERT INTO VALOR_CARACTERISTICA VALUES(&quot;;[.B294];&quot;,2,'&quot;;TRIM([.E294]);&quot;');&quot;)" office:value-type="string" office:string-value="INSERT INTO VALOR_CARACTERISTICA VALUES(293,2,'贅沢');" calcext:value-type="string">
            <text:p>INSERT INTO VALOR_CARACTERISTICA VALUES(293,2,'贅沢');</text:p>
          </table:table-cell>
          <table:table-cell table:number-columns-repeated="2"/>
        </table:table-row>
        <table:table-row table:style-name="ro1">
          <table:table-cell office:value-type="float" office:value="3" calcext:value-type="float">
            <text:p>3</text:p>
          </table:table-cell>
          <table:table-cell table:formula="of:=[.B294]+1" office:value-type="float" office:value="294" calcext:value-type="float">
            <text:p>294</text:p>
          </table:table-cell>
          <table:table-cell office:value-type="string" calcext:value-type="string">
            <text:p>おごる</text:p>
          </table:table-cell>
          <table:table-cell office:value-type="string" calcext:value-type="string">
            <text:p>Dar a alguien un regalo, invitar a alguien.</text:p>
          </table:table-cell>
          <table:table-cell office:value-type="string" calcext:value-type="string">
            <text:p>奢る</text:p>
          </table:table-cell>
          <table:table-cell table:number-columns-repeated="2"/>
          <table:table-cell table:formula="of:=COM.MICROSOFT.CONCAT (&quot;insert into ITEM_INFO  values(&quot;;[.B295];&quot;,&quot;;[.A295];&quot;);&quot;)" office:value-type="string" office:string-value="insert into ITEM_INFO  values(294,3);" calcext:value-type="string">
            <text:p>insert into ITEM_INFO <text:s/>values(294,3);</text:p>
          </table:table-cell>
          <table:table-cell table:formula="of:=COM.MICROSOFT.CONCAT(&quot;INSERT INTO VALOR_CARACTERISTICA VALUES(&quot;;[.B295];&quot;,1,'&quot;;[.C295];&quot;');&quot;)" office:value-type="string" office:string-value="INSERT INTO VALOR_CARACTERISTICA VALUES(294,1,'おごる');" calcext:value-type="string">
            <text:p>INSERT INTO VALOR_CARACTERISTICA VALUES(294,1,'おごる');</text:p>
          </table:table-cell>
          <table:table-cell table:formula="of:=COM.MICROSOFT.CONCAT(&quot;INSERT INTO VALOR_CARACTERISTICA VALUES(&quot;;[.B295];&quot;,3,'&quot;;[.D295];&quot;');&quot;)" office:value-type="string" office:string-value="INSERT INTO VALOR_CARACTERISTICA VALUES(294,3,'Dar a alguien un regalo, invitar a alguien.');" calcext:value-type="string">
            <text:p>INSERT INTO VALOR_CARACTERISTICA VALUES(294,3,'Dar a alguien un regalo, invitar a alguien.');</text:p>
          </table:table-cell>
          <table:table-cell table:formula="of:=COM.MICROSOFT.CONCAT(&quot;INSERT INTO VALOR_CARACTERISTICA VALUES(&quot;;[.B295];&quot;,2,'&quot;;TRIM([.E295]);&quot;');&quot;)" office:value-type="string" office:string-value="INSERT INTO VALOR_CARACTERISTICA VALUES(294,2,'奢る');" calcext:value-type="string">
            <text:p>INSERT INTO VALOR_CARACTERISTICA VALUES(294,2,'奢る');</text:p>
          </table:table-cell>
          <table:table-cell table:number-columns-repeated="2"/>
        </table:table-row>
        <table:table-row table:style-name="ro1">
          <table:table-cell office:value-type="float" office:value="3" calcext:value-type="float">
            <text:p>3</text:p>
          </table:table-cell>
          <table:table-cell table:formula="of:=[.B295]+1" office:value-type="float" office:value="295" calcext:value-type="float">
            <text:p>295</text:p>
          </table:table-cell>
          <table:table-cell office:value-type="string" calcext:value-type="string">
            <text:p>はずす</text:p>
          </table:table-cell>
          <table:table-cell office:value-type="string" calcext:value-type="string">
            <text:p>Alguien no está físicamente en su sitio.</text:p>
          </table:table-cell>
          <table:table-cell office:value-type="string" calcext:value-type="string">
            <text:p>外す</text:p>
          </table:table-cell>
          <table:table-cell table:number-columns-repeated="2"/>
          <table:table-cell table:formula="of:=COM.MICROSOFT.CONCAT (&quot;insert into ITEM_INFO  values(&quot;;[.B296];&quot;,&quot;;[.A296];&quot;);&quot;)" office:value-type="string" office:string-value="insert into ITEM_INFO  values(295,3);" calcext:value-type="string">
            <text:p>insert into ITEM_INFO <text:s/>values(295,3);</text:p>
          </table:table-cell>
          <table:table-cell table:formula="of:=COM.MICROSOFT.CONCAT(&quot;INSERT INTO VALOR_CARACTERISTICA VALUES(&quot;;[.B296];&quot;,1,'&quot;;[.C296];&quot;');&quot;)" office:value-type="string" office:string-value="INSERT INTO VALOR_CARACTERISTICA VALUES(295,1,'はずす');" calcext:value-type="string">
            <text:p>INSERT INTO VALOR_CARACTERISTICA VALUES(295,1,'はずす');</text:p>
          </table:table-cell>
          <table:table-cell table:formula="of:=COM.MICROSOFT.CONCAT(&quot;INSERT INTO VALOR_CARACTERISTICA VALUES(&quot;;[.B296];&quot;,3,'&quot;;[.D296];&quot;');&quot;)" office:value-type="string" office:string-value="INSERT INTO VALOR_CARACTERISTICA VALUES(295,3,'Alguien no está físicamente en su sitio.');" calcext:value-type="string">
            <text:p>INSERT INTO VALOR_CARACTERISTICA VALUES(295,3,'Alguien no está físicamente en su sitio.');</text:p>
          </table:table-cell>
          <table:table-cell table:formula="of:=COM.MICROSOFT.CONCAT(&quot;INSERT INTO VALOR_CARACTERISTICA VALUES(&quot;;[.B296];&quot;,2,'&quot;;TRIM([.E296]);&quot;');&quot;)" office:value-type="string" office:string-value="INSERT INTO VALOR_CARACTERISTICA VALUES(295,2,'外す');" calcext:value-type="string">
            <text:p>INSERT INTO VALOR_CARACTERISTICA VALUES(295,2,'外す');</text:p>
          </table:table-cell>
          <table:table-cell table:number-columns-repeated="2"/>
        </table:table-row>
        <table:table-row table:style-name="ro1">
          <table:table-cell office:value-type="float" office:value="3" calcext:value-type="float">
            <text:p>3</text:p>
          </table:table-cell>
          <table:table-cell table:formula="of:=[.B296]+1" office:value-type="float" office:value="296" calcext:value-type="float">
            <text:p>296</text:p>
          </table:table-cell>
          <table:table-cell office:value-type="string" calcext:value-type="string">
            <text:p>きをつけます</text:p>
          </table:table-cell>
          <table:table-cell office:value-type="string" calcext:value-type="string">
            <text:p>Ten cuidado.</text:p>
          </table:table-cell>
          <table:table-cell office:value-type="string" calcext:value-type="string">
            <text:p>気を付けます</text:p>
          </table:table-cell>
          <table:table-cell table:number-columns-repeated="2"/>
          <table:table-cell table:formula="of:=COM.MICROSOFT.CONCAT (&quot;insert into ITEM_INFO  values(&quot;;[.B297];&quot;,&quot;;[.A297];&quot;);&quot;)" office:value-type="string" office:string-value="insert into ITEM_INFO  values(296,3);" calcext:value-type="string">
            <text:p>insert into ITEM_INFO <text:s/>values(296,3);</text:p>
          </table:table-cell>
          <table:table-cell table:formula="of:=COM.MICROSOFT.CONCAT(&quot;INSERT INTO VALOR_CARACTERISTICA VALUES(&quot;;[.B297];&quot;,1,'&quot;;[.C297];&quot;');&quot;)" office:value-type="string" office:string-value="INSERT INTO VALOR_CARACTERISTICA VALUES(296,1,'きをつけます');" calcext:value-type="string">
            <text:p>INSERT INTO VALOR_CARACTERISTICA VALUES(296,1,'きをつけます');</text:p>
          </table:table-cell>
          <table:table-cell table:formula="of:=COM.MICROSOFT.CONCAT(&quot;INSERT INTO VALOR_CARACTERISTICA VALUES(&quot;;[.B297];&quot;,3,'&quot;;[.D297];&quot;');&quot;)" office:value-type="string" office:string-value="INSERT INTO VALOR_CARACTERISTICA VALUES(296,3,'Ten cuidado.');" calcext:value-type="string">
            <text:p>INSERT INTO VALOR_CARACTERISTICA VALUES(296,3,'Ten cuidado.');</text:p>
          </table:table-cell>
          <table:table-cell table:formula="of:=COM.MICROSOFT.CONCAT(&quot;INSERT INTO VALOR_CARACTERISTICA VALUES(&quot;;[.B297];&quot;,2,'&quot;;TRIM([.E297]);&quot;');&quot;)" office:value-type="string" office:string-value="INSERT INTO VALOR_CARACTERISTICA VALUES(296,2,'気を付けます');" calcext:value-type="string">
            <text:p>INSERT INTO VALOR_CARACTERISTICA VALUES(296,2,'気を付けます');</text:p>
          </table:table-cell>
          <table:table-cell table:number-columns-repeated="2"/>
        </table:table-row>
        <table:table-row table:style-name="ro1">
          <table:table-cell office:value-type="float" office:value="3" calcext:value-type="float">
            <text:p>3</text:p>
          </table:table-cell>
          <table:table-cell table:formula="of:=[.B297]+1" office:value-type="float" office:value="297" calcext:value-type="float">
            <text:p>297</text:p>
          </table:table-cell>
          <table:table-cell office:value-type="string" calcext:value-type="string">
            <text:p>そんなきがする</text:p>
          </table:table-cell>
          <table:table-cell office:value-type="string" calcext:value-type="string">
            <text:p>Me late que sí, me da que sí.</text:p>
          </table:table-cell>
          <table:table-cell office:value-type="string" calcext:value-type="string">
            <text:p>そんな気がする</text:p>
          </table:table-cell>
          <table:table-cell table:number-columns-repeated="2"/>
          <table:table-cell table:formula="of:=COM.MICROSOFT.CONCAT (&quot;insert into ITEM_INFO  values(&quot;;[.B298];&quot;,&quot;;[.A298];&quot;);&quot;)" office:value-type="string" office:string-value="insert into ITEM_INFO  values(297,3);" calcext:value-type="string">
            <text:p>insert into ITEM_INFO <text:s/>values(297,3);</text:p>
          </table:table-cell>
          <table:table-cell table:formula="of:=COM.MICROSOFT.CONCAT(&quot;INSERT INTO VALOR_CARACTERISTICA VALUES(&quot;;[.B298];&quot;,1,'&quot;;[.C298];&quot;');&quot;)" office:value-type="string" office:string-value="INSERT INTO VALOR_CARACTERISTICA VALUES(297,1,'そんなきがする');" calcext:value-type="string">
            <text:p>INSERT INTO VALOR_CARACTERISTICA VALUES(297,1,'そんなきがする');</text:p>
          </table:table-cell>
          <table:table-cell table:formula="of:=COM.MICROSOFT.CONCAT(&quot;INSERT INTO VALOR_CARACTERISTICA VALUES(&quot;;[.B298];&quot;,3,'&quot;;[.D298];&quot;');&quot;)" office:value-type="string" office:string-value="INSERT INTO VALOR_CARACTERISTICA VALUES(297,3,'Me late que sí, me da que sí.');" calcext:value-type="string">
            <text:p>INSERT INTO VALOR_CARACTERISTICA VALUES(297,3,'Me late que sí, me da que sí.');</text:p>
          </table:table-cell>
          <table:table-cell table:formula="of:=COM.MICROSOFT.CONCAT(&quot;INSERT INTO VALOR_CARACTERISTICA VALUES(&quot;;[.B298];&quot;,2,'&quot;;TRIM([.E298]);&quot;');&quot;)" office:value-type="string" office:string-value="INSERT INTO VALOR_CARACTERISTICA VALUES(297,2,'そんな気がする');" calcext:value-type="string">
            <text:p>INSERT INTO VALOR_CARACTERISTICA VALUES(297,2,'そんな気がする');</text:p>
          </table:table-cell>
          <table:table-cell table:number-columns-repeated="2"/>
        </table:table-row>
        <table:table-row table:style-name="ro1">
          <table:table-cell office:value-type="float" office:value="3" calcext:value-type="float">
            <text:p>3</text:p>
          </table:table-cell>
          <table:table-cell table:formula="of:=[.B298]+1" office:value-type="float" office:value="298" calcext:value-type="float">
            <text:p>298</text:p>
          </table:table-cell>
          <table:table-cell office:value-type="string" calcext:value-type="string">
            <text:p>こまかいおかね</text:p>
          </table:table-cell>
          <table:table-cell office:value-type="string" calcext:value-type="string">
            <text:p>Dinero en billetes pequeños.</text:p>
          </table:table-cell>
          <table:table-cell office:value-type="string" calcext:value-type="string">
            <text:p>細かいお金</text:p>
          </table:table-cell>
          <table:table-cell table:number-columns-repeated="2"/>
          <table:table-cell table:formula="of:=COM.MICROSOFT.CONCAT (&quot;insert into ITEM_INFO  values(&quot;;[.B299];&quot;,&quot;;[.A299];&quot;);&quot;)" office:value-type="string" office:string-value="insert into ITEM_INFO  values(298,3);" calcext:value-type="string">
            <text:p>insert into ITEM_INFO <text:s/>values(298,3);</text:p>
          </table:table-cell>
          <table:table-cell table:formula="of:=COM.MICROSOFT.CONCAT(&quot;INSERT INTO VALOR_CARACTERISTICA VALUES(&quot;;[.B299];&quot;,1,'&quot;;[.C299];&quot;');&quot;)" office:value-type="string" office:string-value="INSERT INTO VALOR_CARACTERISTICA VALUES(298,1,'こまかいおかね');" calcext:value-type="string">
            <text:p>INSERT INTO VALOR_CARACTERISTICA VALUES(298,1,'こまかいおかね');</text:p>
          </table:table-cell>
          <table:table-cell table:formula="of:=COM.MICROSOFT.CONCAT(&quot;INSERT INTO VALOR_CARACTERISTICA VALUES(&quot;;[.B299];&quot;,3,'&quot;;[.D299];&quot;');&quot;)" office:value-type="string" office:string-value="INSERT INTO VALOR_CARACTERISTICA VALUES(298,3,'Dinero en billetes pequeños.');" calcext:value-type="string">
            <text:p>INSERT INTO VALOR_CARACTERISTICA VALUES(298,3,'Dinero en billetes pequeños.');</text:p>
          </table:table-cell>
          <table:table-cell table:formula="of:=COM.MICROSOFT.CONCAT(&quot;INSERT INTO VALOR_CARACTERISTICA VALUES(&quot;;[.B299];&quot;,2,'&quot;;TRIM([.E299]);&quot;');&quot;)" office:value-type="string" office:string-value="INSERT INTO VALOR_CARACTERISTICA VALUES(298,2,'細かいお金');" calcext:value-type="string">
            <text:p>INSERT INTO VALOR_CARACTERISTICA VALUES(298,2,'細かいお金');</text:p>
          </table:table-cell>
          <table:table-cell table:number-columns-repeated="2"/>
        </table:table-row>
        <table:table-row table:style-name="ro1">
          <table:table-cell office:value-type="float" office:value="3" calcext:value-type="float">
            <text:p>3</text:p>
          </table:table-cell>
          <table:table-cell table:formula="of:=[.B299]+1" office:value-type="float" office:value="299" calcext:value-type="float">
            <text:p>299</text:p>
          </table:table-cell>
          <table:table-cell office:value-type="string" calcext:value-type="string">
            <text:p>おかわり</text:p>
          </table:table-cell>
          <table:table-cell office:value-type="string" calcext:value-type="string">
            <text:p>Una segunda ronda de algo (comida, bebida), “refill”.</text:p>
          </table:table-cell>
          <table:table-cell office:value-type="string" calcext:value-type="string">
            <text:p>お代わり</text:p>
          </table:table-cell>
          <table:table-cell table:number-columns-repeated="2"/>
          <table:table-cell table:formula="of:=COM.MICROSOFT.CONCAT (&quot;insert into ITEM_INFO  values(&quot;;[.B300];&quot;,&quot;;[.A300];&quot;);&quot;)" office:value-type="string" office:string-value="insert into ITEM_INFO  values(299,3);" calcext:value-type="string">
            <text:p>insert into ITEM_INFO <text:s/>values(299,3);</text:p>
          </table:table-cell>
          <table:table-cell table:formula="of:=COM.MICROSOFT.CONCAT(&quot;INSERT INTO VALOR_CARACTERISTICA VALUES(&quot;;[.B300];&quot;,1,'&quot;;[.C300];&quot;');&quot;)" office:value-type="string" office:string-value="INSERT INTO VALOR_CARACTERISTICA VALUES(299,1,'おかわり');" calcext:value-type="string">
            <text:p>INSERT INTO VALOR_CARACTERISTICA VALUES(299,1,'おかわり');</text:p>
          </table:table-cell>
          <table:table-cell table:formula="of:=COM.MICROSOFT.CONCAT(&quot;INSERT INTO VALOR_CARACTERISTICA VALUES(&quot;;[.B300];&quot;,3,'&quot;;[.D300];&quot;');&quot;)" office:value-type="string" office:string-value="INSERT INTO VALOR_CARACTERISTICA VALUES(299,3,'Una segunda ronda de algo (comida, bebida), “refill”.');" calcext:value-type="string">
            <text:p>INSERT INTO VALOR_CARACTERISTICA VALUES(299,3,'Una segunda ronda de algo (comida, bebida), “refill”.');</text:p>
          </table:table-cell>
          <table:table-cell table:formula="of:=COM.MICROSOFT.CONCAT(&quot;INSERT INTO VALOR_CARACTERISTICA VALUES(&quot;;[.B300];&quot;,2,'&quot;;TRIM([.E300]);&quot;');&quot;)" office:value-type="string" office:string-value="INSERT INTO VALOR_CARACTERISTICA VALUES(299,2,'お代わり');" calcext:value-type="string">
            <text:p>INSERT INTO VALOR_CARACTERISTICA VALUES(299,2,'お代わり');</text:p>
          </table:table-cell>
          <table:table-cell table:number-columns-repeated="2"/>
        </table:table-row>
        <table:table-row table:style-name="ro1">
          <table:table-cell office:value-type="float" office:value="3" calcext:value-type="float">
            <text:p>3</text:p>
          </table:table-cell>
          <table:table-cell table:formula="of:=[.B300]+1" office:value-type="float" office:value="300" calcext:value-type="float">
            <text:p>300</text:p>
          </table:table-cell>
          <table:table-cell office:value-type="string" calcext:value-type="string">
            <text:p>けいさん</text:p>
          </table:table-cell>
          <table:table-cell office:value-type="string" calcext:value-type="string">
            <text:p>Cálculo.</text:p>
          </table:table-cell>
          <table:table-cell office:value-type="string" calcext:value-type="string">
            <text:p>計算</text:p>
          </table:table-cell>
          <table:table-cell table:number-columns-repeated="2"/>
          <table:table-cell table:formula="of:=COM.MICROSOFT.CONCAT (&quot;insert into ITEM_INFO  values(&quot;;[.B301];&quot;,&quot;;[.A301];&quot;);&quot;)" office:value-type="string" office:string-value="insert into ITEM_INFO  values(300,3);" calcext:value-type="string">
            <text:p>insert into ITEM_INFO <text:s/>values(300,3);</text:p>
          </table:table-cell>
          <table:table-cell table:formula="of:=COM.MICROSOFT.CONCAT(&quot;INSERT INTO VALOR_CARACTERISTICA VALUES(&quot;;[.B301];&quot;,1,'&quot;;[.C301];&quot;');&quot;)" office:value-type="string" office:string-value="INSERT INTO VALOR_CARACTERISTICA VALUES(300,1,'けいさん');" calcext:value-type="string">
            <text:p>INSERT INTO VALOR_CARACTERISTICA VALUES(300,1,'けいさん');</text:p>
          </table:table-cell>
          <table:table-cell table:formula="of:=COM.MICROSOFT.CONCAT(&quot;INSERT INTO VALOR_CARACTERISTICA VALUES(&quot;;[.B301];&quot;,3,'&quot;;[.D301];&quot;');&quot;)" office:value-type="string" office:string-value="INSERT INTO VALOR_CARACTERISTICA VALUES(300,3,'Cálculo.');" calcext:value-type="string">
            <text:p>INSERT INTO VALOR_CARACTERISTICA VALUES(300,3,'Cálculo.');</text:p>
          </table:table-cell>
          <table:table-cell table:formula="of:=COM.MICROSOFT.CONCAT(&quot;INSERT INTO VALOR_CARACTERISTICA VALUES(&quot;;[.B301];&quot;,2,'&quot;;TRIM([.E301]);&quot;');&quot;)" office:value-type="string" office:string-value="INSERT INTO VALOR_CARACTERISTICA VALUES(300,2,'計算');" calcext:value-type="string">
            <text:p>INSERT INTO VALOR_CARACTERISTICA VALUES(300,2,'計算');</text:p>
          </table:table-cell>
          <table:table-cell table:number-columns-repeated="2"/>
        </table:table-row>
        <table:table-row table:style-name="ro1">
          <table:table-cell office:value-type="float" office:value="3" calcext:value-type="float">
            <text:p>3</text:p>
          </table:table-cell>
          <table:table-cell table:formula="of:=[.B301]+1" office:value-type="float" office:value="301" calcext:value-type="float">
            <text:p>301</text:p>
          </table:table-cell>
          <table:table-cell office:value-type="string" calcext:value-type="string">
            <text:p>よさん</text:p>
          </table:table-cell>
          <table:table-cell office:value-type="string" calcext:value-type="string">
            <text:p>Presupuesto.</text:p>
          </table:table-cell>
          <table:table-cell office:value-type="string" calcext:value-type="string">
            <text:p>予算</text:p>
          </table:table-cell>
          <table:table-cell table:number-columns-repeated="2"/>
          <table:table-cell table:formula="of:=COM.MICROSOFT.CONCAT (&quot;insert into ITEM_INFO  values(&quot;;[.B302];&quot;,&quot;;[.A302];&quot;);&quot;)" office:value-type="string" office:string-value="insert into ITEM_INFO  values(301,3);" calcext:value-type="string">
            <text:p>insert into ITEM_INFO <text:s/>values(301,3);</text:p>
          </table:table-cell>
          <table:table-cell table:formula="of:=COM.MICROSOFT.CONCAT(&quot;INSERT INTO VALOR_CARACTERISTICA VALUES(&quot;;[.B302];&quot;,1,'&quot;;[.C302];&quot;');&quot;)" office:value-type="string" office:string-value="INSERT INTO VALOR_CARACTERISTICA VALUES(301,1,'よさん');" calcext:value-type="string">
            <text:p>INSERT INTO VALOR_CARACTERISTICA VALUES(301,1,'よさん');</text:p>
          </table:table-cell>
          <table:table-cell table:formula="of:=COM.MICROSOFT.CONCAT(&quot;INSERT INTO VALOR_CARACTERISTICA VALUES(&quot;;[.B302];&quot;,3,'&quot;;[.D302];&quot;');&quot;)" office:value-type="string" office:string-value="INSERT INTO VALOR_CARACTERISTICA VALUES(301,3,'Presupuesto.');" calcext:value-type="string">
            <text:p>INSERT INTO VALOR_CARACTERISTICA VALUES(301,3,'Presupuesto.');</text:p>
          </table:table-cell>
          <table:table-cell table:formula="of:=COM.MICROSOFT.CONCAT(&quot;INSERT INTO VALOR_CARACTERISTICA VALUES(&quot;;[.B302];&quot;,2,'&quot;;TRIM([.E302]);&quot;');&quot;)" office:value-type="string" office:string-value="INSERT INTO VALOR_CARACTERISTICA VALUES(301,2,'予算');" calcext:value-type="string">
            <text:p>INSERT INTO VALOR_CARACTERISTICA VALUES(301,2,'予算');</text:p>
          </table:table-cell>
          <table:table-cell table:number-columns-repeated="2"/>
        </table:table-row>
        <table:table-row table:style-name="ro1">
          <table:table-cell office:value-type="float" office:value="3" calcext:value-type="float">
            <text:p>3</text:p>
          </table:table-cell>
          <table:table-cell table:formula="of:=[.B302]+1" office:value-type="float" office:value="302" calcext:value-type="float">
            <text:p>302</text:p>
          </table:table-cell>
          <table:table-cell office:value-type="string" calcext:value-type="string">
            <text:p>とうじ</text:p>
          </table:table-cell>
          <table:table-cell office:value-type="string" calcext:value-type="string">
            <text:p>En estos días.</text:p>
          </table:table-cell>
          <table:table-cell office:value-type="string" calcext:value-type="string">
            <text:p>当時</text:p>
          </table:table-cell>
          <table:table-cell table:number-columns-repeated="2"/>
          <table:table-cell table:formula="of:=COM.MICROSOFT.CONCAT (&quot;insert into ITEM_INFO  values(&quot;;[.B303];&quot;,&quot;;[.A303];&quot;);&quot;)" office:value-type="string" office:string-value="insert into ITEM_INFO  values(302,3);" calcext:value-type="string">
            <text:p>insert into ITEM_INFO <text:s/>values(302,3);</text:p>
          </table:table-cell>
          <table:table-cell table:formula="of:=COM.MICROSOFT.CONCAT(&quot;INSERT INTO VALOR_CARACTERISTICA VALUES(&quot;;[.B303];&quot;,1,'&quot;;[.C303];&quot;');&quot;)" office:value-type="string" office:string-value="INSERT INTO VALOR_CARACTERISTICA VALUES(302,1,'とうじ');" calcext:value-type="string">
            <text:p>INSERT INTO VALOR_CARACTERISTICA VALUES(302,1,'とうじ');</text:p>
          </table:table-cell>
          <table:table-cell table:formula="of:=COM.MICROSOFT.CONCAT(&quot;INSERT INTO VALOR_CARACTERISTICA VALUES(&quot;;[.B303];&quot;,3,'&quot;;[.D303];&quot;');&quot;)" office:value-type="string" office:string-value="INSERT INTO VALOR_CARACTERISTICA VALUES(302,3,'En estos días.');" calcext:value-type="string">
            <text:p>INSERT INTO VALOR_CARACTERISTICA VALUES(302,3,'En estos días.');</text:p>
          </table:table-cell>
          <table:table-cell table:formula="of:=COM.MICROSOFT.CONCAT(&quot;INSERT INTO VALOR_CARACTERISTICA VALUES(&quot;;[.B303];&quot;,2,'&quot;;TRIM([.E303]);&quot;');&quot;)" office:value-type="string" office:string-value="INSERT INTO VALOR_CARACTERISTICA VALUES(302,2,'当時');" calcext:value-type="string">
            <text:p>INSERT INTO VALOR_CARACTERISTICA VALUES(302,2,'当時');</text:p>
          </table:table-cell>
          <table:table-cell table:number-columns-repeated="2"/>
        </table:table-row>
        <table:table-row table:style-name="ro1">
          <table:table-cell office:value-type="float" office:value="3" calcext:value-type="float">
            <text:p>3</text:p>
          </table:table-cell>
          <table:table-cell table:formula="of:=[.B303]+1" office:value-type="float" office:value="303" calcext:value-type="float">
            <text:p>303</text:p>
          </table:table-cell>
          <table:table-cell office:value-type="string" calcext:value-type="string">
            <text:p>こうふく</text:p>
          </table:table-cell>
          <table:table-cell office:value-type="string" calcext:value-type="string">
            <text:p>Estar feliz, estar a gusto.</text:p>
          </table:table-cell>
          <table:table-cell office:value-type="string" calcext:value-type="string">
            <text:p>幸福</text:p>
          </table:table-cell>
          <table:table-cell table:number-columns-repeated="2"/>
          <table:table-cell table:formula="of:=COM.MICROSOFT.CONCAT (&quot;insert into ITEM_INFO  values(&quot;;[.B304];&quot;,&quot;;[.A304];&quot;);&quot;)" office:value-type="string" office:string-value="insert into ITEM_INFO  values(303,3);" calcext:value-type="string">
            <text:p>insert into ITEM_INFO <text:s/>values(303,3);</text:p>
          </table:table-cell>
          <table:table-cell table:formula="of:=COM.MICROSOFT.CONCAT(&quot;INSERT INTO VALOR_CARACTERISTICA VALUES(&quot;;[.B304];&quot;,1,'&quot;;[.C304];&quot;');&quot;)" office:value-type="string" office:string-value="INSERT INTO VALOR_CARACTERISTICA VALUES(303,1,'こうふく');" calcext:value-type="string">
            <text:p>INSERT INTO VALOR_CARACTERISTICA VALUES(303,1,'こうふく');</text:p>
          </table:table-cell>
          <table:table-cell table:formula="of:=COM.MICROSOFT.CONCAT(&quot;INSERT INTO VALOR_CARACTERISTICA VALUES(&quot;;[.B304];&quot;,3,'&quot;;[.D304];&quot;');&quot;)" office:value-type="string" office:string-value="INSERT INTO VALOR_CARACTERISTICA VALUES(303,3,'Estar feliz, estar a gusto.');" calcext:value-type="string">
            <text:p>INSERT INTO VALOR_CARACTERISTICA VALUES(303,3,'Estar feliz, estar a gusto.');</text:p>
          </table:table-cell>
          <table:table-cell table:formula="of:=COM.MICROSOFT.CONCAT(&quot;INSERT INTO VALOR_CARACTERISTICA VALUES(&quot;;[.B304];&quot;,2,'&quot;;TRIM([.E304]);&quot;');&quot;)" office:value-type="string" office:string-value="INSERT INTO VALOR_CARACTERISTICA VALUES(303,2,'幸福');" calcext:value-type="string">
            <text:p>INSERT INTO VALOR_CARACTERISTICA VALUES(303,2,'幸福');</text:p>
          </table:table-cell>
          <table:table-cell table:number-columns-repeated="2"/>
        </table:table-row>
        <table:table-row table:style-name="ro1">
          <table:table-cell office:value-type="float" office:value="3" calcext:value-type="float">
            <text:p>3</text:p>
          </table:table-cell>
          <table:table-cell table:formula="of:=[.B304]+1" office:value-type="float" office:value="304" calcext:value-type="float">
            <text:p>304</text:p>
          </table:table-cell>
          <table:table-cell office:value-type="string" calcext:value-type="string">
            <text:p>くるしい</text:p>
          </table:table-cell>
          <table:table-cell office:value-type="string" calcext:value-type="string">
            <text:p>Doloroso, duro, 大変.</text:p>
          </table:table-cell>
          <table:table-cell office:value-type="string" calcext:value-type="string">
            <text:p>苦しい</text:p>
          </table:table-cell>
          <table:table-cell table:number-columns-repeated="2"/>
          <table:table-cell table:formula="of:=COM.MICROSOFT.CONCAT (&quot;insert into ITEM_INFO  values(&quot;;[.B305];&quot;,&quot;;[.A305];&quot;);&quot;)" office:value-type="string" office:string-value="insert into ITEM_INFO  values(304,3);" calcext:value-type="string">
            <text:p>insert into ITEM_INFO <text:s/>values(304,3);</text:p>
          </table:table-cell>
          <table:table-cell table:formula="of:=COM.MICROSOFT.CONCAT(&quot;INSERT INTO VALOR_CARACTERISTICA VALUES(&quot;;[.B305];&quot;,1,'&quot;;[.C305];&quot;');&quot;)" office:value-type="string" office:string-value="INSERT INTO VALOR_CARACTERISTICA VALUES(304,1,'くるしい');" calcext:value-type="string">
            <text:p>INSERT INTO VALOR_CARACTERISTICA VALUES(304,1,'くるしい');</text:p>
          </table:table-cell>
          <table:table-cell table:formula="of:=COM.MICROSOFT.CONCAT(&quot;INSERT INTO VALOR_CARACTERISTICA VALUES(&quot;;[.B305];&quot;,3,'&quot;;[.D305];&quot;');&quot;)" office:value-type="string" office:string-value="INSERT INTO VALOR_CARACTERISTICA VALUES(304,3,'Doloroso, duro, 大変.');" calcext:value-type="string">
            <text:p>INSERT INTO VALOR_CARACTERISTICA VALUES(304,3,'Doloroso, duro, 大変.');</text:p>
          </table:table-cell>
          <table:table-cell table:formula="of:=COM.MICROSOFT.CONCAT(&quot;INSERT INTO VALOR_CARACTERISTICA VALUES(&quot;;[.B305];&quot;,2,'&quot;;TRIM([.E305]);&quot;');&quot;)" office:value-type="string" office:string-value="INSERT INTO VALOR_CARACTERISTICA VALUES(304,2,'苦しい');" calcext:value-type="string">
            <text:p>INSERT INTO VALOR_CARACTERISTICA VALUES(304,2,'苦しい');</text:p>
          </table:table-cell>
          <table:table-cell table:number-columns-repeated="2"/>
        </table:table-row>
        <table:table-row table:style-name="ro1">
          <table:table-cell office:value-type="float" office:value="3" calcext:value-type="float">
            <text:p>3</text:p>
          </table:table-cell>
          <table:table-cell table:formula="of:=[.B305]+1" office:value-type="float" office:value="305" calcext:value-type="float">
            <text:p>305</text:p>
          </table:table-cell>
          <table:table-cell office:value-type="string" calcext:value-type="string">
            <text:p>いはん</text:p>
          </table:table-cell>
          <table:table-cell office:value-type="string" calcext:value-type="string">
            <text:p>Violación, infracción, incumplimiento.</text:p>
          </table:table-cell>
          <table:table-cell office:value-type="string" calcext:value-type="string">
            <text:p>違反</text:p>
          </table:table-cell>
          <table:table-cell table:number-columns-repeated="2"/>
          <table:table-cell table:formula="of:=COM.MICROSOFT.CONCAT (&quot;insert into ITEM_INFO  values(&quot;;[.B306];&quot;,&quot;;[.A306];&quot;);&quot;)" office:value-type="string" office:string-value="insert into ITEM_INFO  values(305,3);" calcext:value-type="string">
            <text:p>insert into ITEM_INFO <text:s/>values(305,3);</text:p>
          </table:table-cell>
          <table:table-cell table:formula="of:=COM.MICROSOFT.CONCAT(&quot;INSERT INTO VALOR_CARACTERISTICA VALUES(&quot;;[.B306];&quot;,1,'&quot;;[.C306];&quot;');&quot;)" office:value-type="string" office:string-value="INSERT INTO VALOR_CARACTERISTICA VALUES(305,1,'いはん');" calcext:value-type="string">
            <text:p>INSERT INTO VALOR_CARACTERISTICA VALUES(305,1,'いはん');</text:p>
          </table:table-cell>
          <table:table-cell table:formula="of:=COM.MICROSOFT.CONCAT(&quot;INSERT INTO VALOR_CARACTERISTICA VALUES(&quot;;[.B306];&quot;,3,'&quot;;[.D306];&quot;');&quot;)" office:value-type="string" office:string-value="INSERT INTO VALOR_CARACTERISTICA VALUES(305,3,'Violación, infracción, incumplimiento.');" calcext:value-type="string">
            <text:p>INSERT INTO VALOR_CARACTERISTICA VALUES(305,3,'Violación, infracción, incumplimiento.');</text:p>
          </table:table-cell>
          <table:table-cell table:formula="of:=COM.MICROSOFT.CONCAT(&quot;INSERT INTO VALOR_CARACTERISTICA VALUES(&quot;;[.B306];&quot;,2,'&quot;;TRIM([.E306]);&quot;');&quot;)" office:value-type="string" office:string-value="INSERT INTO VALOR_CARACTERISTICA VALUES(305,2,'違反');" calcext:value-type="string">
            <text:p>INSERT INTO VALOR_CARACTERISTICA VALUES(305,2,'違反');</text:p>
          </table:table-cell>
          <table:table-cell table:number-columns-repeated="2"/>
        </table:table-row>
        <table:table-row table:style-name="ro1">
          <table:table-cell office:value-type="float" office:value="3" calcext:value-type="float">
            <text:p>3</text:p>
          </table:table-cell>
          <table:table-cell table:formula="of:=[.B306]+1" office:value-type="float" office:value="306" calcext:value-type="float">
            <text:p>306</text:p>
          </table:table-cell>
          <table:table-cell office:value-type="string" calcext:value-type="string">
            <text:p>ずつう</text:p>
          </table:table-cell>
          <table:table-cell office:value-type="string" calcext:value-type="string">
            <text:p>頭が痛い。</text:p>
          </table:table-cell>
          <table:table-cell office:value-type="string" calcext:value-type="string">
            <text:p>頭痛</text:p>
          </table:table-cell>
          <table:table-cell table:number-columns-repeated="2"/>
          <table:table-cell table:formula="of:=COM.MICROSOFT.CONCAT (&quot;insert into ITEM_INFO  values(&quot;;[.B307];&quot;,&quot;;[.A307];&quot;);&quot;)" office:value-type="string" office:string-value="insert into ITEM_INFO  values(306,3);" calcext:value-type="string">
            <text:p>insert into ITEM_INFO <text:s/>values(306,3);</text:p>
          </table:table-cell>
          <table:table-cell table:formula="of:=COM.MICROSOFT.CONCAT(&quot;INSERT INTO VALOR_CARACTERISTICA VALUES(&quot;;[.B307];&quot;,1,'&quot;;[.C307];&quot;');&quot;)" office:value-type="string" office:string-value="INSERT INTO VALOR_CARACTERISTICA VALUES(306,1,'ずつう');" calcext:value-type="string">
            <text:p>INSERT INTO VALOR_CARACTERISTICA VALUES(306,1,'ずつう');</text:p>
          </table:table-cell>
          <table:table-cell table:formula="of:=COM.MICROSOFT.CONCAT(&quot;INSERT INTO VALOR_CARACTERISTICA VALUES(&quot;;[.B307];&quot;,3,'&quot;;[.D307];&quot;');&quot;)" office:value-type="string" office:string-value="INSERT INTO VALOR_CARACTERISTICA VALUES(306,3,'頭が痛い。');" calcext:value-type="string">
            <text:p>INSERT INTO VALOR_CARACTERISTICA VALUES(306,3,'頭が痛い。');</text:p>
          </table:table-cell>
          <table:table-cell table:formula="of:=COM.MICROSOFT.CONCAT(&quot;INSERT INTO VALOR_CARACTERISTICA VALUES(&quot;;[.B307];&quot;,2,'&quot;;TRIM([.E307]);&quot;');&quot;)" office:value-type="string" office:string-value="INSERT INTO VALOR_CARACTERISTICA VALUES(306,2,'頭痛');" calcext:value-type="string">
            <text:p>INSERT INTO VALOR_CARACTERISTICA VALUES(306,2,'頭痛');</text:p>
          </table:table-cell>
          <table:table-cell table:number-columns-repeated="2"/>
        </table:table-row>
        <table:table-row table:style-name="ro1">
          <table:table-cell office:value-type="float" office:value="3" calcext:value-type="float">
            <text:p>3</text:p>
          </table:table-cell>
          <table:table-cell table:formula="of:=[.B307]+1" office:value-type="float" office:value="307" calcext:value-type="float">
            <text:p>307</text:p>
          </table:table-cell>
          <table:table-cell office:value-type="string" calcext:value-type="string">
            <text:p>ふくつう</text:p>
          </table:table-cell>
          <table:table-cell office:value-type="string" calcext:value-type="string">
            <text:p>お腹(なか)が痛い。</text:p>
          </table:table-cell>
          <table:table-cell office:value-type="string" calcext:value-type="string">
            <text:p>腹痛</text:p>
          </table:table-cell>
          <table:table-cell table:number-columns-repeated="2"/>
          <table:table-cell table:formula="of:=COM.MICROSOFT.CONCAT (&quot;insert into ITEM_INFO  values(&quot;;[.B308];&quot;,&quot;;[.A308];&quot;);&quot;)" office:value-type="string" office:string-value="insert into ITEM_INFO  values(307,3);" calcext:value-type="string">
            <text:p>insert into ITEM_INFO <text:s/>values(307,3);</text:p>
          </table:table-cell>
          <table:table-cell table:formula="of:=COM.MICROSOFT.CONCAT(&quot;INSERT INTO VALOR_CARACTERISTICA VALUES(&quot;;[.B308];&quot;,1,'&quot;;[.C308];&quot;');&quot;)" office:value-type="string" office:string-value="INSERT INTO VALOR_CARACTERISTICA VALUES(307,1,'ふくつう');" calcext:value-type="string">
            <text:p>INSERT INTO VALOR_CARACTERISTICA VALUES(307,1,'ふくつう');</text:p>
          </table:table-cell>
          <table:table-cell table:formula="of:=COM.MICROSOFT.CONCAT(&quot;INSERT INTO VALOR_CARACTERISTICA VALUES(&quot;;[.B308];&quot;,3,'&quot;;[.D308];&quot;');&quot;)" office:value-type="string" office:string-value="INSERT INTO VALOR_CARACTERISTICA VALUES(307,3,'お腹(なか)が痛い。');" calcext:value-type="string">
            <text:p>INSERT INTO VALOR_CARACTERISTICA VALUES(307,3,'お腹(なか)が痛い。');</text:p>
          </table:table-cell>
          <table:table-cell table:formula="of:=COM.MICROSOFT.CONCAT(&quot;INSERT INTO VALOR_CARACTERISTICA VALUES(&quot;;[.B308];&quot;,2,'&quot;;TRIM([.E308]);&quot;');&quot;)" office:value-type="string" office:string-value="INSERT INTO VALOR_CARACTERISTICA VALUES(307,2,'腹痛');" calcext:value-type="string">
            <text:p>INSERT INTO VALOR_CARACTERISTICA VALUES(307,2,'腹痛');</text:p>
          </table:table-cell>
          <table:table-cell table:number-columns-repeated="2"/>
        </table:table-row>
        <table:table-row table:style-name="ro1">
          <table:table-cell office:value-type="float" office:value="3" calcext:value-type="float">
            <text:p>3</text:p>
          </table:table-cell>
          <table:table-cell table:formula="of:=[.B308]+1" office:value-type="float" office:value="308" calcext:value-type="float">
            <text:p>308</text:p>
          </table:table-cell>
          <table:table-cell office:value-type="string" calcext:value-type="string">
            <text:p>とみ</text:p>
          </table:table-cell>
          <table:table-cell office:value-type="string" calcext:value-type="string">
            <text:p>Riqueza.</text:p>
          </table:table-cell>
          <table:table-cell office:value-type="string" calcext:value-type="string">
            <text:p>富</text:p>
          </table:table-cell>
          <table:table-cell table:number-columns-repeated="2"/>
          <table:table-cell table:formula="of:=COM.MICROSOFT.CONCAT (&quot;insert into ITEM_INFO  values(&quot;;[.B309];&quot;,&quot;;[.A309];&quot;);&quot;)" office:value-type="string" office:string-value="insert into ITEM_INFO  values(308,3);" calcext:value-type="string">
            <text:p>insert into ITEM_INFO <text:s/>values(308,3);</text:p>
          </table:table-cell>
          <table:table-cell table:formula="of:=COM.MICROSOFT.CONCAT(&quot;INSERT INTO VALOR_CARACTERISTICA VALUES(&quot;;[.B309];&quot;,1,'&quot;;[.C309];&quot;');&quot;)" office:value-type="string" office:string-value="INSERT INTO VALOR_CARACTERISTICA VALUES(308,1,'とみ');" calcext:value-type="string">
            <text:p>INSERT INTO VALOR_CARACTERISTICA VALUES(308,1,'とみ');</text:p>
          </table:table-cell>
          <table:table-cell table:formula="of:=COM.MICROSOFT.CONCAT(&quot;INSERT INTO VALOR_CARACTERISTICA VALUES(&quot;;[.B309];&quot;,3,'&quot;;[.D309];&quot;');&quot;)" office:value-type="string" office:string-value="INSERT INTO VALOR_CARACTERISTICA VALUES(308,3,'Riqueza.');" calcext:value-type="string">
            <text:p>INSERT INTO VALOR_CARACTERISTICA VALUES(308,3,'Riqueza.');</text:p>
          </table:table-cell>
          <table:table-cell table:formula="of:=COM.MICROSOFT.CONCAT(&quot;INSERT INTO VALOR_CARACTERISTICA VALUES(&quot;;[.B309];&quot;,2,'&quot;;TRIM([.E309]);&quot;');&quot;)" office:value-type="string" office:string-value="INSERT INTO VALOR_CARACTERISTICA VALUES(308,2,'富');" calcext:value-type="string">
            <text:p>INSERT INTO VALOR_CARACTERISTICA VALUES(308,2,'富');</text:p>
          </table:table-cell>
          <table:table-cell table:number-columns-repeated="2"/>
        </table:table-row>
        <table:table-row table:style-name="ro1">
          <table:table-cell office:value-type="float" office:value="3" calcext:value-type="float">
            <text:p>3</text:p>
          </table:table-cell>
          <table:table-cell table:formula="of:=[.B309]+1" office:value-type="float" office:value="309" calcext:value-type="float">
            <text:p>309</text:p>
          </table:table-cell>
          <table:table-cell office:value-type="string" calcext:value-type="string">
            <text:p>みりょく</text:p>
          </table:table-cell>
          <table:table-cell office:value-type="string" calcext:value-type="string">
            <text:p>Encanto.</text:p>
          </table:table-cell>
          <table:table-cell office:value-type="string" calcext:value-type="string">
            <text:p>魅力</text:p>
          </table:table-cell>
          <table:table-cell table:number-columns-repeated="2"/>
          <table:table-cell table:formula="of:=COM.MICROSOFT.CONCAT (&quot;insert into ITEM_INFO  values(&quot;;[.B310];&quot;,&quot;;[.A310];&quot;);&quot;)" office:value-type="string" office:string-value="insert into ITEM_INFO  values(309,3);" calcext:value-type="string">
            <text:p>insert into ITEM_INFO <text:s/>values(309,3);</text:p>
          </table:table-cell>
          <table:table-cell table:formula="of:=COM.MICROSOFT.CONCAT(&quot;INSERT INTO VALOR_CARACTERISTICA VALUES(&quot;;[.B310];&quot;,1,'&quot;;[.C310];&quot;');&quot;)" office:value-type="string" office:string-value="INSERT INTO VALOR_CARACTERISTICA VALUES(309,1,'みりょく');" calcext:value-type="string">
            <text:p>INSERT INTO VALOR_CARACTERISTICA VALUES(309,1,'みりょく');</text:p>
          </table:table-cell>
          <table:table-cell table:formula="of:=COM.MICROSOFT.CONCAT(&quot;INSERT INTO VALOR_CARACTERISTICA VALUES(&quot;;[.B310];&quot;,3,'&quot;;[.D310];&quot;');&quot;)" office:value-type="string" office:string-value="INSERT INTO VALOR_CARACTERISTICA VALUES(309,3,'Encanto.');" calcext:value-type="string">
            <text:p>INSERT INTO VALOR_CARACTERISTICA VALUES(309,3,'Encanto.');</text:p>
          </table:table-cell>
          <table:table-cell table:formula="of:=COM.MICROSOFT.CONCAT(&quot;INSERT INTO VALOR_CARACTERISTICA VALUES(&quot;;[.B310];&quot;,2,'&quot;;TRIM([.E310]);&quot;');&quot;)" office:value-type="string" office:string-value="INSERT INTO VALOR_CARACTERISTICA VALUES(309,2,'魅力');" calcext:value-type="string">
            <text:p>INSERT INTO VALOR_CARACTERISTICA VALUES(309,2,'魅力');</text:p>
          </table:table-cell>
          <table:table-cell table:number-columns-repeated="2"/>
        </table:table-row>
        <table:table-row table:style-name="ro1">
          <table:table-cell office:value-type="float" office:value="3" calcext:value-type="float">
            <text:p>3</text:p>
          </table:table-cell>
          <table:table-cell table:formula="of:=[.B310]+1" office:value-type="float" office:value="310" calcext:value-type="float">
            <text:p>310</text:p>
          </table:table-cell>
          <table:table-cell office:value-type="string" calcext:value-type="string">
            <text:p>ほうこく</text:p>
          </table:table-cell>
          <table:table-cell office:value-type="string" calcext:value-type="string">
            <text:p>Informe, información.</text:p>
          </table:table-cell>
          <table:table-cell office:value-type="string" calcext:value-type="string">
            <text:p>報告</text:p>
          </table:table-cell>
          <table:table-cell table:number-columns-repeated="2"/>
          <table:table-cell table:formula="of:=COM.MICROSOFT.CONCAT (&quot;insert into ITEM_INFO  values(&quot;;[.B311];&quot;,&quot;;[.A311];&quot;);&quot;)" office:value-type="string" office:string-value="insert into ITEM_INFO  values(310,3);" calcext:value-type="string">
            <text:p>insert into ITEM_INFO <text:s/>values(310,3);</text:p>
          </table:table-cell>
          <table:table-cell table:formula="of:=COM.MICROSOFT.CONCAT(&quot;INSERT INTO VALOR_CARACTERISTICA VALUES(&quot;;[.B311];&quot;,1,'&quot;;[.C311];&quot;');&quot;)" office:value-type="string" office:string-value="INSERT INTO VALOR_CARACTERISTICA VALUES(310,1,'ほうこく');" calcext:value-type="string">
            <text:p>INSERT INTO VALOR_CARACTERISTICA VALUES(310,1,'ほうこく');</text:p>
          </table:table-cell>
          <table:table-cell table:formula="of:=COM.MICROSOFT.CONCAT(&quot;INSERT INTO VALOR_CARACTERISTICA VALUES(&quot;;[.B311];&quot;,3,'&quot;;[.D311];&quot;');&quot;)" office:value-type="string" office:string-value="INSERT INTO VALOR_CARACTERISTICA VALUES(310,3,'Informe, información.');" calcext:value-type="string">
            <text:p>INSERT INTO VALOR_CARACTERISTICA VALUES(310,3,'Informe, información.');</text:p>
          </table:table-cell>
          <table:table-cell table:formula="of:=COM.MICROSOFT.CONCAT(&quot;INSERT INTO VALOR_CARACTERISTICA VALUES(&quot;;[.B311];&quot;,2,'&quot;;TRIM([.E311]);&quot;');&quot;)" office:value-type="string" office:string-value="INSERT INTO VALOR_CARACTERISTICA VALUES(310,2,'報告');" calcext:value-type="string">
            <text:p>INSERT INTO VALOR_CARACTERISTICA VALUES(310,2,'報告');</text:p>
          </table:table-cell>
          <table:table-cell table:number-columns-repeated="2"/>
        </table:table-row>
        <table:table-row table:style-name="ro1">
          <table:table-cell office:value-type="float" office:value="3" calcext:value-type="float">
            <text:p>3</text:p>
          </table:table-cell>
          <table:table-cell table:formula="of:=[.B311]+1" office:value-type="float" office:value="311" calcext:value-type="float">
            <text:p>311</text:p>
          </table:table-cell>
          <table:table-cell office:value-type="string" calcext:value-type="string">
            <text:p>せっきょくてき</text:p>
          </table:table-cell>
          <table:table-cell office:value-type="string" calcext:value-type="string">
            <text:p>Proactivo, positivo.</text:p>
          </table:table-cell>
          <table:table-cell office:value-type="string" calcext:value-type="string">
            <text:p>積極的</text:p>
          </table:table-cell>
          <table:table-cell table:number-columns-repeated="2"/>
          <table:table-cell table:formula="of:=COM.MICROSOFT.CONCAT (&quot;insert into ITEM_INFO  values(&quot;;[.B312];&quot;,&quot;;[.A312];&quot;);&quot;)" office:value-type="string" office:string-value="insert into ITEM_INFO  values(311,3);" calcext:value-type="string">
            <text:p>insert into ITEM_INFO <text:s/>values(311,3);</text:p>
          </table:table-cell>
          <table:table-cell table:formula="of:=COM.MICROSOFT.CONCAT(&quot;INSERT INTO VALOR_CARACTERISTICA VALUES(&quot;;[.B312];&quot;,1,'&quot;;[.C312];&quot;');&quot;)" office:value-type="string" office:string-value="INSERT INTO VALOR_CARACTERISTICA VALUES(311,1,'せっきょくてき');" calcext:value-type="string">
            <text:p>INSERT INTO VALOR_CARACTERISTICA VALUES(311,1,'せっきょくてき');</text:p>
          </table:table-cell>
          <table:table-cell table:formula="of:=COM.MICROSOFT.CONCAT(&quot;INSERT INTO VALOR_CARACTERISTICA VALUES(&quot;;[.B312];&quot;,3,'&quot;;[.D312];&quot;');&quot;)" office:value-type="string" office:string-value="INSERT INTO VALOR_CARACTERISTICA VALUES(311,3,'Proactivo, positivo.');" calcext:value-type="string">
            <text:p>INSERT INTO VALOR_CARACTERISTICA VALUES(311,3,'Proactivo, positivo.');</text:p>
          </table:table-cell>
          <table:table-cell table:formula="of:=COM.MICROSOFT.CONCAT(&quot;INSERT INTO VALOR_CARACTERISTICA VALUES(&quot;;[.B312];&quot;,2,'&quot;;TRIM([.E312]);&quot;');&quot;)" office:value-type="string" office:string-value="INSERT INTO VALOR_CARACTERISTICA VALUES(311,2,'積極的');" calcext:value-type="string">
            <text:p>INSERT INTO VALOR_CARACTERISTICA VALUES(311,2,'積極的');</text:p>
          </table:table-cell>
          <table:table-cell table:number-columns-repeated="2"/>
        </table:table-row>
        <table:table-row table:style-name="ro1">
          <table:table-cell office:value-type="float" office:value="3" calcext:value-type="float">
            <text:p>3</text:p>
          </table:table-cell>
          <table:table-cell table:formula="of:=[.B312]+1" office:value-type="float" office:value="312" calcext:value-type="float">
            <text:p>312</text:p>
          </table:table-cell>
          <table:table-cell office:value-type="string" calcext:value-type="string">
            <text:p>かんじょう</text:p>
          </table:table-cell>
          <table:table-cell office:value-type="string" calcext:value-type="string">
            <text:p>Emoción, sentimientos.</text:p>
          </table:table-cell>
          <table:table-cell office:value-type="string" calcext:value-type="string">
            <text:p>感情</text:p>
          </table:table-cell>
          <table:table-cell table:number-columns-repeated="2"/>
          <table:table-cell table:formula="of:=COM.MICROSOFT.CONCAT (&quot;insert into ITEM_INFO  values(&quot;;[.B313];&quot;,&quot;;[.A313];&quot;);&quot;)" office:value-type="string" office:string-value="insert into ITEM_INFO  values(312,3);" calcext:value-type="string">
            <text:p>insert into ITEM_INFO <text:s/>values(312,3);</text:p>
          </table:table-cell>
          <table:table-cell table:formula="of:=COM.MICROSOFT.CONCAT(&quot;INSERT INTO VALOR_CARACTERISTICA VALUES(&quot;;[.B313];&quot;,1,'&quot;;[.C313];&quot;');&quot;)" office:value-type="string" office:string-value="INSERT INTO VALOR_CARACTERISTICA VALUES(312,1,'かんじょう');" calcext:value-type="string">
            <text:p>INSERT INTO VALOR_CARACTERISTICA VALUES(312,1,'かんじょう');</text:p>
          </table:table-cell>
          <table:table-cell table:formula="of:=COM.MICROSOFT.CONCAT(&quot;INSERT INTO VALOR_CARACTERISTICA VALUES(&quot;;[.B313];&quot;,3,'&quot;;[.D313];&quot;');&quot;)" office:value-type="string" office:string-value="INSERT INTO VALOR_CARACTERISTICA VALUES(312,3,'Emoción, sentimientos.');" calcext:value-type="string">
            <text:p>INSERT INTO VALOR_CARACTERISTICA VALUES(312,3,'Emoción, sentimientos.');</text:p>
          </table:table-cell>
          <table:table-cell table:formula="of:=COM.MICROSOFT.CONCAT(&quot;INSERT INTO VALOR_CARACTERISTICA VALUES(&quot;;[.B313];&quot;,2,'&quot;;TRIM([.E313]);&quot;');&quot;)" office:value-type="string" office:string-value="INSERT INTO VALOR_CARACTERISTICA VALUES(312,2,'感情');" calcext:value-type="string">
            <text:p>INSERT INTO VALOR_CARACTERISTICA VALUES(312,2,'感情');</text:p>
          </table:table-cell>
          <table:table-cell table:number-columns-repeated="2"/>
        </table:table-row>
        <table:table-row table:style-name="ro1">
          <table:table-cell office:value-type="float" office:value="3" calcext:value-type="float">
            <text:p>3</text:p>
          </table:table-cell>
          <table:table-cell table:formula="of:=[.B313]+1" office:value-type="float" office:value="313" calcext:value-type="float">
            <text:p>313</text:p>
          </table:table-cell>
          <table:table-cell office:value-type="string" calcext:value-type="string">
            <text:p>かんそう</text:p>
          </table:table-cell>
          <table:table-cell office:value-type="string" calcext:value-type="string">
            <text:p>Impresiones.</text:p>
          </table:table-cell>
          <table:table-cell office:value-type="string" calcext:value-type="string">
            <text:p>感想</text:p>
          </table:table-cell>
          <table:table-cell table:number-columns-repeated="2"/>
          <table:table-cell table:formula="of:=COM.MICROSOFT.CONCAT (&quot;insert into ITEM_INFO  values(&quot;;[.B314];&quot;,&quot;;[.A314];&quot;);&quot;)" office:value-type="string" office:string-value="insert into ITEM_INFO  values(313,3);" calcext:value-type="string">
            <text:p>insert into ITEM_INFO <text:s/>values(313,3);</text:p>
          </table:table-cell>
          <table:table-cell table:formula="of:=COM.MICROSOFT.CONCAT(&quot;INSERT INTO VALOR_CARACTERISTICA VALUES(&quot;;[.B314];&quot;,1,'&quot;;[.C314];&quot;');&quot;)" office:value-type="string" office:string-value="INSERT INTO VALOR_CARACTERISTICA VALUES(313,1,'かんそう');" calcext:value-type="string">
            <text:p>INSERT INTO VALOR_CARACTERISTICA VALUES(313,1,'かんそう');</text:p>
          </table:table-cell>
          <table:table-cell table:formula="of:=COM.MICROSOFT.CONCAT(&quot;INSERT INTO VALOR_CARACTERISTICA VALUES(&quot;;[.B314];&quot;,3,'&quot;;[.D314];&quot;');&quot;)" office:value-type="string" office:string-value="INSERT INTO VALOR_CARACTERISTICA VALUES(313,3,'Impresiones.');" calcext:value-type="string">
            <text:p>INSERT INTO VALOR_CARACTERISTICA VALUES(313,3,'Impresiones.');</text:p>
          </table:table-cell>
          <table:table-cell table:formula="of:=COM.MICROSOFT.CONCAT(&quot;INSERT INTO VALOR_CARACTERISTICA VALUES(&quot;;[.B314];&quot;,2,'&quot;;TRIM([.E314]);&quot;');&quot;)" office:value-type="string" office:string-value="INSERT INTO VALOR_CARACTERISTICA VALUES(313,2,'感想');" calcext:value-type="string">
            <text:p>INSERT INTO VALOR_CARACTERISTICA VALUES(313,2,'感想');</text:p>
          </table:table-cell>
          <table:table-cell table:number-columns-repeated="2"/>
        </table:table-row>
        <table:table-row table:style-name="ro1">
          <table:table-cell office:value-type="float" office:value="3" calcext:value-type="float">
            <text:p>3</text:p>
          </table:table-cell>
          <table:table-cell table:formula="of:=[.B314]+1" office:value-type="float" office:value="314" calcext:value-type="float">
            <text:p>314</text:p>
          </table:table-cell>
          <table:table-cell office:value-type="string" calcext:value-type="string">
            <text:p>かんどう</text:p>
          </table:table-cell>
          <table:table-cell office:value-type="string" calcext:value-type="string">
            <text:p>Emoción profunda, pasión, estar conmovido.</text:p>
          </table:table-cell>
          <table:table-cell office:value-type="string" calcext:value-type="string">
            <text:p>感動</text:p>
          </table:table-cell>
          <table:table-cell table:number-columns-repeated="2"/>
          <table:table-cell table:formula="of:=COM.MICROSOFT.CONCAT (&quot;insert into ITEM_INFO  values(&quot;;[.B315];&quot;,&quot;;[.A315];&quot;);&quot;)" office:value-type="string" office:string-value="insert into ITEM_INFO  values(314,3);" calcext:value-type="string">
            <text:p>insert into ITEM_INFO <text:s/>values(314,3);</text:p>
          </table:table-cell>
          <table:table-cell table:formula="of:=COM.MICROSOFT.CONCAT(&quot;INSERT INTO VALOR_CARACTERISTICA VALUES(&quot;;[.B315];&quot;,1,'&quot;;[.C315];&quot;');&quot;)" office:value-type="string" office:string-value="INSERT INTO VALOR_CARACTERISTICA VALUES(314,1,'かんどう');" calcext:value-type="string">
            <text:p>INSERT INTO VALOR_CARACTERISTICA VALUES(314,1,'かんどう');</text:p>
          </table:table-cell>
          <table:table-cell table:formula="of:=COM.MICROSOFT.CONCAT(&quot;INSERT INTO VALOR_CARACTERISTICA VALUES(&quot;;[.B315];&quot;,3,'&quot;;[.D315];&quot;');&quot;)" office:value-type="string" office:string-value="INSERT INTO VALOR_CARACTERISTICA VALUES(314,3,'Emoción profunda, pasión, estar conmovido.');" calcext:value-type="string">
            <text:p>INSERT INTO VALOR_CARACTERISTICA VALUES(314,3,'Emoción profunda, pasión, estar conmovido.');</text:p>
          </table:table-cell>
          <table:table-cell table:formula="of:=COM.MICROSOFT.CONCAT(&quot;INSERT INTO VALOR_CARACTERISTICA VALUES(&quot;;[.B315];&quot;,2,'&quot;;TRIM([.E315]);&quot;');&quot;)" office:value-type="string" office:string-value="INSERT INTO VALOR_CARACTERISTICA VALUES(314,2,'感動');" calcext:value-type="string">
            <text:p>INSERT INTO VALOR_CARACTERISTICA VALUES(314,2,'感動');</text:p>
          </table:table-cell>
          <table:table-cell table:number-columns-repeated="2"/>
        </table:table-row>
        <table:table-row table:style-name="ro1">
          <table:table-cell office:value-type="float" office:value="3" calcext:value-type="float">
            <text:p>3</text:p>
          </table:table-cell>
          <table:table-cell table:formula="of:=[.B315]+1" office:value-type="float" office:value="315" calcext:value-type="float">
            <text:p>315</text:p>
          </table:table-cell>
          <table:table-cell office:value-type="string" calcext:value-type="string">
            <text:p>とくい</text:p>
          </table:table-cell>
          <table:table-cell office:value-type="string" calcext:value-type="string">
            <text:p>Punto fuerte de uno, es como 上手。</text:p>
          </table:table-cell>
          <table:table-cell office:value-type="string" calcext:value-type="string">
            <text:p>得意</text:p>
          </table:table-cell>
          <table:table-cell table:number-columns-repeated="2"/>
          <table:table-cell table:formula="of:=COM.MICROSOFT.CONCAT (&quot;insert into ITEM_INFO  values(&quot;;[.B316];&quot;,&quot;;[.A316];&quot;);&quot;)" office:value-type="string" office:string-value="insert into ITEM_INFO  values(315,3);" calcext:value-type="string">
            <text:p>insert into ITEM_INFO <text:s/>values(315,3);</text:p>
          </table:table-cell>
          <table:table-cell table:formula="of:=COM.MICROSOFT.CONCAT(&quot;INSERT INTO VALOR_CARACTERISTICA VALUES(&quot;;[.B316];&quot;,1,'&quot;;[.C316];&quot;');&quot;)" office:value-type="string" office:string-value="INSERT INTO VALOR_CARACTERISTICA VALUES(315,1,'とくい');" calcext:value-type="string">
            <text:p>INSERT INTO VALOR_CARACTERISTICA VALUES(315,1,'とくい');</text:p>
          </table:table-cell>
          <table:table-cell table:formula="of:=COM.MICROSOFT.CONCAT(&quot;INSERT INTO VALOR_CARACTERISTICA VALUES(&quot;;[.B316];&quot;,3,'&quot;;[.D316];&quot;');&quot;)" office:value-type="string" office:string-value="INSERT INTO VALOR_CARACTERISTICA VALUES(315,3,'Punto fuerte de uno, es como 上手。');" calcext:value-type="string">
            <text:p>INSERT INTO VALOR_CARACTERISTICA VALUES(315,3,'Punto fuerte de uno, es como 上手。');</text:p>
          </table:table-cell>
          <table:table-cell table:formula="of:=COM.MICROSOFT.CONCAT(&quot;INSERT INTO VALOR_CARACTERISTICA VALUES(&quot;;[.B316];&quot;,2,'&quot;;TRIM([.E316]);&quot;');&quot;)" office:value-type="string" office:string-value="INSERT INTO VALOR_CARACTERISTICA VALUES(315,2,'得意');" calcext:value-type="string">
            <text:p>INSERT INTO VALOR_CARACTERISTICA VALUES(315,2,'得意');</text:p>
          </table:table-cell>
          <table:table-cell table:number-columns-repeated="2"/>
        </table:table-row>
        <table:table-row table:style-name="ro1">
          <table:table-cell office:value-type="float" office:value="3" calcext:value-type="float">
            <text:p>3</text:p>
          </table:table-cell>
          <table:table-cell table:formula="of:=[.B316]+1" office:value-type="float" office:value="316" calcext:value-type="float">
            <text:p>316</text:p>
          </table:table-cell>
          <table:table-cell office:value-type="string" calcext:value-type="string">
            <text:p>てま</text:p>
          </table:table-cell>
          <table:table-cell office:value-type="string" calcext:value-type="string">
            <text:p>Labor.</text:p>
          </table:table-cell>
          <table:table-cell office:value-type="string" calcext:value-type="string">
            <text:p>手間</text:p>
          </table:table-cell>
          <table:table-cell table:number-columns-repeated="2"/>
          <table:table-cell table:formula="of:=COM.MICROSOFT.CONCAT (&quot;insert into ITEM_INFO  values(&quot;;[.B317];&quot;,&quot;;[.A317];&quot;);&quot;)" office:value-type="string" office:string-value="insert into ITEM_INFO  values(316,3);" calcext:value-type="string">
            <text:p>insert into ITEM_INFO <text:s/>values(316,3);</text:p>
          </table:table-cell>
          <table:table-cell table:formula="of:=COM.MICROSOFT.CONCAT(&quot;INSERT INTO VALOR_CARACTERISTICA VALUES(&quot;;[.B317];&quot;,1,'&quot;;[.C317];&quot;');&quot;)" office:value-type="string" office:string-value="INSERT INTO VALOR_CARACTERISTICA VALUES(316,1,'てま');" calcext:value-type="string">
            <text:p>INSERT INTO VALOR_CARACTERISTICA VALUES(316,1,'てま');</text:p>
          </table:table-cell>
          <table:table-cell table:formula="of:=COM.MICROSOFT.CONCAT(&quot;INSERT INTO VALOR_CARACTERISTICA VALUES(&quot;;[.B317];&quot;,3,'&quot;;[.D317];&quot;');&quot;)" office:value-type="string" office:string-value="INSERT INTO VALOR_CARACTERISTICA VALUES(316,3,'Labor.');" calcext:value-type="string">
            <text:p>INSERT INTO VALOR_CARACTERISTICA VALUES(316,3,'Labor.');</text:p>
          </table:table-cell>
          <table:table-cell table:formula="of:=COM.MICROSOFT.CONCAT(&quot;INSERT INTO VALOR_CARACTERISTICA VALUES(&quot;;[.B317];&quot;,2,'&quot;;TRIM([.E317]);&quot;');&quot;)" office:value-type="string" office:string-value="INSERT INTO VALOR_CARACTERISTICA VALUES(316,2,'手間');" calcext:value-type="string">
            <text:p>INSERT INTO VALOR_CARACTERISTICA VALUES(316,2,'手間');</text:p>
          </table:table-cell>
          <table:table-cell table:number-columns-repeated="2"/>
        </table:table-row>
        <table:table-row table:style-name="ro1">
          <table:table-cell office:value-type="float" office:value="3" calcext:value-type="float">
            <text:p>3</text:p>
          </table:table-cell>
          <table:table-cell table:formula="of:=[.B317]+1" office:value-type="float" office:value="317" calcext:value-type="float">
            <text:p>317</text:p>
          </table:table-cell>
          <table:table-cell office:value-type="string" calcext:value-type="string">
            <text:p>はながつまる</text:p>
          </table:table-cell>
          <table:table-cell office:value-type="string" calcext:value-type="string">
            <text:p>Tener la nariz taponada.</text:p>
          </table:table-cell>
          <table:table-cell office:value-type="string" calcext:value-type="string">
            <text:p>鼻がつまる</text:p>
          </table:table-cell>
          <table:table-cell table:number-columns-repeated="2"/>
          <table:table-cell table:formula="of:=COM.MICROSOFT.CONCAT (&quot;insert into ITEM_INFO  values(&quot;;[.B318];&quot;,&quot;;[.A318];&quot;);&quot;)" office:value-type="string" office:string-value="insert into ITEM_INFO  values(317,3);" calcext:value-type="string">
            <text:p>insert into ITEM_INFO <text:s/>values(317,3);</text:p>
          </table:table-cell>
          <table:table-cell table:formula="of:=COM.MICROSOFT.CONCAT(&quot;INSERT INTO VALOR_CARACTERISTICA VALUES(&quot;;[.B318];&quot;,1,'&quot;;[.C318];&quot;');&quot;)" office:value-type="string" office:string-value="INSERT INTO VALOR_CARACTERISTICA VALUES(317,1,'はながつまる');" calcext:value-type="string">
            <text:p>INSERT INTO VALOR_CARACTERISTICA VALUES(317,1,'はながつまる');</text:p>
          </table:table-cell>
          <table:table-cell table:formula="of:=COM.MICROSOFT.CONCAT(&quot;INSERT INTO VALOR_CARACTERISTICA VALUES(&quot;;[.B318];&quot;,3,'&quot;;[.D318];&quot;');&quot;)" office:value-type="string" office:string-value="INSERT INTO VALOR_CARACTERISTICA VALUES(317,3,'Tener la nariz taponada.');" calcext:value-type="string">
            <text:p>INSERT INTO VALOR_CARACTERISTICA VALUES(317,3,'Tener la nariz taponada.');</text:p>
          </table:table-cell>
          <table:table-cell table:formula="of:=COM.MICROSOFT.CONCAT(&quot;INSERT INTO VALOR_CARACTERISTICA VALUES(&quot;;[.B318];&quot;,2,'&quot;;TRIM([.E318]);&quot;');&quot;)" office:value-type="string" office:string-value="INSERT INTO VALOR_CARACTERISTICA VALUES(317,2,'鼻がつまる');" calcext:value-type="string">
            <text:p>INSERT INTO VALOR_CARACTERISTICA VALUES(317,2,'鼻がつまる');</text:p>
          </table:table-cell>
          <table:table-cell table:number-columns-repeated="2"/>
        </table:table-row>
        <table:table-row table:style-name="ro1">
          <table:table-cell office:value-type="float" office:value="3" calcext:value-type="float">
            <text:p>3</text:p>
          </table:table-cell>
          <table:table-cell table:formula="of:=[.B318]+1" office:value-type="float" office:value="318" calcext:value-type="float">
            <text:p>318</text:p>
          </table:table-cell>
          <table:table-cell office:value-type="string" calcext:value-type="string">
            <text:p>あしがしびれる</text:p>
          </table:table-cell>
          <table:table-cell office:value-type="string" calcext:value-type="string">
            <text:p>Se te duerme una pierna.</text:p>
          </table:table-cell>
          <table:table-cell office:value-type="string" calcext:value-type="string">
            <text:p>足がしびれる</text:p>
          </table:table-cell>
          <table:table-cell table:number-columns-repeated="2"/>
          <table:table-cell table:formula="of:=COM.MICROSOFT.CONCAT (&quot;insert into ITEM_INFO  values(&quot;;[.B319];&quot;,&quot;;[.A319];&quot;);&quot;)" office:value-type="string" office:string-value="insert into ITEM_INFO  values(318,3);" calcext:value-type="string">
            <text:p>insert into ITEM_INFO <text:s/>values(318,3);</text:p>
          </table:table-cell>
          <table:table-cell table:formula="of:=COM.MICROSOFT.CONCAT(&quot;INSERT INTO VALOR_CARACTERISTICA VALUES(&quot;;[.B319];&quot;,1,'&quot;;[.C319];&quot;');&quot;)" office:value-type="string" office:string-value="INSERT INTO VALOR_CARACTERISTICA VALUES(318,1,'あしがしびれる');" calcext:value-type="string">
            <text:p>INSERT INTO VALOR_CARACTERISTICA VALUES(318,1,'あしがしびれる');</text:p>
          </table:table-cell>
          <table:table-cell table:formula="of:=COM.MICROSOFT.CONCAT(&quot;INSERT INTO VALOR_CARACTERISTICA VALUES(&quot;;[.B319];&quot;,3,'&quot;;[.D319];&quot;');&quot;)" office:value-type="string" office:string-value="INSERT INTO VALOR_CARACTERISTICA VALUES(318,3,'Se te duerme una pierna.');" calcext:value-type="string">
            <text:p>INSERT INTO VALOR_CARACTERISTICA VALUES(318,3,'Se te duerme una pierna.');</text:p>
          </table:table-cell>
          <table:table-cell table:formula="of:=COM.MICROSOFT.CONCAT(&quot;INSERT INTO VALOR_CARACTERISTICA VALUES(&quot;;[.B319];&quot;,2,'&quot;;TRIM([.E319]);&quot;');&quot;)" office:value-type="string" office:string-value="INSERT INTO VALOR_CARACTERISTICA VALUES(318,2,'足がしびれる');" calcext:value-type="string">
            <text:p>INSERT INTO VALOR_CARACTERISTICA VALUES(318,2,'足がしびれる');</text:p>
          </table:table-cell>
          <table:table-cell table:number-columns-repeated="2"/>
        </table:table-row>
        <table:table-row table:style-name="ro1">
          <table:table-cell office:value-type="float" office:value="3" calcext:value-type="float">
            <text:p>3</text:p>
          </table:table-cell>
          <table:table-cell table:formula="of:=[.B319]+1" office:value-type="float" office:value="319" calcext:value-type="float">
            <text:p>319</text:p>
          </table:table-cell>
          <table:table-cell office:value-type="string" calcext:value-type="string">
            <text:p>かたがこる</text:p>
          </table:table-cell>
          <table:table-cell office:value-type="string" calcext:value-type="string">
            <text:p>Tener agarrotados o entumecidos los hombros.</text:p>
          </table:table-cell>
          <table:table-cell office:value-type="string" calcext:value-type="string">
            <text:p>肩がこる</text:p>
          </table:table-cell>
          <table:table-cell table:number-columns-repeated="2"/>
          <table:table-cell table:formula="of:=COM.MICROSOFT.CONCAT (&quot;insert into ITEM_INFO  values(&quot;;[.B320];&quot;,&quot;;[.A320];&quot;);&quot;)" office:value-type="string" office:string-value="insert into ITEM_INFO  values(319,3);" calcext:value-type="string">
            <text:p>insert into ITEM_INFO <text:s/>values(319,3);</text:p>
          </table:table-cell>
          <table:table-cell table:formula="of:=COM.MICROSOFT.CONCAT(&quot;INSERT INTO VALOR_CARACTERISTICA VALUES(&quot;;[.B320];&quot;,1,'&quot;;[.C320];&quot;');&quot;)" office:value-type="string" office:string-value="INSERT INTO VALOR_CARACTERISTICA VALUES(319,1,'かたがこる');" calcext:value-type="string">
            <text:p>INSERT INTO VALOR_CARACTERISTICA VALUES(319,1,'かたがこる');</text:p>
          </table:table-cell>
          <table:table-cell table:formula="of:=COM.MICROSOFT.CONCAT(&quot;INSERT INTO VALOR_CARACTERISTICA VALUES(&quot;;[.B320];&quot;,3,'&quot;;[.D320];&quot;');&quot;)" office:value-type="string" office:string-value="INSERT INTO VALOR_CARACTERISTICA VALUES(319,3,'Tener agarrotados o entumecidos los hombros.');" calcext:value-type="string">
            <text:p>INSERT INTO VALOR_CARACTERISTICA VALUES(319,3,'Tener agarrotados o entumecidos los hombros.');</text:p>
          </table:table-cell>
          <table:table-cell table:formula="of:=COM.MICROSOFT.CONCAT(&quot;INSERT INTO VALOR_CARACTERISTICA VALUES(&quot;;[.B320];&quot;,2,'&quot;;TRIM([.E320]);&quot;');&quot;)" office:value-type="string" office:string-value="INSERT INTO VALOR_CARACTERISTICA VALUES(319,2,'肩がこる');" calcext:value-type="string">
            <text:p>INSERT INTO VALOR_CARACTERISTICA VALUES(319,2,'肩がこる');</text:p>
          </table:table-cell>
          <table:table-cell table:number-columns-repeated="2"/>
        </table:table-row>
        <table:table-row table:style-name="ro1">
          <table:table-cell office:value-type="float" office:value="3" calcext:value-type="float">
            <text:p>3</text:p>
          </table:table-cell>
          <table:table-cell table:formula="of:=[.B320]+1" office:value-type="float" office:value="320" calcext:value-type="float">
            <text:p>320</text:p>
          </table:table-cell>
          <table:table-cell office:value-type="string" calcext:value-type="string">
            <text:p>けいえい</text:p>
          </table:table-cell>
          <table:table-cell office:value-type="string" calcext:value-type="string">
            <text:p>Dirección, gestión.</text:p>
          </table:table-cell>
          <table:table-cell office:value-type="string" calcext:value-type="string">
            <text:p>経営</text:p>
          </table:table-cell>
          <table:table-cell table:number-columns-repeated="2"/>
          <table:table-cell table:formula="of:=COM.MICROSOFT.CONCAT (&quot;insert into ITEM_INFO  values(&quot;;[.B321];&quot;,&quot;;[.A321];&quot;);&quot;)" office:value-type="string" office:string-value="insert into ITEM_INFO  values(320,3);" calcext:value-type="string">
            <text:p>insert into ITEM_INFO <text:s/>values(320,3);</text:p>
          </table:table-cell>
          <table:table-cell table:formula="of:=COM.MICROSOFT.CONCAT(&quot;INSERT INTO VALOR_CARACTERISTICA VALUES(&quot;;[.B321];&quot;,1,'&quot;;[.C321];&quot;');&quot;)" office:value-type="string" office:string-value="INSERT INTO VALOR_CARACTERISTICA VALUES(320,1,'けいえい');" calcext:value-type="string">
            <text:p>INSERT INTO VALOR_CARACTERISTICA VALUES(320,1,'けいえい');</text:p>
          </table:table-cell>
          <table:table-cell table:formula="of:=COM.MICROSOFT.CONCAT(&quot;INSERT INTO VALOR_CARACTERISTICA VALUES(&quot;;[.B321];&quot;,3,'&quot;;[.D321];&quot;');&quot;)" office:value-type="string" office:string-value="INSERT INTO VALOR_CARACTERISTICA VALUES(320,3,'Dirección, gestión.');" calcext:value-type="string">
            <text:p>INSERT INTO VALOR_CARACTERISTICA VALUES(320,3,'Dirección, gestión.');</text:p>
          </table:table-cell>
          <table:table-cell table:formula="of:=COM.MICROSOFT.CONCAT(&quot;INSERT INTO VALOR_CARACTERISTICA VALUES(&quot;;[.B321];&quot;,2,'&quot;;TRIM([.E321]);&quot;');&quot;)" office:value-type="string" office:string-value="INSERT INTO VALOR_CARACTERISTICA VALUES(320,2,'経営');" calcext:value-type="string">
            <text:p>INSERT INTO VALOR_CARACTERISTICA VALUES(320,2,'経営');</text:p>
          </table:table-cell>
          <table:table-cell table:number-columns-repeated="2"/>
        </table:table-row>
        <table:table-row table:style-name="ro1">
          <table:table-cell office:value-type="float" office:value="3" calcext:value-type="float">
            <text:p>3</text:p>
          </table:table-cell>
          <table:table-cell table:formula="of:=[.B321]+1" office:value-type="float" office:value="321" calcext:value-type="float">
            <text:p>321</text:p>
          </table:table-cell>
          <table:table-cell office:value-type="string" calcext:value-type="string">
            <text:p>いつのまにか</text:p>
          </table:table-cell>
          <table:table-cell office:value-type="string" calcext:value-type="string">
            <text:p>Antes de que uno se de cuenta.</text:p>
          </table:table-cell>
          <table:table-cell office:value-type="string" calcext:value-type="string">
            <text:p>いつの間にか</text:p>
          </table:table-cell>
          <table:table-cell table:number-columns-repeated="2"/>
          <table:table-cell table:formula="of:=COM.MICROSOFT.CONCAT (&quot;insert into ITEM_INFO  values(&quot;;[.B322];&quot;,&quot;;[.A322];&quot;);&quot;)" office:value-type="string" office:string-value="insert into ITEM_INFO  values(321,3);" calcext:value-type="string">
            <text:p>insert into ITEM_INFO <text:s/>values(321,3);</text:p>
          </table:table-cell>
          <table:table-cell table:formula="of:=COM.MICROSOFT.CONCAT(&quot;INSERT INTO VALOR_CARACTERISTICA VALUES(&quot;;[.B322];&quot;,1,'&quot;;[.C322];&quot;');&quot;)" office:value-type="string" office:string-value="INSERT INTO VALOR_CARACTERISTICA VALUES(321,1,'いつのまにか');" calcext:value-type="string">
            <text:p>INSERT INTO VALOR_CARACTERISTICA VALUES(321,1,'いつのまにか');</text:p>
          </table:table-cell>
          <table:table-cell table:formula="of:=COM.MICROSOFT.CONCAT(&quot;INSERT INTO VALOR_CARACTERISTICA VALUES(&quot;;[.B322];&quot;,3,'&quot;;[.D322];&quot;');&quot;)" office:value-type="string" office:string-value="INSERT INTO VALOR_CARACTERISTICA VALUES(321,3,'Antes de que uno se de cuenta.');" calcext:value-type="string">
            <text:p>INSERT INTO VALOR_CARACTERISTICA VALUES(321,3,'Antes de que uno se de cuenta.');</text:p>
          </table:table-cell>
          <table:table-cell table:formula="of:=COM.MICROSOFT.CONCAT(&quot;INSERT INTO VALOR_CARACTERISTICA VALUES(&quot;;[.B322];&quot;,2,'&quot;;TRIM([.E322]);&quot;');&quot;)" office:value-type="string" office:string-value="INSERT INTO VALOR_CARACTERISTICA VALUES(321,2,'いつの間にか');" calcext:value-type="string">
            <text:p>INSERT INTO VALOR_CARACTERISTICA VALUES(321,2,'いつの間にか');</text:p>
          </table:table-cell>
          <table:table-cell table:number-columns-repeated="2"/>
        </table:table-row>
        <table:table-row table:style-name="ro1">
          <table:table-cell office:value-type="float" office:value="3" calcext:value-type="float">
            <text:p>3</text:p>
          </table:table-cell>
          <table:table-cell table:formula="of:=[.B322]+1" office:value-type="float" office:value="322" calcext:value-type="float">
            <text:p>322</text:p>
          </table:table-cell>
          <table:table-cell office:value-type="string" calcext:value-type="string">
            <text:p>うちきな</text:p>
          </table:table-cell>
          <table:table-cell office:value-type="string" calcext:value-type="string">
            <text:p>Reservado, tímido.</text:p>
          </table:table-cell>
          <table:table-cell office:value-type="string" calcext:value-type="string">
            <text:p>内気な</text:p>
          </table:table-cell>
          <table:table-cell table:number-columns-repeated="2"/>
          <table:table-cell table:formula="of:=COM.MICROSOFT.CONCAT (&quot;insert into ITEM_INFO  values(&quot;;[.B323];&quot;,&quot;;[.A323];&quot;);&quot;)" office:value-type="string" office:string-value="insert into ITEM_INFO  values(322,3);" calcext:value-type="string">
            <text:p>insert into ITEM_INFO <text:s/>values(322,3);</text:p>
          </table:table-cell>
          <table:table-cell table:formula="of:=COM.MICROSOFT.CONCAT(&quot;INSERT INTO VALOR_CARACTERISTICA VALUES(&quot;;[.B323];&quot;,1,'&quot;;[.C323];&quot;');&quot;)" office:value-type="string" office:string-value="INSERT INTO VALOR_CARACTERISTICA VALUES(322,1,'うちきな');" calcext:value-type="string">
            <text:p>INSERT INTO VALOR_CARACTERISTICA VALUES(322,1,'うちきな');</text:p>
          </table:table-cell>
          <table:table-cell table:formula="of:=COM.MICROSOFT.CONCAT(&quot;INSERT INTO VALOR_CARACTERISTICA VALUES(&quot;;[.B323];&quot;,3,'&quot;;[.D323];&quot;');&quot;)" office:value-type="string" office:string-value="INSERT INTO VALOR_CARACTERISTICA VALUES(322,3,'Reservado, tímido.');" calcext:value-type="string">
            <text:p>INSERT INTO VALOR_CARACTERISTICA VALUES(322,3,'Reservado, tímido.');</text:p>
          </table:table-cell>
          <table:table-cell table:formula="of:=COM.MICROSOFT.CONCAT(&quot;INSERT INTO VALOR_CARACTERISTICA VALUES(&quot;;[.B323];&quot;,2,'&quot;;TRIM([.E323]);&quot;');&quot;)" office:value-type="string" office:string-value="INSERT INTO VALOR_CARACTERISTICA VALUES(322,2,'内気な');" calcext:value-type="string">
            <text:p>INSERT INTO VALOR_CARACTERISTICA VALUES(322,2,'内気な');</text:p>
          </table:table-cell>
          <table:table-cell table:number-columns-repeated="2"/>
        </table:table-row>
        <table:table-row table:style-name="ro1">
          <table:table-cell office:value-type="float" office:value="3" calcext:value-type="float">
            <text:p>3</text:p>
          </table:table-cell>
          <table:table-cell table:formula="of:=[.B323]+1" office:value-type="float" office:value="323" calcext:value-type="float">
            <text:p>323</text:p>
          </table:table-cell>
          <table:table-cell office:value-type="string" calcext:value-type="string">
            <text:p>はんだん</text:p>
          </table:table-cell>
          <table:table-cell office:value-type="string" calcext:value-type="string">
            <text:p>Juicio.</text:p>
          </table:table-cell>
          <table:table-cell office:value-type="string" calcext:value-type="string">
            <text:p>判断</text:p>
          </table:table-cell>
          <table:table-cell table:number-columns-repeated="2"/>
          <table:table-cell table:formula="of:=COM.MICROSOFT.CONCAT (&quot;insert into ITEM_INFO  values(&quot;;[.B324];&quot;,&quot;;[.A324];&quot;);&quot;)" office:value-type="string" office:string-value="insert into ITEM_INFO  values(323,3);" calcext:value-type="string">
            <text:p>insert into ITEM_INFO <text:s/>values(323,3);</text:p>
          </table:table-cell>
          <table:table-cell table:formula="of:=COM.MICROSOFT.CONCAT(&quot;INSERT INTO VALOR_CARACTERISTICA VALUES(&quot;;[.B324];&quot;,1,'&quot;;[.C324];&quot;');&quot;)" office:value-type="string" office:string-value="INSERT INTO VALOR_CARACTERISTICA VALUES(323,1,'はんだん');" calcext:value-type="string">
            <text:p>INSERT INTO VALOR_CARACTERISTICA VALUES(323,1,'はんだん');</text:p>
          </table:table-cell>
          <table:table-cell table:formula="of:=COM.MICROSOFT.CONCAT(&quot;INSERT INTO VALOR_CARACTERISTICA VALUES(&quot;;[.B324];&quot;,3,'&quot;;[.D324];&quot;');&quot;)" office:value-type="string" office:string-value="INSERT INTO VALOR_CARACTERISTICA VALUES(323,3,'Juicio.');" calcext:value-type="string">
            <text:p>INSERT INTO VALOR_CARACTERISTICA VALUES(323,3,'Juicio.');</text:p>
          </table:table-cell>
          <table:table-cell table:formula="of:=COM.MICROSOFT.CONCAT(&quot;INSERT INTO VALOR_CARACTERISTICA VALUES(&quot;;[.B324];&quot;,2,'&quot;;TRIM([.E324]);&quot;');&quot;)" office:value-type="string" office:string-value="INSERT INTO VALOR_CARACTERISTICA VALUES(323,2,'判断');" calcext:value-type="string">
            <text:p>INSERT INTO VALOR_CARACTERISTICA VALUES(323,2,'判断');</text:p>
          </table:table-cell>
          <table:table-cell table:number-columns-repeated="2"/>
        </table:table-row>
        <table:table-row table:style-name="ro1">
          <table:table-cell office:value-type="float" office:value="3" calcext:value-type="float">
            <text:p>3</text:p>
          </table:table-cell>
          <table:table-cell table:formula="of:=[.B324]+1" office:value-type="float" office:value="324" calcext:value-type="float">
            <text:p>324</text:p>
          </table:table-cell>
          <table:table-cell office:value-type="string" calcext:value-type="string">
            <text:p>あきらめる</text:p>
          </table:table-cell>
          <table:table-cell office:value-type="string" calcext:value-type="string">
            <text:p>Rendirse, abandonar.</text:p>
          </table:table-cell>
          <table:table-cell office:value-type="string" calcext:value-type="string">
            <text:p>諦める</text:p>
          </table:table-cell>
          <table:table-cell table:number-columns-repeated="2"/>
          <table:table-cell table:formula="of:=COM.MICROSOFT.CONCAT (&quot;insert into ITEM_INFO  values(&quot;;[.B325];&quot;,&quot;;[.A325];&quot;);&quot;)" office:value-type="string" office:string-value="insert into ITEM_INFO  values(324,3);" calcext:value-type="string">
            <text:p>insert into ITEM_INFO <text:s/>values(324,3);</text:p>
          </table:table-cell>
          <table:table-cell table:formula="of:=COM.MICROSOFT.CONCAT(&quot;INSERT INTO VALOR_CARACTERISTICA VALUES(&quot;;[.B325];&quot;,1,'&quot;;[.C325];&quot;');&quot;)" office:value-type="string" office:string-value="INSERT INTO VALOR_CARACTERISTICA VALUES(324,1,'あきらめる');" calcext:value-type="string">
            <text:p>INSERT INTO VALOR_CARACTERISTICA VALUES(324,1,'あきらめる');</text:p>
          </table:table-cell>
          <table:table-cell table:formula="of:=COM.MICROSOFT.CONCAT(&quot;INSERT INTO VALOR_CARACTERISTICA VALUES(&quot;;[.B325];&quot;,3,'&quot;;[.D325];&quot;');&quot;)" office:value-type="string" office:string-value="INSERT INTO VALOR_CARACTERISTICA VALUES(324,3,'Rendirse, abandonar.');" calcext:value-type="string">
            <text:p>INSERT INTO VALOR_CARACTERISTICA VALUES(324,3,'Rendirse, abandonar.');</text:p>
          </table:table-cell>
          <table:table-cell table:formula="of:=COM.MICROSOFT.CONCAT(&quot;INSERT INTO VALOR_CARACTERISTICA VALUES(&quot;;[.B325];&quot;,2,'&quot;;TRIM([.E325]);&quot;');&quot;)" office:value-type="string" office:string-value="INSERT INTO VALOR_CARACTERISTICA VALUES(324,2,'諦める');" calcext:value-type="string">
            <text:p>INSERT INTO VALOR_CARACTERISTICA VALUES(324,2,'諦める');</text:p>
          </table:table-cell>
          <table:table-cell table:number-columns-repeated="2"/>
        </table:table-row>
        <table:table-row table:style-name="ro1">
          <table:table-cell office:value-type="float" office:value="3" calcext:value-type="float">
            <text:p>3</text:p>
          </table:table-cell>
          <table:table-cell table:formula="of:=[.B325]+1" office:value-type="float" office:value="325" calcext:value-type="float">
            <text:p>325</text:p>
          </table:table-cell>
          <table:table-cell office:value-type="string" calcext:value-type="string">
            <text:p>いんたい</text:p>
          </table:table-cell>
          <table:table-cell office:value-type="string" calcext:value-type="string">
            <text:p>Retirarse.</text:p>
          </table:table-cell>
          <table:table-cell office:value-type="string" calcext:value-type="string">
            <text:p>引退</text:p>
          </table:table-cell>
          <table:table-cell table:number-columns-repeated="2"/>
          <table:table-cell table:formula="of:=COM.MICROSOFT.CONCAT (&quot;insert into ITEM_INFO  values(&quot;;[.B326];&quot;,&quot;;[.A326];&quot;);&quot;)" office:value-type="string" office:string-value="insert into ITEM_INFO  values(325,3);" calcext:value-type="string">
            <text:p>insert into ITEM_INFO <text:s/>values(325,3);</text:p>
          </table:table-cell>
          <table:table-cell table:formula="of:=COM.MICROSOFT.CONCAT(&quot;INSERT INTO VALOR_CARACTERISTICA VALUES(&quot;;[.B326];&quot;,1,'&quot;;[.C326];&quot;');&quot;)" office:value-type="string" office:string-value="INSERT INTO VALOR_CARACTERISTICA VALUES(325,1,'いんたい');" calcext:value-type="string">
            <text:p>INSERT INTO VALOR_CARACTERISTICA VALUES(325,1,'いんたい');</text:p>
          </table:table-cell>
          <table:table-cell table:formula="of:=COM.MICROSOFT.CONCAT(&quot;INSERT INTO VALOR_CARACTERISTICA VALUES(&quot;;[.B326];&quot;,3,'&quot;;[.D326];&quot;');&quot;)" office:value-type="string" office:string-value="INSERT INTO VALOR_CARACTERISTICA VALUES(325,3,'Retirarse.');" calcext:value-type="string">
            <text:p>INSERT INTO VALOR_CARACTERISTICA VALUES(325,3,'Retirarse.');</text:p>
          </table:table-cell>
          <table:table-cell table:formula="of:=COM.MICROSOFT.CONCAT(&quot;INSERT INTO VALOR_CARACTERISTICA VALUES(&quot;;[.B326];&quot;,2,'&quot;;TRIM([.E326]);&quot;');&quot;)" office:value-type="string" office:string-value="INSERT INTO VALOR_CARACTERISTICA VALUES(325,2,'引退');" calcext:value-type="string">
            <text:p>INSERT INTO VALOR_CARACTERISTICA VALUES(325,2,'引退');</text:p>
          </table:table-cell>
          <table:table-cell table:number-columns-repeated="2"/>
        </table:table-row>
        <table:table-row table:style-name="ro1">
          <table:table-cell office:value-type="float" office:value="3" calcext:value-type="float">
            <text:p>3</text:p>
          </table:table-cell>
          <table:table-cell table:formula="of:=[.B326]+1" office:value-type="float" office:value="326" calcext:value-type="float">
            <text:p>326</text:p>
          </table:table-cell>
          <table:table-cell office:value-type="string" calcext:value-type="string">
            <text:p>しょうか</text:p>
          </table:table-cell>
          <table:table-cell office:value-type="string" calcext:value-type="string">
            <text:p>Digestión.</text:p>
          </table:table-cell>
          <table:table-cell office:value-type="string" calcext:value-type="string">
            <text:p>消化</text:p>
          </table:table-cell>
          <table:table-cell table:number-columns-repeated="2"/>
          <table:table-cell table:formula="of:=COM.MICROSOFT.CONCAT (&quot;insert into ITEM_INFO  values(&quot;;[.B327];&quot;,&quot;;[.A327];&quot;);&quot;)" office:value-type="string" office:string-value="insert into ITEM_INFO  values(326,3);" calcext:value-type="string">
            <text:p>insert into ITEM_INFO <text:s/>values(326,3);</text:p>
          </table:table-cell>
          <table:table-cell table:formula="of:=COM.MICROSOFT.CONCAT(&quot;INSERT INTO VALOR_CARACTERISTICA VALUES(&quot;;[.B327];&quot;,1,'&quot;;[.C327];&quot;');&quot;)" office:value-type="string" office:string-value="INSERT INTO VALOR_CARACTERISTICA VALUES(326,1,'しょうか');" calcext:value-type="string">
            <text:p>INSERT INTO VALOR_CARACTERISTICA VALUES(326,1,'しょうか');</text:p>
          </table:table-cell>
          <table:table-cell table:formula="of:=COM.MICROSOFT.CONCAT(&quot;INSERT INTO VALOR_CARACTERISTICA VALUES(&quot;;[.B327];&quot;,3,'&quot;;[.D327];&quot;');&quot;)" office:value-type="string" office:string-value="INSERT INTO VALOR_CARACTERISTICA VALUES(326,3,'Digestión.');" calcext:value-type="string">
            <text:p>INSERT INTO VALOR_CARACTERISTICA VALUES(326,3,'Digestión.');</text:p>
          </table:table-cell>
          <table:table-cell table:formula="of:=COM.MICROSOFT.CONCAT(&quot;INSERT INTO VALOR_CARACTERISTICA VALUES(&quot;;[.B327];&quot;,2,'&quot;;TRIM([.E327]);&quot;');&quot;)" office:value-type="string" office:string-value="INSERT INTO VALOR_CARACTERISTICA VALUES(326,2,'消化');" calcext:value-type="string">
            <text:p>INSERT INTO VALOR_CARACTERISTICA VALUES(326,2,'消化');</text:p>
          </table:table-cell>
          <table:table-cell table:number-columns-repeated="2"/>
        </table:table-row>
        <table:table-row table:style-name="ro1">
          <table:table-cell office:value-type="float" office:value="3" calcext:value-type="float">
            <text:p>3</text:p>
          </table:table-cell>
          <table:table-cell table:formula="of:=[.B327]+1" office:value-type="float" office:value="327" calcext:value-type="float">
            <text:p>327</text:p>
          </table:table-cell>
          <table:table-cell office:value-type="string" calcext:value-type="string">
            <text:p>うちあわせ</text:p>
          </table:table-cell>
          <table:table-cell office:value-type="string" calcext:value-type="string">
            <text:p>Reunión preparatoria, preparativos antes de una reunión.</text:p>
          </table:table-cell>
          <table:table-cell office:value-type="string" calcext:value-type="string">
            <text:p>打ち合わせ</text:p>
          </table:table-cell>
          <table:table-cell table:number-columns-repeated="2"/>
          <table:table-cell table:formula="of:=COM.MICROSOFT.CONCAT (&quot;insert into ITEM_INFO  values(&quot;;[.B328];&quot;,&quot;;[.A328];&quot;);&quot;)" office:value-type="string" office:string-value="insert into ITEM_INFO  values(327,3);" calcext:value-type="string">
            <text:p>insert into ITEM_INFO <text:s/>values(327,3);</text:p>
          </table:table-cell>
          <table:table-cell table:formula="of:=COM.MICROSOFT.CONCAT(&quot;INSERT INTO VALOR_CARACTERISTICA VALUES(&quot;;[.B328];&quot;,1,'&quot;;[.C328];&quot;');&quot;)" office:value-type="string" office:string-value="INSERT INTO VALOR_CARACTERISTICA VALUES(327,1,'うちあわせ');" calcext:value-type="string">
            <text:p>INSERT INTO VALOR_CARACTERISTICA VALUES(327,1,'うちあわせ');</text:p>
          </table:table-cell>
          <table:table-cell table:formula="of:=COM.MICROSOFT.CONCAT(&quot;INSERT INTO VALOR_CARACTERISTICA VALUES(&quot;;[.B328];&quot;,3,'&quot;;[.D328];&quot;');&quot;)" office:value-type="string" office:string-value="INSERT INTO VALOR_CARACTERISTICA VALUES(327,3,'Reunión preparatoria, preparativos antes de una reunión.');" calcext:value-type="string">
            <text:p>INSERT INTO VALOR_CARACTERISTICA VALUES(327,3,'Reunión preparatoria, preparativos antes de una reunión.');</text:p>
          </table:table-cell>
          <table:table-cell table:formula="of:=COM.MICROSOFT.CONCAT(&quot;INSERT INTO VALOR_CARACTERISTICA VALUES(&quot;;[.B328];&quot;,2,'&quot;;TRIM([.E328]);&quot;');&quot;)" office:value-type="string" office:string-value="INSERT INTO VALOR_CARACTERISTICA VALUES(327,2,'打ち合わせ');" calcext:value-type="string">
            <text:p>INSERT INTO VALOR_CARACTERISTICA VALUES(327,2,'打ち合わせ');</text:p>
          </table:table-cell>
          <table:table-cell table:number-columns-repeated="2"/>
        </table:table-row>
        <table:table-row table:style-name="ro1">
          <table:table-cell office:value-type="float" office:value="3" calcext:value-type="float">
            <text:p>3</text:p>
          </table:table-cell>
          <table:table-cell table:formula="of:=[.B328]+1" office:value-type="float" office:value="328" calcext:value-type="float">
            <text:p>328</text:p>
          </table:table-cell>
          <table:table-cell office:value-type="string" calcext:value-type="string">
            <text:p>のうひん</text:p>
          </table:table-cell>
          <table:table-cell office:value-type="string" calcext:value-type="string">
            <text:p>Entrega de bienes.</text:p>
          </table:table-cell>
          <table:table-cell office:value-type="string" calcext:value-type="string">
            <text:p>納品</text:p>
          </table:table-cell>
          <table:table-cell table:number-columns-repeated="2"/>
          <table:table-cell table:formula="of:=COM.MICROSOFT.CONCAT (&quot;insert into ITEM_INFO  values(&quot;;[.B329];&quot;,&quot;;[.A329];&quot;);&quot;)" office:value-type="string" office:string-value="insert into ITEM_INFO  values(328,3);" calcext:value-type="string">
            <text:p>insert into ITEM_INFO <text:s/>values(328,3);</text:p>
          </table:table-cell>
          <table:table-cell table:formula="of:=COM.MICROSOFT.CONCAT(&quot;INSERT INTO VALOR_CARACTERISTICA VALUES(&quot;;[.B329];&quot;,1,'&quot;;[.C329];&quot;');&quot;)" office:value-type="string" office:string-value="INSERT INTO VALOR_CARACTERISTICA VALUES(328,1,'のうひん');" calcext:value-type="string">
            <text:p>INSERT INTO VALOR_CARACTERISTICA VALUES(328,1,'のうひん');</text:p>
          </table:table-cell>
          <table:table-cell table:formula="of:=COM.MICROSOFT.CONCAT(&quot;INSERT INTO VALOR_CARACTERISTICA VALUES(&quot;;[.B329];&quot;,3,'&quot;;[.D329];&quot;');&quot;)" office:value-type="string" office:string-value="INSERT INTO VALOR_CARACTERISTICA VALUES(328,3,'Entrega de bienes.');" calcext:value-type="string">
            <text:p>INSERT INTO VALOR_CARACTERISTICA VALUES(328,3,'Entrega de bienes.');</text:p>
          </table:table-cell>
          <table:table-cell table:formula="of:=COM.MICROSOFT.CONCAT(&quot;INSERT INTO VALOR_CARACTERISTICA VALUES(&quot;;[.B329];&quot;,2,'&quot;;TRIM([.E329]);&quot;');&quot;)" office:value-type="string" office:string-value="INSERT INTO VALOR_CARACTERISTICA VALUES(328,2,'納品');" calcext:value-type="string">
            <text:p>INSERT INTO VALOR_CARACTERISTICA VALUES(328,2,'納品');</text:p>
          </table:table-cell>
          <table:table-cell table:number-columns-repeated="2"/>
        </table:table-row>
        <table:table-row table:style-name="ro1">
          <table:table-cell office:value-type="float" office:value="3" calcext:value-type="float">
            <text:p>3</text:p>
          </table:table-cell>
          <table:table-cell table:formula="of:=[.B329]+1" office:value-type="float" office:value="329" calcext:value-type="float">
            <text:p>329</text:p>
          </table:table-cell>
          <table:table-cell office:value-type="string" calcext:value-type="string">
            <text:p>3ぶんの1</text:p>
          </table:table-cell>
          <table:table-cell office:value-type="string" calcext:value-type="string">
            <text:p>Un tercio, una tercera parte.</text:p>
          </table:table-cell>
          <table:table-cell office:value-type="string" calcext:value-type="string">
            <text:p>3分の1</text:p>
          </table:table-cell>
          <table:table-cell table:number-columns-repeated="2"/>
          <table:table-cell table:formula="of:=COM.MICROSOFT.CONCAT (&quot;insert into ITEM_INFO  values(&quot;;[.B330];&quot;,&quot;;[.A330];&quot;);&quot;)" office:value-type="string" office:string-value="insert into ITEM_INFO  values(329,3);" calcext:value-type="string">
            <text:p>insert into ITEM_INFO <text:s/>values(329,3);</text:p>
          </table:table-cell>
          <table:table-cell table:formula="of:=COM.MICROSOFT.CONCAT(&quot;INSERT INTO VALOR_CARACTERISTICA VALUES(&quot;;[.B330];&quot;,1,'&quot;;[.C330];&quot;');&quot;)" office:value-type="string" office:string-value="INSERT INTO VALOR_CARACTERISTICA VALUES(329,1,'3ぶんの1');" calcext:value-type="string">
            <text:p>INSERT INTO VALOR_CARACTERISTICA VALUES(329,1,'3ぶんの1');</text:p>
          </table:table-cell>
          <table:table-cell table:formula="of:=COM.MICROSOFT.CONCAT(&quot;INSERT INTO VALOR_CARACTERISTICA VALUES(&quot;;[.B330];&quot;,3,'&quot;;[.D330];&quot;');&quot;)" office:value-type="string" office:string-value="INSERT INTO VALOR_CARACTERISTICA VALUES(329,3,'Un tercio, una tercera parte.');" calcext:value-type="string">
            <text:p>INSERT INTO VALOR_CARACTERISTICA VALUES(329,3,'Un tercio, una tercera parte.');</text:p>
          </table:table-cell>
          <table:table-cell table:formula="of:=COM.MICROSOFT.CONCAT(&quot;INSERT INTO VALOR_CARACTERISTICA VALUES(&quot;;[.B330];&quot;,2,'&quot;;TRIM([.E330]);&quot;');&quot;)" office:value-type="string" office:string-value="INSERT INTO VALOR_CARACTERISTICA VALUES(329,2,'3分の1');" calcext:value-type="string">
            <text:p>INSERT INTO VALOR_CARACTERISTICA VALUES(329,2,'3分の1');</text:p>
          </table:table-cell>
          <table:table-cell table:number-columns-repeated="2"/>
        </table:table-row>
        <table:table-row table:style-name="ro1">
          <table:table-cell office:value-type="float" office:value="3" calcext:value-type="float">
            <text:p>3</text:p>
          </table:table-cell>
          <table:table-cell table:formula="of:=[.B330]+1" office:value-type="float" office:value="330" calcext:value-type="float">
            <text:p>330</text:p>
          </table:table-cell>
          <table:table-cell office:value-type="string" calcext:value-type="string">
            <text:p>だんたい</text:p>
          </table:table-cell>
          <table:table-cell office:value-type="string" calcext:value-type="string">
            <text:p>Grupo.</text:p>
          </table:table-cell>
          <table:table-cell office:value-type="string" calcext:value-type="string">
            <text:p>団体</text:p>
          </table:table-cell>
          <table:table-cell table:number-columns-repeated="2"/>
          <table:table-cell table:formula="of:=COM.MICROSOFT.CONCAT (&quot;insert into ITEM_INFO  values(&quot;;[.B331];&quot;,&quot;;[.A331];&quot;);&quot;)" office:value-type="string" office:string-value="insert into ITEM_INFO  values(330,3);" calcext:value-type="string">
            <text:p>insert into ITEM_INFO <text:s/>values(330,3);</text:p>
          </table:table-cell>
          <table:table-cell table:formula="of:=COM.MICROSOFT.CONCAT(&quot;INSERT INTO VALOR_CARACTERISTICA VALUES(&quot;;[.B331];&quot;,1,'&quot;;[.C331];&quot;');&quot;)" office:value-type="string" office:string-value="INSERT INTO VALOR_CARACTERISTICA VALUES(330,1,'だんたい');" calcext:value-type="string">
            <text:p>INSERT INTO VALOR_CARACTERISTICA VALUES(330,1,'だんたい');</text:p>
          </table:table-cell>
          <table:table-cell table:formula="of:=COM.MICROSOFT.CONCAT(&quot;INSERT INTO VALOR_CARACTERISTICA VALUES(&quot;;[.B331];&quot;,3,'&quot;;[.D331];&quot;');&quot;)" office:value-type="string" office:string-value="INSERT INTO VALOR_CARACTERISTICA VALUES(330,3,'Grupo.');" calcext:value-type="string">
            <text:p>INSERT INTO VALOR_CARACTERISTICA VALUES(330,3,'Grupo.');</text:p>
          </table:table-cell>
          <table:table-cell table:formula="of:=COM.MICROSOFT.CONCAT(&quot;INSERT INTO VALOR_CARACTERISTICA VALUES(&quot;;[.B331];&quot;,2,'&quot;;TRIM([.E331]);&quot;');&quot;)" office:value-type="string" office:string-value="INSERT INTO VALOR_CARACTERISTICA VALUES(330,2,'団体');" calcext:value-type="string">
            <text:p>INSERT INTO VALOR_CARACTERISTICA VALUES(330,2,'団体');</text:p>
          </table:table-cell>
          <table:table-cell table:number-columns-repeated="2"/>
        </table:table-row>
        <table:table-row table:style-name="ro1">
          <table:table-cell office:value-type="float" office:value="3" calcext:value-type="float">
            <text:p>3</text:p>
          </table:table-cell>
          <table:table-cell table:formula="of:=[.B331]+1" office:value-type="float" office:value="331" calcext:value-type="float">
            <text:p>331</text:p>
          </table:table-cell>
          <table:table-cell office:value-type="string" calcext:value-type="string">
            <text:p>ぐたいてき</text:p>
          </table:table-cell>
          <table:table-cell office:value-type="string" calcext:value-type="string">
            <text:p>Detallado.</text:p>
          </table:table-cell>
          <table:table-cell office:value-type="string" calcext:value-type="string">
            <text:p>具体的</text:p>
          </table:table-cell>
          <table:table-cell table:number-columns-repeated="2"/>
          <table:table-cell table:formula="of:=COM.MICROSOFT.CONCAT (&quot;insert into ITEM_INFO  values(&quot;;[.B332];&quot;,&quot;;[.A332];&quot;);&quot;)" office:value-type="string" office:string-value="insert into ITEM_INFO  values(331,3);" calcext:value-type="string">
            <text:p>insert into ITEM_INFO <text:s/>values(331,3);</text:p>
          </table:table-cell>
          <table:table-cell table:formula="of:=COM.MICROSOFT.CONCAT(&quot;INSERT INTO VALOR_CARACTERISTICA VALUES(&quot;;[.B332];&quot;,1,'&quot;;[.C332];&quot;');&quot;)" office:value-type="string" office:string-value="INSERT INTO VALOR_CARACTERISTICA VALUES(331,1,'ぐたいてき');" calcext:value-type="string">
            <text:p>INSERT INTO VALOR_CARACTERISTICA VALUES(331,1,'ぐたいてき');</text:p>
          </table:table-cell>
          <table:table-cell table:formula="of:=COM.MICROSOFT.CONCAT(&quot;INSERT INTO VALOR_CARACTERISTICA VALUES(&quot;;[.B332];&quot;,3,'&quot;;[.D332];&quot;');&quot;)" office:value-type="string" office:string-value="INSERT INTO VALOR_CARACTERISTICA VALUES(331,3,'Detallado.');" calcext:value-type="string">
            <text:p>INSERT INTO VALOR_CARACTERISTICA VALUES(331,3,'Detallado.');</text:p>
          </table:table-cell>
          <table:table-cell table:formula="of:=COM.MICROSOFT.CONCAT(&quot;INSERT INTO VALOR_CARACTERISTICA VALUES(&quot;;[.B332];&quot;,2,'&quot;;TRIM([.E332]);&quot;');&quot;)" office:value-type="string" office:string-value="INSERT INTO VALOR_CARACTERISTICA VALUES(331,2,'具体的');" calcext:value-type="string">
            <text:p>INSERT INTO VALOR_CARACTERISTICA VALUES(331,2,'具体的');</text:p>
          </table:table-cell>
          <table:table-cell table:number-columns-repeated="2"/>
        </table:table-row>
        <table:table-row table:style-name="ro1">
          <table:table-cell office:value-type="float" office:value="3" calcext:value-type="float">
            <text:p>3</text:p>
          </table:table-cell>
          <table:table-cell table:formula="of:=[.B332]+1" office:value-type="float" office:value="332" calcext:value-type="float">
            <text:p>332</text:p>
          </table:table-cell>
          <table:table-cell office:value-type="string" calcext:value-type="string">
            <text:p>けいぞくてき</text:p>
          </table:table-cell>
          <table:table-cell office:value-type="string" calcext:value-type="string">
            <text:p>Continuamente.</text:p>
          </table:table-cell>
          <table:table-cell office:value-type="string" calcext:value-type="string">
            <text:p>継続的</text:p>
          </table:table-cell>
          <table:table-cell table:number-columns-repeated="2"/>
          <table:table-cell table:formula="of:=COM.MICROSOFT.CONCAT (&quot;insert into ITEM_INFO  values(&quot;;[.B333];&quot;,&quot;;[.A333];&quot;);&quot;)" office:value-type="string" office:string-value="insert into ITEM_INFO  values(332,3);" calcext:value-type="string">
            <text:p>insert into ITEM_INFO <text:s/>values(332,3);</text:p>
          </table:table-cell>
          <table:table-cell table:formula="of:=COM.MICROSOFT.CONCAT(&quot;INSERT INTO VALOR_CARACTERISTICA VALUES(&quot;;[.B333];&quot;,1,'&quot;;[.C333];&quot;');&quot;)" office:value-type="string" office:string-value="INSERT INTO VALOR_CARACTERISTICA VALUES(332,1,'けいぞくてき');" calcext:value-type="string">
            <text:p>INSERT INTO VALOR_CARACTERISTICA VALUES(332,1,'けいぞくてき');</text:p>
          </table:table-cell>
          <table:table-cell table:formula="of:=COM.MICROSOFT.CONCAT(&quot;INSERT INTO VALOR_CARACTERISTICA VALUES(&quot;;[.B333];&quot;,3,'&quot;;[.D333];&quot;');&quot;)" office:value-type="string" office:string-value="INSERT INTO VALOR_CARACTERISTICA VALUES(332,3,'Continuamente.');" calcext:value-type="string">
            <text:p>INSERT INTO VALOR_CARACTERISTICA VALUES(332,3,'Continuamente.');</text:p>
          </table:table-cell>
          <table:table-cell table:formula="of:=COM.MICROSOFT.CONCAT(&quot;INSERT INTO VALOR_CARACTERISTICA VALUES(&quot;;[.B333];&quot;,2,'&quot;;TRIM([.E333]);&quot;');&quot;)" office:value-type="string" office:string-value="INSERT INTO VALOR_CARACTERISTICA VALUES(332,2,'継続的');" calcext:value-type="string">
            <text:p>INSERT INTO VALOR_CARACTERISTICA VALUES(332,2,'継続的');</text:p>
          </table:table-cell>
          <table:table-cell table:number-columns-repeated="2"/>
        </table:table-row>
        <table:table-row table:style-name="ro1">
          <table:table-cell office:value-type="float" office:value="3" calcext:value-type="float">
            <text:p>3</text:p>
          </table:table-cell>
          <table:table-cell table:formula="of:=[.B333]+1" office:value-type="float" office:value="333" calcext:value-type="float">
            <text:p>333</text:p>
          </table:table-cell>
          <table:table-cell office:value-type="string" calcext:value-type="string">
            <text:p>しえん</text:p>
          </table:table-cell>
          <table:table-cell office:value-type="string" calcext:value-type="string">
            <text:p>Soporte, apoyo.</text:p>
          </table:table-cell>
          <table:table-cell office:value-type="string" calcext:value-type="string">
            <text:p>支援</text:p>
          </table:table-cell>
          <table:table-cell table:number-columns-repeated="2"/>
          <table:table-cell table:formula="of:=COM.MICROSOFT.CONCAT (&quot;insert into ITEM_INFO  values(&quot;;[.B334];&quot;,&quot;;[.A334];&quot;);&quot;)" office:value-type="string" office:string-value="insert into ITEM_INFO  values(333,3);" calcext:value-type="string">
            <text:p>insert into ITEM_INFO <text:s/>values(333,3);</text:p>
          </table:table-cell>
          <table:table-cell table:formula="of:=COM.MICROSOFT.CONCAT(&quot;INSERT INTO VALOR_CARACTERISTICA VALUES(&quot;;[.B334];&quot;,1,'&quot;;[.C334];&quot;');&quot;)" office:value-type="string" office:string-value="INSERT INTO VALOR_CARACTERISTICA VALUES(333,1,'しえん');" calcext:value-type="string">
            <text:p>INSERT INTO VALOR_CARACTERISTICA VALUES(333,1,'しえん');</text:p>
          </table:table-cell>
          <table:table-cell table:formula="of:=COM.MICROSOFT.CONCAT(&quot;INSERT INTO VALOR_CARACTERISTICA VALUES(&quot;;[.B334];&quot;,3,'&quot;;[.D334];&quot;');&quot;)" office:value-type="string" office:string-value="INSERT INTO VALOR_CARACTERISTICA VALUES(333,3,'Soporte, apoyo.');" calcext:value-type="string">
            <text:p>INSERT INTO VALOR_CARACTERISTICA VALUES(333,3,'Soporte, apoyo.');</text:p>
          </table:table-cell>
          <table:table-cell table:formula="of:=COM.MICROSOFT.CONCAT(&quot;INSERT INTO VALOR_CARACTERISTICA VALUES(&quot;;[.B334];&quot;,2,'&quot;;TRIM([.E334]);&quot;');&quot;)" office:value-type="string" office:string-value="INSERT INTO VALOR_CARACTERISTICA VALUES(333,2,'支援');" calcext:value-type="string">
            <text:p>INSERT INTO VALOR_CARACTERISTICA VALUES(333,2,'支援');</text:p>
          </table:table-cell>
          <table:table-cell table:number-columns-repeated="2"/>
        </table:table-row>
        <table:table-row table:style-name="ro1">
          <table:table-cell office:value-type="float" office:value="3" calcext:value-type="float">
            <text:p>3</text:p>
          </table:table-cell>
          <table:table-cell table:formula="of:=[.B334]+1" office:value-type="float" office:value="334" calcext:value-type="float">
            <text:p>334</text:p>
          </table:table-cell>
          <table:table-cell office:value-type="string" calcext:value-type="string">
            <text:p>ようす</text:p>
          </table:table-cell>
          <table:table-cell office:value-type="string" calcext:value-type="string">
            <text:p>Apariencia.</text:p>
          </table:table-cell>
          <table:table-cell office:value-type="string" calcext:value-type="string">
            <text:p>様子</text:p>
          </table:table-cell>
          <table:table-cell table:number-columns-repeated="2"/>
          <table:table-cell table:formula="of:=COM.MICROSOFT.CONCAT (&quot;insert into ITEM_INFO  values(&quot;;[.B335];&quot;,&quot;;[.A335];&quot;);&quot;)" office:value-type="string" office:string-value="insert into ITEM_INFO  values(334,3);" calcext:value-type="string">
            <text:p>insert into ITEM_INFO <text:s/>values(334,3);</text:p>
          </table:table-cell>
          <table:table-cell table:formula="of:=COM.MICROSOFT.CONCAT(&quot;INSERT INTO VALOR_CARACTERISTICA VALUES(&quot;;[.B335];&quot;,1,'&quot;;[.C335];&quot;');&quot;)" office:value-type="string" office:string-value="INSERT INTO VALOR_CARACTERISTICA VALUES(334,1,'ようす');" calcext:value-type="string">
            <text:p>INSERT INTO VALOR_CARACTERISTICA VALUES(334,1,'ようす');</text:p>
          </table:table-cell>
          <table:table-cell table:formula="of:=COM.MICROSOFT.CONCAT(&quot;INSERT INTO VALOR_CARACTERISTICA VALUES(&quot;;[.B335];&quot;,3,'&quot;;[.D335];&quot;');&quot;)" office:value-type="string" office:string-value="INSERT INTO VALOR_CARACTERISTICA VALUES(334,3,'Apariencia.');" calcext:value-type="string">
            <text:p>INSERT INTO VALOR_CARACTERISTICA VALUES(334,3,'Apariencia.');</text:p>
          </table:table-cell>
          <table:table-cell table:formula="of:=COM.MICROSOFT.CONCAT(&quot;INSERT INTO VALOR_CARACTERISTICA VALUES(&quot;;[.B335];&quot;,2,'&quot;;TRIM([.E335]);&quot;');&quot;)" office:value-type="string" office:string-value="INSERT INTO VALOR_CARACTERISTICA VALUES(334,2,'様子');" calcext:value-type="string">
            <text:p>INSERT INTO VALOR_CARACTERISTICA VALUES(334,2,'様子');</text:p>
          </table:table-cell>
          <table:table-cell table:number-columns-repeated="2"/>
        </table:table-row>
        <table:table-row table:style-name="ro1">
          <table:table-cell office:value-type="float" office:value="3" calcext:value-type="float">
            <text:p>3</text:p>
          </table:table-cell>
          <table:table-cell table:formula="of:=[.B335]+1" office:value-type="float" office:value="335" calcext:value-type="float">
            <text:p>335</text:p>
          </table:table-cell>
          <table:table-cell office:value-type="string" calcext:value-type="string">
            <text:p>はかる</text:p>
          </table:table-cell>
          <table:table-cell office:value-type="string" calcext:value-type="string">
            <text:p>Medir.</text:p>
          </table:table-cell>
          <table:table-cell office:value-type="string" calcext:value-type="string">
            <text:p>測る</text:p>
          </table:table-cell>
          <table:table-cell table:number-columns-repeated="2"/>
          <table:table-cell table:formula="of:=COM.MICROSOFT.CONCAT (&quot;insert into ITEM_INFO  values(&quot;;[.B336];&quot;,&quot;;[.A336];&quot;);&quot;)" office:value-type="string" office:string-value="insert into ITEM_INFO  values(335,3);" calcext:value-type="string">
            <text:p>insert into ITEM_INFO <text:s/>values(335,3);</text:p>
          </table:table-cell>
          <table:table-cell table:formula="of:=COM.MICROSOFT.CONCAT(&quot;INSERT INTO VALOR_CARACTERISTICA VALUES(&quot;;[.B336];&quot;,1,'&quot;;[.C336];&quot;');&quot;)" office:value-type="string" office:string-value="INSERT INTO VALOR_CARACTERISTICA VALUES(335,1,'はかる');" calcext:value-type="string">
            <text:p>INSERT INTO VALOR_CARACTERISTICA VALUES(335,1,'はかる');</text:p>
          </table:table-cell>
          <table:table-cell table:formula="of:=COM.MICROSOFT.CONCAT(&quot;INSERT INTO VALOR_CARACTERISTICA VALUES(&quot;;[.B336];&quot;,3,'&quot;;[.D336];&quot;');&quot;)" office:value-type="string" office:string-value="INSERT INTO VALOR_CARACTERISTICA VALUES(335,3,'Medir.');" calcext:value-type="string">
            <text:p>INSERT INTO VALOR_CARACTERISTICA VALUES(335,3,'Medir.');</text:p>
          </table:table-cell>
          <table:table-cell table:formula="of:=COM.MICROSOFT.CONCAT(&quot;INSERT INTO VALOR_CARACTERISTICA VALUES(&quot;;[.B336];&quot;,2,'&quot;;TRIM([.E336]);&quot;');&quot;)" office:value-type="string" office:string-value="INSERT INTO VALOR_CARACTERISTICA VALUES(335,2,'測る');" calcext:value-type="string">
            <text:p>INSERT INTO VALOR_CARACTERISTICA VALUES(335,2,'測る');</text:p>
          </table:table-cell>
          <table:table-cell table:number-columns-repeated="2"/>
        </table:table-row>
        <table:table-row table:style-name="ro1">
          <table:table-cell office:value-type="float" office:value="3" calcext:value-type="float">
            <text:p>3</text:p>
          </table:table-cell>
          <table:table-cell table:formula="of:=[.B336]+1" office:value-type="float" office:value="336" calcext:value-type="float">
            <text:p>336</text:p>
          </table:table-cell>
          <table:table-cell office:value-type="string" calcext:value-type="string">
            <text:p>やわらかい</text:p>
          </table:table-cell>
          <table:table-cell office:value-type="string" calcext:value-type="string">
            <text:p>Suave, delicado.</text:p>
          </table:table-cell>
          <table:table-cell office:value-type="string" calcext:value-type="string">
            <text:p>柔らかい</text:p>
          </table:table-cell>
          <table:table-cell table:number-columns-repeated="2"/>
          <table:table-cell table:formula="of:=COM.MICROSOFT.CONCAT (&quot;insert into ITEM_INFO  values(&quot;;[.B337];&quot;,&quot;;[.A337];&quot;);&quot;)" office:value-type="string" office:string-value="insert into ITEM_INFO  values(336,3);" calcext:value-type="string">
            <text:p>insert into ITEM_INFO <text:s/>values(336,3);</text:p>
          </table:table-cell>
          <table:table-cell table:formula="of:=COM.MICROSOFT.CONCAT(&quot;INSERT INTO VALOR_CARACTERISTICA VALUES(&quot;;[.B337];&quot;,1,'&quot;;[.C337];&quot;');&quot;)" office:value-type="string" office:string-value="INSERT INTO VALOR_CARACTERISTICA VALUES(336,1,'やわらかい');" calcext:value-type="string">
            <text:p>INSERT INTO VALOR_CARACTERISTICA VALUES(336,1,'やわらかい');</text:p>
          </table:table-cell>
          <table:table-cell table:formula="of:=COM.MICROSOFT.CONCAT(&quot;INSERT INTO VALOR_CARACTERISTICA VALUES(&quot;;[.B337];&quot;,3,'&quot;;[.D337];&quot;');&quot;)" office:value-type="string" office:string-value="INSERT INTO VALOR_CARACTERISTICA VALUES(336,3,'Suave, delicado.');" calcext:value-type="string">
            <text:p>INSERT INTO VALOR_CARACTERISTICA VALUES(336,3,'Suave, delicado.');</text:p>
          </table:table-cell>
          <table:table-cell table:formula="of:=COM.MICROSOFT.CONCAT(&quot;INSERT INTO VALOR_CARACTERISTICA VALUES(&quot;;[.B337];&quot;,2,'&quot;;TRIM([.E337]);&quot;');&quot;)" office:value-type="string" office:string-value="INSERT INTO VALOR_CARACTERISTICA VALUES(336,2,'柔らかい');" calcext:value-type="string">
            <text:p>INSERT INTO VALOR_CARACTERISTICA VALUES(336,2,'柔らかい');</text:p>
          </table:table-cell>
          <table:table-cell table:number-columns-repeated="2"/>
        </table:table-row>
        <table:table-row table:style-name="ro1">
          <table:table-cell office:value-type="float" office:value="3" calcext:value-type="float">
            <text:p>3</text:p>
          </table:table-cell>
          <table:table-cell table:formula="of:=[.B337]+1" office:value-type="float" office:value="337" calcext:value-type="float">
            <text:p>337</text:p>
          </table:table-cell>
          <table:table-cell office:value-type="string" calcext:value-type="string">
            <text:p>かたい</text:p>
          </table:table-cell>
          <table:table-cell office:value-type="string" calcext:value-type="string">
            <text:p>　Duro, sólido, recio.</text:p>
          </table:table-cell>
          <table:table-cell office:value-type="string" calcext:value-type="string">
            <text:p>固い</text:p>
          </table:table-cell>
          <table:table-cell table:number-columns-repeated="2"/>
          <table:table-cell table:formula="of:=COM.MICROSOFT.CONCAT (&quot;insert into ITEM_INFO  values(&quot;;[.B338];&quot;,&quot;;[.A338];&quot;);&quot;)" office:value-type="string" office:string-value="insert into ITEM_INFO  values(337,3);" calcext:value-type="string">
            <text:p>insert into ITEM_INFO <text:s/>values(337,3);</text:p>
          </table:table-cell>
          <table:table-cell table:formula="of:=COM.MICROSOFT.CONCAT(&quot;INSERT INTO VALOR_CARACTERISTICA VALUES(&quot;;[.B338];&quot;,1,'&quot;;[.C338];&quot;');&quot;)" office:value-type="string" office:string-value="INSERT INTO VALOR_CARACTERISTICA VALUES(337,1,'かたい');" calcext:value-type="string">
            <text:p>INSERT INTO VALOR_CARACTERISTICA VALUES(337,1,'かたい');</text:p>
          </table:table-cell>
          <table:table-cell table:formula="of:=COM.MICROSOFT.CONCAT(&quot;INSERT INTO VALOR_CARACTERISTICA VALUES(&quot;;[.B338];&quot;,3,'&quot;;[.D338];&quot;');&quot;)" office:value-type="string" office:string-value="INSERT INTO VALOR_CARACTERISTICA VALUES(337,3,'　Duro, sólido, recio.');" calcext:value-type="string">
            <text:p>INSERT INTO VALOR_CARACTERISTICA VALUES(337,3,'　Duro, sólido, recio.');</text:p>
          </table:table-cell>
          <table:table-cell table:formula="of:=COM.MICROSOFT.CONCAT(&quot;INSERT INTO VALOR_CARACTERISTICA VALUES(&quot;;[.B338];&quot;,2,'&quot;;TRIM([.E338]);&quot;');&quot;)" office:value-type="string" office:string-value="INSERT INTO VALOR_CARACTERISTICA VALUES(337,2,'固い');" calcext:value-type="string">
            <text:p>INSERT INTO VALOR_CARACTERISTICA VALUES(337,2,'固い');</text:p>
          </table:table-cell>
          <table:table-cell table:number-columns-repeated="2"/>
        </table:table-row>
        <table:table-row table:style-name="ro1">
          <table:table-cell office:value-type="float" office:value="3" calcext:value-type="float">
            <text:p>3</text:p>
          </table:table-cell>
          <table:table-cell table:formula="of:=[.B338]+1" office:value-type="float" office:value="338" calcext:value-type="float">
            <text:p>338</text:p>
          </table:table-cell>
          <table:table-cell office:value-type="string" calcext:value-type="string">
            <text:p>くうかん</text:p>
          </table:table-cell>
          <table:table-cell office:value-type="string" calcext:value-type="string">
            <text:p>Espacio.</text:p>
          </table:table-cell>
          <table:table-cell office:value-type="string" calcext:value-type="string">
            <text:p>空間</text:p>
          </table:table-cell>
          <table:table-cell table:number-columns-repeated="2"/>
          <table:table-cell table:formula="of:=COM.MICROSOFT.CONCAT (&quot;insert into ITEM_INFO  values(&quot;;[.B339];&quot;,&quot;;[.A339];&quot;);&quot;)" office:value-type="string" office:string-value="insert into ITEM_INFO  values(338,3);" calcext:value-type="string">
            <text:p>insert into ITEM_INFO <text:s/>values(338,3);</text:p>
          </table:table-cell>
          <table:table-cell table:formula="of:=COM.MICROSOFT.CONCAT(&quot;INSERT INTO VALOR_CARACTERISTICA VALUES(&quot;;[.B339];&quot;,1,'&quot;;[.C339];&quot;');&quot;)" office:value-type="string" office:string-value="INSERT INTO VALOR_CARACTERISTICA VALUES(338,1,'くうかん');" calcext:value-type="string">
            <text:p>INSERT INTO VALOR_CARACTERISTICA VALUES(338,1,'くうかん');</text:p>
          </table:table-cell>
          <table:table-cell table:formula="of:=COM.MICROSOFT.CONCAT(&quot;INSERT INTO VALOR_CARACTERISTICA VALUES(&quot;;[.B339];&quot;,3,'&quot;;[.D339];&quot;');&quot;)" office:value-type="string" office:string-value="INSERT INTO VALOR_CARACTERISTICA VALUES(338,3,'Espacio.');" calcext:value-type="string">
            <text:p>INSERT INTO VALOR_CARACTERISTICA VALUES(338,3,'Espacio.');</text:p>
          </table:table-cell>
          <table:table-cell table:formula="of:=COM.MICROSOFT.CONCAT(&quot;INSERT INTO VALOR_CARACTERISTICA VALUES(&quot;;[.B339];&quot;,2,'&quot;;TRIM([.E339]);&quot;');&quot;)" office:value-type="string" office:string-value="INSERT INTO VALOR_CARACTERISTICA VALUES(338,2,'空間');" calcext:value-type="string">
            <text:p>INSERT INTO VALOR_CARACTERISTICA VALUES(338,2,'空間');</text:p>
          </table:table-cell>
          <table:table-cell table:number-columns-repeated="2"/>
        </table:table-row>
        <table:table-row table:style-name="ro1">
          <table:table-cell office:value-type="float" office:value="3" calcext:value-type="float">
            <text:p>3</text:p>
          </table:table-cell>
          <table:table-cell table:formula="of:=[.B339]+1" office:value-type="float" office:value="339" calcext:value-type="float">
            <text:p>339</text:p>
          </table:table-cell>
          <table:table-cell office:value-type="string" calcext:value-type="string">
            <text:p>ぜんたい</text:p>
          </table:table-cell>
          <table:table-cell office:value-type="string" calcext:value-type="string">
            <text:p>Completamente, totalidad.</text:p>
          </table:table-cell>
          <table:table-cell office:value-type="string" calcext:value-type="string">
            <text:p>全体</text:p>
          </table:table-cell>
          <table:table-cell table:number-columns-repeated="2"/>
          <table:table-cell table:formula="of:=COM.MICROSOFT.CONCAT (&quot;insert into ITEM_INFO  values(&quot;;[.B340];&quot;,&quot;;[.A340];&quot;);&quot;)" office:value-type="string" office:string-value="insert into ITEM_INFO  values(339,3);" calcext:value-type="string">
            <text:p>insert into ITEM_INFO <text:s/>values(339,3);</text:p>
          </table:table-cell>
          <table:table-cell table:formula="of:=COM.MICROSOFT.CONCAT(&quot;INSERT INTO VALOR_CARACTERISTICA VALUES(&quot;;[.B340];&quot;,1,'&quot;;[.C340];&quot;');&quot;)" office:value-type="string" office:string-value="INSERT INTO VALOR_CARACTERISTICA VALUES(339,1,'ぜんたい');" calcext:value-type="string">
            <text:p>INSERT INTO VALOR_CARACTERISTICA VALUES(339,1,'ぜんたい');</text:p>
          </table:table-cell>
          <table:table-cell table:formula="of:=COM.MICROSOFT.CONCAT(&quot;INSERT INTO VALOR_CARACTERISTICA VALUES(&quot;;[.B340];&quot;,3,'&quot;;[.D340];&quot;');&quot;)" office:value-type="string" office:string-value="INSERT INTO VALOR_CARACTERISTICA VALUES(339,3,'Completamente, totalidad.');" calcext:value-type="string">
            <text:p>INSERT INTO VALOR_CARACTERISTICA VALUES(339,3,'Completamente, totalidad.');</text:p>
          </table:table-cell>
          <table:table-cell table:formula="of:=COM.MICROSOFT.CONCAT(&quot;INSERT INTO VALOR_CARACTERISTICA VALUES(&quot;;[.B340];&quot;,2,'&quot;;TRIM([.E340]);&quot;');&quot;)" office:value-type="string" office:string-value="INSERT INTO VALOR_CARACTERISTICA VALUES(339,2,'全体');" calcext:value-type="string">
            <text:p>INSERT INTO VALOR_CARACTERISTICA VALUES(339,2,'全体');</text:p>
          </table:table-cell>
          <table:table-cell table:number-columns-repeated="2"/>
        </table:table-row>
        <table:table-row table:style-name="ro1">
          <table:table-cell office:value-type="float" office:value="3" calcext:value-type="float">
            <text:p>3</text:p>
          </table:table-cell>
          <table:table-cell table:formula="of:=[.B340]+1" office:value-type="float" office:value="340" calcext:value-type="float">
            <text:p>340</text:p>
          </table:table-cell>
          <table:table-cell office:value-type="string" calcext:value-type="string">
            <text:p>しょうたい</text:p>
          </table:table-cell>
          <table:table-cell office:value-type="string" calcext:value-type="string">
            <text:p>Invitación.</text:p>
          </table:table-cell>
          <table:table-cell office:value-type="string" calcext:value-type="string">
            <text:p>招待</text:p>
          </table:table-cell>
          <table:table-cell table:number-columns-repeated="2"/>
          <table:table-cell table:formula="of:=COM.MICROSOFT.CONCAT (&quot;insert into ITEM_INFO  values(&quot;;[.B341];&quot;,&quot;;[.A341];&quot;);&quot;)" office:value-type="string" office:string-value="insert into ITEM_INFO  values(340,3);" calcext:value-type="string">
            <text:p>insert into ITEM_INFO <text:s/>values(340,3);</text:p>
          </table:table-cell>
          <table:table-cell table:formula="of:=COM.MICROSOFT.CONCAT(&quot;INSERT INTO VALOR_CARACTERISTICA VALUES(&quot;;[.B341];&quot;,1,'&quot;;[.C341];&quot;');&quot;)" office:value-type="string" office:string-value="INSERT INTO VALOR_CARACTERISTICA VALUES(340,1,'しょうたい');" calcext:value-type="string">
            <text:p>INSERT INTO VALOR_CARACTERISTICA VALUES(340,1,'しょうたい');</text:p>
          </table:table-cell>
          <table:table-cell table:formula="of:=COM.MICROSOFT.CONCAT(&quot;INSERT INTO VALOR_CARACTERISTICA VALUES(&quot;;[.B341];&quot;,3,'&quot;;[.D341];&quot;');&quot;)" office:value-type="string" office:string-value="INSERT INTO VALOR_CARACTERISTICA VALUES(340,3,'Invitación.');" calcext:value-type="string">
            <text:p>INSERT INTO VALOR_CARACTERISTICA VALUES(340,3,'Invitación.');</text:p>
          </table:table-cell>
          <table:table-cell table:formula="of:=COM.MICROSOFT.CONCAT(&quot;INSERT INTO VALOR_CARACTERISTICA VALUES(&quot;;[.B341];&quot;,2,'&quot;;TRIM([.E341]);&quot;');&quot;)" office:value-type="string" office:string-value="INSERT INTO VALOR_CARACTERISTICA VALUES(340,2,'招待');" calcext:value-type="string">
            <text:p>INSERT INTO VALOR_CARACTERISTICA VALUES(340,2,'招待');</text:p>
          </table:table-cell>
          <table:table-cell table:number-columns-repeated="2"/>
        </table:table-row>
        <table:table-row table:style-name="ro1">
          <table:table-cell office:value-type="float" office:value="3" calcext:value-type="float">
            <text:p>3</text:p>
          </table:table-cell>
          <table:table-cell table:formula="of:=[.B341]+1" office:value-type="float" office:value="341" calcext:value-type="float">
            <text:p>341</text:p>
          </table:table-cell>
          <table:table-cell office:value-type="string" calcext:value-type="string">
            <text:p>いちりゅう</text:p>
          </table:table-cell>
          <table:table-cell office:value-type="string" calcext:value-type="string">
            <text:p>Primera clase.</text:p>
          </table:table-cell>
          <table:table-cell office:value-type="string" calcext:value-type="string">
            <text:p>一流</text:p>
          </table:table-cell>
          <table:table-cell table:number-columns-repeated="2"/>
          <table:table-cell table:formula="of:=COM.MICROSOFT.CONCAT (&quot;insert into ITEM_INFO  values(&quot;;[.B342];&quot;,&quot;;[.A342];&quot;);&quot;)" office:value-type="string" office:string-value="insert into ITEM_INFO  values(341,3);" calcext:value-type="string">
            <text:p>insert into ITEM_INFO <text:s/>values(341,3);</text:p>
          </table:table-cell>
          <table:table-cell table:formula="of:=COM.MICROSOFT.CONCAT(&quot;INSERT INTO VALOR_CARACTERISTICA VALUES(&quot;;[.B342];&quot;,1,'&quot;;[.C342];&quot;');&quot;)" office:value-type="string" office:string-value="INSERT INTO VALOR_CARACTERISTICA VALUES(341,1,'いちりゅう');" calcext:value-type="string">
            <text:p>INSERT INTO VALOR_CARACTERISTICA VALUES(341,1,'いちりゅう');</text:p>
          </table:table-cell>
          <table:table-cell table:formula="of:=COM.MICROSOFT.CONCAT(&quot;INSERT INTO VALOR_CARACTERISTICA VALUES(&quot;;[.B342];&quot;,3,'&quot;;[.D342];&quot;');&quot;)" office:value-type="string" office:string-value="INSERT INTO VALOR_CARACTERISTICA VALUES(341,3,'Primera clase.');" calcext:value-type="string">
            <text:p>INSERT INTO VALOR_CARACTERISTICA VALUES(341,3,'Primera clase.');</text:p>
          </table:table-cell>
          <table:table-cell table:formula="of:=COM.MICROSOFT.CONCAT(&quot;INSERT INTO VALOR_CARACTERISTICA VALUES(&quot;;[.B342];&quot;,2,'&quot;;TRIM([.E342]);&quot;');&quot;)" office:value-type="string" office:string-value="INSERT INTO VALOR_CARACTERISTICA VALUES(341,2,'一流');" calcext:value-type="string">
            <text:p>INSERT INTO VALOR_CARACTERISTICA VALUES(341,2,'一流');</text:p>
          </table:table-cell>
          <table:table-cell table:number-columns-repeated="2"/>
        </table:table-row>
        <table:table-row table:style-name="ro3">
          <table:table-cell office:value-type="float" office:value="3" calcext:value-type="float">
            <text:p>3</text:p>
          </table:table-cell>
          <table:table-cell table:formula="of:=[.B342]+1" office:value-type="float" office:value="342" calcext:value-type="float">
            <text:p>342</text:p>
          </table:table-cell>
          <table:table-cell office:value-type="string" calcext:value-type="string">
            <text:p><text:span text:style-name="T14">はんが</text:span></text:p>
          </table:table-cell>
          <table:table-cell office:value-type="string" calcext:value-type="string">
            <text:p>Grabado en madera, xilografía.</text:p>
          </table:table-cell>
          <table:table-cell table:style-name="ce7" office:value-type="string" calcext:value-type="string">
            <text:p><text:span text:style-name="T20">版画</text:span></text:p>
          </table:table-cell>
          <table:table-cell table:number-columns-repeated="2"/>
          <table:table-cell table:formula="of:=COM.MICROSOFT.CONCAT (&quot;insert into ITEM_INFO  values(&quot;;[.B343];&quot;,&quot;;[.A343];&quot;);&quot;)" office:value-type="string" office:string-value="insert into ITEM_INFO  values(342,3);" calcext:value-type="string">
            <text:p>insert into ITEM_INFO <text:s/>values(342,3);</text:p>
          </table:table-cell>
          <table:table-cell table:formula="of:=COM.MICROSOFT.CONCAT(&quot;INSERT INTO VALOR_CARACTERISTICA VALUES(&quot;;[.B343];&quot;,1,'&quot;;[.C343];&quot;');&quot;)" office:value-type="string" office:string-value="INSERT INTO VALOR_CARACTERISTICA VALUES(342,1,'はんが');" calcext:value-type="string">
            <text:p>INSERT INTO VALOR_CARACTERISTICA VALUES(342,1,'はんが');</text:p>
          </table:table-cell>
          <table:table-cell table:formula="of:=COM.MICROSOFT.CONCAT(&quot;INSERT INTO VALOR_CARACTERISTICA VALUES(&quot;;[.B343];&quot;,3,'&quot;;[.D343];&quot;');&quot;)" office:value-type="string" office:string-value="INSERT INTO VALOR_CARACTERISTICA VALUES(342,3,'Grabado en madera, xilografía.');" calcext:value-type="string">
            <text:p>INSERT INTO VALOR_CARACTERISTICA VALUES(342,3,'Grabado en madera, xilografía.');</text:p>
          </table:table-cell>
          <table:table-cell table:formula="of:=COM.MICROSOFT.CONCAT(&quot;INSERT INTO VALOR_CARACTERISTICA VALUES(&quot;;[.B343];&quot;,2,'&quot;;TRIM([.E343]);&quot;');&quot;)" office:value-type="string" office:string-value="INSERT INTO VALOR_CARACTERISTICA VALUES(342,2,'版画');" calcext:value-type="string">
            <text:p>INSERT INTO VALOR_CARACTERISTICA VALUES(342,2,'版画');</text:p>
          </table:table-cell>
          <table:table-cell table:number-columns-repeated="2"/>
        </table:table-row>
        <table:table-row table:style-name="ro1">
          <table:table-cell office:value-type="float" office:value="3" calcext:value-type="float">
            <text:p>3</text:p>
          </table:table-cell>
          <table:table-cell table:formula="of:=[.B343]+1" office:value-type="float" office:value="343" calcext:value-type="float">
            <text:p>343</text:p>
          </table:table-cell>
          <table:table-cell office:value-type="string" calcext:value-type="string">
            <text:p>かいせつ</text:p>
          </table:table-cell>
          <table:table-cell office:value-type="string" calcext:value-type="string">
            <text:p>Explicación.</text:p>
          </table:table-cell>
          <table:table-cell office:value-type="string" calcext:value-type="string">
            <text:p>解説</text:p>
          </table:table-cell>
          <table:table-cell table:number-columns-repeated="2"/>
          <table:table-cell table:formula="of:=COM.MICROSOFT.CONCAT (&quot;insert into ITEM_INFO  values(&quot;;[.B344];&quot;,&quot;;[.A344];&quot;);&quot;)" office:value-type="string" office:string-value="insert into ITEM_INFO  values(343,3);" calcext:value-type="string">
            <text:p>insert into ITEM_INFO <text:s/>values(343,3);</text:p>
          </table:table-cell>
          <table:table-cell table:formula="of:=COM.MICROSOFT.CONCAT(&quot;INSERT INTO VALOR_CARACTERISTICA VALUES(&quot;;[.B344];&quot;,1,'&quot;;[.C344];&quot;');&quot;)" office:value-type="string" office:string-value="INSERT INTO VALOR_CARACTERISTICA VALUES(343,1,'かいせつ');" calcext:value-type="string">
            <text:p>INSERT INTO VALOR_CARACTERISTICA VALUES(343,1,'かいせつ');</text:p>
          </table:table-cell>
          <table:table-cell table:formula="of:=COM.MICROSOFT.CONCAT(&quot;INSERT INTO VALOR_CARACTERISTICA VALUES(&quot;;[.B344];&quot;,3,'&quot;;[.D344];&quot;');&quot;)" office:value-type="string" office:string-value="INSERT INTO VALOR_CARACTERISTICA VALUES(343,3,'Explicación.');" calcext:value-type="string">
            <text:p>INSERT INTO VALOR_CARACTERISTICA VALUES(343,3,'Explicación.');</text:p>
          </table:table-cell>
          <table:table-cell table:formula="of:=COM.MICROSOFT.CONCAT(&quot;INSERT INTO VALOR_CARACTERISTICA VALUES(&quot;;[.B344];&quot;,2,'&quot;;TRIM([.E344]);&quot;');&quot;)" office:value-type="string" office:string-value="INSERT INTO VALOR_CARACTERISTICA VALUES(343,2,'解説');" calcext:value-type="string">
            <text:p>INSERT INTO VALOR_CARACTERISTICA VALUES(343,2,'解説');</text:p>
          </table:table-cell>
          <table:table-cell table:number-columns-repeated="2"/>
        </table:table-row>
        <table:table-row table:style-name="ro1">
          <table:table-cell office:value-type="float" office:value="3" calcext:value-type="float">
            <text:p>3</text:p>
          </table:table-cell>
          <table:table-cell table:formula="of:=[.B344]+1" office:value-type="float" office:value="344" calcext:value-type="float">
            <text:p>344</text:p>
          </table:table-cell>
          <table:table-cell office:value-type="string" calcext:value-type="string">
            <text:p>たいそう</text:p>
          </table:table-cell>
          <table:table-cell office:value-type="string" calcext:value-type="string">
            <text:p>Ejercicio físico, gimnasia.</text:p>
          </table:table-cell>
          <table:table-cell office:value-type="string" calcext:value-type="string">
            <text:p>体操</text:p>
          </table:table-cell>
          <table:table-cell table:number-columns-repeated="2"/>
          <table:table-cell table:formula="of:=COM.MICROSOFT.CONCAT (&quot;insert into ITEM_INFO  values(&quot;;[.B345];&quot;,&quot;;[.A345];&quot;);&quot;)" office:value-type="string" office:string-value="insert into ITEM_INFO  values(344,3);" calcext:value-type="string">
            <text:p>insert into ITEM_INFO <text:s/>values(344,3);</text:p>
          </table:table-cell>
          <table:table-cell table:formula="of:=COM.MICROSOFT.CONCAT(&quot;INSERT INTO VALOR_CARACTERISTICA VALUES(&quot;;[.B345];&quot;,1,'&quot;;[.C345];&quot;');&quot;)" office:value-type="string" office:string-value="INSERT INTO VALOR_CARACTERISTICA VALUES(344,1,'たいそう');" calcext:value-type="string">
            <text:p>INSERT INTO VALOR_CARACTERISTICA VALUES(344,1,'たいそう');</text:p>
          </table:table-cell>
          <table:table-cell table:formula="of:=COM.MICROSOFT.CONCAT(&quot;INSERT INTO VALOR_CARACTERISTICA VALUES(&quot;;[.B345];&quot;,3,'&quot;;[.D345];&quot;');&quot;)" office:value-type="string" office:string-value="INSERT INTO VALOR_CARACTERISTICA VALUES(344,3,'Ejercicio físico, gimnasia.');" calcext:value-type="string">
            <text:p>INSERT INTO VALOR_CARACTERISTICA VALUES(344,3,'Ejercicio físico, gimnasia.');</text:p>
          </table:table-cell>
          <table:table-cell table:formula="of:=COM.MICROSOFT.CONCAT(&quot;INSERT INTO VALOR_CARACTERISTICA VALUES(&quot;;[.B345];&quot;,2,'&quot;;TRIM([.E345]);&quot;');&quot;)" office:value-type="string" office:string-value="INSERT INTO VALOR_CARACTERISTICA VALUES(344,2,'体操');" calcext:value-type="string">
            <text:p>INSERT INTO VALOR_CARACTERISTICA VALUES(344,2,'体操');</text:p>
          </table:table-cell>
          <table:table-cell table:number-columns-repeated="2"/>
        </table:table-row>
        <table:table-row table:style-name="ro1">
          <table:table-cell office:value-type="float" office:value="3" calcext:value-type="float">
            <text:p>3</text:p>
          </table:table-cell>
          <table:table-cell table:formula="of:=[.B345]+1" office:value-type="float" office:value="345" calcext:value-type="float">
            <text:p>345</text:p>
          </table:table-cell>
          <table:table-cell office:value-type="string" calcext:value-type="string">
            <text:p>きょくげい</text:p>
          </table:table-cell>
          <table:table-cell office:value-type="string" calcext:value-type="string">
            <text:p>Acrobacias.</text:p>
          </table:table-cell>
          <table:table-cell office:value-type="string" calcext:value-type="string">
            <text:p>曲芸</text:p>
          </table:table-cell>
          <table:table-cell table:number-columns-repeated="2"/>
          <table:table-cell table:formula="of:=COM.MICROSOFT.CONCAT (&quot;insert into ITEM_INFO  values(&quot;;[.B346];&quot;,&quot;;[.A346];&quot;);&quot;)" office:value-type="string" office:string-value="insert into ITEM_INFO  values(345,3);" calcext:value-type="string">
            <text:p>insert into ITEM_INFO <text:s/>values(345,3);</text:p>
          </table:table-cell>
          <table:table-cell table:formula="of:=COM.MICROSOFT.CONCAT(&quot;INSERT INTO VALOR_CARACTERISTICA VALUES(&quot;;[.B346];&quot;,1,'&quot;;[.C346];&quot;');&quot;)" office:value-type="string" office:string-value="INSERT INTO VALOR_CARACTERISTICA VALUES(345,1,'きょくげい');" calcext:value-type="string">
            <text:p>INSERT INTO VALOR_CARACTERISTICA VALUES(345,1,'きょくげい');</text:p>
          </table:table-cell>
          <table:table-cell table:formula="of:=COM.MICROSOFT.CONCAT(&quot;INSERT INTO VALOR_CARACTERISTICA VALUES(&quot;;[.B346];&quot;,3,'&quot;;[.D346];&quot;');&quot;)" office:value-type="string" office:string-value="INSERT INTO VALOR_CARACTERISTICA VALUES(345,3,'Acrobacias.');" calcext:value-type="string">
            <text:p>INSERT INTO VALOR_CARACTERISTICA VALUES(345,3,'Acrobacias.');</text:p>
          </table:table-cell>
          <table:table-cell table:formula="of:=COM.MICROSOFT.CONCAT(&quot;INSERT INTO VALOR_CARACTERISTICA VALUES(&quot;;[.B346];&quot;,2,'&quot;;TRIM([.E346]);&quot;');&quot;)" office:value-type="string" office:string-value="INSERT INTO VALOR_CARACTERISTICA VALUES(345,2,'曲芸');" calcext:value-type="string">
            <text:p>INSERT INTO VALOR_CARACTERISTICA VALUES(345,2,'曲芸');</text:p>
          </table:table-cell>
          <table:table-cell table:number-columns-repeated="2"/>
        </table:table-row>
        <table:table-row table:style-name="ro1">
          <table:table-cell office:value-type="float" office:value="3" calcext:value-type="float">
            <text:p>3</text:p>
          </table:table-cell>
          <table:table-cell table:formula="of:=[.B346]+1" office:value-type="float" office:value="346" calcext:value-type="float">
            <text:p>346</text:p>
          </table:table-cell>
          <table:table-cell office:value-type="string" calcext:value-type="string">
            <text:p>サカース</text:p>
          </table:table-cell>
          <table:table-cell office:value-type="string" calcext:value-type="string">
            <text:p>Circo.</text:p>
          </table:table-cell>
          <table:table-cell office:value-type="string" calcext:value-type="string">
            <text:p>サカース</text:p>
          </table:table-cell>
          <table:table-cell table:number-columns-repeated="2"/>
          <table:table-cell table:formula="of:=COM.MICROSOFT.CONCAT (&quot;insert into ITEM_INFO  values(&quot;;[.B347];&quot;,&quot;;[.A347];&quot;);&quot;)" office:value-type="string" office:string-value="insert into ITEM_INFO  values(346,3);" calcext:value-type="string">
            <text:p>insert into ITEM_INFO <text:s/>values(346,3);</text:p>
          </table:table-cell>
          <table:table-cell table:formula="of:=COM.MICROSOFT.CONCAT(&quot;INSERT INTO VALOR_CARACTERISTICA VALUES(&quot;;[.B347];&quot;,1,'&quot;;[.C347];&quot;');&quot;)" office:value-type="string" office:string-value="INSERT INTO VALOR_CARACTERISTICA VALUES(346,1,'サカース');" calcext:value-type="string">
            <text:p>INSERT INTO VALOR_CARACTERISTICA VALUES(346,1,'サカース');</text:p>
          </table:table-cell>
          <table:table-cell table:formula="of:=COM.MICROSOFT.CONCAT(&quot;INSERT INTO VALOR_CARACTERISTICA VALUES(&quot;;[.B347];&quot;,3,'&quot;;[.D347];&quot;');&quot;)" office:value-type="string" office:string-value="INSERT INTO VALOR_CARACTERISTICA VALUES(346,3,'Circo.');" calcext:value-type="string">
            <text:p>INSERT INTO VALOR_CARACTERISTICA VALUES(346,3,'Circo.');</text:p>
          </table:table-cell>
          <table:table-cell table:formula="of:=COM.MICROSOFT.CONCAT(&quot;INSERT INTO VALOR_CARACTERISTICA VALUES(&quot;;[.B347];&quot;,2,'&quot;;TRIM([.E347]);&quot;');&quot;)" office:value-type="string" office:string-value="INSERT INTO VALOR_CARACTERISTICA VALUES(346,2,'サカース');" calcext:value-type="string">
            <text:p>INSERT INTO VALOR_CARACTERISTICA VALUES(346,2,'サカース');</text:p>
          </table:table-cell>
          <table:table-cell table:number-columns-repeated="2"/>
        </table:table-row>
        <table:table-row table:style-name="ro1">
          <table:table-cell office:value-type="float" office:value="3" calcext:value-type="float">
            <text:p>3</text:p>
          </table:table-cell>
          <table:table-cell table:formula="of:=[.B347]+1" office:value-type="float" office:value="347" calcext:value-type="float">
            <text:p>347</text:p>
          </table:table-cell>
          <table:table-cell office:value-type="string" calcext:value-type="string">
            <text:p>にゅうじょう</text:p>
          </table:table-cell>
          <table:table-cell office:value-type="string" calcext:value-type="string">
            <text:p>Entrada.</text:p>
          </table:table-cell>
          <table:table-cell office:value-type="string" calcext:value-type="string">
            <text:p>入場</text:p>
          </table:table-cell>
          <table:table-cell table:number-columns-repeated="2"/>
          <table:table-cell table:formula="of:=COM.MICROSOFT.CONCAT (&quot;insert into ITEM_INFO  values(&quot;;[.B348];&quot;,&quot;;[.A348];&quot;);&quot;)" office:value-type="string" office:string-value="insert into ITEM_INFO  values(347,3);" calcext:value-type="string">
            <text:p>insert into ITEM_INFO <text:s/>values(347,3);</text:p>
          </table:table-cell>
          <table:table-cell table:formula="of:=COM.MICROSOFT.CONCAT(&quot;INSERT INTO VALOR_CARACTERISTICA VALUES(&quot;;[.B348];&quot;,1,'&quot;;[.C348];&quot;');&quot;)" office:value-type="string" office:string-value="INSERT INTO VALOR_CARACTERISTICA VALUES(347,1,'にゅうじょう');" calcext:value-type="string">
            <text:p>INSERT INTO VALOR_CARACTERISTICA VALUES(347,1,'にゅうじょう');</text:p>
          </table:table-cell>
          <table:table-cell table:formula="of:=COM.MICROSOFT.CONCAT(&quot;INSERT INTO VALOR_CARACTERISTICA VALUES(&quot;;[.B348];&quot;,3,'&quot;;[.D348];&quot;');&quot;)" office:value-type="string" office:string-value="INSERT INTO VALOR_CARACTERISTICA VALUES(347,3,'Entrada.');" calcext:value-type="string">
            <text:p>INSERT INTO VALOR_CARACTERISTICA VALUES(347,3,'Entrada.');</text:p>
          </table:table-cell>
          <table:table-cell table:formula="of:=COM.MICROSOFT.CONCAT(&quot;INSERT INTO VALOR_CARACTERISTICA VALUES(&quot;;[.B348];&quot;,2,'&quot;;TRIM([.E348]);&quot;');&quot;)" office:value-type="string" office:string-value="INSERT INTO VALOR_CARACTERISTICA VALUES(347,2,'入場');" calcext:value-type="string">
            <text:p>INSERT INTO VALOR_CARACTERISTICA VALUES(347,2,'入場');</text:p>
          </table:table-cell>
          <table:table-cell table:number-columns-repeated="2"/>
        </table:table-row>
        <table:table-row table:style-name="ro1">
          <table:table-cell office:value-type="float" office:value="3" calcext:value-type="float">
            <text:p>3</text:p>
          </table:table-cell>
          <table:table-cell table:formula="of:=[.B348]+1" office:value-type="float" office:value="348" calcext:value-type="float">
            <text:p>348</text:p>
          </table:table-cell>
          <table:table-cell office:value-type="string" calcext:value-type="string">
            <text:p>ぶたい</text:p>
          </table:table-cell>
          <table:table-cell office:value-type="string" calcext:value-type="string">
            <text:p>Escenario, teatro.</text:p>
          </table:table-cell>
          <table:table-cell office:value-type="string" calcext:value-type="string">
            <text:p>舞台</text:p>
          </table:table-cell>
          <table:table-cell table:number-columns-repeated="2"/>
          <table:table-cell table:formula="of:=COM.MICROSOFT.CONCAT (&quot;insert into ITEM_INFO  values(&quot;;[.B349];&quot;,&quot;;[.A349];&quot;);&quot;)" office:value-type="string" office:string-value="insert into ITEM_INFO  values(348,3);" calcext:value-type="string">
            <text:p>insert into ITEM_INFO <text:s/>values(348,3);</text:p>
          </table:table-cell>
          <table:table-cell table:formula="of:=COM.MICROSOFT.CONCAT(&quot;INSERT INTO VALOR_CARACTERISTICA VALUES(&quot;;[.B349];&quot;,1,'&quot;;[.C349];&quot;');&quot;)" office:value-type="string" office:string-value="INSERT INTO VALOR_CARACTERISTICA VALUES(348,1,'ぶたい');" calcext:value-type="string">
            <text:p>INSERT INTO VALOR_CARACTERISTICA VALUES(348,1,'ぶたい');</text:p>
          </table:table-cell>
          <table:table-cell table:formula="of:=COM.MICROSOFT.CONCAT(&quot;INSERT INTO VALOR_CARACTERISTICA VALUES(&quot;;[.B349];&quot;,3,'&quot;;[.D349];&quot;');&quot;)" office:value-type="string" office:string-value="INSERT INTO VALOR_CARACTERISTICA VALUES(348,3,'Escenario, teatro.');" calcext:value-type="string">
            <text:p>INSERT INTO VALOR_CARACTERISTICA VALUES(348,3,'Escenario, teatro.');</text:p>
          </table:table-cell>
          <table:table-cell table:formula="of:=COM.MICROSOFT.CONCAT(&quot;INSERT INTO VALOR_CARACTERISTICA VALUES(&quot;;[.B349];&quot;,2,'&quot;;TRIM([.E349]);&quot;');&quot;)" office:value-type="string" office:string-value="INSERT INTO VALOR_CARACTERISTICA VALUES(348,2,'舞台');" calcext:value-type="string">
            <text:p>INSERT INTO VALOR_CARACTERISTICA VALUES(348,2,'舞台');</text:p>
          </table:table-cell>
          <table:table-cell table:number-columns-repeated="2"/>
        </table:table-row>
        <table:table-row table:style-name="ro1">
          <table:table-cell office:value-type="float" office:value="3" calcext:value-type="float">
            <text:p>3</text:p>
          </table:table-cell>
          <table:table-cell table:formula="of:=[.B349]+1" office:value-type="float" office:value="349" calcext:value-type="float">
            <text:p>349</text:p>
          </table:table-cell>
          <table:table-cell office:value-type="string" calcext:value-type="string">
            <text:p>しゅくじつ</text:p>
          </table:table-cell>
          <table:table-cell office:value-type="string" calcext:value-type="string">
            <text:p>Día festivo nacional.</text:p>
          </table:table-cell>
          <table:table-cell office:value-type="string" calcext:value-type="string">
            <text:p>祝日</text:p>
          </table:table-cell>
          <table:table-cell table:number-columns-repeated="2"/>
          <table:table-cell table:formula="of:=COM.MICROSOFT.CONCAT (&quot;insert into ITEM_INFO  values(&quot;;[.B350];&quot;,&quot;;[.A350];&quot;);&quot;)" office:value-type="string" office:string-value="insert into ITEM_INFO  values(349,3);" calcext:value-type="string">
            <text:p>insert into ITEM_INFO <text:s/>values(349,3);</text:p>
          </table:table-cell>
          <table:table-cell table:formula="of:=COM.MICROSOFT.CONCAT(&quot;INSERT INTO VALOR_CARACTERISTICA VALUES(&quot;;[.B350];&quot;,1,'&quot;;[.C350];&quot;');&quot;)" office:value-type="string" office:string-value="INSERT INTO VALOR_CARACTERISTICA VALUES(349,1,'しゅくじつ');" calcext:value-type="string">
            <text:p>INSERT INTO VALOR_CARACTERISTICA VALUES(349,1,'しゅくじつ');</text:p>
          </table:table-cell>
          <table:table-cell table:formula="of:=COM.MICROSOFT.CONCAT(&quot;INSERT INTO VALOR_CARACTERISTICA VALUES(&quot;;[.B350];&quot;,3,'&quot;;[.D350];&quot;');&quot;)" office:value-type="string" office:string-value="INSERT INTO VALOR_CARACTERISTICA VALUES(349,3,'Día festivo nacional.');" calcext:value-type="string">
            <text:p>INSERT INTO VALOR_CARACTERISTICA VALUES(349,3,'Día festivo nacional.');</text:p>
          </table:table-cell>
          <table:table-cell table:formula="of:=COM.MICROSOFT.CONCAT(&quot;INSERT INTO VALOR_CARACTERISTICA VALUES(&quot;;[.B350];&quot;,2,'&quot;;TRIM([.E350]);&quot;');&quot;)" office:value-type="string" office:string-value="INSERT INTO VALOR_CARACTERISTICA VALUES(349,2,'祝日');" calcext:value-type="string">
            <text:p>INSERT INTO VALOR_CARACTERISTICA VALUES(349,2,'祝日');</text:p>
          </table:table-cell>
          <table:table-cell table:number-columns-repeated="2"/>
        </table:table-row>
        <table:table-row table:style-name="ro1">
          <table:table-cell office:value-type="float" office:value="3" calcext:value-type="float">
            <text:p>3</text:p>
          </table:table-cell>
          <table:table-cell table:formula="of:=[.B350]+1" office:value-type="float" office:value="350" calcext:value-type="float">
            <text:p>350</text:p>
          </table:table-cell>
          <table:table-cell office:value-type="string" calcext:value-type="string">
            <text:p>すなお</text:p>
          </table:table-cell>
          <table:table-cell office:value-type="string" calcext:value-type="string">
            <text:p>Honesto.</text:p>
          </table:table-cell>
          <table:table-cell office:value-type="string" calcext:value-type="string">
            <text:p>素直</text:p>
          </table:table-cell>
          <table:table-cell table:number-columns-repeated="2"/>
          <table:table-cell table:formula="of:=COM.MICROSOFT.CONCAT (&quot;insert into ITEM_INFO  values(&quot;;[.B351];&quot;,&quot;;[.A351];&quot;);&quot;)" office:value-type="string" office:string-value="insert into ITEM_INFO  values(350,3);" calcext:value-type="string">
            <text:p>insert into ITEM_INFO <text:s/>values(350,3);</text:p>
          </table:table-cell>
          <table:table-cell table:formula="of:=COM.MICROSOFT.CONCAT(&quot;INSERT INTO VALOR_CARACTERISTICA VALUES(&quot;;[.B351];&quot;,1,'&quot;;[.C351];&quot;');&quot;)" office:value-type="string" office:string-value="INSERT INTO VALOR_CARACTERISTICA VALUES(350,1,'すなお');" calcext:value-type="string">
            <text:p>INSERT INTO VALOR_CARACTERISTICA VALUES(350,1,'すなお');</text:p>
          </table:table-cell>
          <table:table-cell table:formula="of:=COM.MICROSOFT.CONCAT(&quot;INSERT INTO VALOR_CARACTERISTICA VALUES(&quot;;[.B351];&quot;,3,'&quot;;[.D351];&quot;');&quot;)" office:value-type="string" office:string-value="INSERT INTO VALOR_CARACTERISTICA VALUES(350,3,'Honesto.');" calcext:value-type="string">
            <text:p>INSERT INTO VALOR_CARACTERISTICA VALUES(350,3,'Honesto.');</text:p>
          </table:table-cell>
          <table:table-cell table:formula="of:=COM.MICROSOFT.CONCAT(&quot;INSERT INTO VALOR_CARACTERISTICA VALUES(&quot;;[.B351];&quot;,2,'&quot;;TRIM([.E351]);&quot;');&quot;)" office:value-type="string" office:string-value="INSERT INTO VALOR_CARACTERISTICA VALUES(350,2,'素直');" calcext:value-type="string">
            <text:p>INSERT INTO VALOR_CARACTERISTICA VALUES(350,2,'素直');</text:p>
          </table:table-cell>
          <table:table-cell table:number-columns-repeated="2"/>
        </table:table-row>
        <table:table-row table:style-name="ro1">
          <table:table-cell office:value-type="float" office:value="3" calcext:value-type="float">
            <text:p>3</text:p>
          </table:table-cell>
          <table:table-cell table:formula="of:=[.B351]+1" office:value-type="float" office:value="351" calcext:value-type="float">
            <text:p>351</text:p>
          </table:table-cell>
          <table:table-cell office:value-type="string" calcext:value-type="string">
            <text:p>しょうらい</text:p>
          </table:table-cell>
          <table:table-cell office:value-type="string" calcext:value-type="string">
            <text:p>Futuro.</text:p>
          </table:table-cell>
          <table:table-cell office:value-type="string" calcext:value-type="string">
            <text:p>将来</text:p>
          </table:table-cell>
          <table:table-cell table:number-columns-repeated="2"/>
          <table:table-cell table:formula="of:=COM.MICROSOFT.CONCAT (&quot;insert into ITEM_INFO  values(&quot;;[.B352];&quot;,&quot;;[.A352];&quot;);&quot;)" office:value-type="string" office:string-value="insert into ITEM_INFO  values(351,3);" calcext:value-type="string">
            <text:p>insert into ITEM_INFO <text:s/>values(351,3);</text:p>
          </table:table-cell>
          <table:table-cell table:formula="of:=COM.MICROSOFT.CONCAT(&quot;INSERT INTO VALOR_CARACTERISTICA VALUES(&quot;;[.B352];&quot;,1,'&quot;;[.C352];&quot;');&quot;)" office:value-type="string" office:string-value="INSERT INTO VALOR_CARACTERISTICA VALUES(351,1,'しょうらい');" calcext:value-type="string">
            <text:p>INSERT INTO VALOR_CARACTERISTICA VALUES(351,1,'しょうらい');</text:p>
          </table:table-cell>
          <table:table-cell table:formula="of:=COM.MICROSOFT.CONCAT(&quot;INSERT INTO VALOR_CARACTERISTICA VALUES(&quot;;[.B352];&quot;,3,'&quot;;[.D352];&quot;');&quot;)" office:value-type="string" office:string-value="INSERT INTO VALOR_CARACTERISTICA VALUES(351,3,'Futuro.');" calcext:value-type="string">
            <text:p>INSERT INTO VALOR_CARACTERISTICA VALUES(351,3,'Futuro.');</text:p>
          </table:table-cell>
          <table:table-cell table:formula="of:=COM.MICROSOFT.CONCAT(&quot;INSERT INTO VALOR_CARACTERISTICA VALUES(&quot;;[.B352];&quot;,2,'&quot;;TRIM([.E352]);&quot;');&quot;)" office:value-type="string" office:string-value="INSERT INTO VALOR_CARACTERISTICA VALUES(351,2,'将来');" calcext:value-type="string">
            <text:p>INSERT INTO VALOR_CARACTERISTICA VALUES(351,2,'将来');</text:p>
          </table:table-cell>
          <table:table-cell table:number-columns-repeated="2"/>
        </table:table-row>
        <table:table-row table:style-name="ro1">
          <table:table-cell office:value-type="float" office:value="3" calcext:value-type="float">
            <text:p>3</text:p>
          </table:table-cell>
          <table:table-cell table:formula="of:=[.B352]+1" office:value-type="float" office:value="352" calcext:value-type="float">
            <text:p>352</text:p>
          </table:table-cell>
          <table:table-cell office:value-type="string" calcext:value-type="string">
            <text:p>ゆうしょう</text:p>
          </table:table-cell>
          <table:table-cell office:value-type="string" calcext:value-type="string">
            <text:p>Ganar un campeonato.</text:p>
          </table:table-cell>
          <table:table-cell office:value-type="string" calcext:value-type="string">
            <text:p>優勝</text:p>
          </table:table-cell>
          <table:table-cell table:number-columns-repeated="2"/>
          <table:table-cell table:formula="of:=COM.MICROSOFT.CONCAT (&quot;insert into ITEM_INFO  values(&quot;;[.B353];&quot;,&quot;;[.A353];&quot;);&quot;)" office:value-type="string" office:string-value="insert into ITEM_INFO  values(352,3);" calcext:value-type="string">
            <text:p>insert into ITEM_INFO <text:s/>values(352,3);</text:p>
          </table:table-cell>
          <table:table-cell table:formula="of:=COM.MICROSOFT.CONCAT(&quot;INSERT INTO VALOR_CARACTERISTICA VALUES(&quot;;[.B353];&quot;,1,'&quot;;[.C353];&quot;');&quot;)" office:value-type="string" office:string-value="INSERT INTO VALOR_CARACTERISTICA VALUES(352,1,'ゆうしょう');" calcext:value-type="string">
            <text:p>INSERT INTO VALOR_CARACTERISTICA VALUES(352,1,'ゆうしょう');</text:p>
          </table:table-cell>
          <table:table-cell table:formula="of:=COM.MICROSOFT.CONCAT(&quot;INSERT INTO VALOR_CARACTERISTICA VALUES(&quot;;[.B353];&quot;,3,'&quot;;[.D353];&quot;');&quot;)" office:value-type="string" office:string-value="INSERT INTO VALOR_CARACTERISTICA VALUES(352,3,'Ganar un campeonato.');" calcext:value-type="string">
            <text:p>INSERT INTO VALOR_CARACTERISTICA VALUES(352,3,'Ganar un campeonato.');</text:p>
          </table:table-cell>
          <table:table-cell table:formula="of:=COM.MICROSOFT.CONCAT(&quot;INSERT INTO VALOR_CARACTERISTICA VALUES(&quot;;[.B353];&quot;,2,'&quot;;TRIM([.E353]);&quot;');&quot;)" office:value-type="string" office:string-value="INSERT INTO VALOR_CARACTERISTICA VALUES(352,2,'優勝');" calcext:value-type="string">
            <text:p>INSERT INTO VALOR_CARACTERISTICA VALUES(352,2,'優勝');</text:p>
          </table:table-cell>
          <table:table-cell table:number-columns-repeated="2"/>
        </table:table-row>
        <table:table-row table:style-name="ro1">
          <table:table-cell office:value-type="float" office:value="3" calcext:value-type="float">
            <text:p>3</text:p>
          </table:table-cell>
          <table:table-cell table:formula="of:=[.B353]+1" office:value-type="float" office:value="353" calcext:value-type="float">
            <text:p>353</text:p>
          </table:table-cell>
          <table:table-cell office:value-type="string" calcext:value-type="string">
            <text:p>ぬすむ</text:p>
          </table:table-cell>
          <table:table-cell office:value-type="string" calcext:value-type="string">
            <text:p>Robar.</text:p>
          </table:table-cell>
          <table:table-cell office:value-type="string" calcext:value-type="string">
            <text:p>盗む</text:p>
          </table:table-cell>
          <table:table-cell table:number-columns-repeated="2"/>
          <table:table-cell table:formula="of:=COM.MICROSOFT.CONCAT (&quot;insert into ITEM_INFO  values(&quot;;[.B354];&quot;,&quot;;[.A354];&quot;);&quot;)" office:value-type="string" office:string-value="insert into ITEM_INFO  values(353,3);" calcext:value-type="string">
            <text:p>insert into ITEM_INFO <text:s/>values(353,3);</text:p>
          </table:table-cell>
          <table:table-cell table:formula="of:=COM.MICROSOFT.CONCAT(&quot;INSERT INTO VALOR_CARACTERISTICA VALUES(&quot;;[.B354];&quot;,1,'&quot;;[.C354];&quot;');&quot;)" office:value-type="string" office:string-value="INSERT INTO VALOR_CARACTERISTICA VALUES(353,1,'ぬすむ');" calcext:value-type="string">
            <text:p>INSERT INTO VALOR_CARACTERISTICA VALUES(353,1,'ぬすむ');</text:p>
          </table:table-cell>
          <table:table-cell table:formula="of:=COM.MICROSOFT.CONCAT(&quot;INSERT INTO VALOR_CARACTERISTICA VALUES(&quot;;[.B354];&quot;,3,'&quot;;[.D354];&quot;');&quot;)" office:value-type="string" office:string-value="INSERT INTO VALOR_CARACTERISTICA VALUES(353,3,'Robar.');" calcext:value-type="string">
            <text:p>INSERT INTO VALOR_CARACTERISTICA VALUES(353,3,'Robar.');</text:p>
          </table:table-cell>
          <table:table-cell table:formula="of:=COM.MICROSOFT.CONCAT(&quot;INSERT INTO VALOR_CARACTERISTICA VALUES(&quot;;[.B354];&quot;,2,'&quot;;TRIM([.E354]);&quot;');&quot;)" office:value-type="string" office:string-value="INSERT INTO VALOR_CARACTERISTICA VALUES(353,2,'盗む');" calcext:value-type="string">
            <text:p>INSERT INTO VALOR_CARACTERISTICA VALUES(353,2,'盗む');</text:p>
          </table:table-cell>
          <table:table-cell table:number-columns-repeated="2"/>
        </table:table-row>
        <table:table-row table:style-name="ro1">
          <table:table-cell office:value-type="float" office:value="3" calcext:value-type="float">
            <text:p>3</text:p>
          </table:table-cell>
          <table:table-cell table:formula="of:=[.B354]+1" office:value-type="float" office:value="354" calcext:value-type="float">
            <text:p>354</text:p>
          </table:table-cell>
          <table:table-cell office:value-type="string" calcext:value-type="string">
            <text:p>うしなう</text:p>
          </table:table-cell>
          <table:table-cell office:value-type="string" calcext:value-type="string">
            <text:p>Perder.</text:p>
          </table:table-cell>
          <table:table-cell office:value-type="string" calcext:value-type="string">
            <text:p>失う</text:p>
          </table:table-cell>
          <table:table-cell table:number-columns-repeated="2"/>
          <table:table-cell table:formula="of:=COM.MICROSOFT.CONCAT (&quot;insert into ITEM_INFO  values(&quot;;[.B355];&quot;,&quot;;[.A355];&quot;);&quot;)" office:value-type="string" office:string-value="insert into ITEM_INFO  values(354,3);" calcext:value-type="string">
            <text:p>insert into ITEM_INFO <text:s/>values(354,3);</text:p>
          </table:table-cell>
          <table:table-cell table:formula="of:=COM.MICROSOFT.CONCAT(&quot;INSERT INTO VALOR_CARACTERISTICA VALUES(&quot;;[.B355];&quot;,1,'&quot;;[.C355];&quot;');&quot;)" office:value-type="string" office:string-value="INSERT INTO VALOR_CARACTERISTICA VALUES(354,1,'うしなう');" calcext:value-type="string">
            <text:p>INSERT INTO VALOR_CARACTERISTICA VALUES(354,1,'うしなう');</text:p>
          </table:table-cell>
          <table:table-cell table:formula="of:=COM.MICROSOFT.CONCAT(&quot;INSERT INTO VALOR_CARACTERISTICA VALUES(&quot;;[.B355];&quot;,3,'&quot;;[.D355];&quot;');&quot;)" office:value-type="string" office:string-value="INSERT INTO VALOR_CARACTERISTICA VALUES(354,3,'Perder.');" calcext:value-type="string">
            <text:p>INSERT INTO VALOR_CARACTERISTICA VALUES(354,3,'Perder.');</text:p>
          </table:table-cell>
          <table:table-cell table:formula="of:=COM.MICROSOFT.CONCAT(&quot;INSERT INTO VALOR_CARACTERISTICA VALUES(&quot;;[.B355];&quot;,2,'&quot;;TRIM([.E355]);&quot;');&quot;)" office:value-type="string" office:string-value="INSERT INTO VALOR_CARACTERISTICA VALUES(354,2,'失う');" calcext:value-type="string">
            <text:p>INSERT INTO VALOR_CARACTERISTICA VALUES(354,2,'失う');</text:p>
          </table:table-cell>
          <table:table-cell table:number-columns-repeated="2"/>
        </table:table-row>
        <table:table-row table:style-name="ro1">
          <table:table-cell office:value-type="float" office:value="3" calcext:value-type="float">
            <text:p>3</text:p>
          </table:table-cell>
          <table:table-cell table:formula="of:=[.B355]+1" office:value-type="float" office:value="355" calcext:value-type="float">
            <text:p>355</text:p>
          </table:table-cell>
          <table:table-cell office:value-type="string" calcext:value-type="string">
            <text:p>いがい</text:p>
          </table:table-cell>
          <table:table-cell office:value-type="string" calcext:value-type="string">
            <text:p>Con la excepción de...</text:p>
          </table:table-cell>
          <table:table-cell office:value-type="string" calcext:value-type="string">
            <text:p>以外</text:p>
          </table:table-cell>
          <table:table-cell table:number-columns-repeated="2"/>
          <table:table-cell table:formula="of:=COM.MICROSOFT.CONCAT (&quot;insert into ITEM_INFO  values(&quot;;[.B356];&quot;,&quot;;[.A356];&quot;);&quot;)" office:value-type="string" office:string-value="insert into ITEM_INFO  values(355,3);" calcext:value-type="string">
            <text:p>insert into ITEM_INFO <text:s/>values(355,3);</text:p>
          </table:table-cell>
          <table:table-cell table:formula="of:=COM.MICROSOFT.CONCAT(&quot;INSERT INTO VALOR_CARACTERISTICA VALUES(&quot;;[.B356];&quot;,1,'&quot;;[.C356];&quot;');&quot;)" office:value-type="string" office:string-value="INSERT INTO VALOR_CARACTERISTICA VALUES(355,1,'いがい');" calcext:value-type="string">
            <text:p>INSERT INTO VALOR_CARACTERISTICA VALUES(355,1,'いがい');</text:p>
          </table:table-cell>
          <table:table-cell table:formula="of:=COM.MICROSOFT.CONCAT(&quot;INSERT INTO VALOR_CARACTERISTICA VALUES(&quot;;[.B356];&quot;,3,'&quot;;[.D356];&quot;');&quot;)" office:value-type="string" office:string-value="INSERT INTO VALOR_CARACTERISTICA VALUES(355,3,'Con la excepción de...');" calcext:value-type="string">
            <text:p>INSERT INTO VALOR_CARACTERISTICA VALUES(355,3,'Con la excepción de...');</text:p>
          </table:table-cell>
          <table:table-cell table:formula="of:=COM.MICROSOFT.CONCAT(&quot;INSERT INTO VALOR_CARACTERISTICA VALUES(&quot;;[.B356];&quot;,2,'&quot;;TRIM([.E356]);&quot;');&quot;)" office:value-type="string" office:string-value="INSERT INTO VALOR_CARACTERISTICA VALUES(355,2,'以外');" calcext:value-type="string">
            <text:p>INSERT INTO VALOR_CARACTERISTICA VALUES(355,2,'以外');</text:p>
          </table:table-cell>
          <table:table-cell table:number-columns-repeated="2"/>
        </table:table-row>
        <table:table-row table:style-name="ro1">
          <table:table-cell office:value-type="float" office:value="3" calcext:value-type="float">
            <text:p>3</text:p>
          </table:table-cell>
          <table:table-cell table:formula="of:=[.B356]+1" office:value-type="float" office:value="356" calcext:value-type="float">
            <text:p>356</text:p>
          </table:table-cell>
          <table:table-cell office:value-type="string" calcext:value-type="string">
            <text:p>あんがい</text:p>
          </table:table-cell>
          <table:table-cell office:value-type="string" calcext:value-type="string">
            <text:p>Inesperado, imprevisto.</text:p>
          </table:table-cell>
          <table:table-cell office:value-type="string" calcext:value-type="string">
            <text:p>案外</text:p>
          </table:table-cell>
          <table:table-cell table:number-columns-repeated="2"/>
          <table:table-cell table:formula="of:=COM.MICROSOFT.CONCAT (&quot;insert into ITEM_INFO  values(&quot;;[.B357];&quot;,&quot;;[.A357];&quot;);&quot;)" office:value-type="string" office:string-value="insert into ITEM_INFO  values(356,3);" calcext:value-type="string">
            <text:p>insert into ITEM_INFO <text:s/>values(356,3);</text:p>
          </table:table-cell>
          <table:table-cell table:formula="of:=COM.MICROSOFT.CONCAT(&quot;INSERT INTO VALOR_CARACTERISTICA VALUES(&quot;;[.B357];&quot;,1,'&quot;;[.C357];&quot;');&quot;)" office:value-type="string" office:string-value="INSERT INTO VALOR_CARACTERISTICA VALUES(356,1,'あんがい');" calcext:value-type="string">
            <text:p>INSERT INTO VALOR_CARACTERISTICA VALUES(356,1,'あんがい');</text:p>
          </table:table-cell>
          <table:table-cell table:formula="of:=COM.MICROSOFT.CONCAT(&quot;INSERT INTO VALOR_CARACTERISTICA VALUES(&quot;;[.B357];&quot;,3,'&quot;;[.D357];&quot;');&quot;)" office:value-type="string" office:string-value="INSERT INTO VALOR_CARACTERISTICA VALUES(356,3,'Inesperado, imprevisto.');" calcext:value-type="string">
            <text:p>INSERT INTO VALOR_CARACTERISTICA VALUES(356,3,'Inesperado, imprevisto.');</text:p>
          </table:table-cell>
          <table:table-cell table:formula="of:=COM.MICROSOFT.CONCAT(&quot;INSERT INTO VALOR_CARACTERISTICA VALUES(&quot;;[.B357];&quot;,2,'&quot;;TRIM([.E357]);&quot;');&quot;)" office:value-type="string" office:string-value="INSERT INTO VALOR_CARACTERISTICA VALUES(356,2,'案外');" calcext:value-type="string">
            <text:p>INSERT INTO VALOR_CARACTERISTICA VALUES(356,2,'案外');</text:p>
          </table:table-cell>
          <table:table-cell table:number-columns-repeated="2"/>
        </table:table-row>
        <table:table-row table:style-name="ro1">
          <table:table-cell office:value-type="float" office:value="3" calcext:value-type="float">
            <text:p>3</text:p>
          </table:table-cell>
          <table:table-cell table:formula="of:=[.B357]+1" office:value-type="float" office:value="357" calcext:value-type="float">
            <text:p>357</text:p>
          </table:table-cell>
          <table:table-cell office:value-type="string" calcext:value-type="string">
            <text:p>しょうかい</text:p>
          </table:table-cell>
          <table:table-cell office:value-type="string" calcext:value-type="string">
            <text:p>Introducción.</text:p>
          </table:table-cell>
          <table:table-cell office:value-type="string" calcext:value-type="string">
            <text:p>紹介</text:p>
          </table:table-cell>
          <table:table-cell table:number-columns-repeated="2"/>
          <table:table-cell table:formula="of:=COM.MICROSOFT.CONCAT (&quot;insert into ITEM_INFO  values(&quot;;[.B358];&quot;,&quot;;[.A358];&quot;);&quot;)" office:value-type="string" office:string-value="insert into ITEM_INFO  values(357,3);" calcext:value-type="string">
            <text:p>insert into ITEM_INFO <text:s/>values(357,3);</text:p>
          </table:table-cell>
          <table:table-cell table:formula="of:=COM.MICROSOFT.CONCAT(&quot;INSERT INTO VALOR_CARACTERISTICA VALUES(&quot;;[.B358];&quot;,1,'&quot;;[.C358];&quot;');&quot;)" office:value-type="string" office:string-value="INSERT INTO VALOR_CARACTERISTICA VALUES(357,1,'しょうかい');" calcext:value-type="string">
            <text:p>INSERT INTO VALOR_CARACTERISTICA VALUES(357,1,'しょうかい');</text:p>
          </table:table-cell>
          <table:table-cell table:formula="of:=COM.MICROSOFT.CONCAT(&quot;INSERT INTO VALOR_CARACTERISTICA VALUES(&quot;;[.B358];&quot;,3,'&quot;;[.D358];&quot;');&quot;)" office:value-type="string" office:string-value="INSERT INTO VALOR_CARACTERISTICA VALUES(357,3,'Introducción.');" calcext:value-type="string">
            <text:p>INSERT INTO VALOR_CARACTERISTICA VALUES(357,3,'Introducción.');</text:p>
          </table:table-cell>
          <table:table-cell table:formula="of:=COM.MICROSOFT.CONCAT(&quot;INSERT INTO VALOR_CARACTERISTICA VALUES(&quot;;[.B358];&quot;,2,'&quot;;TRIM([.E358]);&quot;');&quot;)" office:value-type="string" office:string-value="INSERT INTO VALOR_CARACTERISTICA VALUES(357,2,'紹介');" calcext:value-type="string">
            <text:p>INSERT INTO VALOR_CARACTERISTICA VALUES(357,2,'紹介');</text:p>
          </table:table-cell>
          <table:table-cell table:number-columns-repeated="2"/>
        </table:table-row>
        <table:table-row table:style-name="ro1">
          <table:table-cell office:value-type="float" office:value="3" calcext:value-type="float">
            <text:p>3</text:p>
          </table:table-cell>
          <table:table-cell table:formula="of:=[.B358]+1" office:value-type="float" office:value="358" calcext:value-type="float">
            <text:p>358</text:p>
          </table:table-cell>
          <table:table-cell office:value-type="string" calcext:value-type="string">
            <text:p>きせつ</text:p>
          </table:table-cell>
          <table:table-cell office:value-type="string" calcext:value-type="string">
            <text:p>Estación (“season”).</text:p>
          </table:table-cell>
          <table:table-cell office:value-type="string" calcext:value-type="string">
            <text:p>季節</text:p>
          </table:table-cell>
          <table:table-cell table:number-columns-repeated="2"/>
          <table:table-cell table:formula="of:=COM.MICROSOFT.CONCAT (&quot;insert into ITEM_INFO  values(&quot;;[.B359];&quot;,&quot;;[.A359];&quot;);&quot;)" office:value-type="string" office:string-value="insert into ITEM_INFO  values(358,3);" calcext:value-type="string">
            <text:p>insert into ITEM_INFO <text:s/>values(358,3);</text:p>
          </table:table-cell>
          <table:table-cell table:formula="of:=COM.MICROSOFT.CONCAT(&quot;INSERT INTO VALOR_CARACTERISTICA VALUES(&quot;;[.B359];&quot;,1,'&quot;;[.C359];&quot;');&quot;)" office:value-type="string" office:string-value="INSERT INTO VALOR_CARACTERISTICA VALUES(358,1,'きせつ');" calcext:value-type="string">
            <text:p>INSERT INTO VALOR_CARACTERISTICA VALUES(358,1,'きせつ');</text:p>
          </table:table-cell>
          <table:table-cell table:formula="of:=COM.MICROSOFT.CONCAT(&quot;INSERT INTO VALOR_CARACTERISTICA VALUES(&quot;;[.B359];&quot;,3,'&quot;;[.D359];&quot;');&quot;)" office:value-type="string" office:string-value="INSERT INTO VALOR_CARACTERISTICA VALUES(358,3,'Estación (“season”).');" calcext:value-type="string">
            <text:p>INSERT INTO VALOR_CARACTERISTICA VALUES(358,3,'Estación (“season”).');</text:p>
          </table:table-cell>
          <table:table-cell table:formula="of:=COM.MICROSOFT.CONCAT(&quot;INSERT INTO VALOR_CARACTERISTICA VALUES(&quot;;[.B359];&quot;,2,'&quot;;TRIM([.E359]);&quot;');&quot;)" office:value-type="string" office:string-value="INSERT INTO VALOR_CARACTERISTICA VALUES(358,2,'季節');" calcext:value-type="string">
            <text:p>INSERT INTO VALOR_CARACTERISTICA VALUES(358,2,'季節');</text:p>
          </table:table-cell>
          <table:table-cell table:number-columns-repeated="2"/>
        </table:table-row>
        <table:table-row table:style-name="ro1">
          <table:table-cell office:value-type="float" office:value="3" calcext:value-type="float">
            <text:p>3</text:p>
          </table:table-cell>
          <table:table-cell table:formula="of:=[.B359]+1" office:value-type="float" office:value="359" calcext:value-type="float">
            <text:p>359</text:p>
          </table:table-cell>
          <table:table-cell office:value-type="string" calcext:value-type="string">
            <text:p>けいぞく</text:p>
          </table:table-cell>
          <table:table-cell office:value-type="string" calcext:value-type="string">
            <text:p>Continuación.</text:p>
          </table:table-cell>
          <table:table-cell office:value-type="string" calcext:value-type="string">
            <text:p>継続</text:p>
          </table:table-cell>
          <table:table-cell table:number-columns-repeated="2"/>
          <table:table-cell table:formula="of:=COM.MICROSOFT.CONCAT (&quot;insert into ITEM_INFO  values(&quot;;[.B360];&quot;,&quot;;[.A360];&quot;);&quot;)" office:value-type="string" office:string-value="insert into ITEM_INFO  values(359,3);" calcext:value-type="string">
            <text:p>insert into ITEM_INFO <text:s/>values(359,3);</text:p>
          </table:table-cell>
          <table:table-cell table:formula="of:=COM.MICROSOFT.CONCAT(&quot;INSERT INTO VALOR_CARACTERISTICA VALUES(&quot;;[.B360];&quot;,1,'&quot;;[.C360];&quot;');&quot;)" office:value-type="string" office:string-value="INSERT INTO VALOR_CARACTERISTICA VALUES(359,1,'けいぞく');" calcext:value-type="string">
            <text:p>INSERT INTO VALOR_CARACTERISTICA VALUES(359,1,'けいぞく');</text:p>
          </table:table-cell>
          <table:table-cell table:formula="of:=COM.MICROSOFT.CONCAT(&quot;INSERT INTO VALOR_CARACTERISTICA VALUES(&quot;;[.B360];&quot;,3,'&quot;;[.D360];&quot;');&quot;)" office:value-type="string" office:string-value="INSERT INTO VALOR_CARACTERISTICA VALUES(359,3,'Continuación.');" calcext:value-type="string">
            <text:p>INSERT INTO VALOR_CARACTERISTICA VALUES(359,3,'Continuación.');</text:p>
          </table:table-cell>
          <table:table-cell table:formula="of:=COM.MICROSOFT.CONCAT(&quot;INSERT INTO VALOR_CARACTERISTICA VALUES(&quot;;[.B360];&quot;,2,'&quot;;TRIM([.E360]);&quot;');&quot;)" office:value-type="string" office:string-value="INSERT INTO VALOR_CARACTERISTICA VALUES(359,2,'継続');" calcext:value-type="string">
            <text:p>INSERT INTO VALOR_CARACTERISTICA VALUES(359,2,'継続');</text:p>
          </table:table-cell>
          <table:table-cell table:number-columns-repeated="2"/>
        </table:table-row>
        <table:table-row table:style-name="ro1">
          <table:table-cell office:value-type="float" office:value="3" calcext:value-type="float">
            <text:p>3</text:p>
          </table:table-cell>
          <table:table-cell table:formula="of:=[.B360]+1" office:value-type="float" office:value="360" calcext:value-type="float">
            <text:p>360</text:p>
          </table:table-cell>
          <table:table-cell office:value-type="string" calcext:value-type="string">
            <text:p>おうえん</text:p>
          </table:table-cell>
          <table:table-cell office:value-type="string" calcext:value-type="string">
            <text:p>Animar, alentar.</text:p>
          </table:table-cell>
          <table:table-cell office:value-type="string" calcext:value-type="string">
            <text:p>応援</text:p>
          </table:table-cell>
          <table:table-cell table:number-columns-repeated="2"/>
          <table:table-cell table:formula="of:=COM.MICROSOFT.CONCAT (&quot;insert into ITEM_INFO  values(&quot;;[.B361];&quot;,&quot;;[.A361];&quot;);&quot;)" office:value-type="string" office:string-value="insert into ITEM_INFO  values(360,3);" calcext:value-type="string">
            <text:p>insert into ITEM_INFO <text:s/>values(360,3);</text:p>
          </table:table-cell>
          <table:table-cell table:formula="of:=COM.MICROSOFT.CONCAT(&quot;INSERT INTO VALOR_CARACTERISTICA VALUES(&quot;;[.B361];&quot;,1,'&quot;;[.C361];&quot;');&quot;)" office:value-type="string" office:string-value="INSERT INTO VALOR_CARACTERISTICA VALUES(360,1,'おうえん');" calcext:value-type="string">
            <text:p>INSERT INTO VALOR_CARACTERISTICA VALUES(360,1,'おうえん');</text:p>
          </table:table-cell>
          <table:table-cell table:formula="of:=COM.MICROSOFT.CONCAT(&quot;INSERT INTO VALOR_CARACTERISTICA VALUES(&quot;;[.B361];&quot;,3,'&quot;;[.D361];&quot;');&quot;)" office:value-type="string" office:string-value="INSERT INTO VALOR_CARACTERISTICA VALUES(360,3,'Animar, alentar.');" calcext:value-type="string">
            <text:p>INSERT INTO VALOR_CARACTERISTICA VALUES(360,3,'Animar, alentar.');</text:p>
          </table:table-cell>
          <table:table-cell table:formula="of:=COM.MICROSOFT.CONCAT(&quot;INSERT INTO VALOR_CARACTERISTICA VALUES(&quot;;[.B361];&quot;,2,'&quot;;TRIM([.E361]);&quot;');&quot;)" office:value-type="string" office:string-value="INSERT INTO VALOR_CARACTERISTICA VALUES(360,2,'応援');" calcext:value-type="string">
            <text:p>INSERT INTO VALOR_CARACTERISTICA VALUES(360,2,'応援');</text:p>
          </table:table-cell>
          <table:table-cell table:number-columns-repeated="2"/>
        </table:table-row>
        <table:table-row table:style-name="ro1">
          <table:table-cell office:value-type="float" office:value="3" calcext:value-type="float">
            <text:p>3</text:p>
          </table:table-cell>
          <table:table-cell table:formula="of:=[.B361]+1" office:value-type="float" office:value="361" calcext:value-type="float">
            <text:p>361</text:p>
          </table:table-cell>
          <table:table-cell office:value-type="string" calcext:value-type="string">
            <text:p>ていか</text:p>
          </table:table-cell>
          <table:table-cell office:value-type="string" calcext:value-type="string">
            <text:p>Precio.</text:p>
          </table:table-cell>
          <table:table-cell office:value-type="string" calcext:value-type="string">
            <text:p>定価</text:p>
          </table:table-cell>
          <table:table-cell table:number-columns-repeated="2"/>
          <table:table-cell table:formula="of:=COM.MICROSOFT.CONCAT (&quot;insert into ITEM_INFO  values(&quot;;[.B362];&quot;,&quot;;[.A362];&quot;);&quot;)" office:value-type="string" office:string-value="insert into ITEM_INFO  values(361,3);" calcext:value-type="string">
            <text:p>insert into ITEM_INFO <text:s/>values(361,3);</text:p>
          </table:table-cell>
          <table:table-cell table:formula="of:=COM.MICROSOFT.CONCAT(&quot;INSERT INTO VALOR_CARACTERISTICA VALUES(&quot;;[.B362];&quot;,1,'&quot;;[.C362];&quot;');&quot;)" office:value-type="string" office:string-value="INSERT INTO VALOR_CARACTERISTICA VALUES(361,1,'ていか');" calcext:value-type="string">
            <text:p>INSERT INTO VALOR_CARACTERISTICA VALUES(361,1,'ていか');</text:p>
          </table:table-cell>
          <table:table-cell table:formula="of:=COM.MICROSOFT.CONCAT(&quot;INSERT INTO VALOR_CARACTERISTICA VALUES(&quot;;[.B362];&quot;,3,'&quot;;[.D362];&quot;');&quot;)" office:value-type="string" office:string-value="INSERT INTO VALOR_CARACTERISTICA VALUES(361,3,'Precio.');" calcext:value-type="string">
            <text:p>INSERT INTO VALOR_CARACTERISTICA VALUES(361,3,'Precio.');</text:p>
          </table:table-cell>
          <table:table-cell table:formula="of:=COM.MICROSOFT.CONCAT(&quot;INSERT INTO VALOR_CARACTERISTICA VALUES(&quot;;[.B362];&quot;,2,'&quot;;TRIM([.E362]);&quot;');&quot;)" office:value-type="string" office:string-value="INSERT INTO VALOR_CARACTERISTICA VALUES(361,2,'定価');" calcext:value-type="string">
            <text:p>INSERT INTO VALOR_CARACTERISTICA VALUES(361,2,'定価');</text:p>
          </table:table-cell>
          <table:table-cell table:number-columns-repeated="2"/>
        </table:table-row>
        <table:table-row table:style-name="ro1">
          <table:table-cell office:value-type="float" office:value="3" calcext:value-type="float">
            <text:p>3</text:p>
          </table:table-cell>
          <table:table-cell table:formula="of:=[.B362]+1" office:value-type="float" office:value="362" calcext:value-type="float">
            <text:p>362</text:p>
          </table:table-cell>
          <table:table-cell office:value-type="string" calcext:value-type="string">
            <text:p>あんか</text:p>
          </table:table-cell>
          <table:table-cell office:value-type="string" calcext:value-type="string">
            <text:p>Barato.</text:p>
          </table:table-cell>
          <table:table-cell office:value-type="string" calcext:value-type="string">
            <text:p>安価</text:p>
          </table:table-cell>
          <table:table-cell table:number-columns-repeated="2"/>
          <table:table-cell table:formula="of:=COM.MICROSOFT.CONCAT (&quot;insert into ITEM_INFO  values(&quot;;[.B363];&quot;,&quot;;[.A363];&quot;);&quot;)" office:value-type="string" office:string-value="insert into ITEM_INFO  values(362,3);" calcext:value-type="string">
            <text:p>insert into ITEM_INFO <text:s/>values(362,3);</text:p>
          </table:table-cell>
          <table:table-cell table:formula="of:=COM.MICROSOFT.CONCAT(&quot;INSERT INTO VALOR_CARACTERISTICA VALUES(&quot;;[.B363];&quot;,1,'&quot;;[.C363];&quot;');&quot;)" office:value-type="string" office:string-value="INSERT INTO VALOR_CARACTERISTICA VALUES(362,1,'あんか');" calcext:value-type="string">
            <text:p>INSERT INTO VALOR_CARACTERISTICA VALUES(362,1,'あんか');</text:p>
          </table:table-cell>
          <table:table-cell table:formula="of:=COM.MICROSOFT.CONCAT(&quot;INSERT INTO VALOR_CARACTERISTICA VALUES(&quot;;[.B363];&quot;,3,'&quot;;[.D363];&quot;');&quot;)" office:value-type="string" office:string-value="INSERT INTO VALOR_CARACTERISTICA VALUES(362,3,'Barato.');" calcext:value-type="string">
            <text:p>INSERT INTO VALOR_CARACTERISTICA VALUES(362,3,'Barato.');</text:p>
          </table:table-cell>
          <table:table-cell table:formula="of:=COM.MICROSOFT.CONCAT(&quot;INSERT INTO VALOR_CARACTERISTICA VALUES(&quot;;[.B363];&quot;,2,'&quot;;TRIM([.E363]);&quot;');&quot;)" office:value-type="string" office:string-value="INSERT INTO VALOR_CARACTERISTICA VALUES(362,2,'安価');" calcext:value-type="string">
            <text:p>INSERT INTO VALOR_CARACTERISTICA VALUES(362,2,'安価');</text:p>
          </table:table-cell>
          <table:table-cell table:number-columns-repeated="2"/>
        </table:table-row>
        <table:table-row table:style-name="ro1">
          <table:table-cell office:value-type="float" office:value="3" calcext:value-type="float">
            <text:p>3</text:p>
          </table:table-cell>
          <table:table-cell table:formula="of:=[.B363]+1" office:value-type="float" office:value="363" calcext:value-type="float">
            <text:p>363</text:p>
          </table:table-cell>
          <table:table-cell office:value-type="string" calcext:value-type="string">
            <text:p>ねびき</text:p>
          </table:table-cell>
          <table:table-cell office:value-type="string" calcext:value-type="string">
            <text:p>Descuento.</text:p>
          </table:table-cell>
          <table:table-cell office:value-type="string" calcext:value-type="string">
            <text:p>値引き</text:p>
          </table:table-cell>
          <table:table-cell table:number-columns-repeated="2"/>
          <table:table-cell table:formula="of:=COM.MICROSOFT.CONCAT (&quot;insert into ITEM_INFO  values(&quot;;[.B364];&quot;,&quot;;[.A364];&quot;);&quot;)" office:value-type="string" office:string-value="insert into ITEM_INFO  values(363,3);" calcext:value-type="string">
            <text:p>insert into ITEM_INFO <text:s/>values(363,3);</text:p>
          </table:table-cell>
          <table:table-cell table:formula="of:=COM.MICROSOFT.CONCAT(&quot;INSERT INTO VALOR_CARACTERISTICA VALUES(&quot;;[.B364];&quot;,1,'&quot;;[.C364];&quot;');&quot;)" office:value-type="string" office:string-value="INSERT INTO VALOR_CARACTERISTICA VALUES(363,1,'ねびき');" calcext:value-type="string">
            <text:p>INSERT INTO VALOR_CARACTERISTICA VALUES(363,1,'ねびき');</text:p>
          </table:table-cell>
          <table:table-cell table:formula="of:=COM.MICROSOFT.CONCAT(&quot;INSERT INTO VALOR_CARACTERISTICA VALUES(&quot;;[.B364];&quot;,3,'&quot;;[.D364];&quot;');&quot;)" office:value-type="string" office:string-value="INSERT INTO VALOR_CARACTERISTICA VALUES(363,3,'Descuento.');" calcext:value-type="string">
            <text:p>INSERT INTO VALOR_CARACTERISTICA VALUES(363,3,'Descuento.');</text:p>
          </table:table-cell>
          <table:table-cell table:formula="of:=COM.MICROSOFT.CONCAT(&quot;INSERT INTO VALOR_CARACTERISTICA VALUES(&quot;;[.B364];&quot;,2,'&quot;;TRIM([.E364]);&quot;');&quot;)" office:value-type="string" office:string-value="INSERT INTO VALOR_CARACTERISTICA VALUES(363,2,'値引き');" calcext:value-type="string">
            <text:p>INSERT INTO VALOR_CARACTERISTICA VALUES(363,2,'値引き');</text:p>
          </table:table-cell>
          <table:table-cell table:number-columns-repeated="2"/>
        </table:table-row>
        <table:table-row table:style-name="ro1">
          <table:table-cell office:value-type="float" office:value="3" calcext:value-type="float">
            <text:p>3</text:p>
          </table:table-cell>
          <table:table-cell table:formula="of:=[.B364]+1" office:value-type="float" office:value="364" calcext:value-type="float">
            <text:p>364</text:p>
          </table:table-cell>
          <table:table-cell office:value-type="string" calcext:value-type="string">
            <text:p>かち</text:p>
          </table:table-cell>
          <table:table-cell office:value-type="string" calcext:value-type="string">
            <text:p>Valor.</text:p>
          </table:table-cell>
          <table:table-cell office:value-type="string" calcext:value-type="string">
            <text:p>価値</text:p>
          </table:table-cell>
          <table:table-cell table:number-columns-repeated="2"/>
          <table:table-cell table:formula="of:=COM.MICROSOFT.CONCAT (&quot;insert into ITEM_INFO  values(&quot;;[.B365];&quot;,&quot;;[.A365];&quot;);&quot;)" office:value-type="string" office:string-value="insert into ITEM_INFO  values(364,3);" calcext:value-type="string">
            <text:p>insert into ITEM_INFO <text:s/>values(364,3);</text:p>
          </table:table-cell>
          <table:table-cell table:formula="of:=COM.MICROSOFT.CONCAT(&quot;INSERT INTO VALOR_CARACTERISTICA VALUES(&quot;;[.B365];&quot;,1,'&quot;;[.C365];&quot;');&quot;)" office:value-type="string" office:string-value="INSERT INTO VALOR_CARACTERISTICA VALUES(364,1,'かち');" calcext:value-type="string">
            <text:p>INSERT INTO VALOR_CARACTERISTICA VALUES(364,1,'かち');</text:p>
          </table:table-cell>
          <table:table-cell table:formula="of:=COM.MICROSOFT.CONCAT(&quot;INSERT INTO VALOR_CARACTERISTICA VALUES(&quot;;[.B365];&quot;,3,'&quot;;[.D365];&quot;');&quot;)" office:value-type="string" office:string-value="INSERT INTO VALOR_CARACTERISTICA VALUES(364,3,'Valor.');" calcext:value-type="string">
            <text:p>INSERT INTO VALOR_CARACTERISTICA VALUES(364,3,'Valor.');</text:p>
          </table:table-cell>
          <table:table-cell table:formula="of:=COM.MICROSOFT.CONCAT(&quot;INSERT INTO VALOR_CARACTERISTICA VALUES(&quot;;[.B365];&quot;,2,'&quot;;TRIM([.E365]);&quot;');&quot;)" office:value-type="string" office:string-value="INSERT INTO VALOR_CARACTERISTICA VALUES(364,2,'価値');" calcext:value-type="string">
            <text:p>INSERT INTO VALOR_CARACTERISTICA VALUES(364,2,'価値');</text:p>
          </table:table-cell>
          <table:table-cell table:number-columns-repeated="2"/>
        </table:table-row>
        <table:table-row table:style-name="ro1">
          <table:table-cell office:value-type="float" office:value="3" calcext:value-type="float">
            <text:p>3</text:p>
          </table:table-cell>
          <table:table-cell table:formula="of:=[.B365]+1" office:value-type="float" office:value="365" calcext:value-type="float">
            <text:p>365</text:p>
          </table:table-cell>
          <table:table-cell office:value-type="string" calcext:value-type="string">
            <text:p>たおれる</text:p>
          </table:table-cell>
          <table:table-cell office:value-type="string" calcext:value-type="string">
            <text:p>Colapsar, caer (árbol, etc).</text:p>
          </table:table-cell>
          <table:table-cell office:value-type="string" calcext:value-type="string">
            <text:p>倒れる</text:p>
          </table:table-cell>
          <table:table-cell table:number-columns-repeated="2"/>
          <table:table-cell table:formula="of:=COM.MICROSOFT.CONCAT (&quot;insert into ITEM_INFO  values(&quot;;[.B366];&quot;,&quot;;[.A366];&quot;);&quot;)" office:value-type="string" office:string-value="insert into ITEM_INFO  values(365,3);" calcext:value-type="string">
            <text:p>insert into ITEM_INFO <text:s/>values(365,3);</text:p>
          </table:table-cell>
          <table:table-cell table:formula="of:=COM.MICROSOFT.CONCAT(&quot;INSERT INTO VALOR_CARACTERISTICA VALUES(&quot;;[.B366];&quot;,1,'&quot;;[.C366];&quot;');&quot;)" office:value-type="string" office:string-value="INSERT INTO VALOR_CARACTERISTICA VALUES(365,1,'たおれる');" calcext:value-type="string">
            <text:p>INSERT INTO VALOR_CARACTERISTICA VALUES(365,1,'たおれる');</text:p>
          </table:table-cell>
          <table:table-cell table:formula="of:=COM.MICROSOFT.CONCAT(&quot;INSERT INTO VALOR_CARACTERISTICA VALUES(&quot;;[.B366];&quot;,3,'&quot;;[.D366];&quot;');&quot;)" office:value-type="string" office:string-value="INSERT INTO VALOR_CARACTERISTICA VALUES(365,3,'Colapsar, caer (árbol, etc).');" calcext:value-type="string">
            <text:p>INSERT INTO VALOR_CARACTERISTICA VALUES(365,3,'Colapsar, caer (árbol, etc).');</text:p>
          </table:table-cell>
          <table:table-cell table:formula="of:=COM.MICROSOFT.CONCAT(&quot;INSERT INTO VALOR_CARACTERISTICA VALUES(&quot;;[.B366];&quot;,2,'&quot;;TRIM([.E366]);&quot;');&quot;)" office:value-type="string" office:string-value="INSERT INTO VALOR_CARACTERISTICA VALUES(365,2,'倒れる');" calcext:value-type="string">
            <text:p>INSERT INTO VALOR_CARACTERISTICA VALUES(365,2,'倒れる');</text:p>
          </table:table-cell>
          <table:table-cell table:number-columns-repeated="2"/>
        </table:table-row>
        <table:table-row table:style-name="ro1">
          <table:table-cell office:value-type="float" office:value="3" calcext:value-type="float">
            <text:p>3</text:p>
          </table:table-cell>
          <table:table-cell table:formula="of:=[.B366]+1" office:value-type="float" office:value="366" calcext:value-type="float">
            <text:p>366</text:p>
          </table:table-cell>
          <table:table-cell office:value-type="string" calcext:value-type="string">
            <text:p>ひきうける</text:p>
          </table:table-cell>
          <table:table-cell office:value-type="string" calcext:value-type="string">
            <text:p>Aceptar.</text:p>
          </table:table-cell>
          <table:table-cell office:value-type="string" calcext:value-type="string">
            <text:p>引き受ける</text:p>
          </table:table-cell>
          <table:table-cell table:number-columns-repeated="2"/>
          <table:table-cell table:formula="of:=COM.MICROSOFT.CONCAT (&quot;insert into ITEM_INFO  values(&quot;;[.B367];&quot;,&quot;;[.A367];&quot;);&quot;)" office:value-type="string" office:string-value="insert into ITEM_INFO  values(366,3);" calcext:value-type="string">
            <text:p>insert into ITEM_INFO <text:s/>values(366,3);</text:p>
          </table:table-cell>
          <table:table-cell table:formula="of:=COM.MICROSOFT.CONCAT(&quot;INSERT INTO VALOR_CARACTERISTICA VALUES(&quot;;[.B367];&quot;,1,'&quot;;[.C367];&quot;');&quot;)" office:value-type="string" office:string-value="INSERT INTO VALOR_CARACTERISTICA VALUES(366,1,'ひきうける');" calcext:value-type="string">
            <text:p>INSERT INTO VALOR_CARACTERISTICA VALUES(366,1,'ひきうける');</text:p>
          </table:table-cell>
          <table:table-cell table:formula="of:=COM.MICROSOFT.CONCAT(&quot;INSERT INTO VALOR_CARACTERISTICA VALUES(&quot;;[.B367];&quot;,3,'&quot;;[.D367];&quot;');&quot;)" office:value-type="string" office:string-value="INSERT INTO VALOR_CARACTERISTICA VALUES(366,3,'Aceptar.');" calcext:value-type="string">
            <text:p>INSERT INTO VALOR_CARACTERISTICA VALUES(366,3,'Aceptar.');</text:p>
          </table:table-cell>
          <table:table-cell table:formula="of:=COM.MICROSOFT.CONCAT(&quot;INSERT INTO VALOR_CARACTERISTICA VALUES(&quot;;[.B367];&quot;,2,'&quot;;TRIM([.E367]);&quot;');&quot;)" office:value-type="string" office:string-value="INSERT INTO VALOR_CARACTERISTICA VALUES(366,2,'引き受ける');" calcext:value-type="string">
            <text:p>INSERT INTO VALOR_CARACTERISTICA VALUES(366,2,'引き受ける');</text:p>
          </table:table-cell>
          <table:table-cell table:number-columns-repeated="2"/>
        </table:table-row>
        <table:table-row table:style-name="ro1">
          <table:table-cell office:value-type="float" office:value="3" calcext:value-type="float">
            <text:p>3</text:p>
          </table:table-cell>
          <table:table-cell table:formula="of:=[.B367]+1" office:value-type="float" office:value="367" calcext:value-type="float">
            <text:p>367</text:p>
          </table:table-cell>
          <table:table-cell office:value-type="string" calcext:value-type="string">
            <text:p>ひっかける</text:p>
          </table:table-cell>
          <table:table-cell office:value-type="string" calcext:value-type="string">
            <text:p>Pescar, agarrar, pillar.</text:p>
          </table:table-cell>
          <table:table-cell office:value-type="string" calcext:value-type="string">
            <text:p>引っかける</text:p>
          </table:table-cell>
          <table:table-cell table:number-columns-repeated="2"/>
          <table:table-cell table:formula="of:=COM.MICROSOFT.CONCAT (&quot;insert into ITEM_INFO  values(&quot;;[.B368];&quot;,&quot;;[.A368];&quot;);&quot;)" office:value-type="string" office:string-value="insert into ITEM_INFO  values(367,3);" calcext:value-type="string">
            <text:p>insert into ITEM_INFO <text:s/>values(367,3);</text:p>
          </table:table-cell>
          <table:table-cell table:formula="of:=COM.MICROSOFT.CONCAT(&quot;INSERT INTO VALOR_CARACTERISTICA VALUES(&quot;;[.B368];&quot;,1,'&quot;;[.C368];&quot;');&quot;)" office:value-type="string" office:string-value="INSERT INTO VALOR_CARACTERISTICA VALUES(367,1,'ひっかける');" calcext:value-type="string">
            <text:p>INSERT INTO VALOR_CARACTERISTICA VALUES(367,1,'ひっかける');</text:p>
          </table:table-cell>
          <table:table-cell table:formula="of:=COM.MICROSOFT.CONCAT(&quot;INSERT INTO VALOR_CARACTERISTICA VALUES(&quot;;[.B368];&quot;,3,'&quot;;[.D368];&quot;');&quot;)" office:value-type="string" office:string-value="INSERT INTO VALOR_CARACTERISTICA VALUES(367,3,'Pescar, agarrar, pillar.');" calcext:value-type="string">
            <text:p>INSERT INTO VALOR_CARACTERISTICA VALUES(367,3,'Pescar, agarrar, pillar.');</text:p>
          </table:table-cell>
          <table:table-cell table:formula="of:=COM.MICROSOFT.CONCAT(&quot;INSERT INTO VALOR_CARACTERISTICA VALUES(&quot;;[.B368];&quot;,2,'&quot;;TRIM([.E368]);&quot;');&quot;)" office:value-type="string" office:string-value="INSERT INTO VALOR_CARACTERISTICA VALUES(367,2,'引っかける');" calcext:value-type="string">
            <text:p>INSERT INTO VALOR_CARACTERISTICA VALUES(367,2,'引っかける');</text:p>
          </table:table-cell>
          <table:table-cell table:number-columns-repeated="2"/>
        </table:table-row>
        <table:table-row table:style-name="ro1">
          <table:table-cell office:value-type="float" office:value="3" calcext:value-type="float">
            <text:p>3</text:p>
          </table:table-cell>
          <table:table-cell table:formula="of:=[.B368]+1" office:value-type="float" office:value="368" calcext:value-type="float">
            <text:p>368</text:p>
          </table:table-cell>
          <table:table-cell office:value-type="string" calcext:value-type="string">
            <text:p>ひっぱる</text:p>
          </table:table-cell>
          <table:table-cell office:value-type="string" calcext:value-type="string">
            <text:p>Tirar de.</text:p>
          </table:table-cell>
          <table:table-cell office:value-type="string" calcext:value-type="string">
            <text:p>引っぱる</text:p>
          </table:table-cell>
          <table:table-cell table:number-columns-repeated="2"/>
          <table:table-cell table:formula="of:=COM.MICROSOFT.CONCAT (&quot;insert into ITEM_INFO  values(&quot;;[.B369];&quot;,&quot;;[.A369];&quot;);&quot;)" office:value-type="string" office:string-value="insert into ITEM_INFO  values(368,3);" calcext:value-type="string">
            <text:p>insert into ITEM_INFO <text:s/>values(368,3);</text:p>
          </table:table-cell>
          <table:table-cell table:formula="of:=COM.MICROSOFT.CONCAT(&quot;INSERT INTO VALOR_CARACTERISTICA VALUES(&quot;;[.B369];&quot;,1,'&quot;;[.C369];&quot;');&quot;)" office:value-type="string" office:string-value="INSERT INTO VALOR_CARACTERISTICA VALUES(368,1,'ひっぱる');" calcext:value-type="string">
            <text:p>INSERT INTO VALOR_CARACTERISTICA VALUES(368,1,'ひっぱる');</text:p>
          </table:table-cell>
          <table:table-cell table:formula="of:=COM.MICROSOFT.CONCAT(&quot;INSERT INTO VALOR_CARACTERISTICA VALUES(&quot;;[.B369];&quot;,3,'&quot;;[.D369];&quot;');&quot;)" office:value-type="string" office:string-value="INSERT INTO VALOR_CARACTERISTICA VALUES(368,3,'Tirar de.');" calcext:value-type="string">
            <text:p>INSERT INTO VALOR_CARACTERISTICA VALUES(368,3,'Tirar de.');</text:p>
          </table:table-cell>
          <table:table-cell table:formula="of:=COM.MICROSOFT.CONCAT(&quot;INSERT INTO VALOR_CARACTERISTICA VALUES(&quot;;[.B369];&quot;,2,'&quot;;TRIM([.E369]);&quot;');&quot;)" office:value-type="string" office:string-value="INSERT INTO VALOR_CARACTERISTICA VALUES(368,2,'引っぱる');" calcext:value-type="string">
            <text:p>INSERT INTO VALOR_CARACTERISTICA VALUES(368,2,'引っぱる');</text:p>
          </table:table-cell>
          <table:table-cell table:number-columns-repeated="2"/>
        </table:table-row>
        <table:table-row table:style-name="ro1">
          <table:table-cell office:value-type="float" office:value="3" calcext:value-type="float">
            <text:p>3</text:p>
          </table:table-cell>
          <table:table-cell table:formula="of:=[.B369]+1" office:value-type="float" office:value="369" calcext:value-type="float">
            <text:p>369</text:p>
          </table:table-cell>
          <table:table-cell office:value-type="string" calcext:value-type="string">
            <text:p>おさない</text:p>
          </table:table-cell>
          <table:table-cell office:value-type="string" calcext:value-type="string">
            <text:p>Muy joven.</text:p>
          </table:table-cell>
          <table:table-cell office:value-type="string" calcext:value-type="string">
            <text:p>幼い</text:p>
          </table:table-cell>
          <table:table-cell table:number-columns-repeated="2"/>
          <table:table-cell table:formula="of:=COM.MICROSOFT.CONCAT (&quot;insert into ITEM_INFO  values(&quot;;[.B370];&quot;,&quot;;[.A370];&quot;);&quot;)" office:value-type="string" office:string-value="insert into ITEM_INFO  values(369,3);" calcext:value-type="string">
            <text:p>insert into ITEM_INFO <text:s/>values(369,3);</text:p>
          </table:table-cell>
          <table:table-cell table:formula="of:=COM.MICROSOFT.CONCAT(&quot;INSERT INTO VALOR_CARACTERISTICA VALUES(&quot;;[.B370];&quot;,1,'&quot;;[.C370];&quot;');&quot;)" office:value-type="string" office:string-value="INSERT INTO VALOR_CARACTERISTICA VALUES(369,1,'おさない');" calcext:value-type="string">
            <text:p>INSERT INTO VALOR_CARACTERISTICA VALUES(369,1,'おさない');</text:p>
          </table:table-cell>
          <table:table-cell table:formula="of:=COM.MICROSOFT.CONCAT(&quot;INSERT INTO VALOR_CARACTERISTICA VALUES(&quot;;[.B370];&quot;,3,'&quot;;[.D370];&quot;');&quot;)" office:value-type="string" office:string-value="INSERT INTO VALOR_CARACTERISTICA VALUES(369,3,'Muy joven.');" calcext:value-type="string">
            <text:p>INSERT INTO VALOR_CARACTERISTICA VALUES(369,3,'Muy joven.');</text:p>
          </table:table-cell>
          <table:table-cell table:formula="of:=COM.MICROSOFT.CONCAT(&quot;INSERT INTO VALOR_CARACTERISTICA VALUES(&quot;;[.B370];&quot;,2,'&quot;;TRIM([.E370]);&quot;');&quot;)" office:value-type="string" office:string-value="INSERT INTO VALOR_CARACTERISTICA VALUES(369,2,'幼い');" calcext:value-type="string">
            <text:p>INSERT INTO VALOR_CARACTERISTICA VALUES(369,2,'幼い');</text:p>
          </table:table-cell>
          <table:table-cell table:number-columns-repeated="2"/>
        </table:table-row>
        <table:table-row table:style-name="ro1">
          <table:table-cell office:value-type="float" office:value="3" calcext:value-type="float">
            <text:p>3</text:p>
          </table:table-cell>
          <table:table-cell table:formula="of:=[.B370]+1" office:value-type="float" office:value="370" calcext:value-type="float">
            <text:p>370</text:p>
          </table:table-cell>
          <table:table-cell office:value-type="string" calcext:value-type="string">
            <text:p>おそろしい</text:p>
          </table:table-cell>
          <table:table-cell office:value-type="string" calcext:value-type="string">
            <text:p>Terrible, espantoso.</text:p>
          </table:table-cell>
          <table:table-cell office:value-type="string" calcext:value-type="string">
            <text:p>恐ろしい</text:p>
          </table:table-cell>
          <table:table-cell table:number-columns-repeated="2"/>
          <table:table-cell table:formula="of:=COM.MICROSOFT.CONCAT (&quot;insert into ITEM_INFO  values(&quot;;[.B371];&quot;,&quot;;[.A371];&quot;);&quot;)" office:value-type="string" office:string-value="insert into ITEM_INFO  values(370,3);" calcext:value-type="string">
            <text:p>insert into ITEM_INFO <text:s/>values(370,3);</text:p>
          </table:table-cell>
          <table:table-cell table:formula="of:=COM.MICROSOFT.CONCAT(&quot;INSERT INTO VALOR_CARACTERISTICA VALUES(&quot;;[.B371];&quot;,1,'&quot;;[.C371];&quot;');&quot;)" office:value-type="string" office:string-value="INSERT INTO VALOR_CARACTERISTICA VALUES(370,1,'おそろしい');" calcext:value-type="string">
            <text:p>INSERT INTO VALOR_CARACTERISTICA VALUES(370,1,'おそろしい');</text:p>
          </table:table-cell>
          <table:table-cell table:formula="of:=COM.MICROSOFT.CONCAT(&quot;INSERT INTO VALOR_CARACTERISTICA VALUES(&quot;;[.B371];&quot;,3,'&quot;;[.D371];&quot;');&quot;)" office:value-type="string" office:string-value="INSERT INTO VALOR_CARACTERISTICA VALUES(370,3,'Terrible, espantoso.');" calcext:value-type="string">
            <text:p>INSERT INTO VALOR_CARACTERISTICA VALUES(370,3,'Terrible, espantoso.');</text:p>
          </table:table-cell>
          <table:table-cell table:formula="of:=COM.MICROSOFT.CONCAT(&quot;INSERT INTO VALOR_CARACTERISTICA VALUES(&quot;;[.B371];&quot;,2,'&quot;;TRIM([.E371]);&quot;');&quot;)" office:value-type="string" office:string-value="INSERT INTO VALOR_CARACTERISTICA VALUES(370,2,'恐ろしい');" calcext:value-type="string">
            <text:p>INSERT INTO VALOR_CARACTERISTICA VALUES(370,2,'恐ろしい');</text:p>
          </table:table-cell>
          <table:table-cell table:number-columns-repeated="2"/>
        </table:table-row>
        <table:table-row table:style-name="ro1">
          <table:table-cell office:value-type="float" office:value="3" calcext:value-type="float">
            <text:p>3</text:p>
          </table:table-cell>
          <table:table-cell table:formula="of:=[.B371]+1" office:value-type="float" office:value="371" calcext:value-type="float">
            <text:p>371</text:p>
          </table:table-cell>
          <table:table-cell office:value-type="string" calcext:value-type="string">
            <text:p>しんよう</text:p>
          </table:table-cell>
          <table:table-cell office:value-type="string" calcext:value-type="string">
            <text:p>Confianza, fe.</text:p>
          </table:table-cell>
          <table:table-cell office:value-type="string" calcext:value-type="string">
            <text:p>信用</text:p>
          </table:table-cell>
          <table:table-cell table:number-columns-repeated="2"/>
          <table:table-cell table:formula="of:=COM.MICROSOFT.CONCAT (&quot;insert into ITEM_INFO  values(&quot;;[.B372];&quot;,&quot;;[.A372];&quot;);&quot;)" office:value-type="string" office:string-value="insert into ITEM_INFO  values(371,3);" calcext:value-type="string">
            <text:p>insert into ITEM_INFO <text:s/>values(371,3);</text:p>
          </table:table-cell>
          <table:table-cell table:formula="of:=COM.MICROSOFT.CONCAT(&quot;INSERT INTO VALOR_CARACTERISTICA VALUES(&quot;;[.B372];&quot;,1,'&quot;;[.C372];&quot;');&quot;)" office:value-type="string" office:string-value="INSERT INTO VALOR_CARACTERISTICA VALUES(371,1,'しんよう');" calcext:value-type="string">
            <text:p>INSERT INTO VALOR_CARACTERISTICA VALUES(371,1,'しんよう');</text:p>
          </table:table-cell>
          <table:table-cell table:formula="of:=COM.MICROSOFT.CONCAT(&quot;INSERT INTO VALOR_CARACTERISTICA VALUES(&quot;;[.B372];&quot;,3,'&quot;;[.D372];&quot;');&quot;)" office:value-type="string" office:string-value="INSERT INTO VALOR_CARACTERISTICA VALUES(371,3,'Confianza, fe.');" calcext:value-type="string">
            <text:p>INSERT INTO VALOR_CARACTERISTICA VALUES(371,3,'Confianza, fe.');</text:p>
          </table:table-cell>
          <table:table-cell table:formula="of:=COM.MICROSOFT.CONCAT(&quot;INSERT INTO VALOR_CARACTERISTICA VALUES(&quot;;[.B372];&quot;,2,'&quot;;TRIM([.E372]);&quot;');&quot;)" office:value-type="string" office:string-value="INSERT INTO VALOR_CARACTERISTICA VALUES(371,2,'信用');" calcext:value-type="string">
            <text:p>INSERT INTO VALOR_CARACTERISTICA VALUES(371,2,'信用');</text:p>
          </table:table-cell>
          <table:table-cell table:number-columns-repeated="2"/>
        </table:table-row>
        <table:table-row table:style-name="ro1">
          <table:table-cell office:value-type="float" office:value="3" calcext:value-type="float">
            <text:p>3</text:p>
          </table:table-cell>
          <table:table-cell table:formula="of:=[.B372]+1" office:value-type="float" office:value="372" calcext:value-type="float">
            <text:p>372</text:p>
          </table:table-cell>
          <table:table-cell office:value-type="string" calcext:value-type="string">
            <text:p>あけ</text:p>
          </table:table-cell>
          <table:table-cell office:value-type="string" calcext:value-type="string">
            <text:p>Poco después de que algo haya terminado.</text:p>
          </table:table-cell>
          <table:table-cell office:value-type="string" calcext:value-type="string">
            <text:p>明け</text:p>
          </table:table-cell>
          <table:table-cell table:number-columns-repeated="2"/>
          <table:table-cell table:formula="of:=COM.MICROSOFT.CONCAT (&quot;insert into ITEM_INFO  values(&quot;;[.B373];&quot;,&quot;;[.A373];&quot;);&quot;)" office:value-type="string" office:string-value="insert into ITEM_INFO  values(372,3);" calcext:value-type="string">
            <text:p>insert into ITEM_INFO <text:s/>values(372,3);</text:p>
          </table:table-cell>
          <table:table-cell table:formula="of:=COM.MICROSOFT.CONCAT(&quot;INSERT INTO VALOR_CARACTERISTICA VALUES(&quot;;[.B373];&quot;,1,'&quot;;[.C373];&quot;');&quot;)" office:value-type="string" office:string-value="INSERT INTO VALOR_CARACTERISTICA VALUES(372,1,'あけ');" calcext:value-type="string">
            <text:p>INSERT INTO VALOR_CARACTERISTICA VALUES(372,1,'あけ');</text:p>
          </table:table-cell>
          <table:table-cell table:formula="of:=COM.MICROSOFT.CONCAT(&quot;INSERT INTO VALOR_CARACTERISTICA VALUES(&quot;;[.B373];&quot;,3,'&quot;;[.D373];&quot;');&quot;)" office:value-type="string" office:string-value="INSERT INTO VALOR_CARACTERISTICA VALUES(372,3,'Poco después de que algo haya terminado.');" calcext:value-type="string">
            <text:p>INSERT INTO VALOR_CARACTERISTICA VALUES(372,3,'Poco después de que algo haya terminado.');</text:p>
          </table:table-cell>
          <table:table-cell table:formula="of:=COM.MICROSOFT.CONCAT(&quot;INSERT INTO VALOR_CARACTERISTICA VALUES(&quot;;[.B373];&quot;,2,'&quot;;TRIM([.E373]);&quot;');&quot;)" office:value-type="string" office:string-value="INSERT INTO VALOR_CARACTERISTICA VALUES(372,2,'明け');" calcext:value-type="string">
            <text:p>INSERT INTO VALOR_CARACTERISTICA VALUES(372,2,'明け');</text:p>
          </table:table-cell>
          <table:table-cell table:number-columns-repeated="2"/>
        </table:table-row>
        <table:table-row table:style-name="ro1">
          <table:table-cell office:value-type="float" office:value="3" calcext:value-type="float">
            <text:p>3</text:p>
          </table:table-cell>
          <table:table-cell table:formula="of:=[.B373]+1" office:value-type="float" office:value="373" calcext:value-type="float">
            <text:p>373</text:p>
          </table:table-cell>
          <table:table-cell office:value-type="string" calcext:value-type="string">
            <text:p>なつかしい</text:p>
          </table:table-cell>
          <table:table-cell office:value-type="string" calcext:value-type="string">
            <text:p>Nostálgico.</text:p>
          </table:table-cell>
          <table:table-cell office:value-type="string" calcext:value-type="string">
            <text:p>懐かしい</text:p>
          </table:table-cell>
          <table:table-cell table:number-columns-repeated="2"/>
          <table:table-cell table:formula="of:=COM.MICROSOFT.CONCAT (&quot;insert into ITEM_INFO  values(&quot;;[.B374];&quot;,&quot;;[.A374];&quot;);&quot;)" office:value-type="string" office:string-value="insert into ITEM_INFO  values(373,3);" calcext:value-type="string">
            <text:p>insert into ITEM_INFO <text:s/>values(373,3);</text:p>
          </table:table-cell>
          <table:table-cell table:formula="of:=COM.MICROSOFT.CONCAT(&quot;INSERT INTO VALOR_CARACTERISTICA VALUES(&quot;;[.B374];&quot;,1,'&quot;;[.C374];&quot;');&quot;)" office:value-type="string" office:string-value="INSERT INTO VALOR_CARACTERISTICA VALUES(373,1,'なつかしい');" calcext:value-type="string">
            <text:p>INSERT INTO VALOR_CARACTERISTICA VALUES(373,1,'なつかしい');</text:p>
          </table:table-cell>
          <table:table-cell table:formula="of:=COM.MICROSOFT.CONCAT(&quot;INSERT INTO VALOR_CARACTERISTICA VALUES(&quot;;[.B374];&quot;,3,'&quot;;[.D374];&quot;');&quot;)" office:value-type="string" office:string-value="INSERT INTO VALOR_CARACTERISTICA VALUES(373,3,'Nostálgico.');" calcext:value-type="string">
            <text:p>INSERT INTO VALOR_CARACTERISTICA VALUES(373,3,'Nostálgico.');</text:p>
          </table:table-cell>
          <table:table-cell table:formula="of:=COM.MICROSOFT.CONCAT(&quot;INSERT INTO VALOR_CARACTERISTICA VALUES(&quot;;[.B374];&quot;,2,'&quot;;TRIM([.E374]);&quot;');&quot;)" office:value-type="string" office:string-value="INSERT INTO VALOR_CARACTERISTICA VALUES(373,2,'懐かしい');" calcext:value-type="string">
            <text:p>INSERT INTO VALOR_CARACTERISTICA VALUES(373,2,'懐かしい');</text:p>
          </table:table-cell>
          <table:table-cell table:number-columns-repeated="2"/>
        </table:table-row>
        <table:table-row table:style-name="ro1">
          <table:table-cell office:value-type="float" office:value="3" calcext:value-type="float">
            <text:p>3</text:p>
          </table:table-cell>
          <table:table-cell table:formula="of:=[.B374]+1" office:value-type="float" office:value="374" calcext:value-type="float">
            <text:p>374</text:p>
          </table:table-cell>
          <table:table-cell office:value-type="string" calcext:value-type="string">
            <text:p>めいわく</text:p>
          </table:table-cell>
          <table:table-cell office:value-type="string" calcext:value-type="string">
            <text:p>Molestia, problema.</text:p>
          </table:table-cell>
          <table:table-cell office:value-type="string" calcext:value-type="string">
            <text:p>迷惑</text:p>
          </table:table-cell>
          <table:table-cell table:number-columns-repeated="2"/>
          <table:table-cell table:formula="of:=COM.MICROSOFT.CONCAT (&quot;insert into ITEM_INFO  values(&quot;;[.B375];&quot;,&quot;;[.A375];&quot;);&quot;)" office:value-type="string" office:string-value="insert into ITEM_INFO  values(374,3);" calcext:value-type="string">
            <text:p>insert into ITEM_INFO <text:s/>values(374,3);</text:p>
          </table:table-cell>
          <table:table-cell table:formula="of:=COM.MICROSOFT.CONCAT(&quot;INSERT INTO VALOR_CARACTERISTICA VALUES(&quot;;[.B375];&quot;,1,'&quot;;[.C375];&quot;');&quot;)" office:value-type="string" office:string-value="INSERT INTO VALOR_CARACTERISTICA VALUES(374,1,'めいわく');" calcext:value-type="string">
            <text:p>INSERT INTO VALOR_CARACTERISTICA VALUES(374,1,'めいわく');</text:p>
          </table:table-cell>
          <table:table-cell table:formula="of:=COM.MICROSOFT.CONCAT(&quot;INSERT INTO VALOR_CARACTERISTICA VALUES(&quot;;[.B375];&quot;,3,'&quot;;[.D375];&quot;');&quot;)" office:value-type="string" office:string-value="INSERT INTO VALOR_CARACTERISTICA VALUES(374,3,'Molestia, problema.');" calcext:value-type="string">
            <text:p>INSERT INTO VALOR_CARACTERISTICA VALUES(374,3,'Molestia, problema.');</text:p>
          </table:table-cell>
          <table:table-cell table:formula="of:=COM.MICROSOFT.CONCAT(&quot;INSERT INTO VALOR_CARACTERISTICA VALUES(&quot;;[.B375];&quot;,2,'&quot;;TRIM([.E375]);&quot;');&quot;)" office:value-type="string" office:string-value="INSERT INTO VALOR_CARACTERISTICA VALUES(374,2,'迷惑');" calcext:value-type="string">
            <text:p>INSERT INTO VALOR_CARACTERISTICA VALUES(374,2,'迷惑');</text:p>
          </table:table-cell>
          <table:table-cell table:number-columns-repeated="2"/>
        </table:table-row>
        <table:table-row table:style-name="ro1">
          <table:table-cell office:value-type="float" office:value="4" calcext:value-type="float">
            <text:p>4</text:p>
          </table:table-cell>
          <table:table-cell table:formula="of:=[.B375]+1" office:value-type="float" office:value="375" calcext:value-type="float">
            <text:p>375</text:p>
          </table:table-cell>
          <table:table-cell/>
          <table:table-cell office:value-type="string" calcext:value-type="string">
            <text:p>自分で決めた習慣(しゅうかん) costumbre</text:p>
          </table:table-cell>
          <table:table-cell/>
          <table:table-cell office:value-type="string" calcext:value-type="string">
            <text:p>～ことにしている。 例: 健康けんこうのため、毎朝牛乳を飲むことにしている。</text:p>
          </table:table-cell>
          <table:table-cell office:value-type="string" calcext:value-type="string">
            <text:p>V dic/ない+ことにしている</text:p>
          </table:table-cell>
          <table:table-cell table:formula="of:=COM.MICROSOFT.CONCAT (&quot;insert into ITEM_INFO  values(&quot;;[.B376];&quot;,&quot;;[.A376];&quot;);&quot;)" office:value-type="string" office:string-value="insert into ITEM_INFO  values(375,4);" calcext:value-type="string">
            <text:p>insert into ITEM_INFO <text:s/>values(375,4);</text:p>
          </table:table-cell>
          <table:table-cell/>
          <table:table-cell table:formula="of:=COM.MICROSOFT.CONCAT(&quot;INSERT INTO VALOR_CARACTERISTICA VALUES(&quot;;[.B376];&quot;,3,'&quot;;[.D376];&quot;');&quot;)" office:value-type="string" office:string-value="INSERT INTO VALOR_CARACTERISTICA VALUES(375,3,'自分で決めた習慣(しゅうかん) costumbre');" calcext:value-type="string">
            <text:p>INSERT INTO VALOR_CARACTERISTICA VALUES(375,3,'自分で決めた習慣(しゅうかん) costumbre');</text:p>
          </table:table-cell>
          <table:table-cell/>
          <table:table-cell table:formula="of:=COM.MICROSOFT.CONCAT(&quot;INSERT INTO VALOR_CARACTERISTICA VALUES(&quot;;[.B376];&quot;,4,'&quot;;[.F376];&quot;');&quot;)" office:value-type="string" office:string-value="INSERT INTO VALOR_CARACTERISTICA VALUES(375,4,'～ことにしている。 例: 健康けんこうのため、毎朝牛乳を飲むことにしている。');" calcext:value-type="string">
            <text:p>INSERT INTO VALOR_CARACTERISTICA VALUES(375,4,'～ことにしている。 例: 健康けんこうのため、毎朝牛乳を飲むことにしている。');</text:p>
          </table:table-cell>
          <table:table-cell table:formula="of:=COM.MICROSOFT.CONCAT(&quot;INSERT INTO VALOR_CARACTERISTICA VALUES(&quot;;[.B376];&quot;,5,'&quot;;[.G376];&quot;');&quot;)" office:value-type="string" office:string-value="INSERT INTO VALOR_CARACTERISTICA VALUES(375,5,'V dic/ない+ことにしている');" calcext:value-type="string">
            <text:p>INSERT INTO VALOR_CARACTERISTICA VALUES(375,5,'V dic/ない+ことにしている');</text:p>
          </table:table-cell>
        </table:table-row>
        <table:table-row table:style-name="ro1">
          <table:table-cell office:value-type="float" office:value="4" calcext:value-type="float">
            <text:p>4</text:p>
          </table:table-cell>
          <table:table-cell table:formula="of:=[.B376]+1" office:value-type="float" office:value="376" calcext:value-type="float">
            <text:p>376</text:p>
          </table:table-cell>
          <table:table-cell/>
          <table:table-cell office:value-type="string" calcext:value-type="string">
            <text:p>Reglas, costumbres, planes (alguien decidió algo por mí y se sigue haciendo hoy día).</text:p>
          </table:table-cell>
          <table:table-cell/>
          <table:table-cell office:value-type="string" calcext:value-type="string">
            <text:p>～ことになっている。 例:この会社では残業(ざんぎょう)してはいけないことになっています。</text:p>
          </table:table-cell>
          <table:table-cell office:value-type="string" calcext:value-type="string">
            <text:p>V dic/ない+ことになっている</text:p>
          </table:table-cell>
          <table:table-cell table:formula="of:=COM.MICROSOFT.CONCAT (&quot;insert into ITEM_INFO  values(&quot;;[.B377];&quot;,&quot;;[.A377];&quot;);&quot;)" office:value-type="string" office:string-value="insert into ITEM_INFO  values(376,4);" calcext:value-type="string">
            <text:p>insert into ITEM_INFO <text:s/>values(376,4);</text:p>
          </table:table-cell>
          <table:table-cell/>
          <table:table-cell table:formula="of:=COM.MICROSOFT.CONCAT(&quot;INSERT INTO VALOR_CARACTERISTICA VALUES(&quot;;[.B377];&quot;,3,'&quot;;[.D377];&quot;');&quot;)" office:value-type="string" office:string-value="INSERT INTO VALOR_CARACTERISTICA VALUES(376,3,'Reglas, costumbres, planes (alguien decidió algo por mí y se sigue haciendo hoy día).');" calcext:value-type="string">
            <text:p>INSERT INTO VALOR_CARACTERISTICA VALUES(376,3,'Reglas, costumbres, planes (alguien decidió algo por mí y se sigue haciendo hoy día).');</text:p>
          </table:table-cell>
          <table:table-cell/>
          <table:table-cell table:formula="of:=COM.MICROSOFT.CONCAT(&quot;INSERT INTO VALOR_CARACTERISTICA VALUES(&quot;;[.B377];&quot;,4,'&quot;;[.F377];&quot;');&quot;)" office:value-type="string" office:string-value="INSERT INTO VALOR_CARACTERISTICA VALUES(376,4,'～ことになっている。 例:この会社では残業(ざんぎょう)してはいけないことになっています。');" calcext:value-type="string">
            <text:p>INSERT INTO VALOR_CARACTERISTICA VALUES(376,4,'～ことになっている。 例:この会社では残業(ざんぎょう)してはいけないことになっています。');</text:p>
          </table:table-cell>
          <table:table-cell table:formula="of:=COM.MICROSOFT.CONCAT(&quot;INSERT INTO VALOR_CARACTERISTICA VALUES(&quot;;[.B377];&quot;,5,'&quot;;[.G377];&quot;');&quot;)" office:value-type="string" office:string-value="INSERT INTO VALOR_CARACTERISTICA VALUES(376,5,'V dic/ない+ことになっている');" calcext:value-type="string">
            <text:p>INSERT INTO VALOR_CARACTERISTICA VALUES(376,5,'V dic/ない+ことになっている');</text:p>
          </table:table-cell>
        </table:table-row>
        <table:table-row table:style-name="ro1">
          <table:table-cell office:value-type="float" office:value="4" calcext:value-type="float">
            <text:p>4</text:p>
          </table:table-cell>
          <table:table-cell table:formula="of:=[.B377]+1" office:value-type="float" office:value="377" calcext:value-type="float">
            <text:p>377</text:p>
          </table:table-cell>
          <table:table-cell/>
          <table:table-cell office:value-type="string" calcext:value-type="string">
            <text:p>Se ha decidido que… (otra persona distinta de mí)</text:p>
          </table:table-cell>
          <table:table-cell/>
          <table:table-cell office:value-type="string" calcext:value-type="string">
            <text:p>～ことになる/ ～ことになった。 例: 私の母が入院することになった。</text:p>
          </table:table-cell>
          <table:table-cell/>
          <table:table-cell table:formula="of:=COM.MICROSOFT.CONCAT (&quot;insert into ITEM_INFO  values(&quot;;[.B378];&quot;,&quot;;[.A378];&quot;);&quot;)" office:value-type="string" office:string-value="insert into ITEM_INFO  values(377,4);" calcext:value-type="string">
            <text:p>insert into ITEM_INFO <text:s/>values(377,4);</text:p>
          </table:table-cell>
          <table:table-cell/>
          <table:table-cell table:formula="of:=COM.MICROSOFT.CONCAT(&quot;INSERT INTO VALOR_CARACTERISTICA VALUES(&quot;;[.B378];&quot;,3,'&quot;;[.D378];&quot;');&quot;)" office:value-type="string" office:string-value="INSERT INTO VALOR_CARACTERISTICA VALUES(377,3,'Se ha decidido que… (otra persona distinta de mí)');" calcext:value-type="string">
            <text:p>INSERT INTO VALOR_CARACTERISTICA VALUES(377,3,'Se ha decidido que… (otra persona distinta de mí)');</text:p>
          </table:table-cell>
          <table:table-cell/>
          <table:table-cell table:formula="of:=COM.MICROSOFT.CONCAT(&quot;INSERT INTO VALOR_CARACTERISTICA VALUES(&quot;;[.B378];&quot;,4,'&quot;;[.F378];&quot;');&quot;)" office:value-type="string" office:string-value="INSERT INTO VALOR_CARACTERISTICA VALUES(377,4,'～ことになる/ ～ことになった。 例: 私の母が入院することになった。');" calcext:value-type="string">
            <text:p>INSERT INTO VALOR_CARACTERISTICA VALUES(377,4,'～ことになる/ ～ことになった。 例: 私の母が入院することになった。');</text:p>
          </table:table-cell>
          <table:table-cell table:formula="of:=COM.MICROSOFT.CONCAT(&quot;INSERT INTO VALOR_CARACTERISTICA VALUES(&quot;;[.B378];&quot;,5,'&quot;;[.G378];&quot;');&quot;)" office:value-type="string" office:string-value="INSERT INTO VALOR_CARACTERISTICA VALUES(377,5,'');" calcext:value-type="string">
            <text:p>INSERT INTO VALOR_CARACTERISTICA VALUES(377,5,'');</text:p>
          </table:table-cell>
        </table:table-row>
        <table:table-row table:style-name="ro1">
          <table:table-cell office:value-type="float" office:value="4" calcext:value-type="float">
            <text:p>4</text:p>
          </table:table-cell>
          <table:table-cell table:formula="of:=[.B378]+1" office:value-type="float" office:value="378" calcext:value-type="float">
            <text:p>378</text:p>
          </table:table-cell>
          <table:table-cell/>
          <table:table-cell office:value-type="string" calcext:value-type="string">
            <text:p>Cosas con mecanismo, automáticas.</text:p>
          </table:table-cell>
          <table:table-cell/>
          <table:table-cell office:value-type="string" calcext:value-type="string">
            <text:p>～ようになっている。 例: このドアは人が近づくと、開くようになっている。</text:p>
          </table:table-cell>
          <table:table-cell office:value-type="string" calcext:value-type="string">
            <text:p>V dic/ない+ようになっている</text:p>
          </table:table-cell>
          <table:table-cell table:formula="of:=COM.MICROSOFT.CONCAT (&quot;insert into ITEM_INFO  values(&quot;;[.B379];&quot;,&quot;;[.A379];&quot;);&quot;)" office:value-type="string" office:string-value="insert into ITEM_INFO  values(378,4);" calcext:value-type="string">
            <text:p>insert into ITEM_INFO <text:s/>values(378,4);</text:p>
          </table:table-cell>
          <table:table-cell/>
          <table:table-cell table:formula="of:=COM.MICROSOFT.CONCAT(&quot;INSERT INTO VALOR_CARACTERISTICA VALUES(&quot;;[.B379];&quot;,3,'&quot;;[.D379];&quot;');&quot;)" office:value-type="string" office:string-value="INSERT INTO VALOR_CARACTERISTICA VALUES(378,3,'Cosas con mecanismo, automáticas.');" calcext:value-type="string">
            <text:p>INSERT INTO VALOR_CARACTERISTICA VALUES(378,3,'Cosas con mecanismo, automáticas.');</text:p>
          </table:table-cell>
          <table:table-cell/>
          <table:table-cell table:formula="of:=COM.MICROSOFT.CONCAT(&quot;INSERT INTO VALOR_CARACTERISTICA VALUES(&quot;;[.B379];&quot;,4,'&quot;;[.F379];&quot;');&quot;)" office:value-type="string" office:string-value="INSERT INTO VALOR_CARACTERISTICA VALUES(378,4,'～ようになっている。 例: このドアは人が近づくと、開くようになっている。');" calcext:value-type="string">
            <text:p>INSERT INTO VALOR_CARACTERISTICA VALUES(378,4,'～ようになっている。 例: このドアは人が近づくと、開くようになっている。');</text:p>
          </table:table-cell>
          <table:table-cell table:formula="of:=COM.MICROSOFT.CONCAT(&quot;INSERT INTO VALOR_CARACTERISTICA VALUES(&quot;;[.B379];&quot;,5,'&quot;;[.G379];&quot;');&quot;)" office:value-type="string" office:string-value="INSERT INTO VALOR_CARACTERISTICA VALUES(378,5,'V dic/ない+ようになっている');" calcext:value-type="string">
            <text:p>INSERT INTO VALOR_CARACTERISTICA VALUES(378,5,'V dic/ない+ようになっている');</text:p>
          </table:table-cell>
        </table:table-row>
        <table:table-row table:style-name="ro1">
          <table:table-cell office:value-type="float" office:value="4" calcext:value-type="float">
            <text:p>4</text:p>
          </table:table-cell>
          <table:table-cell table:formula="of:=[.B379]+1" office:value-type="float" office:value="379" calcext:value-type="float">
            <text:p>379</text:p>
          </table:table-cell>
          <table:table-cell/>
          <table:table-cell office:value-type="string" calcext:value-type="string">
            <text:p>Antes no podías y ahora puedes.</text:p>
          </table:table-cell>
          <table:table-cell/>
          <table:table-cell office:value-type="string" calcext:value-type="string">
            <text:p>～ようになった。 例: 毎日練習をしたら、泳げるようになった。</text:p>
          </table:table-cell>
          <table:table-cell office:value-type="string" calcext:value-type="string">
            <text:p>(F. dic. / Forma potencial) + ようになった</text:p>
          </table:table-cell>
          <table:table-cell table:formula="of:=COM.MICROSOFT.CONCAT (&quot;insert into ITEM_INFO  values(&quot;;[.B380];&quot;,&quot;;[.A380];&quot;);&quot;)" office:value-type="string" office:string-value="insert into ITEM_INFO  values(379,4);" calcext:value-type="string">
            <text:p>insert into ITEM_INFO <text:s/>values(379,4);</text:p>
          </table:table-cell>
          <table:table-cell/>
          <table:table-cell table:formula="of:=COM.MICROSOFT.CONCAT(&quot;INSERT INTO VALOR_CARACTERISTICA VALUES(&quot;;[.B380];&quot;,3,'&quot;;[.D380];&quot;');&quot;)" office:value-type="string" office:string-value="INSERT INTO VALOR_CARACTERISTICA VALUES(379,3,'Antes no podías y ahora puedes.');" calcext:value-type="string">
            <text:p>INSERT INTO VALOR_CARACTERISTICA VALUES(379,3,'Antes no podías y ahora puedes.');</text:p>
          </table:table-cell>
          <table:table-cell/>
          <table:table-cell table:formula="of:=COM.MICROSOFT.CONCAT(&quot;INSERT INTO VALOR_CARACTERISTICA VALUES(&quot;;[.B380];&quot;,4,'&quot;;[.F380];&quot;');&quot;)" office:value-type="string" office:string-value="INSERT INTO VALOR_CARACTERISTICA VALUES(379,4,'～ようになった。 例: 毎日練習をしたら、泳げるようになった。');" calcext:value-type="string">
            <text:p>INSERT INTO VALOR_CARACTERISTICA VALUES(379,4,'～ようになった。 例: 毎日練習をしたら、泳げるようになった。');</text:p>
          </table:table-cell>
          <table:table-cell table:formula="of:=COM.MICROSOFT.CONCAT(&quot;INSERT INTO VALOR_CARACTERISTICA VALUES(&quot;;[.B380];&quot;,5,'&quot;;[.G380];&quot;');&quot;)" office:value-type="string" office:string-value="INSERT INTO VALOR_CARACTERISTICA VALUES(379,5,'(F. dic. / Forma potencial) + ようになった');" calcext:value-type="string">
            <text:p>INSERT INTO VALOR_CARACTERISTICA VALUES(379,5,'(F. dic. / Forma potencial) + ようになった');</text:p>
          </table:table-cell>
        </table:table-row>
        <table:table-row table:style-name="ro1">
          <table:table-cell office:value-type="float" office:value="4" calcext:value-type="float">
            <text:p>4</text:p>
          </table:table-cell>
          <table:table-cell table:formula="of:=[.B380]+1" office:value-type="float" office:value="380" calcext:value-type="float">
            <text:p>380</text:p>
          </table:table-cell>
          <table:table-cell/>
          <table:table-cell office:value-type="string" calcext:value-type="string">
            <text:p>Señalar, mostrar un ejemplo.</text:p>
          </table:table-cell>
          <table:table-cell/>
          <table:table-cell office:value-type="string" calcext:value-type="string">
            <text:p>～ような/ように。 例: 私もJBJのように、上手に歌を歌うようになりたい。</text:p>
          </table:table-cell>
          <table:table-cell office:value-type="string" calcext:value-type="string">
            <text:p>N+の/Vb (F. ordinaria)+ように/ような+N</text:p>
          </table:table-cell>
          <table:table-cell table:formula="of:=COM.MICROSOFT.CONCAT (&quot;insert into ITEM_INFO  values(&quot;;[.B381];&quot;,&quot;;[.A381];&quot;);&quot;)" office:value-type="string" office:string-value="insert into ITEM_INFO  values(380,4);" calcext:value-type="string">
            <text:p>insert into ITEM_INFO <text:s/>values(380,4);</text:p>
          </table:table-cell>
          <table:table-cell/>
          <table:table-cell table:formula="of:=COM.MICROSOFT.CONCAT(&quot;INSERT INTO VALOR_CARACTERISTICA VALUES(&quot;;[.B381];&quot;,3,'&quot;;[.D381];&quot;');&quot;)" office:value-type="string" office:string-value="INSERT INTO VALOR_CARACTERISTICA VALUES(380,3,'Señalar, mostrar un ejemplo.');" calcext:value-type="string">
            <text:p>INSERT INTO VALOR_CARACTERISTICA VALUES(380,3,'Señalar, mostrar un ejemplo.');</text:p>
          </table:table-cell>
          <table:table-cell/>
          <table:table-cell table:formula="of:=COM.MICROSOFT.CONCAT(&quot;INSERT INTO VALOR_CARACTERISTICA VALUES(&quot;;[.B381];&quot;,4,'&quot;;[.F381];&quot;');&quot;)" office:value-type="string" office:string-value="INSERT INTO VALOR_CARACTERISTICA VALUES(380,4,'～ような/ように。 例: 私もJBJのように、上手に歌を歌うようになりたい。');" calcext:value-type="string">
            <text:p>INSERT INTO VALOR_CARACTERISTICA VALUES(380,4,'～ような/ように。 例: 私もJBJのように、上手に歌を歌うようになりたい。');</text:p>
          </table:table-cell>
          <table:table-cell table:formula="of:=COM.MICROSOFT.CONCAT(&quot;INSERT INTO VALOR_CARACTERISTICA VALUES(&quot;;[.B381];&quot;,5,'&quot;;[.G381];&quot;');&quot;)" office:value-type="string" office:string-value="INSERT INTO VALOR_CARACTERISTICA VALUES(380,5,'N+の/Vb (F. ordinaria)+ように/ような+N');" calcext:value-type="string">
            <text:p>INSERT INTO VALOR_CARACTERISTICA VALUES(380,5,'N+の/Vb (F. ordinaria)+ように/ような+N');</text:p>
          </table:table-cell>
        </table:table-row>
        <table:table-row table:style-name="ro1">
          <table:table-cell office:value-type="float" office:value="4" calcext:value-type="float">
            <text:p>4</text:p>
          </table:table-cell>
          <table:table-cell table:formula="of:=[.B381]+1" office:value-type="float" office:value="381" calcext:value-type="float">
            <text:p>381</text:p>
          </table:table-cell>
          <table:table-cell/>
          <table:table-cell office:value-type="string" calcext:value-type="string">
            <text:p>Convertirse en algo, llegar a ser.</text:p>
          </table:table-cell>
          <table:table-cell/>
          <table:table-cell office:value-type="string" calcext:value-type="string">
            <text:p>～ようになる。 例: たくさん勉強したので、日本語を話せるようになりました。</text:p>
          </table:table-cell>
          <table:table-cell/>
          <table:table-cell table:formula="of:=COM.MICROSOFT.CONCAT (&quot;insert into ITEM_INFO  values(&quot;;[.B382];&quot;,&quot;;[.A382];&quot;);&quot;)" office:value-type="string" office:string-value="insert into ITEM_INFO  values(381,4);" calcext:value-type="string">
            <text:p>insert into ITEM_INFO <text:s/>values(381,4);</text:p>
          </table:table-cell>
          <table:table-cell/>
          <table:table-cell table:formula="of:=COM.MICROSOFT.CONCAT(&quot;INSERT INTO VALOR_CARACTERISTICA VALUES(&quot;;[.B382];&quot;,3,'&quot;;[.D382];&quot;');&quot;)" office:value-type="string" office:string-value="INSERT INTO VALOR_CARACTERISTICA VALUES(381,3,'Convertirse en algo, llegar a ser.');" calcext:value-type="string">
            <text:p>INSERT INTO VALOR_CARACTERISTICA VALUES(381,3,'Convertirse en algo, llegar a ser.');</text:p>
          </table:table-cell>
          <table:table-cell/>
          <table:table-cell table:formula="of:=COM.MICROSOFT.CONCAT(&quot;INSERT INTO VALOR_CARACTERISTICA VALUES(&quot;;[.B382];&quot;,4,'&quot;;[.F382];&quot;');&quot;)" office:value-type="string" office:string-value="INSERT INTO VALOR_CARACTERISTICA VALUES(381,4,'～ようになる。 例: たくさん勉強したので、日本語を話せるようになりました。');" calcext:value-type="string">
            <text:p>INSERT INTO VALOR_CARACTERISTICA VALUES(381,4,'～ようになる。 例: たくさん勉強したので、日本語を話せるようになりました。');</text:p>
          </table:table-cell>
          <table:table-cell table:formula="of:=COM.MICROSOFT.CONCAT(&quot;INSERT INTO VALOR_CARACTERISTICA VALUES(&quot;;[.B382];&quot;,5,'&quot;;[.G382];&quot;');&quot;)" office:value-type="string" office:string-value="INSERT INTO VALOR_CARACTERISTICA VALUES(381,5,'');" calcext:value-type="string">
            <text:p>INSERT INTO VALOR_CARACTERISTICA VALUES(381,5,'');</text:p>
          </table:table-cell>
        </table:table-row>
        <table:table-row table:style-name="ro1">
          <table:table-cell office:value-type="float" office:value="4" calcext:value-type="float">
            <text:p>4</text:p>
          </table:table-cell>
          <table:table-cell table:formula="of:=[.B382]+1" office:value-type="float" office:value="382" calcext:value-type="float">
            <text:p>382</text:p>
          </table:table-cell>
          <table:table-cell/>
          <table:table-cell office:value-type="string" calcext:value-type="string">
            <text:p>Costumbres, hacer un esfuerzo para hacer algo.</text:p>
          </table:table-cell>
          <table:table-cell/>
          <table:table-cell office:value-type="string" calcext:value-type="string">
            <text:p>～ようにする / ～ようにしている。 例: できるだけ甘い物を食べないようにしています。</text:p>
          </table:table-cell>
          <table:table-cell/>
          <table:table-cell table:formula="of:=COM.MICROSOFT.CONCAT (&quot;insert into ITEM_INFO  values(&quot;;[.B383];&quot;,&quot;;[.A383];&quot;);&quot;)" office:value-type="string" office:string-value="insert into ITEM_INFO  values(382,4);" calcext:value-type="string">
            <text:p>insert into ITEM_INFO <text:s/>values(382,4);</text:p>
          </table:table-cell>
          <table:table-cell/>
          <table:table-cell table:formula="of:=COM.MICROSOFT.CONCAT(&quot;INSERT INTO VALOR_CARACTERISTICA VALUES(&quot;;[.B383];&quot;,3,'&quot;;[.D383];&quot;');&quot;)" office:value-type="string" office:string-value="INSERT INTO VALOR_CARACTERISTICA VALUES(382,3,'Costumbres, hacer un esfuerzo para hacer algo.');" calcext:value-type="string">
            <text:p>INSERT INTO VALOR_CARACTERISTICA VALUES(382,3,'Costumbres, hacer un esfuerzo para hacer algo.');</text:p>
          </table:table-cell>
          <table:table-cell/>
          <table:table-cell table:formula="of:=COM.MICROSOFT.CONCAT(&quot;INSERT INTO VALOR_CARACTERISTICA VALUES(&quot;;[.B383];&quot;,4,'&quot;;[.F383];&quot;');&quot;)" office:value-type="string" office:string-value="INSERT INTO VALOR_CARACTERISTICA VALUES(382,4,'～ようにする / ～ようにしている。 例: できるだけ甘い物を食べないようにしています。');" calcext:value-type="string">
            <text:p>INSERT INTO VALOR_CARACTERISTICA VALUES(382,4,'～ようにする / ～ようにしている。 例: できるだけ甘い物を食べないようにしています。');</text:p>
          </table:table-cell>
          <table:table-cell table:formula="of:=COM.MICROSOFT.CONCAT(&quot;INSERT INTO VALOR_CARACTERISTICA VALUES(&quot;;[.B383];&quot;,5,'&quot;;[.G383];&quot;');&quot;)" office:value-type="string" office:string-value="INSERT INTO VALOR_CARACTERISTICA VALUES(382,5,'');" calcext:value-type="string">
            <text:p>INSERT INTO VALOR_CARACTERISTICA VALUES(382,5,'');</text:p>
          </table:table-cell>
        </table:table-row>
        <table:table-row table:style-name="ro1">
          <table:table-cell office:value-type="float" office:value="4" calcext:value-type="float">
            <text:p>4</text:p>
          </table:table-cell>
          <table:table-cell table:formula="of:=[.B383]+1" office:value-type="float" office:value="383" calcext:value-type="float">
            <text:p>383</text:p>
          </table:table-cell>
          <table:table-cell/>
          <table:table-cell office:value-type="string" calcext:value-type="string">
            <text:p>Para pedir a los Dioses</text:p>
          </table:table-cell>
          <table:table-cell/>
          <table:table-cell office:value-type="string" calcext:value-type="string">
            <text:p>Forma ます+ように。 例: 祖母の病気が治りますように。</text:p>
          </table:table-cell>
          <table:table-cell office:value-type="string" calcext:value-type="string">
            <text:p>Forma ます/ません/Potencial+ように</text:p>
          </table:table-cell>
          <table:table-cell table:formula="of:=COM.MICROSOFT.CONCAT (&quot;insert into ITEM_INFO  values(&quot;;[.B384];&quot;,&quot;;[.A384];&quot;);&quot;)" office:value-type="string" office:string-value="insert into ITEM_INFO  values(383,4);" calcext:value-type="string">
            <text:p>insert into ITEM_INFO <text:s/>values(383,4);</text:p>
          </table:table-cell>
          <table:table-cell/>
          <table:table-cell table:formula="of:=COM.MICROSOFT.CONCAT(&quot;INSERT INTO VALOR_CARACTERISTICA VALUES(&quot;;[.B384];&quot;,3,'&quot;;[.D384];&quot;');&quot;)" office:value-type="string" office:string-value="INSERT INTO VALOR_CARACTERISTICA VALUES(383,3,'Para pedir a los Dioses');" calcext:value-type="string">
            <text:p>INSERT INTO VALOR_CARACTERISTICA VALUES(383,3,'Para pedir a los Dioses');</text:p>
          </table:table-cell>
          <table:table-cell/>
          <table:table-cell table:formula="of:=COM.MICROSOFT.CONCAT(&quot;INSERT INTO VALOR_CARACTERISTICA VALUES(&quot;;[.B384];&quot;,4,'&quot;;[.F384];&quot;');&quot;)" office:value-type="string" office:string-value="INSERT INTO VALOR_CARACTERISTICA VALUES(383,4,'Forma ます+ように。 例: 祖母の病気が治りますように。');" calcext:value-type="string">
            <text:p>INSERT INTO VALOR_CARACTERISTICA VALUES(383,4,'Forma ます+ように。 例: 祖母の病気が治りますように。');</text:p>
          </table:table-cell>
          <table:table-cell table:formula="of:=COM.MICROSOFT.CONCAT(&quot;INSERT INTO VALOR_CARACTERISTICA VALUES(&quot;;[.B384];&quot;,5,'&quot;;[.G384];&quot;');&quot;)" office:value-type="string" office:string-value="INSERT INTO VALOR_CARACTERISTICA VALUES(383,5,'Forma ます/ません/Potencial+ように');" calcext:value-type="string">
            <text:p>INSERT INTO VALOR_CARACTERISTICA VALUES(383,5,'Forma ます/ません/Potencial+ように');</text:p>
          </table:table-cell>
        </table:table-row>
        <table:table-row table:style-name="ro1">
          <table:table-cell office:value-type="float" office:value="4" calcext:value-type="float">
            <text:p>4</text:p>
          </table:table-cell>
          <table:table-cell table:formula="of:=[.B384]+1" office:value-type="float" office:value="384" calcext:value-type="float">
            <text:p>384</text:p>
          </table:table-cell>
          <table:table-cell/>
          <table:table-cell office:value-type="string" calcext:value-type="string">
            <text:p>Expresar experiencias nunca antes vividas.</text:p>
          </table:table-cell>
          <table:table-cell/>
          <table:table-cell office:value-type="string" calcext:value-type="string">
            <text:p>～ことが/もある。 例: 中国に行くことがありません。</text:p>
          </table:table-cell>
          <table:table-cell/>
          <table:table-cell table:formula="of:=COM.MICROSOFT.CONCAT (&quot;insert into ITEM_INFO  values(&quot;;[.B385];&quot;,&quot;;[.A385];&quot;);&quot;)" office:value-type="string" office:string-value="insert into ITEM_INFO  values(384,4);" calcext:value-type="string">
            <text:p>insert into ITEM_INFO <text:s/>values(384,4);</text:p>
          </table:table-cell>
          <table:table-cell/>
          <table:table-cell table:formula="of:=COM.MICROSOFT.CONCAT(&quot;INSERT INTO VALOR_CARACTERISTICA VALUES(&quot;;[.B385];&quot;,3,'&quot;;[.D385];&quot;');&quot;)" office:value-type="string" office:string-value="INSERT INTO VALOR_CARACTERISTICA VALUES(384,3,'Expresar experiencias nunca antes vividas.');" calcext:value-type="string">
            <text:p>INSERT INTO VALOR_CARACTERISTICA VALUES(384,3,'Expresar experiencias nunca antes vividas.');</text:p>
          </table:table-cell>
          <table:table-cell/>
          <table:table-cell table:formula="of:=COM.MICROSOFT.CONCAT(&quot;INSERT INTO VALOR_CARACTERISTICA VALUES(&quot;;[.B385];&quot;,4,'&quot;;[.F385];&quot;');&quot;)" office:value-type="string" office:string-value="INSERT INTO VALOR_CARACTERISTICA VALUES(384,4,'～ことが/もある。 例: 中国に行くことがありません。');" calcext:value-type="string">
            <text:p>INSERT INTO VALOR_CARACTERISTICA VALUES(384,4,'～ことが/もある。 例: 中国に行くことがありません。');</text:p>
          </table:table-cell>
          <table:table-cell table:formula="of:=COM.MICROSOFT.CONCAT(&quot;INSERT INTO VALOR_CARACTERISTICA VALUES(&quot;;[.B385];&quot;,5,'&quot;;[.G385];&quot;');&quot;)" office:value-type="string" office:string-value="INSERT INTO VALOR_CARACTERISTICA VALUES(384,5,'');" calcext:value-type="string">
            <text:p>INSERT INTO VALOR_CARACTERISTICA VALUES(384,5,'');</text:p>
          </table:table-cell>
        </table:table-row>
        <table:table-row table:style-name="ro1">
          <table:table-cell office:value-type="float" office:value="4" calcext:value-type="float">
            <text:p>4</text:p>
          </table:table-cell>
          <table:table-cell table:formula="of:=[.B385]+1" office:value-type="float" office:value="385" calcext:value-type="float">
            <text:p>385</text:p>
          </table:table-cell>
          <table:table-cell/>
          <table:table-cell office:value-type="string" calcext:value-type="string">
            <text:p>No lo sé con seguridad, pero creo que es así.</text:p>
          </table:table-cell>
          <table:table-cell/>
          <table:table-cell office:value-type="string" calcext:value-type="string">
            <text:p>①～みたいだ。 例: 星がたくさん出ている。明日も晴れみたい。</text:p>
          </table:table-cell>
          <table:table-cell office:value-type="string" calcext:value-type="string">
            <text:p>F. ordinaria (ひま&lt;s&gt;だ&lt;/s&gt;)/N+みたいだ</text:p>
          </table:table-cell>
          <table:table-cell table:formula="of:=COM.MICROSOFT.CONCAT (&quot;insert into ITEM_INFO  values(&quot;;[.B386];&quot;,&quot;;[.A386];&quot;);&quot;)" office:value-type="string" office:string-value="insert into ITEM_INFO  values(385,4);" calcext:value-type="string">
            <text:p>insert into ITEM_INFO <text:s/>values(385,4);</text:p>
          </table:table-cell>
          <table:table-cell/>
          <table:table-cell table:formula="of:=COM.MICROSOFT.CONCAT(&quot;INSERT INTO VALOR_CARACTERISTICA VALUES(&quot;;[.B386];&quot;,3,'&quot;;[.D386];&quot;');&quot;)" office:value-type="string" office:string-value="INSERT INTO VALOR_CARACTERISTICA VALUES(385,3,'No lo sé con seguridad, pero creo que es así.');" calcext:value-type="string">
            <text:p>INSERT INTO VALOR_CARACTERISTICA VALUES(385,3,'No lo sé con seguridad, pero creo que es así.');</text:p>
          </table:table-cell>
          <table:table-cell/>
          <table:table-cell table:formula="of:=COM.MICROSOFT.CONCAT(&quot;INSERT INTO VALOR_CARACTERISTICA VALUES(&quot;;[.B386];&quot;,4,'&quot;;[.F386];&quot;');&quot;)" office:value-type="string" office:string-value="INSERT INTO VALOR_CARACTERISTICA VALUES(385,4,'①～みたいだ。 例: 星がたくさん出ている。明日も晴れみたい。');" calcext:value-type="string">
            <text:p>INSERT INTO VALOR_CARACTERISTICA VALUES(385,4,'①～みたいだ。 例: 星がたくさん出ている。明日も晴れみたい。');</text:p>
          </table:table-cell>
          <table:table-cell table:formula="of:=COM.MICROSOFT.CONCAT(&quot;INSERT INTO VALOR_CARACTERISTICA VALUES(&quot;;[.B386];&quot;,5,'&quot;;[.G386];&quot;');&quot;)" office:value-type="string" office:string-value="INSERT INTO VALOR_CARACTERISTICA VALUES(385,5,'F. ordinaria (ひま&lt;s&gt;だ&lt;/s&gt;)/N+みたいだ');" calcext:value-type="string">
            <text:p>INSERT INTO VALOR_CARACTERISTICA VALUES(385,5,'F. ordinaria (ひま&lt;s&gt;だ&lt;/s&gt;)/N+みたいだ');</text:p>
          </table:table-cell>
        </table:table-row>
        <table:table-row table:style-name="ro1">
          <table:table-cell office:value-type="float" office:value="4" calcext:value-type="float">
            <text:p>4</text:p>
          </table:table-cell>
          <table:table-cell table:formula="of:=[.B386]+1" office:value-type="float" office:value="386" calcext:value-type="float">
            <text:p>386</text:p>
          </table:table-cell>
          <table:table-cell/>
          <table:table-cell office:value-type="string" calcext:value-type="string">
            <text:p>No es así realmente, pero lo parece.</text:p>
          </table:table-cell>
          <table:table-cell/>
          <table:table-cell office:value-type="string" calcext:value-type="string">
            <text:p>② ～みたいだ = ようだ。 例: あの雲(くも)、見て。魚みたいな形だよ。</text:p>
          </table:table-cell>
          <table:table-cell office:value-type="string" calcext:value-type="string">
            <text:p>F. ordinaria (ひま&lt;s&gt;だ&lt;/s&gt;)/N+みたいだ</text:p>
          </table:table-cell>
          <table:table-cell table:formula="of:=COM.MICROSOFT.CONCAT (&quot;insert into ITEM_INFO  values(&quot;;[.B387];&quot;,&quot;;[.A387];&quot;);&quot;)" office:value-type="string" office:string-value="insert into ITEM_INFO  values(386,4);" calcext:value-type="string">
            <text:p>insert into ITEM_INFO <text:s/>values(386,4);</text:p>
          </table:table-cell>
          <table:table-cell/>
          <table:table-cell table:formula="of:=COM.MICROSOFT.CONCAT(&quot;INSERT INTO VALOR_CARACTERISTICA VALUES(&quot;;[.B387];&quot;,3,'&quot;;[.D387];&quot;');&quot;)" office:value-type="string" office:string-value="INSERT INTO VALOR_CARACTERISTICA VALUES(386,3,'No es así realmente, pero lo parece.');" calcext:value-type="string">
            <text:p>INSERT INTO VALOR_CARACTERISTICA VALUES(386,3,'No es así realmente, pero lo parece.');</text:p>
          </table:table-cell>
          <table:table-cell/>
          <table:table-cell table:formula="of:=COM.MICROSOFT.CONCAT(&quot;INSERT INTO VALOR_CARACTERISTICA VALUES(&quot;;[.B387];&quot;,4,'&quot;;[.F387];&quot;');&quot;)" office:value-type="string" office:string-value="INSERT INTO VALOR_CARACTERISTICA VALUES(386,4,'② ～みたいだ = ようだ。 例: あの雲(くも)、見て。魚みたいな形だよ。');" calcext:value-type="string">
            <text:p>INSERT INTO VALOR_CARACTERISTICA VALUES(386,4,'② ～みたいだ = ようだ。 例: あの雲(くも)、見て。魚みたいな形だよ。');</text:p>
          </table:table-cell>
          <table:table-cell table:formula="of:=COM.MICROSOFT.CONCAT(&quot;INSERT INTO VALOR_CARACTERISTICA VALUES(&quot;;[.B387];&quot;,5,'&quot;;[.G387];&quot;');&quot;)" office:value-type="string" office:string-value="INSERT INTO VALOR_CARACTERISTICA VALUES(386,5,'F. ordinaria (ひま&lt;s&gt;だ&lt;/s&gt;)/N+みたいだ');" calcext:value-type="string">
            <text:p>INSERT INTO VALOR_CARACTERISTICA VALUES(386,5,'F. ordinaria (ひま&lt;s&gt;だ&lt;/s&gt;)/N+みたいだ');</text:p>
          </table:table-cell>
        </table:table-row>
        <table:table-row table:style-name="ro1">
          <table:table-cell office:value-type="float" office:value="4" calcext:value-type="float">
            <text:p>4</text:p>
          </table:table-cell>
          <table:table-cell table:formula="of:=[.B387]+1" office:value-type="float" office:value="387" calcext:value-type="float">
            <text:p>387</text:p>
          </table:table-cell>
          <table:table-cell/>
          <table:table-cell office:value-type="string" calcext:value-type="string">
            <text:p>Señalar, mostrar un ejemplo.</text:p>
          </table:table-cell>
          <table:table-cell/>
          <table:table-cell office:value-type="string" calcext:value-type="string">
            <text:p>③ ～みたいだ = ようだ。 例: 私の田舎(いなか)にはコンビニみたいな便利(べんり)な店はありません。</text:p>
          </table:table-cell>
          <table:table-cell office:value-type="string" calcext:value-type="string">
            <text:p>F. ordinaria (ひま&lt;s&gt;だ&lt;/s&gt;)/N+みたいだ</text:p>
          </table:table-cell>
          <table:table-cell table:formula="of:=COM.MICROSOFT.CONCAT (&quot;insert into ITEM_INFO  values(&quot;;[.B388];&quot;,&quot;;[.A388];&quot;);&quot;)" office:value-type="string" office:string-value="insert into ITEM_INFO  values(387,4);" calcext:value-type="string">
            <text:p>insert into ITEM_INFO <text:s/>values(387,4);</text:p>
          </table:table-cell>
          <table:table-cell/>
          <table:table-cell table:formula="of:=COM.MICROSOFT.CONCAT(&quot;INSERT INTO VALOR_CARACTERISTICA VALUES(&quot;;[.B388];&quot;,3,'&quot;;[.D388];&quot;');&quot;)" office:value-type="string" office:string-value="INSERT INTO VALOR_CARACTERISTICA VALUES(387,3,'Señalar, mostrar un ejemplo.');" calcext:value-type="string">
            <text:p>INSERT INTO VALOR_CARACTERISTICA VALUES(387,3,'Señalar, mostrar un ejemplo.');</text:p>
          </table:table-cell>
          <table:table-cell/>
          <table:table-cell table:formula="of:=COM.MICROSOFT.CONCAT(&quot;INSERT INTO VALOR_CARACTERISTICA VALUES(&quot;;[.B388];&quot;,4,'&quot;;[.F388];&quot;');&quot;)" office:value-type="string" office:string-value="INSERT INTO VALOR_CARACTERISTICA VALUES(387,4,'③ ～みたいだ = ようだ。 例: 私の田舎(いなか)にはコンビニみたいな便利(べんり)な店はありません。');" calcext:value-type="string">
            <text:p>INSERT INTO VALOR_CARACTERISTICA VALUES(387,4,'③ ～みたいだ = ようだ。 例: 私の田舎(いなか)にはコンビニみたいな便利(べんり)な店はありません。');</text:p>
          </table:table-cell>
          <table:table-cell table:formula="of:=COM.MICROSOFT.CONCAT(&quot;INSERT INTO VALOR_CARACTERISTICA VALUES(&quot;;[.B388];&quot;,5,'&quot;;[.G388];&quot;');&quot;)" office:value-type="string" office:string-value="INSERT INTO VALOR_CARACTERISTICA VALUES(387,5,'F. ordinaria (ひま&lt;s&gt;だ&lt;/s&gt;)/N+みたいだ');" calcext:value-type="string">
            <text:p>INSERT INTO VALOR_CARACTERISTICA VALUES(387,5,'F. ordinaria (ひま&lt;s&gt;だ&lt;/s&gt;)/N+みたいだ');</text:p>
          </table:table-cell>
        </table:table-row>
        <table:table-row table:style-name="ro1">
          <table:table-cell office:value-type="float" office:value="4" calcext:value-type="float">
            <text:p>4</text:p>
          </table:table-cell>
          <table:table-cell table:formula="of:=[.B388]+1" office:value-type="float" office:value="388" calcext:value-type="float">
            <text:p>388</text:p>
          </table:table-cell>
          <table:table-cell/>
          <table:table-cell office:value-type="string" calcext:value-type="string">
            <text:p>Parece que, he oído que, he visto que…</text:p>
          </table:table-cell>
          <table:table-cell/>
          <table:table-cell office:value-type="string" calcext:value-type="string">
            <text:p>～らしい。 例: 今日は夏らしい日だ。</text:p>
          </table:table-cell>
          <table:table-cell office:value-type="string" calcext:value-type="string">
            <text:p>N+らしい</text:p>
          </table:table-cell>
          <table:table-cell table:formula="of:=COM.MICROSOFT.CONCAT (&quot;insert into ITEM_INFO  values(&quot;;[.B389];&quot;,&quot;;[.A389];&quot;);&quot;)" office:value-type="string" office:string-value="insert into ITEM_INFO  values(388,4);" calcext:value-type="string">
            <text:p>insert into ITEM_INFO <text:s/>values(388,4);</text:p>
          </table:table-cell>
          <table:table-cell/>
          <table:table-cell table:formula="of:=COM.MICROSOFT.CONCAT(&quot;INSERT INTO VALOR_CARACTERISTICA VALUES(&quot;;[.B389];&quot;,3,'&quot;;[.D389];&quot;');&quot;)" office:value-type="string" office:string-value="INSERT INTO VALOR_CARACTERISTICA VALUES(388,3,'Parece que, he oído que, he visto que…');" calcext:value-type="string">
            <text:p>INSERT INTO VALOR_CARACTERISTICA VALUES(388,3,'Parece que, he oído que, he visto que…');</text:p>
          </table:table-cell>
          <table:table-cell/>
          <table:table-cell table:formula="of:=COM.MICROSOFT.CONCAT(&quot;INSERT INTO VALOR_CARACTERISTICA VALUES(&quot;;[.B389];&quot;,4,'&quot;;[.F389];&quot;');&quot;)" office:value-type="string" office:string-value="INSERT INTO VALOR_CARACTERISTICA VALUES(388,4,'～らしい。 例: 今日は夏らしい日だ。');" calcext:value-type="string">
            <text:p>INSERT INTO VALOR_CARACTERISTICA VALUES(388,4,'～らしい。 例: 今日は夏らしい日だ。');</text:p>
          </table:table-cell>
          <table:table-cell table:formula="of:=COM.MICROSOFT.CONCAT(&quot;INSERT INTO VALOR_CARACTERISTICA VALUES(&quot;;[.B389];&quot;,5,'&quot;;[.G389];&quot;');&quot;)" office:value-type="string" office:string-value="INSERT INTO VALOR_CARACTERISTICA VALUES(388,5,'N+らしい');" calcext:value-type="string">
            <text:p>INSERT INTO VALOR_CARACTERISTICA VALUES(388,5,'N+らしい');</text:p>
          </table:table-cell>
        </table:table-row>
        <table:table-row table:style-name="ro1">
          <table:table-cell office:value-type="float" office:value="4" calcext:value-type="float">
            <text:p>4</text:p>
          </table:table-cell>
          <table:table-cell table:formula="of:=[.B389]+1" office:value-type="float" office:value="389" calcext:value-type="float">
            <text:p>389</text:p>
          </table:table-cell>
          <table:table-cell/>
          <table:table-cell office:value-type="string" calcext:value-type="string">
            <text:p>Convicción, creencia.</text:p>
          </table:table-cell>
          <table:table-cell/>
          <table:table-cell office:value-type="string" calcext:value-type="string">
            <text:p>～つもり。 例: まだ若いつもりだったのに、電車の中で席(せき)を譲（ゆず)られてショックだった。</text:p>
          </table:table-cell>
          <table:table-cell office:value-type="string" calcext:value-type="string">
            <text:p>(F. た/Forma ている/ Adj.) +Adjetivo+ </text:p>
          </table:table-cell>
          <table:table-cell table:formula="of:=COM.MICROSOFT.CONCAT (&quot;insert into ITEM_INFO  values(&quot;;[.B390];&quot;,&quot;;[.A390];&quot;);&quot;)" office:value-type="string" office:string-value="insert into ITEM_INFO  values(389,4);" calcext:value-type="string">
            <text:p>insert into ITEM_INFO <text:s/>values(389,4);</text:p>
          </table:table-cell>
          <table:table-cell/>
          <table:table-cell table:formula="of:=COM.MICROSOFT.CONCAT(&quot;INSERT INTO VALOR_CARACTERISTICA VALUES(&quot;;[.B390];&quot;,3,'&quot;;[.D390];&quot;');&quot;)" office:value-type="string" office:string-value="INSERT INTO VALOR_CARACTERISTICA VALUES(389,3,'Convicción, creencia.');" calcext:value-type="string">
            <text:p>INSERT INTO VALOR_CARACTERISTICA VALUES(389,3,'Convicción, creencia.');</text:p>
          </table:table-cell>
          <table:table-cell/>
          <table:table-cell table:formula="of:=COM.MICROSOFT.CONCAT(&quot;INSERT INTO VALOR_CARACTERISTICA VALUES(&quot;;[.B390];&quot;,4,'&quot;;[.F390];&quot;');&quot;)" office:value-type="string" office:string-value="INSERT INTO VALOR_CARACTERISTICA VALUES(389,4,'～つもり。 例: まだ若いつもりだったのに、電車の中で席(せき)を譲（ゆず)られてショックだった。');" calcext:value-type="string">
            <text:p>INSERT INTO VALOR_CARACTERISTICA VALUES(389,4,'～つもり。 例: まだ若いつもりだったのに、電車の中で席(せき)を譲（ゆず)られてショックだった。');</text:p>
          </table:table-cell>
          <table:table-cell table:formula="of:=COM.MICROSOFT.CONCAT(&quot;INSERT INTO VALOR_CARACTERISTICA VALUES(&quot;;[.B390];&quot;,5,'&quot;;[.G390];&quot;');&quot;)" office:value-type="string" office:string-value="INSERT INTO VALOR_CARACTERISTICA VALUES(389,5,'(F. た/Forma ている/ Adj.) +Adjetivo+ ');" calcext:value-type="string">
            <text:p>INSERT INTO VALOR_CARACTERISTICA VALUES(389,5,'(F. た/Forma ている/ Adj.) +Adjetivo+ ');</text:p>
          </table:table-cell>
        </table:table-row>
        <table:table-row table:style-name="ro1">
          <table:table-cell office:value-type="float" office:value="4" calcext:value-type="float">
            <text:p>4</text:p>
          </table:table-cell>
          <table:table-cell table:formula="of:=[.B390]+1" office:value-type="float" office:value="390" calcext:value-type="float">
            <text:p>390</text:p>
          </table:table-cell>
          <table:table-cell/>
          <table:table-cell office:value-type="string" calcext:value-type="string">
            <text:p>Fluidos corporales salen naturalmente del cuerpo (sangre, lágrimas)</text:p>
          </table:table-cell>
          <table:table-cell/>
          <table:table-cell office:value-type="string" calcext:value-type="string">
            <text:p>～てくる。 例: そのときはあまり感じなかったが、あとになって怒(おこ)りがわいてきた。</text:p>
          </table:table-cell>
          <table:table-cell office:value-type="string" calcext:value-type="string">
            <text:p>Formaて+くる</text:p>
          </table:table-cell>
          <table:table-cell table:formula="of:=COM.MICROSOFT.CONCAT (&quot;insert into ITEM_INFO  values(&quot;;[.B391];&quot;,&quot;;[.A391];&quot;);&quot;)" office:value-type="string" office:string-value="insert into ITEM_INFO  values(390,4);" calcext:value-type="string">
            <text:p>insert into ITEM_INFO <text:s/>values(390,4);</text:p>
          </table:table-cell>
          <table:table-cell/>
          <table:table-cell table:formula="of:=COM.MICROSOFT.CONCAT(&quot;INSERT INTO VALOR_CARACTERISTICA VALUES(&quot;;[.B391];&quot;,3,'&quot;;[.D391];&quot;');&quot;)" office:value-type="string" office:string-value="INSERT INTO VALOR_CARACTERISTICA VALUES(390,3,'Fluidos corporales salen naturalmente del cuerpo (sangre, lágrimas)');" calcext:value-type="string">
            <text:p>INSERT INTO VALOR_CARACTERISTICA VALUES(390,3,'Fluidos corporales salen naturalmente del cuerpo (sangre, lágrimas)');</text:p>
          </table:table-cell>
          <table:table-cell/>
          <table:table-cell table:formula="of:=COM.MICROSOFT.CONCAT(&quot;INSERT INTO VALOR_CARACTERISTICA VALUES(&quot;;[.B391];&quot;,4,'&quot;;[.F391];&quot;');&quot;)" office:value-type="string" office:string-value="INSERT INTO VALOR_CARACTERISTICA VALUES(390,4,'～てくる。 例: そのときはあまり感じなかったが、あとになって怒(おこ)りがわいてきた。');" calcext:value-type="string">
            <text:p>INSERT INTO VALOR_CARACTERISTICA VALUES(390,4,'～てくる。 例: そのときはあまり感じなかったが、あとになって怒(おこ)りがわいてきた。');</text:p>
          </table:table-cell>
          <table:table-cell table:formula="of:=COM.MICROSOFT.CONCAT(&quot;INSERT INTO VALOR_CARACTERISTICA VALUES(&quot;;[.B391];&quot;,5,'&quot;;[.G391];&quot;');&quot;)" office:value-type="string" office:string-value="INSERT INTO VALOR_CARACTERISTICA VALUES(390,5,'Formaて+くる');" calcext:value-type="string">
            <text:p>INSERT INTO VALOR_CARACTERISTICA VALUES(390,5,'Formaて+くる');</text:p>
          </table:table-cell>
        </table:table-row>
        <table:table-row table:style-name="ro1">
          <table:table-cell office:value-type="float" office:value="4" calcext:value-type="float">
            <text:p>4</text:p>
          </table:table-cell>
          <table:table-cell table:formula="of:=[.B391]+1" office:value-type="float" office:value="391" calcext:value-type="float">
            <text:p>391</text:p>
          </table:table-cell>
          <table:table-cell/>
          <table:table-cell office:value-type="string" calcext:value-type="string">
            <text:p>Deseo o expectativa para con alguien</text:p>
          </table:table-cell>
          <table:table-cell/>
          <table:table-cell office:value-type="string" calcext:value-type="string">
            <text:p>～てほしい/もらいたい。 例: お願いだから、両親は病気にならなくてほしい。</text:p>
          </table:table-cell>
          <table:table-cell office:value-type="string" calcext:value-type="string">
            <text:p>Vb (Formaて/ないで〕+ほしい/もらいたい</text:p>
          </table:table-cell>
          <table:table-cell table:formula="of:=COM.MICROSOFT.CONCAT (&quot;insert into ITEM_INFO  values(&quot;;[.B392];&quot;,&quot;;[.A392];&quot;);&quot;)" office:value-type="string" office:string-value="insert into ITEM_INFO  values(391,4);" calcext:value-type="string">
            <text:p>insert into ITEM_INFO <text:s/>values(391,4);</text:p>
          </table:table-cell>
          <table:table-cell/>
          <table:table-cell table:formula="of:=COM.MICROSOFT.CONCAT(&quot;INSERT INTO VALOR_CARACTERISTICA VALUES(&quot;;[.B392];&quot;,3,'&quot;;[.D392];&quot;');&quot;)" office:value-type="string" office:string-value="INSERT INTO VALOR_CARACTERISTICA VALUES(391,3,'Deseo o expectativa para con alguien');" calcext:value-type="string">
            <text:p>INSERT INTO VALOR_CARACTERISTICA VALUES(391,3,'Deseo o expectativa para con alguien');</text:p>
          </table:table-cell>
          <table:table-cell/>
          <table:table-cell table:formula="of:=COM.MICROSOFT.CONCAT(&quot;INSERT INTO VALOR_CARACTERISTICA VALUES(&quot;;[.B392];&quot;,4,'&quot;;[.F392];&quot;');&quot;)" office:value-type="string" office:string-value="INSERT INTO VALOR_CARACTERISTICA VALUES(391,4,'～てほしい/もらいたい。 例: お願いだから、両親は病気にならなくてほしい。');" calcext:value-type="string">
            <text:p>INSERT INTO VALOR_CARACTERISTICA VALUES(391,4,'～てほしい/もらいたい。 例: お願いだから、両親は病気にならなくてほしい。');</text:p>
          </table:table-cell>
          <table:table-cell table:formula="of:=COM.MICROSOFT.CONCAT(&quot;INSERT INTO VALOR_CARACTERISTICA VALUES(&quot;;[.B392];&quot;,5,'&quot;;[.G392];&quot;');&quot;)" office:value-type="string" office:string-value="INSERT INTO VALOR_CARACTERISTICA VALUES(391,5,'Vb (Formaて/ないで〕+ほしい/もらいたい');" calcext:value-type="string">
            <text:p>INSERT INTO VALOR_CARACTERISTICA VALUES(391,5,'Vb (Formaて/ないで〕+ほしい/もらいたい');</text:p>
          </table:table-cell>
        </table:table-row>
        <table:table-row table:style-name="ro1">
          <table:table-cell office:value-type="float" office:value="4" calcext:value-type="float">
            <text:p>4</text:p>
          </table:table-cell>
          <table:table-cell table:formula="of:=[.B392]+1" office:value-type="float" office:value="392" calcext:value-type="float">
            <text:p>392</text:p>
          </table:table-cell>
          <table:table-cell/>
          <table:table-cell office:value-type="string" calcext:value-type="string">
            <text:p>Sentimiento de deseo de algo.</text:p>
          </table:table-cell>
          <table:table-cell/>
          <table:table-cell office:value-type="string" calcext:value-type="string">
            <text:p>①～ば/たら/と。。。たい/のに/よかった。 例: <text:s/>もし私が医者だったら、病気で苦しむ人たちを助 (たす)けてあげられるのに。</text:p>
          </table:table-cell>
          <table:table-cell/>
          <table:table-cell table:formula="of:=COM.MICROSOFT.CONCAT (&quot;insert into ITEM_INFO  values(&quot;;[.B393];&quot;,&quot;;[.A393];&quot;);&quot;)" office:value-type="string" office:string-value="insert into ITEM_INFO  values(392,4);" calcext:value-type="string">
            <text:p>insert into ITEM_INFO <text:s/>values(392,4);</text:p>
          </table:table-cell>
          <table:table-cell/>
          <table:table-cell table:formula="of:=COM.MICROSOFT.CONCAT(&quot;INSERT INTO VALOR_CARACTERISTICA VALUES(&quot;;[.B393];&quot;,3,'&quot;;[.D393];&quot;');&quot;)" office:value-type="string" office:string-value="INSERT INTO VALOR_CARACTERISTICA VALUES(392,3,'Sentimiento de deseo de algo.');" calcext:value-type="string">
            <text:p>INSERT INTO VALOR_CARACTERISTICA VALUES(392,3,'Sentimiento de deseo de algo.');</text:p>
          </table:table-cell>
          <table:table-cell/>
          <table:table-cell table:formula="of:=COM.MICROSOFT.CONCAT(&quot;INSERT INTO VALOR_CARACTERISTICA VALUES(&quot;;[.B393];&quot;,4,'&quot;;[.F393];&quot;');&quot;)" office:value-type="string" office:string-value="INSERT INTO VALOR_CARACTERISTICA VALUES(392,4,'①～ば/たら/と。。。たい/のに/よかった。 例:  もし私が医者だったら、病気で苦しむ人たちを助 (たす)けてあげられるのに。');" calcext:value-type="string">
            <text:p>INSERT INTO VALOR_CARACTERISTICA VALUES(392,4,'①～ば/たら/と。。。たい/のに/よかった。 例: <text:s/>もし私が医者だったら、病気で苦しむ人たちを助 (たす)けてあげられるのに。');</text:p>
          </table:table-cell>
          <table:table-cell table:formula="of:=COM.MICROSOFT.CONCAT(&quot;INSERT INTO VALOR_CARACTERISTICA VALUES(&quot;;[.B393];&quot;,5,'&quot;;[.G393];&quot;');&quot;)" office:value-type="string" office:string-value="INSERT INTO VALOR_CARACTERISTICA VALUES(392,5,'');" calcext:value-type="string">
            <text:p>INSERT INTO VALOR_CARACTERISTICA VALUES(392,5,'');</text:p>
          </table:table-cell>
        </table:table-row>
        <table:table-row table:style-name="ro1">
          <table:table-cell office:value-type="float" office:value="4" calcext:value-type="float">
            <text:p>4</text:p>
          </table:table-cell>
          <table:table-cell table:formula="of:=[.B393]+1" office:value-type="float" office:value="393" calcext:value-type="float">
            <text:p>393</text:p>
          </table:table-cell>
          <table:table-cell/>
          <table:table-cell office:value-type="string" calcext:value-type="string">
            <text:p>Ojalá hubiese… (lamentando)</text:p>
          </table:table-cell>
          <table:table-cell/>
          <table:table-cell office:value-type="string" calcext:value-type="string">
            <text:p>②～ば/たら/と。。。たい/のに/よかった。 例: 昨日もっと勉強すればよかった。</text:p>
          </table:table-cell>
          <table:table-cell/>
          <table:table-cell table:formula="of:=COM.MICROSOFT.CONCAT (&quot;insert into ITEM_INFO  values(&quot;;[.B394];&quot;,&quot;;[.A394];&quot;);&quot;)" office:value-type="string" office:string-value="insert into ITEM_INFO  values(393,4);" calcext:value-type="string">
            <text:p>insert into ITEM_INFO <text:s/>values(393,4);</text:p>
          </table:table-cell>
          <table:table-cell/>
          <table:table-cell table:formula="of:=COM.MICROSOFT.CONCAT(&quot;INSERT INTO VALOR_CARACTERISTICA VALUES(&quot;;[.B394];&quot;,3,'&quot;;[.D394];&quot;');&quot;)" office:value-type="string" office:string-value="INSERT INTO VALOR_CARACTERISTICA VALUES(393,3,'Ojalá hubiese… (lamentando)');" calcext:value-type="string">
            <text:p>INSERT INTO VALOR_CARACTERISTICA VALUES(393,3,'Ojalá hubiese… (lamentando)');</text:p>
          </table:table-cell>
          <table:table-cell/>
          <table:table-cell table:formula="of:=COM.MICROSOFT.CONCAT(&quot;INSERT INTO VALOR_CARACTERISTICA VALUES(&quot;;[.B394];&quot;,4,'&quot;;[.F394];&quot;');&quot;)" office:value-type="string" office:string-value="INSERT INTO VALOR_CARACTERISTICA VALUES(393,4,'②～ば/たら/と。。。たい/のに/よかった。 例: 昨日もっと勉強すればよかった。');" calcext:value-type="string">
            <text:p>INSERT INTO VALOR_CARACTERISTICA VALUES(393,4,'②～ば/たら/と。。。たい/のに/よかった。 例: 昨日もっと勉強すればよかった。');</text:p>
          </table:table-cell>
          <table:table-cell table:formula="of:=COM.MICROSOFT.CONCAT(&quot;INSERT INTO VALOR_CARACTERISTICA VALUES(&quot;;[.B394];&quot;,5,'&quot;;[.G394];&quot;');&quot;)" office:value-type="string" office:string-value="INSERT INTO VALOR_CARACTERISTICA VALUES(393,5,'');" calcext:value-type="string">
            <text:p>INSERT INTO VALOR_CARACTERISTICA VALUES(393,5,'');</text:p>
          </table:table-cell>
        </table:table-row>
        <table:table-row table:style-name="ro1">
          <table:table-cell office:value-type="float" office:value="4" calcext:value-type="float">
            <text:p>4</text:p>
          </table:table-cell>
          <table:table-cell table:formula="of:=[.B394]+1" office:value-type="float" office:value="394" calcext:value-type="float">
            <text:p>394</text:p>
          </table:table-cell>
          <table:table-cell/>
          <table:table-cell office:value-type="string" calcext:value-type="string">
            <text:p>Nominalizar adjetivos いyな</text:p>
          </table:table-cell>
          <table:table-cell/>
          <table:table-cell office:value-type="string" calcext:value-type="string">
            <text:p>〔～さ〕〔～み〕: Adj.イ／Adj.ナ。 例: 温(あたた)かさは25度だ / 甘みがある。</text:p>
          </table:table-cell>
          <table:table-cell office:value-type="string" calcext:value-type="string">
            <text:p>～さ:Objetivo; ～み:Subjetivo</text:p>
          </table:table-cell>
          <table:table-cell table:formula="of:=COM.MICROSOFT.CONCAT (&quot;insert into ITEM_INFO  values(&quot;;[.B395];&quot;,&quot;;[.A395];&quot;);&quot;)" office:value-type="string" office:string-value="insert into ITEM_INFO  values(394,4);" calcext:value-type="string">
            <text:p>insert into ITEM_INFO <text:s/>values(394,4);</text:p>
          </table:table-cell>
          <table:table-cell/>
          <table:table-cell table:formula="of:=COM.MICROSOFT.CONCAT(&quot;INSERT INTO VALOR_CARACTERISTICA VALUES(&quot;;[.B395];&quot;,3,'&quot;;[.D395];&quot;');&quot;)" office:value-type="string" office:string-value="INSERT INTO VALOR_CARACTERISTICA VALUES(394,3,'Nominalizar adjetivos いyな');" calcext:value-type="string">
            <text:p>INSERT INTO VALOR_CARACTERISTICA VALUES(394,3,'Nominalizar adjetivos いyな');</text:p>
          </table:table-cell>
          <table:table-cell/>
          <table:table-cell table:formula="of:=COM.MICROSOFT.CONCAT(&quot;INSERT INTO VALOR_CARACTERISTICA VALUES(&quot;;[.B395];&quot;,4,'&quot;;[.F395];&quot;');&quot;)" office:value-type="string" office:string-value="INSERT INTO VALOR_CARACTERISTICA VALUES(394,4,'〔～さ〕〔～み〕: Adj.イ／Adj.ナ。 例: 温(あたた)かさは25度だ / 甘みがある。');" calcext:value-type="string">
            <text:p>INSERT INTO VALOR_CARACTERISTICA VALUES(394,4,'〔～さ〕〔～み〕: Adj.イ／Adj.ナ。 例: 温(あたた)かさは25度だ / 甘みがある。');</text:p>
          </table:table-cell>
          <table:table-cell table:formula="of:=COM.MICROSOFT.CONCAT(&quot;INSERT INTO VALOR_CARACTERISTICA VALUES(&quot;;[.B395];&quot;,5,'&quot;;[.G395];&quot;');&quot;)" office:value-type="string" office:string-value="INSERT INTO VALOR_CARACTERISTICA VALUES(394,5,'～さ:Objetivo; ～み:Subjetivo');" calcext:value-type="string">
            <text:p>INSERT INTO VALOR_CARACTERISTICA VALUES(394,5,'～さ:Objetivo; ～み:Subjetivo');</text:p>
          </table:table-cell>
        </table:table-row>
        <table:table-row table:style-name="ro1">
          <table:table-cell office:value-type="float" office:value="4" calcext:value-type="float">
            <text:p>4</text:p>
          </table:table-cell>
          <table:table-cell table:formula="of:=[.B395]+1" office:value-type="float" office:value="395" calcext:value-type="float">
            <text:p>395</text:p>
          </table:table-cell>
          <table:table-cell/>
          <table:table-cell office:value-type="string" calcext:value-type="string">
            <text:p>Claramente no ha dicho eso, pero quizá podría ser (書き言葉)</text:p>
          </table:table-cell>
          <table:table-cell/>
          <table:table-cell office:value-type="string" calcext:value-type="string">
            <text:p>～のではないだろうか／～のではないかと思う。 例: 彼は犯人(はんにん)ではないのではないかと思う。</text:p>
          </table:table-cell>
          <table:table-cell office:value-type="string" calcext:value-type="string">
            <text:p>(F. ordinaria (Adj.な だ→な) ; N+の) +～のではないだろうか</text:p>
          </table:table-cell>
          <table:table-cell table:formula="of:=COM.MICROSOFT.CONCAT (&quot;insert into ITEM_INFO  values(&quot;;[.B396];&quot;,&quot;;[.A396];&quot;);&quot;)" office:value-type="string" office:string-value="insert into ITEM_INFO  values(395,4);" calcext:value-type="string">
            <text:p>insert into ITEM_INFO <text:s/>values(395,4);</text:p>
          </table:table-cell>
          <table:table-cell/>
          <table:table-cell table:formula="of:=COM.MICROSOFT.CONCAT(&quot;INSERT INTO VALOR_CARACTERISTICA VALUES(&quot;;[.B396];&quot;,3,'&quot;;[.D396];&quot;');&quot;)" office:value-type="string" office:string-value="INSERT INTO VALOR_CARACTERISTICA VALUES(395,3,'Claramente no ha dicho eso, pero quizá podría ser (書き言葉)');" calcext:value-type="string">
            <text:p>INSERT INTO VALOR_CARACTERISTICA VALUES(395,3,'Claramente no ha dicho eso, pero quizá podría ser (書き言葉)');</text:p>
          </table:table-cell>
          <table:table-cell/>
          <table:table-cell table:formula="of:=COM.MICROSOFT.CONCAT(&quot;INSERT INTO VALOR_CARACTERISTICA VALUES(&quot;;[.B396];&quot;,4,'&quot;;[.F396];&quot;');&quot;)" office:value-type="string" office:string-value="INSERT INTO VALOR_CARACTERISTICA VALUES(395,4,'～のではないだろうか／～のではないかと思う。 例: 彼は犯人(はんにん)ではないのではないかと思う。');" calcext:value-type="string">
            <text:p>INSERT INTO VALOR_CARACTERISTICA VALUES(395,4,'～のではないだろうか／～のではないかと思う。 例: 彼は犯人(はんにん)ではないのではないかと思う。');</text:p>
          </table:table-cell>
          <table:table-cell table:formula="of:=COM.MICROSOFT.CONCAT(&quot;INSERT INTO VALOR_CARACTERISTICA VALUES(&quot;;[.B396];&quot;,5,'&quot;;[.G396];&quot;');&quot;)" office:value-type="string" office:string-value="INSERT INTO VALOR_CARACTERISTICA VALUES(395,5,'(F. ordinaria (Adj.な だ→な) ; N+の) +～のではないだろうか');" calcext:value-type="string">
            <text:p>INSERT INTO VALOR_CARACTERISTICA VALUES(395,5,'(F. ordinaria (Adj.な だ→な) ; N+の) +～のではないだろうか');</text:p>
          </table:table-cell>
        </table:table-row>
        <table:table-row table:style-name="ro1">
          <table:table-cell office:value-type="float" office:value="4" calcext:value-type="float">
            <text:p>4</text:p>
          </table:table-cell>
          <table:table-cell table:formula="of:=[.B396]+1" office:value-type="float" office:value="396" calcext:value-type="float">
            <text:p>396</text:p>
          </table:table-cell>
          <table:table-cell/>
          <table:table-cell office:value-type="string" calcext:value-type="string">
            <text:p>Claramente no ha dicho eso, pero quizá podría ser (話し言葉)</text:p>
          </table:table-cell>
          <table:table-cell/>
          <table:table-cell office:value-type="string" calcext:value-type="string">
            <text:p>～んじゃない？／～んじゃないかと思う。 例: 木村さん、おそいね。もしかしたら、約束(やくそく)を忘れているんじゃない？</text:p>
          </table:table-cell>
          <table:table-cell office:value-type="string" calcext:value-type="string">
            <text:p>(F. ordinaria (Adj.な だ→な) ; N+の) +～んじゃない？</text:p>
          </table:table-cell>
          <table:table-cell table:formula="of:=COM.MICROSOFT.CONCAT (&quot;insert into ITEM_INFO  values(&quot;;[.B397];&quot;,&quot;;[.A397];&quot;);&quot;)" office:value-type="string" office:string-value="insert into ITEM_INFO  values(396,4);" calcext:value-type="string">
            <text:p>insert into ITEM_INFO <text:s/>values(396,4);</text:p>
          </table:table-cell>
          <table:table-cell/>
          <table:table-cell table:formula="of:=COM.MICROSOFT.CONCAT(&quot;INSERT INTO VALOR_CARACTERISTICA VALUES(&quot;;[.B397];&quot;,3,'&quot;;[.D397];&quot;');&quot;)" office:value-type="string" office:string-value="INSERT INTO VALOR_CARACTERISTICA VALUES(396,3,'Claramente no ha dicho eso, pero quizá podría ser (話し言葉)');" calcext:value-type="string">
            <text:p>INSERT INTO VALOR_CARACTERISTICA VALUES(396,3,'Claramente no ha dicho eso, pero quizá podría ser (話し言葉)');</text:p>
          </table:table-cell>
          <table:table-cell/>
          <table:table-cell table:formula="of:=COM.MICROSOFT.CONCAT(&quot;INSERT INTO VALOR_CARACTERISTICA VALUES(&quot;;[.B397];&quot;,4,'&quot;;[.F397];&quot;');&quot;)" office:value-type="string" office:string-value="INSERT INTO VALOR_CARACTERISTICA VALUES(396,4,'～んじゃない？／～んじゃないかと思う。 例: 木村さん、おそいね。もしかしたら、約束(やくそく)を忘れているんじゃない？');" calcext:value-type="string">
            <text:p>INSERT INTO VALOR_CARACTERISTICA VALUES(396,4,'～んじゃない？／～んじゃないかと思う。 例: 木村さん、おそいね。もしかしたら、約束(やくそく)を忘れているんじゃない？');</text:p>
          </table:table-cell>
          <table:table-cell table:formula="of:=COM.MICROSOFT.CONCAT(&quot;INSERT INTO VALOR_CARACTERISTICA VALUES(&quot;;[.B397];&quot;,5,'&quot;;[.G397];&quot;');&quot;)" office:value-type="string" office:string-value="INSERT INTO VALOR_CARACTERISTICA VALUES(396,5,'(F. ordinaria (Adj.な だ→な) ; N+の) +～んじゃない？');" calcext:value-type="string">
            <text:p>INSERT INTO VALOR_CARACTERISTICA VALUES(396,5,'(F. ordinaria (Adj.な だ→な) ; N+の) +～んじゃない？');</text:p>
          </table:table-cell>
        </table:table-row>
        <table:table-row table:style-name="ro1">
          <table:table-cell office:value-type="float" office:value="4" calcext:value-type="float">
            <text:p>4</text:p>
          </table:table-cell>
          <table:table-cell table:formula="of:=[.B397]+1" office:value-type="float" office:value="397" calcext:value-type="float">
            <text:p>397</text:p>
          </table:table-cell>
          <table:table-cell/>
          <table:table-cell office:value-type="string" calcext:value-type="string">
            <text:p>Hacer algo en predisposición de algo.</text:p>
          </table:table-cell>
          <table:table-cell/>
          <table:table-cell office:value-type="string" calcext:value-type="string">
            <text:p>～とく/～どく。 例: 大切なことはメモしといてください。</text:p>
          </table:table-cell>
          <table:table-cell office:value-type="string" calcext:value-type="string">
            <text:p>～ておく→とく; ～でおく→どく</text:p>
          </table:table-cell>
          <table:table-cell table:formula="of:=COM.MICROSOFT.CONCAT (&quot;insert into ITEM_INFO  values(&quot;;[.B398];&quot;,&quot;;[.A398];&quot;);&quot;)" office:value-type="string" office:string-value="insert into ITEM_INFO  values(397,4);" calcext:value-type="string">
            <text:p>insert into ITEM_INFO <text:s/>values(397,4);</text:p>
          </table:table-cell>
          <table:table-cell/>
          <table:table-cell table:formula="of:=COM.MICROSOFT.CONCAT(&quot;INSERT INTO VALOR_CARACTERISTICA VALUES(&quot;;[.B398];&quot;,3,'&quot;;[.D398];&quot;');&quot;)" office:value-type="string" office:string-value="INSERT INTO VALOR_CARACTERISTICA VALUES(397,3,'Hacer algo en predisposición de algo.');" calcext:value-type="string">
            <text:p>INSERT INTO VALOR_CARACTERISTICA VALUES(397,3,'Hacer algo en predisposición de algo.');</text:p>
          </table:table-cell>
          <table:table-cell/>
          <table:table-cell table:formula="of:=COM.MICROSOFT.CONCAT(&quot;INSERT INTO VALOR_CARACTERISTICA VALUES(&quot;;[.B398];&quot;,4,'&quot;;[.F398];&quot;');&quot;)" office:value-type="string" office:string-value="INSERT INTO VALOR_CARACTERISTICA VALUES(397,4,'～とく/～どく。 例: 大切なことはメモしといてください。');" calcext:value-type="string">
            <text:p>INSERT INTO VALOR_CARACTERISTICA VALUES(397,4,'～とく/～どく。 例: 大切なことはメモしといてください。');</text:p>
          </table:table-cell>
          <table:table-cell table:formula="of:=COM.MICROSOFT.CONCAT(&quot;INSERT INTO VALOR_CARACTERISTICA VALUES(&quot;;[.B398];&quot;,5,'&quot;;[.G398];&quot;');&quot;)" office:value-type="string" office:string-value="INSERT INTO VALOR_CARACTERISTICA VALUES(397,5,'～ておく→とく; ～でおく→どく');" calcext:value-type="string">
            <text:p>INSERT INTO VALOR_CARACTERISTICA VALUES(397,5,'～ておく→とく; ～でおく→どく');</text:p>
          </table:table-cell>
        </table:table-row>
        <table:table-row table:style-name="ro1">
          <table:table-cell office:value-type="float" office:value="4" calcext:value-type="float">
            <text:p>4</text:p>
          </table:table-cell>
          <table:table-cell table:formula="of:=[.B398]+1" office:value-type="float" office:value="398" calcext:value-type="float">
            <text:p>398</text:p>
          </table:table-cell>
          <table:table-cell/>
          <table:table-cell office:value-type="string" calcext:value-type="string">
            <text:p>Tener que... (なければならない)</text:p>
          </table:table-cell>
          <table:table-cell/>
          <table:table-cell office:value-type="string" calcext:value-type="string">
            <text:p>～なきゃ。 例: もっと勉強しなきゃ、合格ごうかくできないだろうな。</text:p>
          </table:table-cell>
          <table:table-cell office:value-type="string" calcext:value-type="string">
            <text:p>～なければ→なきゃ</text:p>
          </table:table-cell>
          <table:table-cell table:formula="of:=COM.MICROSOFT.CONCAT (&quot;insert into ITEM_INFO  values(&quot;;[.B399];&quot;,&quot;;[.A399];&quot;);&quot;)" office:value-type="string" office:string-value="insert into ITEM_INFO  values(398,4);" calcext:value-type="string">
            <text:p>insert into ITEM_INFO <text:s/>values(398,4);</text:p>
          </table:table-cell>
          <table:table-cell/>
          <table:table-cell table:formula="of:=COM.MICROSOFT.CONCAT(&quot;INSERT INTO VALOR_CARACTERISTICA VALUES(&quot;;[.B399];&quot;,3,'&quot;;[.D399];&quot;');&quot;)" office:value-type="string" office:string-value="INSERT INTO VALOR_CARACTERISTICA VALUES(398,3,'Tener que... (なければならない)');" calcext:value-type="string">
            <text:p>INSERT INTO VALOR_CARACTERISTICA VALUES(398,3,'Tener que... (なければならない)');</text:p>
          </table:table-cell>
          <table:table-cell/>
          <table:table-cell table:formula="of:=COM.MICROSOFT.CONCAT(&quot;INSERT INTO VALOR_CARACTERISTICA VALUES(&quot;;[.B399];&quot;,4,'&quot;;[.F399];&quot;');&quot;)" office:value-type="string" office:string-value="INSERT INTO VALOR_CARACTERISTICA VALUES(398,4,'～なきゃ。 例: もっと勉強しなきゃ、合格ごうかくできないだろうな。');" calcext:value-type="string">
            <text:p>INSERT INTO VALOR_CARACTERISTICA VALUES(398,4,'～なきゃ。 例: もっと勉強しなきゃ、合格ごうかくできないだろうな。');</text:p>
          </table:table-cell>
          <table:table-cell table:formula="of:=COM.MICROSOFT.CONCAT(&quot;INSERT INTO VALOR_CARACTERISTICA VALUES(&quot;;[.B399];&quot;,5,'&quot;;[.G399];&quot;');&quot;)" office:value-type="string" office:string-value="INSERT INTO VALOR_CARACTERISTICA VALUES(398,5,'～なければ→なきゃ');" calcext:value-type="string">
            <text:p>INSERT INTO VALOR_CARACTERISTICA VALUES(398,5,'～なければ→なきゃ');</text:p>
          </table:table-cell>
        </table:table-row>
        <table:table-row table:style-name="ro1">
          <table:table-cell office:value-type="float" office:value="4" calcext:value-type="float">
            <text:p>4</text:p>
          </table:table-cell>
          <table:table-cell table:formula="of:=[.B399]+1" office:value-type="float" office:value="399" calcext:value-type="float">
            <text:p>399</text:p>
          </table:table-cell>
          <table:table-cell/>
          <table:table-cell office:value-type="string" calcext:value-type="string">
            <text:p>Tener que… <text:s/>(なければならない)</text:p>
          </table:table-cell>
          <table:table-cell/>
          <table:table-cell office:value-type="string" calcext:value-type="string">
            <text:p>～なくちゃ/～なきゃ。 例: もうこんな時間。早く行かなきゃ。</text:p>
          </table:table-cell>
          <table:table-cell office:value-type="string" calcext:value-type="string">
            <text:p>～なくては（いけない）a なくちゃ(いけない); ～なければ（ならない) aなきゃ（ならない）</text:p>
          </table:table-cell>
          <table:table-cell table:formula="of:=COM.MICROSOFT.CONCAT (&quot;insert into ITEM_INFO  values(&quot;;[.B400];&quot;,&quot;;[.A400];&quot;);&quot;)" office:value-type="string" office:string-value="insert into ITEM_INFO  values(399,4);" calcext:value-type="string">
            <text:p>insert into ITEM_INFO <text:s/>values(399,4);</text:p>
          </table:table-cell>
          <table:table-cell/>
          <table:table-cell table:formula="of:=COM.MICROSOFT.CONCAT(&quot;INSERT INTO VALOR_CARACTERISTICA VALUES(&quot;;[.B400];&quot;,3,'&quot;;[.D400];&quot;');&quot;)" office:value-type="string" office:string-value="INSERT INTO VALOR_CARACTERISTICA VALUES(399,3,'Tener que…  (なければならない)');" calcext:value-type="string">
            <text:p>INSERT INTO VALOR_CARACTERISTICA VALUES(399,3,'Tener que… <text:s/>(なければならない)');</text:p>
          </table:table-cell>
          <table:table-cell/>
          <table:table-cell table:formula="of:=COM.MICROSOFT.CONCAT(&quot;INSERT INTO VALOR_CARACTERISTICA VALUES(&quot;;[.B400];&quot;,4,'&quot;;[.F400];&quot;');&quot;)" office:value-type="string" office:string-value="INSERT INTO VALOR_CARACTERISTICA VALUES(399,4,'～なくちゃ/～なきゃ。 例: もうこんな時間。早く行かなきゃ。');" calcext:value-type="string">
            <text:p>INSERT INTO VALOR_CARACTERISTICA VALUES(399,4,'～なくちゃ/～なきゃ。 例: もうこんな時間。早く行かなきゃ。');</text:p>
          </table:table-cell>
          <table:table-cell table:formula="of:=COM.MICROSOFT.CONCAT(&quot;INSERT INTO VALOR_CARACTERISTICA VALUES(&quot;;[.B400];&quot;,5,'&quot;;[.G400];&quot;');&quot;)" office:value-type="string" office:string-value="INSERT INTO VALOR_CARACTERISTICA VALUES(399,5,'～なくては（いけない）a なくちゃ(いけない); ～なければ（ならない) aなきゃ（ならない）');" calcext:value-type="string">
            <text:p>INSERT INTO VALOR_CARACTERISTICA VALUES(399,5,'～なくては（いけない）a なくちゃ(いけない); ～なければ（ならない) aなきゃ（ならない）');</text:p>
          </table:table-cell>
        </table:table-row>
        <table:table-row table:style-name="ro1">
          <table:table-cell office:value-type="float" office:value="4" calcext:value-type="float">
            <text:p>4</text:p>
          </table:table-cell>
          <table:table-cell table:formula="of:=[.B400]+1" office:value-type="float" office:value="400" calcext:value-type="float">
            <text:p>400</text:p>
          </table:table-cell>
          <table:table-cell/>
          <table:table-cell office:value-type="string" calcext:value-type="string">
            <text:p>Desde… hasta (sin determinar)</text:p>
          </table:table-cell>
          <table:table-cell/>
          <table:table-cell office:value-type="string" calcext:value-type="string">
            <text:p>～から～にかけて。 例: <text:s/>北海道から関東にかけて雨が降(ふ)るでしょう。</text:p>
          </table:table-cell>
          <table:table-cell office:value-type="string" calcext:value-type="string">
            <text:p>N +からN+にかけて</text:p>
          </table:table-cell>
          <table:table-cell table:formula="of:=COM.MICROSOFT.CONCAT (&quot;insert into ITEM_INFO  values(&quot;;[.B401];&quot;,&quot;;[.A401];&quot;);&quot;)" office:value-type="string" office:string-value="insert into ITEM_INFO  values(400,4);" calcext:value-type="string">
            <text:p>insert into ITEM_INFO <text:s/>values(400,4);</text:p>
          </table:table-cell>
          <table:table-cell/>
          <table:table-cell table:formula="of:=COM.MICROSOFT.CONCAT(&quot;INSERT INTO VALOR_CARACTERISTICA VALUES(&quot;;[.B401];&quot;,3,'&quot;;[.D401];&quot;');&quot;)" office:value-type="string" office:string-value="INSERT INTO VALOR_CARACTERISTICA VALUES(400,3,'Desde… hasta (sin determinar)');" calcext:value-type="string">
            <text:p>INSERT INTO VALOR_CARACTERISTICA VALUES(400,3,'Desde… hasta (sin determinar)');</text:p>
          </table:table-cell>
          <table:table-cell/>
          <table:table-cell table:formula="of:=COM.MICROSOFT.CONCAT(&quot;INSERT INTO VALOR_CARACTERISTICA VALUES(&quot;;[.B401];&quot;,4,'&quot;;[.F401];&quot;');&quot;)" office:value-type="string" office:string-value="INSERT INTO VALOR_CARACTERISTICA VALUES(400,4,'～から～にかけて。 例:  北海道から関東にかけて雨が降(ふ)るでしょう。');" calcext:value-type="string">
            <text:p>INSERT INTO VALOR_CARACTERISTICA VALUES(400,4,'～から～にかけて。 例: <text:s/>北海道から関東にかけて雨が降(ふ)るでしょう。');</text:p>
          </table:table-cell>
          <table:table-cell table:formula="of:=COM.MICROSOFT.CONCAT(&quot;INSERT INTO VALOR_CARACTERISTICA VALUES(&quot;;[.B401];&quot;,5,'&quot;;[.G401];&quot;');&quot;)" office:value-type="string" office:string-value="INSERT INTO VALOR_CARACTERISTICA VALUES(400,5,'N +からN+にかけて');" calcext:value-type="string">
            <text:p>INSERT INTO VALOR_CARACTERISTICA VALUES(400,5,'N +からN+にかけて');</text:p>
          </table:table-cell>
        </table:table-row>
        <table:table-row table:style-name="ro1">
          <table:table-cell office:value-type="float" office:value="4" calcext:value-type="float">
            <text:p>4</text:p>
          </table:table-cell>
          <table:table-cell table:formula="of:=[.B401]+1" office:value-type="float" office:value="401" calcext:value-type="float">
            <text:p>401</text:p>
          </table:table-cell>
          <table:table-cell/>
          <table:table-cell office:value-type="string" calcext:value-type="string">
            <text:p>Lleno de errores; cubierto de polvo, barro, etc.</text:p>
          </table:table-cell>
          <table:table-cell/>
          <table:table-cell office:value-type="string" calcext:value-type="string">
            <text:p>～だらけ。 例: <text:s/>息子はいつも泥(どろ)だらけの服で帰ってきます。</text:p>
          </table:table-cell>
          <table:table-cell office:value-type="string" calcext:value-type="string">
            <text:p>N+だらけだ</text:p>
          </table:table-cell>
          <table:table-cell table:formula="of:=COM.MICROSOFT.CONCAT (&quot;insert into ITEM_INFO  values(&quot;;[.B402];&quot;,&quot;;[.A402];&quot;);&quot;)" office:value-type="string" office:string-value="insert into ITEM_INFO  values(401,4);" calcext:value-type="string">
            <text:p>insert into ITEM_INFO <text:s/>values(401,4);</text:p>
          </table:table-cell>
          <table:table-cell/>
          <table:table-cell table:formula="of:=COM.MICROSOFT.CONCAT(&quot;INSERT INTO VALOR_CARACTERISTICA VALUES(&quot;;[.B402];&quot;,3,'&quot;;[.D402];&quot;');&quot;)" office:value-type="string" office:string-value="INSERT INTO VALOR_CARACTERISTICA VALUES(401,3,'Lleno de errores; cubierto de polvo, barro, etc.');" calcext:value-type="string">
            <text:p>INSERT INTO VALOR_CARACTERISTICA VALUES(401,3,'Lleno de errores; cubierto de polvo, barro, etc.');</text:p>
          </table:table-cell>
          <table:table-cell/>
          <table:table-cell table:formula="of:=COM.MICROSOFT.CONCAT(&quot;INSERT INTO VALOR_CARACTERISTICA VALUES(&quot;;[.B402];&quot;,4,'&quot;;[.F402];&quot;');&quot;)" office:value-type="string" office:string-value="INSERT INTO VALOR_CARACTERISTICA VALUES(401,4,'～だらけ。 例:  息子はいつも泥(どろ)だらけの服で帰ってきます。');" calcext:value-type="string">
            <text:p>INSERT INTO VALOR_CARACTERISTICA VALUES(401,4,'～だらけ。 例: <text:s/>息子はいつも泥(どろ)だらけの服で帰ってきます。');</text:p>
          </table:table-cell>
          <table:table-cell table:formula="of:=COM.MICROSOFT.CONCAT(&quot;INSERT INTO VALOR_CARACTERISTICA VALUES(&quot;;[.B402];&quot;,5,'&quot;;[.G402];&quot;');&quot;)" office:value-type="string" office:string-value="INSERT INTO VALOR_CARACTERISTICA VALUES(401,5,'N+だらけだ');" calcext:value-type="string">
            <text:p>INSERT INTO VALOR_CARACTERISTICA VALUES(401,5,'N+だらけだ');</text:p>
          </table:table-cell>
        </table:table-row>
        <table:table-row table:style-name="ro1">
          <table:table-cell office:value-type="float" office:value="4" calcext:value-type="float">
            <text:p>4</text:p>
          </table:table-cell>
          <table:table-cell table:formula="of:=[.B402]+1" office:value-type="float" office:value="402" calcext:value-type="float">
            <text:p>402</text:p>
          </table:table-cell>
          <table:table-cell/>
          <table:table-cell office:value-type="string" calcext:value-type="string">
            <text:p>Gracias a…</text:p>
          </table:table-cell>
          <table:table-cell/>
          <table:table-cell office:value-type="string" calcext:value-type="string">
            <text:p>おかげで（だ）。 例: 毎日薬を飲んでいるおかげで、痛くありません。</text:p>
          </table:table-cell>
          <table:table-cell office:value-type="string" calcext:value-type="string">
            <text:p>(N + の / F. ordinaria) + <text:s/>おかげで</text:p>
          </table:table-cell>
          <table:table-cell table:formula="of:=COM.MICROSOFT.CONCAT (&quot;insert into ITEM_INFO  values(&quot;;[.B403];&quot;,&quot;;[.A403];&quot;);&quot;)" office:value-type="string" office:string-value="insert into ITEM_INFO  values(402,4);" calcext:value-type="string">
            <text:p>insert into ITEM_INFO <text:s/>values(402,4);</text:p>
          </table:table-cell>
          <table:table-cell/>
          <table:table-cell table:formula="of:=COM.MICROSOFT.CONCAT(&quot;INSERT INTO VALOR_CARACTERISTICA VALUES(&quot;;[.B403];&quot;,3,'&quot;;[.D403];&quot;');&quot;)" office:value-type="string" office:string-value="INSERT INTO VALOR_CARACTERISTICA VALUES(402,3,'Gracias a…');" calcext:value-type="string">
            <text:p>INSERT INTO VALOR_CARACTERISTICA VALUES(402,3,'Gracias a…');</text:p>
          </table:table-cell>
          <table:table-cell/>
          <table:table-cell table:formula="of:=COM.MICROSOFT.CONCAT(&quot;INSERT INTO VALOR_CARACTERISTICA VALUES(&quot;;[.B403];&quot;,4,'&quot;;[.F403];&quot;');&quot;)" office:value-type="string" office:string-value="INSERT INTO VALOR_CARACTERISTICA VALUES(402,4,'おかげで（だ）。 例: 毎日薬を飲んでいるおかげで、痛くありません。');" calcext:value-type="string">
            <text:p>INSERT INTO VALOR_CARACTERISTICA VALUES(402,4,'おかげで（だ）。 例: 毎日薬を飲んでいるおかげで、痛くありません。');</text:p>
          </table:table-cell>
          <table:table-cell table:formula="of:=COM.MICROSOFT.CONCAT(&quot;INSERT INTO VALOR_CARACTERISTICA VALUES(&quot;;[.B403];&quot;,5,'&quot;;[.G403];&quot;');&quot;)" office:value-type="string" office:string-value="INSERT INTO VALOR_CARACTERISTICA VALUES(402,5,'(N + の / F. ordinaria) +  おかげで');" calcext:value-type="string">
            <text:p>INSERT INTO VALOR_CARACTERISTICA VALUES(402,5,'(N + の / F. ordinaria) + <text:s/>おかげで');</text:p>
          </table:table-cell>
        </table:table-row>
        <table:table-row table:style-name="ro1">
          <table:table-cell office:value-type="float" office:value="4" calcext:value-type="float">
            <text:p>4</text:p>
          </table:table-cell>
          <table:table-cell table:formula="of:=[.B403]+1" office:value-type="float" office:value="403" calcext:value-type="float">
            <text:p>403</text:p>
          </table:table-cell>
          <table:table-cell/>
          <table:table-cell office:value-type="string" calcext:value-type="string">
            <text:p>Por culpa de… (siempre sabes la razón).</text:p>
          </table:table-cell>
          <table:table-cell/>
          <table:table-cell office:value-type="string" calcext:value-type="string">
            <text:p>～せいで。 例: となりの家がうるさいせいで、 全然寝られませんでした。</text:p>
          </table:table-cell>
          <table:table-cell office:value-type="string" calcext:value-type="string">
            <text:p>(F. ordinaria（Adjナ; &lt;s&gt;だ&lt;/s&gt;な）/ N+ の)+ せいで</text:p>
          </table:table-cell>
          <table:table-cell table:formula="of:=COM.MICROSOFT.CONCAT (&quot;insert into ITEM_INFO  values(&quot;;[.B404];&quot;,&quot;;[.A404];&quot;);&quot;)" office:value-type="string" office:string-value="insert into ITEM_INFO  values(403,4);" calcext:value-type="string">
            <text:p>insert into ITEM_INFO <text:s/>values(403,4);</text:p>
          </table:table-cell>
          <table:table-cell/>
          <table:table-cell table:formula="of:=COM.MICROSOFT.CONCAT(&quot;INSERT INTO VALOR_CARACTERISTICA VALUES(&quot;;[.B404];&quot;,3,'&quot;;[.D404];&quot;');&quot;)" office:value-type="string" office:string-value="INSERT INTO VALOR_CARACTERISTICA VALUES(403,3,'Por culpa de… (siempre sabes la razón).');" calcext:value-type="string">
            <text:p>INSERT INTO VALOR_CARACTERISTICA VALUES(403,3,'Por culpa de… (siempre sabes la razón).');</text:p>
          </table:table-cell>
          <table:table-cell/>
          <table:table-cell table:formula="of:=COM.MICROSOFT.CONCAT(&quot;INSERT INTO VALOR_CARACTERISTICA VALUES(&quot;;[.B404];&quot;,4,'&quot;;[.F404];&quot;');&quot;)" office:value-type="string" office:string-value="INSERT INTO VALOR_CARACTERISTICA VALUES(403,4,'～せいで。 例: となりの家がうるさいせいで、 全然寝られませんでした。');" calcext:value-type="string">
            <text:p>INSERT INTO VALOR_CARACTERISTICA VALUES(403,4,'～せいで。 例: となりの家がうるさいせいで、 全然寝られませんでした。');</text:p>
          </table:table-cell>
          <table:table-cell table:formula="of:=COM.MICROSOFT.CONCAT(&quot;INSERT INTO VALOR_CARACTERISTICA VALUES(&quot;;[.B404];&quot;,5,'&quot;;[.G404];&quot;');&quot;)" office:value-type="string" office:string-value="INSERT INTO VALOR_CARACTERISTICA VALUES(403,5,'(F. ordinaria（Adjナ; &lt;s&gt;だ&lt;/s&gt;な）/ N+ の)+ せいで');" calcext:value-type="string">
            <text:p>INSERT INTO VALOR_CARACTERISTICA VALUES(403,5,'(F. ordinaria（Adjナ; &lt;s&gt;だ&lt;/s&gt;な）/ N+ の)+ せいで');</text:p>
          </table:table-cell>
        </table:table-row>
        <table:table-row table:style-name="ro1">
          <table:table-cell office:value-type="float" office:value="4" calcext:value-type="float">
            <text:p>4</text:p>
          </table:table-cell>
          <table:table-cell table:formula="of:=[.B404]+1" office:value-type="float" office:value="404" calcext:value-type="float">
            <text:p>404</text:p>
          </table:table-cell>
          <table:table-cell/>
          <table:table-cell office:value-type="string" calcext:value-type="string">
            <text:p>Puede ser porque…</text:p>
          </table:table-cell>
          <table:table-cell/>
          <table:table-cell office:value-type="string" calcext:value-type="string">
            <text:p>～せいか。 例: 年のせいか、このごろ物忘れがひどい。</text:p>
          </table:table-cell>
          <table:table-cell office:value-type="string" calcext:value-type="string">
            <text:p>(F. ordinaria（Adjナ; &lt;s&gt;だ&lt;/s&gt;な）/ N+ の)+ せいか</text:p>
          </table:table-cell>
          <table:table-cell table:formula="of:=COM.MICROSOFT.CONCAT (&quot;insert into ITEM_INFO  values(&quot;;[.B405];&quot;,&quot;;[.A405];&quot;);&quot;)" office:value-type="string" office:string-value="insert into ITEM_INFO  values(404,4);" calcext:value-type="string">
            <text:p>insert into ITEM_INFO <text:s/>values(404,4);</text:p>
          </table:table-cell>
          <table:table-cell/>
          <table:table-cell table:formula="of:=COM.MICROSOFT.CONCAT(&quot;INSERT INTO VALOR_CARACTERISTICA VALUES(&quot;;[.B405];&quot;,3,'&quot;;[.D405];&quot;');&quot;)" office:value-type="string" office:string-value="INSERT INTO VALOR_CARACTERISTICA VALUES(404,3,'Puede ser porque…');" calcext:value-type="string">
            <text:p>INSERT INTO VALOR_CARACTERISTICA VALUES(404,3,'Puede ser porque…');</text:p>
          </table:table-cell>
          <table:table-cell/>
          <table:table-cell table:formula="of:=COM.MICROSOFT.CONCAT(&quot;INSERT INTO VALOR_CARACTERISTICA VALUES(&quot;;[.B405];&quot;,4,'&quot;;[.F405];&quot;');&quot;)" office:value-type="string" office:string-value="INSERT INTO VALOR_CARACTERISTICA VALUES(404,4,'～せいか。 例: 年のせいか、このごろ物忘れがひどい。');" calcext:value-type="string">
            <text:p>INSERT INTO VALOR_CARACTERISTICA VALUES(404,4,'～せいか。 例: 年のせいか、このごろ物忘れがひどい。');</text:p>
          </table:table-cell>
          <table:table-cell table:formula="of:=COM.MICROSOFT.CONCAT(&quot;INSERT INTO VALOR_CARACTERISTICA VALUES(&quot;;[.B405];&quot;,5,'&quot;;[.G405];&quot;');&quot;)" office:value-type="string" office:string-value="INSERT INTO VALOR_CARACTERISTICA VALUES(404,5,'(F. ordinaria（Adjナ; &lt;s&gt;だ&lt;/s&gt;な）/ N+ の)+ せいか');" calcext:value-type="string">
            <text:p>INSERT INTO VALOR_CARACTERISTICA VALUES(404,5,'(F. ordinaria（Adjナ; &lt;s&gt;だ&lt;/s&gt;な）/ N+ の)+ せいか');</text:p>
          </table:table-cell>
        </table:table-row>
        <table:table-row table:style-name="ro1">
          <table:table-cell office:value-type="float" office:value="4" calcext:value-type="float">
            <text:p>4</text:p>
          </table:table-cell>
          <table:table-cell table:formula="of:=[.B405]+1" office:value-type="float" office:value="405" calcext:value-type="float">
            <text:p>405</text:p>
          </table:table-cell>
          <table:table-cell/>
          <table:table-cell office:value-type="string" calcext:value-type="string">
            <text:p>と同じに</text:p>
          </table:table-cell>
          <table:table-cell/>
          <table:table-cell office:value-type="string" calcext:value-type="string">
            <text:p>～とおり（に）/どおり（に）。 例: 学生たちは、先生が黒板(こくばん)に書いたとおりにノートに写した。</text:p>
          </table:table-cell>
          <table:table-cell office:value-type="string" calcext:value-type="string">
            <text:p>(F. dic./Forma た / <text:s/>N+ の) + とおり</text:p>
          </table:table-cell>
          <table:table-cell table:formula="of:=COM.MICROSOFT.CONCAT (&quot;insert into ITEM_INFO  values(&quot;;[.B406];&quot;,&quot;;[.A406];&quot;);&quot;)" office:value-type="string" office:string-value="insert into ITEM_INFO  values(405,4);" calcext:value-type="string">
            <text:p>insert into ITEM_INFO <text:s/>values(405,4);</text:p>
          </table:table-cell>
          <table:table-cell/>
          <table:table-cell table:formula="of:=COM.MICROSOFT.CONCAT(&quot;INSERT INTO VALOR_CARACTERISTICA VALUES(&quot;;[.B406];&quot;,3,'&quot;;[.D406];&quot;');&quot;)" office:value-type="string" office:string-value="INSERT INTO VALOR_CARACTERISTICA VALUES(405,3,'と同じに');" calcext:value-type="string">
            <text:p>INSERT INTO VALOR_CARACTERISTICA VALUES(405,3,'と同じに');</text:p>
          </table:table-cell>
          <table:table-cell/>
          <table:table-cell table:formula="of:=COM.MICROSOFT.CONCAT(&quot;INSERT INTO VALOR_CARACTERISTICA VALUES(&quot;;[.B406];&quot;,4,'&quot;;[.F406];&quot;');&quot;)" office:value-type="string" office:string-value="INSERT INTO VALOR_CARACTERISTICA VALUES(405,4,'～とおり（に）/どおり（に）。 例: 学生たちは、先生が黒板(こくばん)に書いたとおりにノートに写した。');" calcext:value-type="string">
            <text:p>INSERT INTO VALOR_CARACTERISTICA VALUES(405,4,'～とおり（に）/どおり（に）。 例: 学生たちは、先生が黒板(こくばん)に書いたとおりにノートに写した。');</text:p>
          </table:table-cell>
          <table:table-cell table:formula="of:=COM.MICROSOFT.CONCAT(&quot;INSERT INTO VALOR_CARACTERISTICA VALUES(&quot;;[.B406];&quot;,5,'&quot;;[.G406];&quot;');&quot;)" office:value-type="string" office:string-value="INSERT INTO VALOR_CARACTERISTICA VALUES(405,5,'(F. dic./Forma た /  N+ の) + とおり');" calcext:value-type="string">
            <text:p>INSERT INTO VALOR_CARACTERISTICA VALUES(405,5,'(F. dic./Forma た / <text:s/>N+ の) + とおり');</text:p>
          </table:table-cell>
        </table:table-row>
        <table:table-row table:style-name="ro1">
          <table:table-cell office:value-type="float" office:value="4" calcext:value-type="float">
            <text:p>4</text:p>
          </table:table-cell>
          <table:table-cell table:formula="of:=[.B406]+1" office:value-type="float" office:value="406" calcext:value-type="float">
            <text:p>406</text:p>
          </table:table-cell>
          <table:table-cell/>
          <table:table-cell office:value-type="string" calcext:value-type="string">
            <text:p>Con respecto a…, acerca de...</text:p>
          </table:table-cell>
          <table:table-cell/>
          <table:table-cell office:value-type="string" calcext:value-type="string">
            <text:p>～について/つき。 例: 大学で日本の歴史(れきし)について勉強したい。</text:p>
          </table:table-cell>
          <table:table-cell/>
          <table:table-cell table:formula="of:=COM.MICROSOFT.CONCAT (&quot;insert into ITEM_INFO  values(&quot;;[.B407];&quot;,&quot;;[.A407];&quot;);&quot;)" office:value-type="string" office:string-value="insert into ITEM_INFO  values(406,4);" calcext:value-type="string">
            <text:p>insert into ITEM_INFO <text:s/>values(406,4);</text:p>
          </table:table-cell>
          <table:table-cell/>
          <table:table-cell table:formula="of:=COM.MICROSOFT.CONCAT(&quot;INSERT INTO VALOR_CARACTERISTICA VALUES(&quot;;[.B407];&quot;,3,'&quot;;[.D407];&quot;');&quot;)" office:value-type="string" office:string-value="INSERT INTO VALOR_CARACTERISTICA VALUES(406,3,'Con respecto a…, acerca de...');" calcext:value-type="string">
            <text:p>INSERT INTO VALOR_CARACTERISTICA VALUES(406,3,'Con respecto a…, acerca de...');</text:p>
          </table:table-cell>
          <table:table-cell/>
          <table:table-cell table:formula="of:=COM.MICROSOFT.CONCAT(&quot;INSERT INTO VALOR_CARACTERISTICA VALUES(&quot;;[.B407];&quot;,4,'&quot;;[.F407];&quot;');&quot;)" office:value-type="string" office:string-value="INSERT INTO VALOR_CARACTERISTICA VALUES(406,4,'～について/つき。 例: 大学で日本の歴史(れきし)について勉強したい。');" calcext:value-type="string">
            <text:p>INSERT INTO VALOR_CARACTERISTICA VALUES(406,4,'～について/つき。 例: 大学で日本の歴史(れきし)について勉強したい。');</text:p>
          </table:table-cell>
          <table:table-cell table:formula="of:=COM.MICROSOFT.CONCAT(&quot;INSERT INTO VALOR_CARACTERISTICA VALUES(&quot;;[.B407];&quot;,5,'&quot;;[.G407];&quot;');&quot;)" office:value-type="string" office:string-value="INSERT INTO VALOR_CARACTERISTICA VALUES(406,5,'');" calcext:value-type="string">
            <text:p>INSERT INTO VALOR_CARACTERISTICA VALUES(406,5,'');</text:p>
          </table:table-cell>
        </table:table-row>
        <table:table-row table:style-name="ro1">
          <table:table-cell office:value-type="float" office:value="4" calcext:value-type="float">
            <text:p>4</text:p>
          </table:table-cell>
          <table:table-cell table:formula="of:=[.B407]+1" office:value-type="float" office:value="407" calcext:value-type="float">
            <text:p>407</text:p>
          </table:table-cell>
          <table:table-cell/>
          <table:table-cell office:value-type="string" calcext:value-type="string">
            <text:p>Tiene relación con, relativo a…</text:p>
          </table:table-cell>
          <table:table-cell/>
          <table:table-cell office:value-type="string" calcext:value-type="string">
            <text:p>～に関し（て）。 例: 高齢者（こうれいしゃ）の生活に関（かん）するアンケートのご協力（きょうりょく）ください。</text:p>
          </table:table-cell>
          <table:table-cell office:value-type="string" calcext:value-type="string">
            <text:p>N+に関(かん)して/ に関(かん)する + N</text:p>
          </table:table-cell>
          <table:table-cell table:formula="of:=COM.MICROSOFT.CONCAT (&quot;insert into ITEM_INFO  values(&quot;;[.B408];&quot;,&quot;;[.A408];&quot;);&quot;)" office:value-type="string" office:string-value="insert into ITEM_INFO  values(407,4);" calcext:value-type="string">
            <text:p>insert into ITEM_INFO <text:s/>values(407,4);</text:p>
          </table:table-cell>
          <table:table-cell/>
          <table:table-cell table:formula="of:=COM.MICROSOFT.CONCAT(&quot;INSERT INTO VALOR_CARACTERISTICA VALUES(&quot;;[.B408];&quot;,3,'&quot;;[.D408];&quot;');&quot;)" office:value-type="string" office:string-value="INSERT INTO VALOR_CARACTERISTICA VALUES(407,3,'Tiene relación con, relativo a…');" calcext:value-type="string">
            <text:p>INSERT INTO VALOR_CARACTERISTICA VALUES(407,3,'Tiene relación con, relativo a…');</text:p>
          </table:table-cell>
          <table:table-cell/>
          <table:table-cell table:formula="of:=COM.MICROSOFT.CONCAT(&quot;INSERT INTO VALOR_CARACTERISTICA VALUES(&quot;;[.B408];&quot;,4,'&quot;;[.F408];&quot;');&quot;)" office:value-type="string" office:string-value="INSERT INTO VALOR_CARACTERISTICA VALUES(407,4,'～に関し（て）。 例: 高齢者（こうれいしゃ）の生活に関（かん）するアンケートのご協力（きょうりょく）ください。');" calcext:value-type="string">
            <text:p>INSERT INTO VALOR_CARACTERISTICA VALUES(407,4,'～に関し（て）。 例: 高齢者（こうれいしゃ）の生活に関（かん）するアンケートのご協力（きょうりょく）ください。');</text:p>
          </table:table-cell>
          <table:table-cell table:formula="of:=COM.MICROSOFT.CONCAT(&quot;INSERT INTO VALOR_CARACTERISTICA VALUES(&quot;;[.B408];&quot;,5,'&quot;;[.G408];&quot;');&quot;)" office:value-type="string" office:string-value="INSERT INTO VALOR_CARACTERISTICA VALUES(407,5,'N+に関(かん)して/ に関(かん)する + N');" calcext:value-type="string">
            <text:p>INSERT INTO VALOR_CARACTERISTICA VALUES(407,5,'N+に関(かん)して/ に関(かん)する + N');</text:p>
          </table:table-cell>
        </table:table-row>
        <table:table-row table:style-name="ro1">
          <table:table-cell office:value-type="float" office:value="4" calcext:value-type="float">
            <text:p>4</text:p>
          </table:table-cell>
          <table:table-cell table:formula="of:=[.B408]+1" office:value-type="float" office:value="408" calcext:value-type="float">
            <text:p>408</text:p>
          </table:table-cell>
          <table:table-cell/>
          <table:table-cell office:value-type="string" calcext:value-type="string">
            <text:p>Comparado con…</text:p>
          </table:table-cell>
          <table:table-cell/>
          <table:table-cell office:value-type="string" calcext:value-type="string">
            <text:p>～に比（くら）べて。 例:　スペイン人は日本人に比べて背が高いです。</text:p>
          </table:table-cell>
          <table:table-cell office:value-type="string" calcext:value-type="string">
            <text:p>N+に比（くら）べ（て）</text:p>
          </table:table-cell>
          <table:table-cell table:formula="of:=COM.MICROSOFT.CONCAT (&quot;insert into ITEM_INFO  values(&quot;;[.B409];&quot;,&quot;;[.A409];&quot;);&quot;)" office:value-type="string" office:string-value="insert into ITEM_INFO  values(408,4);" calcext:value-type="string">
            <text:p>insert into ITEM_INFO <text:s/>values(408,4);</text:p>
          </table:table-cell>
          <table:table-cell/>
          <table:table-cell table:formula="of:=COM.MICROSOFT.CONCAT(&quot;INSERT INTO VALOR_CARACTERISTICA VALUES(&quot;;[.B409];&quot;,3,'&quot;;[.D409];&quot;');&quot;)" office:value-type="string" office:string-value="INSERT INTO VALOR_CARACTERISTICA VALUES(408,3,'Comparado con…');" calcext:value-type="string">
            <text:p>INSERT INTO VALOR_CARACTERISTICA VALUES(408,3,'Comparado con…');</text:p>
          </table:table-cell>
          <table:table-cell/>
          <table:table-cell table:formula="of:=COM.MICROSOFT.CONCAT(&quot;INSERT INTO VALOR_CARACTERISTICA VALUES(&quot;;[.B409];&quot;,4,'&quot;;[.F409];&quot;');&quot;)" office:value-type="string" office:string-value="INSERT INTO VALOR_CARACTERISTICA VALUES(408,4,'～に比（くら）べて。 例:　スペイン人は日本人に比べて背が高いです。');" calcext:value-type="string">
            <text:p>INSERT INTO VALOR_CARACTERISTICA VALUES(408,4,'～に比（くら）べて。 例:　スペイン人は日本人に比べて背が高いです。');</text:p>
          </table:table-cell>
          <table:table-cell table:formula="of:=COM.MICROSOFT.CONCAT(&quot;INSERT INTO VALOR_CARACTERISTICA VALUES(&quot;;[.B409];&quot;,5,'&quot;;[.G409];&quot;');&quot;)" office:value-type="string" office:string-value="INSERT INTO VALOR_CARACTERISTICA VALUES(408,5,'N+に比（くら）べ（て）');" calcext:value-type="string">
            <text:p>INSERT INTO VALOR_CARACTERISTICA VALUES(408,5,'N+に比（くら）べ（て）');</text:p>
          </table:table-cell>
        </table:table-row>
        <table:table-row table:style-name="ro1">
          <table:table-cell office:value-type="float" office:value="4" calcext:value-type="float">
            <text:p>4</text:p>
          </table:table-cell>
          <table:table-cell table:formula="of:=[.B409]+1" office:value-type="float" office:value="409" calcext:value-type="float">
            <text:p>409</text:p>
          </table:table-cell>
          <table:table-cell/>
          <table:table-cell office:value-type="string" calcext:value-type="string">
            <text:p>Además de…</text:p>
          </table:table-cell>
          <table:table-cell/>
          <table:table-cell office:value-type="string" calcext:value-type="string">
            <text:p>～に加（くわ）えて。 例: 最近パンに加(くわ)えて、野菜も値上(ねあ)がりしている。</text:p>
          </table:table-cell>
          <table:table-cell office:value-type="string" calcext:value-type="string">
            <text:p>N+に加（くわ）え（て）</text:p>
          </table:table-cell>
          <table:table-cell table:formula="of:=COM.MICROSOFT.CONCAT (&quot;insert into ITEM_INFO  values(&quot;;[.B410];&quot;,&quot;;[.A410];&quot;);&quot;)" office:value-type="string" office:string-value="insert into ITEM_INFO  values(409,4);" calcext:value-type="string">
            <text:p>insert into ITEM_INFO <text:s/>values(409,4);</text:p>
          </table:table-cell>
          <table:table-cell/>
          <table:table-cell table:formula="of:=COM.MICROSOFT.CONCAT(&quot;INSERT INTO VALOR_CARACTERISTICA VALUES(&quot;;[.B410];&quot;,3,'&quot;;[.D410];&quot;');&quot;)" office:value-type="string" office:string-value="INSERT INTO VALOR_CARACTERISTICA VALUES(409,3,'Además de…');" calcext:value-type="string">
            <text:p>INSERT INTO VALOR_CARACTERISTICA VALUES(409,3,'Además de…');</text:p>
          </table:table-cell>
          <table:table-cell/>
          <table:table-cell table:formula="of:=COM.MICROSOFT.CONCAT(&quot;INSERT INTO VALOR_CARACTERISTICA VALUES(&quot;;[.B410];&quot;,4,'&quot;;[.F410];&quot;');&quot;)" office:value-type="string" office:string-value="INSERT INTO VALOR_CARACTERISTICA VALUES(409,4,'～に加（くわ）えて。 例: 最近パンに加(くわ)えて、野菜も値上(ねあ)がりしている。');" calcext:value-type="string">
            <text:p>INSERT INTO VALOR_CARACTERISTICA VALUES(409,4,'～に加（くわ）えて。 例: 最近パンに加(くわ)えて、野菜も値上(ねあ)がりしている。');</text:p>
          </table:table-cell>
          <table:table-cell table:formula="of:=COM.MICROSOFT.CONCAT(&quot;INSERT INTO VALOR_CARACTERISTICA VALUES(&quot;;[.B410];&quot;,5,'&quot;;[.G410];&quot;');&quot;)" office:value-type="string" office:string-value="INSERT INTO VALOR_CARACTERISTICA VALUES(409,5,'N+に加（くわ）え（て）');" calcext:value-type="string">
            <text:p>INSERT INTO VALOR_CARACTERISTICA VALUES(409,5,'N+に加（くわ）え（て）');</text:p>
          </table:table-cell>
        </table:table-row>
        <table:table-row table:style-name="ro1">
          <table:table-cell office:value-type="float" office:value="4" calcext:value-type="float">
            <text:p>4</text:p>
          </table:table-cell>
          <table:table-cell table:formula="of:=[.B410]+1" office:value-type="float" office:value="410" calcext:value-type="float">
            <text:p>410</text:p>
          </table:table-cell>
          <table:table-cell/>
          <table:table-cell office:value-type="string" calcext:value-type="string">
            <text:p>En contraste, en contra, hacia.</text:p>
          </table:table-cell>
          <table:table-cell/>
          <table:table-cell office:value-type="string" calcext:value-type="string">
            <text:p>～に対(たい)して。 例: あの二人はふたごなのに、姉はスポーツが好きなのに対(たい)して、妹は読書が好きらしい。</text:p>
          </table:table-cell>
          <table:table-cell office:value-type="string" calcext:value-type="string">
            <text:p>(N / Forma Ordinaria（ナadj.な）+の)+ に対(たい)し（て)</text:p>
          </table:table-cell>
          <table:table-cell table:formula="of:=COM.MICROSOFT.CONCAT (&quot;insert into ITEM_INFO  values(&quot;;[.B411];&quot;,&quot;;[.A411];&quot;);&quot;)" office:value-type="string" office:string-value="insert into ITEM_INFO  values(410,4);" calcext:value-type="string">
            <text:p>insert into ITEM_INFO <text:s/>values(410,4);</text:p>
          </table:table-cell>
          <table:table-cell/>
          <table:table-cell table:formula="of:=COM.MICROSOFT.CONCAT(&quot;INSERT INTO VALOR_CARACTERISTICA VALUES(&quot;;[.B411];&quot;,3,'&quot;;[.D411];&quot;');&quot;)" office:value-type="string" office:string-value="INSERT INTO VALOR_CARACTERISTICA VALUES(410,3,'En contraste, en contra, hacia.');" calcext:value-type="string">
            <text:p>INSERT INTO VALOR_CARACTERISTICA VALUES(410,3,'En contraste, en contra, hacia.');</text:p>
          </table:table-cell>
          <table:table-cell/>
          <table:table-cell table:formula="of:=COM.MICROSOFT.CONCAT(&quot;INSERT INTO VALOR_CARACTERISTICA VALUES(&quot;;[.B411];&quot;,4,'&quot;;[.F411];&quot;');&quot;)" office:value-type="string" office:string-value="INSERT INTO VALOR_CARACTERISTICA VALUES(410,4,'～に対(たい)して。 例: あの二人はふたごなのに、姉はスポーツが好きなのに対(たい)して、妹は読書が好きらしい。');" calcext:value-type="string">
            <text:p>INSERT INTO VALOR_CARACTERISTICA VALUES(410,4,'～に対(たい)して。 例: あの二人はふたごなのに、姉はスポーツが好きなのに対(たい)して、妹は読書が好きらしい。');</text:p>
          </table:table-cell>
          <table:table-cell table:formula="of:=COM.MICROSOFT.CONCAT(&quot;INSERT INTO VALOR_CARACTERISTICA VALUES(&quot;;[.B411];&quot;,5,'&quot;;[.G411];&quot;');&quot;)" office:value-type="string" office:string-value="INSERT INTO VALOR_CARACTERISTICA VALUES(410,5,'(N / Forma Ordinaria（ナadj.な）+の)+ に対(たい)し（て)');" calcext:value-type="string">
            <text:p>INSERT INTO VALOR_CARACTERISTICA VALUES(410,5,'(N / Forma Ordinaria（ナadj.な）+の)+ に対(たい)し（て)');</text:p>
          </table:table-cell>
        </table:table-row>
        <table:table-row table:style-name="ro1">
          <table:table-cell office:value-type="float" office:value="4" calcext:value-type="float">
            <text:p>4</text:p>
          </table:table-cell>
          <table:table-cell table:formula="of:=[.B411]+1" office:value-type="float" office:value="411" calcext:value-type="float">
            <text:p>411</text:p>
          </table:table-cell>
          <table:table-cell/>
          <table:table-cell office:value-type="string" calcext:value-type="string">
            <text:p>Cada vez que…</text:p>
          </table:table-cell>
          <table:table-cell/>
          <table:table-cell office:value-type="string" calcext:value-type="string">
            <text:p>～たびに。 例: 休みのたびに、妻と旅行します。</text:p>
          </table:table-cell>
          <table:table-cell office:value-type="string" calcext:value-type="string">
            <text:p>(F. dic./N+の)+たびに</text:p>
          </table:table-cell>
          <table:table-cell table:formula="of:=COM.MICROSOFT.CONCAT (&quot;insert into ITEM_INFO  values(&quot;;[.B412];&quot;,&quot;;[.A412];&quot;);&quot;)" office:value-type="string" office:string-value="insert into ITEM_INFO  values(411,4);" calcext:value-type="string">
            <text:p>insert into ITEM_INFO <text:s/>values(411,4);</text:p>
          </table:table-cell>
          <table:table-cell/>
          <table:table-cell table:formula="of:=COM.MICROSOFT.CONCAT(&quot;INSERT INTO VALOR_CARACTERISTICA VALUES(&quot;;[.B412];&quot;,3,'&quot;;[.D412];&quot;');&quot;)" office:value-type="string" office:string-value="INSERT INTO VALOR_CARACTERISTICA VALUES(411,3,'Cada vez que…');" calcext:value-type="string">
            <text:p>INSERT INTO VALOR_CARACTERISTICA VALUES(411,3,'Cada vez que…');</text:p>
          </table:table-cell>
          <table:table-cell/>
          <table:table-cell table:formula="of:=COM.MICROSOFT.CONCAT(&quot;INSERT INTO VALOR_CARACTERISTICA VALUES(&quot;;[.B412];&quot;,4,'&quot;;[.F412];&quot;');&quot;)" office:value-type="string" office:string-value="INSERT INTO VALOR_CARACTERISTICA VALUES(411,4,'～たびに。 例: 休みのたびに、妻と旅行します。');" calcext:value-type="string">
            <text:p>INSERT INTO VALOR_CARACTERISTICA VALUES(411,4,'～たびに。 例: 休みのたびに、妻と旅行します。');</text:p>
          </table:table-cell>
          <table:table-cell table:formula="of:=COM.MICROSOFT.CONCAT(&quot;INSERT INTO VALOR_CARACTERISTICA VALUES(&quot;;[.B412];&quot;,5,'&quot;;[.G412];&quot;');&quot;)" office:value-type="string" office:string-value="INSERT INTO VALOR_CARACTERISTICA VALUES(411,5,'(F. dic./N+の)+たびに');" calcext:value-type="string">
            <text:p>INSERT INTO VALOR_CARACTERISTICA VALUES(411,5,'(F. dic./N+の)+たびに');</text:p>
          </table:table-cell>
        </table:table-row>
        <table:table-row table:style-name="ro1">
          <table:table-cell office:value-type="float" office:value="4" calcext:value-type="float">
            <text:p>4</text:p>
          </table:table-cell>
          <table:table-cell table:formula="of:=[.B412]+1" office:value-type="float" office:value="412" calcext:value-type="float">
            <text:p>412</text:p>
          </table:table-cell>
          <table:table-cell/>
          <table:table-cell office:value-type="string" calcext:value-type="string">
            <text:p>Incluso si (aunque)… haré tal cosa.</text:p>
          </table:table-cell>
          <table:table-cell/>
          <table:table-cell office:value-type="string" calcext:value-type="string">
            <text:p>たとえ～ても。 例: たとえ両親(りょうしん)に反対(はんたい)されても、家を出て一人暮(ひとりぐらし）がしたい。</text:p>
          </table:table-cell>
          <table:table-cell office:value-type="string" calcext:value-type="string">
            <text:p>たとえ+Forma て +も; たとえ+N+でも</text:p>
          </table:table-cell>
          <table:table-cell table:formula="of:=COM.MICROSOFT.CONCAT (&quot;insert into ITEM_INFO  values(&quot;;[.B413];&quot;,&quot;;[.A413];&quot;);&quot;)" office:value-type="string" office:string-value="insert into ITEM_INFO  values(412,4);" calcext:value-type="string">
            <text:p>insert into ITEM_INFO <text:s/>values(412,4);</text:p>
          </table:table-cell>
          <table:table-cell/>
          <table:table-cell table:formula="of:=COM.MICROSOFT.CONCAT(&quot;INSERT INTO VALOR_CARACTERISTICA VALUES(&quot;;[.B413];&quot;,3,'&quot;;[.D413];&quot;');&quot;)" office:value-type="string" office:string-value="INSERT INTO VALOR_CARACTERISTICA VALUES(412,3,'Incluso si (aunque)… haré tal cosa.');" calcext:value-type="string">
            <text:p>INSERT INTO VALOR_CARACTERISTICA VALUES(412,3,'Incluso si (aunque)… haré tal cosa.');</text:p>
          </table:table-cell>
          <table:table-cell/>
          <table:table-cell table:formula="of:=COM.MICROSOFT.CONCAT(&quot;INSERT INTO VALOR_CARACTERISTICA VALUES(&quot;;[.B413];&quot;,4,'&quot;;[.F413];&quot;');&quot;)" office:value-type="string" office:string-value="INSERT INTO VALOR_CARACTERISTICA VALUES(412,4,'たとえ～ても。 例: たとえ両親(りょうしん)に反対(はんたい)されても、家を出て一人暮(ひとりぐらし）がしたい。');" calcext:value-type="string">
            <text:p>INSERT INTO VALOR_CARACTERISTICA VALUES(412,4,'たとえ～ても。 例: たとえ両親(りょうしん)に反対(はんたい)されても、家を出て一人暮(ひとりぐらし）がしたい。');</text:p>
          </table:table-cell>
          <table:table-cell table:formula="of:=COM.MICROSOFT.CONCAT(&quot;INSERT INTO VALOR_CARACTERISTICA VALUES(&quot;;[.B413];&quot;,5,'&quot;;[.G413];&quot;');&quot;)" office:value-type="string" office:string-value="INSERT INTO VALOR_CARACTERISTICA VALUES(412,5,'たとえ+Forma て +も; たとえ+N+でも');" calcext:value-type="string">
            <text:p>INSERT INTO VALOR_CARACTERISTICA VALUES(412,5,'たとえ+Forma て +も; たとえ+N+でも');</text:p>
          </table:table-cell>
        </table:table-row>
        <table:table-row table:style-name="ro1">
          <table:table-cell office:value-type="float" office:value="4" calcext:value-type="float">
            <text:p>4</text:p>
          </table:table-cell>
          <table:table-cell table:formula="of:=[.B413]+1" office:value-type="float" office:value="413" calcext:value-type="float">
            <text:p>413</text:p>
          </table:table-cell>
          <table:table-cell/>
          <table:table-cell office:value-type="string" calcext:value-type="string">
            <text:p>He oído que…</text:p>
          </table:table-cell>
          <table:table-cell/>
          <table:table-cell office:value-type="string" calcext:value-type="string">
            <text:p>って。 例: おじいさんに聞いたんだけど、戦争（せんそう）って。</text:p>
          </table:table-cell>
          <table:table-cell office:value-type="string" calcext:value-type="string">
            <text:p>F. ordinariaって</text:p>
          </table:table-cell>
          <table:table-cell table:formula="of:=COM.MICROSOFT.CONCAT (&quot;insert into ITEM_INFO  values(&quot;;[.B414];&quot;,&quot;;[.A414];&quot;);&quot;)" office:value-type="string" office:string-value="insert into ITEM_INFO  values(413,4);" calcext:value-type="string">
            <text:p>insert into ITEM_INFO <text:s/>values(413,4);</text:p>
          </table:table-cell>
          <table:table-cell/>
          <table:table-cell table:formula="of:=COM.MICROSOFT.CONCAT(&quot;INSERT INTO VALOR_CARACTERISTICA VALUES(&quot;;[.B414];&quot;,3,'&quot;;[.D414];&quot;');&quot;)" office:value-type="string" office:string-value="INSERT INTO VALOR_CARACTERISTICA VALUES(413,3,'He oído que…');" calcext:value-type="string">
            <text:p>INSERT INTO VALOR_CARACTERISTICA VALUES(413,3,'He oído que…');</text:p>
          </table:table-cell>
          <table:table-cell/>
          <table:table-cell table:formula="of:=COM.MICROSOFT.CONCAT(&quot;INSERT INTO VALOR_CARACTERISTICA VALUES(&quot;;[.B414];&quot;,4,'&quot;;[.F414];&quot;');&quot;)" office:value-type="string" office:string-value="INSERT INTO VALOR_CARACTERISTICA VALUES(413,4,'って。 例: おじいさんに聞いたんだけど、戦争（せんそう）って。');" calcext:value-type="string">
            <text:p>INSERT INTO VALOR_CARACTERISTICA VALUES(413,4,'って。 例: おじいさんに聞いたんだけど、戦争（せんそう）って。');</text:p>
          </table:table-cell>
          <table:table-cell table:formula="of:=COM.MICROSOFT.CONCAT(&quot;INSERT INTO VALOR_CARACTERISTICA VALUES(&quot;;[.B414];&quot;,5,'&quot;;[.G414];&quot;');&quot;)" office:value-type="string" office:string-value="INSERT INTO VALOR_CARACTERISTICA VALUES(413,5,'F. ordinariaって');" calcext:value-type="string">
            <text:p>INSERT INTO VALOR_CARACTERISTICA VALUES(413,5,'F. ordinariaって');</text:p>
          </table:table-cell>
        </table:table-row>
        <table:table-row table:style-name="ro1">
          <table:table-cell office:value-type="float" office:value="4" calcext:value-type="float">
            <text:p>4</text:p>
          </table:table-cell>
          <table:table-cell table:formula="of:=[.B414]+1" office:value-type="float" office:value="414" calcext:value-type="float">
            <text:p>414</text:p>
          </table:table-cell>
          <table:table-cell/>
          <table:table-cell office:value-type="string" calcext:value-type="string">
            <text:p>Aproximadamente, だいたい。</text:p>
          </table:table-cell>
          <table:table-cell/>
          <table:table-cell office:value-type="string" calcext:value-type="string">
            <text:p>①～くらい。 例: <text:s/>昨日は５時間くらい勉強しました。</text:p>
          </table:table-cell>
          <table:table-cell office:value-type="string" calcext:value-type="string">
            <text:p>F. ordinaria/N+くらい / <text:s/>F. ordinaria/N+くらいの+ N</text:p>
          </table:table-cell>
          <table:table-cell table:formula="of:=COM.MICROSOFT.CONCAT (&quot;insert into ITEM_INFO  values(&quot;;[.B415];&quot;,&quot;;[.A415];&quot;);&quot;)" office:value-type="string" office:string-value="insert into ITEM_INFO  values(414,4);" calcext:value-type="string">
            <text:p>insert into ITEM_INFO <text:s/>values(414,4);</text:p>
          </table:table-cell>
          <table:table-cell/>
          <table:table-cell table:formula="of:=COM.MICROSOFT.CONCAT(&quot;INSERT INTO VALOR_CARACTERISTICA VALUES(&quot;;[.B415];&quot;,3,'&quot;;[.D415];&quot;');&quot;)" office:value-type="string" office:string-value="INSERT INTO VALOR_CARACTERISTICA VALUES(414,3,'Aproximadamente, だいたい。');" calcext:value-type="string">
            <text:p>INSERT INTO VALOR_CARACTERISTICA VALUES(414,3,'Aproximadamente, だいたい。');</text:p>
          </table:table-cell>
          <table:table-cell/>
          <table:table-cell table:formula="of:=COM.MICROSOFT.CONCAT(&quot;INSERT INTO VALOR_CARACTERISTICA VALUES(&quot;;[.B415];&quot;,4,'&quot;;[.F415];&quot;');&quot;)" office:value-type="string" office:string-value="INSERT INTO VALOR_CARACTERISTICA VALUES(414,4,'①～くらい。 例:  昨日は５時間くらい勉強しました。');" calcext:value-type="string">
            <text:p>INSERT INTO VALOR_CARACTERISTICA VALUES(414,4,'①～くらい。 例: <text:s/>昨日は５時間くらい勉強しました。');</text:p>
          </table:table-cell>
          <table:table-cell table:formula="of:=COM.MICROSOFT.CONCAT(&quot;INSERT INTO VALOR_CARACTERISTICA VALUES(&quot;;[.B415];&quot;,5,'&quot;;[.G415];&quot;');&quot;)" office:value-type="string" office:string-value="INSERT INTO VALOR_CARACTERISTICA VALUES(414,5,'F. ordinaria/N+くらい /  F. ordinaria/N+くらいの+ N');" calcext:value-type="string">
            <text:p>INSERT INTO VALOR_CARACTERISTICA VALUES(414,5,'F. ordinaria/N+くらい / <text:s/>F. ordinaria/N+くらいの+ N');</text:p>
          </table:table-cell>
        </table:table-row>
        <table:table-row table:style-name="ro1">
          <table:table-cell office:value-type="float" office:value="4" calcext:value-type="float">
            <text:p>4</text:p>
          </table:table-cell>
          <table:table-cell table:formula="of:=[.B415]+1" office:value-type="float" office:value="415" calcext:value-type="float">
            <text:p>415</text:p>
          </table:table-cell>
          <table:table-cell/>
          <table:table-cell office:value-type="string" calcext:value-type="string">
            <text:p>Explicación de por qué pasa algo.</text:p>
          </table:table-cell>
          <table:table-cell/>
          <table:table-cell office:value-type="string" calcext:value-type="string">
            <text:p>②～くらい。 例: <text:s/>昨日は泣きたいくらい疲(つか)れました。</text:p>
          </table:table-cell>
          <table:table-cell office:value-type="string" calcext:value-type="string">
            <text:p>F. ordinaria/N+くらい / <text:s/>F. ordinaria/N+くらいの+ N</text:p>
          </table:table-cell>
          <table:table-cell table:formula="of:=COM.MICROSOFT.CONCAT (&quot;insert into ITEM_INFO  values(&quot;;[.B416];&quot;,&quot;;[.A416];&quot;);&quot;)" office:value-type="string" office:string-value="insert into ITEM_INFO  values(415,4);" calcext:value-type="string">
            <text:p>insert into ITEM_INFO <text:s/>values(415,4);</text:p>
          </table:table-cell>
          <table:table-cell/>
          <table:table-cell table:formula="of:=COM.MICROSOFT.CONCAT(&quot;INSERT INTO VALOR_CARACTERISTICA VALUES(&quot;;[.B416];&quot;,3,'&quot;;[.D416];&quot;');&quot;)" office:value-type="string" office:string-value="INSERT INTO VALOR_CARACTERISTICA VALUES(415,3,'Explicación de por qué pasa algo.');" calcext:value-type="string">
            <text:p>INSERT INTO VALOR_CARACTERISTICA VALUES(415,3,'Explicación de por qué pasa algo.');</text:p>
          </table:table-cell>
          <table:table-cell/>
          <table:table-cell table:formula="of:=COM.MICROSOFT.CONCAT(&quot;INSERT INTO VALOR_CARACTERISTICA VALUES(&quot;;[.B416];&quot;,4,'&quot;;[.F416];&quot;');&quot;)" office:value-type="string" office:string-value="INSERT INTO VALOR_CARACTERISTICA VALUES(415,4,'②～くらい。 例:  昨日は泣きたいくらい疲(つか)れました。');" calcext:value-type="string">
            <text:p>INSERT INTO VALOR_CARACTERISTICA VALUES(415,4,'②～くらい。 例: <text:s/>昨日は泣きたいくらい疲(つか)れました。');</text:p>
          </table:table-cell>
          <table:table-cell table:formula="of:=COM.MICROSOFT.CONCAT(&quot;INSERT INTO VALOR_CARACTERISTICA VALUES(&quot;;[.B416];&quot;,5,'&quot;;[.G416];&quot;');&quot;)" office:value-type="string" office:string-value="INSERT INTO VALOR_CARACTERISTICA VALUES(415,5,'F. ordinaria/N+くらい /  F. ordinaria/N+くらいの+ N');" calcext:value-type="string">
            <text:p>INSERT INTO VALOR_CARACTERISTICA VALUES(415,5,'F. ordinaria/N+くらい / <text:s/>F. ordinaria/N+くらいの+ N');</text:p>
          </table:table-cell>
        </table:table-row>
        <table:table-row table:style-name="ro1">
          <table:table-cell office:value-type="float" office:value="4" calcext:value-type="float">
            <text:p>4</text:p>
          </table:table-cell>
          <table:table-cell table:formula="of:=[.B416]+1" office:value-type="float" office:value="416" calcext:value-type="float">
            <text:p>416</text:p>
          </table:table-cell>
          <table:table-cell/>
          <table:table-cell office:value-type="string" calcext:value-type="string">
            <text:p>Cuando crees que algo no es gran cosa, menosprecio.</text:p>
          </table:table-cell>
          <table:table-cell/>
          <table:table-cell office:value-type="string" calcext:value-type="string">
            <text:p>③ ～くらい。 例: <text:s/>これくらいのけがなら医者に行かなくてもいいだろう。</text:p>
          </table:table-cell>
          <table:table-cell office:value-type="string" calcext:value-type="string">
            <text:p>F. ordinaria/N+くらいの+ N</text:p>
          </table:table-cell>
          <table:table-cell table:formula="of:=COM.MICROSOFT.CONCAT (&quot;insert into ITEM_INFO  values(&quot;;[.B417];&quot;,&quot;;[.A417];&quot;);&quot;)" office:value-type="string" office:string-value="insert into ITEM_INFO  values(416,4);" calcext:value-type="string">
            <text:p>insert into ITEM_INFO <text:s/>values(416,4);</text:p>
          </table:table-cell>
          <table:table-cell/>
          <table:table-cell table:formula="of:=COM.MICROSOFT.CONCAT(&quot;INSERT INTO VALOR_CARACTERISTICA VALUES(&quot;;[.B417];&quot;,3,'&quot;;[.D417];&quot;');&quot;)" office:value-type="string" office:string-value="INSERT INTO VALOR_CARACTERISTICA VALUES(416,3,'Cuando crees que algo no es gran cosa, menosprecio.');" calcext:value-type="string">
            <text:p>INSERT INTO VALOR_CARACTERISTICA VALUES(416,3,'Cuando crees que algo no es gran cosa, menosprecio.');</text:p>
          </table:table-cell>
          <table:table-cell/>
          <table:table-cell table:formula="of:=COM.MICROSOFT.CONCAT(&quot;INSERT INTO VALOR_CARACTERISTICA VALUES(&quot;;[.B417];&quot;,4,'&quot;;[.F417];&quot;');&quot;)" office:value-type="string" office:string-value="INSERT INTO VALOR_CARACTERISTICA VALUES(416,4,'③ ～くらい。 例:  これくらいのけがなら医者に行かなくてもいいだろう。');" calcext:value-type="string">
            <text:p>INSERT INTO VALOR_CARACTERISTICA VALUES(416,4,'③ ～くらい。 例: <text:s/>これくらいのけがなら医者に行かなくてもいいだろう。');</text:p>
          </table:table-cell>
          <table:table-cell table:formula="of:=COM.MICROSOFT.CONCAT(&quot;INSERT INTO VALOR_CARACTERISTICA VALUES(&quot;;[.B417];&quot;,5,'&quot;;[.G417];&quot;');&quot;)" office:value-type="string" office:string-value="INSERT INTO VALOR_CARACTERISTICA VALUES(416,5,'F. ordinaria/N+くらいの+ N');" calcext:value-type="string">
            <text:p>INSERT INTO VALOR_CARACTERISTICA VALUES(416,5,'F. ordinaria/N+くらいの+ N');</text:p>
          </table:table-cell>
        </table:table-row>
        <table:table-row table:style-name="ro1">
          <table:table-cell office:value-type="float" office:value="4" calcext:value-type="float">
            <text:p>4</text:p>
          </table:table-cell>
          <table:table-cell table:formula="of:=[.B417]+1" office:value-type="float" office:value="417" calcext:value-type="float">
            <text:p>417</text:p>
          </table:table-cell>
          <table:table-cell/>
          <table:table-cell office:value-type="string" calcext:value-type="string">
            <text:p>XくらいならY (X es tan malo que prefiero Y antes que X)</text:p>
          </table:table-cell>
          <table:table-cell/>
          <table:table-cell office:value-type="string" calcext:value-type="string">
            <text:p>～くらいなら/ぐらいなら。 例: あんな大学に行くくらいなら、就職(しゅうしょく)するほうがよほどいい。</text:p>
          </table:table-cell>
          <table:table-cell office:value-type="string" calcext:value-type="string">
            <text:p>Vb F. dic.+くらいなら/ぐらいなら.</text:p>
          </table:table-cell>
          <table:table-cell table:formula="of:=COM.MICROSOFT.CONCAT (&quot;insert into ITEM_INFO  values(&quot;;[.B418];&quot;,&quot;;[.A418];&quot;);&quot;)" office:value-type="string" office:string-value="insert into ITEM_INFO  values(417,4);" calcext:value-type="string">
            <text:p>insert into ITEM_INFO <text:s/>values(417,4);</text:p>
          </table:table-cell>
          <table:table-cell/>
          <table:table-cell table:formula="of:=COM.MICROSOFT.CONCAT(&quot;INSERT INTO VALOR_CARACTERISTICA VALUES(&quot;;[.B418];&quot;,3,'&quot;;[.D418];&quot;');&quot;)" office:value-type="string" office:string-value="INSERT INTO VALOR_CARACTERISTICA VALUES(417,3,'XくらいならY (X es tan malo que prefiero Y antes que X)');" calcext:value-type="string">
            <text:p>INSERT INTO VALOR_CARACTERISTICA VALUES(417,3,'XくらいならY (X es tan malo que prefiero Y antes que X)');</text:p>
          </table:table-cell>
          <table:table-cell/>
          <table:table-cell table:formula="of:=COM.MICROSOFT.CONCAT(&quot;INSERT INTO VALOR_CARACTERISTICA VALUES(&quot;;[.B418];&quot;,4,'&quot;;[.F418];&quot;');&quot;)" office:value-type="string" office:string-value="INSERT INTO VALOR_CARACTERISTICA VALUES(417,4,'～くらいなら/ぐらいなら。 例: あんな大学に行くくらいなら、就職(しゅうしょく)するほうがよほどいい。');" calcext:value-type="string">
            <text:p>INSERT INTO VALOR_CARACTERISTICA VALUES(417,4,'～くらいなら/ぐらいなら。 例: あんな大学に行くくらいなら、就職(しゅうしょく)するほうがよほどいい。');</text:p>
          </table:table-cell>
          <table:table-cell table:formula="of:=COM.MICROSOFT.CONCAT(&quot;INSERT INTO VALOR_CARACTERISTICA VALUES(&quot;;[.B418];&quot;,5,'&quot;;[.G418];&quot;');&quot;)" office:value-type="string" office:string-value="INSERT INTO VALOR_CARACTERISTICA VALUES(417,5,'Vb F. dic.+くらいなら/ぐらいなら.');" calcext:value-type="string">
            <text:p>INSERT INTO VALOR_CARACTERISTICA VALUES(417,5,'Vb F. dic.+くらいなら/ぐらいなら.');</text:p>
          </table:table-cell>
        </table:table-row>
        <table:table-row table:style-name="ro1">
          <table:table-cell office:value-type="float" office:value="4" calcext:value-type="float">
            <text:p>4</text:p>
          </table:table-cell>
          <table:table-cell table:formula="of:=[.B418]+1" office:value-type="float" office:value="418" calcext:value-type="float">
            <text:p>418</text:p>
          </table:table-cell>
          <table:table-cell/>
          <table:table-cell office:value-type="string" calcext:value-type="string">
            <text:p>Aprovechar la situación mientras se pueda.</text:p>
          </table:table-cell>
          <table:table-cell/>
          <table:table-cell office:value-type="string" calcext:value-type="string">
            <text:p>① ～うちに。 例:暗くならないうちに、山を下りましょう。</text:p>
          </table:table-cell>
          <table:table-cell office:value-type="string" calcext:value-type="string">
            <text:p>Vb〔ている/ない形〕/ Adj. (F. dic.), N+の+うちに。</text:p>
          </table:table-cell>
          <table:table-cell table:formula="of:=COM.MICROSOFT.CONCAT (&quot;insert into ITEM_INFO  values(&quot;;[.B419];&quot;,&quot;;[.A419];&quot;);&quot;)" office:value-type="string" office:string-value="insert into ITEM_INFO  values(418,4);" calcext:value-type="string">
            <text:p>insert into ITEM_INFO <text:s/>values(418,4);</text:p>
          </table:table-cell>
          <table:table-cell/>
          <table:table-cell table:formula="of:=COM.MICROSOFT.CONCAT(&quot;INSERT INTO VALOR_CARACTERISTICA VALUES(&quot;;[.B419];&quot;,3,'&quot;;[.D419];&quot;');&quot;)" office:value-type="string" office:string-value="INSERT INTO VALOR_CARACTERISTICA VALUES(418,3,'Aprovechar la situación mientras se pueda.');" calcext:value-type="string">
            <text:p>INSERT INTO VALOR_CARACTERISTICA VALUES(418,3,'Aprovechar la situación mientras se pueda.');</text:p>
          </table:table-cell>
          <table:table-cell/>
          <table:table-cell table:formula="of:=COM.MICROSOFT.CONCAT(&quot;INSERT INTO VALOR_CARACTERISTICA VALUES(&quot;;[.B419];&quot;,4,'&quot;;[.F419];&quot;');&quot;)" office:value-type="string" office:string-value="INSERT INTO VALOR_CARACTERISTICA VALUES(418,4,'① ～うちに。 例:暗くならないうちに、山を下りましょう。');" calcext:value-type="string">
            <text:p>INSERT INTO VALOR_CARACTERISTICA VALUES(418,4,'① ～うちに。 例:暗くならないうちに、山を下りましょう。');</text:p>
          </table:table-cell>
          <table:table-cell table:formula="of:=COM.MICROSOFT.CONCAT(&quot;INSERT INTO VALOR_CARACTERISTICA VALUES(&quot;;[.B419];&quot;,5,'&quot;;[.G419];&quot;');&quot;)" office:value-type="string" office:string-value="INSERT INTO VALOR_CARACTERISTICA VALUES(418,5,'Vb〔ている/ない形〕/ Adj. (F. dic.), N+の+うちに。');" calcext:value-type="string">
            <text:p>INSERT INTO VALOR_CARACTERISTICA VALUES(418,5,'Vb〔ている/ない形〕/ Adj. (F. dic.), N+の+うちに。');</text:p>
          </table:table-cell>
        </table:table-row>
        <table:table-row table:style-name="ro1">
          <table:table-cell office:value-type="float" office:value="4" calcext:value-type="float">
            <text:p>4</text:p>
          </table:table-cell>
          <table:table-cell table:formula="of:=[.B419]+1" office:value-type="float" office:value="419" calcext:value-type="float">
            <text:p>419</text:p>
          </table:table-cell>
          <table:table-cell/>
          <table:table-cell office:value-type="string" calcext:value-type="string">
            <text:p>Mientras estaba haciendo algo pasó otra cosa (no plan).</text:p>
          </table:table-cell>
          <table:table-cell/>
          <table:table-cell office:value-type="string" calcext:value-type="string">
            <text:p>② ～うちに。 例: 本を読んでいるうちに寝(ね)てしまった。</text:p>
          </table:table-cell>
          <table:table-cell office:value-type="string" calcext:value-type="string">
            <text:p>Vb〔ている/ない形)+うちに。</text:p>
          </table:table-cell>
          <table:table-cell table:formula="of:=COM.MICROSOFT.CONCAT (&quot;insert into ITEM_INFO  values(&quot;;[.B420];&quot;,&quot;;[.A420];&quot;);&quot;)" office:value-type="string" office:string-value="insert into ITEM_INFO  values(419,4);" calcext:value-type="string">
            <text:p>insert into ITEM_INFO <text:s/>values(419,4);</text:p>
          </table:table-cell>
          <table:table-cell/>
          <table:table-cell table:formula="of:=COM.MICROSOFT.CONCAT(&quot;INSERT INTO VALOR_CARACTERISTICA VALUES(&quot;;[.B420];&quot;,3,'&quot;;[.D420];&quot;');&quot;)" office:value-type="string" office:string-value="INSERT INTO VALOR_CARACTERISTICA VALUES(419,3,'Mientras estaba haciendo algo pasó otra cosa (no plan).');" calcext:value-type="string">
            <text:p>INSERT INTO VALOR_CARACTERISTICA VALUES(419,3,'Mientras estaba haciendo algo pasó otra cosa (no plan).');</text:p>
          </table:table-cell>
          <table:table-cell/>
          <table:table-cell table:formula="of:=COM.MICROSOFT.CONCAT(&quot;INSERT INTO VALOR_CARACTERISTICA VALUES(&quot;;[.B420];&quot;,4,'&quot;;[.F420];&quot;');&quot;)" office:value-type="string" office:string-value="INSERT INTO VALOR_CARACTERISTICA VALUES(419,4,'② ～うちに。 例: 本を読んでいるうちに寝(ね)てしまった。');" calcext:value-type="string">
            <text:p>INSERT INTO VALOR_CARACTERISTICA VALUES(419,4,'② ～うちに。 例: 本を読んでいるうちに寝(ね)てしまった。');</text:p>
          </table:table-cell>
          <table:table-cell table:formula="of:=COM.MICROSOFT.CONCAT(&quot;INSERT INTO VALOR_CARACTERISTICA VALUES(&quot;;[.B420];&quot;,5,'&quot;;[.G420];&quot;');&quot;)" office:value-type="string" office:string-value="INSERT INTO VALOR_CARACTERISTICA VALUES(419,5,'Vb〔ている/ない形)+うちに。');" calcext:value-type="string">
            <text:p>INSERT INTO VALOR_CARACTERISTICA VALUES(419,5,'Vb〔ている/ない形)+うちに。');</text:p>
          </table:table-cell>
        </table:table-row>
        <table:table-row table:style-name="ro1">
          <table:table-cell office:value-type="float" office:value="4" calcext:value-type="float">
            <text:p>4</text:p>
          </table:table-cell>
          <table:table-cell table:formula="of:=[.B420]+1" office:value-type="float" office:value="420" calcext:value-type="float">
            <text:p>420</text:p>
          </table:table-cell>
          <table:table-cell/>
          <table:table-cell office:value-type="string" calcext:value-type="string">
            <text:p>Centrándose en, considerando como centro…</text:p>
          </table:table-cell>
          <table:table-cell/>
          <table:table-cell office:value-type="string" calcext:value-type="string">
            <text:p>～を中心に/として/にして。 例: スペインでは油を中心に、海外に輸出(ゆしゅつ)しています。</text:p>
          </table:table-cell>
          <table:table-cell office:value-type="string" calcext:value-type="string">
            <text:p>N+を中心に〔として/にして〕</text:p>
          </table:table-cell>
          <table:table-cell table:formula="of:=COM.MICROSOFT.CONCAT (&quot;insert into ITEM_INFO  values(&quot;;[.B421];&quot;,&quot;;[.A421];&quot;);&quot;)" office:value-type="string" office:string-value="insert into ITEM_INFO  values(420,4);" calcext:value-type="string">
            <text:p>insert into ITEM_INFO <text:s/>values(420,4);</text:p>
          </table:table-cell>
          <table:table-cell/>
          <table:table-cell table:formula="of:=COM.MICROSOFT.CONCAT(&quot;INSERT INTO VALOR_CARACTERISTICA VALUES(&quot;;[.B421];&quot;,3,'&quot;;[.D421];&quot;');&quot;)" office:value-type="string" office:string-value="INSERT INTO VALOR_CARACTERISTICA VALUES(420,3,'Centrándose en, considerando como centro…');" calcext:value-type="string">
            <text:p>INSERT INTO VALOR_CARACTERISTICA VALUES(420,3,'Centrándose en, considerando como centro…');</text:p>
          </table:table-cell>
          <table:table-cell/>
          <table:table-cell table:formula="of:=COM.MICROSOFT.CONCAT(&quot;INSERT INTO VALOR_CARACTERISTICA VALUES(&quot;;[.B421];&quot;,4,'&quot;;[.F421];&quot;');&quot;)" office:value-type="string" office:string-value="INSERT INTO VALOR_CARACTERISTICA VALUES(420,4,'～を中心に/として/にして。 例: スペインでは油を中心に、海外に輸出(ゆしゅつ)しています。');" calcext:value-type="string">
            <text:p>INSERT INTO VALOR_CARACTERISTICA VALUES(420,4,'～を中心に/として/にして。 例: スペインでは油を中心に、海外に輸出(ゆしゅつ)しています。');</text:p>
          </table:table-cell>
          <table:table-cell table:formula="of:=COM.MICROSOFT.CONCAT(&quot;INSERT INTO VALOR_CARACTERISTICA VALUES(&quot;;[.B421];&quot;,5,'&quot;;[.G421];&quot;');&quot;)" office:value-type="string" office:string-value="INSERT INTO VALOR_CARACTERISTICA VALUES(420,5,'N+を中心に〔として/にして〕');" calcext:value-type="string">
            <text:p>INSERT INTO VALOR_CARACTERISTICA VALUES(420,5,'N+を中心に〔として/にして〕');</text:p>
          </table:table-cell>
        </table:table-row>
        <table:table-row table:style-name="ro1">
          <table:table-cell office:value-type="float" office:value="4" calcext:value-type="float">
            <text:p>4</text:p>
          </table:table-cell>
          <table:table-cell table:formula="of:=[.B421]+1" office:value-type="float" office:value="421" calcext:value-type="float">
            <text:p>421</text:p>
          </table:table-cell>
          <table:table-cell/>
          <table:table-cell office:value-type="string" calcext:value-type="string">
            <text:p>Empezando por... (dar ejemplos).</text:p>
          </table:table-cell>
          <table:table-cell/>
          <table:table-cell office:value-type="string" calcext:value-type="string">
            <text:p>～をはじめ。 例: サラマンカにはカテドラルをはじめ、古い建物がたくさんある。</text:p>
          </table:table-cell>
          <table:table-cell office:value-type="string" calcext:value-type="string">
            <text:p>N+ をはじめ（として）:</text:p>
          </table:table-cell>
          <table:table-cell table:formula="of:=COM.MICROSOFT.CONCAT (&quot;insert into ITEM_INFO  values(&quot;;[.B422];&quot;,&quot;;[.A422];&quot;);&quot;)" office:value-type="string" office:string-value="insert into ITEM_INFO  values(421,4);" calcext:value-type="string">
            <text:p>insert into ITEM_INFO <text:s/>values(421,4);</text:p>
          </table:table-cell>
          <table:table-cell/>
          <table:table-cell table:formula="of:=COM.MICROSOFT.CONCAT(&quot;INSERT INTO VALOR_CARACTERISTICA VALUES(&quot;;[.B422];&quot;,3,'&quot;;[.D422];&quot;');&quot;)" office:value-type="string" office:string-value="INSERT INTO VALOR_CARACTERISTICA VALUES(421,3,'Empezando por... (dar ejemplos).');" calcext:value-type="string">
            <text:p>INSERT INTO VALOR_CARACTERISTICA VALUES(421,3,'Empezando por... (dar ejemplos).');</text:p>
          </table:table-cell>
          <table:table-cell/>
          <table:table-cell table:formula="of:=COM.MICROSOFT.CONCAT(&quot;INSERT INTO VALOR_CARACTERISTICA VALUES(&quot;;[.B422];&quot;,4,'&quot;;[.F422];&quot;');&quot;)" office:value-type="string" office:string-value="INSERT INTO VALOR_CARACTERISTICA VALUES(421,4,'～をはじめ。 例: サラマンカにはカテドラルをはじめ、古い建物がたくさんある。');" calcext:value-type="string">
            <text:p>INSERT INTO VALOR_CARACTERISTICA VALUES(421,4,'～をはじめ。 例: サラマンカにはカテドラルをはじめ、古い建物がたくさんある。');</text:p>
          </table:table-cell>
          <table:table-cell table:formula="of:=COM.MICROSOFT.CONCAT(&quot;INSERT INTO VALOR_CARACTERISTICA VALUES(&quot;;[.B422];&quot;,5,'&quot;;[.G422];&quot;');&quot;)" office:value-type="string" office:string-value="INSERT INTO VALOR_CARACTERISTICA VALUES(421,5,'N+ をはじめ（として）:');" calcext:value-type="string">
            <text:p>INSERT INTO VALOR_CARACTERISTICA VALUES(421,5,'N+ をはじめ（として）:');</text:p>
          </table:table-cell>
        </table:table-row>
        <table:table-row table:style-name="ro1">
          <table:table-cell office:value-type="float" office:value="4" calcext:value-type="float">
            <text:p>4</text:p>
          </table:table-cell>
          <table:table-cell table:formula="of:=[.B422]+1" office:value-type="float" office:value="422" calcext:value-type="float">
            <text:p>422</text:p>
          </table:table-cell>
          <table:table-cell/>
          <table:table-cell office:value-type="string" calcext:value-type="string">
            <text:p>Es como に(para), qué sentimiento provoca.</text:p>
          </table:table-cell>
          <table:table-cell/>
          <table:table-cell office:value-type="string" calcext:value-type="string">
            <text:p>～に対(たい)して。 例: 店員がお客さんに対(たい)して、失礼(しつれい)なことを言った。</text:p>
          </table:table-cell>
          <table:table-cell office:value-type="string" calcext:value-type="string">
            <text:p>N+ に対(たい)して:</text:p>
          </table:table-cell>
          <table:table-cell table:formula="of:=COM.MICROSOFT.CONCAT (&quot;insert into ITEM_INFO  values(&quot;;[.B423];&quot;,&quot;;[.A423];&quot;);&quot;)" office:value-type="string" office:string-value="insert into ITEM_INFO  values(422,4);" calcext:value-type="string">
            <text:p>insert into ITEM_INFO <text:s/>values(422,4);</text:p>
          </table:table-cell>
          <table:table-cell/>
          <table:table-cell table:formula="of:=COM.MICROSOFT.CONCAT(&quot;INSERT INTO VALOR_CARACTERISTICA VALUES(&quot;;[.B423];&quot;,3,'&quot;;[.D423];&quot;');&quot;)" office:value-type="string" office:string-value="INSERT INTO VALOR_CARACTERISTICA VALUES(422,3,'Es como に(para), qué sentimiento provoca.');" calcext:value-type="string">
            <text:p>INSERT INTO VALOR_CARACTERISTICA VALUES(422,3,'Es como に(para), qué sentimiento provoca.');</text:p>
          </table:table-cell>
          <table:table-cell/>
          <table:table-cell table:formula="of:=COM.MICROSOFT.CONCAT(&quot;INSERT INTO VALOR_CARACTERISTICA VALUES(&quot;;[.B423];&quot;,4,'&quot;;[.F423];&quot;');&quot;)" office:value-type="string" office:string-value="INSERT INTO VALOR_CARACTERISTICA VALUES(422,4,'～に対(たい)して。 例: 店員がお客さんに対(たい)して、失礼(しつれい)なことを言った。');" calcext:value-type="string">
            <text:p>INSERT INTO VALOR_CARACTERISTICA VALUES(422,4,'～に対(たい)して。 例: 店員がお客さんに対(たい)して、失礼(しつれい)なことを言った。');</text:p>
          </table:table-cell>
          <table:table-cell table:formula="of:=COM.MICROSOFT.CONCAT(&quot;INSERT INTO VALOR_CARACTERISTICA VALUES(&quot;;[.B423];&quot;,5,'&quot;;[.G423];&quot;');&quot;)" office:value-type="string" office:string-value="INSERT INTO VALOR_CARACTERISTICA VALUES(422,5,'N+ に対(たい)して:');" calcext:value-type="string">
            <text:p>INSERT INTO VALOR_CARACTERISTICA VALUES(422,5,'N+ に対(たい)して:');</text:p>
          </table:table-cell>
        </table:table-row>
        <table:table-row table:style-name="ro1">
          <table:table-cell office:value-type="float" office:value="4" calcext:value-type="float">
            <text:p>4</text:p>
          </table:table-cell>
          <table:table-cell table:formula="of:=[.B423]+1" office:value-type="float" office:value="423" calcext:value-type="float">
            <text:p>423</text:p>
          </table:table-cell>
          <table:table-cell/>
          <table:table-cell office:value-type="string" calcext:value-type="string">
            <text:p>で</text:p>
          </table:table-cell>
          <table:table-cell/>
          <table:table-cell office:value-type="string" calcext:value-type="string">
            <text:p>① ～において。 例: 食堂において、説明会が開(ひら)かれます。</text:p>
          </table:table-cell>
          <table:table-cell office:value-type="string" calcext:value-type="string">
            <text:p>Lugarにおいて</text:p>
          </table:table-cell>
          <table:table-cell table:formula="of:=COM.MICROSOFT.CONCAT (&quot;insert into ITEM_INFO  values(&quot;;[.B424];&quot;,&quot;;[.A424];&quot;);&quot;)" office:value-type="string" office:string-value="insert into ITEM_INFO  values(423,4);" calcext:value-type="string">
            <text:p>insert into ITEM_INFO <text:s/>values(423,4);</text:p>
          </table:table-cell>
          <table:table-cell/>
          <table:table-cell table:formula="of:=COM.MICROSOFT.CONCAT(&quot;INSERT INTO VALOR_CARACTERISTICA VALUES(&quot;;[.B424];&quot;,3,'&quot;;[.D424];&quot;');&quot;)" office:value-type="string" office:string-value="INSERT INTO VALOR_CARACTERISTICA VALUES(423,3,'で');" calcext:value-type="string">
            <text:p>INSERT INTO VALOR_CARACTERISTICA VALUES(423,3,'で');</text:p>
          </table:table-cell>
          <table:table-cell/>
          <table:table-cell table:formula="of:=COM.MICROSOFT.CONCAT(&quot;INSERT INTO VALOR_CARACTERISTICA VALUES(&quot;;[.B424];&quot;,4,'&quot;;[.F424];&quot;');&quot;)" office:value-type="string" office:string-value="INSERT INTO VALOR_CARACTERISTICA VALUES(423,4,'① ～において。 例: 食堂において、説明会が開(ひら)かれます。');" calcext:value-type="string">
            <text:p>INSERT INTO VALOR_CARACTERISTICA VALUES(423,4,'① ～において。 例: 食堂において、説明会が開(ひら)かれます。');</text:p>
          </table:table-cell>
          <table:table-cell table:formula="of:=COM.MICROSOFT.CONCAT(&quot;INSERT INTO VALOR_CARACTERISTICA VALUES(&quot;;[.B424];&quot;,5,'&quot;;[.G424];&quot;');&quot;)" office:value-type="string" office:string-value="INSERT INTO VALOR_CARACTERISTICA VALUES(423,5,'Lugarにおいて');" calcext:value-type="string">
            <text:p>INSERT INTO VALOR_CARACTERISTICA VALUES(423,5,'Lugarにおいて');</text:p>
          </table:table-cell>
        </table:table-row>
        <table:table-row table:style-name="ro1">
          <table:table-cell office:value-type="float" office:value="4" calcext:value-type="float">
            <text:p>4</text:p>
          </table:table-cell>
          <table:table-cell table:formula="of:=[.B424]+1" office:value-type="float" office:value="424" calcext:value-type="float">
            <text:p>424</text:p>
          </table:table-cell>
          <table:table-cell/>
          <table:table-cell office:value-type="string" calcext:value-type="string">
            <text:p>Es el mejor en algo.</text:p>
          </table:table-cell>
          <table:table-cell/>
          <table:table-cell office:value-type="string" calcext:value-type="string">
            <text:p>② ～において。 例: 私は足の速さにおいては誰(だれ)にも負まけない自信(じしん)があります。</text:p>
          </table:table-cell>
          <table:table-cell office:value-type="string" calcext:value-type="string">
            <text:p>N+ においては</text:p>
          </table:table-cell>
          <table:table-cell table:formula="of:=COM.MICROSOFT.CONCAT (&quot;insert into ITEM_INFO  values(&quot;;[.B425];&quot;,&quot;;[.A425];&quot;);&quot;)" office:value-type="string" office:string-value="insert into ITEM_INFO  values(424,4);" calcext:value-type="string">
            <text:p>insert into ITEM_INFO <text:s/>values(424,4);</text:p>
          </table:table-cell>
          <table:table-cell/>
          <table:table-cell table:formula="of:=COM.MICROSOFT.CONCAT(&quot;INSERT INTO VALOR_CARACTERISTICA VALUES(&quot;;[.B425];&quot;,3,'&quot;;[.D425];&quot;');&quot;)" office:value-type="string" office:string-value="INSERT INTO VALOR_CARACTERISTICA VALUES(424,3,'Es el mejor en algo.');" calcext:value-type="string">
            <text:p>INSERT INTO VALOR_CARACTERISTICA VALUES(424,3,'Es el mejor en algo.');</text:p>
          </table:table-cell>
          <table:table-cell/>
          <table:table-cell table:formula="of:=COM.MICROSOFT.CONCAT(&quot;INSERT INTO VALOR_CARACTERISTICA VALUES(&quot;;[.B425];&quot;,4,'&quot;;[.F425];&quot;');&quot;)" office:value-type="string" office:string-value="INSERT INTO VALOR_CARACTERISTICA VALUES(424,4,'② ～において。 例: 私は足の速さにおいては誰(だれ)にも負まけない自信(じしん)があります。');" calcext:value-type="string">
            <text:p>INSERT INTO VALOR_CARACTERISTICA VALUES(424,4,'② ～において。 例: 私は足の速さにおいては誰(だれ)にも負まけない自信(じしん)があります。');</text:p>
          </table:table-cell>
          <table:table-cell table:formula="of:=COM.MICROSOFT.CONCAT(&quot;INSERT INTO VALOR_CARACTERISTICA VALUES(&quot;;[.B425];&quot;,5,'&quot;;[.G425];&quot;');&quot;)" office:value-type="string" office:string-value="INSERT INTO VALOR_CARACTERISTICA VALUES(424,5,'N+ においては');" calcext:value-type="string">
            <text:p>INSERT INTO VALOR_CARACTERISTICA VALUES(424,5,'N+ においては');</text:p>
          </table:table-cell>
        </table:table-row>
        <table:table-row table:style-name="ro1">
          <table:table-cell office:value-type="float" office:value="4" calcext:value-type="float">
            <text:p>4</text:p>
          </table:table-cell>
          <table:table-cell table:formula="of:=[.B425]+1" office:value-type="float" office:value="425" calcext:value-type="float">
            <text:p>425</text:p>
          </table:table-cell>
          <table:table-cell/>
          <table:table-cell office:value-type="string" calcext:value-type="string">
            <text:p>～のときには</text:p>
          </table:table-cell>
          <table:table-cell/>
          <table:table-cell office:value-type="string" calcext:value-type="string">
            <text:p>③ ～において。 例: 災害時(さいがいじ)においては、冷静(れいせい)になることが何よりも大切だ。</text:p>
          </table:table-cell>
          <table:table-cell office:value-type="string" calcext:value-type="string">
            <text:p>N+ においては</text:p>
          </table:table-cell>
          <table:table-cell table:formula="of:=COM.MICROSOFT.CONCAT (&quot;insert into ITEM_INFO  values(&quot;;[.B426];&quot;,&quot;;[.A426];&quot;);&quot;)" office:value-type="string" office:string-value="insert into ITEM_INFO  values(425,4);" calcext:value-type="string">
            <text:p>insert into ITEM_INFO <text:s/>values(425,4);</text:p>
          </table:table-cell>
          <table:table-cell/>
          <table:table-cell table:formula="of:=COM.MICROSOFT.CONCAT(&quot;INSERT INTO VALOR_CARACTERISTICA VALUES(&quot;;[.B426];&quot;,3,'&quot;;[.D426];&quot;');&quot;)" office:value-type="string" office:string-value="INSERT INTO VALOR_CARACTERISTICA VALUES(425,3,'～のときには');" calcext:value-type="string">
            <text:p>INSERT INTO VALOR_CARACTERISTICA VALUES(425,3,'～のときには');</text:p>
          </table:table-cell>
          <table:table-cell/>
          <table:table-cell table:formula="of:=COM.MICROSOFT.CONCAT(&quot;INSERT INTO VALOR_CARACTERISTICA VALUES(&quot;;[.B426];&quot;,4,'&quot;;[.F426];&quot;');&quot;)" office:value-type="string" office:string-value="INSERT INTO VALOR_CARACTERISTICA VALUES(425,4,'③ ～において。 例: 災害時(さいがいじ)においては、冷静(れいせい)になることが何よりも大切だ。');" calcext:value-type="string">
            <text:p>INSERT INTO VALOR_CARACTERISTICA VALUES(425,4,'③ ～において。 例: 災害時(さいがいじ)においては、冷静(れいせい)になることが何よりも大切だ。');</text:p>
          </table:table-cell>
          <table:table-cell table:formula="of:=COM.MICROSOFT.CONCAT(&quot;INSERT INTO VALOR_CARACTERISTICA VALUES(&quot;;[.B426];&quot;,5,'&quot;;[.G426];&quot;');&quot;)" office:value-type="string" office:string-value="INSERT INTO VALOR_CARACTERISTICA VALUES(425,5,'N+ においては');" calcext:value-type="string">
            <text:p>INSERT INTO VALOR_CARACTERISTICA VALUES(425,5,'N+ においては');</text:p>
          </table:table-cell>
        </table:table-row>
        <table:table-row table:style-name="ro1">
          <table:table-cell office:value-type="float" office:value="4" calcext:value-type="float">
            <text:p>4</text:p>
          </table:table-cell>
          <table:table-cell table:formula="of:=[.B426]+1" office:value-type="float" office:value="426" calcext:value-type="float">
            <text:p>426</text:p>
          </table:table-cell>
          <table:table-cell/>
          <table:table-cell office:value-type="string" calcext:value-type="string">
            <text:p>A lo largo de, durante un periodo.</text:p>
          </table:table-cell>
          <table:table-cell/>
          <table:table-cell office:value-type="string" calcext:value-type="string">
            <text:p>～にわたって。 例: 連休(れんきゅう)の最終日(さいしゅうび)、20ｋｍにわたって渋滞(じゅうたい)が続つづいた。</text:p>
          </table:table-cell>
          <table:table-cell office:value-type="string" calcext:value-type="string">
            <text:p>N (lugar, veces, tiempo) + にわたって/ N + にわたる +N</text:p>
          </table:table-cell>
          <table:table-cell table:formula="of:=COM.MICROSOFT.CONCAT (&quot;insert into ITEM_INFO  values(&quot;;[.B427];&quot;,&quot;;[.A427];&quot;);&quot;)" office:value-type="string" office:string-value="insert into ITEM_INFO  values(426,4);" calcext:value-type="string">
            <text:p>insert into ITEM_INFO <text:s/>values(426,4);</text:p>
          </table:table-cell>
          <table:table-cell/>
          <table:table-cell table:formula="of:=COM.MICROSOFT.CONCAT(&quot;INSERT INTO VALOR_CARACTERISTICA VALUES(&quot;;[.B427];&quot;,3,'&quot;;[.D427];&quot;');&quot;)" office:value-type="string" office:string-value="INSERT INTO VALOR_CARACTERISTICA VALUES(426,3,'A lo largo de, durante un periodo.');" calcext:value-type="string">
            <text:p>INSERT INTO VALOR_CARACTERISTICA VALUES(426,3,'A lo largo de, durante un periodo.');</text:p>
          </table:table-cell>
          <table:table-cell/>
          <table:table-cell table:formula="of:=COM.MICROSOFT.CONCAT(&quot;INSERT INTO VALOR_CARACTERISTICA VALUES(&quot;;[.B427];&quot;,4,'&quot;;[.F427];&quot;');&quot;)" office:value-type="string" office:string-value="INSERT INTO VALOR_CARACTERISTICA VALUES(426,4,'～にわたって。 例: 連休(れんきゅう)の最終日(さいしゅうび)、20ｋｍにわたって渋滞(じゅうたい)が続つづいた。');" calcext:value-type="string">
            <text:p>INSERT INTO VALOR_CARACTERISTICA VALUES(426,4,'～にわたって。 例: 連休(れんきゅう)の最終日(さいしゅうび)、20ｋｍにわたって渋滞(じゅうたい)が続つづいた。');</text:p>
          </table:table-cell>
          <table:table-cell table:formula="of:=COM.MICROSOFT.CONCAT(&quot;INSERT INTO VALOR_CARACTERISTICA VALUES(&quot;;[.B427];&quot;,5,'&quot;;[.G427];&quot;');&quot;)" office:value-type="string" office:string-value="INSERT INTO VALOR_CARACTERISTICA VALUES(426,5,'N (lugar, veces, tiempo) + にわたって/ N + にわたる +N');" calcext:value-type="string">
            <text:p>INSERT INTO VALOR_CARACTERISTICA VALUES(426,5,'N (lugar, veces, tiempo) + にわたって/ N + にわたる +N');</text:p>
          </table:table-cell>
        </table:table-row>
        <table:table-row table:style-name="ro1">
          <table:table-cell office:value-type="float" office:value="4" calcext:value-type="float">
            <text:p>4</text:p>
          </table:table-cell>
          <table:table-cell table:formula="of:=[.B427]+1" office:value-type="float" office:value="427" calcext:value-type="float">
            <text:p>427</text:p>
          </table:table-cell>
          <table:table-cell/>
          <table:table-cell office:value-type="string" calcext:value-type="string">
            <text:p>Para mí…</text:p>
          </table:table-cell>
          <table:table-cell/>
          <table:table-cell office:value-type="string" calcext:value-type="string">
            <text:p>～にとって。 例: 私にとって、一番大切なものは家族です。</text:p>
          </table:table-cell>
          <table:table-cell office:value-type="string" calcext:value-type="string">
            <text:p>N + にとって</text:p>
          </table:table-cell>
          <table:table-cell table:formula="of:=COM.MICROSOFT.CONCAT (&quot;insert into ITEM_INFO  values(&quot;;[.B428];&quot;,&quot;;[.A428];&quot;);&quot;)" office:value-type="string" office:string-value="insert into ITEM_INFO  values(427,4);" calcext:value-type="string">
            <text:p>insert into ITEM_INFO <text:s/>values(427,4);</text:p>
          </table:table-cell>
          <table:table-cell/>
          <table:table-cell table:formula="of:=COM.MICROSOFT.CONCAT(&quot;INSERT INTO VALOR_CARACTERISTICA VALUES(&quot;;[.B428];&quot;,3,'&quot;;[.D428];&quot;');&quot;)" office:value-type="string" office:string-value="INSERT INTO VALOR_CARACTERISTICA VALUES(427,3,'Para mí…');" calcext:value-type="string">
            <text:p>INSERT INTO VALOR_CARACTERISTICA VALUES(427,3,'Para mí…');</text:p>
          </table:table-cell>
          <table:table-cell/>
          <table:table-cell table:formula="of:=COM.MICROSOFT.CONCAT(&quot;INSERT INTO VALOR_CARACTERISTICA VALUES(&quot;;[.B428];&quot;,4,'&quot;;[.F428];&quot;');&quot;)" office:value-type="string" office:string-value="INSERT INTO VALOR_CARACTERISTICA VALUES(427,4,'～にとって。 例: 私にとって、一番大切なものは家族です。');" calcext:value-type="string">
            <text:p>INSERT INTO VALOR_CARACTERISTICA VALUES(427,4,'～にとって。 例: 私にとって、一番大切なものは家族です。');</text:p>
          </table:table-cell>
          <table:table-cell table:formula="of:=COM.MICROSOFT.CONCAT(&quot;INSERT INTO VALOR_CARACTERISTICA VALUES(&quot;;[.B428];&quot;,5,'&quot;;[.G428];&quot;');&quot;)" office:value-type="string" office:string-value="INSERT INTO VALOR_CARACTERISTICA VALUES(427,5,'N + にとって');" calcext:value-type="string">
            <text:p>INSERT INTO VALOR_CARACTERISTICA VALUES(427,5,'N + にとって');</text:p>
          </table:table-cell>
        </table:table-row>
        <table:table-row table:style-name="ro1">
          <table:table-cell office:value-type="float" office:value="4" calcext:value-type="float">
            <text:p>4</text:p>
          </table:table-cell>
          <table:table-cell table:formula="of:=[.B428]+1" office:value-type="float" office:value="428" calcext:value-type="float">
            <text:p>428</text:p>
          </table:table-cell>
          <table:table-cell/>
          <table:table-cell office:value-type="string" calcext:value-type="string">
            <text:p>Causa… efecto</text:p>
          </table:table-cell>
          <table:table-cell/>
          <table:table-cell office:value-type="string" calcext:value-type="string">
            <text:p>～による/より/よって/よっては。 例: この地方は毎年台風による被害(ひがい)が出ている。</text:p>
          </table:table-cell>
          <table:table-cell office:value-type="string" calcext:value-type="string">
            <text:p>N + によって / N+ による+N</text:p>
          </table:table-cell>
          <table:table-cell table:formula="of:=COM.MICROSOFT.CONCAT (&quot;insert into ITEM_INFO  values(&quot;;[.B429];&quot;,&quot;;[.A429];&quot;);&quot;)" office:value-type="string" office:string-value="insert into ITEM_INFO  values(428,4);" calcext:value-type="string">
            <text:p>insert into ITEM_INFO <text:s/>values(428,4);</text:p>
          </table:table-cell>
          <table:table-cell/>
          <table:table-cell table:formula="of:=COM.MICROSOFT.CONCAT(&quot;INSERT INTO VALOR_CARACTERISTICA VALUES(&quot;;[.B429];&quot;,3,'&quot;;[.D429];&quot;');&quot;)" office:value-type="string" office:string-value="INSERT INTO VALOR_CARACTERISTICA VALUES(428,3,'Causa… efecto');" calcext:value-type="string">
            <text:p>INSERT INTO VALOR_CARACTERISTICA VALUES(428,3,'Causa… efecto');</text:p>
          </table:table-cell>
          <table:table-cell/>
          <table:table-cell table:formula="of:=COM.MICROSOFT.CONCAT(&quot;INSERT INTO VALOR_CARACTERISTICA VALUES(&quot;;[.B429];&quot;,4,'&quot;;[.F429];&quot;');&quot;)" office:value-type="string" office:string-value="INSERT INTO VALOR_CARACTERISTICA VALUES(428,4,'～による/より/よって/よっては。 例: この地方は毎年台風による被害(ひがい)が出ている。');" calcext:value-type="string">
            <text:p>INSERT INTO VALOR_CARACTERISTICA VALUES(428,4,'～による/より/よって/よっては。 例: この地方は毎年台風による被害(ひがい)が出ている。');</text:p>
          </table:table-cell>
          <table:table-cell table:formula="of:=COM.MICROSOFT.CONCAT(&quot;INSERT INTO VALOR_CARACTERISTICA VALUES(&quot;;[.B429];&quot;,5,'&quot;;[.G429];&quot;');&quot;)" office:value-type="string" office:string-value="INSERT INTO VALOR_CARACTERISTICA VALUES(428,5,'N + によって / N+ による+N');" calcext:value-type="string">
            <text:p>INSERT INTO VALOR_CARACTERISTICA VALUES(428,5,'N + によって / N+ による+N');</text:p>
          </table:table-cell>
        </table:table-row>
        <table:table-row table:style-name="ro1">
          <table:table-cell office:value-type="float" office:value="4" calcext:value-type="float">
            <text:p>4</text:p>
          </table:table-cell>
          <table:table-cell table:formula="of:=[.B429]+1" office:value-type="float" office:value="429" calcext:value-type="float">
            <text:p>429</text:p>
          </table:table-cell>
          <table:table-cell/>
          <table:table-cell office:value-type="string" calcext:value-type="string">
            <text:p>Formas, medios, métodos</text:p>
          </table:table-cell>
          <table:table-cell/>
          <table:table-cell office:value-type="string" calcext:value-type="string">
            <text:p>② ～による/より/よって/よっては。 例: インターネットによって世界中の人と簡単(かんたん)に話ができるようになった。</text:p>
          </table:table-cell>
          <table:table-cell office:value-type="string" calcext:value-type="string">
            <text:p>　N + によって/により; N+ による+N</text:p>
          </table:table-cell>
          <table:table-cell table:formula="of:=COM.MICROSOFT.CONCAT (&quot;insert into ITEM_INFO  values(&quot;;[.B430];&quot;,&quot;;[.A430];&quot;);&quot;)" office:value-type="string" office:string-value="insert into ITEM_INFO  values(429,4);" calcext:value-type="string">
            <text:p>insert into ITEM_INFO <text:s/>values(429,4);</text:p>
          </table:table-cell>
          <table:table-cell/>
          <table:table-cell table:formula="of:=COM.MICROSOFT.CONCAT(&quot;INSERT INTO VALOR_CARACTERISTICA VALUES(&quot;;[.B430];&quot;,3,'&quot;;[.D430];&quot;');&quot;)" office:value-type="string" office:string-value="INSERT INTO VALOR_CARACTERISTICA VALUES(429,3,'Formas, medios, métodos');" calcext:value-type="string">
            <text:p>INSERT INTO VALOR_CARACTERISTICA VALUES(429,3,'Formas, medios, métodos');</text:p>
          </table:table-cell>
          <table:table-cell/>
          <table:table-cell table:formula="of:=COM.MICROSOFT.CONCAT(&quot;INSERT INTO VALOR_CARACTERISTICA VALUES(&quot;;[.B430];&quot;,4,'&quot;;[.F430];&quot;');&quot;)" office:value-type="string" office:string-value="INSERT INTO VALOR_CARACTERISTICA VALUES(429,4,'② ～による/より/よって/よっては。 例: インターネットによって世界中の人と簡単(かんたん)に話ができるようになった。');" calcext:value-type="string">
            <text:p>INSERT INTO VALOR_CARACTERISTICA VALUES(429,4,'② ～による/より/よって/よっては。 例: インターネットによって世界中の人と簡単(かんたん)に話ができるようになった。');</text:p>
          </table:table-cell>
          <table:table-cell table:formula="of:=COM.MICROSOFT.CONCAT(&quot;INSERT INTO VALOR_CARACTERISTICA VALUES(&quot;;[.B430];&quot;,5,'&quot;;[.G430];&quot;');&quot;)" office:value-type="string" office:string-value="INSERT INTO VALOR_CARACTERISTICA VALUES(429,5,'　N + によって/により; N+ による+N');" calcext:value-type="string">
            <text:p>INSERT INTO VALOR_CARACTERISTICA VALUES(429,5,'　N + によって/により; N+ による+N');</text:p>
          </table:table-cell>
        </table:table-row>
        <table:table-row table:style-name="ro1">
          <table:table-cell office:value-type="float" office:value="4" calcext:value-type="float">
            <text:p>4</text:p>
          </table:table-cell>
          <table:table-cell table:formula="of:=[.B430]+1" office:value-type="float" office:value="430" calcext:value-type="float">
            <text:p>430</text:p>
          </table:table-cell>
          <table:table-cell/>
          <table:table-cell office:value-type="string" calcext:value-type="string">
            <text:p>En base a un fundamento o razón.</text:p>
          </table:table-cell>
          <table:table-cell/>
          <table:table-cell office:value-type="string" calcext:value-type="string">
            <text:p>③ ～による/より/よって/よっては。 例:　成績(せいせき)によってクラスを決める。</text:p>
          </table:table-cell>
          <table:table-cell office:value-type="string" calcext:value-type="string">
            <text:p>N + によって/により; N+ による+N</text:p>
          </table:table-cell>
          <table:table-cell table:formula="of:=COM.MICROSOFT.CONCAT (&quot;insert into ITEM_INFO  values(&quot;;[.B431];&quot;,&quot;;[.A431];&quot;);&quot;)" office:value-type="string" office:string-value="insert into ITEM_INFO  values(430,4);" calcext:value-type="string">
            <text:p>insert into ITEM_INFO <text:s/>values(430,4);</text:p>
          </table:table-cell>
          <table:table-cell/>
          <table:table-cell table:formula="of:=COM.MICROSOFT.CONCAT(&quot;INSERT INTO VALOR_CARACTERISTICA VALUES(&quot;;[.B431];&quot;,3,'&quot;;[.D431];&quot;');&quot;)" office:value-type="string" office:string-value="INSERT INTO VALOR_CARACTERISTICA VALUES(430,3,'En base a un fundamento o razón.');" calcext:value-type="string">
            <text:p>INSERT INTO VALOR_CARACTERISTICA VALUES(430,3,'En base a un fundamento o razón.');</text:p>
          </table:table-cell>
          <table:table-cell/>
          <table:table-cell table:formula="of:=COM.MICROSOFT.CONCAT(&quot;INSERT INTO VALOR_CARACTERISTICA VALUES(&quot;;[.B431];&quot;,4,'&quot;;[.F431];&quot;');&quot;)" office:value-type="string" office:string-value="INSERT INTO VALOR_CARACTERISTICA VALUES(430,4,'③ ～による/より/よって/よっては。 例:　成績(せいせき)によってクラスを決める。');" calcext:value-type="string">
            <text:p>INSERT INTO VALOR_CARACTERISTICA VALUES(430,4,'③ ～による/より/よって/よっては。 例:　成績(せいせき)によってクラスを決める。');</text:p>
          </table:table-cell>
          <table:table-cell table:formula="of:=COM.MICROSOFT.CONCAT(&quot;INSERT INTO VALOR_CARACTERISTICA VALUES(&quot;;[.B431];&quot;,5,'&quot;;[.G431];&quot;');&quot;)" office:value-type="string" office:string-value="INSERT INTO VALOR_CARACTERISTICA VALUES(430,5,'N + によって/により; N+ による+N');" calcext:value-type="string">
            <text:p>INSERT INTO VALOR_CARACTERISTICA VALUES(430,5,'N + によって/により; N+ による+N');</text:p>
          </table:table-cell>
        </table:table-row>
        <table:table-row table:style-name="ro1">
          <table:table-cell office:value-type="float" office:value="4" calcext:value-type="float">
            <text:p>4</text:p>
          </table:table-cell>
          <table:table-cell table:formula="of:=[.B431]+1" office:value-type="float" office:value="431" calcext:value-type="float">
            <text:p>431</text:p>
          </table:table-cell>
          <table:table-cell/>
          <table:table-cell office:value-type="string" calcext:value-type="string">
            <text:p>Según…</text:p>
          </table:table-cell>
          <table:table-cell/>
          <table:table-cell office:value-type="string" calcext:value-type="string">
            <text:p>④ ～による/より/よって/よっては。 例: 文化は国によって違(ちが)う。</text:p>
          </table:table-cell>
          <table:table-cell office:value-type="string" calcext:value-type="string">
            <text:p>N+ によって/により</text:p>
          </table:table-cell>
          <table:table-cell table:formula="of:=COM.MICROSOFT.CONCAT (&quot;insert into ITEM_INFO  values(&quot;;[.B432];&quot;,&quot;;[.A432];&quot;);&quot;)" office:value-type="string" office:string-value="insert into ITEM_INFO  values(431,4);" calcext:value-type="string">
            <text:p>insert into ITEM_INFO <text:s/>values(431,4);</text:p>
          </table:table-cell>
          <table:table-cell/>
          <table:table-cell table:formula="of:=COM.MICROSOFT.CONCAT(&quot;INSERT INTO VALOR_CARACTERISTICA VALUES(&quot;;[.B432];&quot;,3,'&quot;;[.D432];&quot;');&quot;)" office:value-type="string" office:string-value="INSERT INTO VALOR_CARACTERISTICA VALUES(431,3,'Según…');" calcext:value-type="string">
            <text:p>INSERT INTO VALOR_CARACTERISTICA VALUES(431,3,'Según…');</text:p>
          </table:table-cell>
          <table:table-cell/>
          <table:table-cell table:formula="of:=COM.MICROSOFT.CONCAT(&quot;INSERT INTO VALOR_CARACTERISTICA VALUES(&quot;;[.B432];&quot;,4,'&quot;;[.F432];&quot;');&quot;)" office:value-type="string" office:string-value="INSERT INTO VALOR_CARACTERISTICA VALUES(431,4,'④ ～による/より/よって/よっては。 例: 文化は国によって違(ちが)う。');" calcext:value-type="string">
            <text:p>INSERT INTO VALOR_CARACTERISTICA VALUES(431,4,'④ ～による/より/よって/よっては。 例: 文化は国によって違(ちが)う。');</text:p>
          </table:table-cell>
          <table:table-cell table:formula="of:=COM.MICROSOFT.CONCAT(&quot;INSERT INTO VALOR_CARACTERISTICA VALUES(&quot;;[.B432];&quot;,5,'&quot;;[.G432];&quot;');&quot;)" office:value-type="string" office:string-value="INSERT INTO VALOR_CARACTERISTICA VALUES(431,5,'N+ によって/により');" calcext:value-type="string">
            <text:p>INSERT INTO VALOR_CARACTERISTICA VALUES(431,5,'N+ によって/により');</text:p>
          </table:table-cell>
        </table:table-row>
        <table:table-row table:style-name="ro1">
          <table:table-cell office:value-type="float" office:value="4" calcext:value-type="float">
            <text:p>4</text:p>
          </table:table-cell>
          <table:table-cell table:formula="of:=[.B432]+1" office:value-type="float" office:value="432" calcext:value-type="float">
            <text:p>432</text:p>
          </table:table-cell>
          <table:table-cell/>
          <table:table-cell office:value-type="string" calcext:value-type="string">
            <text:p>En función de una situación, ocurre algo.</text:p>
          </table:table-cell>
          <table:table-cell/>
          <table:table-cell office:value-type="string" calcext:value-type="string">
            <text:p>⑤ ～による/より/よって/よっては。 例: この食べ物はとても辛いので人によってはおなかをこわすことがある。</text:p>
          </table:table-cell>
          <table:table-cell office:value-type="string" calcext:value-type="string">
            <text:p>N+ によっては</text:p>
          </table:table-cell>
          <table:table-cell table:formula="of:=COM.MICROSOFT.CONCAT (&quot;insert into ITEM_INFO  values(&quot;;[.B433];&quot;,&quot;;[.A433];&quot;);&quot;)" office:value-type="string" office:string-value="insert into ITEM_INFO  values(432,4);" calcext:value-type="string">
            <text:p>insert into ITEM_INFO <text:s/>values(432,4);</text:p>
          </table:table-cell>
          <table:table-cell/>
          <table:table-cell table:formula="of:=COM.MICROSOFT.CONCAT(&quot;INSERT INTO VALOR_CARACTERISTICA VALUES(&quot;;[.B433];&quot;,3,'&quot;;[.D433];&quot;');&quot;)" office:value-type="string" office:string-value="INSERT INTO VALOR_CARACTERISTICA VALUES(432,3,'En función de una situación, ocurre algo.');" calcext:value-type="string">
            <text:p>INSERT INTO VALOR_CARACTERISTICA VALUES(432,3,'En función de una situación, ocurre algo.');</text:p>
          </table:table-cell>
          <table:table-cell/>
          <table:table-cell table:formula="of:=COM.MICROSOFT.CONCAT(&quot;INSERT INTO VALOR_CARACTERISTICA VALUES(&quot;;[.B433];&quot;,4,'&quot;;[.F433];&quot;');&quot;)" office:value-type="string" office:string-value="INSERT INTO VALOR_CARACTERISTICA VALUES(432,4,'⑤ ～による/より/よって/よっては。 例: この食べ物はとても辛いので人によってはおなかをこわすことがある。');" calcext:value-type="string">
            <text:p>INSERT INTO VALOR_CARACTERISTICA VALUES(432,4,'⑤ ～による/より/よって/よっては。 例: この食べ物はとても辛いので人によってはおなかをこわすことがある。');</text:p>
          </table:table-cell>
          <table:table-cell table:formula="of:=COM.MICROSOFT.CONCAT(&quot;INSERT INTO VALOR_CARACTERISTICA VALUES(&quot;;[.B433];&quot;,5,'&quot;;[.G433];&quot;');&quot;)" office:value-type="string" office:string-value="INSERT INTO VALOR_CARACTERISTICA VALUES(432,5,'N+ によっては');" calcext:value-type="string">
            <text:p>INSERT INTO VALOR_CARACTERISTICA VALUES(432,5,'N+ によっては');</text:p>
          </table:table-cell>
        </table:table-row>
        <table:table-row table:style-name="ro1">
          <table:table-cell office:value-type="float" office:value="4" calcext:value-type="float">
            <text:p>4</text:p>
          </table:table-cell>
          <table:table-cell table:formula="of:=[.B433]+1" office:value-type="float" office:value="433" calcext:value-type="float">
            <text:p>433</text:p>
          </table:table-cell>
          <table:table-cell/>
          <table:table-cell office:value-type="string" calcext:value-type="string">
            <text:p>Estoy seguro de que…</text:p>
          </table:table-cell>
          <table:table-cell/>
          <table:table-cell office:value-type="string" calcext:value-type="string">
            <text:p>～に違いない。 例: <text:s/>今晩は星がきれいだから、明日の天気は晴れに違(ちが)いない。</text:p>
          </table:table-cell>
          <table:table-cell office:value-type="string" calcext:value-type="string">
            <text:p>F. ordinaria (ナ形だ/-である; 名だ/-である)+に違いない</text:p>
          </table:table-cell>
          <table:table-cell table:formula="of:=COM.MICROSOFT.CONCAT (&quot;insert into ITEM_INFO  values(&quot;;[.B434];&quot;,&quot;;[.A434];&quot;);&quot;)" office:value-type="string" office:string-value="insert into ITEM_INFO  values(433,4);" calcext:value-type="string">
            <text:p>insert into ITEM_INFO <text:s/>values(433,4);</text:p>
          </table:table-cell>
          <table:table-cell/>
          <table:table-cell table:formula="of:=COM.MICROSOFT.CONCAT(&quot;INSERT INTO VALOR_CARACTERISTICA VALUES(&quot;;[.B434];&quot;,3,'&quot;;[.D434];&quot;');&quot;)" office:value-type="string" office:string-value="INSERT INTO VALOR_CARACTERISTICA VALUES(433,3,'Estoy seguro de que…');" calcext:value-type="string">
            <text:p>INSERT INTO VALOR_CARACTERISTICA VALUES(433,3,'Estoy seguro de que…');</text:p>
          </table:table-cell>
          <table:table-cell/>
          <table:table-cell table:formula="of:=COM.MICROSOFT.CONCAT(&quot;INSERT INTO VALOR_CARACTERISTICA VALUES(&quot;;[.B434];&quot;,4,'&quot;;[.F434];&quot;');&quot;)" office:value-type="string" office:string-value="INSERT INTO VALOR_CARACTERISTICA VALUES(433,4,'～に違いない。 例:  今晩は星がきれいだから、明日の天気は晴れに違(ちが)いない。');" calcext:value-type="string">
            <text:p>INSERT INTO VALOR_CARACTERISTICA VALUES(433,4,'～に違いない。 例: <text:s/>今晩は星がきれいだから、明日の天気は晴れに違(ちが)いない。');</text:p>
          </table:table-cell>
          <table:table-cell table:formula="of:=COM.MICROSOFT.CONCAT(&quot;INSERT INTO VALOR_CARACTERISTICA VALUES(&quot;;[.B434];&quot;,5,'&quot;;[.G434];&quot;');&quot;)" office:value-type="string" office:string-value="INSERT INTO VALOR_CARACTERISTICA VALUES(433,5,'F. ordinaria (ナ形だ/-である; 名だ/-である)+に違いない');" calcext:value-type="string">
            <text:p>INSERT INTO VALOR_CARACTERISTICA VALUES(433,5,'F. ordinaria (ナ形だ/-である; 名だ/-である)+に違いない');</text:p>
          </table:table-cell>
        </table:table-row>
        <table:table-row table:style-name="ro1">
          <table:table-cell office:value-type="float" office:value="4" calcext:value-type="float">
            <text:p>4</text:p>
          </table:table-cell>
          <table:table-cell table:formula="of:=[.B434]+1" office:value-type="float" office:value="434" calcext:value-type="float">
            <text:p>434</text:p>
          </table:table-cell>
          <table:table-cell/>
          <table:table-cell office:value-type="string" calcext:value-type="string">
            <text:p>Para dar la definición de algo.</text:p>
          </table:table-cell>
          <table:table-cell/>
          <table:table-cell office:value-type="string" calcext:value-type="string">
            <text:p>～とは/というのは。 例: <text:s/>「バイリンガル」とは２以上の言語(げんご)を話せる人ことだ。</text:p>
          </table:table-cell>
          <table:table-cell office:value-type="string" calcext:value-type="string">
            <text:p>N+とは/というのは</text:p>
          </table:table-cell>
          <table:table-cell table:formula="of:=COM.MICROSOFT.CONCAT (&quot;insert into ITEM_INFO  values(&quot;;[.B435];&quot;,&quot;;[.A435];&quot;);&quot;)" office:value-type="string" office:string-value="insert into ITEM_INFO  values(434,4);" calcext:value-type="string">
            <text:p>insert into ITEM_INFO <text:s/>values(434,4);</text:p>
          </table:table-cell>
          <table:table-cell/>
          <table:table-cell table:formula="of:=COM.MICROSOFT.CONCAT(&quot;INSERT INTO VALOR_CARACTERISTICA VALUES(&quot;;[.B435];&quot;,3,'&quot;;[.D435];&quot;');&quot;)" office:value-type="string" office:string-value="INSERT INTO VALOR_CARACTERISTICA VALUES(434,3,'Para dar la definición de algo.');" calcext:value-type="string">
            <text:p>INSERT INTO VALOR_CARACTERISTICA VALUES(434,3,'Para dar la definición de algo.');</text:p>
          </table:table-cell>
          <table:table-cell/>
          <table:table-cell table:formula="of:=COM.MICROSOFT.CONCAT(&quot;INSERT INTO VALOR_CARACTERISTICA VALUES(&quot;;[.B435];&quot;,4,'&quot;;[.F435];&quot;');&quot;)" office:value-type="string" office:string-value="INSERT INTO VALOR_CARACTERISTICA VALUES(434,4,'～とは/というのは。 例:  「バイリンガル」とは２以上の言語(げんご)を話せる人ことだ。');" calcext:value-type="string">
            <text:p>INSERT INTO VALOR_CARACTERISTICA VALUES(434,4,'～とは/というのは。 例: <text:s/>「バイリンガル」とは２以上の言語(げんご)を話せる人ことだ。');</text:p>
          </table:table-cell>
          <table:table-cell table:formula="of:=COM.MICROSOFT.CONCAT(&quot;INSERT INTO VALOR_CARACTERISTICA VALUES(&quot;;[.B435];&quot;,5,'&quot;;[.G435];&quot;');&quot;)" office:value-type="string" office:string-value="INSERT INTO VALOR_CARACTERISTICA VALUES(434,5,'N+とは/というのは');" calcext:value-type="string">
            <text:p>INSERT INTO VALOR_CARACTERISTICA VALUES(434,5,'N+とは/というのは');</text:p>
          </table:table-cell>
        </table:table-row>
        <table:table-row table:style-name="ro1">
          <table:table-cell office:value-type="float" office:value="4" calcext:value-type="float">
            <text:p>4</text:p>
          </table:table-cell>
          <table:table-cell table:formula="of:=[.B435]+1" office:value-type="float" office:value="435" calcext:value-type="float">
            <text:p>435</text:p>
          </table:table-cell>
          <table:table-cell/>
          <table:table-cell office:value-type="string" calcext:value-type="string">
            <text:p>Tan pronto como… pasó esto otro.</text:p>
          </table:table-cell>
          <table:table-cell/>
          <table:table-cell office:value-type="string" calcext:value-type="string">
            <text:p>～たとたん（に）。 例: 家を出たとたん、雨がふってきました。</text:p>
          </table:table-cell>
          <table:table-cell office:value-type="string" calcext:value-type="string">
            <text:p>Formaた+とたん</text:p>
          </table:table-cell>
          <table:table-cell table:formula="of:=COM.MICROSOFT.CONCAT (&quot;insert into ITEM_INFO  values(&quot;;[.B436];&quot;,&quot;;[.A436];&quot;);&quot;)" office:value-type="string" office:string-value="insert into ITEM_INFO  values(435,4);" calcext:value-type="string">
            <text:p>insert into ITEM_INFO <text:s/>values(435,4);</text:p>
          </table:table-cell>
          <table:table-cell/>
          <table:table-cell table:formula="of:=COM.MICROSOFT.CONCAT(&quot;INSERT INTO VALOR_CARACTERISTICA VALUES(&quot;;[.B436];&quot;,3,'&quot;;[.D436];&quot;');&quot;)" office:value-type="string" office:string-value="INSERT INTO VALOR_CARACTERISTICA VALUES(435,3,'Tan pronto como… pasó esto otro.');" calcext:value-type="string">
            <text:p>INSERT INTO VALOR_CARACTERISTICA VALUES(435,3,'Tan pronto como… pasó esto otro.');</text:p>
          </table:table-cell>
          <table:table-cell/>
          <table:table-cell table:formula="of:=COM.MICROSOFT.CONCAT(&quot;INSERT INTO VALOR_CARACTERISTICA VALUES(&quot;;[.B436];&quot;,4,'&quot;;[.F436];&quot;');&quot;)" office:value-type="string" office:string-value="INSERT INTO VALOR_CARACTERISTICA VALUES(435,4,'～たとたん（に）。 例: 家を出たとたん、雨がふってきました。');" calcext:value-type="string">
            <text:p>INSERT INTO VALOR_CARACTERISTICA VALUES(435,4,'～たとたん（に）。 例: 家を出たとたん、雨がふってきました。');</text:p>
          </table:table-cell>
          <table:table-cell table:formula="of:=COM.MICROSOFT.CONCAT(&quot;INSERT INTO VALOR_CARACTERISTICA VALUES(&quot;;[.B436];&quot;,5,'&quot;;[.G436];&quot;');&quot;)" office:value-type="string" office:string-value="INSERT INTO VALOR_CARACTERISTICA VALUES(435,5,'Formaた+とたん');" calcext:value-type="string">
            <text:p>INSERT INTO VALOR_CARACTERISTICA VALUES(435,5,'Formaた+とたん');</text:p>
          </table:table-cell>
        </table:table-row>
        <table:table-row table:style-name="ro1">
          <table:table-cell office:value-type="float" office:value="4" calcext:value-type="float">
            <text:p>4</text:p>
          </table:table-cell>
          <table:table-cell table:formula="of:=[.B436]+1" office:value-type="float" office:value="436" calcext:value-type="float">
            <text:p>436</text:p>
          </table:table-cell>
          <table:table-cell/>
          <table:table-cell office:value-type="string" calcext:value-type="string">
            <text:p>En proporción a, como.</text:p>
          </table:table-cell>
          <table:table-cell/>
          <table:table-cell office:value-type="string" calcext:value-type="string">
            <text:p>～につれ（て）。 例: 日本語が上手になるにつれて、日本での生活が楽しくなってきた。</text:p>
          </table:table-cell>
          <table:table-cell office:value-type="string" calcext:value-type="string">
            <text:p>Vb F. dic. / N + <text:s/>につれて</text:p>
          </table:table-cell>
          <table:table-cell table:formula="of:=COM.MICROSOFT.CONCAT (&quot;insert into ITEM_INFO  values(&quot;;[.B437];&quot;,&quot;;[.A437];&quot;);&quot;)" office:value-type="string" office:string-value="insert into ITEM_INFO  values(436,4);" calcext:value-type="string">
            <text:p>insert into ITEM_INFO <text:s/>values(436,4);</text:p>
          </table:table-cell>
          <table:table-cell/>
          <table:table-cell table:formula="of:=COM.MICROSOFT.CONCAT(&quot;INSERT INTO VALOR_CARACTERISTICA VALUES(&quot;;[.B437];&quot;,3,'&quot;;[.D437];&quot;');&quot;)" office:value-type="string" office:string-value="INSERT INTO VALOR_CARACTERISTICA VALUES(436,3,'En proporción a, como.');" calcext:value-type="string">
            <text:p>INSERT INTO VALOR_CARACTERISTICA VALUES(436,3,'En proporción a, como.');</text:p>
          </table:table-cell>
          <table:table-cell/>
          <table:table-cell table:formula="of:=COM.MICROSOFT.CONCAT(&quot;INSERT INTO VALOR_CARACTERISTICA VALUES(&quot;;[.B437];&quot;,4,'&quot;;[.F437];&quot;');&quot;)" office:value-type="string" office:string-value="INSERT INTO VALOR_CARACTERISTICA VALUES(436,4,'～につれ（て）。 例: 日本語が上手になるにつれて、日本での生活が楽しくなってきた。');" calcext:value-type="string">
            <text:p>INSERT INTO VALOR_CARACTERISTICA VALUES(436,4,'～につれ（て）。 例: 日本語が上手になるにつれて、日本での生活が楽しくなってきた。');</text:p>
          </table:table-cell>
          <table:table-cell table:formula="of:=COM.MICROSOFT.CONCAT(&quot;INSERT INTO VALOR_CARACTERISTICA VALUES(&quot;;[.B437];&quot;,5,'&quot;;[.G437];&quot;');&quot;)" office:value-type="string" office:string-value="INSERT INTO VALOR_CARACTERISTICA VALUES(436,5,'Vb F. dic. / N +  につれて');" calcext:value-type="string">
            <text:p>INSERT INTO VALOR_CARACTERISTICA VALUES(436,5,'Vb F. dic. / N + <text:s/>につれて');</text:p>
          </table:table-cell>
        </table:table-row>
        <table:table-row table:style-name="ro1">
          <table:table-cell office:value-type="float" office:value="4" calcext:value-type="float">
            <text:p>4</text:p>
          </table:table-cell>
          <table:table-cell table:formula="of:=[.B437]+1" office:value-type="float" office:value="437" calcext:value-type="float">
            <text:p>437</text:p>
          </table:table-cell>
          <table:table-cell/>
          <table:table-cell office:value-type="string" calcext:value-type="string">
            <text:p>A medida que, en consecuencia.</text:p>
          </table:table-cell>
          <table:table-cell/>
          <table:table-cell office:value-type="string" calcext:value-type="string">
            <text:p>～にしたがって/したがい。 例: 試験が近づくにしたがって、だんだん心配になってきた。</text:p>
          </table:table-cell>
          <table:table-cell office:value-type="string" calcext:value-type="string">
            <text:p>Vb F. dic. / N + <text:s/>にしたがって</text:p>
          </table:table-cell>
          <table:table-cell table:formula="of:=COM.MICROSOFT.CONCAT (&quot;insert into ITEM_INFO  values(&quot;;[.B438];&quot;,&quot;;[.A438];&quot;);&quot;)" office:value-type="string" office:string-value="insert into ITEM_INFO  values(437,4);" calcext:value-type="string">
            <text:p>insert into ITEM_INFO <text:s/>values(437,4);</text:p>
          </table:table-cell>
          <table:table-cell/>
          <table:table-cell table:formula="of:=COM.MICROSOFT.CONCAT(&quot;INSERT INTO VALOR_CARACTERISTICA VALUES(&quot;;[.B438];&quot;,3,'&quot;;[.D438];&quot;');&quot;)" office:value-type="string" office:string-value="INSERT INTO VALOR_CARACTERISTICA VALUES(437,3,'A medida que, en consecuencia.');" calcext:value-type="string">
            <text:p>INSERT INTO VALOR_CARACTERISTICA VALUES(437,3,'A medida que, en consecuencia.');</text:p>
          </table:table-cell>
          <table:table-cell/>
          <table:table-cell table:formula="of:=COM.MICROSOFT.CONCAT(&quot;INSERT INTO VALOR_CARACTERISTICA VALUES(&quot;;[.B438];&quot;,4,'&quot;;[.F438];&quot;');&quot;)" office:value-type="string" office:string-value="INSERT INTO VALOR_CARACTERISTICA VALUES(437,4,'～にしたがって/したがい。 例: 試験が近づくにしたがって、だんだん心配になってきた。');" calcext:value-type="string">
            <text:p>INSERT INTO VALOR_CARACTERISTICA VALUES(437,4,'～にしたがって/したがい。 例: 試験が近づくにしたがって、だんだん心配になってきた。');</text:p>
          </table:table-cell>
          <table:table-cell table:formula="of:=COM.MICROSOFT.CONCAT(&quot;INSERT INTO VALOR_CARACTERISTICA VALUES(&quot;;[.B438];&quot;,5,'&quot;;[.G438];&quot;');&quot;)" office:value-type="string" office:string-value="INSERT INTO VALOR_CARACTERISTICA VALUES(437,5,'Vb F. dic. / N +  にしたがって');" calcext:value-type="string">
            <text:p>INSERT INTO VALOR_CARACTERISTICA VALUES(437,5,'Vb F. dic. / N + <text:s/>にしたがって');</text:p>
          </table:table-cell>
        </table:table-row>
        <table:table-row table:style-name="ro1">
          <table:table-cell office:value-type="float" office:value="4" calcext:value-type="float">
            <text:p>4</text:p>
          </table:table-cell>
          <table:table-cell table:formula="of:=[.B438]+1" office:value-type="float" office:value="438" calcext:value-type="float">
            <text:p>438</text:p>
          </table:table-cell>
          <table:table-cell/>
          <table:table-cell office:value-type="string" calcext:value-type="string">
            <text:p>Mientras estaba haciendo esto, pasó lo otro.</text:p>
          </table:table-cell>
          <table:table-cell/>
          <table:table-cell office:value-type="string" calcext:value-type="string">
            <text:p>～最中(さいちゅう)。 例: 晩ご飯を作っている最中(さいちゅう)に地震(じしん)がありました。</text:p>
          </table:table-cell>
          <table:table-cell office:value-type="string" calcext:value-type="string">
            <text:p>(Forma ている/ N+の) +最中</text:p>
          </table:table-cell>
          <table:table-cell table:formula="of:=COM.MICROSOFT.CONCAT (&quot;insert into ITEM_INFO  values(&quot;;[.B439];&quot;,&quot;;[.A439];&quot;);&quot;)" office:value-type="string" office:string-value="insert into ITEM_INFO  values(438,4);" calcext:value-type="string">
            <text:p>insert into ITEM_INFO <text:s/>values(438,4);</text:p>
          </table:table-cell>
          <table:table-cell/>
          <table:table-cell table:formula="of:=COM.MICROSOFT.CONCAT(&quot;INSERT INTO VALOR_CARACTERISTICA VALUES(&quot;;[.B439];&quot;,3,'&quot;;[.D439];&quot;');&quot;)" office:value-type="string" office:string-value="INSERT INTO VALOR_CARACTERISTICA VALUES(438,3,'Mientras estaba haciendo esto, pasó lo otro.');" calcext:value-type="string">
            <text:p>INSERT INTO VALOR_CARACTERISTICA VALUES(438,3,'Mientras estaba haciendo esto, pasó lo otro.');</text:p>
          </table:table-cell>
          <table:table-cell/>
          <table:table-cell table:formula="of:=COM.MICROSOFT.CONCAT(&quot;INSERT INTO VALOR_CARACTERISTICA VALUES(&quot;;[.B439];&quot;,4,'&quot;;[.F439];&quot;');&quot;)" office:value-type="string" office:string-value="INSERT INTO VALOR_CARACTERISTICA VALUES(438,4,'～最中(さいちゅう)。 例: 晩ご飯を作っている最中(さいちゅう)に地震(じしん)がありました。');" calcext:value-type="string">
            <text:p>INSERT INTO VALOR_CARACTERISTICA VALUES(438,4,'～最中(さいちゅう)。 例: 晩ご飯を作っている最中(さいちゅう)に地震(じしん)がありました。');</text:p>
          </table:table-cell>
          <table:table-cell table:formula="of:=COM.MICROSOFT.CONCAT(&quot;INSERT INTO VALOR_CARACTERISTICA VALUES(&quot;;[.B439];&quot;,5,'&quot;;[.G439];&quot;');&quot;)" office:value-type="string" office:string-value="INSERT INTO VALOR_CARACTERISTICA VALUES(438,5,'(Forma ている/ N+の) +最中');" calcext:value-type="string">
            <text:p>INSERT INTO VALOR_CARACTERISTICA VALUES(438,5,'(Forma ている/ N+の) +最中');</text:p>
          </table:table-cell>
        </table:table-row>
        <table:table-row table:style-name="ro1">
          <table:table-cell office:value-type="float" office:value="4" calcext:value-type="float">
            <text:p>4</text:p>
          </table:table-cell>
          <table:table-cell table:formula="of:=[.B439]+1" office:value-type="float" office:value="439" calcext:value-type="float">
            <text:p>439</text:p>
          </table:table-cell>
          <table:table-cell/>
          <table:table-cell office:value-type="string" calcext:value-type="string">
            <text:p>Tienes que hacer antes lo de ～ para poder hacer lo de después.</text:p>
          </table:table-cell>
          <table:table-cell/>
          <table:table-cell office:value-type="string" calcext:value-type="string">
            <text:p>～てからでないと/なければ・・・ない。 例: 昼ご飯が終わってからでないと、おやつはあげませんよ。</text:p>
          </table:table-cell>
          <table:table-cell office:value-type="string" calcext:value-type="string">
            <text:p>Vb Formaて+ からでないと/からでなければ</text:p>
          </table:table-cell>
          <table:table-cell table:formula="of:=COM.MICROSOFT.CONCAT (&quot;insert into ITEM_INFO  values(&quot;;[.B440];&quot;,&quot;;[.A440];&quot;);&quot;)" office:value-type="string" office:string-value="insert into ITEM_INFO  values(439,4);" calcext:value-type="string">
            <text:p>insert into ITEM_INFO <text:s/>values(439,4);</text:p>
          </table:table-cell>
          <table:table-cell/>
          <table:table-cell table:formula="of:=COM.MICROSOFT.CONCAT(&quot;INSERT INTO VALOR_CARACTERISTICA VALUES(&quot;;[.B440];&quot;,3,'&quot;;[.D440];&quot;');&quot;)" office:value-type="string" office:string-value="INSERT INTO VALOR_CARACTERISTICA VALUES(439,3,'Tienes que hacer antes lo de ～ para poder hacer lo de después.');" calcext:value-type="string">
            <text:p>INSERT INTO VALOR_CARACTERISTICA VALUES(439,3,'Tienes que hacer antes lo de ～ para poder hacer lo de después.');</text:p>
          </table:table-cell>
          <table:table-cell/>
          <table:table-cell table:formula="of:=COM.MICROSOFT.CONCAT(&quot;INSERT INTO VALOR_CARACTERISTICA VALUES(&quot;;[.B440];&quot;,4,'&quot;;[.F440];&quot;');&quot;)" office:value-type="string" office:string-value="INSERT INTO VALOR_CARACTERISTICA VALUES(439,4,'～てからでないと/なければ・・・ない。 例: 昼ご飯が終わってからでないと、おやつはあげませんよ。');" calcext:value-type="string">
            <text:p>INSERT INTO VALOR_CARACTERISTICA VALUES(439,4,'～てからでないと/なければ・・・ない。 例: 昼ご飯が終わってからでないと、おやつはあげませんよ。');</text:p>
          </table:table-cell>
          <table:table-cell table:formula="of:=COM.MICROSOFT.CONCAT(&quot;INSERT INTO VALOR_CARACTERISTICA VALUES(&quot;;[.B440];&quot;,5,'&quot;;[.G440];&quot;');&quot;)" office:value-type="string" office:string-value="INSERT INTO VALOR_CARACTERISTICA VALUES(439,5,'Vb Formaて+ からでないと/からでなければ');" calcext:value-type="string">
            <text:p>INSERT INTO VALOR_CARACTERISTICA VALUES(439,5,'Vb Formaて+ からでないと/からでなければ');</text:p>
          </table:table-cell>
        </table:table-row>
        <table:table-row table:style-name="ro1">
          <table:table-cell office:value-type="float" office:value="4" calcext:value-type="float">
            <text:p>4</text:p>
          </table:table-cell>
          <table:table-cell table:formula="of:=[.B440]+1" office:value-type="float" office:value="440" calcext:value-type="float">
            <text:p>440</text:p>
          </table:table-cell>
          <table:table-cell/>
          <table:table-cell office:value-type="string" calcext:value-type="string">
            <text:p>Desde...</text:p>
          </table:table-cell>
          <table:table-cell/>
          <table:table-cell office:value-type="string" calcext:value-type="string">
            <text:p>～て以来(いらい)。 例: 子供のころ犬にかまれて以来(いらい)、私は犬が怖(こわい)。</text:p>
          </table:table-cell>
          <table:table-cell office:value-type="string" calcext:value-type="string">
            <text:p>(N/ Formaて)+以来</text:p>
          </table:table-cell>
          <table:table-cell table:formula="of:=COM.MICROSOFT.CONCAT (&quot;insert into ITEM_INFO  values(&quot;;[.B441];&quot;,&quot;;[.A441];&quot;);&quot;)" office:value-type="string" office:string-value="insert into ITEM_INFO  values(440,4);" calcext:value-type="string">
            <text:p>insert into ITEM_INFO <text:s/>values(440,4);</text:p>
          </table:table-cell>
          <table:table-cell/>
          <table:table-cell table:formula="of:=COM.MICROSOFT.CONCAT(&quot;INSERT INTO VALOR_CARACTERISTICA VALUES(&quot;;[.B441];&quot;,3,'&quot;;[.D441];&quot;');&quot;)" office:value-type="string" office:string-value="INSERT INTO VALOR_CARACTERISTICA VALUES(440,3,'Desde...');" calcext:value-type="string">
            <text:p>INSERT INTO VALOR_CARACTERISTICA VALUES(440,3,'Desde...');</text:p>
          </table:table-cell>
          <table:table-cell/>
          <table:table-cell table:formula="of:=COM.MICROSOFT.CONCAT(&quot;INSERT INTO VALOR_CARACTERISTICA VALUES(&quot;;[.B441];&quot;,4,'&quot;;[.F441];&quot;');&quot;)" office:value-type="string" office:string-value="INSERT INTO VALOR_CARACTERISTICA VALUES(440,4,'～て以来(いらい)。 例: 子供のころ犬にかまれて以来(いらい)、私は犬が怖(こわい)。');" calcext:value-type="string">
            <text:p>INSERT INTO VALOR_CARACTERISTICA VALUES(440,4,'～て以来(いらい)。 例: 子供のころ犬にかまれて以来(いらい)、私は犬が怖(こわい)。');</text:p>
          </table:table-cell>
          <table:table-cell table:formula="of:=COM.MICROSOFT.CONCAT(&quot;INSERT INTO VALOR_CARACTERISTICA VALUES(&quot;;[.B441];&quot;,5,'&quot;;[.G441];&quot;');&quot;)" office:value-type="string" office:string-value="INSERT INTO VALOR_CARACTERISTICA VALUES(440,5,'(N/ Formaて)+以来');" calcext:value-type="string">
            <text:p>INSERT INTO VALOR_CARACTERISTICA VALUES(440,5,'(N/ Formaて)+以来');</text:p>
          </table:table-cell>
        </table:table-row>
        <table:table-row table:style-name="ro1">
          <table:table-cell office:value-type="float" office:value="4" calcext:value-type="float">
            <text:p>4</text:p>
          </table:table-cell>
          <table:table-cell table:formula="of:=[.B441]+1" office:value-type="float" office:value="441" calcext:value-type="float">
            <text:p>441</text:p>
          </table:table-cell>
          <table:table-cell/>
          <table:table-cell office:value-type="string" calcext:value-type="string">
            <text:p>Continuamente, más y más.</text:p>
          </table:table-cell>
          <table:table-cell/>
          <table:table-cell office:value-type="string" calcext:value-type="string">
            <text:p>～一方(いっぽう)だ。 例: ずっと雨が降(ふ)らないと、野菜の値段(ねだん)は増える一方です。</text:p>
          </table:table-cell>
          <table:table-cell office:value-type="string" calcext:value-type="string">
            <text:p>Vb F. dic. +一方(いっぽう)だ</text:p>
          </table:table-cell>
          <table:table-cell table:formula="of:=COM.MICROSOFT.CONCAT (&quot;insert into ITEM_INFO  values(&quot;;[.B442];&quot;,&quot;;[.A442];&quot;);&quot;)" office:value-type="string" office:string-value="insert into ITEM_INFO  values(441,4);" calcext:value-type="string">
            <text:p>insert into ITEM_INFO <text:s/>values(441,4);</text:p>
          </table:table-cell>
          <table:table-cell/>
          <table:table-cell table:formula="of:=COM.MICROSOFT.CONCAT(&quot;INSERT INTO VALOR_CARACTERISTICA VALUES(&quot;;[.B442];&quot;,3,'&quot;;[.D442];&quot;');&quot;)" office:value-type="string" office:string-value="INSERT INTO VALOR_CARACTERISTICA VALUES(441,3,'Continuamente, más y más.');" calcext:value-type="string">
            <text:p>INSERT INTO VALOR_CARACTERISTICA VALUES(441,3,'Continuamente, más y más.');</text:p>
          </table:table-cell>
          <table:table-cell/>
          <table:table-cell table:formula="of:=COM.MICROSOFT.CONCAT(&quot;INSERT INTO VALOR_CARACTERISTICA VALUES(&quot;;[.B442];&quot;,4,'&quot;;[.F442];&quot;');&quot;)" office:value-type="string" office:string-value="INSERT INTO VALOR_CARACTERISTICA VALUES(441,4,'～一方(いっぽう)だ。 例: ずっと雨が降(ふ)らないと、野菜の値段(ねだん)は増える一方です。');" calcext:value-type="string">
            <text:p>INSERT INTO VALOR_CARACTERISTICA VALUES(441,4,'～一方(いっぽう)だ。 例: ずっと雨が降(ふ)らないと、野菜の値段(ねだん)は増える一方です。');</text:p>
          </table:table-cell>
          <table:table-cell table:formula="of:=COM.MICROSOFT.CONCAT(&quot;INSERT INTO VALOR_CARACTERISTICA VALUES(&quot;;[.B442];&quot;,5,'&quot;;[.G442];&quot;');&quot;)" office:value-type="string" office:string-value="INSERT INTO VALOR_CARACTERISTICA VALUES(441,5,'Vb F. dic. +一方(いっぽう)だ');" calcext:value-type="string">
            <text:p>INSERT INTO VALOR_CARACTERISTICA VALUES(441,5,'Vb F. dic. +一方(いっぽう)だ');</text:p>
          </table:table-cell>
        </table:table-row>
        <table:table-row table:style-name="ro1">
          <table:table-cell office:value-type="float" office:value="4" calcext:value-type="float">
            <text:p>4</text:p>
          </table:table-cell>
          <table:table-cell table:formula="of:=[.B442]+1" office:value-type="float" office:value="442" calcext:value-type="float">
            <text:p>442</text:p>
          </table:table-cell>
          <table:table-cell/>
          <table:table-cell office:value-type="string" calcext:value-type="string">
            <text:p>No tengo otra opción que...</text:p>
          </table:table-cell>
          <table:table-cell/>
          <table:table-cell office:value-type="string" calcext:value-type="string">
            <text:p>～しかない/ほかない/よりない/よりほかない/ほかしかたがない。 例: いつも使っている電車が止まってしまったので、歩くしかありませんでした。</text:p>
          </table:table-cell>
          <table:table-cell office:value-type="string" calcext:value-type="string">
            <text:p>Vb F. dic. +しかない/ほかない/よりない/よりほかない/ほかしかたがない</text:p>
          </table:table-cell>
          <table:table-cell table:formula="of:=COM.MICROSOFT.CONCAT (&quot;insert into ITEM_INFO  values(&quot;;[.B443];&quot;,&quot;;[.A443];&quot;);&quot;)" office:value-type="string" office:string-value="insert into ITEM_INFO  values(442,4);" calcext:value-type="string">
            <text:p>insert into ITEM_INFO <text:s/>values(442,4);</text:p>
          </table:table-cell>
          <table:table-cell/>
          <table:table-cell table:formula="of:=COM.MICROSOFT.CONCAT(&quot;INSERT INTO VALOR_CARACTERISTICA VALUES(&quot;;[.B443];&quot;,3,'&quot;;[.D443];&quot;');&quot;)" office:value-type="string" office:string-value="INSERT INTO VALOR_CARACTERISTICA VALUES(442,3,'No tengo otra opción que...');" calcext:value-type="string">
            <text:p>INSERT INTO VALOR_CARACTERISTICA VALUES(442,3,'No tengo otra opción que...');</text:p>
          </table:table-cell>
          <table:table-cell/>
          <table:table-cell table:formula="of:=COM.MICROSOFT.CONCAT(&quot;INSERT INTO VALOR_CARACTERISTICA VALUES(&quot;;[.B443];&quot;,4,'&quot;;[.F443];&quot;');&quot;)" office:value-type="string" office:string-value="INSERT INTO VALOR_CARACTERISTICA VALUES(442,4,'～しかない/ほかない/よりない/よりほかない/ほかしかたがない。 例: いつも使っている電車が止まってしまったので、歩くしかありませんでした。');" calcext:value-type="string">
            <text:p>INSERT INTO VALOR_CARACTERISTICA VALUES(442,4,'～しかない/ほかない/よりない/よりほかない/ほかしかたがない。 例: いつも使っている電車が止まってしまったので、歩くしかありませんでした。');</text:p>
          </table:table-cell>
          <table:table-cell table:formula="of:=COM.MICROSOFT.CONCAT(&quot;INSERT INTO VALOR_CARACTERISTICA VALUES(&quot;;[.B443];&quot;,5,'&quot;;[.G443];&quot;');&quot;)" office:value-type="string" office:string-value="INSERT INTO VALOR_CARACTERISTICA VALUES(442,5,'Vb F. dic. +しかない/ほかない/よりない/よりほかない/ほかしかたがない');" calcext:value-type="string">
            <text:p>INSERT INTO VALOR_CARACTERISTICA VALUES(442,5,'Vb F. dic. +しかない/ほかない/よりない/よりほかない/ほかしかたがない');</text:p>
          </table:table-cell>
        </table:table-row>
        <table:table-row table:style-name="ro1">
          <table:table-cell office:value-type="float" office:value="4" calcext:value-type="float">
            <text:p>4</text:p>
          </table:table-cell>
          <table:table-cell table:formula="of:=[.B443]+1" office:value-type="float" office:value="443" calcext:value-type="float">
            <text:p>443</text:p>
          </table:table-cell>
          <table:table-cell/>
          <table:table-cell office:value-type="string" calcext:value-type="string">
            <text:p>No sólo, si no también...</text:p>
          </table:table-cell>
          <table:table-cell/>
          <table:table-cell office:value-type="string" calcext:value-type="string">
            <text:p>～はもちろん/もとより。 例: 彼女は英語はもとより、フランス語も中国語もできる。</text:p>
          </table:table-cell>
          <table:table-cell office:value-type="string" calcext:value-type="string">
            <text:p>N +はもとより /もちろん</text:p>
          </table:table-cell>
          <table:table-cell table:formula="of:=COM.MICROSOFT.CONCAT (&quot;insert into ITEM_INFO  values(&quot;;[.B444];&quot;,&quot;;[.A444];&quot;);&quot;)" office:value-type="string" office:string-value="insert into ITEM_INFO  values(443,4);" calcext:value-type="string">
            <text:p>insert into ITEM_INFO <text:s/>values(443,4);</text:p>
          </table:table-cell>
          <table:table-cell/>
          <table:table-cell table:formula="of:=COM.MICROSOFT.CONCAT(&quot;INSERT INTO VALOR_CARACTERISTICA VALUES(&quot;;[.B444];&quot;,3,'&quot;;[.D444];&quot;');&quot;)" office:value-type="string" office:string-value="INSERT INTO VALOR_CARACTERISTICA VALUES(443,3,'No sólo, si no también...');" calcext:value-type="string">
            <text:p>INSERT INTO VALOR_CARACTERISTICA VALUES(443,3,'No sólo, si no también...');</text:p>
          </table:table-cell>
          <table:table-cell/>
          <table:table-cell table:formula="of:=COM.MICROSOFT.CONCAT(&quot;INSERT INTO VALOR_CARACTERISTICA VALUES(&quot;;[.B444];&quot;,4,'&quot;;[.F444];&quot;');&quot;)" office:value-type="string" office:string-value="INSERT INTO VALOR_CARACTERISTICA VALUES(443,4,'～はもちろん/もとより。 例: 彼女は英語はもとより、フランス語も中国語もできる。');" calcext:value-type="string">
            <text:p>INSERT INTO VALOR_CARACTERISTICA VALUES(443,4,'～はもちろん/もとより。 例: 彼女は英語はもとより、フランス語も中国語もできる。');</text:p>
          </table:table-cell>
          <table:table-cell table:formula="of:=COM.MICROSOFT.CONCAT(&quot;INSERT INTO VALOR_CARACTERISTICA VALUES(&quot;;[.B444];&quot;,5,'&quot;;[.G444];&quot;');&quot;)" office:value-type="string" office:string-value="INSERT INTO VALOR_CARACTERISTICA VALUES(443,5,'N +はもとより /もちろん');" calcext:value-type="string">
            <text:p>INSERT INTO VALOR_CARACTERISTICA VALUES(443,5,'N +はもとより /もちろん');</text:p>
          </table:table-cell>
        </table:table-row>
        <table:table-row table:style-name="ro1">
          <table:table-cell office:value-type="float" office:value="4" calcext:value-type="float">
            <text:p>4</text:p>
          </table:table-cell>
          <table:table-cell table:formula="of:=[.B444]+1" office:value-type="float" office:value="444" calcext:value-type="float">
            <text:p>444</text:p>
          </table:table-cell>
          <table:table-cell/>
          <table:table-cell office:value-type="string" calcext:value-type="string">
            <text:p>Aprovechando que hago esto, hago esto otro.</text:p>
          </table:table-cell>
          <table:table-cell/>
          <table:table-cell office:value-type="string" calcext:value-type="string">
            <text:p>～ついでに。 例: 京都に旅行するついでに、奈良(なら)にも行ってみたい。</text:p>
          </table:table-cell>
          <table:table-cell office:value-type="string" calcext:value-type="string">
            <text:p>(N +の Vb F. dic./Formaた)+ついでに</text:p>
          </table:table-cell>
          <table:table-cell table:formula="of:=COM.MICROSOFT.CONCAT (&quot;insert into ITEM_INFO  values(&quot;;[.B445];&quot;,&quot;;[.A445];&quot;);&quot;)" office:value-type="string" office:string-value="insert into ITEM_INFO  values(444,4);" calcext:value-type="string">
            <text:p>insert into ITEM_INFO <text:s/>values(444,4);</text:p>
          </table:table-cell>
          <table:table-cell/>
          <table:table-cell table:formula="of:=COM.MICROSOFT.CONCAT(&quot;INSERT INTO VALOR_CARACTERISTICA VALUES(&quot;;[.B445];&quot;,3,'&quot;;[.D445];&quot;');&quot;)" office:value-type="string" office:string-value="INSERT INTO VALOR_CARACTERISTICA VALUES(444,3,'Aprovechando que hago esto, hago esto otro.');" calcext:value-type="string">
            <text:p>INSERT INTO VALOR_CARACTERISTICA VALUES(444,3,'Aprovechando que hago esto, hago esto otro.');</text:p>
          </table:table-cell>
          <table:table-cell/>
          <table:table-cell table:formula="of:=COM.MICROSOFT.CONCAT(&quot;INSERT INTO VALOR_CARACTERISTICA VALUES(&quot;;[.B445];&quot;,4,'&quot;;[.F445];&quot;');&quot;)" office:value-type="string" office:string-value="INSERT INTO VALOR_CARACTERISTICA VALUES(444,4,'～ついでに。 例: 京都に旅行するついでに、奈良(なら)にも行ってみたい。');" calcext:value-type="string">
            <text:p>INSERT INTO VALOR_CARACTERISTICA VALUES(444,4,'～ついでに。 例: 京都に旅行するついでに、奈良(なら)にも行ってみたい。');</text:p>
          </table:table-cell>
          <table:table-cell table:formula="of:=COM.MICROSOFT.CONCAT(&quot;INSERT INTO VALOR_CARACTERISTICA VALUES(&quot;;[.B445];&quot;,5,'&quot;;[.G445];&quot;');&quot;)" office:value-type="string" office:string-value="INSERT INTO VALOR_CARACTERISTICA VALUES(444,5,'(N +の Vb F. dic./Formaた)+ついでに');" calcext:value-type="string">
            <text:p>INSERT INTO VALOR_CARACTERISTICA VALUES(444,5,'(N +の Vb F. dic./Formaた)+ついでに');</text:p>
          </table:table-cell>
        </table:table-row>
        <table:table-row table:style-name="ro1">
          <table:table-cell office:value-type="float" office:value="4" calcext:value-type="float">
            <text:p>4</text:p>
          </table:table-cell>
          <table:table-cell table:formula="of:=[.B445]+1" office:value-type="float" office:value="445" calcext:value-type="float">
            <text:p>445</text:p>
          </table:table-cell>
          <table:table-cell/>
          <table:table-cell office:value-type="string" calcext:value-type="string">
            <text:p>Si solo, mientras…</text:p>
          </table:table-cell>
          <table:table-cell/>
          <table:table-cell office:value-type="string" calcext:value-type="string">
            <text:p>～さえ～ば。 例: お金さえあれば幸せです。</text:p>
          </table:table-cell>
          <table:table-cell office:value-type="string" calcext:value-type="string">
            <text:p>Vb (さえすれば)/Vb て（さえいれば）/ N+さえ+Vb Formaば</text:p>
          </table:table-cell>
          <table:table-cell table:formula="of:=COM.MICROSOFT.CONCAT (&quot;insert into ITEM_INFO  values(&quot;;[.B446];&quot;,&quot;;[.A446];&quot;);&quot;)" office:value-type="string" office:string-value="insert into ITEM_INFO  values(445,4);" calcext:value-type="string">
            <text:p>insert into ITEM_INFO <text:s/>values(445,4);</text:p>
          </table:table-cell>
          <table:table-cell/>
          <table:table-cell table:formula="of:=COM.MICROSOFT.CONCAT(&quot;INSERT INTO VALOR_CARACTERISTICA VALUES(&quot;;[.B446];&quot;,3,'&quot;;[.D446];&quot;');&quot;)" office:value-type="string" office:string-value="INSERT INTO VALOR_CARACTERISTICA VALUES(445,3,'Si solo, mientras…');" calcext:value-type="string">
            <text:p>INSERT INTO VALOR_CARACTERISTICA VALUES(445,3,'Si solo, mientras…');</text:p>
          </table:table-cell>
          <table:table-cell/>
          <table:table-cell table:formula="of:=COM.MICROSOFT.CONCAT(&quot;INSERT INTO VALOR_CARACTERISTICA VALUES(&quot;;[.B446];&quot;,4,'&quot;;[.F446];&quot;');&quot;)" office:value-type="string" office:string-value="INSERT INTO VALOR_CARACTERISTICA VALUES(445,4,'～さえ～ば。 例: お金さえあれば幸せです。');" calcext:value-type="string">
            <text:p>INSERT INTO VALOR_CARACTERISTICA VALUES(445,4,'～さえ～ば。 例: お金さえあれば幸せです。');</text:p>
          </table:table-cell>
          <table:table-cell table:formula="of:=COM.MICROSOFT.CONCAT(&quot;INSERT INTO VALOR_CARACTERISTICA VALUES(&quot;;[.B446];&quot;,5,'&quot;;[.G446];&quot;');&quot;)" office:value-type="string" office:string-value="INSERT INTO VALOR_CARACTERISTICA VALUES(445,5,'Vb (さえすれば)/Vb て（さえいれば）/ N+さえ+Vb Formaば');" calcext:value-type="string">
            <text:p>INSERT INTO VALOR_CARACTERISTICA VALUES(445,5,'Vb (さえすれば)/Vb て（さえいれば）/ N+さえ+Vb Formaば');</text:p>
          </table:table-cell>
        </table:table-row>
        <table:table-row table:style-name="ro1">
          <table:table-cell office:value-type="float" office:value="4" calcext:value-type="float">
            <text:p>4</text:p>
          </table:table-cell>
          <table:table-cell table:formula="of:=[.B446]+1" office:value-type="float" office:value="446" calcext:value-type="float">
            <text:p>446</text:p>
          </table:table-cell>
          <table:table-cell/>
          <table:table-cell office:value-type="string" calcext:value-type="string">
            <text:p>No necesariamente, no siempre es verdad que…</text:p>
          </table:table-cell>
          <table:table-cell/>
          <table:table-cell office:value-type="string" calcext:value-type="string">
            <text:p>～とは限（かぎ）らない。 例: お金持ちになれば、必ず幸せになるとは限りません。</text:p>
          </table:table-cell>
          <table:table-cell office:value-type="string" calcext:value-type="string">
            <text:p>(Vb F. dic. / N+だ / Adj.な+だ / Adj.い) + ～とは限らない</text:p>
          </table:table-cell>
          <table:table-cell table:formula="of:=COM.MICROSOFT.CONCAT (&quot;insert into ITEM_INFO  values(&quot;;[.B447];&quot;,&quot;;[.A447];&quot;);&quot;)" office:value-type="string" office:string-value="insert into ITEM_INFO  values(446,4);" calcext:value-type="string">
            <text:p>insert into ITEM_INFO <text:s/>values(446,4);</text:p>
          </table:table-cell>
          <table:table-cell/>
          <table:table-cell table:formula="of:=COM.MICROSOFT.CONCAT(&quot;INSERT INTO VALOR_CARACTERISTICA VALUES(&quot;;[.B447];&quot;,3,'&quot;;[.D447];&quot;');&quot;)" office:value-type="string" office:string-value="INSERT INTO VALOR_CARACTERISTICA VALUES(446,3,'No necesariamente, no siempre es verdad que…');" calcext:value-type="string">
            <text:p>INSERT INTO VALOR_CARACTERISTICA VALUES(446,3,'No necesariamente, no siempre es verdad que…');</text:p>
          </table:table-cell>
          <table:table-cell/>
          <table:table-cell table:formula="of:=COM.MICROSOFT.CONCAT(&quot;INSERT INTO VALOR_CARACTERISTICA VALUES(&quot;;[.B447];&quot;,4,'&quot;;[.F447];&quot;');&quot;)" office:value-type="string" office:string-value="INSERT INTO VALOR_CARACTERISTICA VALUES(446,4,'～とは限（かぎ）らない。 例: お金持ちになれば、必ず幸せになるとは限りません。');" calcext:value-type="string">
            <text:p>INSERT INTO VALOR_CARACTERISTICA VALUES(446,4,'～とは限（かぎ）らない。 例: お金持ちになれば、必ず幸せになるとは限りません。');</text:p>
          </table:table-cell>
          <table:table-cell table:formula="of:=COM.MICROSOFT.CONCAT(&quot;INSERT INTO VALOR_CARACTERISTICA VALUES(&quot;;[.B447];&quot;,5,'&quot;;[.G447];&quot;');&quot;)" office:value-type="string" office:string-value="INSERT INTO VALOR_CARACTERISTICA VALUES(446,5,'(Vb F. dic. / N+だ / Adj.な+だ / Adj.い) + ～とは限らない');" calcext:value-type="string">
            <text:p>INSERT INTO VALOR_CARACTERISTICA VALUES(446,5,'(Vb F. dic. / N+だ / Adj.な+だ / Adj.い) + ～とは限らない');</text:p>
          </table:table-cell>
        </table:table-row>
        <table:table-row table:style-name="ro1">
          <table:table-cell office:value-type="float" office:value="4" calcext:value-type="float">
            <text:p>4</text:p>
          </table:table-cell>
          <table:table-cell table:formula="of:=[.B447]+1" office:value-type="float" office:value="447" calcext:value-type="float">
            <text:p>447</text:p>
          </table:table-cell>
          <table:table-cell/>
          <table:table-cell office:value-type="string" calcext:value-type="string">
            <text:p>Juzgando por, basándome en…</text:p>
          </table:table-cell>
          <table:table-cell/>
          <table:table-cell office:value-type="string" calcext:value-type="string">
            <text:p>～からして。 例: タイトルからして、面白そうな本ですね。</text:p>
          </table:table-cell>
          <table:table-cell office:value-type="string" calcext:value-type="string">
            <text:p>N+からして</text:p>
          </table:table-cell>
          <table:table-cell table:formula="of:=COM.MICROSOFT.CONCAT (&quot;insert into ITEM_INFO  values(&quot;;[.B448];&quot;,&quot;;[.A448];&quot;);&quot;)" office:value-type="string" office:string-value="insert into ITEM_INFO  values(447,4);" calcext:value-type="string">
            <text:p>insert into ITEM_INFO <text:s/>values(447,4);</text:p>
          </table:table-cell>
          <table:table-cell/>
          <table:table-cell table:formula="of:=COM.MICROSOFT.CONCAT(&quot;INSERT INTO VALOR_CARACTERISTICA VALUES(&quot;;[.B448];&quot;,3,'&quot;;[.D448];&quot;');&quot;)" office:value-type="string" office:string-value="INSERT INTO VALOR_CARACTERISTICA VALUES(447,3,'Juzgando por, basándome en…');" calcext:value-type="string">
            <text:p>INSERT INTO VALOR_CARACTERISTICA VALUES(447,3,'Juzgando por, basándome en…');</text:p>
          </table:table-cell>
          <table:table-cell/>
          <table:table-cell table:formula="of:=COM.MICROSOFT.CONCAT(&quot;INSERT INTO VALOR_CARACTERISTICA VALUES(&quot;;[.B448];&quot;,4,'&quot;;[.F448];&quot;');&quot;)" office:value-type="string" office:string-value="INSERT INTO VALOR_CARACTERISTICA VALUES(447,4,'～からして。 例: タイトルからして、面白そうな本ですね。');" calcext:value-type="string">
            <text:p>INSERT INTO VALOR_CARACTERISTICA VALUES(447,4,'～からして。 例: タイトルからして、面白そうな本ですね。');</text:p>
          </table:table-cell>
          <table:table-cell table:formula="of:=COM.MICROSOFT.CONCAT(&quot;INSERT INTO VALOR_CARACTERISTICA VALUES(&quot;;[.B448];&quot;,5,'&quot;;[.G448];&quot;');&quot;)" office:value-type="string" office:string-value="INSERT INTO VALOR_CARACTERISTICA VALUES(447,5,'N+からして');" calcext:value-type="string">
            <text:p>INSERT INTO VALOR_CARACTERISTICA VALUES(447,5,'N+からして');</text:p>
          </table:table-cell>
        </table:table-row>
        <table:table-row table:style-name="ro1">
          <table:table-cell office:value-type="float" office:value="4" calcext:value-type="float">
            <text:p>4</text:p>
          </table:table-cell>
          <table:table-cell table:formula="of:=[.B448]+1" office:value-type="float" office:value="448" calcext:value-type="float">
            <text:p>448</text:p>
          </table:table-cell>
          <table:table-cell/>
          <table:table-cell office:value-type="string" calcext:value-type="string">
            <text:p>Es つもりです</text:p>
          </table:table-cell>
          <table:table-cell/>
          <table:table-cell office:value-type="string" calcext:value-type="string">
            <text:p>Volitiva+とおもう。 例: 会社をやめようと思っている。</text:p>
          </table:table-cell>
          <table:table-cell office:value-type="string" calcext:value-type="string">
            <text:p>Vbよう+と思う</text:p>
          </table:table-cell>
          <table:table-cell table:formula="of:=COM.MICROSOFT.CONCAT (&quot;insert into ITEM_INFO  values(&quot;;[.B449];&quot;,&quot;;[.A449];&quot;);&quot;)" office:value-type="string" office:string-value="insert into ITEM_INFO  values(448,4);" calcext:value-type="string">
            <text:p>insert into ITEM_INFO <text:s/>values(448,4);</text:p>
          </table:table-cell>
          <table:table-cell/>
          <table:table-cell table:formula="of:=COM.MICROSOFT.CONCAT(&quot;INSERT INTO VALOR_CARACTERISTICA VALUES(&quot;;[.B449];&quot;,3,'&quot;;[.D449];&quot;');&quot;)" office:value-type="string" office:string-value="INSERT INTO VALOR_CARACTERISTICA VALUES(448,3,'Es つもりです');" calcext:value-type="string">
            <text:p>INSERT INTO VALOR_CARACTERISTICA VALUES(448,3,'Es つもりです');</text:p>
          </table:table-cell>
          <table:table-cell/>
          <table:table-cell table:formula="of:=COM.MICROSOFT.CONCAT(&quot;INSERT INTO VALOR_CARACTERISTICA VALUES(&quot;;[.B449];&quot;,4,'&quot;;[.F449];&quot;');&quot;)" office:value-type="string" office:string-value="INSERT INTO VALOR_CARACTERISTICA VALUES(448,4,'Volitiva+とおもう。 例: 会社をやめようと思っている。');" calcext:value-type="string">
            <text:p>INSERT INTO VALOR_CARACTERISTICA VALUES(448,4,'Volitiva+とおもう。 例: 会社をやめようと思っている。');</text:p>
          </table:table-cell>
          <table:table-cell table:formula="of:=COM.MICROSOFT.CONCAT(&quot;INSERT INTO VALOR_CARACTERISTICA VALUES(&quot;;[.B449];&quot;,5,'&quot;;[.G449];&quot;');&quot;)" office:value-type="string" office:string-value="INSERT INTO VALOR_CARACTERISTICA VALUES(448,5,'Vbよう+と思う');" calcext:value-type="string">
            <text:p>INSERT INTO VALOR_CARACTERISTICA VALUES(448,5,'Vbよう+と思う');</text:p>
          </table:table-cell>
        </table:table-row>
        <table:table-row table:style-name="ro1">
          <table:table-cell office:value-type="float" office:value="4" calcext:value-type="float">
            <text:p>4</text:p>
          </table:table-cell>
          <table:table-cell table:formula="of:=[.B449]+1" office:value-type="float" office:value="449" calcext:value-type="float">
            <text:p>449</text:p>
          </table:table-cell>
          <table:table-cell/>
          <table:table-cell office:value-type="string" calcext:value-type="string">
            <text:p>He oído que (～そうです)</text:p>
          </table:table-cell>
          <table:table-cell/>
          <table:table-cell office:value-type="string" calcext:value-type="string">
            <text:p>～ということだ 例: <text:s/>このお茶は元気になるということなので、毎日飲んでいます。</text:p>
          </table:table-cell>
          <table:table-cell office:value-type="string" calcext:value-type="string">
            <text:p>F. ordinaria+ということだ</text:p>
          </table:table-cell>
          <table:table-cell table:formula="of:=COM.MICROSOFT.CONCAT (&quot;insert into ITEM_INFO  values(&quot;;[.B450];&quot;,&quot;;[.A450];&quot;);&quot;)" office:value-type="string" office:string-value="insert into ITEM_INFO  values(449,4);" calcext:value-type="string">
            <text:p>insert into ITEM_INFO <text:s/>values(449,4);</text:p>
          </table:table-cell>
          <table:table-cell/>
          <table:table-cell table:formula="of:=COM.MICROSOFT.CONCAT(&quot;INSERT INTO VALOR_CARACTERISTICA VALUES(&quot;;[.B450];&quot;,3,'&quot;;[.D450];&quot;');&quot;)" office:value-type="string" office:string-value="INSERT INTO VALOR_CARACTERISTICA VALUES(449,3,'He oído que (～そうです)');" calcext:value-type="string">
            <text:p>INSERT INTO VALOR_CARACTERISTICA VALUES(449,3,'He oído que (～そうです)');</text:p>
          </table:table-cell>
          <table:table-cell/>
          <table:table-cell table:formula="of:=COM.MICROSOFT.CONCAT(&quot;INSERT INTO VALOR_CARACTERISTICA VALUES(&quot;;[.B450];&quot;,4,'&quot;;[.F450];&quot;');&quot;)" office:value-type="string" office:string-value="INSERT INTO VALOR_CARACTERISTICA VALUES(449,4,'～ということだ 例:  このお茶は元気になるということなので、毎日飲んでいます。');" calcext:value-type="string">
            <text:p>INSERT INTO VALOR_CARACTERISTICA VALUES(449,4,'～ということだ 例: <text:s/>このお茶は元気になるということなので、毎日飲んでいます。');</text:p>
          </table:table-cell>
          <table:table-cell table:formula="of:=COM.MICROSOFT.CONCAT(&quot;INSERT INTO VALOR_CARACTERISTICA VALUES(&quot;;[.B450];&quot;,5,'&quot;;[.G450];&quot;');&quot;)" office:value-type="string" office:string-value="INSERT INTO VALOR_CARACTERISTICA VALUES(449,5,'F. ordinaria+ということだ');" calcext:value-type="string">
            <text:p>INSERT INTO VALOR_CARACTERISTICA VALUES(449,5,'F. ordinaria+ということだ');</text:p>
          </table:table-cell>
        </table:table-row>
        <table:table-row table:style-name="ro1">
          <table:table-cell office:value-type="float" office:value="4" calcext:value-type="float">
            <text:p>4</text:p>
          </table:table-cell>
          <table:table-cell table:formula="of:=[.B450]+1" office:value-type="float" office:value="450" calcext:value-type="float">
            <text:p>450</text:p>
          </table:table-cell>
          <table:table-cell/>
          <table:table-cell office:value-type="string" calcext:value-type="string">
            <text:p>Quiere decir</text:p>
          </table:table-cell>
          <table:table-cell/>
          <table:table-cell office:value-type="string" calcext:value-type="string">
            <text:p>A ということはB ということだ 例: A:ヤンさんの家族は今３人ですよ。 B:３人ということは、赤ちゃんが生まれたのですね。</text:p>
          </table:table-cell>
          <table:table-cell office:value-type="string" calcext:value-type="string">
            <text:p>(N/ Vb o Adj. o Forma ordinaria)+ということは</text:p>
          </table:table-cell>
          <table:table-cell table:formula="of:=COM.MICROSOFT.CONCAT (&quot;insert into ITEM_INFO  values(&quot;;[.B451];&quot;,&quot;;[.A451];&quot;);&quot;)" office:value-type="string" office:string-value="insert into ITEM_INFO  values(450,4);" calcext:value-type="string">
            <text:p>insert into ITEM_INFO <text:s/>values(450,4);</text:p>
          </table:table-cell>
          <table:table-cell/>
          <table:table-cell table:formula="of:=COM.MICROSOFT.CONCAT(&quot;INSERT INTO VALOR_CARACTERISTICA VALUES(&quot;;[.B451];&quot;,3,'&quot;;[.D451];&quot;');&quot;)" office:value-type="string" office:string-value="INSERT INTO VALOR_CARACTERISTICA VALUES(450,3,'Quiere decir');" calcext:value-type="string">
            <text:p>INSERT INTO VALOR_CARACTERISTICA VALUES(450,3,'Quiere decir');</text:p>
          </table:table-cell>
          <table:table-cell/>
          <table:table-cell table:formula="of:=COM.MICROSOFT.CONCAT(&quot;INSERT INTO VALOR_CARACTERISTICA VALUES(&quot;;[.B451];&quot;,4,'&quot;;[.F451];&quot;');&quot;)" office:value-type="string" office:string-value="INSERT INTO VALOR_CARACTERISTICA VALUES(450,4,'A ということはB ということだ 例: A:ヤンさんの家族は今３人ですよ。 B:３人ということは、赤ちゃんが生まれたのですね。');" calcext:value-type="string">
            <text:p>INSERT INTO VALOR_CARACTERISTICA VALUES(450,4,'A ということはB ということだ 例: A:ヤンさんの家族は今３人ですよ。 B:３人ということは、赤ちゃんが生まれたのですね。');</text:p>
          </table:table-cell>
          <table:table-cell table:formula="of:=COM.MICROSOFT.CONCAT(&quot;INSERT INTO VALOR_CARACTERISTICA VALUES(&quot;;[.B451];&quot;,5,'&quot;;[.G451];&quot;');&quot;)" office:value-type="string" office:string-value="INSERT INTO VALOR_CARACTERISTICA VALUES(450,5,'(N/ Vb o Adj. o Forma ordinaria)+ということは');" calcext:value-type="string">
            <text:p>INSERT INTO VALOR_CARACTERISTICA VALUES(450,5,'(N/ Vb o Adj. o Forma ordinaria)+ということは');</text:p>
          </table:table-cell>
        </table:table-row>
        <table:table-row table:style-name="ro1">
          <table:table-cell office:value-type="float" office:value="4" calcext:value-type="float">
            <text:p>4</text:p>
          </table:table-cell>
          <table:table-cell table:formula="of:=[.B451]+1" office:value-type="float" office:value="451" calcext:value-type="float">
            <text:p>451</text:p>
          </table:table-cell>
          <table:table-cell/>
          <table:table-cell office:value-type="string" calcext:value-type="string">
            <text:p>Dar ánimos o un consejo a alguien.</text:p>
          </table:table-cell>
          <table:table-cell/>
          <table:table-cell office:value-type="string" calcext:value-type="string">
            <text:p>～ことはない 例: 心配することはないよ。社長はとても厳(きび)しい人だから。</text:p>
          </table:table-cell>
          <table:table-cell office:value-type="string" calcext:value-type="string">
            <text:p>F. <text:s/>dic.+ことはない</text:p>
          </table:table-cell>
          <table:table-cell table:formula="of:=COM.MICROSOFT.CONCAT (&quot;insert into ITEM_INFO  values(&quot;;[.B452];&quot;,&quot;;[.A452];&quot;);&quot;)" office:value-type="string" office:string-value="insert into ITEM_INFO  values(451,4);" calcext:value-type="string">
            <text:p>insert into ITEM_INFO <text:s/>values(451,4);</text:p>
          </table:table-cell>
          <table:table-cell/>
          <table:table-cell table:formula="of:=COM.MICROSOFT.CONCAT(&quot;INSERT INTO VALOR_CARACTERISTICA VALUES(&quot;;[.B452];&quot;,3,'&quot;;[.D452];&quot;');&quot;)" office:value-type="string" office:string-value="INSERT INTO VALOR_CARACTERISTICA VALUES(451,3,'Dar ánimos o un consejo a alguien.');" calcext:value-type="string">
            <text:p>INSERT INTO VALOR_CARACTERISTICA VALUES(451,3,'Dar ánimos o un consejo a alguien.');</text:p>
          </table:table-cell>
          <table:table-cell/>
          <table:table-cell table:formula="of:=COM.MICROSOFT.CONCAT(&quot;INSERT INTO VALOR_CARACTERISTICA VALUES(&quot;;[.B452];&quot;,4,'&quot;;[.F452];&quot;');&quot;)" office:value-type="string" office:string-value="INSERT INTO VALOR_CARACTERISTICA VALUES(451,4,'～ことはない 例: 心配することはないよ。社長はとても厳(きび)しい人だから。');" calcext:value-type="string">
            <text:p>INSERT INTO VALOR_CARACTERISTICA VALUES(451,4,'～ことはない 例: 心配することはないよ。社長はとても厳(きび)しい人だから。');</text:p>
          </table:table-cell>
          <table:table-cell table:formula="of:=COM.MICROSOFT.CONCAT(&quot;INSERT INTO VALOR_CARACTERISTICA VALUES(&quot;;[.B452];&quot;,5,'&quot;;[.G452];&quot;');&quot;)" office:value-type="string" office:string-value="INSERT INTO VALOR_CARACTERISTICA VALUES(451,5,'F.  dic.+ことはない');" calcext:value-type="string">
            <text:p>INSERT INTO VALOR_CARACTERISTICA VALUES(451,5,'F. <text:s/>dic.+ことはない');</text:p>
          </table:table-cell>
        </table:table-row>
        <table:table-row table:style-name="ro1">
          <table:table-cell office:value-type="float" office:value="4" calcext:value-type="float">
            <text:p>4</text:p>
          </table:table-cell>
          <table:table-cell table:formula="of:=[.B452]+1" office:value-type="float" office:value="452" calcext:value-type="float">
            <text:p>452</text:p>
          </table:table-cell>
          <table:table-cell/>
          <table:table-cell office:value-type="string" calcext:value-type="string">
            <text:p>Tengo que, he de… (acaba con el こと).</text:p>
          </table:table-cell>
          <table:table-cell/>
          <table:table-cell office:value-type="string" calcext:value-type="string">
            <text:p>～こと 例: 飛行機の中では携帯電話を使わないこと。</text:p>
          </table:table-cell>
          <table:table-cell office:value-type="string" calcext:value-type="string">
            <text:p>(N+の/Vb〔F. <text:s/>dic./Formaない〕) +こと</text:p>
          </table:table-cell>
          <table:table-cell table:formula="of:=COM.MICROSOFT.CONCAT (&quot;insert into ITEM_INFO  values(&quot;;[.B453];&quot;,&quot;;[.A453];&quot;);&quot;)" office:value-type="string" office:string-value="insert into ITEM_INFO  values(452,4);" calcext:value-type="string">
            <text:p>insert into ITEM_INFO <text:s/>values(452,4);</text:p>
          </table:table-cell>
          <table:table-cell/>
          <table:table-cell table:formula="of:=COM.MICROSOFT.CONCAT(&quot;INSERT INTO VALOR_CARACTERISTICA VALUES(&quot;;[.B453];&quot;,3,'&quot;;[.D453];&quot;');&quot;)" office:value-type="string" office:string-value="INSERT INTO VALOR_CARACTERISTICA VALUES(452,3,'Tengo que, he de… (acaba con el こと).');" calcext:value-type="string">
            <text:p>INSERT INTO VALOR_CARACTERISTICA VALUES(452,3,'Tengo que, he de… (acaba con el こと).');</text:p>
          </table:table-cell>
          <table:table-cell/>
          <table:table-cell table:formula="of:=COM.MICROSOFT.CONCAT(&quot;INSERT INTO VALOR_CARACTERISTICA VALUES(&quot;;[.B453];&quot;,4,'&quot;;[.F453];&quot;');&quot;)" office:value-type="string" office:string-value="INSERT INTO VALOR_CARACTERISTICA VALUES(452,4,'～こと 例: 飛行機の中では携帯電話を使わないこと。');" calcext:value-type="string">
            <text:p>INSERT INTO VALOR_CARACTERISTICA VALUES(452,4,'～こと 例: 飛行機の中では携帯電話を使わないこと。');</text:p>
          </table:table-cell>
          <table:table-cell table:formula="of:=COM.MICROSOFT.CONCAT(&quot;INSERT INTO VALOR_CARACTERISTICA VALUES(&quot;;[.B453];&quot;,5,'&quot;;[.G453];&quot;');&quot;)" office:value-type="string" office:string-value="INSERT INTO VALOR_CARACTERISTICA VALUES(452,5,'(N+の/Vb〔F.  dic./Formaない〕) +こと');" calcext:value-type="string">
            <text:p>INSERT INTO VALOR_CARACTERISTICA VALUES(452,5,'(N+の/Vb〔F. <text:s/>dic./Formaない〕) +こと');</text:p>
          </table:table-cell>
        </table:table-row>
        <table:table-row table:style-name="ro1">
          <table:table-cell office:value-type="float" office:value="4" calcext:value-type="float">
            <text:p>4</text:p>
          </table:table-cell>
          <table:table-cell table:formula="of:=[.B453]+1" office:value-type="float" office:value="453" calcext:value-type="float">
            <text:p>453</text:p>
          </table:table-cell>
          <table:table-cell/>
          <table:table-cell office:value-type="string" calcext:value-type="string">
            <text:p>Quizás pueda hacer algo, pero…</text:p>
          </table:table-cell>
          <table:table-cell/>
          <table:table-cell office:value-type="string" calcext:value-type="string">
            <text:p>～ないことはない/～ないこともない 例: 野菜は食べられないことはないが、あまり好きではない。</text:p>
          </table:table-cell>
          <table:table-cell office:value-type="string" calcext:value-type="string">
            <text:p>Vb o Adj. (Formaない)+ことはない/こともない</text:p>
          </table:table-cell>
          <table:table-cell table:formula="of:=COM.MICROSOFT.CONCAT (&quot;insert into ITEM_INFO  values(&quot;;[.B454];&quot;,&quot;;[.A454];&quot;);&quot;)" office:value-type="string" office:string-value="insert into ITEM_INFO  values(453,4);" calcext:value-type="string">
            <text:p>insert into ITEM_INFO <text:s/>values(453,4);</text:p>
          </table:table-cell>
          <table:table-cell/>
          <table:table-cell table:formula="of:=COM.MICROSOFT.CONCAT(&quot;INSERT INTO VALOR_CARACTERISTICA VALUES(&quot;;[.B454];&quot;,3,'&quot;;[.D454];&quot;');&quot;)" office:value-type="string" office:string-value="INSERT INTO VALOR_CARACTERISTICA VALUES(453,3,'Quizás pueda hacer algo, pero…');" calcext:value-type="string">
            <text:p>INSERT INTO VALOR_CARACTERISTICA VALUES(453,3,'Quizás pueda hacer algo, pero…');</text:p>
          </table:table-cell>
          <table:table-cell/>
          <table:table-cell table:formula="of:=COM.MICROSOFT.CONCAT(&quot;INSERT INTO VALOR_CARACTERISTICA VALUES(&quot;;[.B454];&quot;,4,'&quot;;[.F454];&quot;');&quot;)" office:value-type="string" office:string-value="INSERT INTO VALOR_CARACTERISTICA VALUES(453,4,'～ないことはない/～ないこともない 例: 野菜は食べられないことはないが、あまり好きではない。');" calcext:value-type="string">
            <text:p>INSERT INTO VALOR_CARACTERISTICA VALUES(453,4,'～ないことはない/～ないこともない 例: 野菜は食べられないことはないが、あまり好きではない。');</text:p>
          </table:table-cell>
          <table:table-cell table:formula="of:=COM.MICROSOFT.CONCAT(&quot;INSERT INTO VALOR_CARACTERISTICA VALUES(&quot;;[.B454];&quot;,5,'&quot;;[.G454];&quot;');&quot;)" office:value-type="string" office:string-value="INSERT INTO VALOR_CARACTERISTICA VALUES(453,5,'Vb o Adj. (Formaない)+ことはない/こともない');" calcext:value-type="string">
            <text:p>INSERT INTO VALOR_CARACTERISTICA VALUES(453,5,'Vb o Adj. (Formaない)+ことはない/こともない');</text:p>
          </table:table-cell>
        </table:table-row>
        <table:table-row table:style-name="ro1">
          <table:table-cell office:value-type="float" office:value="4" calcext:value-type="float">
            <text:p>4</text:p>
          </table:table-cell>
          <table:table-cell table:formula="of:=[.B454]+1" office:value-type="float" office:value="454" calcext:value-type="float">
            <text:p>454</text:p>
          </table:table-cell>
          <table:table-cell/>
          <table:table-cell office:value-type="string" calcext:value-type="string">
            <text:p>Dar una excusa o razón por la que no has hecho algo.</text:p>
          </table:table-cell>
          <table:table-cell/>
          <table:table-cell office:value-type="string" calcext:value-type="string">
            <text:p>～もの（もん） 例: ねえ、タクシーで帰らない？事故が起こるんだもの。</text:p>
          </table:table-cell>
          <table:table-cell office:value-type="string" calcext:value-type="string">
            <text:p>F. ordinaria+もの/もん</text:p>
          </table:table-cell>
          <table:table-cell table:formula="of:=COM.MICROSOFT.CONCAT (&quot;insert into ITEM_INFO  values(&quot;;[.B455];&quot;,&quot;;[.A455];&quot;);&quot;)" office:value-type="string" office:string-value="insert into ITEM_INFO  values(454,4);" calcext:value-type="string">
            <text:p>insert into ITEM_INFO <text:s/>values(454,4);</text:p>
          </table:table-cell>
          <table:table-cell/>
          <table:table-cell table:formula="of:=COM.MICROSOFT.CONCAT(&quot;INSERT INTO VALOR_CARACTERISTICA VALUES(&quot;;[.B455];&quot;,3,'&quot;;[.D455];&quot;');&quot;)" office:value-type="string" office:string-value="INSERT INTO VALOR_CARACTERISTICA VALUES(454,3,'Dar una excusa o razón por la que no has hecho algo.');" calcext:value-type="string">
            <text:p>INSERT INTO VALOR_CARACTERISTICA VALUES(454,3,'Dar una excusa o razón por la que no has hecho algo.');</text:p>
          </table:table-cell>
          <table:table-cell/>
          <table:table-cell table:formula="of:=COM.MICROSOFT.CONCAT(&quot;INSERT INTO VALOR_CARACTERISTICA VALUES(&quot;;[.B455];&quot;,4,'&quot;;[.F455];&quot;');&quot;)" office:value-type="string" office:string-value="INSERT INTO VALOR_CARACTERISTICA VALUES(454,4,'～もの（もん） 例: ねえ、タクシーで帰らない？事故が起こるんだもの。');" calcext:value-type="string">
            <text:p>INSERT INTO VALOR_CARACTERISTICA VALUES(454,4,'～もの（もん） 例: ねえ、タクシーで帰らない？事故が起こるんだもの。');</text:p>
          </table:table-cell>
          <table:table-cell table:formula="of:=COM.MICROSOFT.CONCAT(&quot;INSERT INTO VALOR_CARACTERISTICA VALUES(&quot;;[.B455];&quot;,5,'&quot;;[.G455];&quot;');&quot;)" office:value-type="string" office:string-value="INSERT INTO VALOR_CARACTERISTICA VALUES(454,5,'F. ordinaria+もの/もん');" calcext:value-type="string">
            <text:p>INSERT INTO VALOR_CARACTERISTICA VALUES(454,5,'F. ordinaria+もの/もん');</text:p>
          </table:table-cell>
        </table:table-row>
        <table:table-row table:style-name="ro1">
          <table:table-cell office:value-type="float" office:value="4" calcext:value-type="float">
            <text:p>4</text:p>
          </table:table-cell>
          <table:table-cell table:formula="of:=[.B455]+1" office:value-type="float" office:value="455" calcext:value-type="float">
            <text:p>455</text:p>
          </table:table-cell>
          <table:table-cell/>
          <table:table-cell office:value-type="string" calcext:value-type="string">
            <text:p>Poner una excusa para no hacer algo.</text:p>
          </table:table-cell>
          <table:table-cell/>
          <table:table-cell office:value-type="string" calcext:value-type="string">
            <text:p>～ものだから 例: 姉の子供にお世話をするものですから、明日は行けません。</text:p>
          </table:table-cell>
          <table:table-cell office:value-type="string" calcext:value-type="string">
            <text:p>N+な/ F. ordinaria（ナ形&lt;s&gt;だ&lt;/s&gt;-な）+もの&lt;s&gt;だ&lt;/s&gt;から/もので</text:p>
          </table:table-cell>
          <table:table-cell table:formula="of:=COM.MICROSOFT.CONCAT (&quot;insert into ITEM_INFO  values(&quot;;[.B456];&quot;,&quot;;[.A456];&quot;);&quot;)" office:value-type="string" office:string-value="insert into ITEM_INFO  values(455,4);" calcext:value-type="string">
            <text:p>insert into ITEM_INFO <text:s/>values(455,4);</text:p>
          </table:table-cell>
          <table:table-cell/>
          <table:table-cell table:formula="of:=COM.MICROSOFT.CONCAT(&quot;INSERT INTO VALOR_CARACTERISTICA VALUES(&quot;;[.B456];&quot;,3,'&quot;;[.D456];&quot;');&quot;)" office:value-type="string" office:string-value="INSERT INTO VALOR_CARACTERISTICA VALUES(455,3,'Poner una excusa para no hacer algo.');" calcext:value-type="string">
            <text:p>INSERT INTO VALOR_CARACTERISTICA VALUES(455,3,'Poner una excusa para no hacer algo.');</text:p>
          </table:table-cell>
          <table:table-cell/>
          <table:table-cell table:formula="of:=COM.MICROSOFT.CONCAT(&quot;INSERT INTO VALOR_CARACTERISTICA VALUES(&quot;;[.B456];&quot;,4,'&quot;;[.F456];&quot;');&quot;)" office:value-type="string" office:string-value="INSERT INTO VALOR_CARACTERISTICA VALUES(455,4,'～ものだから 例: 姉の子供にお世話をするものですから、明日は行けません。');" calcext:value-type="string">
            <text:p>INSERT INTO VALOR_CARACTERISTICA VALUES(455,4,'～ものだから 例: 姉の子供にお世話をするものですから、明日は行けません。');</text:p>
          </table:table-cell>
          <table:table-cell table:formula="of:=COM.MICROSOFT.CONCAT(&quot;INSERT INTO VALOR_CARACTERISTICA VALUES(&quot;;[.B456];&quot;,5,'&quot;;[.G456];&quot;');&quot;)" office:value-type="string" office:string-value="INSERT INTO VALOR_CARACTERISTICA VALUES(455,5,'N+な/ F. ordinaria（ナ形&lt;s&gt;だ&lt;/s&gt;-な）+もの&lt;s&gt;だ&lt;/s&gt;から/もので');" calcext:value-type="string">
            <text:p>INSERT INTO VALOR_CARACTERISTICA VALUES(455,5,'N+な/ F. ordinaria（ナ形&lt;s&gt;だ&lt;/s&gt;-な）+もの&lt;s&gt;だ&lt;/s&gt;から/もので');</text:p>
          </table:table-cell>
        </table:table-row>
        <table:table-row table:style-name="ro1">
          <table:table-cell office:value-type="float" office:value="4" calcext:value-type="float">
            <text:p>4</text:p>
          </table:table-cell>
          <table:table-cell table:formula="of:=[.B456]+1" office:value-type="float" office:value="456" calcext:value-type="float">
            <text:p>456</text:p>
          </table:table-cell>
          <table:table-cell/>
          <table:table-cell office:value-type="string" calcext:value-type="string">
            <text:p>No hay manera, como si tú pudieras…</text:p>
          </table:table-cell>
          <table:table-cell/>
          <table:table-cell office:value-type="string" calcext:value-type="string">
            <text:p>～ものか 例: A:あんなまずい店、二度と行くものか。</text:p>
          </table:table-cell>
          <table:table-cell office:value-type="string" calcext:value-type="string">
            <text:p>F. <text:s/>ordinaria（ナ形&lt;s&gt;だ&lt;/s&gt;-な/N&lt;s&gt;だ&lt;/s&gt;-な） + ものか</text:p>
          </table:table-cell>
          <table:table-cell table:formula="of:=COM.MICROSOFT.CONCAT (&quot;insert into ITEM_INFO  values(&quot;;[.B457];&quot;,&quot;;[.A457];&quot;);&quot;)" office:value-type="string" office:string-value="insert into ITEM_INFO  values(456,4);" calcext:value-type="string">
            <text:p>insert into ITEM_INFO <text:s/>values(456,4);</text:p>
          </table:table-cell>
          <table:table-cell/>
          <table:table-cell table:formula="of:=COM.MICROSOFT.CONCAT(&quot;INSERT INTO VALOR_CARACTERISTICA VALUES(&quot;;[.B457];&quot;,3,'&quot;;[.D457];&quot;');&quot;)" office:value-type="string" office:string-value="INSERT INTO VALOR_CARACTERISTICA VALUES(456,3,'No hay manera, como si tú pudieras…');" calcext:value-type="string">
            <text:p>INSERT INTO VALOR_CARACTERISTICA VALUES(456,3,'No hay manera, como si tú pudieras…');</text:p>
          </table:table-cell>
          <table:table-cell/>
          <table:table-cell table:formula="of:=COM.MICROSOFT.CONCAT(&quot;INSERT INTO VALOR_CARACTERISTICA VALUES(&quot;;[.B457];&quot;,4,'&quot;;[.F457];&quot;');&quot;)" office:value-type="string" office:string-value="INSERT INTO VALOR_CARACTERISTICA VALUES(456,4,'～ものか 例: A:あんなまずい店、二度と行くものか。');" calcext:value-type="string">
            <text:p>INSERT INTO VALOR_CARACTERISTICA VALUES(456,4,'～ものか 例: A:あんなまずい店、二度と行くものか。');</text:p>
          </table:table-cell>
          <table:table-cell table:formula="of:=COM.MICROSOFT.CONCAT(&quot;INSERT INTO VALOR_CARACTERISTICA VALUES(&quot;;[.B457];&quot;,5,'&quot;;[.G457];&quot;');&quot;)" office:value-type="string" office:string-value="INSERT INTO VALOR_CARACTERISTICA VALUES(456,5,'F.  ordinaria（ナ形&lt;s&gt;だ&lt;/s&gt;-な/N&lt;s&gt;だ&lt;/s&gt;-な） + ものか');" calcext:value-type="string">
            <text:p>INSERT INTO VALOR_CARACTERISTICA VALUES(456,5,'F. <text:s/>ordinaria（ナ形&lt;s&gt;だ&lt;/s&gt;-な/N&lt;s&gt;だ&lt;/s&gt;-な） + ものか');</text:p>
          </table:table-cell>
        </table:table-row>
        <table:table-row table:style-name="ro1">
          <table:table-cell office:value-type="float" office:value="4" calcext:value-type="float">
            <text:p>4</text:p>
          </table:table-cell>
          <table:table-cell table:formula="of:=[.B457]+1" office:value-type="float" office:value="457" calcext:value-type="float">
            <text:p>457</text:p>
          </table:table-cell>
          <table:table-cell/>
          <table:table-cell office:value-type="string" calcext:value-type="string">
            <text:p>XところY。Al hacer X, encontré Y.</text:p>
          </table:table-cell>
          <table:table-cell/>
          <table:table-cell office:value-type="string" calcext:value-type="string">
            <text:p>～たところ 例: スーパーへ行ったところ、お金がないことに気付いた。</text:p>
          </table:table-cell>
          <table:table-cell office:value-type="string" calcext:value-type="string">
            <text:p>Vb Forma た+ ところ</text:p>
          </table:table-cell>
          <table:table-cell table:formula="of:=COM.MICROSOFT.CONCAT (&quot;insert into ITEM_INFO  values(&quot;;[.B458];&quot;,&quot;;[.A458];&quot;);&quot;)" office:value-type="string" office:string-value="insert into ITEM_INFO  values(457,4);" calcext:value-type="string">
            <text:p>insert into ITEM_INFO <text:s/>values(457,4);</text:p>
          </table:table-cell>
          <table:table-cell/>
          <table:table-cell table:formula="of:=COM.MICROSOFT.CONCAT(&quot;INSERT INTO VALOR_CARACTERISTICA VALUES(&quot;;[.B458];&quot;,3,'&quot;;[.D458];&quot;');&quot;)" office:value-type="string" office:string-value="INSERT INTO VALOR_CARACTERISTICA VALUES(457,3,'XところY。Al hacer X, encontré Y.');" calcext:value-type="string">
            <text:p>INSERT INTO VALOR_CARACTERISTICA VALUES(457,3,'XところY。Al hacer X, encontré Y.');</text:p>
          </table:table-cell>
          <table:table-cell/>
          <table:table-cell table:formula="of:=COM.MICROSOFT.CONCAT(&quot;INSERT INTO VALOR_CARACTERISTICA VALUES(&quot;;[.B458];&quot;,4,'&quot;;[.F458];&quot;');&quot;)" office:value-type="string" office:string-value="INSERT INTO VALOR_CARACTERISTICA VALUES(457,4,'～たところ 例: スーパーへ行ったところ、お金がないことに気付いた。');" calcext:value-type="string">
            <text:p>INSERT INTO VALOR_CARACTERISTICA VALUES(457,4,'～たところ 例: スーパーへ行ったところ、お金がないことに気付いた。');</text:p>
          </table:table-cell>
          <table:table-cell table:formula="of:=COM.MICROSOFT.CONCAT(&quot;INSERT INTO VALOR_CARACTERISTICA VALUES(&quot;;[.B458];&quot;,5,'&quot;;[.G458];&quot;');&quot;)" office:value-type="string" office:string-value="INSERT INTO VALOR_CARACTERISTICA VALUES(457,5,'Vb Forma た+ ところ');" calcext:value-type="string">
            <text:p>INSERT INTO VALOR_CARACTERISTICA VALUES(457,5,'Vb Forma た+ ところ');</text:p>
          </table:table-cell>
        </table:table-row>
        <table:table-row table:style-name="ro1">
          <table:table-cell office:value-type="float" office:value="4" calcext:value-type="float">
            <text:p>4</text:p>
          </table:table-cell>
          <table:table-cell table:formula="of:=[.B458]+1" office:value-type="float" office:value="458" calcext:value-type="float">
            <text:p>458</text:p>
          </table:table-cell>
          <table:table-cell/>
          <table:table-cell office:value-type="string" calcext:value-type="string">
            <text:p>Momento en el que estás haciendo algo.</text:p>
          </table:table-cell>
          <table:table-cell/>
          <table:table-cell office:value-type="string" calcext:value-type="string">
            <text:p>～ているところを 例:お母さんは子供が遊んでいるところを家の窓から見ていました。</text:p>
          </table:table-cell>
          <table:table-cell office:value-type="string" calcext:value-type="string">
            <text:p>Formaて+いるところを</text:p>
          </table:table-cell>
          <table:table-cell table:formula="of:=COM.MICROSOFT.CONCAT (&quot;insert into ITEM_INFO  values(&quot;;[.B459];&quot;,&quot;;[.A459];&quot;);&quot;)" office:value-type="string" office:string-value="insert into ITEM_INFO  values(458,4);" calcext:value-type="string">
            <text:p>insert into ITEM_INFO <text:s/>values(458,4);</text:p>
          </table:table-cell>
          <table:table-cell/>
          <table:table-cell table:formula="of:=COM.MICROSOFT.CONCAT(&quot;INSERT INTO VALOR_CARACTERISTICA VALUES(&quot;;[.B459];&quot;,3,'&quot;;[.D459];&quot;');&quot;)" office:value-type="string" office:string-value="INSERT INTO VALOR_CARACTERISTICA VALUES(458,3,'Momento en el que estás haciendo algo.');" calcext:value-type="string">
            <text:p>INSERT INTO VALOR_CARACTERISTICA VALUES(458,3,'Momento en el que estás haciendo algo.');</text:p>
          </table:table-cell>
          <table:table-cell/>
          <table:table-cell table:formula="of:=COM.MICROSOFT.CONCAT(&quot;INSERT INTO VALOR_CARACTERISTICA VALUES(&quot;;[.B459];&quot;,4,'&quot;;[.F459];&quot;');&quot;)" office:value-type="string" office:string-value="INSERT INTO VALOR_CARACTERISTICA VALUES(458,4,'～ているところを 例:お母さんは子供が遊んでいるところを家の窓から見ていました。');" calcext:value-type="string">
            <text:p>INSERT INTO VALOR_CARACTERISTICA VALUES(458,4,'～ているところを 例:お母さんは子供が遊んでいるところを家の窓から見ていました。');</text:p>
          </table:table-cell>
          <table:table-cell table:formula="of:=COM.MICROSOFT.CONCAT(&quot;INSERT INTO VALOR_CARACTERISTICA VALUES(&quot;;[.B459];&quot;,5,'&quot;;[.G459];&quot;');&quot;)" office:value-type="string" office:string-value="INSERT INTO VALOR_CARACTERISTICA VALUES(458,5,'Formaて+いるところを');" calcext:value-type="string">
            <text:p>INSERT INTO VALOR_CARACTERISTICA VALUES(458,5,'Formaて+いるところを');</text:p>
          </table:table-cell>
        </table:table-row>
        <table:table-row table:style-name="ro1">
          <table:table-cell office:value-type="float" office:value="4" calcext:value-type="float">
            <text:p>4</text:p>
          </table:table-cell>
          <table:table-cell table:formula="of:=[.B459]+1" office:value-type="float" office:value="459" calcext:value-type="float">
            <text:p>459</text:p>
          </table:table-cell>
          <table:table-cell/>
          <table:table-cell office:value-type="string" calcext:value-type="string">
            <text:p>Justo antes de que ocurra una acción, ocurre otra inesperada.</text:p>
          </table:table-cell>
          <table:table-cell/>
          <table:table-cell office:value-type="string" calcext:value-type="string">
            <text:p>～ようとしたところに（へ） 例: 出かけようとしたところに、電話がかかってきました。</text:p>
          </table:table-cell>
          <table:table-cell/>
          <table:table-cell table:formula="of:=COM.MICROSOFT.CONCAT (&quot;insert into ITEM_INFO  values(&quot;;[.B460];&quot;,&quot;;[.A460];&quot;);&quot;)" office:value-type="string" office:string-value="insert into ITEM_INFO  values(459,4);" calcext:value-type="string">
            <text:p>insert into ITEM_INFO <text:s/>values(459,4);</text:p>
          </table:table-cell>
          <table:table-cell/>
          <table:table-cell table:formula="of:=COM.MICROSOFT.CONCAT(&quot;INSERT INTO VALOR_CARACTERISTICA VALUES(&quot;;[.B460];&quot;,3,'&quot;;[.D460];&quot;');&quot;)" office:value-type="string" office:string-value="INSERT INTO VALOR_CARACTERISTICA VALUES(459,3,'Justo antes de que ocurra una acción, ocurre otra inesperada.');" calcext:value-type="string">
            <text:p>INSERT INTO VALOR_CARACTERISTICA VALUES(459,3,'Justo antes de que ocurra una acción, ocurre otra inesperada.');</text:p>
          </table:table-cell>
          <table:table-cell/>
          <table:table-cell table:formula="of:=COM.MICROSOFT.CONCAT(&quot;INSERT INTO VALOR_CARACTERISTICA VALUES(&quot;;[.B460];&quot;,4,'&quot;;[.F460];&quot;');&quot;)" office:value-type="string" office:string-value="INSERT INTO VALOR_CARACTERISTICA VALUES(459,4,'～ようとしたところに（へ） 例: 出かけようとしたところに、電話がかかってきました。');" calcext:value-type="string">
            <text:p>INSERT INTO VALOR_CARACTERISTICA VALUES(459,4,'～ようとしたところに（へ） 例: 出かけようとしたところに、電話がかかってきました。');</text:p>
          </table:table-cell>
          <table:table-cell table:formula="of:=COM.MICROSOFT.CONCAT(&quot;INSERT INTO VALOR_CARACTERISTICA VALUES(&quot;;[.B460];&quot;,5,'&quot;;[.G460];&quot;');&quot;)" office:value-type="string" office:string-value="INSERT INTO VALOR_CARACTERISTICA VALUES(459,5,'');" calcext:value-type="string">
            <text:p>INSERT INTO VALOR_CARACTERISTICA VALUES(459,5,'');</text:p>
          </table:table-cell>
        </table:table-row>
        <table:table-row table:style-name="ro1">
          <table:table-cell office:value-type="float" office:value="4" calcext:value-type="float">
            <text:p>4</text:p>
          </table:table-cell>
          <table:table-cell table:formula="of:=[.B460]+1" office:value-type="float" office:value="460" calcext:value-type="float">
            <text:p>460</text:p>
          </table:table-cell>
          <table:table-cell/>
          <table:table-cell office:value-type="string" calcext:value-type="string">
            <text:p>Estaba haciendo algo justo cuando…</text:p>
          </table:table-cell>
          <table:table-cell/>
          <table:table-cell office:value-type="string" calcext:value-type="string">
            <text:p>～ているところに（へ） 例: 勉強しているところに、電話がかかってきました。</text:p>
          </table:table-cell>
          <table:table-cell office:value-type="string" calcext:value-type="string">
            <text:p>Formaている+ところに（へ）</text:p>
          </table:table-cell>
          <table:table-cell table:formula="of:=COM.MICROSOFT.CONCAT (&quot;insert into ITEM_INFO  values(&quot;;[.B461];&quot;,&quot;;[.A461];&quot;);&quot;)" office:value-type="string" office:string-value="insert into ITEM_INFO  values(460,4);" calcext:value-type="string">
            <text:p>insert into ITEM_INFO <text:s/>values(460,4);</text:p>
          </table:table-cell>
          <table:table-cell/>
          <table:table-cell table:formula="of:=COM.MICROSOFT.CONCAT(&quot;INSERT INTO VALOR_CARACTERISTICA VALUES(&quot;;[.B461];&quot;,3,'&quot;;[.D461];&quot;');&quot;)" office:value-type="string" office:string-value="INSERT INTO VALOR_CARACTERISTICA VALUES(460,3,'Estaba haciendo algo justo cuando…');" calcext:value-type="string">
            <text:p>INSERT INTO VALOR_CARACTERISTICA VALUES(460,3,'Estaba haciendo algo justo cuando…');</text:p>
          </table:table-cell>
          <table:table-cell/>
          <table:table-cell table:formula="of:=COM.MICROSOFT.CONCAT(&quot;INSERT INTO VALOR_CARACTERISTICA VALUES(&quot;;[.B461];&quot;,4,'&quot;;[.F461];&quot;');&quot;)" office:value-type="string" office:string-value="INSERT INTO VALOR_CARACTERISTICA VALUES(460,4,'～ているところに（へ） 例: 勉強しているところに、電話がかかってきました。');" calcext:value-type="string">
            <text:p>INSERT INTO VALOR_CARACTERISTICA VALUES(460,4,'～ているところに（へ） 例: 勉強しているところに、電話がかかってきました。');</text:p>
          </table:table-cell>
          <table:table-cell table:formula="of:=COM.MICROSOFT.CONCAT(&quot;INSERT INTO VALOR_CARACTERISTICA VALUES(&quot;;[.B461];&quot;,5,'&quot;;[.G461];&quot;');&quot;)" office:value-type="string" office:string-value="INSERT INTO VALOR_CARACTERISTICA VALUES(460,5,'Formaている+ところに（へ）');" calcext:value-type="string">
            <text:p>INSERT INTO VALOR_CARACTERISTICA VALUES(460,5,'Formaている+ところに（へ）');</text:p>
          </table:table-cell>
        </table:table-row>
        <table:table-row table:style-name="ro1">
          <table:table-cell office:value-type="float" office:value="4" calcext:value-type="float">
            <text:p>4</text:p>
          </table:table-cell>
          <table:table-cell table:formula="of:=[.B461]+1" office:value-type="float" office:value="461" calcext:value-type="float">
            <text:p>461</text:p>
          </table:table-cell>
          <table:table-cell/>
          <table:table-cell office:value-type="string" calcext:value-type="string">
            <text:p>Estar a punto de pasar algo, por poco…</text:p>
          </table:table-cell>
          <table:table-cell/>
          <table:table-cell office:value-type="string" calcext:value-type="string">
            <text:p>① ～ところだった 例: 出かけるとき急いでいたので、もう少しでかぎを忘れるところだった。</text:p>
          </table:table-cell>
          <table:table-cell office:value-type="string" calcext:value-type="string">
            <text:p>Vb (F. dic. / Forma ない〕+ところだった</text:p>
          </table:table-cell>
          <table:table-cell table:formula="of:=COM.MICROSOFT.CONCAT (&quot;insert into ITEM_INFO  values(&quot;;[.B462];&quot;,&quot;;[.A462];&quot;);&quot;)" office:value-type="string" office:string-value="insert into ITEM_INFO  values(461,4);" calcext:value-type="string">
            <text:p>insert into ITEM_INFO <text:s/>values(461,4);</text:p>
          </table:table-cell>
          <table:table-cell/>
          <table:table-cell table:formula="of:=COM.MICROSOFT.CONCAT(&quot;INSERT INTO VALOR_CARACTERISTICA VALUES(&quot;;[.B462];&quot;,3,'&quot;;[.D462];&quot;');&quot;)" office:value-type="string" office:string-value="INSERT INTO VALOR_CARACTERISTICA VALUES(461,3,'Estar a punto de pasar algo, por poco…');" calcext:value-type="string">
            <text:p>INSERT INTO VALOR_CARACTERISTICA VALUES(461,3,'Estar a punto de pasar algo, por poco…');</text:p>
          </table:table-cell>
          <table:table-cell/>
          <table:table-cell table:formula="of:=COM.MICROSOFT.CONCAT(&quot;INSERT INTO VALOR_CARACTERISTICA VALUES(&quot;;[.B462];&quot;,4,'&quot;;[.F462];&quot;');&quot;)" office:value-type="string" office:string-value="INSERT INTO VALOR_CARACTERISTICA VALUES(461,4,'① ～ところだった 例: 出かけるとき急いでいたので、もう少しでかぎを忘れるところだった。');" calcext:value-type="string">
            <text:p>INSERT INTO VALOR_CARACTERISTICA VALUES(461,4,'① ～ところだった 例: 出かけるとき急いでいたので、もう少しでかぎを忘れるところだった。');</text:p>
          </table:table-cell>
          <table:table-cell table:formula="of:=COM.MICROSOFT.CONCAT(&quot;INSERT INTO VALOR_CARACTERISTICA VALUES(&quot;;[.B462];&quot;,5,'&quot;;[.G462];&quot;');&quot;)" office:value-type="string" office:string-value="INSERT INTO VALOR_CARACTERISTICA VALUES(461,5,'Vb (F. dic. / Forma ない〕+ところだった');" calcext:value-type="string">
            <text:p>INSERT INTO VALOR_CARACTERISTICA VALUES(461,5,'Vb (F. dic. / Forma ない〕+ところだった');</text:p>
          </table:table-cell>
        </table:table-row>
        <table:table-row table:style-name="ro1">
          <table:table-cell office:value-type="float" office:value="4" calcext:value-type="float">
            <text:p>4</text:p>
          </table:table-cell>
          <table:table-cell table:formula="of:=[.B462]+1" office:value-type="float" office:value="462" calcext:value-type="float">
            <text:p>462</text:p>
          </table:table-cell>
          <table:table-cell/>
          <table:table-cell office:value-type="string" calcext:value-type="string">
            <text:p>Parecía que podía hacerlo, pero lamento no poder hacerlo.</text:p>
          </table:table-cell>
          <table:table-cell/>
          <table:table-cell office:value-type="string" calcext:value-type="string">
            <text:p>② ～ところだった 例: もう少しでプロの選手になれるところだったのに、事故じこでけがをしてしまった。</text:p>
          </table:table-cell>
          <table:table-cell office:value-type="string" calcext:value-type="string">
            <text:p>Vb F. dic. / Forma ない)+ところだった</text:p>
          </table:table-cell>
          <table:table-cell table:formula="of:=COM.MICROSOFT.CONCAT (&quot;insert into ITEM_INFO  values(&quot;;[.B463];&quot;,&quot;;[.A463];&quot;);&quot;)" office:value-type="string" office:string-value="insert into ITEM_INFO  values(462,4);" calcext:value-type="string">
            <text:p>insert into ITEM_INFO <text:s/>values(462,4);</text:p>
          </table:table-cell>
          <table:table-cell/>
          <table:table-cell table:formula="of:=COM.MICROSOFT.CONCAT(&quot;INSERT INTO VALOR_CARACTERISTICA VALUES(&quot;;[.B463];&quot;,3,'&quot;;[.D463];&quot;');&quot;)" office:value-type="string" office:string-value="INSERT INTO VALOR_CARACTERISTICA VALUES(462,3,'Parecía que podía hacerlo, pero lamento no poder hacerlo.');" calcext:value-type="string">
            <text:p>INSERT INTO VALOR_CARACTERISTICA VALUES(462,3,'Parecía que podía hacerlo, pero lamento no poder hacerlo.');</text:p>
          </table:table-cell>
          <table:table-cell/>
          <table:table-cell table:formula="of:=COM.MICROSOFT.CONCAT(&quot;INSERT INTO VALOR_CARACTERISTICA VALUES(&quot;;[.B463];&quot;,4,'&quot;;[.F463];&quot;');&quot;)" office:value-type="string" office:string-value="INSERT INTO VALOR_CARACTERISTICA VALUES(462,4,'② ～ところだった 例: もう少しでプロの選手になれるところだったのに、事故じこでけがをしてしまった。');" calcext:value-type="string">
            <text:p>INSERT INTO VALOR_CARACTERISTICA VALUES(462,4,'② ～ところだった 例: もう少しでプロの選手になれるところだったのに、事故じこでけがをしてしまった。');</text:p>
          </table:table-cell>
          <table:table-cell table:formula="of:=COM.MICROSOFT.CONCAT(&quot;INSERT INTO VALOR_CARACTERISTICA VALUES(&quot;;[.B463];&quot;,5,'&quot;;[.G463];&quot;');&quot;)" office:value-type="string" office:string-value="INSERT INTO VALOR_CARACTERISTICA VALUES(462,5,'Vb F. dic. / Forma ない)+ところだった');" calcext:value-type="string">
            <text:p>INSERT INTO VALOR_CARACTERISTICA VALUES(462,5,'Vb F. dic. / Forma ない)+ところだった');</text:p>
          </table:table-cell>
        </table:table-row>
        <table:table-row table:style-name="ro1">
          <table:table-cell office:value-type="float" office:value="4" calcext:value-type="float">
            <text:p>4</text:p>
          </table:table-cell>
          <table:table-cell table:formula="of:=[.B463]+1" office:value-type="float" office:value="463" calcext:value-type="float">
            <text:p>463</text:p>
          </table:table-cell>
          <table:table-cell/>
          <table:table-cell office:value-type="string" calcext:value-type="string">
            <text:p>Aproximadamente.</text:p>
          </table:table-cell>
          <table:table-cell/>
          <table:table-cell office:value-type="string" calcext:value-type="string">
            <text:p>① ～ほど 例: うちから学校まで30分ほどで行ける。</text:p>
          </table:table-cell>
          <table:table-cell/>
          <table:table-cell table:formula="of:=COM.MICROSOFT.CONCAT (&quot;insert into ITEM_INFO  values(&quot;;[.B464];&quot;,&quot;;[.A464];&quot;);&quot;)" office:value-type="string" office:string-value="insert into ITEM_INFO  values(463,4);" calcext:value-type="string">
            <text:p>insert into ITEM_INFO <text:s/>values(463,4);</text:p>
          </table:table-cell>
          <table:table-cell/>
          <table:table-cell table:formula="of:=COM.MICROSOFT.CONCAT(&quot;INSERT INTO VALOR_CARACTERISTICA VALUES(&quot;;[.B464];&quot;,3,'&quot;;[.D464];&quot;');&quot;)" office:value-type="string" office:string-value="INSERT INTO VALOR_CARACTERISTICA VALUES(463,3,'Aproximadamente.');" calcext:value-type="string">
            <text:p>INSERT INTO VALOR_CARACTERISTICA VALUES(463,3,'Aproximadamente.');</text:p>
          </table:table-cell>
          <table:table-cell/>
          <table:table-cell table:formula="of:=COM.MICROSOFT.CONCAT(&quot;INSERT INTO VALOR_CARACTERISTICA VALUES(&quot;;[.B464];&quot;,4,'&quot;;[.F464];&quot;');&quot;)" office:value-type="string" office:string-value="INSERT INTO VALOR_CARACTERISTICA VALUES(463,4,'① ～ほど 例: うちから学校まで30分ほどで行ける。');" calcext:value-type="string">
            <text:p>INSERT INTO VALOR_CARACTERISTICA VALUES(463,4,'① ～ほど 例: うちから学校まで30分ほどで行ける。');</text:p>
          </table:table-cell>
          <table:table-cell table:formula="of:=COM.MICROSOFT.CONCAT(&quot;INSERT INTO VALOR_CARACTERISTICA VALUES(&quot;;[.B464];&quot;,5,'&quot;;[.G464];&quot;');&quot;)" office:value-type="string" office:string-value="INSERT INTO VALOR_CARACTERISTICA VALUES(463,5,'');" calcext:value-type="string">
            <text:p>INSERT INTO VALOR_CARACTERISTICA VALUES(463,5,'');</text:p>
          </table:table-cell>
        </table:table-row>
        <table:table-row table:style-name="ro1">
          <table:table-cell office:value-type="float" office:value="4" calcext:value-type="float">
            <text:p>4</text:p>
          </table:table-cell>
          <table:table-cell table:formula="of:=[.B464]+1" office:value-type="float" office:value="464" calcext:value-type="float">
            <text:p>464</text:p>
          </table:table-cell>
          <table:table-cell/>
          <table:table-cell office:value-type="string" calcext:value-type="string">
            <text:p>Estoy tan… que…</text:p>
          </table:table-cell>
          <table:table-cell/>
          <table:table-cell office:value-type="string" calcext:value-type="string">
            <text:p>② ～ほど 例: 涙が出るほど痛いです。</text:p>
          </table:table-cell>
          <table:table-cell office:value-type="string" calcext:value-type="string">
            <text:p>(F. <text:s/>ordinaria / N)+ほど</text:p>
          </table:table-cell>
          <table:table-cell table:formula="of:=COM.MICROSOFT.CONCAT (&quot;insert into ITEM_INFO  values(&quot;;[.B465];&quot;,&quot;;[.A465];&quot;);&quot;)" office:value-type="string" office:string-value="insert into ITEM_INFO  values(464,4);" calcext:value-type="string">
            <text:p>insert into ITEM_INFO <text:s/>values(464,4);</text:p>
          </table:table-cell>
          <table:table-cell/>
          <table:table-cell table:formula="of:=COM.MICROSOFT.CONCAT(&quot;INSERT INTO VALOR_CARACTERISTICA VALUES(&quot;;[.B465];&quot;,3,'&quot;;[.D465];&quot;');&quot;)" office:value-type="string" office:string-value="INSERT INTO VALOR_CARACTERISTICA VALUES(464,3,'Estoy tan… que…');" calcext:value-type="string">
            <text:p>INSERT INTO VALOR_CARACTERISTICA VALUES(464,3,'Estoy tan… que…');</text:p>
          </table:table-cell>
          <table:table-cell/>
          <table:table-cell table:formula="of:=COM.MICROSOFT.CONCAT(&quot;INSERT INTO VALOR_CARACTERISTICA VALUES(&quot;;[.B465];&quot;,4,'&quot;;[.F465];&quot;');&quot;)" office:value-type="string" office:string-value="INSERT INTO VALOR_CARACTERISTICA VALUES(464,4,'② ～ほど 例: 涙が出るほど痛いです。');" calcext:value-type="string">
            <text:p>INSERT INTO VALOR_CARACTERISTICA VALUES(464,4,'② ～ほど 例: 涙が出るほど痛いです。');</text:p>
          </table:table-cell>
          <table:table-cell table:formula="of:=COM.MICROSOFT.CONCAT(&quot;INSERT INTO VALOR_CARACTERISTICA VALUES(&quot;;[.B465];&quot;,5,'&quot;;[.G465];&quot;');&quot;)" office:value-type="string" office:string-value="INSERT INTO VALOR_CARACTERISTICA VALUES(464,5,'(F.  ordinaria / N)+ほど');" calcext:value-type="string">
            <text:p>INSERT INTO VALOR_CARACTERISTICA VALUES(464,5,'(F. <text:s/>ordinaria / N)+ほど');</text:p>
          </table:table-cell>
        </table:table-row>
        <table:table-row table:style-name="ro1">
          <table:table-cell office:value-type="float" office:value="4" calcext:value-type="float">
            <text:p>4</text:p>
          </table:table-cell>
          <table:table-cell table:formula="of:=[.B465]+1" office:value-type="float" office:value="465" calcext:value-type="float">
            <text:p>465</text:p>
          </table:table-cell>
          <table:table-cell/>
          <table:table-cell office:value-type="string" calcext:value-type="string">
            <text:p>El que más…</text:p>
          </table:table-cell>
          <table:table-cell/>
          <table:table-cell office:value-type="string" calcext:value-type="string">
            <text:p>③ ～ほど 例: 彼女ほど優(やさ)しい人はいない。</text:p>
          </table:table-cell>
          <table:table-cell office:value-type="string" calcext:value-type="string">
            <text:p>N+ほど+N+は～ない</text:p>
          </table:table-cell>
          <table:table-cell table:formula="of:=COM.MICROSOFT.CONCAT (&quot;insert into ITEM_INFO  values(&quot;;[.B466];&quot;,&quot;;[.A466];&quot;);&quot;)" office:value-type="string" office:string-value="insert into ITEM_INFO  values(465,4);" calcext:value-type="string">
            <text:p>insert into ITEM_INFO <text:s/>values(465,4);</text:p>
          </table:table-cell>
          <table:table-cell/>
          <table:table-cell table:formula="of:=COM.MICROSOFT.CONCAT(&quot;INSERT INTO VALOR_CARACTERISTICA VALUES(&quot;;[.B466];&quot;,3,'&quot;;[.D466];&quot;');&quot;)" office:value-type="string" office:string-value="INSERT INTO VALOR_CARACTERISTICA VALUES(465,3,'El que más…');" calcext:value-type="string">
            <text:p>INSERT INTO VALOR_CARACTERISTICA VALUES(465,3,'El que más…');</text:p>
          </table:table-cell>
          <table:table-cell/>
          <table:table-cell table:formula="of:=COM.MICROSOFT.CONCAT(&quot;INSERT INTO VALOR_CARACTERISTICA VALUES(&quot;;[.B466];&quot;,4,'&quot;;[.F466];&quot;');&quot;)" office:value-type="string" office:string-value="INSERT INTO VALOR_CARACTERISTICA VALUES(465,4,'③ ～ほど 例: 彼女ほど優(やさ)しい人はいない。');" calcext:value-type="string">
            <text:p>INSERT INTO VALOR_CARACTERISTICA VALUES(465,4,'③ ～ほど 例: 彼女ほど優(やさ)しい人はいない。');</text:p>
          </table:table-cell>
          <table:table-cell table:formula="of:=COM.MICROSOFT.CONCAT(&quot;INSERT INTO VALOR_CARACTERISTICA VALUES(&quot;;[.B466];&quot;,5,'&quot;;[.G466];&quot;');&quot;)" office:value-type="string" office:string-value="INSERT INTO VALOR_CARACTERISTICA VALUES(465,5,'N+ほど+N+は～ない');" calcext:value-type="string">
            <text:p>INSERT INTO VALOR_CARACTERISTICA VALUES(465,5,'N+ほど+N+は～ない');</text:p>
          </table:table-cell>
        </table:table-row>
        <table:table-row table:style-name="ro1">
          <table:table-cell office:value-type="float" office:value="4" calcext:value-type="float">
            <text:p>4</text:p>
          </table:table-cell>
          <table:table-cell table:formula="of:=[.B466]+1" office:value-type="float" office:value="466" calcext:value-type="float">
            <text:p>466</text:p>
          </table:table-cell>
          <table:table-cell/>
          <table:table-cell office:value-type="string" calcext:value-type="string">
            <text:p>Cuánto más…</text:p>
          </table:table-cell>
          <table:table-cell/>
          <table:table-cell office:value-type="string" calcext:value-type="string">
            <text:p>④～ほど 例: 魚は新鮮しんせんなものほどおいしい。</text:p>
          </table:table-cell>
          <table:table-cell office:value-type="string" calcext:value-type="string">
            <text:p>N+ほど</text:p>
          </table:table-cell>
          <table:table-cell table:formula="of:=COM.MICROSOFT.CONCAT (&quot;insert into ITEM_INFO  values(&quot;;[.B467];&quot;,&quot;;[.A467];&quot;);&quot;)" office:value-type="string" office:string-value="insert into ITEM_INFO  values(466,4);" calcext:value-type="string">
            <text:p>insert into ITEM_INFO <text:s/>values(466,4);</text:p>
          </table:table-cell>
          <table:table-cell/>
          <table:table-cell table:formula="of:=COM.MICROSOFT.CONCAT(&quot;INSERT INTO VALOR_CARACTERISTICA VALUES(&quot;;[.B467];&quot;,3,'&quot;;[.D467];&quot;');&quot;)" office:value-type="string" office:string-value="INSERT INTO VALOR_CARACTERISTICA VALUES(466,3,'Cuánto más…');" calcext:value-type="string">
            <text:p>INSERT INTO VALOR_CARACTERISTICA VALUES(466,3,'Cuánto más…');</text:p>
          </table:table-cell>
          <table:table-cell/>
          <table:table-cell table:formula="of:=COM.MICROSOFT.CONCAT(&quot;INSERT INTO VALOR_CARACTERISTICA VALUES(&quot;;[.B467];&quot;,4,'&quot;;[.F467];&quot;');&quot;)" office:value-type="string" office:string-value="INSERT INTO VALOR_CARACTERISTICA VALUES(466,4,'④～ほど 例: 魚は新鮮しんせんなものほどおいしい。');" calcext:value-type="string">
            <text:p>INSERT INTO VALOR_CARACTERISTICA VALUES(466,4,'④～ほど 例: 魚は新鮮しんせんなものほどおいしい。');</text:p>
          </table:table-cell>
          <table:table-cell table:formula="of:=COM.MICROSOFT.CONCAT(&quot;INSERT INTO VALOR_CARACTERISTICA VALUES(&quot;;[.B467];&quot;,5,'&quot;;[.G467];&quot;');&quot;)" office:value-type="string" office:string-value="INSERT INTO VALOR_CARACTERISTICA VALUES(466,5,'N+ほど');" calcext:value-type="string">
            <text:p>INSERT INTO VALOR_CARACTERISTICA VALUES(466,5,'N+ほど');</text:p>
          </table:table-cell>
        </table:table-row>
        <table:table-row table:style-name="ro1">
          <table:table-cell office:value-type="float" office:value="4" calcext:value-type="float">
            <text:p>4</text:p>
          </table:table-cell>
          <table:table-cell table:formula="of:=[.B467]+1" office:value-type="float" office:value="467" calcext:value-type="float">
            <text:p>467</text:p>
          </table:table-cell>
          <table:table-cell/>
          <table:table-cell office:value-type="string" calcext:value-type="string">
            <text:p>Cuánto más… más…</text:p>
          </table:table-cell>
          <table:table-cell/>
          <table:table-cell office:value-type="string" calcext:value-type="string">
            <text:p>～ば～ほど 例: 日本語は習えば習うほど、難しくなります。</text:p>
          </table:table-cell>
          <table:table-cell office:value-type="string" calcext:value-type="string">
            <text:p>F. Condic. + F. dic.+ほど/ ナ形（で）あればある+ほど/ N+であればある+ほど</text:p>
          </table:table-cell>
          <table:table-cell table:formula="of:=COM.MICROSOFT.CONCAT (&quot;insert into ITEM_INFO  values(&quot;;[.B468];&quot;,&quot;;[.A468];&quot;);&quot;)" office:value-type="string" office:string-value="insert into ITEM_INFO  values(467,4);" calcext:value-type="string">
            <text:p>insert into ITEM_INFO <text:s/>values(467,4);</text:p>
          </table:table-cell>
          <table:table-cell/>
          <table:table-cell table:formula="of:=COM.MICROSOFT.CONCAT(&quot;INSERT INTO VALOR_CARACTERISTICA VALUES(&quot;;[.B468];&quot;,3,'&quot;;[.D468];&quot;');&quot;)" office:value-type="string" office:string-value="INSERT INTO VALOR_CARACTERISTICA VALUES(467,3,'Cuánto más… más…');" calcext:value-type="string">
            <text:p>INSERT INTO VALOR_CARACTERISTICA VALUES(467,3,'Cuánto más… más…');</text:p>
          </table:table-cell>
          <table:table-cell/>
          <table:table-cell table:formula="of:=COM.MICROSOFT.CONCAT(&quot;INSERT INTO VALOR_CARACTERISTICA VALUES(&quot;;[.B468];&quot;,4,'&quot;;[.F468];&quot;');&quot;)" office:value-type="string" office:string-value="INSERT INTO VALOR_CARACTERISTICA VALUES(467,4,'～ば～ほど 例: 日本語は習えば習うほど、難しくなります。');" calcext:value-type="string">
            <text:p>INSERT INTO VALOR_CARACTERISTICA VALUES(467,4,'～ば～ほど 例: 日本語は習えば習うほど、難しくなります。');</text:p>
          </table:table-cell>
          <table:table-cell table:formula="of:=COM.MICROSOFT.CONCAT(&quot;INSERT INTO VALOR_CARACTERISTICA VALUES(&quot;;[.B468];&quot;,5,'&quot;;[.G468];&quot;');&quot;)" office:value-type="string" office:string-value="INSERT INTO VALOR_CARACTERISTICA VALUES(467,5,'F. Condic. + F. dic.+ほど/ ナ形（で）あればある+ほど/ N+であればある+ほど');" calcext:value-type="string">
            <text:p>INSERT INTO VALOR_CARACTERISTICA VALUES(467,5,'F. Condic. + F. dic.+ほど/ ナ形（で）あればある+ほど/ N+であればある+ほど');</text:p>
          </table:table-cell>
        </table:table-row>
        <table:table-row table:style-name="ro1">
          <table:table-cell office:value-type="float" office:value="4" calcext:value-type="float">
            <text:p>4</text:p>
          </table:table-cell>
          <table:table-cell table:formula="of:=[.B468]+1" office:value-type="float" office:value="468" calcext:value-type="float">
            <text:p>468</text:p>
          </table:table-cell>
          <table:table-cell/>
          <table:table-cell office:value-type="string" calcext:value-type="string">
            <text:p>Por ejemplo, quizá estaría bien.</text:p>
          </table:table-cell>
          <table:table-cell/>
          <table:table-cell office:value-type="string" calcext:value-type="string">
            <text:p>① ～など/なんか/なんて 例: A:彼女へのプレゼントは何がいいと思う？ B: ボードゲームなんてどうかな。</text:p>
          </table:table-cell>
          <table:table-cell office:value-type="string" calcext:value-type="string">
            <text:p>N / Vb (F. dic.) + など/なんて / N+なんか – たとえば。</text:p>
          </table:table-cell>
          <table:table-cell table:formula="of:=COM.MICROSOFT.CONCAT (&quot;insert into ITEM_INFO  values(&quot;;[.B469];&quot;,&quot;;[.A469];&quot;);&quot;)" office:value-type="string" office:string-value="insert into ITEM_INFO  values(468,4);" calcext:value-type="string">
            <text:p>insert into ITEM_INFO <text:s/>values(468,4);</text:p>
          </table:table-cell>
          <table:table-cell/>
          <table:table-cell table:formula="of:=COM.MICROSOFT.CONCAT(&quot;INSERT INTO VALOR_CARACTERISTICA VALUES(&quot;;[.B469];&quot;,3,'&quot;;[.D469];&quot;');&quot;)" office:value-type="string" office:string-value="INSERT INTO VALOR_CARACTERISTICA VALUES(468,3,'Por ejemplo, quizá estaría bien.');" calcext:value-type="string">
            <text:p>INSERT INTO VALOR_CARACTERISTICA VALUES(468,3,'Por ejemplo, quizá estaría bien.');</text:p>
          </table:table-cell>
          <table:table-cell/>
          <table:table-cell table:formula="of:=COM.MICROSOFT.CONCAT(&quot;INSERT INTO VALOR_CARACTERISTICA VALUES(&quot;;[.B469];&quot;,4,'&quot;;[.F469];&quot;');&quot;)" office:value-type="string" office:string-value="INSERT INTO VALOR_CARACTERISTICA VALUES(468,4,'① ～など/なんか/なんて 例: A:彼女へのプレゼントは何がいいと思う？ B: ボードゲームなんてどうかな。');" calcext:value-type="string">
            <text:p>INSERT INTO VALOR_CARACTERISTICA VALUES(468,4,'① ～など/なんか/なんて 例: A:彼女へのプレゼントは何がいいと思う？ B: ボードゲームなんてどうかな。');</text:p>
          </table:table-cell>
          <table:table-cell table:formula="of:=COM.MICROSOFT.CONCAT(&quot;INSERT INTO VALOR_CARACTERISTICA VALUES(&quot;;[.B469];&quot;,5,'&quot;;[.G469];&quot;');&quot;)" office:value-type="string" office:string-value="INSERT INTO VALOR_CARACTERISTICA VALUES(468,5,'N / Vb (F. dic.) + など/なんて / N+なんか – たとえば。');" calcext:value-type="string">
            <text:p>INSERT INTO VALOR_CARACTERISTICA VALUES(468,5,'N / Vb (F. dic.) + など/なんて / N+なんか – たとえば。');</text:p>
          </table:table-cell>
        </table:table-row>
        <table:table-row table:style-name="ro1">
          <table:table-cell office:value-type="float" office:value="4" calcext:value-type="float">
            <text:p>4</text:p>
          </table:table-cell>
          <table:table-cell table:formula="of:=[.B469]+1" office:value-type="float" office:value="469" calcext:value-type="float">
            <text:p>469</text:p>
          </table:table-cell>
          <table:table-cell/>
          <table:table-cell office:value-type="string" calcext:value-type="string">
            <text:p>Desprecias algo, le das poca importancia, poco valor.</text:p>
          </table:table-cell>
          <table:table-cell/>
          <table:table-cell office:value-type="string" calcext:value-type="string">
            <text:p>②～など/なんか/なんて 例: <text:s text:c="2"/>あなたなんか嫌(きら)い。もう来ないで。</text:p>
          </table:table-cell>
          <table:table-cell office:value-type="string" calcext:value-type="string">
            <text:p>(N / Vb F. <text:s/>dic. / Forma て)+など /なんか /なんて</text:p>
          </table:table-cell>
          <table:table-cell table:formula="of:=COM.MICROSOFT.CONCAT (&quot;insert into ITEM_INFO  values(&quot;;[.B470];&quot;,&quot;;[.A470];&quot;);&quot;)" office:value-type="string" office:string-value="insert into ITEM_INFO  values(469,4);" calcext:value-type="string">
            <text:p>insert into ITEM_INFO <text:s/>values(469,4);</text:p>
          </table:table-cell>
          <table:table-cell/>
          <table:table-cell table:formula="of:=COM.MICROSOFT.CONCAT(&quot;INSERT INTO VALOR_CARACTERISTICA VALUES(&quot;;[.B470];&quot;,3,'&quot;;[.D470];&quot;');&quot;)" office:value-type="string" office:string-value="INSERT INTO VALOR_CARACTERISTICA VALUES(469,3,'Desprecias algo, le das poca importancia, poco valor.');" calcext:value-type="string">
            <text:p>INSERT INTO VALOR_CARACTERISTICA VALUES(469,3,'Desprecias algo, le das poca importancia, poco valor.');</text:p>
          </table:table-cell>
          <table:table-cell/>
          <table:table-cell table:formula="of:=COM.MICROSOFT.CONCAT(&quot;INSERT INTO VALOR_CARACTERISTICA VALUES(&quot;;[.B470];&quot;,4,'&quot;;[.F470];&quot;');&quot;)" office:value-type="string" office:string-value="INSERT INTO VALOR_CARACTERISTICA VALUES(469,4,'②～など/なんか/なんて 例:   あなたなんか嫌(きら)い。もう来ないで。');" calcext:value-type="string">
            <text:p>INSERT INTO VALOR_CARACTERISTICA VALUES(469,4,'②～など/なんか/なんて 例: <text:s text:c="2"/>あなたなんか嫌(きら)い。もう来ないで。');</text:p>
          </table:table-cell>
          <table:table-cell table:formula="of:=COM.MICROSOFT.CONCAT(&quot;INSERT INTO VALOR_CARACTERISTICA VALUES(&quot;;[.B470];&quot;,5,'&quot;;[.G470];&quot;');&quot;)" office:value-type="string" office:string-value="INSERT INTO VALOR_CARACTERISTICA VALUES(469,5,'(N / Vb F.  dic. / Forma て)+など /なんか /なんて');" calcext:value-type="string">
            <text:p>INSERT INTO VALOR_CARACTERISTICA VALUES(469,5,'(N / Vb F. <text:s/>dic. / Forma て)+など /なんか /なんて');</text:p>
          </table:table-cell>
        </table:table-row>
        <table:table-row table:style-name="ro1">
          <table:table-cell office:value-type="float" office:value="4" calcext:value-type="float">
            <text:p>4</text:p>
          </table:table-cell>
          <table:table-cell table:formula="of:=[.B470]+1" office:value-type="float" office:value="470" calcext:value-type="float">
            <text:p>470</text:p>
          </table:table-cell>
          <table:table-cell/>
          <table:table-cell office:value-type="string" calcext:value-type="string">
            <text:p>Dices o piensas algo que te sorprende, no le das importancia.</text:p>
          </table:table-cell>
          <table:table-cell/>
          <table:table-cell office:value-type="string" calcext:value-type="string">
            <text:p>～などと（なんて）言う /思う など 例: 彼が犯人(はんにん)だなんて信(しん)じられない。</text:p>
          </table:table-cell>
          <table:table-cell office:value-type="string" calcext:value-type="string">
            <text:p>F. Ordinaria + などと/なんて+言う/思う.</text:p>
          </table:table-cell>
          <table:table-cell table:formula="of:=COM.MICROSOFT.CONCAT (&quot;insert into ITEM_INFO  values(&quot;;[.B471];&quot;,&quot;;[.A471];&quot;);&quot;)" office:value-type="string" office:string-value="insert into ITEM_INFO  values(470,4);" calcext:value-type="string">
            <text:p>insert into ITEM_INFO <text:s/>values(470,4);</text:p>
          </table:table-cell>
          <table:table-cell/>
          <table:table-cell table:formula="of:=COM.MICROSOFT.CONCAT(&quot;INSERT INTO VALOR_CARACTERISTICA VALUES(&quot;;[.B471];&quot;,3,'&quot;;[.D471];&quot;');&quot;)" office:value-type="string" office:string-value="INSERT INTO VALOR_CARACTERISTICA VALUES(470,3,'Dices o piensas algo que te sorprende, no le das importancia.');" calcext:value-type="string">
            <text:p>INSERT INTO VALOR_CARACTERISTICA VALUES(470,3,'Dices o piensas algo que te sorprende, no le das importancia.');</text:p>
          </table:table-cell>
          <table:table-cell/>
          <table:table-cell table:formula="of:=COM.MICROSOFT.CONCAT(&quot;INSERT INTO VALOR_CARACTERISTICA VALUES(&quot;;[.B471];&quot;,4,'&quot;;[.F471];&quot;');&quot;)" office:value-type="string" office:string-value="INSERT INTO VALOR_CARACTERISTICA VALUES(470,4,'～などと（なんて）言う /思う など 例: 彼が犯人(はんにん)だなんて信(しん)じられない。');" calcext:value-type="string">
            <text:p>INSERT INTO VALOR_CARACTERISTICA VALUES(470,4,'～などと（なんて）言う /思う など 例: 彼が犯人(はんにん)だなんて信(しん)じられない。');</text:p>
          </table:table-cell>
          <table:table-cell table:formula="of:=COM.MICROSOFT.CONCAT(&quot;INSERT INTO VALOR_CARACTERISTICA VALUES(&quot;;[.B471];&quot;,5,'&quot;;[.G471];&quot;');&quot;)" office:value-type="string" office:string-value="INSERT INTO VALOR_CARACTERISTICA VALUES(470,5,'F. Ordinaria + などと/なんて+言う/思う.');" calcext:value-type="string">
            <text:p>INSERT INTO VALOR_CARACTERISTICA VALUES(470,5,'F. Ordinaria + などと/なんて+言う/思う.');</text:p>
          </table:table-cell>
        </table:table-row>
        <table:table-row table:style-name="ro1">
          <table:table-cell office:value-type="float" office:value="4" calcext:value-type="float">
            <text:p>4</text:p>
          </table:table-cell>
          <table:table-cell table:formula="of:=[.B471]+1" office:value-type="float" office:value="471" calcext:value-type="float">
            <text:p>471</text:p>
          </table:table-cell>
          <table:table-cell/>
          <table:table-cell office:value-type="string" calcext:value-type="string">
            <text:p>Ahora que…, ya que…, desde que...</text:p>
          </table:table-cell>
          <table:table-cell/>
          <table:table-cell office:value-type="string" calcext:value-type="string">
            <text:p>～からには 例: 動物を飼うからには、責任(せきにん)をもって世話をするべきです。</text:p>
          </table:table-cell>
          <table:table-cell office:value-type="string" calcext:value-type="string">
            <text:p>F. <text:s/>ordinaria（ナ形だ-である・Nだ-である） + からには</text:p>
          </table:table-cell>
          <table:table-cell table:formula="of:=COM.MICROSOFT.CONCAT (&quot;insert into ITEM_INFO  values(&quot;;[.B472];&quot;,&quot;;[.A472];&quot;);&quot;)" office:value-type="string" office:string-value="insert into ITEM_INFO  values(471,4);" calcext:value-type="string">
            <text:p>insert into ITEM_INFO <text:s/>values(471,4);</text:p>
          </table:table-cell>
          <table:table-cell/>
          <table:table-cell table:formula="of:=COM.MICROSOFT.CONCAT(&quot;INSERT INTO VALOR_CARACTERISTICA VALUES(&quot;;[.B472];&quot;,3,'&quot;;[.D472];&quot;');&quot;)" office:value-type="string" office:string-value="INSERT INTO VALOR_CARACTERISTICA VALUES(471,3,'Ahora que…, ya que…, desde que...');" calcext:value-type="string">
            <text:p>INSERT INTO VALOR_CARACTERISTICA VALUES(471,3,'Ahora que…, ya que…, desde que...');</text:p>
          </table:table-cell>
          <table:table-cell/>
          <table:table-cell table:formula="of:=COM.MICROSOFT.CONCAT(&quot;INSERT INTO VALOR_CARACTERISTICA VALUES(&quot;;[.B472];&quot;,4,'&quot;;[.F472];&quot;');&quot;)" office:value-type="string" office:string-value="INSERT INTO VALOR_CARACTERISTICA VALUES(471,4,'～からには 例: 動物を飼うからには、責任(せきにん)をもって世話をするべきです。');" calcext:value-type="string">
            <text:p>INSERT INTO VALOR_CARACTERISTICA VALUES(471,4,'～からには 例: 動物を飼うからには、責任(せきにん)をもって世話をするべきです。');</text:p>
          </table:table-cell>
          <table:table-cell table:formula="of:=COM.MICROSOFT.CONCAT(&quot;INSERT INTO VALOR_CARACTERISTICA VALUES(&quot;;[.B472];&quot;,5,'&quot;;[.G472];&quot;');&quot;)" office:value-type="string" office:string-value="INSERT INTO VALOR_CARACTERISTICA VALUES(471,5,'F.  ordinaria（ナ形だ-である・Nだ-である） + からには');" calcext:value-type="string">
            <text:p>INSERT INTO VALOR_CARACTERISTICA VALUES(471,5,'F. <text:s/>ordinaria（ナ形だ-である・Nだ-である） + からには');</text:p>
          </table:table-cell>
        </table:table-row>
        <table:table-row table:style-name="ro1">
          <table:table-cell office:value-type="float" office:value="4" calcext:value-type="float">
            <text:p>4</text:p>
          </table:table-cell>
          <table:table-cell table:formula="of:=[.B472]+1" office:value-type="float" office:value="472" calcext:value-type="float">
            <text:p>472</text:p>
          </table:table-cell>
          <table:table-cell/>
          <table:table-cell office:value-type="string" calcext:value-type="string">
            <text:p>Se ha completado algo al 100%.</text:p>
          </table:table-cell>
          <table:table-cell/>
          <table:table-cell office:value-type="string" calcext:value-type="string">
            <text:p>①～きる 例: 「すみません、その商品は全て売りきれてしまいました」。</text:p>
          </table:table-cell>
          <table:table-cell office:value-type="string" calcext:value-type="string">
            <text:p>Vb&lt;s&gt;ます&lt;/s&gt;+きる</text:p>
          </table:table-cell>
          <table:table-cell table:formula="of:=COM.MICROSOFT.CONCAT (&quot;insert into ITEM_INFO  values(&quot;;[.B473];&quot;,&quot;;[.A473];&quot;);&quot;)" office:value-type="string" office:string-value="insert into ITEM_INFO  values(472,4);" calcext:value-type="string">
            <text:p>insert into ITEM_INFO <text:s/>values(472,4);</text:p>
          </table:table-cell>
          <table:table-cell/>
          <table:table-cell table:formula="of:=COM.MICROSOFT.CONCAT(&quot;INSERT INTO VALOR_CARACTERISTICA VALUES(&quot;;[.B473];&quot;,3,'&quot;;[.D473];&quot;');&quot;)" office:value-type="string" office:string-value="INSERT INTO VALOR_CARACTERISTICA VALUES(472,3,'Se ha completado algo al 100%.');" calcext:value-type="string">
            <text:p>INSERT INTO VALOR_CARACTERISTICA VALUES(472,3,'Se ha completado algo al 100%.');</text:p>
          </table:table-cell>
          <table:table-cell/>
          <table:table-cell table:formula="of:=COM.MICROSOFT.CONCAT(&quot;INSERT INTO VALOR_CARACTERISTICA VALUES(&quot;;[.B473];&quot;,4,'&quot;;[.F473];&quot;');&quot;)" office:value-type="string" office:string-value="INSERT INTO VALOR_CARACTERISTICA VALUES(472,4,'①～きる 例: 「すみません、その商品は全て売りきれてしまいました」。');" calcext:value-type="string">
            <text:p>INSERT INTO VALOR_CARACTERISTICA VALUES(472,4,'①～きる 例: 「すみません、その商品は全て売りきれてしまいました」。');</text:p>
          </table:table-cell>
          <table:table-cell table:formula="of:=COM.MICROSOFT.CONCAT(&quot;INSERT INTO VALOR_CARACTERISTICA VALUES(&quot;;[.B473];&quot;,5,'&quot;;[.G473];&quot;');&quot;)" office:value-type="string" office:string-value="INSERT INTO VALOR_CARACTERISTICA VALUES(472,5,'Vb&lt;s&gt;ます&lt;/s&gt;+きる');" calcext:value-type="string">
            <text:p>INSERT INTO VALOR_CARACTERISTICA VALUES(472,5,'Vb&lt;s&gt;ます&lt;/s&gt;+きる');</text:p>
          </table:table-cell>
        </table:table-row>
        <table:table-row table:style-name="ro1">
          <table:table-cell office:value-type="float" office:value="4" calcext:value-type="float">
            <text:p>4</text:p>
          </table:table-cell>
          <table:table-cell table:formula="of:=[.B473]+1" office:value-type="float" office:value="473" calcext:value-type="float">
            <text:p>473</text:p>
          </table:table-cell>
          <table:table-cell/>
          <table:table-cell office:value-type="string" calcext:value-type="string">
            <text:p>Asegurar, afirmar algo rotundamente.</text:p>
          </table:table-cell>
          <table:table-cell/>
          <table:table-cell office:value-type="string" calcext:value-type="string">
            <text:p>②～きる 例: 「あなたならできる」と母は言いきった。</text:p>
          </table:table-cell>
          <table:table-cell office:value-type="string" calcext:value-type="string">
            <text:p>Vb&lt;s&gt;ます&lt;/s&gt;+きる</text:p>
          </table:table-cell>
          <table:table-cell table:formula="of:=COM.MICROSOFT.CONCAT (&quot;insert into ITEM_INFO  values(&quot;;[.B474];&quot;,&quot;;[.A474];&quot;);&quot;)" office:value-type="string" office:string-value="insert into ITEM_INFO  values(473,4);" calcext:value-type="string">
            <text:p>insert into ITEM_INFO <text:s/>values(473,4);</text:p>
          </table:table-cell>
          <table:table-cell/>
          <table:table-cell table:formula="of:=COM.MICROSOFT.CONCAT(&quot;INSERT INTO VALOR_CARACTERISTICA VALUES(&quot;;[.B474];&quot;,3,'&quot;;[.D474];&quot;');&quot;)" office:value-type="string" office:string-value="INSERT INTO VALOR_CARACTERISTICA VALUES(473,3,'Asegurar, afirmar algo rotundamente.');" calcext:value-type="string">
            <text:p>INSERT INTO VALOR_CARACTERISTICA VALUES(473,3,'Asegurar, afirmar algo rotundamente.');</text:p>
          </table:table-cell>
          <table:table-cell/>
          <table:table-cell table:formula="of:=COM.MICROSOFT.CONCAT(&quot;INSERT INTO VALOR_CARACTERISTICA VALUES(&quot;;[.B474];&quot;,4,'&quot;;[.F474];&quot;');&quot;)" office:value-type="string" office:string-value="INSERT INTO VALOR_CARACTERISTICA VALUES(473,4,'②～きる 例: 「あなたならできる」と母は言いきった。');" calcext:value-type="string">
            <text:p>INSERT INTO VALOR_CARACTERISTICA VALUES(473,4,'②～きる 例: 「あなたならできる」と母は言いきった。');</text:p>
          </table:table-cell>
          <table:table-cell table:formula="of:=COM.MICROSOFT.CONCAT(&quot;INSERT INTO VALOR_CARACTERISTICA VALUES(&quot;;[.B474];&quot;,5,'&quot;;[.G474];&quot;');&quot;)" office:value-type="string" office:string-value="INSERT INTO VALOR_CARACTERISTICA VALUES(473,5,'Vb&lt;s&gt;ます&lt;/s&gt;+きる');" calcext:value-type="string">
            <text:p>INSERT INTO VALOR_CARACTERISTICA VALUES(473,5,'Vb&lt;s&gt;ます&lt;/s&gt;+きる');</text:p>
          </table:table-cell>
        </table:table-row>
        <table:table-row table:style-name="ro1">
          <table:table-cell office:value-type="float" office:value="4" calcext:value-type="float">
            <text:p>4</text:p>
          </table:table-cell>
          <table:table-cell table:formula="of:=[.B474]+1" office:value-type="float" office:value="474" calcext:value-type="float">
            <text:p>474</text:p>
          </table:table-cell>
          <table:table-cell/>
          <table:table-cell office:value-type="string" calcext:value-type="string">
            <text:p>Un poco.</text:p>
          </table:table-cell>
          <table:table-cell/>
          <table:table-cell office:value-type="string" calcext:value-type="string">
            <text:p>①～ぎみ 例: 子供が減(へ)り気味(ぎみ)です。</text:p>
          </table:table-cell>
          <table:table-cell office:value-type="string" calcext:value-type="string">
            <text:p>(Vb-&lt;s&gt;ます&lt;/s&gt;）/ N) + ～気味</text:p>
          </table:table-cell>
          <table:table-cell table:formula="of:=COM.MICROSOFT.CONCAT (&quot;insert into ITEM_INFO  values(&quot;;[.B475];&quot;,&quot;;[.A475];&quot;);&quot;)" office:value-type="string" office:string-value="insert into ITEM_INFO  values(474,4);" calcext:value-type="string">
            <text:p>insert into ITEM_INFO <text:s/>values(474,4);</text:p>
          </table:table-cell>
          <table:table-cell/>
          <table:table-cell table:formula="of:=COM.MICROSOFT.CONCAT(&quot;INSERT INTO VALOR_CARACTERISTICA VALUES(&quot;;[.B475];&quot;,3,'&quot;;[.D475];&quot;');&quot;)" office:value-type="string" office:string-value="INSERT INTO VALOR_CARACTERISTICA VALUES(474,3,'Un poco.');" calcext:value-type="string">
            <text:p>INSERT INTO VALOR_CARACTERISTICA VALUES(474,3,'Un poco.');</text:p>
          </table:table-cell>
          <table:table-cell/>
          <table:table-cell table:formula="of:=COM.MICROSOFT.CONCAT(&quot;INSERT INTO VALOR_CARACTERISTICA VALUES(&quot;;[.B475];&quot;,4,'&quot;;[.F475];&quot;');&quot;)" office:value-type="string" office:string-value="INSERT INTO VALOR_CARACTERISTICA VALUES(474,4,'①～ぎみ 例: 子供が減(へ)り気味(ぎみ)です。');" calcext:value-type="string">
            <text:p>INSERT INTO VALOR_CARACTERISTICA VALUES(474,4,'①～ぎみ 例: 子供が減(へ)り気味(ぎみ)です。');</text:p>
          </table:table-cell>
          <table:table-cell table:formula="of:=COM.MICROSOFT.CONCAT(&quot;INSERT INTO VALOR_CARACTERISTICA VALUES(&quot;;[.B475];&quot;,5,'&quot;;[.G475];&quot;');&quot;)" office:value-type="string" office:string-value="INSERT INTO VALOR_CARACTERISTICA VALUES(474,5,'(Vb-&lt;s&gt;ます&lt;/s&gt;）/ N) + ～気味');" calcext:value-type="string">
            <text:p>INSERT INTO VALOR_CARACTERISTICA VALUES(474,5,'(Vb-&lt;s&gt;ます&lt;/s&gt;）/ N) + ～気味');</text:p>
          </table:table-cell>
        </table:table-row>
        <table:table-row table:style-name="ro1">
          <table:table-cell office:value-type="float" office:value="4" calcext:value-type="float">
            <text:p>4</text:p>
          </table:table-cell>
          <table:table-cell table:formula="of:=[.B475]+1" office:value-type="float" office:value="475" calcext:value-type="float">
            <text:p>475</text:p>
          </table:table-cell>
          <table:table-cell/>
          <table:table-cell office:value-type="string" calcext:value-type="string">
            <text:p>Parece un poco, se siente un poco.</text:p>
          </table:table-cell>
          <table:table-cell/>
          <table:table-cell office:value-type="string" calcext:value-type="string">
            <text:p>②～ぎみ 例: 最近、仕事が忙しくて、疲(つかれ)気味(ぎみ)です。</text:p>
          </table:table-cell>
          <table:table-cell office:value-type="string" calcext:value-type="string">
            <text:p>(Vb-&lt;s&gt;ます&lt;/s&gt;）/ N) + ～気味</text:p>
          </table:table-cell>
          <table:table-cell table:formula="of:=COM.MICROSOFT.CONCAT (&quot;insert into ITEM_INFO  values(&quot;;[.B476];&quot;,&quot;;[.A476];&quot;);&quot;)" office:value-type="string" office:string-value="insert into ITEM_INFO  values(475,4);" calcext:value-type="string">
            <text:p>insert into ITEM_INFO <text:s/>values(475,4);</text:p>
          </table:table-cell>
          <table:table-cell/>
          <table:table-cell table:formula="of:=COM.MICROSOFT.CONCAT(&quot;INSERT INTO VALOR_CARACTERISTICA VALUES(&quot;;[.B476];&quot;,3,'&quot;;[.D476];&quot;');&quot;)" office:value-type="string" office:string-value="INSERT INTO VALOR_CARACTERISTICA VALUES(475,3,'Parece un poco, se siente un poco.');" calcext:value-type="string">
            <text:p>INSERT INTO VALOR_CARACTERISTICA VALUES(475,3,'Parece un poco, se siente un poco.');</text:p>
          </table:table-cell>
          <table:table-cell/>
          <table:table-cell table:formula="of:=COM.MICROSOFT.CONCAT(&quot;INSERT INTO VALOR_CARACTERISTICA VALUES(&quot;;[.B476];&quot;,4,'&quot;;[.F476];&quot;');&quot;)" office:value-type="string" office:string-value="INSERT INTO VALOR_CARACTERISTICA VALUES(475,4,'②～ぎみ 例: 最近、仕事が忙しくて、疲(つかれ)気味(ぎみ)です。');" calcext:value-type="string">
            <text:p>INSERT INTO VALOR_CARACTERISTICA VALUES(475,4,'②～ぎみ 例: 最近、仕事が忙しくて、疲(つかれ)気味(ぎみ)です。');</text:p>
          </table:table-cell>
          <table:table-cell table:formula="of:=COM.MICROSOFT.CONCAT(&quot;INSERT INTO VALOR_CARACTERISTICA VALUES(&quot;;[.B476];&quot;,5,'&quot;;[.G476];&quot;');&quot;)" office:value-type="string" office:string-value="INSERT INTO VALOR_CARACTERISTICA VALUES(475,5,'(Vb-&lt;s&gt;ます&lt;/s&gt;）/ N) + ～気味');" calcext:value-type="string">
            <text:p>INSERT INTO VALOR_CARACTERISTICA VALUES(475,5,'(Vb-&lt;s&gt;ます&lt;/s&gt;）/ N) + ～気味');</text:p>
          </table:table-cell>
        </table:table-row>
        <table:table-row table:style-name="ro1">
          <table:table-cell office:value-type="float" office:value="4" calcext:value-type="float">
            <text:p>4</text:p>
          </table:table-cell>
          <table:table-cell table:formula="of:=[.B476]+1" office:value-type="float" office:value="476" calcext:value-type="float">
            <text:p>476</text:p>
          </table:table-cell>
          <table:table-cell/>
          <table:table-cell office:value-type="string" calcext:value-type="string">
            <text:p>Tender a, hacer algo fácilmente.</text:p>
          </table:table-cell>
          <table:table-cell/>
          <table:table-cell office:value-type="string" calcext:value-type="string">
            <text:p>～がち 例: 小さいころから骨(ほね)を折(お)りがちだった。</text:p>
          </table:table-cell>
          <table:table-cell office:value-type="string" calcext:value-type="string">
            <text:p>(Vb-&lt;s&gt;ます&lt;/s&gt;）/ N) + ～がち</text:p>
          </table:table-cell>
          <table:table-cell table:formula="of:=COM.MICROSOFT.CONCAT (&quot;insert into ITEM_INFO  values(&quot;;[.B477];&quot;,&quot;;[.A477];&quot;);&quot;)" office:value-type="string" office:string-value="insert into ITEM_INFO  values(476,4);" calcext:value-type="string">
            <text:p>insert into ITEM_INFO <text:s/>values(476,4);</text:p>
          </table:table-cell>
          <table:table-cell/>
          <table:table-cell table:formula="of:=COM.MICROSOFT.CONCAT(&quot;INSERT INTO VALOR_CARACTERISTICA VALUES(&quot;;[.B477];&quot;,3,'&quot;;[.D477];&quot;');&quot;)" office:value-type="string" office:string-value="INSERT INTO VALOR_CARACTERISTICA VALUES(476,3,'Tender a, hacer algo fácilmente.');" calcext:value-type="string">
            <text:p>INSERT INTO VALOR_CARACTERISTICA VALUES(476,3,'Tender a, hacer algo fácilmente.');</text:p>
          </table:table-cell>
          <table:table-cell/>
          <table:table-cell table:formula="of:=COM.MICROSOFT.CONCAT(&quot;INSERT INTO VALOR_CARACTERISTICA VALUES(&quot;;[.B477];&quot;,4,'&quot;;[.F477];&quot;');&quot;)" office:value-type="string" office:string-value="INSERT INTO VALOR_CARACTERISTICA VALUES(476,4,'～がち 例: 小さいころから骨(ほね)を折(お)りがちだった。');" calcext:value-type="string">
            <text:p>INSERT INTO VALOR_CARACTERISTICA VALUES(476,4,'～がち 例: 小さいころから骨(ほね)を折(お)りがちだった。');</text:p>
          </table:table-cell>
          <table:table-cell table:formula="of:=COM.MICROSOFT.CONCAT(&quot;INSERT INTO VALOR_CARACTERISTICA VALUES(&quot;;[.B477];&quot;,5,'&quot;;[.G477];&quot;');&quot;)" office:value-type="string" office:string-value="INSERT INTO VALOR_CARACTERISTICA VALUES(476,5,'(Vb-&lt;s&gt;ます&lt;/s&gt;）/ N) + ～がち');" calcext:value-type="string">
            <text:p>INSERT INTO VALOR_CARACTERISTICA VALUES(476,5,'(Vb-&lt;s&gt;ます&lt;/s&gt;）/ N) + ～がち');</text:p>
          </table:table-cell>
        </table:table-row>
        <table:table-row table:style-name="ro1">
          <table:table-cell office:value-type="float" office:value="4" calcext:value-type="float">
            <text:p>4</text:p>
          </table:table-cell>
          <table:table-cell table:formula="of:=[.B477]+1" office:value-type="float" office:value="477" calcext:value-type="float">
            <text:p>477</text:p>
          </table:table-cell>
          <table:table-cell/>
          <table:table-cell office:value-type="string" calcext:value-type="string">
            <text:p>Recomendable, <text:s/>adecuado para, apropiado.</text:p>
          </table:table-cell>
          <table:table-cell/>
          <table:table-cell office:value-type="string" calcext:value-type="string">
            <text:p>～向(む)き 例: この映画は子供向(む)きだ。</text:p>
          </table:table-cell>
          <table:table-cell office:value-type="string" calcext:value-type="string">
            <text:p>N +向(む)き</text:p>
          </table:table-cell>
          <table:table-cell table:formula="of:=COM.MICROSOFT.CONCAT (&quot;insert into ITEM_INFO  values(&quot;;[.B478];&quot;,&quot;;[.A478];&quot;);&quot;)" office:value-type="string" office:string-value="insert into ITEM_INFO  values(477,4);" calcext:value-type="string">
            <text:p>insert into ITEM_INFO <text:s/>values(477,4);</text:p>
          </table:table-cell>
          <table:table-cell/>
          <table:table-cell table:formula="of:=COM.MICROSOFT.CONCAT(&quot;INSERT INTO VALOR_CARACTERISTICA VALUES(&quot;;[.B478];&quot;,3,'&quot;;[.D478];&quot;');&quot;)" office:value-type="string" office:string-value="INSERT INTO VALOR_CARACTERISTICA VALUES(477,3,'Recomendable,  adecuado para, apropiado.');" calcext:value-type="string">
            <text:p>INSERT INTO VALOR_CARACTERISTICA VALUES(477,3,'Recomendable, <text:s/>adecuado para, apropiado.');</text:p>
          </table:table-cell>
          <table:table-cell/>
          <table:table-cell table:formula="of:=COM.MICROSOFT.CONCAT(&quot;INSERT INTO VALOR_CARACTERISTICA VALUES(&quot;;[.B478];&quot;,4,'&quot;;[.F478];&quot;');&quot;)" office:value-type="string" office:string-value="INSERT INTO VALOR_CARACTERISTICA VALUES(477,4,'～向(む)き 例: この映画は子供向(む)きだ。');" calcext:value-type="string">
            <text:p>INSERT INTO VALOR_CARACTERISTICA VALUES(477,4,'～向(む)き 例: この映画は子供向(む)きだ。');</text:p>
          </table:table-cell>
          <table:table-cell table:formula="of:=COM.MICROSOFT.CONCAT(&quot;INSERT INTO VALOR_CARACTERISTICA VALUES(&quot;;[.B478];&quot;,5,'&quot;;[.G478];&quot;');&quot;)" office:value-type="string" office:string-value="INSERT INTO VALOR_CARACTERISTICA VALUES(477,5,'N +向(む)き');" calcext:value-type="string">
            <text:p>INSERT INTO VALOR_CARACTERISTICA VALUES(477,5,'N +向(む)き');</text:p>
          </table:table-cell>
        </table:table-row>
        <table:table-row table:style-name="ro1">
          <table:table-cell office:value-type="float" office:value="4" calcext:value-type="float">
            <text:p>4</text:p>
          </table:table-cell>
          <table:table-cell table:formula="of:=[.B478]+1" office:value-type="float" office:value="478" calcext:value-type="float">
            <text:p>478</text:p>
          </table:table-cell>
          <table:table-cell/>
          <table:table-cell office:value-type="string" calcext:value-type="string">
            <text:p>Pensado, diseñado, apropiado para.</text:p>
          </table:table-cell>
          <table:table-cell/>
          <table:table-cell office:value-type="string" calcext:value-type="string">
            <text:p>～向(む)けだ 例: この本は幼児(ようじ)向(む)けに書かれている。</text:p>
          </table:table-cell>
          <table:table-cell office:value-type="string" calcext:value-type="string">
            <text:p>N+ 向けだ</text:p>
          </table:table-cell>
          <table:table-cell table:formula="of:=COM.MICROSOFT.CONCAT (&quot;insert into ITEM_INFO  values(&quot;;[.B479];&quot;,&quot;;[.A479];&quot;);&quot;)" office:value-type="string" office:string-value="insert into ITEM_INFO  values(478,4);" calcext:value-type="string">
            <text:p>insert into ITEM_INFO <text:s/>values(478,4);</text:p>
          </table:table-cell>
          <table:table-cell/>
          <table:table-cell table:formula="of:=COM.MICROSOFT.CONCAT(&quot;INSERT INTO VALOR_CARACTERISTICA VALUES(&quot;;[.B479];&quot;,3,'&quot;;[.D479];&quot;');&quot;)" office:value-type="string" office:string-value="INSERT INTO VALOR_CARACTERISTICA VALUES(478,3,'Pensado, diseñado, apropiado para.');" calcext:value-type="string">
            <text:p>INSERT INTO VALOR_CARACTERISTICA VALUES(478,3,'Pensado, diseñado, apropiado para.');</text:p>
          </table:table-cell>
          <table:table-cell/>
          <table:table-cell table:formula="of:=COM.MICROSOFT.CONCAT(&quot;INSERT INTO VALOR_CARACTERISTICA VALUES(&quot;;[.B479];&quot;,4,'&quot;;[.F479];&quot;');&quot;)" office:value-type="string" office:string-value="INSERT INTO VALOR_CARACTERISTICA VALUES(478,4,'～向(む)けだ 例: この本は幼児(ようじ)向(む)けに書かれている。');" calcext:value-type="string">
            <text:p>INSERT INTO VALOR_CARACTERISTICA VALUES(478,4,'～向(む)けだ 例: この本は幼児(ようじ)向(む)けに書かれている。');</text:p>
          </table:table-cell>
          <table:table-cell table:formula="of:=COM.MICROSOFT.CONCAT(&quot;INSERT INTO VALOR_CARACTERISTICA VALUES(&quot;;[.B479];&quot;,5,'&quot;;[.G479];&quot;');&quot;)" office:value-type="string" office:string-value="INSERT INTO VALOR_CARACTERISTICA VALUES(478,5,'N+ 向けだ');" calcext:value-type="string">
            <text:p>INSERT INTO VALOR_CARACTERISTICA VALUES(478,5,'N+ 向けだ');</text:p>
          </table:table-cell>
        </table:table-row>
        <table:table-row table:style-name="ro1">
          <table:table-cell office:value-type="float" office:value="4" calcext:value-type="float">
            <text:p>4</text:p>
          </table:table-cell>
          <table:table-cell table:formula="of:=[.B479]+1" office:value-type="float" office:value="479" calcext:value-type="float">
            <text:p>479</text:p>
          </table:table-cell>
          <table:table-cell/>
          <table:table-cell office:value-type="string" calcext:value-type="string">
            <text:p>Dirigirse hacia, con el objetivo de…</text:p>
          </table:table-cell>
          <table:table-cell/>
          <table:table-cell office:value-type="string" calcext:value-type="string">
            <text:p>～に向けて 例: 来月の日本語能力試験に向けて、毎日2時間以上勉強している。</text:p>
          </table:table-cell>
          <table:table-cell office:value-type="string" calcext:value-type="string">
            <text:p>N+ に向(む)けて</text:p>
          </table:table-cell>
          <table:table-cell table:formula="of:=COM.MICROSOFT.CONCAT (&quot;insert into ITEM_INFO  values(&quot;;[.B480];&quot;,&quot;;[.A480];&quot;);&quot;)" office:value-type="string" office:string-value="insert into ITEM_INFO  values(479,4);" calcext:value-type="string">
            <text:p>insert into ITEM_INFO <text:s/>values(479,4);</text:p>
          </table:table-cell>
          <table:table-cell/>
          <table:table-cell table:formula="of:=COM.MICROSOFT.CONCAT(&quot;INSERT INTO VALOR_CARACTERISTICA VALUES(&quot;;[.B480];&quot;,3,'&quot;;[.D480];&quot;');&quot;)" office:value-type="string" office:string-value="INSERT INTO VALOR_CARACTERISTICA VALUES(479,3,'Dirigirse hacia, con el objetivo de…');" calcext:value-type="string">
            <text:p>INSERT INTO VALOR_CARACTERISTICA VALUES(479,3,'Dirigirse hacia, con el objetivo de…');</text:p>
          </table:table-cell>
          <table:table-cell/>
          <table:table-cell table:formula="of:=COM.MICROSOFT.CONCAT(&quot;INSERT INTO VALOR_CARACTERISTICA VALUES(&quot;;[.B480];&quot;,4,'&quot;;[.F480];&quot;');&quot;)" office:value-type="string" office:string-value="INSERT INTO VALOR_CARACTERISTICA VALUES(479,4,'～に向けて 例: 来月の日本語能力試験に向けて、毎日2時間以上勉強している。');" calcext:value-type="string">
            <text:p>INSERT INTO VALOR_CARACTERISTICA VALUES(479,4,'～に向けて 例: 来月の日本語能力試験に向けて、毎日2時間以上勉強している。');</text:p>
          </table:table-cell>
          <table:table-cell table:formula="of:=COM.MICROSOFT.CONCAT(&quot;INSERT INTO VALOR_CARACTERISTICA VALUES(&quot;;[.B480];&quot;,5,'&quot;;[.G480];&quot;');&quot;)" office:value-type="string" office:string-value="INSERT INTO VALOR_CARACTERISTICA VALUES(479,5,'N+ に向(む)けて');" calcext:value-type="string">
            <text:p>INSERT INTO VALOR_CARACTERISTICA VALUES(479,5,'N+ に向(む)けて');</text:p>
          </table:table-cell>
        </table:table-row>
        <table:table-row table:style-name="ro1">
          <table:table-cell office:value-type="float" office:value="4" calcext:value-type="float">
            <text:p>4</text:p>
          </table:table-cell>
          <table:table-cell table:formula="of:=[.B480]+1" office:value-type="float" office:value="480" calcext:value-type="float">
            <text:p>480</text:p>
          </table:table-cell>
          <table:table-cell/>
          <table:table-cell office:value-type="string" calcext:value-type="string">
            <text:p>A través de (medio, camino, etc.)</text:p>
          </table:table-cell>
          <table:table-cell/>
          <table:table-cell office:value-type="string" calcext:value-type="string">
            <text:p>①～を通じ（て）/通し（て） 例: 2人はインターネットを通じて、知り合いました。</text:p>
          </table:table-cell>
          <table:table-cell office:value-type="string" calcext:value-type="string">
            <text:p>N+を通(つう)じて/通(とお)して</text:p>
          </table:table-cell>
          <table:table-cell table:formula="of:=COM.MICROSOFT.CONCAT (&quot;insert into ITEM_INFO  values(&quot;;[.B481];&quot;,&quot;;[.A481];&quot;);&quot;)" office:value-type="string" office:string-value="insert into ITEM_INFO  values(480,4);" calcext:value-type="string">
            <text:p>insert into ITEM_INFO <text:s/>values(480,4);</text:p>
          </table:table-cell>
          <table:table-cell/>
          <table:table-cell table:formula="of:=COM.MICROSOFT.CONCAT(&quot;INSERT INTO VALOR_CARACTERISTICA VALUES(&quot;;[.B481];&quot;,3,'&quot;;[.D481];&quot;');&quot;)" office:value-type="string" office:string-value="INSERT INTO VALOR_CARACTERISTICA VALUES(480,3,'A través de (medio, camino, etc.)');" calcext:value-type="string">
            <text:p>INSERT INTO VALOR_CARACTERISTICA VALUES(480,3,'A través de (medio, camino, etc.)');</text:p>
          </table:table-cell>
          <table:table-cell/>
          <table:table-cell table:formula="of:=COM.MICROSOFT.CONCAT(&quot;INSERT INTO VALOR_CARACTERISTICA VALUES(&quot;;[.B481];&quot;,4,'&quot;;[.F481];&quot;');&quot;)" office:value-type="string" office:string-value="INSERT INTO VALOR_CARACTERISTICA VALUES(480,4,'①～を通じ（て）/通し（て） 例: 2人はインターネットを通じて、知り合いました。');" calcext:value-type="string">
            <text:p>INSERT INTO VALOR_CARACTERISTICA VALUES(480,4,'①～を通じ（て）/通し（て） 例: 2人はインターネットを通じて、知り合いました。');</text:p>
          </table:table-cell>
          <table:table-cell table:formula="of:=COM.MICROSOFT.CONCAT(&quot;INSERT INTO VALOR_CARACTERISTICA VALUES(&quot;;[.B481];&quot;,5,'&quot;;[.G481];&quot;');&quot;)" office:value-type="string" office:string-value="INSERT INTO VALOR_CARACTERISTICA VALUES(480,5,'N+を通(つう)じて/通(とお)して');" calcext:value-type="string">
            <text:p>INSERT INTO VALOR_CARACTERISTICA VALUES(480,5,'N+を通(つう)じて/通(とお)して');</text:p>
          </table:table-cell>
        </table:table-row>
        <table:table-row table:style-name="ro1">
          <table:table-cell office:value-type="float" office:value="4" calcext:value-type="float">
            <text:p>4</text:p>
          </table:table-cell>
          <table:table-cell table:formula="of:=[.B481]+1" office:value-type="float" office:value="481" calcext:value-type="float">
            <text:p>481</text:p>
          </table:table-cell>
          <table:table-cell/>
          <table:table-cell office:value-type="string" calcext:value-type="string">
            <text:p>Todo el rato, todo el tiempo.</text:p>
          </table:table-cell>
          <table:table-cell/>
          <table:table-cell office:value-type="string" calcext:value-type="string">
            <text:p>②～を通じ（て）/通し（て） 例: この地方は一年を通つうじて、暖(あたた)かい。</text:p>
          </table:table-cell>
          <table:table-cell office:value-type="string" calcext:value-type="string">
            <text:p>N+を通(つう)じて/通(とお)して</text:p>
          </table:table-cell>
          <table:table-cell table:formula="of:=COM.MICROSOFT.CONCAT (&quot;insert into ITEM_INFO  values(&quot;;[.B482];&quot;,&quot;;[.A482];&quot;);&quot;)" office:value-type="string" office:string-value="insert into ITEM_INFO  values(481,4);" calcext:value-type="string">
            <text:p>insert into ITEM_INFO <text:s/>values(481,4);</text:p>
          </table:table-cell>
          <table:table-cell/>
          <table:table-cell table:formula="of:=COM.MICROSOFT.CONCAT(&quot;INSERT INTO VALOR_CARACTERISTICA VALUES(&quot;;[.B482];&quot;,3,'&quot;;[.D482];&quot;');&quot;)" office:value-type="string" office:string-value="INSERT INTO VALOR_CARACTERISTICA VALUES(481,3,'Todo el rato, todo el tiempo.');" calcext:value-type="string">
            <text:p>INSERT INTO VALOR_CARACTERISTICA VALUES(481,3,'Todo el rato, todo el tiempo.');</text:p>
          </table:table-cell>
          <table:table-cell/>
          <table:table-cell table:formula="of:=COM.MICROSOFT.CONCAT(&quot;INSERT INTO VALOR_CARACTERISTICA VALUES(&quot;;[.B482];&quot;,4,'&quot;;[.F482];&quot;');&quot;)" office:value-type="string" office:string-value="INSERT INTO VALOR_CARACTERISTICA VALUES(481,4,'②～を通じ（て）/通し（て） 例: この地方は一年を通つうじて、暖(あたた)かい。');" calcext:value-type="string">
            <text:p>INSERT INTO VALOR_CARACTERISTICA VALUES(481,4,'②～を通じ（て）/通し（て） 例: この地方は一年を通つうじて、暖(あたた)かい。');</text:p>
          </table:table-cell>
          <table:table-cell table:formula="of:=COM.MICROSOFT.CONCAT(&quot;INSERT INTO VALOR_CARACTERISTICA VALUES(&quot;;[.B482];&quot;,5,'&quot;;[.G482];&quot;');&quot;)" office:value-type="string" office:string-value="INSERT INTO VALOR_CARACTERISTICA VALUES(481,5,'N+を通(つう)じて/通(とお)して');" calcext:value-type="string">
            <text:p>INSERT INTO VALOR_CARACTERISTICA VALUES(481,5,'N+を通(つう)じて/通(とお)して');</text:p>
          </table:table-cell>
        </table:table-row>
        <table:table-row table:style-name="ro1">
          <table:table-cell office:value-type="float" office:value="4" calcext:value-type="float">
            <text:p>4</text:p>
          </table:table-cell>
          <table:table-cell table:formula="of:=[.B482]+1" office:value-type="float" office:value="482" calcext:value-type="float">
            <text:p>482</text:p>
          </table:table-cell>
          <table:table-cell/>
          <table:table-cell office:value-type="string" calcext:value-type="string">
            <text:p>Pasar, permanecer.</text:p>
          </table:table-cell>
          <table:table-cell/>
          <table:table-cell office:value-type="string" calcext:value-type="string">
            <text:p>～通す 例: 彼は生涯(しょうがい)、独身(どくしん)を通した。</text:p>
          </table:table-cell>
          <table:table-cell office:value-type="string" calcext:value-type="string">
            <text:p>N+を通(つう)じて/通(とお)して</text:p>
          </table:table-cell>
          <table:table-cell table:formula="of:=COM.MICROSOFT.CONCAT (&quot;insert into ITEM_INFO  values(&quot;;[.B483];&quot;,&quot;;[.A483];&quot;);&quot;)" office:value-type="string" office:string-value="insert into ITEM_INFO  values(482,4);" calcext:value-type="string">
            <text:p>insert into ITEM_INFO <text:s/>values(482,4);</text:p>
          </table:table-cell>
          <table:table-cell/>
          <table:table-cell table:formula="of:=COM.MICROSOFT.CONCAT(&quot;INSERT INTO VALOR_CARACTERISTICA VALUES(&quot;;[.B483];&quot;,3,'&quot;;[.D483];&quot;');&quot;)" office:value-type="string" office:string-value="INSERT INTO VALOR_CARACTERISTICA VALUES(482,3,'Pasar, permanecer.');" calcext:value-type="string">
            <text:p>INSERT INTO VALOR_CARACTERISTICA VALUES(482,3,'Pasar, permanecer.');</text:p>
          </table:table-cell>
          <table:table-cell/>
          <table:table-cell table:formula="of:=COM.MICROSOFT.CONCAT(&quot;INSERT INTO VALOR_CARACTERISTICA VALUES(&quot;;[.B483];&quot;,4,'&quot;;[.F483];&quot;');&quot;)" office:value-type="string" office:string-value="INSERT INTO VALOR_CARACTERISTICA VALUES(482,4,'～通す 例: 彼は生涯(しょうがい)、独身(どくしん)を通した。');" calcext:value-type="string">
            <text:p>INSERT INTO VALOR_CARACTERISTICA VALUES(482,4,'～通す 例: 彼は生涯(しょうがい)、独身(どくしん)を通した。');</text:p>
          </table:table-cell>
          <table:table-cell table:formula="of:=COM.MICROSOFT.CONCAT(&quot;INSERT INTO VALOR_CARACTERISTICA VALUES(&quot;;[.B483];&quot;,5,'&quot;;[.G483];&quot;');&quot;)" office:value-type="string" office:string-value="INSERT INTO VALOR_CARACTERISTICA VALUES(482,5,'N+を通(つう)じて/通(とお)して');" calcext:value-type="string">
            <text:p>INSERT INTO VALOR_CARACTERISTICA VALUES(482,5,'N+を通(つう)じて/通(とお)して');</text:p>
          </table:table-cell>
        </table:table-row>
        <table:table-row table:style-name="ro1">
          <table:table-cell office:value-type="float" office:value="4" calcext:value-type="float">
            <text:p>4</text:p>
          </table:table-cell>
          <table:table-cell table:formula="of:=[.B483]+1" office:value-type="float" office:value="483" calcext:value-type="float">
            <text:p>483</text:p>
          </table:table-cell>
          <table:table-cell/>
          <table:table-cell office:value-type="string" calcext:value-type="string">
            <text:p>Fácil de…</text:p>
          </table:table-cell>
          <table:table-cell/>
          <table:table-cell office:value-type="string" calcext:value-type="string">
            <text:p>①～っぽい 例: 彼女は怒りっぽい性格(せいかく)です。</text:p>
          </table:table-cell>
          <table:table-cell office:value-type="string" calcext:value-type="string">
            <text:p>Vb&lt;s&gt;ます&lt;/s&gt;+っぽい</text:p>
          </table:table-cell>
          <table:table-cell table:formula="of:=COM.MICROSOFT.CONCAT (&quot;insert into ITEM_INFO  values(&quot;;[.B484];&quot;,&quot;;[.A484];&quot;);&quot;)" office:value-type="string" office:string-value="insert into ITEM_INFO  values(483,4);" calcext:value-type="string">
            <text:p>insert into ITEM_INFO <text:s/>values(483,4);</text:p>
          </table:table-cell>
          <table:table-cell/>
          <table:table-cell table:formula="of:=COM.MICROSOFT.CONCAT(&quot;INSERT INTO VALOR_CARACTERISTICA VALUES(&quot;;[.B484];&quot;,3,'&quot;;[.D484];&quot;');&quot;)" office:value-type="string" office:string-value="INSERT INTO VALOR_CARACTERISTICA VALUES(483,3,'Fácil de…');" calcext:value-type="string">
            <text:p>INSERT INTO VALOR_CARACTERISTICA VALUES(483,3,'Fácil de…');</text:p>
          </table:table-cell>
          <table:table-cell/>
          <table:table-cell table:formula="of:=COM.MICROSOFT.CONCAT(&quot;INSERT INTO VALOR_CARACTERISTICA VALUES(&quot;;[.B484];&quot;,4,'&quot;;[.F484];&quot;');&quot;)" office:value-type="string" office:string-value="INSERT INTO VALOR_CARACTERISTICA VALUES(483,4,'①～っぽい 例: 彼女は怒りっぽい性格(せいかく)です。');" calcext:value-type="string">
            <text:p>INSERT INTO VALOR_CARACTERISTICA VALUES(483,4,'①～っぽい 例: 彼女は怒りっぽい性格(せいかく)です。');</text:p>
          </table:table-cell>
          <table:table-cell table:formula="of:=COM.MICROSOFT.CONCAT(&quot;INSERT INTO VALOR_CARACTERISTICA VALUES(&quot;;[.B484];&quot;,5,'&quot;;[.G484];&quot;');&quot;)" office:value-type="string" office:string-value="INSERT INTO VALOR_CARACTERISTICA VALUES(483,5,'Vb&lt;s&gt;ます&lt;/s&gt;+っぽい');" calcext:value-type="string">
            <text:p>INSERT INTO VALOR_CARACTERISTICA VALUES(483,5,'Vb&lt;s&gt;ます&lt;/s&gt;+っぽい');</text:p>
          </table:table-cell>
        </table:table-row>
        <table:table-row table:style-name="ro1">
          <table:table-cell office:value-type="float" office:value="4" calcext:value-type="float">
            <text:p>4</text:p>
          </table:table-cell>
          <table:table-cell table:formula="of:=[.B484]+1" office:value-type="float" office:value="484" calcext:value-type="float">
            <text:p>484</text:p>
          </table:table-cell>
          <table:table-cell/>
          <table:table-cell office:value-type="string" calcext:value-type="string">
            <text:p>Parece…</text:p>
          </table:table-cell>
          <table:table-cell/>
          <table:table-cell office:value-type="string" calcext:value-type="string">
            <text:p>②～っぽい 例: ３０歳(さい)にもなってそんなことで怒るなんて、子供っぽいね。</text:p>
          </table:table-cell>
          <table:table-cell office:value-type="string" calcext:value-type="string">
            <text:p>(イAdj.&lt;s&gt;い&lt;/s&gt; ナAdj.&lt;s&gt;な&lt;/s&gt; / N)+っぽい</text:p>
          </table:table-cell>
          <table:table-cell table:formula="of:=COM.MICROSOFT.CONCAT (&quot;insert into ITEM_INFO  values(&quot;;[.B485];&quot;,&quot;;[.A485];&quot;);&quot;)" office:value-type="string" office:string-value="insert into ITEM_INFO  values(484,4);" calcext:value-type="string">
            <text:p>insert into ITEM_INFO <text:s/>values(484,4);</text:p>
          </table:table-cell>
          <table:table-cell/>
          <table:table-cell table:formula="of:=COM.MICROSOFT.CONCAT(&quot;INSERT INTO VALOR_CARACTERISTICA VALUES(&quot;;[.B485];&quot;,3,'&quot;;[.D485];&quot;');&quot;)" office:value-type="string" office:string-value="INSERT INTO VALOR_CARACTERISTICA VALUES(484,3,'Parece…');" calcext:value-type="string">
            <text:p>INSERT INTO VALOR_CARACTERISTICA VALUES(484,3,'Parece…');</text:p>
          </table:table-cell>
          <table:table-cell/>
          <table:table-cell table:formula="of:=COM.MICROSOFT.CONCAT(&quot;INSERT INTO VALOR_CARACTERISTICA VALUES(&quot;;[.B485];&quot;,4,'&quot;;[.F485];&quot;');&quot;)" office:value-type="string" office:string-value="INSERT INTO VALOR_CARACTERISTICA VALUES(484,4,'②～っぽい 例: ３０歳(さい)にもなってそんなことで怒るなんて、子供っぽいね。');" calcext:value-type="string">
            <text:p>INSERT INTO VALOR_CARACTERISTICA VALUES(484,4,'②～っぽい 例: ３０歳(さい)にもなってそんなことで怒るなんて、子供っぽいね。');</text:p>
          </table:table-cell>
          <table:table-cell table:formula="of:=COM.MICROSOFT.CONCAT(&quot;INSERT INTO VALOR_CARACTERISTICA VALUES(&quot;;[.B485];&quot;,5,'&quot;;[.G485];&quot;');&quot;)" office:value-type="string" office:string-value="INSERT INTO VALOR_CARACTERISTICA VALUES(484,5,'(イAdj.&lt;s&gt;い&lt;/s&gt; ナAdj.&lt;s&gt;な&lt;/s&gt; / N)+っぽい');" calcext:value-type="string">
            <text:p>INSERT INTO VALOR_CARACTERISTICA VALUES(484,5,'(イAdj.&lt;s&gt;い&lt;/s&gt; ナAdj.&lt;s&gt;な&lt;/s&gt; / N)+っぽい');</text:p>
          </table:table-cell>
        </table:table-row>
        <table:table-row table:style-name="ro1">
          <table:table-cell office:value-type="float" office:value="4" calcext:value-type="float">
            <text:p>4</text:p>
          </table:table-cell>
          <table:table-cell table:formula="of:=[.B485]+1" office:value-type="float" office:value="485" calcext:value-type="float">
            <text:p>485</text:p>
          </table:table-cell>
          <table:table-cell/>
          <table:table-cell office:value-type="string" calcext:value-type="string">
            <text:p>Juntos (一緒に)</text:p>
          </table:table-cell>
          <table:table-cell/>
          <table:table-cell office:value-type="string" calcext:value-type="string">
            <text:p>①～とともに 例: 休日は家族とともに過(す)ごしたい。</text:p>
          </table:table-cell>
          <table:table-cell office:value-type="string" calcext:value-type="string">
            <text:p>N+とともに</text:p>
          </table:table-cell>
          <table:table-cell table:formula="of:=COM.MICROSOFT.CONCAT (&quot;insert into ITEM_INFO  values(&quot;;[.B486];&quot;,&quot;;[.A486];&quot;);&quot;)" office:value-type="string" office:string-value="insert into ITEM_INFO  values(485,4);" calcext:value-type="string">
            <text:p>insert into ITEM_INFO <text:s/>values(485,4);</text:p>
          </table:table-cell>
          <table:table-cell/>
          <table:table-cell table:formula="of:=COM.MICROSOFT.CONCAT(&quot;INSERT INTO VALOR_CARACTERISTICA VALUES(&quot;;[.B486];&quot;,3,'&quot;;[.D486];&quot;');&quot;)" office:value-type="string" office:string-value="INSERT INTO VALOR_CARACTERISTICA VALUES(485,3,'Juntos (一緒に)');" calcext:value-type="string">
            <text:p>INSERT INTO VALOR_CARACTERISTICA VALUES(485,3,'Juntos (一緒に)');</text:p>
          </table:table-cell>
          <table:table-cell/>
          <table:table-cell table:formula="of:=COM.MICROSOFT.CONCAT(&quot;INSERT INTO VALOR_CARACTERISTICA VALUES(&quot;;[.B486];&quot;,4,'&quot;;[.F486];&quot;');&quot;)" office:value-type="string" office:string-value="INSERT INTO VALOR_CARACTERISTICA VALUES(485,4,'①～とともに 例: 休日は家族とともに過(す)ごしたい。');" calcext:value-type="string">
            <text:p>INSERT INTO VALOR_CARACTERISTICA VALUES(485,4,'①～とともに 例: 休日は家族とともに過(す)ごしたい。');</text:p>
          </table:table-cell>
          <table:table-cell table:formula="of:=COM.MICROSOFT.CONCAT(&quot;INSERT INTO VALOR_CARACTERISTICA VALUES(&quot;;[.B486];&quot;,5,'&quot;;[.G486];&quot;');&quot;)" office:value-type="string" office:string-value="INSERT INTO VALOR_CARACTERISTICA VALUES(485,5,'N+とともに');" calcext:value-type="string">
            <text:p>INSERT INTO VALOR_CARACTERISTICA VALUES(485,5,'N+とともに');</text:p>
          </table:table-cell>
        </table:table-row>
        <table:table-row table:style-name="ro1">
          <table:table-cell office:value-type="float" office:value="4" calcext:value-type="float">
            <text:p>4</text:p>
          </table:table-cell>
          <table:table-cell table:formula="of:=[.B486]+1" office:value-type="float" office:value="486" calcext:value-type="float">
            <text:p>486</text:p>
          </table:table-cell>
          <table:table-cell/>
          <table:table-cell office:value-type="string" calcext:value-type="string">
            <text:p>Al mismo tiempo, a la vez.</text:p>
          </table:table-cell>
          <table:table-cell/>
          <table:table-cell office:value-type="string" calcext:value-type="string">
            <text:p>②～とともに 例: 卒業するとともに、親は私に写真を取ります。</text:p>
          </table:table-cell>
          <table:table-cell office:value-type="string" calcext:value-type="string">
            <text:p>(N / Vb F. dic. / N+である/ F. dic.（ナAdj.&lt;s&gt;な&lt;/s&gt;である)) +とともに</text:p>
          </table:table-cell>
          <table:table-cell table:formula="of:=COM.MICROSOFT.CONCAT (&quot;insert into ITEM_INFO  values(&quot;;[.B487];&quot;,&quot;;[.A487];&quot;);&quot;)" office:value-type="string" office:string-value="insert into ITEM_INFO  values(486,4);" calcext:value-type="string">
            <text:p>insert into ITEM_INFO <text:s/>values(486,4);</text:p>
          </table:table-cell>
          <table:table-cell/>
          <table:table-cell table:formula="of:=COM.MICROSOFT.CONCAT(&quot;INSERT INTO VALOR_CARACTERISTICA VALUES(&quot;;[.B487];&quot;,3,'&quot;;[.D487];&quot;');&quot;)" office:value-type="string" office:string-value="INSERT INTO VALOR_CARACTERISTICA VALUES(486,3,'Al mismo tiempo, a la vez.');" calcext:value-type="string">
            <text:p>INSERT INTO VALOR_CARACTERISTICA VALUES(486,3,'Al mismo tiempo, a la vez.');</text:p>
          </table:table-cell>
          <table:table-cell/>
          <table:table-cell table:formula="of:=COM.MICROSOFT.CONCAT(&quot;INSERT INTO VALOR_CARACTERISTICA VALUES(&quot;;[.B487];&quot;,4,'&quot;;[.F487];&quot;');&quot;)" office:value-type="string" office:string-value="INSERT INTO VALOR_CARACTERISTICA VALUES(486,4,'②～とともに 例: 卒業するとともに、親は私に写真を取ります。');" calcext:value-type="string">
            <text:p>INSERT INTO VALOR_CARACTERISTICA VALUES(486,4,'②～とともに 例: 卒業するとともに、親は私に写真を取ります。');</text:p>
          </table:table-cell>
          <table:table-cell table:formula="of:=COM.MICROSOFT.CONCAT(&quot;INSERT INTO VALOR_CARACTERISTICA VALUES(&quot;;[.B487];&quot;,5,'&quot;;[.G487];&quot;');&quot;)" office:value-type="string" office:string-value="INSERT INTO VALOR_CARACTERISTICA VALUES(486,5,'(N / Vb F. dic. / N+である/ F. dic.（ナAdj.&lt;s&gt;な&lt;/s&gt;である)) +とともに');" calcext:value-type="string">
            <text:p>INSERT INTO VALOR_CARACTERISTICA VALUES(486,5,'(N / Vb F. dic. / N+である/ F. dic.（ナAdj.&lt;s&gt;な&lt;/s&gt;である)) +とともに');</text:p>
          </table:table-cell>
        </table:table-row>
        <table:table-row table:style-name="ro1">
          <table:table-cell office:value-type="float" office:value="4" calcext:value-type="float">
            <text:p>4</text:p>
          </table:table-cell>
          <table:table-cell table:formula="of:=[.B487]+1" office:value-type="float" office:value="487" calcext:value-type="float">
            <text:p>487</text:p>
          </table:table-cell>
          <table:table-cell/>
          <table:table-cell office:value-type="string" calcext:value-type="string">
            <text:p>A medida que (provoca un cambio).</text:p>
          </table:table-cell>
          <table:table-cell/>
          <table:table-cell office:value-type="string" calcext:value-type="string">
            <text:p>③～とともに 例: 車の増加(ぞうか)とともに、公害(こうがい)が増(ふ)えています。</text:p>
          </table:table-cell>
          <table:table-cell office:value-type="string" calcext:value-type="string">
            <text:p>(N / Vb F. dic.)+とともに</text:p>
          </table:table-cell>
          <table:table-cell table:formula="of:=COM.MICROSOFT.CONCAT (&quot;insert into ITEM_INFO  values(&quot;;[.B488];&quot;,&quot;;[.A488];&quot;);&quot;)" office:value-type="string" office:string-value="insert into ITEM_INFO  values(487,4);" calcext:value-type="string">
            <text:p>insert into ITEM_INFO <text:s/>values(487,4);</text:p>
          </table:table-cell>
          <table:table-cell/>
          <table:table-cell table:formula="of:=COM.MICROSOFT.CONCAT(&quot;INSERT INTO VALOR_CARACTERISTICA VALUES(&quot;;[.B488];&quot;,3,'&quot;;[.D488];&quot;');&quot;)" office:value-type="string" office:string-value="INSERT INTO VALOR_CARACTERISTICA VALUES(487,3,'A medida que (provoca un cambio).');" calcext:value-type="string">
            <text:p>INSERT INTO VALOR_CARACTERISTICA VALUES(487,3,'A medida que (provoca un cambio).');</text:p>
          </table:table-cell>
          <table:table-cell/>
          <table:table-cell table:formula="of:=COM.MICROSOFT.CONCAT(&quot;INSERT INTO VALOR_CARACTERISTICA VALUES(&quot;;[.B488];&quot;,4,'&quot;;[.F488];&quot;');&quot;)" office:value-type="string" office:string-value="INSERT INTO VALOR_CARACTERISTICA VALUES(487,4,'③～とともに 例: 車の増加(ぞうか)とともに、公害(こうがい)が増(ふ)えています。');" calcext:value-type="string">
            <text:p>INSERT INTO VALOR_CARACTERISTICA VALUES(487,4,'③～とともに 例: 車の増加(ぞうか)とともに、公害(こうがい)が増(ふ)えています。');</text:p>
          </table:table-cell>
          <table:table-cell table:formula="of:=COM.MICROSOFT.CONCAT(&quot;INSERT INTO VALOR_CARACTERISTICA VALUES(&quot;;[.B488];&quot;,5,'&quot;;[.G488];&quot;');&quot;)" office:value-type="string" office:string-value="INSERT INTO VALOR_CARACTERISTICA VALUES(487,5,'(N / Vb F. dic.)+とともに');" calcext:value-type="string">
            <text:p>INSERT INTO VALOR_CARACTERISTICA VALUES(487,5,'(N / Vb F. dic.)+とともに');</text:p>
          </table:table-cell>
        </table:table-row>
        <table:table-row table:style-name="ro1">
          <table:table-cell office:value-type="float" office:value="4" calcext:value-type="float">
            <text:p>4</text:p>
          </table:table-cell>
          <table:table-cell table:formula="of:=[.B488]+1" office:value-type="float" office:value="488" calcext:value-type="float">
            <text:p>488</text:p>
          </table:table-cell>
          <table:table-cell/>
          <table:table-cell office:value-type="string" calcext:value-type="string">
            <text:p>Debido a una causa, ocurre una consecuencia.</text:p>
          </table:table-cell>
          <table:table-cell/>
          <table:table-cell office:value-type="string" calcext:value-type="string">
            <text:p>①～にともなって/ともない 例: お客さんが増えるのに伴(ともな)って、売り上げが上がった。</text:p>
          </table:table-cell>
          <table:table-cell office:value-type="string" calcext:value-type="string">
            <text:p>(N / Vb F. <text:s/>dic.(の))+に伴(ともな)って</text:p>
          </table:table-cell>
          <table:table-cell table:formula="of:=COM.MICROSOFT.CONCAT (&quot;insert into ITEM_INFO  values(&quot;;[.B489];&quot;,&quot;;[.A489];&quot;);&quot;)" office:value-type="string" office:string-value="insert into ITEM_INFO  values(488,4);" calcext:value-type="string">
            <text:p>insert into ITEM_INFO <text:s/>values(488,4);</text:p>
          </table:table-cell>
          <table:table-cell/>
          <table:table-cell table:formula="of:=COM.MICROSOFT.CONCAT(&quot;INSERT INTO VALOR_CARACTERISTICA VALUES(&quot;;[.B489];&quot;,3,'&quot;;[.D489];&quot;');&quot;)" office:value-type="string" office:string-value="INSERT INTO VALOR_CARACTERISTICA VALUES(488,3,'Debido a una causa, ocurre una consecuencia.');" calcext:value-type="string">
            <text:p>INSERT INTO VALOR_CARACTERISTICA VALUES(488,3,'Debido a una causa, ocurre una consecuencia.');</text:p>
          </table:table-cell>
          <table:table-cell/>
          <table:table-cell table:formula="of:=COM.MICROSOFT.CONCAT(&quot;INSERT INTO VALOR_CARACTERISTICA VALUES(&quot;;[.B489];&quot;,4,'&quot;;[.F489];&quot;');&quot;)" office:value-type="string" office:string-value="INSERT INTO VALOR_CARACTERISTICA VALUES(488,4,'①～にともなって/ともない 例: お客さんが増えるのに伴(ともな)って、売り上げが上がった。');" calcext:value-type="string">
            <text:p>INSERT INTO VALOR_CARACTERISTICA VALUES(488,4,'①～にともなって/ともない 例: お客さんが増えるのに伴(ともな)って、売り上げが上がった。');</text:p>
          </table:table-cell>
          <table:table-cell table:formula="of:=COM.MICROSOFT.CONCAT(&quot;INSERT INTO VALOR_CARACTERISTICA VALUES(&quot;;[.B489];&quot;,5,'&quot;;[.G489];&quot;');&quot;)" office:value-type="string" office:string-value="INSERT INTO VALOR_CARACTERISTICA VALUES(488,5,'(N / Vb F.  dic.(の))+に伴(ともな)って');" calcext:value-type="string">
            <text:p>INSERT INTO VALOR_CARACTERISTICA VALUES(488,5,'(N / Vb F. <text:s/>dic.(の))+に伴(ともな)って');</text:p>
          </table:table-cell>
        </table:table-row>
        <table:table-row table:style-name="ro1">
          <table:table-cell office:value-type="float" office:value="4" calcext:value-type="float">
            <text:p>4</text:p>
          </table:table-cell>
          <table:table-cell table:formula="of:=[.B489]+1" office:value-type="float" office:value="489" calcext:value-type="float">
            <text:p>489</text:p>
          </table:table-cell>
          <table:table-cell/>
          <table:table-cell office:value-type="string" calcext:value-type="string">
            <text:p>Juntos (一緒に).</text:p>
          </table:table-cell>
          <table:table-cell/>
          <table:table-cell office:value-type="string" calcext:value-type="string">
            <text:p>②～にともなって/ともない 例: 夫に伴(ともな)って会社のパーティーに出席(しゅっせき)しました。</text:p>
          </table:table-cell>
          <table:table-cell office:value-type="string" calcext:value-type="string">
            <text:p>(N+を/に)+伴(ともな)う</text:p>
          </table:table-cell>
          <table:table-cell table:formula="of:=COM.MICROSOFT.CONCAT (&quot;insert into ITEM_INFO  values(&quot;;[.B490];&quot;,&quot;;[.A490];&quot;);&quot;)" office:value-type="string" office:string-value="insert into ITEM_INFO  values(489,4);" calcext:value-type="string">
            <text:p>insert into ITEM_INFO <text:s/>values(489,4);</text:p>
          </table:table-cell>
          <table:table-cell/>
          <table:table-cell table:formula="of:=COM.MICROSOFT.CONCAT(&quot;INSERT INTO VALOR_CARACTERISTICA VALUES(&quot;;[.B490];&quot;,3,'&quot;;[.D490];&quot;');&quot;)" office:value-type="string" office:string-value="INSERT INTO VALOR_CARACTERISTICA VALUES(489,3,'Juntos (一緒に).');" calcext:value-type="string">
            <text:p>INSERT INTO VALOR_CARACTERISTICA VALUES(489,3,'Juntos (一緒に).');</text:p>
          </table:table-cell>
          <table:table-cell/>
          <table:table-cell table:formula="of:=COM.MICROSOFT.CONCAT(&quot;INSERT INTO VALOR_CARACTERISTICA VALUES(&quot;;[.B490];&quot;,4,'&quot;;[.F490];&quot;');&quot;)" office:value-type="string" office:string-value="INSERT INTO VALOR_CARACTERISTICA VALUES(489,4,'②～にともなって/ともない 例: 夫に伴(ともな)って会社のパーティーに出席(しゅっせき)しました。');" calcext:value-type="string">
            <text:p>INSERT INTO VALOR_CARACTERISTICA VALUES(489,4,'②～にともなって/ともない 例: 夫に伴(ともな)って会社のパーティーに出席(しゅっせき)しました。');</text:p>
          </table:table-cell>
          <table:table-cell table:formula="of:=COM.MICROSOFT.CONCAT(&quot;INSERT INTO VALOR_CARACTERISTICA VALUES(&quot;;[.B490];&quot;,5,'&quot;;[.G490];&quot;');&quot;)" office:value-type="string" office:string-value="INSERT INTO VALOR_CARACTERISTICA VALUES(489,5,'(N+を/に)+伴(ともな)う');" calcext:value-type="string">
            <text:p>INSERT INTO VALOR_CARACTERISTICA VALUES(489,5,'(N+を/に)+伴(ともな)う');</text:p>
          </table:table-cell>
        </table:table-row>
        <table:table-row table:style-name="ro1">
          <table:table-cell office:value-type="float" office:value="4" calcext:value-type="float">
            <text:p>4</text:p>
          </table:table-cell>
          <table:table-cell table:formula="of:=[.B490]+1" office:value-type="float" office:value="490" calcext:value-type="float">
            <text:p>490</text:p>
          </table:table-cell>
          <table:table-cell/>
          <table:table-cell office:value-type="string" calcext:value-type="string">
            <text:p>Prohibición de hacer algo.</text:p>
          </table:table-cell>
          <table:table-cell/>
          <table:table-cell office:value-type="string" calcext:value-type="string">
            <text:p>～な 例: 外に出るな。</text:p>
          </table:table-cell>
          <table:table-cell office:value-type="string" calcext:value-type="string">
            <text:p>Vb F. dic. + な</text:p>
          </table:table-cell>
          <table:table-cell table:formula="of:=COM.MICROSOFT.CONCAT (&quot;insert into ITEM_INFO  values(&quot;;[.B491];&quot;,&quot;;[.A491];&quot;);&quot;)" office:value-type="string" office:string-value="insert into ITEM_INFO  values(490,4);" calcext:value-type="string">
            <text:p>insert into ITEM_INFO <text:s/>values(490,4);</text:p>
          </table:table-cell>
          <table:table-cell/>
          <table:table-cell table:formula="of:=COM.MICROSOFT.CONCAT(&quot;INSERT INTO VALOR_CARACTERISTICA VALUES(&quot;;[.B491];&quot;,3,'&quot;;[.D491];&quot;');&quot;)" office:value-type="string" office:string-value="INSERT INTO VALOR_CARACTERISTICA VALUES(490,3,'Prohibición de hacer algo.');" calcext:value-type="string">
            <text:p>INSERT INTO VALOR_CARACTERISTICA VALUES(490,3,'Prohibición de hacer algo.');</text:p>
          </table:table-cell>
          <table:table-cell/>
          <table:table-cell table:formula="of:=COM.MICROSOFT.CONCAT(&quot;INSERT INTO VALOR_CARACTERISTICA VALUES(&quot;;[.B491];&quot;,4,'&quot;;[.F491];&quot;');&quot;)" office:value-type="string" office:string-value="INSERT INTO VALOR_CARACTERISTICA VALUES(490,4,'～な 例: 外に出るな。');" calcext:value-type="string">
            <text:p>INSERT INTO VALOR_CARACTERISTICA VALUES(490,4,'～な 例: 外に出るな。');</text:p>
          </table:table-cell>
          <table:table-cell table:formula="of:=COM.MICROSOFT.CONCAT(&quot;INSERT INTO VALOR_CARACTERISTICA VALUES(&quot;;[.B491];&quot;,5,'&quot;;[.G491];&quot;');&quot;)" office:value-type="string" office:string-value="INSERT INTO VALOR_CARACTERISTICA VALUES(490,5,'Vb F. dic. + な');" calcext:value-type="string">
            <text:p>INSERT INTO VALOR_CARACTERISTICA VALUES(490,5,'Vb F. dic. + な');</text:p>
          </table:table-cell>
        </table:table-row>
        <table:table-row table:style-name="ro1">
          <table:table-cell office:value-type="float" office:value="4" calcext:value-type="float">
            <text:p>4</text:p>
          </table:table-cell>
          <table:table-cell table:formula="of:=[.B491]+1" office:value-type="float" office:value="491" calcext:value-type="float">
            <text:p>491</text:p>
          </table:table-cell>
          <table:table-cell/>
          <table:table-cell office:value-type="string" calcext:value-type="string">
            <text:p>Para dar una orden.</text:p>
          </table:table-cell>
          <table:table-cell/>
          <table:table-cell office:value-type="string" calcext:value-type="string">
            <text:p>Orden</text:p>
          </table:table-cell>
          <table:table-cell office:value-type="string" calcext:value-type="string">
            <text:p>飲む→飲め; 食べる→食べろ; 来る→こい; する→ しろ</text:p>
          </table:table-cell>
          <table:table-cell table:formula="of:=COM.MICROSOFT.CONCAT (&quot;insert into ITEM_INFO  values(&quot;;[.B492];&quot;,&quot;;[.A492];&quot;);&quot;)" office:value-type="string" office:string-value="insert into ITEM_INFO  values(491,4);" calcext:value-type="string">
            <text:p>insert into ITEM_INFO <text:s/>values(491,4);</text:p>
          </table:table-cell>
          <table:table-cell/>
          <table:table-cell table:formula="of:=COM.MICROSOFT.CONCAT(&quot;INSERT INTO VALOR_CARACTERISTICA VALUES(&quot;;[.B492];&quot;,3,'&quot;;[.D492];&quot;');&quot;)" office:value-type="string" office:string-value="INSERT INTO VALOR_CARACTERISTICA VALUES(491,3,'Para dar una orden.');" calcext:value-type="string">
            <text:p>INSERT INTO VALOR_CARACTERISTICA VALUES(491,3,'Para dar una orden.');</text:p>
          </table:table-cell>
          <table:table-cell/>
          <table:table-cell table:formula="of:=COM.MICROSOFT.CONCAT(&quot;INSERT INTO VALOR_CARACTERISTICA VALUES(&quot;;[.B492];&quot;,4,'&quot;;[.F492];&quot;');&quot;)" office:value-type="string" office:string-value="INSERT INTO VALOR_CARACTERISTICA VALUES(491,4,'Orden');" calcext:value-type="string">
            <text:p>INSERT INTO VALOR_CARACTERISTICA VALUES(491,4,'Orden');</text:p>
          </table:table-cell>
          <table:table-cell table:formula="of:=COM.MICROSOFT.CONCAT(&quot;INSERT INTO VALOR_CARACTERISTICA VALUES(&quot;;[.B492];&quot;,5,'&quot;;[.G492];&quot;');&quot;)" office:value-type="string" office:string-value="INSERT INTO VALOR_CARACTERISTICA VALUES(491,5,'飲む→飲め; 食べる→食べろ; 来る→こい; する→ しろ');" calcext:value-type="string">
            <text:p>INSERT INTO VALOR_CARACTERISTICA VALUES(491,5,'飲む→飲め; 食べる→食べろ; 来る→こい; する→ しろ');</text:p>
          </table:table-cell>
        </table:table-row>
        <table:table-row table:style-name="ro1">
          <table:table-cell office:value-type="float" office:value="4" calcext:value-type="float">
            <text:p>4</text:p>
          </table:table-cell>
          <table:table-cell table:formula="of:=[.B492]+1" office:value-type="float" office:value="492" calcext:value-type="float">
            <text:p>492</text:p>
          </table:table-cell>
          <table:table-cell/>
          <table:table-cell office:value-type="string" calcext:value-type="string">
            <text:p>Tan pronto como, en cuanto…</text:p>
          </table:table-cell>
          <table:table-cell/>
          <table:table-cell office:value-type="string" calcext:value-type="string">
            <text:p>～しだい 例: バスが到着(とうちゃく)ししだい、すぐに出発(しゅっぱつ)しましょう。</text:p>
          </table:table-cell>
          <table:table-cell office:value-type="string" calcext:value-type="string">
            <text:p>Vb Forma ます+ ～しだい</text:p>
          </table:table-cell>
          <table:table-cell table:formula="of:=COM.MICROSOFT.CONCAT (&quot;insert into ITEM_INFO  values(&quot;;[.B493];&quot;,&quot;;[.A493];&quot;);&quot;)" office:value-type="string" office:string-value="insert into ITEM_INFO  values(492,4);" calcext:value-type="string">
            <text:p>insert into ITEM_INFO <text:s/>values(492,4);</text:p>
          </table:table-cell>
          <table:table-cell/>
          <table:table-cell table:formula="of:=COM.MICROSOFT.CONCAT(&quot;INSERT INTO VALOR_CARACTERISTICA VALUES(&quot;;[.B493];&quot;,3,'&quot;;[.D493];&quot;');&quot;)" office:value-type="string" office:string-value="INSERT INTO VALOR_CARACTERISTICA VALUES(492,3,'Tan pronto como, en cuanto…');" calcext:value-type="string">
            <text:p>INSERT INTO VALOR_CARACTERISTICA VALUES(492,3,'Tan pronto como, en cuanto…');</text:p>
          </table:table-cell>
          <table:table-cell/>
          <table:table-cell table:formula="of:=COM.MICROSOFT.CONCAT(&quot;INSERT INTO VALOR_CARACTERISTICA VALUES(&quot;;[.B493];&quot;,4,'&quot;;[.F493];&quot;');&quot;)" office:value-type="string" office:string-value="INSERT INTO VALOR_CARACTERISTICA VALUES(492,4,'～しだい 例: バスが到着(とうちゃく)ししだい、すぐに出発(しゅっぱつ)しましょう。');" calcext:value-type="string">
            <text:p>INSERT INTO VALOR_CARACTERISTICA VALUES(492,4,'～しだい 例: バスが到着(とうちゃく)ししだい、すぐに出発(しゅっぱつ)しましょう。');</text:p>
          </table:table-cell>
          <table:table-cell table:formula="of:=COM.MICROSOFT.CONCAT(&quot;INSERT INTO VALOR_CARACTERISTICA VALUES(&quot;;[.B493];&quot;,5,'&quot;;[.G493];&quot;');&quot;)" office:value-type="string" office:string-value="INSERT INTO VALOR_CARACTERISTICA VALUES(492,5,'Vb Forma ます+ ～しだい');" calcext:value-type="string">
            <text:p>INSERT INTO VALOR_CARACTERISTICA VALUES(492,5,'Vb Forma ます+ ～しだい');</text:p>
          </table:table-cell>
        </table:table-row>
        <table:table-row table:style-name="ro1">
          <table:table-cell office:value-type="float" office:value="4" calcext:value-type="float">
            <text:p>4</text:p>
          </table:table-cell>
          <table:table-cell table:formula="of:=[.B493]+1" office:value-type="float" office:value="493" calcext:value-type="float">
            <text:p>493</text:p>
          </table:table-cell>
          <table:table-cell/>
          <table:table-cell office:value-type="string" calcext:value-type="string">
            <text:p>Sin cambiar nada, en el estado actual.</text:p>
          </table:table-cell>
          <table:table-cell/>
          <table:table-cell office:value-type="string" calcext:value-type="string">
            <text:p>～まま 例: 窓を開けたまま寝てしまった。</text:p>
          </table:table-cell>
          <table:table-cell office:value-type="string" calcext:value-type="string">
            <text:p>N+ の/ Vb Formaた / Formaない / Adj.な +な/ Adj.い</text:p>
          </table:table-cell>
          <table:table-cell table:formula="of:=COM.MICROSOFT.CONCAT (&quot;insert into ITEM_INFO  values(&quot;;[.B494];&quot;,&quot;;[.A494];&quot;);&quot;)" office:value-type="string" office:string-value="insert into ITEM_INFO  values(493,4);" calcext:value-type="string">
            <text:p>insert into ITEM_INFO <text:s/>values(493,4);</text:p>
          </table:table-cell>
          <table:table-cell/>
          <table:table-cell table:formula="of:=COM.MICROSOFT.CONCAT(&quot;INSERT INTO VALOR_CARACTERISTICA VALUES(&quot;;[.B494];&quot;,3,'&quot;;[.D494];&quot;');&quot;)" office:value-type="string" office:string-value="INSERT INTO VALOR_CARACTERISTICA VALUES(493,3,'Sin cambiar nada, en el estado actual.');" calcext:value-type="string">
            <text:p>INSERT INTO VALOR_CARACTERISTICA VALUES(493,3,'Sin cambiar nada, en el estado actual.');</text:p>
          </table:table-cell>
          <table:table-cell/>
          <table:table-cell table:formula="of:=COM.MICROSOFT.CONCAT(&quot;INSERT INTO VALOR_CARACTERISTICA VALUES(&quot;;[.B494];&quot;,4,'&quot;;[.F494];&quot;');&quot;)" office:value-type="string" office:string-value="INSERT INTO VALOR_CARACTERISTICA VALUES(493,4,'～まま 例: 窓を開けたまま寝てしまった。');" calcext:value-type="string">
            <text:p>INSERT INTO VALOR_CARACTERISTICA VALUES(493,4,'～まま 例: 窓を開けたまま寝てしまった。');</text:p>
          </table:table-cell>
          <table:table-cell table:formula="of:=COM.MICROSOFT.CONCAT(&quot;INSERT INTO VALOR_CARACTERISTICA VALUES(&quot;;[.B494];&quot;,5,'&quot;;[.G494];&quot;');&quot;)" office:value-type="string" office:string-value="INSERT INTO VALOR_CARACTERISTICA VALUES(493,5,'N+ の/ Vb Formaた / Formaない / Adj.な +な/ Adj.い');" calcext:value-type="string">
            <text:p>INSERT INTO VALOR_CARACTERISTICA VALUES(493,5,'N+ の/ Vb Formaた / Formaない / Adj.な +な/ Adj.い');</text:p>
          </table:table-cell>
        </table:table-row>
        <table:table-row table:style-name="ro1">
          <table:table-cell office:value-type="float" office:value="4" calcext:value-type="float">
            <text:p>4</text:p>
          </table:table-cell>
          <table:table-cell table:formula="of:=[.B494]+1" office:value-type="float" office:value="494" calcext:value-type="float">
            <text:p>494</text:p>
          </table:table-cell>
          <table:table-cell/>
          <table:table-cell office:value-type="string" calcext:value-type="string">
            <text:p>Precisamente porque…</text:p>
          </table:table-cell>
          <table:table-cell/>
          <table:table-cell office:value-type="string" calcext:value-type="string">
            <text:p>～からこそ 例: 勉強したからこそ合格したのだ。</text:p>
          </table:table-cell>
          <table:table-cell office:value-type="string" calcext:value-type="string">
            <text:p>(Vb F. ordinaria+ / (N o Adj.な)+だ)+からこそ</text:p>
          </table:table-cell>
          <table:table-cell table:formula="of:=COM.MICROSOFT.CONCAT (&quot;insert into ITEM_INFO  values(&quot;;[.B495];&quot;,&quot;;[.A495];&quot;);&quot;)" office:value-type="string" office:string-value="insert into ITEM_INFO  values(494,4);" calcext:value-type="string">
            <text:p>insert into ITEM_INFO <text:s/>values(494,4);</text:p>
          </table:table-cell>
          <table:table-cell/>
          <table:table-cell table:formula="of:=COM.MICROSOFT.CONCAT(&quot;INSERT INTO VALOR_CARACTERISTICA VALUES(&quot;;[.B495];&quot;,3,'&quot;;[.D495];&quot;');&quot;)" office:value-type="string" office:string-value="INSERT INTO VALOR_CARACTERISTICA VALUES(494,3,'Precisamente porque…');" calcext:value-type="string">
            <text:p>INSERT INTO VALOR_CARACTERISTICA VALUES(494,3,'Precisamente porque…');</text:p>
          </table:table-cell>
          <table:table-cell/>
          <table:table-cell table:formula="of:=COM.MICROSOFT.CONCAT(&quot;INSERT INTO VALOR_CARACTERISTICA VALUES(&quot;;[.B495];&quot;,4,'&quot;;[.F495];&quot;');&quot;)" office:value-type="string" office:string-value="INSERT INTO VALOR_CARACTERISTICA VALUES(494,4,'～からこそ 例: 勉強したからこそ合格したのだ。');" calcext:value-type="string">
            <text:p>INSERT INTO VALOR_CARACTERISTICA VALUES(494,4,'～からこそ 例: 勉強したからこそ合格したのだ。');</text:p>
          </table:table-cell>
          <table:table-cell table:formula="of:=COM.MICROSOFT.CONCAT(&quot;INSERT INTO VALOR_CARACTERISTICA VALUES(&quot;;[.B495];&quot;,5,'&quot;;[.G495];&quot;');&quot;)" office:value-type="string" office:string-value="INSERT INTO VALOR_CARACTERISTICA VALUES(494,5,'(Vb F. ordinaria+ / (N o Adj.な)+だ)+からこそ');" calcext:value-type="string">
            <text:p>INSERT INTO VALOR_CARACTERISTICA VALUES(494,5,'(Vb F. ordinaria+ / (N o Adj.な)+だ)+からこそ');</text:p>
          </table:table-cell>
        </table:table-row>
        <table:table-row table:style-name="ro1">
          <table:table-cell office:value-type="float" office:value="4" calcext:value-type="float">
            <text:p>4</text:p>
          </table:table-cell>
          <table:table-cell table:formula="of:=[.B495]+1" office:value-type="float" office:value="495" calcext:value-type="float">
            <text:p>495</text:p>
          </table:table-cell>
          <table:table-cell/>
          <table:table-cell office:value-type="string" calcext:value-type="string">
            <text:p>Estoy seguro de que…</text:p>
          </table:table-cell>
          <table:table-cell/>
          <table:table-cell office:value-type="string" calcext:value-type="string">
            <text:p>～に決(き)まっている 例: デパートよりスーパーのほうが品物が安いに決きまっているよ。スーパーへ行こう。</text:p>
          </table:table-cell>
          <table:table-cell office:value-type="string" calcext:value-type="string">
            <text:p>F. ordinaria（ナ形&lt;s&gt;だ&lt;/s&gt;・名&lt;s&gt;だ&lt;/s&gt;）+に決まっている</text:p>
          </table:table-cell>
          <table:table-cell table:formula="of:=COM.MICROSOFT.CONCAT (&quot;insert into ITEM_INFO  values(&quot;;[.B496];&quot;,&quot;;[.A496];&quot;);&quot;)" office:value-type="string" office:string-value="insert into ITEM_INFO  values(495,4);" calcext:value-type="string">
            <text:p>insert into ITEM_INFO <text:s/>values(495,4);</text:p>
          </table:table-cell>
          <table:table-cell/>
          <table:table-cell table:formula="of:=COM.MICROSOFT.CONCAT(&quot;INSERT INTO VALOR_CARACTERISTICA VALUES(&quot;;[.B496];&quot;,3,'&quot;;[.D496];&quot;');&quot;)" office:value-type="string" office:string-value="INSERT INTO VALOR_CARACTERISTICA VALUES(495,3,'Estoy seguro de que…');" calcext:value-type="string">
            <text:p>INSERT INTO VALOR_CARACTERISTICA VALUES(495,3,'Estoy seguro de que…');</text:p>
          </table:table-cell>
          <table:table-cell/>
          <table:table-cell table:formula="of:=COM.MICROSOFT.CONCAT(&quot;INSERT INTO VALOR_CARACTERISTICA VALUES(&quot;;[.B496];&quot;,4,'&quot;;[.F496];&quot;');&quot;)" office:value-type="string" office:string-value="INSERT INTO VALOR_CARACTERISTICA VALUES(495,4,'～に決(き)まっている 例: デパートよりスーパーのほうが品物が安いに決きまっているよ。スーパーへ行こう。');" calcext:value-type="string">
            <text:p>INSERT INTO VALOR_CARACTERISTICA VALUES(495,4,'～に決(き)まっている 例: デパートよりスーパーのほうが品物が安いに決きまっているよ。スーパーへ行こう。');</text:p>
          </table:table-cell>
          <table:table-cell table:formula="of:=COM.MICROSOFT.CONCAT(&quot;INSERT INTO VALOR_CARACTERISTICA VALUES(&quot;;[.B496];&quot;,5,'&quot;;[.G496];&quot;');&quot;)" office:value-type="string" office:string-value="INSERT INTO VALOR_CARACTERISTICA VALUES(495,5,'F. ordinaria（ナ形&lt;s&gt;だ&lt;/s&gt;・名&lt;s&gt;だ&lt;/s&gt;）+に決まっている');" calcext:value-type="string">
            <text:p>INSERT INTO VALOR_CARACTERISTICA VALUES(495,5,'F. ordinaria（ナ形&lt;s&gt;だ&lt;/s&gt;・名&lt;s&gt;だ&lt;/s&gt;）+に決まっている');</text:p>
          </table:table-cell>
        </table:table-row>
        <table:table-row table:style-name="ro1">
          <table:table-cell office:value-type="float" office:value="4" calcext:value-type="float">
            <text:p>4</text:p>
          </table:table-cell>
          <table:table-cell table:formula="of:=[.B496]+1" office:value-type="float" office:value="496" calcext:value-type="float">
            <text:p>496</text:p>
          </table:table-cell>
          <table:table-cell/>
          <table:table-cell office:value-type="string" calcext:value-type="string">
            <text:p>Para confirmar algo con otra persona.</text:p>
          </table:table-cell>
          <table:table-cell/>
          <table:table-cell office:value-type="string" calcext:value-type="string">
            <text:p>①～っけ 例: 試験は何時からだったっけ？</text:p>
          </table:table-cell>
          <table:table-cell office:value-type="string" calcext:value-type="string">
            <text:p>F. ordinaria (pasado)+っけ</text:p>
          </table:table-cell>
          <table:table-cell table:formula="of:=COM.MICROSOFT.CONCAT (&quot;insert into ITEM_INFO  values(&quot;;[.B497];&quot;,&quot;;[.A497];&quot;);&quot;)" office:value-type="string" office:string-value="insert into ITEM_INFO  values(496,4);" calcext:value-type="string">
            <text:p>insert into ITEM_INFO <text:s/>values(496,4);</text:p>
          </table:table-cell>
          <table:table-cell/>
          <table:table-cell table:formula="of:=COM.MICROSOFT.CONCAT(&quot;INSERT INTO VALOR_CARACTERISTICA VALUES(&quot;;[.B497];&quot;,3,'&quot;;[.D497];&quot;');&quot;)" office:value-type="string" office:string-value="INSERT INTO VALOR_CARACTERISTICA VALUES(496,3,'Para confirmar algo con otra persona.');" calcext:value-type="string">
            <text:p>INSERT INTO VALOR_CARACTERISTICA VALUES(496,3,'Para confirmar algo con otra persona.');</text:p>
          </table:table-cell>
          <table:table-cell/>
          <table:table-cell table:formula="of:=COM.MICROSOFT.CONCAT(&quot;INSERT INTO VALOR_CARACTERISTICA VALUES(&quot;;[.B497];&quot;,4,'&quot;;[.F497];&quot;');&quot;)" office:value-type="string" office:string-value="INSERT INTO VALOR_CARACTERISTICA VALUES(496,4,'①～っけ 例: 試験は何時からだったっけ？');" calcext:value-type="string">
            <text:p>INSERT INTO VALOR_CARACTERISTICA VALUES(496,4,'①～っけ 例: 試験は何時からだったっけ？');</text:p>
          </table:table-cell>
          <table:table-cell table:formula="of:=COM.MICROSOFT.CONCAT(&quot;INSERT INTO VALOR_CARACTERISTICA VALUES(&quot;;[.B497];&quot;,5,'&quot;;[.G497];&quot;');&quot;)" office:value-type="string" office:string-value="INSERT INTO VALOR_CARACTERISTICA VALUES(496,5,'F. ordinaria (pasado)+っけ');" calcext:value-type="string">
            <text:p>INSERT INTO VALOR_CARACTERISTICA VALUES(496,5,'F. ordinaria (pasado)+っけ');</text:p>
          </table:table-cell>
        </table:table-row>
        <table:table-row table:style-name="ro1">
          <table:table-cell office:value-type="float" office:value="4" calcext:value-type="float">
            <text:p>4</text:p>
          </table:table-cell>
          <table:table-cell table:formula="of:=[.B497]+1" office:value-type="float" office:value="497" calcext:value-type="float">
            <text:p>497</text:p>
          </table:table-cell>
          <table:table-cell/>
          <table:table-cell office:value-type="string" calcext:value-type="string">
            <text:p>Recuerdos del pasado con añoranza.</text:p>
          </table:table-cell>
          <table:table-cell/>
          <table:table-cell office:value-type="string" calcext:value-type="string">
            <text:p>②～っけ 例: 子供のとき、よく川で泳いだっけ。</text:p>
          </table:table-cell>
          <table:table-cell office:value-type="string" calcext:value-type="string">
            <text:p>F. ordinaria (pasado)+っけ</text:p>
          </table:table-cell>
          <table:table-cell table:formula="of:=COM.MICROSOFT.CONCAT (&quot;insert into ITEM_INFO  values(&quot;;[.B498];&quot;,&quot;;[.A498];&quot;);&quot;)" office:value-type="string" office:string-value="insert into ITEM_INFO  values(497,4);" calcext:value-type="string">
            <text:p>insert into ITEM_INFO <text:s/>values(497,4);</text:p>
          </table:table-cell>
          <table:table-cell/>
          <table:table-cell table:formula="of:=COM.MICROSOFT.CONCAT(&quot;INSERT INTO VALOR_CARACTERISTICA VALUES(&quot;;[.B498];&quot;,3,'&quot;;[.D498];&quot;');&quot;)" office:value-type="string" office:string-value="INSERT INTO VALOR_CARACTERISTICA VALUES(497,3,'Recuerdos del pasado con añoranza.');" calcext:value-type="string">
            <text:p>INSERT INTO VALOR_CARACTERISTICA VALUES(497,3,'Recuerdos del pasado con añoranza.');</text:p>
          </table:table-cell>
          <table:table-cell/>
          <table:table-cell table:formula="of:=COM.MICROSOFT.CONCAT(&quot;INSERT INTO VALOR_CARACTERISTICA VALUES(&quot;;[.B498];&quot;,4,'&quot;;[.F498];&quot;');&quot;)" office:value-type="string" office:string-value="INSERT INTO VALOR_CARACTERISTICA VALUES(497,4,'②～っけ 例: 子供のとき、よく川で泳いだっけ。');" calcext:value-type="string">
            <text:p>INSERT INTO VALOR_CARACTERISTICA VALUES(497,4,'②～っけ 例: 子供のとき、よく川で泳いだっけ。');</text:p>
          </table:table-cell>
          <table:table-cell table:formula="of:=COM.MICROSOFT.CONCAT(&quot;INSERT INTO VALOR_CARACTERISTICA VALUES(&quot;;[.B498];&quot;,5,'&quot;;[.G498];&quot;');&quot;)" office:value-type="string" office:string-value="INSERT INTO VALOR_CARACTERISTICA VALUES(497,5,'F. ordinaria (pasado)+っけ');" calcext:value-type="string">
            <text:p>INSERT INTO VALOR_CARACTERISTICA VALUES(497,5,'F. ordinaria (pasado)+っけ');</text:p>
          </table:table-cell>
        </table:table-row>
        <table:table-row table:style-name="ro1">
          <table:table-cell office:value-type="float" office:value="4" calcext:value-type="float">
            <text:p>4</text:p>
          </table:table-cell>
          <table:table-cell table:formula="of:=[.B498]+1" office:value-type="float" office:value="498" calcext:value-type="float">
            <text:p>498</text:p>
          </table:table-cell>
          <table:table-cell/>
          <table:table-cell office:value-type="string" calcext:value-type="string">
            <text:p>Igual que, como…</text:p>
          </table:table-cell>
          <table:table-cell/>
          <table:table-cell office:value-type="string" calcext:value-type="string">
            <text:p>①～ように 例: 「皆さん、今から私が言うように体を動かしてください。」</text:p>
          </table:table-cell>
          <table:table-cell office:value-type="string" calcext:value-type="string">
            <text:p>F. ordinaria + ように</text:p>
          </table:table-cell>
          <table:table-cell table:formula="of:=COM.MICROSOFT.CONCAT (&quot;insert into ITEM_INFO  values(&quot;;[.B499];&quot;,&quot;;[.A499];&quot;);&quot;)" office:value-type="string" office:string-value="insert into ITEM_INFO  values(498,4);" calcext:value-type="string">
            <text:p>insert into ITEM_INFO <text:s/>values(498,4);</text:p>
          </table:table-cell>
          <table:table-cell/>
          <table:table-cell table:formula="of:=COM.MICROSOFT.CONCAT(&quot;INSERT INTO VALOR_CARACTERISTICA VALUES(&quot;;[.B499];&quot;,3,'&quot;;[.D499];&quot;');&quot;)" office:value-type="string" office:string-value="INSERT INTO VALOR_CARACTERISTICA VALUES(498,3,'Igual que, como…');" calcext:value-type="string">
            <text:p>INSERT INTO VALOR_CARACTERISTICA VALUES(498,3,'Igual que, como…');</text:p>
          </table:table-cell>
          <table:table-cell/>
          <table:table-cell table:formula="of:=COM.MICROSOFT.CONCAT(&quot;INSERT INTO VALOR_CARACTERISTICA VALUES(&quot;;[.B499];&quot;,4,'&quot;;[.F499];&quot;');&quot;)" office:value-type="string" office:string-value="INSERT INTO VALOR_CARACTERISTICA VALUES(498,4,'①～ように 例: 「皆さん、今から私が言うように体を動かしてください。」');" calcext:value-type="string">
            <text:p>INSERT INTO VALOR_CARACTERISTICA VALUES(498,4,'①～ように 例: 「皆さん、今から私が言うように体を動かしてください。」');</text:p>
          </table:table-cell>
          <table:table-cell table:formula="of:=COM.MICROSOFT.CONCAT(&quot;INSERT INTO VALOR_CARACTERISTICA VALUES(&quot;;[.B499];&quot;,5,'&quot;;[.G499];&quot;');&quot;)" office:value-type="string" office:string-value="INSERT INTO VALOR_CARACTERISTICA VALUES(498,5,'F. ordinaria + ように');" calcext:value-type="string">
            <text:p>INSERT INTO VALOR_CARACTERISTICA VALUES(498,5,'F. ordinaria + ように');</text:p>
          </table:table-cell>
        </table:table-row>
        <table:table-row table:style-name="ro1">
          <table:table-cell office:value-type="float" office:value="4" calcext:value-type="float">
            <text:p>4</text:p>
          </table:table-cell>
          <table:table-cell table:formula="of:=[.B499]+1" office:value-type="float" office:value="499" calcext:value-type="float">
            <text:p>499</text:p>
          </table:table-cell>
          <table:table-cell/>
          <table:table-cell office:value-type="string" calcext:value-type="string">
            <text:p>Para, con el objetivo de…</text:p>
          </table:table-cell>
          <table:table-cell/>
          <table:table-cell office:value-type="string" calcext:value-type="string">
            <text:p>②～ように 例: ９時の新幹線(しんかんせん)に間に合うように、８時に家を出た。</text:p>
          </table:table-cell>
          <table:table-cell office:value-type="string" calcext:value-type="string">
            <text:p>Vb F. dic. / Formaない+ よう（に）</text:p>
          </table:table-cell>
          <table:table-cell table:formula="of:=COM.MICROSOFT.CONCAT (&quot;insert into ITEM_INFO  values(&quot;;[.B500];&quot;,&quot;;[.A500];&quot;);&quot;)" office:value-type="string" office:string-value="insert into ITEM_INFO  values(499,4);" calcext:value-type="string">
            <text:p>insert into ITEM_INFO <text:s/>values(499,4);</text:p>
          </table:table-cell>
          <table:table-cell/>
          <table:table-cell table:formula="of:=COM.MICROSOFT.CONCAT(&quot;INSERT INTO VALOR_CARACTERISTICA VALUES(&quot;;[.B500];&quot;,3,'&quot;;[.D500];&quot;');&quot;)" office:value-type="string" office:string-value="INSERT INTO VALOR_CARACTERISTICA VALUES(499,3,'Para, con el objetivo de…');" calcext:value-type="string">
            <text:p>INSERT INTO VALOR_CARACTERISTICA VALUES(499,3,'Para, con el objetivo de…');</text:p>
          </table:table-cell>
          <table:table-cell/>
          <table:table-cell table:formula="of:=COM.MICROSOFT.CONCAT(&quot;INSERT INTO VALOR_CARACTERISTICA VALUES(&quot;;[.B500];&quot;,4,'&quot;;[.F500];&quot;');&quot;)" office:value-type="string" office:string-value="INSERT INTO VALOR_CARACTERISTICA VALUES(499,4,'②～ように 例: ９時の新幹線(しんかんせん)に間に合うように、８時に家を出た。');" calcext:value-type="string">
            <text:p>INSERT INTO VALOR_CARACTERISTICA VALUES(499,4,'②～ように 例: ９時の新幹線(しんかんせん)に間に合うように、８時に家を出た。');</text:p>
          </table:table-cell>
          <table:table-cell table:formula="of:=COM.MICROSOFT.CONCAT(&quot;INSERT INTO VALOR_CARACTERISTICA VALUES(&quot;;[.B500];&quot;,5,'&quot;;[.G500];&quot;');&quot;)" office:value-type="string" office:string-value="INSERT INTO VALOR_CARACTERISTICA VALUES(499,5,'Vb F. dic. / Formaない+ よう（に）');" calcext:value-type="string">
            <text:p>INSERT INTO VALOR_CARACTERISTICA VALUES(499,5,'Vb F. dic. / Formaない+ よう（に）');</text:p>
          </table:table-cell>
        </table:table-row>
        <table:table-row table:style-name="ro1">
          <table:table-cell office:value-type="float" office:value="4" calcext:value-type="float">
            <text:p>4</text:p>
          </table:table-cell>
          <table:table-cell table:formula="of:=[.B500]+1" office:value-type="float" office:value="500" calcext:value-type="float">
            <text:p>500</text:p>
          </table:table-cell>
          <table:table-cell/>
          <table:table-cell office:value-type="string" calcext:value-type="string">
            <text:p>Es imposible que…</text:p>
          </table:table-cell>
          <table:table-cell/>
          <table:table-cell office:value-type="string" calcext:value-type="string">
            <text:p>～ようがない 例: 手紙に彼の住所が書いてない。これでは返事(へんじ)の出しようがない。</text:p>
          </table:table-cell>
          <table:table-cell office:value-type="string" calcext:value-type="string">
            <text:p>Vb&lt;s&gt;ます&lt;/s&gt; + ようがない</text:p>
          </table:table-cell>
          <table:table-cell table:formula="of:=COM.MICROSOFT.CONCAT (&quot;insert into ITEM_INFO  values(&quot;;[.B501];&quot;,&quot;;[.A501];&quot;);&quot;)" office:value-type="string" office:string-value="insert into ITEM_INFO  values(500,4);" calcext:value-type="string">
            <text:p>insert into ITEM_INFO <text:s/>values(500,4);</text:p>
          </table:table-cell>
          <table:table-cell/>
          <table:table-cell table:formula="of:=COM.MICROSOFT.CONCAT(&quot;INSERT INTO VALOR_CARACTERISTICA VALUES(&quot;;[.B501];&quot;,3,'&quot;;[.D501];&quot;');&quot;)" office:value-type="string" office:string-value="INSERT INTO VALOR_CARACTERISTICA VALUES(500,3,'Es imposible que…');" calcext:value-type="string">
            <text:p>INSERT INTO VALOR_CARACTERISTICA VALUES(500,3,'Es imposible que…');</text:p>
          </table:table-cell>
          <table:table-cell/>
          <table:table-cell table:formula="of:=COM.MICROSOFT.CONCAT(&quot;INSERT INTO VALOR_CARACTERISTICA VALUES(&quot;;[.B501];&quot;,4,'&quot;;[.F501];&quot;');&quot;)" office:value-type="string" office:string-value="INSERT INTO VALOR_CARACTERISTICA VALUES(500,4,'～ようがない 例: 手紙に彼の住所が書いてない。これでは返事(へんじ)の出しようがない。');" calcext:value-type="string">
            <text:p>INSERT INTO VALOR_CARACTERISTICA VALUES(500,4,'～ようがない 例: 手紙に彼の住所が書いてない。これでは返事(へんじ)の出しようがない。');</text:p>
          </table:table-cell>
          <table:table-cell table:formula="of:=COM.MICROSOFT.CONCAT(&quot;INSERT INTO VALOR_CARACTERISTICA VALUES(&quot;;[.B501];&quot;,5,'&quot;;[.G501];&quot;');&quot;)" office:value-type="string" office:string-value="INSERT INTO VALOR_CARACTERISTICA VALUES(500,5,'Vb&lt;s&gt;ます&lt;/s&gt; + ようがない');" calcext:value-type="string">
            <text:p>INSERT INTO VALOR_CARACTERISTICA VALUES(500,5,'Vb&lt;s&gt;ます&lt;/s&gt; + ようがない');</text:p>
          </table:table-cell>
        </table:table-row>
        <table:table-row table:style-name="ro1">
          <table:table-cell office:value-type="float" office:value="4" calcext:value-type="float">
            <text:p>4</text:p>
          </table:table-cell>
          <table:table-cell table:formula="of:=[.B501]+1" office:value-type="float" office:value="501" calcext:value-type="float">
            <text:p>501</text:p>
          </table:table-cell>
          <table:table-cell/>
          <table:table-cell office:value-type="string" calcext:value-type="string">
            <text:p>Estoy convencido de algo.</text:p>
          </table:table-cell>
          <table:table-cell/>
          <table:table-cell office:value-type="string" calcext:value-type="string">
            <text:p><text:span text:style-name="T4">①～はずだ 例: 寒いはずだ。暖房(だんぼう)をしなければならい</text:span>。</text:p>
          </table:table-cell>
          <table:table-cell office:value-type="string" calcext:value-type="string">
            <text:p>F. ordinaria+ はずだ</text:p>
          </table:table-cell>
          <table:table-cell table:formula="of:=COM.MICROSOFT.CONCAT (&quot;insert into ITEM_INFO  values(&quot;;[.B502];&quot;,&quot;;[.A502];&quot;);&quot;)" office:value-type="string" office:string-value="insert into ITEM_INFO  values(501,4);" calcext:value-type="string">
            <text:p>insert into ITEM_INFO <text:s/>values(501,4);</text:p>
          </table:table-cell>
          <table:table-cell/>
          <table:table-cell table:formula="of:=COM.MICROSOFT.CONCAT(&quot;INSERT INTO VALOR_CARACTERISTICA VALUES(&quot;;[.B502];&quot;,3,'&quot;;[.D502];&quot;');&quot;)" office:value-type="string" office:string-value="INSERT INTO VALOR_CARACTERISTICA VALUES(501,3,'Estoy convencido de algo.');" calcext:value-type="string">
            <text:p>INSERT INTO VALOR_CARACTERISTICA VALUES(501,3,'Estoy convencido de algo.');</text:p>
          </table:table-cell>
          <table:table-cell/>
          <table:table-cell table:formula="of:=COM.MICROSOFT.CONCAT(&quot;INSERT INTO VALOR_CARACTERISTICA VALUES(&quot;;[.B502];&quot;,4,'&quot;;[.F502];&quot;');&quot;)" office:value-type="string" office:string-value="INSERT INTO VALOR_CARACTERISTICA VALUES(501,4,'①～はずだ 例: 寒いはずだ。暖房(だんぼう)をしなければならい。');" calcext:value-type="string">
            <text:p>INSERT INTO VALOR_CARACTERISTICA VALUES(501,4,'①～はずだ 例: 寒いはずだ。暖房(だんぼう)をしなければならい。');</text:p>
          </table:table-cell>
          <table:table-cell table:formula="of:=COM.MICROSOFT.CONCAT(&quot;INSERT INTO VALOR_CARACTERISTICA VALUES(&quot;;[.B502];&quot;,5,'&quot;;[.G502];&quot;');&quot;)" office:value-type="string" office:string-value="INSERT INTO VALOR_CARACTERISTICA VALUES(501,5,'F. ordinaria+ はずだ');" calcext:value-type="string">
            <text:p>INSERT INTO VALOR_CARACTERISTICA VALUES(501,5,'F. ordinaria+ はずだ');</text:p>
          </table:table-cell>
        </table:table-row>
        <table:table-row table:style-name="ro1">
          <table:table-cell office:value-type="float" office:value="4" calcext:value-type="float">
            <text:p>4</text:p>
          </table:table-cell>
          <table:table-cell table:formula="of:=[.B502]+1" office:value-type="float" office:value="502" calcext:value-type="float">
            <text:p>502</text:p>
          </table:table-cell>
          <table:table-cell/>
          <table:table-cell office:value-type="string" calcext:value-type="string">
            <text:p>El resultado de algo previsto o planeado, cambia.</text:p>
          </table:table-cell>
          <table:table-cell/>
          <table:table-cell office:value-type="string" calcext:value-type="string">
            <text:p>②～はずだ 例: 電車は３時に発車するはずだったが、事故じこで遅おくれた。</text:p>
          </table:table-cell>
          <table:table-cell office:value-type="string" calcext:value-type="string">
            <text:p>F. ordinaria+ はずだ</text:p>
          </table:table-cell>
          <table:table-cell table:formula="of:=COM.MICROSOFT.CONCAT (&quot;insert into ITEM_INFO  values(&quot;;[.B503];&quot;,&quot;;[.A503];&quot;);&quot;)" office:value-type="string" office:string-value="insert into ITEM_INFO  values(502,4);" calcext:value-type="string">
            <text:p>insert into ITEM_INFO <text:s/>values(502,4);</text:p>
          </table:table-cell>
          <table:table-cell/>
          <table:table-cell table:formula="of:=COM.MICROSOFT.CONCAT(&quot;INSERT INTO VALOR_CARACTERISTICA VALUES(&quot;;[.B503];&quot;,3,'&quot;;[.D503];&quot;');&quot;)" office:value-type="string" office:string-value="INSERT INTO VALOR_CARACTERISTICA VALUES(502,3,'El resultado de algo previsto o planeado, cambia.');" calcext:value-type="string">
            <text:p>INSERT INTO VALOR_CARACTERISTICA VALUES(502,3,'El resultado de algo previsto o planeado, cambia.');</text:p>
          </table:table-cell>
          <table:table-cell/>
          <table:table-cell table:formula="of:=COM.MICROSOFT.CONCAT(&quot;INSERT INTO VALOR_CARACTERISTICA VALUES(&quot;;[.B503];&quot;,4,'&quot;;[.F503];&quot;');&quot;)" office:value-type="string" office:string-value="INSERT INTO VALOR_CARACTERISTICA VALUES(502,4,'②～はずだ 例: 電車は３時に発車するはずだったが、事故じこで遅おくれた。');" calcext:value-type="string">
            <text:p>INSERT INTO VALOR_CARACTERISTICA VALUES(502,4,'②～はずだ 例: 電車は３時に発車するはずだったが、事故じこで遅おくれた。');</text:p>
          </table:table-cell>
          <table:table-cell table:formula="of:=COM.MICROSOFT.CONCAT(&quot;INSERT INTO VALOR_CARACTERISTICA VALUES(&quot;;[.B503];&quot;,5,'&quot;;[.G503];&quot;');&quot;)" office:value-type="string" office:string-value="INSERT INTO VALOR_CARACTERISTICA VALUES(502,5,'F. ordinaria+ はずだ');" calcext:value-type="string">
            <text:p>INSERT INTO VALOR_CARACTERISTICA VALUES(502,5,'F. ordinaria+ はずだ');</text:p>
          </table:table-cell>
        </table:table-row>
        <table:table-row table:style-name="ro1">
          <table:table-cell office:value-type="float" office:value="4" calcext:value-type="float">
            <text:p>4</text:p>
          </table:table-cell>
          <table:table-cell table:formula="of:=[.B503]+1" office:value-type="float" office:value="503" calcext:value-type="float">
            <text:p>503</text:p>
          </table:table-cell>
          <table:table-cell/>
          <table:table-cell office:value-type="string" calcext:value-type="string">
            <text:p>Recuerdo haber hecho algo, pero realmente no es así.</text:p>
          </table:table-cell>
          <table:table-cell/>
          <table:table-cell office:value-type="string" calcext:value-type="string">
            <text:p>③～はずだ 例: ここに入れたはずのノートがない。どこにあるのだろう。</text:p>
          </table:table-cell>
          <table:table-cell office:value-type="string" calcext:value-type="string">
            <text:p>Forma た+ はずだ</text:p>
          </table:table-cell>
          <table:table-cell table:formula="of:=COM.MICROSOFT.CONCAT (&quot;insert into ITEM_INFO  values(&quot;;[.B504];&quot;,&quot;;[.A504];&quot;);&quot;)" office:value-type="string" office:string-value="insert into ITEM_INFO  values(503,4);" calcext:value-type="string">
            <text:p>insert into ITEM_INFO <text:s/>values(503,4);</text:p>
          </table:table-cell>
          <table:table-cell/>
          <table:table-cell table:formula="of:=COM.MICROSOFT.CONCAT(&quot;INSERT INTO VALOR_CARACTERISTICA VALUES(&quot;;[.B504];&quot;,3,'&quot;;[.D504];&quot;');&quot;)" office:value-type="string" office:string-value="INSERT INTO VALOR_CARACTERISTICA VALUES(503,3,'Recuerdo haber hecho algo, pero realmente no es así.');" calcext:value-type="string">
            <text:p>INSERT INTO VALOR_CARACTERISTICA VALUES(503,3,'Recuerdo haber hecho algo, pero realmente no es así.');</text:p>
          </table:table-cell>
          <table:table-cell/>
          <table:table-cell table:formula="of:=COM.MICROSOFT.CONCAT(&quot;INSERT INTO VALOR_CARACTERISTICA VALUES(&quot;;[.B504];&quot;,4,'&quot;;[.F504];&quot;');&quot;)" office:value-type="string" office:string-value="INSERT INTO VALOR_CARACTERISTICA VALUES(503,4,'③～はずだ 例: ここに入れたはずのノートがない。どこにあるのだろう。');" calcext:value-type="string">
            <text:p>INSERT INTO VALOR_CARACTERISTICA VALUES(503,4,'③～はずだ 例: ここに入れたはずのノートがない。どこにあるのだろう。');</text:p>
          </table:table-cell>
          <table:table-cell table:formula="of:=COM.MICROSOFT.CONCAT(&quot;INSERT INTO VALOR_CARACTERISTICA VALUES(&quot;;[.B504];&quot;,5,'&quot;;[.G504];&quot;');&quot;)" office:value-type="string" office:string-value="INSERT INTO VALOR_CARACTERISTICA VALUES(503,5,'Forma た+ はずだ');" calcext:value-type="string">
            <text:p>INSERT INTO VALOR_CARACTERISTICA VALUES(503,5,'Forma た+ はずだ');</text:p>
          </table:table-cell>
        </table:table-row>
        <table:table-row table:style-name="ro1">
          <table:table-cell office:value-type="float" office:value="4" calcext:value-type="float">
            <text:p>4</text:p>
          </table:table-cell>
          <table:table-cell table:formula="of:=[.B504]+1" office:value-type="float" office:value="504" calcext:value-type="float">
            <text:p>504</text:p>
          </table:table-cell>
          <table:table-cell/>
          <table:table-cell office:value-type="string" calcext:value-type="string">
            <text:p>Dar una razón, motivo.</text:p>
          </table:table-cell>
          <table:table-cell/>
          <table:table-cell office:value-type="string" calcext:value-type="string">
            <text:p>①～わけ 例: 遅れてすみません。でも、これには訳(わけ)があるんです。</text:p>
          </table:table-cell>
          <table:table-cell/>
          <table:table-cell table:formula="of:=COM.MICROSOFT.CONCAT (&quot;insert into ITEM_INFO  values(&quot;;[.B505];&quot;,&quot;;[.A505];&quot;);&quot;)" office:value-type="string" office:string-value="insert into ITEM_INFO  values(504,4);" calcext:value-type="string">
            <text:p>insert into ITEM_INFO <text:s/>values(504,4);</text:p>
          </table:table-cell>
          <table:table-cell/>
          <table:table-cell table:formula="of:=COM.MICROSOFT.CONCAT(&quot;INSERT INTO VALOR_CARACTERISTICA VALUES(&quot;;[.B505];&quot;,3,'&quot;;[.D505];&quot;');&quot;)" office:value-type="string" office:string-value="INSERT INTO VALOR_CARACTERISTICA VALUES(504,3,'Dar una razón, motivo.');" calcext:value-type="string">
            <text:p>INSERT INTO VALOR_CARACTERISTICA VALUES(504,3,'Dar una razón, motivo.');</text:p>
          </table:table-cell>
          <table:table-cell/>
          <table:table-cell table:formula="of:=COM.MICROSOFT.CONCAT(&quot;INSERT INTO VALOR_CARACTERISTICA VALUES(&quot;;[.B505];&quot;,4,'&quot;;[.F505];&quot;');&quot;)" office:value-type="string" office:string-value="INSERT INTO VALOR_CARACTERISTICA VALUES(504,4,'①～わけ 例: 遅れてすみません。でも、これには訳(わけ)があるんです。');" calcext:value-type="string">
            <text:p>INSERT INTO VALOR_CARACTERISTICA VALUES(504,4,'①～わけ 例: 遅れてすみません。でも、これには訳(わけ)があるんです。');</text:p>
          </table:table-cell>
          <table:table-cell table:formula="of:=COM.MICROSOFT.CONCAT(&quot;INSERT INTO VALOR_CARACTERISTICA VALUES(&quot;;[.B505];&quot;,5,'&quot;;[.G505];&quot;');&quot;)" office:value-type="string" office:string-value="INSERT INTO VALOR_CARACTERISTICA VALUES(504,5,'');" calcext:value-type="string">
            <text:p>INSERT INTO VALOR_CARACTERISTICA VALUES(504,5,'');</text:p>
          </table:table-cell>
        </table:table-row>
        <table:table-row table:style-name="ro1">
          <table:table-cell office:value-type="float" office:value="4" calcext:value-type="float">
            <text:p>4</text:p>
          </table:table-cell>
          <table:table-cell table:formula="of:=[.B505]+1" office:value-type="float" office:value="505" calcext:value-type="float">
            <text:p>505</text:p>
          </table:table-cell>
          <table:table-cell/>
          <table:table-cell office:value-type="string" calcext:value-type="string">
            <text:p>Significado.</text:p>
          </table:table-cell>
          <table:table-cell/>
          <table:table-cell office:value-type="string" calcext:value-type="string">
            <text:p>②～わけ 例: 訳(わけ)が分からないメールをもらった。</text:p>
          </table:table-cell>
          <table:table-cell/>
          <table:table-cell table:formula="of:=COM.MICROSOFT.CONCAT (&quot;insert into ITEM_INFO  values(&quot;;[.B506];&quot;,&quot;;[.A506];&quot;);&quot;)" office:value-type="string" office:string-value="insert into ITEM_INFO  values(505,4);" calcext:value-type="string">
            <text:p>insert into ITEM_INFO <text:s/>values(505,4);</text:p>
          </table:table-cell>
          <table:table-cell/>
          <table:table-cell table:formula="of:=COM.MICROSOFT.CONCAT(&quot;INSERT INTO VALOR_CARACTERISTICA VALUES(&quot;;[.B506];&quot;,3,'&quot;;[.D506];&quot;');&quot;)" office:value-type="string" office:string-value="INSERT INTO VALOR_CARACTERISTICA VALUES(505,3,'Significado.');" calcext:value-type="string">
            <text:p>INSERT INTO VALOR_CARACTERISTICA VALUES(505,3,'Significado.');</text:p>
          </table:table-cell>
          <table:table-cell/>
          <table:table-cell table:formula="of:=COM.MICROSOFT.CONCAT(&quot;INSERT INTO VALOR_CARACTERISTICA VALUES(&quot;;[.B506];&quot;,4,'&quot;;[.F506];&quot;');&quot;)" office:value-type="string" office:string-value="INSERT INTO VALOR_CARACTERISTICA VALUES(505,4,'②～わけ 例: 訳(わけ)が分からないメールをもらった。');" calcext:value-type="string">
            <text:p>INSERT INTO VALOR_CARACTERISTICA VALUES(505,4,'②～わけ 例: 訳(わけ)が分からないメールをもらった。');</text:p>
          </table:table-cell>
          <table:table-cell table:formula="of:=COM.MICROSOFT.CONCAT(&quot;INSERT INTO VALOR_CARACTERISTICA VALUES(&quot;;[.B506];&quot;,5,'&quot;;[.G506];&quot;');&quot;)" office:value-type="string" office:string-value="INSERT INTO VALOR_CARACTERISTICA VALUES(505,5,'');" calcext:value-type="string">
            <text:p>INSERT INTO VALOR_CARACTERISTICA VALUES(505,5,'');</text:p>
          </table:table-cell>
        </table:table-row>
        <table:table-row table:style-name="ro1">
          <table:table-cell office:value-type="float" office:value="4" calcext:value-type="float">
            <text:p>4</text:p>
          </table:table-cell>
          <table:table-cell table:formula="of:=[.B506]+1" office:value-type="float" office:value="506" calcext:value-type="float">
            <text:p>506</text:p>
          </table:table-cell>
          <table:table-cell/>
          <table:table-cell office:value-type="string" calcext:value-type="string">
            <text:p>Es fácil que, no es de extrañar que…</text:p>
          </table:table-cell>
          <table:table-cell/>
          <table:table-cell office:value-type="string" calcext:value-type="string">
            <text:p>③～わけ 例: 簡単(かんたん)な問題だったので、わけなくできた。</text:p>
          </table:table-cell>
          <table:table-cell/>
          <table:table-cell table:formula="of:=COM.MICROSOFT.CONCAT (&quot;insert into ITEM_INFO  values(&quot;;[.B507];&quot;,&quot;;[.A507];&quot;);&quot;)" office:value-type="string" office:string-value="insert into ITEM_INFO  values(506,4);" calcext:value-type="string">
            <text:p>insert into ITEM_INFO <text:s/>values(506,4);</text:p>
          </table:table-cell>
          <table:table-cell/>
          <table:table-cell table:formula="of:=COM.MICROSOFT.CONCAT(&quot;INSERT INTO VALOR_CARACTERISTICA VALUES(&quot;;[.B507];&quot;,3,'&quot;;[.D507];&quot;');&quot;)" office:value-type="string" office:string-value="INSERT INTO VALOR_CARACTERISTICA VALUES(506,3,'Es fácil que, no es de extrañar que…');" calcext:value-type="string">
            <text:p>INSERT INTO VALOR_CARACTERISTICA VALUES(506,3,'Es fácil que, no es de extrañar que…');</text:p>
          </table:table-cell>
          <table:table-cell/>
          <table:table-cell table:formula="of:=COM.MICROSOFT.CONCAT(&quot;INSERT INTO VALOR_CARACTERISTICA VALUES(&quot;;[.B507];&quot;,4,'&quot;;[.F507];&quot;');&quot;)" office:value-type="string" office:string-value="INSERT INTO VALOR_CARACTERISTICA VALUES(506,4,'③～わけ 例: 簡単(かんたん)な問題だったので、わけなくできた。');" calcext:value-type="string">
            <text:p>INSERT INTO VALOR_CARACTERISTICA VALUES(506,4,'③～わけ 例: 簡単(かんたん)な問題だったので、わけなくできた。');</text:p>
          </table:table-cell>
          <table:table-cell table:formula="of:=COM.MICROSOFT.CONCAT(&quot;INSERT INTO VALOR_CARACTERISTICA VALUES(&quot;;[.B507];&quot;,5,'&quot;;[.G507];&quot;');&quot;)" office:value-type="string" office:string-value="INSERT INTO VALOR_CARACTERISTICA VALUES(506,5,'');" calcext:value-type="string">
            <text:p>INSERT INTO VALOR_CARACTERISTICA VALUES(506,5,'');</text:p>
          </table:table-cell>
        </table:table-row>
        <table:table-row table:style-name="ro1">
          <table:table-cell office:value-type="float" office:value="4" calcext:value-type="float">
            <text:p>4</text:p>
          </table:table-cell>
          <table:table-cell table:formula="of:=[.B507]+1" office:value-type="float" office:value="507" calcext:value-type="float">
            <text:p>507</text:p>
          </table:table-cell>
          <table:table-cell/>
          <table:table-cell office:value-type="string" calcext:value-type="string">
            <text:p>Para sacar una conclusión sobre algo.</text:p>
          </table:table-cell>
          <table:table-cell/>
          <table:table-cell office:value-type="string" calcext:value-type="string">
            <text:p>①～わけだ 例: 消費税(しょうひぜい)が8％になったので、1,000円の物は1,008円になるというわけだ。</text:p>
          </table:table-cell>
          <table:table-cell office:value-type="string" calcext:value-type="string">
            <text:p>F. <text:s/>ordinaria+ というわけだ</text:p>
          </table:table-cell>
          <table:table-cell table:formula="of:=COM.MICROSOFT.CONCAT (&quot;insert into ITEM_INFO  values(&quot;;[.B508];&quot;,&quot;;[.A508];&quot;);&quot;)" office:value-type="string" office:string-value="insert into ITEM_INFO  values(507,4);" calcext:value-type="string">
            <text:p>insert into ITEM_INFO <text:s/>values(507,4);</text:p>
          </table:table-cell>
          <table:table-cell/>
          <table:table-cell table:formula="of:=COM.MICROSOFT.CONCAT(&quot;INSERT INTO VALOR_CARACTERISTICA VALUES(&quot;;[.B508];&quot;,3,'&quot;;[.D508];&quot;');&quot;)" office:value-type="string" office:string-value="INSERT INTO VALOR_CARACTERISTICA VALUES(507,3,'Para sacar una conclusión sobre algo.');" calcext:value-type="string">
            <text:p>INSERT INTO VALOR_CARACTERISTICA VALUES(507,3,'Para sacar una conclusión sobre algo.');</text:p>
          </table:table-cell>
          <table:table-cell/>
          <table:table-cell table:formula="of:=COM.MICROSOFT.CONCAT(&quot;INSERT INTO VALOR_CARACTERISTICA VALUES(&quot;;[.B508];&quot;,4,'&quot;;[.F508];&quot;');&quot;)" office:value-type="string" office:string-value="INSERT INTO VALOR_CARACTERISTICA VALUES(507,4,'①～わけだ 例: 消費税(しょうひぜい)が8％になったので、1,000円の物は1,008円になるというわけだ。');" calcext:value-type="string">
            <text:p>INSERT INTO VALOR_CARACTERISTICA VALUES(507,4,'①～わけだ 例: 消費税(しょうひぜい)が8％になったので、1,000円の物は1,008円になるというわけだ。');</text:p>
          </table:table-cell>
          <table:table-cell table:formula="of:=COM.MICROSOFT.CONCAT(&quot;INSERT INTO VALOR_CARACTERISTICA VALUES(&quot;;[.B508];&quot;,5,'&quot;;[.G508];&quot;');&quot;)" office:value-type="string" office:string-value="INSERT INTO VALOR_CARACTERISTICA VALUES(507,5,'F.  ordinaria+ というわけだ');" calcext:value-type="string">
            <text:p>INSERT INTO VALOR_CARACTERISTICA VALUES(507,5,'F. <text:s/>ordinaria+ というわけだ');</text:p>
          </table:table-cell>
        </table:table-row>
        <table:table-row table:style-name="ro1">
          <table:table-cell office:value-type="float" office:value="4" calcext:value-type="float">
            <text:p>4</text:p>
          </table:table-cell>
          <table:table-cell table:formula="of:=[.B508]+1" office:value-type="float" office:value="508" calcext:value-type="float">
            <text:p>508</text:p>
          </table:table-cell>
          <table:table-cell/>
          <table:table-cell office:value-type="string" calcext:value-type="string">
            <text:p>Estoy convencido de algo (=はずだ)</text:p>
          </table:table-cell>
          <table:table-cell/>
          <table:table-cell office:value-type="string" calcext:value-type="string">
            <text:p>②～わけだ 例: テレビがつかないわけだ。コンセントがぬけている。</text:p>
          </table:table-cell>
          <table:table-cell office:value-type="string" calcext:value-type="string">
            <text:p>F. ordinaria+ わけだ</text:p>
          </table:table-cell>
          <table:table-cell table:formula="of:=COM.MICROSOFT.CONCAT (&quot;insert into ITEM_INFO  values(&quot;;[.B509];&quot;,&quot;;[.A509];&quot;);&quot;)" office:value-type="string" office:string-value="insert into ITEM_INFO  values(508,4);" calcext:value-type="string">
            <text:p>insert into ITEM_INFO <text:s/>values(508,4);</text:p>
          </table:table-cell>
          <table:table-cell/>
          <table:table-cell table:formula="of:=COM.MICROSOFT.CONCAT(&quot;INSERT INTO VALOR_CARACTERISTICA VALUES(&quot;;[.B509];&quot;,3,'&quot;;[.D509];&quot;');&quot;)" office:value-type="string" office:string-value="INSERT INTO VALOR_CARACTERISTICA VALUES(508,3,'Estoy convencido de algo (=はずだ)');" calcext:value-type="string">
            <text:p>INSERT INTO VALOR_CARACTERISTICA VALUES(508,3,'Estoy convencido de algo (=はずだ)');</text:p>
          </table:table-cell>
          <table:table-cell/>
          <table:table-cell table:formula="of:=COM.MICROSOFT.CONCAT(&quot;INSERT INTO VALOR_CARACTERISTICA VALUES(&quot;;[.B509];&quot;,4,'&quot;;[.F509];&quot;');&quot;)" office:value-type="string" office:string-value="INSERT INTO VALOR_CARACTERISTICA VALUES(508,4,'②～わけだ 例: テレビがつかないわけだ。コンセントがぬけている。');" calcext:value-type="string">
            <text:p>INSERT INTO VALOR_CARACTERISTICA VALUES(508,4,'②～わけだ 例: テレビがつかないわけだ。コンセントがぬけている。');</text:p>
          </table:table-cell>
          <table:table-cell table:formula="of:=COM.MICROSOFT.CONCAT(&quot;INSERT INTO VALOR_CARACTERISTICA VALUES(&quot;;[.B509];&quot;,5,'&quot;;[.G509];&quot;');&quot;)" office:value-type="string" office:string-value="INSERT INTO VALOR_CARACTERISTICA VALUES(508,5,'F. ordinaria+ わけだ');" calcext:value-type="string">
            <text:p>INSERT INTO VALOR_CARACTERISTICA VALUES(508,5,'F. ordinaria+ わけだ');</text:p>
          </table:table-cell>
        </table:table-row>
        <table:table-row table:style-name="ro1">
          <table:table-cell office:value-type="float" office:value="4" calcext:value-type="float">
            <text:p>4</text:p>
          </table:table-cell>
          <table:table-cell table:formula="of:=[.B509]+1" office:value-type="float" office:value="509" calcext:value-type="float">
            <text:p>509</text:p>
          </table:table-cell>
          <table:table-cell/>
          <table:table-cell office:value-type="string" calcext:value-type="string">
            <text:p>Como resultado, por eso…</text:p>
          </table:table-cell>
          <table:table-cell/>
          <table:table-cell office:value-type="string" calcext:value-type="string">
            <text:p>③～わけだ 例: 彼とはアメリカ留学で知り合い、それで結婚したというわけです。</text:p>
          </table:table-cell>
          <table:table-cell office:value-type="string" calcext:value-type="string">
            <text:p>F. <text:s/>ordinaria+（という）わけだ</text:p>
          </table:table-cell>
          <table:table-cell table:formula="of:=COM.MICROSOFT.CONCAT (&quot;insert into ITEM_INFO  values(&quot;;[.B510];&quot;,&quot;;[.A510];&quot;);&quot;)" office:value-type="string" office:string-value="insert into ITEM_INFO  values(509,4);" calcext:value-type="string">
            <text:p>insert into ITEM_INFO <text:s/>values(509,4);</text:p>
          </table:table-cell>
          <table:table-cell/>
          <table:table-cell table:formula="of:=COM.MICROSOFT.CONCAT(&quot;INSERT INTO VALOR_CARACTERISTICA VALUES(&quot;;[.B510];&quot;,3,'&quot;;[.D510];&quot;');&quot;)" office:value-type="string" office:string-value="INSERT INTO VALOR_CARACTERISTICA VALUES(509,3,'Como resultado, por eso…');" calcext:value-type="string">
            <text:p>INSERT INTO VALOR_CARACTERISTICA VALUES(509,3,'Como resultado, por eso…');</text:p>
          </table:table-cell>
          <table:table-cell/>
          <table:table-cell table:formula="of:=COM.MICROSOFT.CONCAT(&quot;INSERT INTO VALOR_CARACTERISTICA VALUES(&quot;;[.B510];&quot;,4,'&quot;;[.F510];&quot;');&quot;)" office:value-type="string" office:string-value="INSERT INTO VALOR_CARACTERISTICA VALUES(509,4,'③～わけだ 例: 彼とはアメリカ留学で知り合い、それで結婚したというわけです。');" calcext:value-type="string">
            <text:p>INSERT INTO VALOR_CARACTERISTICA VALUES(509,4,'③～わけだ 例: 彼とはアメリカ留学で知り合い、それで結婚したというわけです。');</text:p>
          </table:table-cell>
          <table:table-cell table:formula="of:=COM.MICROSOFT.CONCAT(&quot;INSERT INTO VALOR_CARACTERISTICA VALUES(&quot;;[.B510];&quot;,5,'&quot;;[.G510];&quot;');&quot;)" office:value-type="string" office:string-value="INSERT INTO VALOR_CARACTERISTICA VALUES(509,5,'F.  ordinaria+（という）わけだ');" calcext:value-type="string">
            <text:p>INSERT INTO VALOR_CARACTERISTICA VALUES(509,5,'F. <text:s/>ordinaria+（という）わけだ');</text:p>
          </table:table-cell>
        </table:table-row>
        <table:table-row table:style-name="ro1">
          <table:table-cell office:value-type="float" office:value="4" calcext:value-type="float">
            <text:p>4</text:p>
          </table:table-cell>
          <table:table-cell table:formula="of:=[.B510]+1" office:value-type="float" office:value="510" calcext:value-type="float">
            <text:p>510</text:p>
          </table:table-cell>
          <table:table-cell/>
          <table:table-cell office:value-type="string" calcext:value-type="string">
            <text:p>Es muy poco probable, es imposible que…</text:p>
          </table:table-cell>
          <table:table-cell/>
          <table:table-cell office:value-type="string" calcext:value-type="string">
            <text:p>～わけがない 例: ポテトチップスばかり食べていたら太らないわけがないだろう。</text:p>
          </table:table-cell>
          <table:table-cell office:value-type="string" calcext:value-type="string">
            <text:p>F. <text:s/>ordinaria（ナ形&lt;s&gt;だ&lt;/s&gt;-な/-である 名&lt;s&gt;だ&lt;/s&gt;-の/-である）+わけがない</text:p>
          </table:table-cell>
          <table:table-cell table:formula="of:=COM.MICROSOFT.CONCAT (&quot;insert into ITEM_INFO  values(&quot;;[.B511];&quot;,&quot;;[.A511];&quot;);&quot;)" office:value-type="string" office:string-value="insert into ITEM_INFO  values(510,4);" calcext:value-type="string">
            <text:p>insert into ITEM_INFO <text:s/>values(510,4);</text:p>
          </table:table-cell>
          <table:table-cell/>
          <table:table-cell table:formula="of:=COM.MICROSOFT.CONCAT(&quot;INSERT INTO VALOR_CARACTERISTICA VALUES(&quot;;[.B511];&quot;,3,'&quot;;[.D511];&quot;');&quot;)" office:value-type="string" office:string-value="INSERT INTO VALOR_CARACTERISTICA VALUES(510,3,'Es muy poco probable, es imposible que…');" calcext:value-type="string">
            <text:p>INSERT INTO VALOR_CARACTERISTICA VALUES(510,3,'Es muy poco probable, es imposible que…');</text:p>
          </table:table-cell>
          <table:table-cell/>
          <table:table-cell table:formula="of:=COM.MICROSOFT.CONCAT(&quot;INSERT INTO VALOR_CARACTERISTICA VALUES(&quot;;[.B511];&quot;,4,'&quot;;[.F511];&quot;');&quot;)" office:value-type="string" office:string-value="INSERT INTO VALOR_CARACTERISTICA VALUES(510,4,'～わけがない 例: ポテトチップスばかり食べていたら太らないわけがないだろう。');" calcext:value-type="string">
            <text:p>INSERT INTO VALOR_CARACTERISTICA VALUES(510,4,'～わけがない 例: ポテトチップスばかり食べていたら太らないわけがないだろう。');</text:p>
          </table:table-cell>
          <table:table-cell table:formula="of:=COM.MICROSOFT.CONCAT(&quot;INSERT INTO VALOR_CARACTERISTICA VALUES(&quot;;[.B511];&quot;,5,'&quot;;[.G511];&quot;');&quot;)" office:value-type="string" office:string-value="INSERT INTO VALOR_CARACTERISTICA VALUES(510,5,'F.  ordinaria（ナ形&lt;s&gt;だ&lt;/s&gt;-な/-である 名&lt;s&gt;だ&lt;/s&gt;-の/-である）+わけがない');" calcext:value-type="string">
            <text:p>INSERT INTO VALOR_CARACTERISTICA VALUES(510,5,'F. <text:s/>ordinaria（ナ形&lt;s&gt;だ&lt;/s&gt;-な/-である 名&lt;s&gt;だ&lt;/s&gt;-の/-である）+わけがない');</text:p>
          </table:table-cell>
        </table:table-row>
        <table:table-row table:style-name="ro1">
          <table:table-cell office:value-type="float" office:value="4" calcext:value-type="float">
            <text:p>4</text:p>
          </table:table-cell>
          <table:table-cell table:formula="of:=[.B511]+1" office:value-type="float" office:value="511" calcext:value-type="float">
            <text:p>511</text:p>
          </table:table-cell>
          <table:table-cell/>
          <table:table-cell office:value-type="string" calcext:value-type="string">
            <text:p>No significa que, no es cierto que…</text:p>
          </table:table-cell>
          <table:table-cell/>
          <table:table-cell office:value-type="string" calcext:value-type="string">
            <text:p>～わけではない 例: スペイン人だからといって、フラメンコを歌うわけではない。</text:p>
          </table:table-cell>
          <table:table-cell office:value-type="string" calcext:value-type="string">
            <text:p>F. <text:s/>ordinaria（ナ形&lt;s&gt;だ&lt;/s&gt;-な /である 名&lt;s&gt;だ&lt;/s&gt;-の/-な/-である）+ わけではない</text:p>
          </table:table-cell>
          <table:table-cell table:formula="of:=COM.MICROSOFT.CONCAT (&quot;insert into ITEM_INFO  values(&quot;;[.B512];&quot;,&quot;;[.A512];&quot;);&quot;)" office:value-type="string" office:string-value="insert into ITEM_INFO  values(511,4);" calcext:value-type="string">
            <text:p>insert into ITEM_INFO <text:s/>values(511,4);</text:p>
          </table:table-cell>
          <table:table-cell/>
          <table:table-cell table:formula="of:=COM.MICROSOFT.CONCAT(&quot;INSERT INTO VALOR_CARACTERISTICA VALUES(&quot;;[.B512];&quot;,3,'&quot;;[.D512];&quot;');&quot;)" office:value-type="string" office:string-value="INSERT INTO VALOR_CARACTERISTICA VALUES(511,3,'No significa que, no es cierto que…');" calcext:value-type="string">
            <text:p>INSERT INTO VALOR_CARACTERISTICA VALUES(511,3,'No significa que, no es cierto que…');</text:p>
          </table:table-cell>
          <table:table-cell/>
          <table:table-cell table:formula="of:=COM.MICROSOFT.CONCAT(&quot;INSERT INTO VALOR_CARACTERISTICA VALUES(&quot;;[.B512];&quot;,4,'&quot;;[.F512];&quot;');&quot;)" office:value-type="string" office:string-value="INSERT INTO VALOR_CARACTERISTICA VALUES(511,4,'～わけではない 例: スペイン人だからといって、フラメンコを歌うわけではない。');" calcext:value-type="string">
            <text:p>INSERT INTO VALOR_CARACTERISTICA VALUES(511,4,'～わけではない 例: スペイン人だからといって、フラメンコを歌うわけではない。');</text:p>
          </table:table-cell>
          <table:table-cell table:formula="of:=COM.MICROSOFT.CONCAT(&quot;INSERT INTO VALOR_CARACTERISTICA VALUES(&quot;;[.B512];&quot;,5,'&quot;;[.G512];&quot;');&quot;)" office:value-type="string" office:string-value="INSERT INTO VALOR_CARACTERISTICA VALUES(511,5,'F.  ordinaria（ナ形&lt;s&gt;だ&lt;/s&gt;-な /である 名&lt;s&gt;だ&lt;/s&gt;-の/-な/-である）+ わけではない');" calcext:value-type="string">
            <text:p>INSERT INTO VALOR_CARACTERISTICA VALUES(511,5,'F. <text:s/>ordinaria（ナ形&lt;s&gt;だ&lt;/s&gt;-な /である 名&lt;s&gt;だ&lt;/s&gt;-の/-な/-である）+ わけではない');</text:p>
          </table:table-cell>
        </table:table-row>
        <table:table-row table:style-name="ro1">
          <table:table-cell office:value-type="float" office:value="4" calcext:value-type="float">
            <text:p>4</text:p>
          </table:table-cell>
          <table:table-cell table:formula="of:=[.B512]+1" office:value-type="float" office:value="512" calcext:value-type="float">
            <text:p>512</text:p>
          </table:table-cell>
          <table:table-cell/>
          <table:table-cell office:value-type="string" calcext:value-type="string">
            <text:p>No tengo más remedio que…</text:p>
          </table:table-cell>
          <table:table-cell/>
          <table:table-cell office:value-type="string" calcext:value-type="string">
            <text:p>～わけにはない 例: 明日は試験があるから、今日は遊あそぶわけにはいかない。</text:p>
          </table:table-cell>
          <table:table-cell office:value-type="string" calcext:value-type="string">
            <text:p>Vb F. <text:s/>dic.+ わけにはいかない</text:p>
          </table:table-cell>
          <table:table-cell table:formula="of:=COM.MICROSOFT.CONCAT (&quot;insert into ITEM_INFO  values(&quot;;[.B513];&quot;,&quot;;[.A513];&quot;);&quot;)" office:value-type="string" office:string-value="insert into ITEM_INFO  values(512,4);" calcext:value-type="string">
            <text:p>insert into ITEM_INFO <text:s/>values(512,4);</text:p>
          </table:table-cell>
          <table:table-cell/>
          <table:table-cell table:formula="of:=COM.MICROSOFT.CONCAT(&quot;INSERT INTO VALOR_CARACTERISTICA VALUES(&quot;;[.B513];&quot;,3,'&quot;;[.D513];&quot;');&quot;)" office:value-type="string" office:string-value="INSERT INTO VALOR_CARACTERISTICA VALUES(512,3,'No tengo más remedio que…');" calcext:value-type="string">
            <text:p>INSERT INTO VALOR_CARACTERISTICA VALUES(512,3,'No tengo más remedio que…');</text:p>
          </table:table-cell>
          <table:table-cell/>
          <table:table-cell table:formula="of:=COM.MICROSOFT.CONCAT(&quot;INSERT INTO VALOR_CARACTERISTICA VALUES(&quot;;[.B513];&quot;,4,'&quot;;[.F513];&quot;');&quot;)" office:value-type="string" office:string-value="INSERT INTO VALOR_CARACTERISTICA VALUES(512,4,'～わけにはない 例: 明日は試験があるから、今日は遊あそぶわけにはいかない。');" calcext:value-type="string">
            <text:p>INSERT INTO VALOR_CARACTERISTICA VALUES(512,4,'～わけにはない 例: 明日は試験があるから、今日は遊あそぶわけにはいかない。');</text:p>
          </table:table-cell>
          <table:table-cell table:formula="of:=COM.MICROSOFT.CONCAT(&quot;INSERT INTO VALOR_CARACTERISTICA VALUES(&quot;;[.B513];&quot;,5,'&quot;;[.G513];&quot;');&quot;)" office:value-type="string" office:string-value="INSERT INTO VALOR_CARACTERISTICA VALUES(512,5,'Vb F.  dic.+ わけにはいかない');" calcext:value-type="string">
            <text:p>INSERT INTO VALOR_CARACTERISTICA VALUES(512,5,'Vb F. <text:s/>dic.+ わけにはいかない');</text:p>
          </table:table-cell>
        </table:table-row>
        <table:table-row table:style-name="ro1">
          <table:table-cell office:value-type="float" office:value="4" calcext:value-type="float">
            <text:p>4</text:p>
          </table:table-cell>
          <table:table-cell table:formula="of:=[.B513]+1" office:value-type="float" office:value="513" calcext:value-type="float">
            <text:p>513</text:p>
          </table:table-cell>
          <table:table-cell/>
          <table:table-cell office:value-type="string" calcext:value-type="string">
            <text:p>No quiero hacer algo, pero por las circunstancias he de hacerlo.</text:p>
          </table:table-cell>
          <table:table-cell/>
          <table:table-cell office:value-type="string" calcext:value-type="string">
            <text:p>～ないわけに(は)ない 例: 彼女が作ってくれたんだから、おなかが一杯(いっぱい)でも食べないわけにはいかない。</text:p>
          </table:table-cell>
          <table:table-cell office:value-type="string" calcext:value-type="string">
            <text:p>Vb Formaない+ わけに（は）いかない</text:p>
          </table:table-cell>
          <table:table-cell table:formula="of:=COM.MICROSOFT.CONCAT (&quot;insert into ITEM_INFO  values(&quot;;[.B514];&quot;,&quot;;[.A514];&quot;);&quot;)" office:value-type="string" office:string-value="insert into ITEM_INFO  values(513,4);" calcext:value-type="string">
            <text:p>insert into ITEM_INFO <text:s/>values(513,4);</text:p>
          </table:table-cell>
          <table:table-cell/>
          <table:table-cell table:formula="of:=COM.MICROSOFT.CONCAT(&quot;INSERT INTO VALOR_CARACTERISTICA VALUES(&quot;;[.B514];&quot;,3,'&quot;;[.D514];&quot;');&quot;)" office:value-type="string" office:string-value="INSERT INTO VALOR_CARACTERISTICA VALUES(513,3,'No quiero hacer algo, pero por las circunstancias he de hacerlo.');" calcext:value-type="string">
            <text:p>INSERT INTO VALOR_CARACTERISTICA VALUES(513,3,'No quiero hacer algo, pero por las circunstancias he de hacerlo.');</text:p>
          </table:table-cell>
          <table:table-cell/>
          <table:table-cell table:formula="of:=COM.MICROSOFT.CONCAT(&quot;INSERT INTO VALOR_CARACTERISTICA VALUES(&quot;;[.B514];&quot;,4,'&quot;;[.F514];&quot;');&quot;)" office:value-type="string" office:string-value="INSERT INTO VALOR_CARACTERISTICA VALUES(513,4,'～ないわけに(は)ない 例: 彼女が作ってくれたんだから、おなかが一杯(いっぱい)でも食べないわけにはいかない。');" calcext:value-type="string">
            <text:p>INSERT INTO VALOR_CARACTERISTICA VALUES(513,4,'～ないわけに(は)ない 例: 彼女が作ってくれたんだから、おなかが一杯(いっぱい)でも食べないわけにはいかない。');</text:p>
          </table:table-cell>
          <table:table-cell table:formula="of:=COM.MICROSOFT.CONCAT(&quot;INSERT INTO VALOR_CARACTERISTICA VALUES(&quot;;[.B514];&quot;,5,'&quot;;[.G514];&quot;');&quot;)" office:value-type="string" office:string-value="INSERT INTO VALOR_CARACTERISTICA VALUES(513,5,'Vb Formaない+ わけに（は）いかない');" calcext:value-type="string">
            <text:p>INSERT INTO VALOR_CARACTERISTICA VALUES(513,5,'Vb Formaない+ わけに（は）いかない');</text:p>
          </table:table-cell>
        </table:table-row>
        <table:table-row table:style-name="ro1">
          <table:table-cell office:value-type="float" office:value="4" calcext:value-type="float">
            <text:p>4</text:p>
          </table:table-cell>
          <table:table-cell table:formula="of:=[.B514]+1" office:value-type="float" office:value="514" calcext:value-type="float">
            <text:p>514</text:p>
          </table:table-cell>
          <table:table-cell/>
          <table:table-cell office:value-type="string" calcext:value-type="string">
            <text:p>Sin importar, independientemente de…</text:p>
          </table:table-cell>
          <table:table-cell/>
          <table:table-cell office:value-type="string" calcext:value-type="string">
            <text:p>～にかかわらず 例: このバスは距離にかかわらず、どこまで行っても200円だ。</text:p>
          </table:table-cell>
          <table:table-cell office:value-type="string" calcext:value-type="string">
            <text:p>Vb F. dic. / N / Adj. + にかかわらず</text:p>
          </table:table-cell>
          <table:table-cell table:formula="of:=COM.MICROSOFT.CONCAT (&quot;insert into ITEM_INFO  values(&quot;;[.B515];&quot;,&quot;;[.A515];&quot;);&quot;)" office:value-type="string" office:string-value="insert into ITEM_INFO  values(514,4);" calcext:value-type="string">
            <text:p>insert into ITEM_INFO <text:s/>values(514,4);</text:p>
          </table:table-cell>
          <table:table-cell/>
          <table:table-cell table:formula="of:=COM.MICROSOFT.CONCAT(&quot;INSERT INTO VALOR_CARACTERISTICA VALUES(&quot;;[.B515];&quot;,3,'&quot;;[.D515];&quot;');&quot;)" office:value-type="string" office:string-value="INSERT INTO VALOR_CARACTERISTICA VALUES(514,3,'Sin importar, independientemente de…');" calcext:value-type="string">
            <text:p>INSERT INTO VALOR_CARACTERISTICA VALUES(514,3,'Sin importar, independientemente de…');</text:p>
          </table:table-cell>
          <table:table-cell/>
          <table:table-cell table:formula="of:=COM.MICROSOFT.CONCAT(&quot;INSERT INTO VALOR_CARACTERISTICA VALUES(&quot;;[.B515];&quot;,4,'&quot;;[.F515];&quot;');&quot;)" office:value-type="string" office:string-value="INSERT INTO VALOR_CARACTERISTICA VALUES(514,4,'～にかかわらず 例: このバスは距離にかかわらず、どこまで行っても200円だ。');" calcext:value-type="string">
            <text:p>INSERT INTO VALOR_CARACTERISTICA VALUES(514,4,'～にかかわらず 例: このバスは距離にかかわらず、どこまで行っても200円だ。');</text:p>
          </table:table-cell>
          <table:table-cell table:formula="of:=COM.MICROSOFT.CONCAT(&quot;INSERT INTO VALOR_CARACTERISTICA VALUES(&quot;;[.B515];&quot;,5,'&quot;;[.G515];&quot;');&quot;)" office:value-type="string" office:string-value="INSERT INTO VALOR_CARACTERISTICA VALUES(514,5,'Vb F. dic. / N / Adj. + にかかわらず');" calcext:value-type="string">
            <text:p>INSERT INTO VALOR_CARACTERISTICA VALUES(514,5,'Vb F. dic. / N / Adj. + にかかわらず');</text:p>
          </table:table-cell>
        </table:table-row>
        <table:table-row table:style-name="ro1">
          <table:table-cell office:value-type="float" office:value="4" calcext:value-type="float">
            <text:p>4</text:p>
          </table:table-cell>
          <table:table-cell table:formula="of:=[.B515]+1" office:value-type="float" office:value="515" calcext:value-type="float">
            <text:p>515</text:p>
          </table:table-cell>
          <table:table-cell/>
          <table:table-cell office:value-type="string" calcext:value-type="string">
            <text:p>Algo que ya está empezado.</text:p>
          </table:table-cell>
          <table:table-cell/>
          <table:table-cell office:value-type="string" calcext:value-type="string">
            <text:p>～かけ 例: 食べかけのケーキ。</text:p>
          </table:table-cell>
          <table:table-cell office:value-type="string" calcext:value-type="string">
            <text:p>Vb Forma &lt;s&gt;ます&lt;/s&gt;+かけ</text:p>
          </table:table-cell>
          <table:table-cell table:formula="of:=COM.MICROSOFT.CONCAT (&quot;insert into ITEM_INFO  values(&quot;;[.B516];&quot;,&quot;;[.A516];&quot;);&quot;)" office:value-type="string" office:string-value="insert into ITEM_INFO  values(515,4);" calcext:value-type="string">
            <text:p>insert into ITEM_INFO <text:s/>values(515,4);</text:p>
          </table:table-cell>
          <table:table-cell/>
          <table:table-cell table:formula="of:=COM.MICROSOFT.CONCAT(&quot;INSERT INTO VALOR_CARACTERISTICA VALUES(&quot;;[.B516];&quot;,3,'&quot;;[.D516];&quot;');&quot;)" office:value-type="string" office:string-value="INSERT INTO VALOR_CARACTERISTICA VALUES(515,3,'Algo que ya está empezado.');" calcext:value-type="string">
            <text:p>INSERT INTO VALOR_CARACTERISTICA VALUES(515,3,'Algo que ya está empezado.');</text:p>
          </table:table-cell>
          <table:table-cell/>
          <table:table-cell table:formula="of:=COM.MICROSOFT.CONCAT(&quot;INSERT INTO VALOR_CARACTERISTICA VALUES(&quot;;[.B516];&quot;,4,'&quot;;[.F516];&quot;');&quot;)" office:value-type="string" office:string-value="INSERT INTO VALOR_CARACTERISTICA VALUES(515,4,'～かけ 例: 食べかけのケーキ。');" calcext:value-type="string">
            <text:p>INSERT INTO VALOR_CARACTERISTICA VALUES(515,4,'～かけ 例: 食べかけのケーキ。');</text:p>
          </table:table-cell>
          <table:table-cell table:formula="of:=COM.MICROSOFT.CONCAT(&quot;INSERT INTO VALOR_CARACTERISTICA VALUES(&quot;;[.B516];&quot;,5,'&quot;;[.G516];&quot;');&quot;)" office:value-type="string" office:string-value="INSERT INTO VALOR_CARACTERISTICA VALUES(515,5,'Vb Forma &lt;s&gt;ます&lt;/s&gt;+かけ');" calcext:value-type="string">
            <text:p>INSERT INTO VALOR_CARACTERISTICA VALUES(515,5,'Vb Forma &lt;s&gt;ます&lt;/s&gt;+かけ');</text:p>
          </table:table-cell>
        </table:table-row>
        <table:table-row table:style-name="ro1">
          <table:table-cell office:value-type="float" office:value="4" calcext:value-type="float">
            <text:p>4</text:p>
          </table:table-cell>
          <table:table-cell table:formula="of:=[.B516]+1" office:value-type="float" office:value="516" calcext:value-type="float">
            <text:p>516</text:p>
          </table:table-cell>
          <table:table-cell/>
          <table:table-cell office:value-type="string" calcext:value-type="string">
            <text:p>Si no haces lo de <text:s/>～, está mal.</text:p>
          </table:table-cell>
          <table:table-cell/>
          <table:table-cell office:value-type="string" calcext:value-type="string">
            <text:p>①～ないと 例:子供は掃除(そうじ)をしないと。</text:p>
          </table:table-cell>
          <table:table-cell office:value-type="string" calcext:value-type="string">
            <text:p>Vb forma ない+と。</text:p>
          </table:table-cell>
          <table:table-cell table:formula="of:=COM.MICROSOFT.CONCAT (&quot;insert into ITEM_INFO  values(&quot;;[.B517];&quot;,&quot;;[.A517];&quot;);&quot;)" office:value-type="string" office:string-value="insert into ITEM_INFO  values(516,4);" calcext:value-type="string">
            <text:p>insert into ITEM_INFO <text:s/>values(516,4);</text:p>
          </table:table-cell>
          <table:table-cell/>
          <table:table-cell table:formula="of:=COM.MICROSOFT.CONCAT(&quot;INSERT INTO VALOR_CARACTERISTICA VALUES(&quot;;[.B517];&quot;,3,'&quot;;[.D517];&quot;');&quot;)" office:value-type="string" office:string-value="INSERT INTO VALOR_CARACTERISTICA VALUES(516,3,'Si no haces lo de  ～, está mal.');" calcext:value-type="string">
            <text:p>INSERT INTO VALOR_CARACTERISTICA VALUES(516,3,'Si no haces lo de <text:s/>～, está mal.');</text:p>
          </table:table-cell>
          <table:table-cell/>
          <table:table-cell table:formula="of:=COM.MICROSOFT.CONCAT(&quot;INSERT INTO VALOR_CARACTERISTICA VALUES(&quot;;[.B517];&quot;,4,'&quot;;[.F517];&quot;');&quot;)" office:value-type="string" office:string-value="INSERT INTO VALOR_CARACTERISTICA VALUES(516,4,'①～ないと 例:子供は掃除(そうじ)をしないと。');" calcext:value-type="string">
            <text:p>INSERT INTO VALOR_CARACTERISTICA VALUES(516,4,'①～ないと 例:子供は掃除(そうじ)をしないと。');</text:p>
          </table:table-cell>
          <table:table-cell table:formula="of:=COM.MICROSOFT.CONCAT(&quot;INSERT INTO VALOR_CARACTERISTICA VALUES(&quot;;[.B517];&quot;,5,'&quot;;[.G517];&quot;');&quot;)" office:value-type="string" office:string-value="INSERT INTO VALOR_CARACTERISTICA VALUES(516,5,'Vb forma ない+と。');" calcext:value-type="string">
            <text:p>INSERT INTO VALOR_CARACTERISTICA VALUES(516,5,'Vb forma ない+と。');</text:p>
          </table:table-cell>
        </table:table-row>
        <table:table-row table:style-name="ro1">
          <table:table-cell office:value-type="float" office:value="4" calcext:value-type="float">
            <text:p>4</text:p>
          </table:table-cell>
          <table:table-cell table:formula="of:=[.B517]+1" office:value-type="float" office:value="517" calcext:value-type="float">
            <text:p>517</text:p>
          </table:table-cell>
          <table:table-cell/>
          <table:table-cell office:value-type="string" calcext:value-type="string">
            <text:p>Tienes que…</text:p>
          </table:table-cell>
          <table:table-cell/>
          <table:table-cell office:value-type="string" calcext:value-type="string">
            <text:p>②～ないと 例:子供は野菜を食べないと。</text:p>
          </table:table-cell>
          <table:table-cell office:value-type="string" calcext:value-type="string">
            <text:p>Vb forma ない+と。</text:p>
          </table:table-cell>
          <table:table-cell table:formula="of:=COM.MICROSOFT.CONCAT (&quot;insert into ITEM_INFO  values(&quot;;[.B518];&quot;,&quot;;[.A518];&quot;);&quot;)" office:value-type="string" office:string-value="insert into ITEM_INFO  values(517,4);" calcext:value-type="string">
            <text:p>insert into ITEM_INFO <text:s/>values(517,4);</text:p>
          </table:table-cell>
          <table:table-cell/>
          <table:table-cell table:formula="of:=COM.MICROSOFT.CONCAT(&quot;INSERT INTO VALOR_CARACTERISTICA VALUES(&quot;;[.B518];&quot;,3,'&quot;;[.D518];&quot;');&quot;)" office:value-type="string" office:string-value="INSERT INTO VALOR_CARACTERISTICA VALUES(517,3,'Tienes que…');" calcext:value-type="string">
            <text:p>INSERT INTO VALOR_CARACTERISTICA VALUES(517,3,'Tienes que…');</text:p>
          </table:table-cell>
          <table:table-cell/>
          <table:table-cell table:formula="of:=COM.MICROSOFT.CONCAT(&quot;INSERT INTO VALOR_CARACTERISTICA VALUES(&quot;;[.B518];&quot;,4,'&quot;;[.F518];&quot;');&quot;)" office:value-type="string" office:string-value="INSERT INTO VALOR_CARACTERISTICA VALUES(517,4,'②～ないと 例:子供は野菜を食べないと。');" calcext:value-type="string">
            <text:p>INSERT INTO VALOR_CARACTERISTICA VALUES(517,4,'②～ないと 例:子供は野菜を食べないと。');</text:p>
          </table:table-cell>
          <table:table-cell table:formula="of:=COM.MICROSOFT.CONCAT(&quot;INSERT INTO VALOR_CARACTERISTICA VALUES(&quot;;[.B518];&quot;,5,'&quot;;[.G518];&quot;');&quot;)" office:value-type="string" office:string-value="INSERT INTO VALOR_CARACTERISTICA VALUES(517,5,'Vb forma ない+と。');" calcext:value-type="string">
            <text:p>INSERT INTO VALOR_CARACTERISTICA VALUES(517,5,'Vb forma ない+と。');</text:p>
          </table:table-cell>
        </table:table-row>
        <table:table-row table:style-name="ro1">
          <table:table-cell office:value-type="float" office:value="4" calcext:value-type="float">
            <text:p>4</text:p>
          </table:table-cell>
          <table:table-cell table:formula="of:=[.B518]+1" office:value-type="float" office:value="518" calcext:value-type="float">
            <text:p>518</text:p>
          </table:table-cell>
          <table:table-cell/>
          <table:table-cell office:value-type="string" calcext:value-type="string">
            <text:p>Hablando de…, ya que mencionas… (se te viene a la cabeza).</text:p>
          </table:table-cell>
          <table:table-cell/>
          <table:table-cell office:value-type="string" calcext:value-type="string">
            <text:p>～といえば 例: 日本の山といえば富士山です。</text:p>
          </table:table-cell>
          <table:table-cell office:value-type="string" calcext:value-type="string">
            <text:p>N+といえば</text:p>
          </table:table-cell>
          <table:table-cell table:formula="of:=COM.MICROSOFT.CONCAT (&quot;insert into ITEM_INFO  values(&quot;;[.B519];&quot;,&quot;;[.A519];&quot;);&quot;)" office:value-type="string" office:string-value="insert into ITEM_INFO  values(518,4);" calcext:value-type="string">
            <text:p>insert into ITEM_INFO <text:s/>values(518,4);</text:p>
          </table:table-cell>
          <table:table-cell/>
          <table:table-cell table:formula="of:=COM.MICROSOFT.CONCAT(&quot;INSERT INTO VALOR_CARACTERISTICA VALUES(&quot;;[.B519];&quot;,3,'&quot;;[.D519];&quot;');&quot;)" office:value-type="string" office:string-value="INSERT INTO VALOR_CARACTERISTICA VALUES(518,3,'Hablando de…, ya que mencionas… (se te viene a la cabeza).');" calcext:value-type="string">
            <text:p>INSERT INTO VALOR_CARACTERISTICA VALUES(518,3,'Hablando de…, ya que mencionas… (se te viene a la cabeza).');</text:p>
          </table:table-cell>
          <table:table-cell/>
          <table:table-cell table:formula="of:=COM.MICROSOFT.CONCAT(&quot;INSERT INTO VALOR_CARACTERISTICA VALUES(&quot;;[.B519];&quot;,4,'&quot;;[.F519];&quot;');&quot;)" office:value-type="string" office:string-value="INSERT INTO VALOR_CARACTERISTICA VALUES(518,4,'～といえば 例: 日本の山といえば富士山です。');" calcext:value-type="string">
            <text:p>INSERT INTO VALOR_CARACTERISTICA VALUES(518,4,'～といえば 例: 日本の山といえば富士山です。');</text:p>
          </table:table-cell>
          <table:table-cell table:formula="of:=COM.MICROSOFT.CONCAT(&quot;INSERT INTO VALOR_CARACTERISTICA VALUES(&quot;;[.B519];&quot;,5,'&quot;;[.G519];&quot;');&quot;)" office:value-type="string" office:string-value="INSERT INTO VALOR_CARACTERISTICA VALUES(518,5,'N+といえば');" calcext:value-type="string">
            <text:p>INSERT INTO VALOR_CARACTERISTICA VALUES(518,5,'N+といえば');</text:p>
          </table:table-cell>
        </table:table-row>
        <table:table-row table:style-name="ro1">
          <table:table-cell office:value-type="float" office:value="4" calcext:value-type="float">
            <text:p>4</text:p>
          </table:table-cell>
          <table:table-cell table:formula="of:=[.B519]+1" office:value-type="float" office:value="519" calcext:value-type="float">
            <text:p>519</text:p>
          </table:table-cell>
          <table:table-cell/>
          <table:table-cell office:value-type="string" calcext:value-type="string">
            <text:p>Considerando, comparando...</text:p>
          </table:table-cell>
          <table:table-cell/>
          <table:table-cell office:value-type="string" calcext:value-type="string">
            <text:p>～わりに 例: 祖母の年のわりには、考え方は新しいです。</text:p>
          </table:table-cell>
          <table:table-cell office:value-type="string" calcext:value-type="string">
            <text:p>(Vb F. ordinaria / N+の/ Adjな/ Adjい) + わりには</text:p>
          </table:table-cell>
          <table:table-cell table:formula="of:=COM.MICROSOFT.CONCAT (&quot;insert into ITEM_INFO  values(&quot;;[.B520];&quot;,&quot;;[.A520];&quot;);&quot;)" office:value-type="string" office:string-value="insert into ITEM_INFO  values(519,4);" calcext:value-type="string">
            <text:p>insert into ITEM_INFO <text:s/>values(519,4);</text:p>
          </table:table-cell>
          <table:table-cell/>
          <table:table-cell table:formula="of:=COM.MICROSOFT.CONCAT(&quot;INSERT INTO VALOR_CARACTERISTICA VALUES(&quot;;[.B520];&quot;,3,'&quot;;[.D520];&quot;');&quot;)" office:value-type="string" office:string-value="INSERT INTO VALOR_CARACTERISTICA VALUES(519,3,'Considerando, comparando...');" calcext:value-type="string">
            <text:p>INSERT INTO VALOR_CARACTERISTICA VALUES(519,3,'Considerando, comparando...');</text:p>
          </table:table-cell>
          <table:table-cell/>
          <table:table-cell table:formula="of:=COM.MICROSOFT.CONCAT(&quot;INSERT INTO VALOR_CARACTERISTICA VALUES(&quot;;[.B520];&quot;,4,'&quot;;[.F520];&quot;');&quot;)" office:value-type="string" office:string-value="INSERT INTO VALOR_CARACTERISTICA VALUES(519,4,'～わりに 例: 祖母の年のわりには、考え方は新しいです。');" calcext:value-type="string">
            <text:p>INSERT INTO VALOR_CARACTERISTICA VALUES(519,4,'～わりに 例: 祖母の年のわりには、考え方は新しいです。');</text:p>
          </table:table-cell>
          <table:table-cell table:formula="of:=COM.MICROSOFT.CONCAT(&quot;INSERT INTO VALOR_CARACTERISTICA VALUES(&quot;;[.B520];&quot;,5,'&quot;;[.G520];&quot;');&quot;)" office:value-type="string" office:string-value="INSERT INTO VALOR_CARACTERISTICA VALUES(519,5,'(Vb F. ordinaria / N+の/ Adjな/ Adjい) + わりには');" calcext:value-type="string">
            <text:p>INSERT INTO VALOR_CARACTERISTICA VALUES(519,5,'(Vb F. ordinaria / N+の/ Adjな/ Adjい) + わりには');</text:p>
          </table:table-cell>
        </table:table-row>
        <table:table-row table:style-name="ro1">
          <table:table-cell office:value-type="float" office:value="4" calcext:value-type="float">
            <text:p>4</text:p>
          </table:table-cell>
          <table:table-cell table:formula="of:=[.B520]+1" office:value-type="float" office:value="520" calcext:value-type="float">
            <text:p>520</text:p>
          </table:table-cell>
          <table:table-cell/>
          <table:table-cell office:value-type="string" calcext:value-type="string">
            <text:p>Estar en peligro de…</text:p>
          </table:table-cell>
          <table:table-cell/>
          <table:table-cell office:value-type="string" calcext:value-type="string">
            <text:p>～おそれがある 例: 使い方を間違えると、けがをするおそれがある。</text:p>
          </table:table-cell>
          <table:table-cell office:value-type="string" calcext:value-type="string">
            <text:p>(Vb F. ordinaria / N+の)+おそれがある</text:p>
          </table:table-cell>
          <table:table-cell table:formula="of:=COM.MICROSOFT.CONCAT (&quot;insert into ITEM_INFO  values(&quot;;[.B521];&quot;,&quot;;[.A521];&quot;);&quot;)" office:value-type="string" office:string-value="insert into ITEM_INFO  values(520,4);" calcext:value-type="string">
            <text:p>insert into ITEM_INFO <text:s/>values(520,4);</text:p>
          </table:table-cell>
          <table:table-cell/>
          <table:table-cell table:formula="of:=COM.MICROSOFT.CONCAT(&quot;INSERT INTO VALOR_CARACTERISTICA VALUES(&quot;;[.B521];&quot;,3,'&quot;;[.D521];&quot;');&quot;)" office:value-type="string" office:string-value="INSERT INTO VALOR_CARACTERISTICA VALUES(520,3,'Estar en peligro de…');" calcext:value-type="string">
            <text:p>INSERT INTO VALOR_CARACTERISTICA VALUES(520,3,'Estar en peligro de…');</text:p>
          </table:table-cell>
          <table:table-cell/>
          <table:table-cell table:formula="of:=COM.MICROSOFT.CONCAT(&quot;INSERT INTO VALOR_CARACTERISTICA VALUES(&quot;;[.B521];&quot;,4,'&quot;;[.F521];&quot;');&quot;)" office:value-type="string" office:string-value="INSERT INTO VALOR_CARACTERISTICA VALUES(520,4,'～おそれがある 例: 使い方を間違えると、けがをするおそれがある。');" calcext:value-type="string">
            <text:p>INSERT INTO VALOR_CARACTERISTICA VALUES(520,4,'～おそれがある 例: 使い方を間違えると、けがをするおそれがある。');</text:p>
          </table:table-cell>
          <table:table-cell table:formula="of:=COM.MICROSOFT.CONCAT(&quot;INSERT INTO VALOR_CARACTERISTICA VALUES(&quot;;[.B521];&quot;,5,'&quot;;[.G521];&quot;');&quot;)" office:value-type="string" office:string-value="INSERT INTO VALOR_CARACTERISTICA VALUES(520,5,'(Vb F. ordinaria / N+の)+おそれがある');" calcext:value-type="string">
            <text:p>INSERT INTO VALOR_CARACTERISTICA VALUES(520,5,'(Vb F. ordinaria / N+の)+おそれがある');</text:p>
          </table:table-cell>
        </table:table-row>
      </table:table>
      <table:table table:name="Sheet2" table:style-name="ta1">
        <office:forms form:automatic-focus="false" form:apply-design-mode="false"/>
        <table:table-column table:style-name="co12" table:number-columns-repeated="3" table:default-cell-style-name="Default"/>
        <table:table-row table:style-name="ro1">
          <table:table-cell office:value-type="string" calcext:value-type="string">
            <text:p>素直</text:p>
          </table:table-cell>
          <table:table-cell office:value-type="string" calcext:value-type="string">
            <text:p>すなお</text:p>
          </table:table-cell>
          <table:table-cell office:value-type="string" calcext:value-type="string">
            <text:p>Honesto.</text:p>
          </table:table-cell>
        </table:table-row>
        <table:table-row table:style-name="ro1">
          <table:table-cell office:value-type="string" calcext:value-type="string">
            <text:p>将来</text:p>
          </table:table-cell>
          <table:table-cell office:value-type="string" calcext:value-type="string">
            <text:p>しょうらい</text:p>
          </table:table-cell>
          <table:table-cell office:value-type="string" calcext:value-type="string">
            <text:p>Futuro.</text:p>
          </table:table-cell>
        </table:table-row>
        <table:table-row table:style-name="ro1">
          <table:table-cell office:value-type="string" calcext:value-type="string">
            <text:p>優勝</text:p>
          </table:table-cell>
          <table:table-cell office:value-type="string" calcext:value-type="string">
            <text:p>ゆうしょう</text:p>
          </table:table-cell>
          <table:table-cell office:value-type="string" calcext:value-type="string">
            <text:p>Ganar un campeonato.</text:p>
          </table:table-cell>
        </table:table-row>
        <table:table-row table:style-name="ro1">
          <table:table-cell office:value-type="string" calcext:value-type="string">
            <text:p>盗む</text:p>
          </table:table-cell>
          <table:table-cell office:value-type="string" calcext:value-type="string">
            <text:p>ぬすむ</text:p>
          </table:table-cell>
          <table:table-cell office:value-type="string" calcext:value-type="string">
            <text:p>Robar.</text:p>
          </table:table-cell>
        </table:table-row>
        <table:table-row table:style-name="ro1">
          <table:table-cell office:value-type="string" calcext:value-type="string">
            <text:p>失う</text:p>
          </table:table-cell>
          <table:table-cell office:value-type="string" calcext:value-type="string">
            <text:p>うしなう</text:p>
          </table:table-cell>
          <table:table-cell office:value-type="string" calcext:value-type="string">
            <text:p>Perder.</text:p>
          </table:table-cell>
        </table:table-row>
        <table:table-row table:style-name="ro1">
          <table:table-cell office:value-type="string" calcext:value-type="string">
            <text:p>以外</text:p>
          </table:table-cell>
          <table:table-cell office:value-type="string" calcext:value-type="string">
            <text:p>いがい</text:p>
          </table:table-cell>
          <table:table-cell office:value-type="string" calcext:value-type="string">
            <text:p>Con la excepción de...</text:p>
          </table:table-cell>
        </table:table-row>
        <table:table-row table:style-name="ro1">
          <table:table-cell office:value-type="string" calcext:value-type="string">
            <text:p>案外</text:p>
          </table:table-cell>
          <table:table-cell office:value-type="string" calcext:value-type="string">
            <text:p>あんがい</text:p>
          </table:table-cell>
          <table:table-cell office:value-type="string" calcext:value-type="string">
            <text:p>Inesperado, imprevisto.</text:p>
          </table:table-cell>
        </table:table-row>
        <table:table-row table:style-name="ro1">
          <table:table-cell office:value-type="string" calcext:value-type="string">
            <text:p>紹介</text:p>
          </table:table-cell>
          <table:table-cell office:value-type="string" calcext:value-type="string">
            <text:p>しょうかい</text:p>
          </table:table-cell>
          <table:table-cell office:value-type="string" calcext:value-type="string">
            <text:p>Introducción.</text:p>
          </table:table-cell>
        </table:table-row>
        <table:table-row table:style-name="ro1">
          <table:table-cell office:value-type="string" calcext:value-type="string">
            <text:p>季節</text:p>
          </table:table-cell>
          <table:table-cell office:value-type="string" calcext:value-type="string">
            <text:p>きせつ</text:p>
          </table:table-cell>
          <table:table-cell office:value-type="string" calcext:value-type="string">
            <text:p>Estación (“season”).</text:p>
          </table:table-cell>
        </table:table-row>
        <table:table-row table:style-name="ro1">
          <table:table-cell office:value-type="string" calcext:value-type="string">
            <text:p>継続</text:p>
          </table:table-cell>
          <table:table-cell office:value-type="string" calcext:value-type="string">
            <text:p>けいぞく</text:p>
          </table:table-cell>
          <table:table-cell office:value-type="string" calcext:value-type="string">
            <text:p>Continuación.</text:p>
          </table:table-cell>
        </table:table-row>
        <table:table-row table:style-name="ro1">
          <table:table-cell office:value-type="string" calcext:value-type="string">
            <text:p>応援</text:p>
          </table:table-cell>
          <table:table-cell office:value-type="string" calcext:value-type="string">
            <text:p>おうえん</text:p>
          </table:table-cell>
          <table:table-cell office:value-type="string" calcext:value-type="string">
            <text:p>Animar, alentar.</text:p>
          </table:table-cell>
        </table:table-row>
        <table:table-row table:style-name="ro1">
          <table:table-cell office:value-type="string" calcext:value-type="string">
            <text:p>定価</text:p>
          </table:table-cell>
          <table:table-cell office:value-type="string" calcext:value-type="string">
            <text:p>ていか</text:p>
          </table:table-cell>
          <table:table-cell office:value-type="string" calcext:value-type="string">
            <text:p>Precio.</text:p>
          </table:table-cell>
        </table:table-row>
        <table:table-row table:style-name="ro1">
          <table:table-cell office:value-type="string" calcext:value-type="string">
            <text:p>安価</text:p>
          </table:table-cell>
          <table:table-cell office:value-type="string" calcext:value-type="string">
            <text:p>あんか</text:p>
          </table:table-cell>
          <table:table-cell office:value-type="string" calcext:value-type="string">
            <text:p>Barato.</text:p>
          </table:table-cell>
        </table:table-row>
        <table:table-row table:style-name="ro1">
          <table:table-cell office:value-type="string" calcext:value-type="string">
            <text:p>値引き</text:p>
          </table:table-cell>
          <table:table-cell office:value-type="string" calcext:value-type="string">
            <text:p>ねびき</text:p>
          </table:table-cell>
          <table:table-cell office:value-type="string" calcext:value-type="string">
            <text:p>Descuento.</text:p>
          </table:table-cell>
        </table:table-row>
        <table:table-row table:style-name="ro1">
          <table:table-cell office:value-type="string" calcext:value-type="string">
            <text:p>価値</text:p>
          </table:table-cell>
          <table:table-cell office:value-type="string" calcext:value-type="string">
            <text:p>かち</text:p>
          </table:table-cell>
          <table:table-cell office:value-type="string" calcext:value-type="string">
            <text:p>Valor.</text:p>
          </table:table-cell>
        </table:table-row>
        <table:table-row table:style-name="ro1">
          <table:table-cell office:value-type="string" calcext:value-type="string">
            <text:p>倒れる</text:p>
          </table:table-cell>
          <table:table-cell office:value-type="string" calcext:value-type="string">
            <text:p>たおれる</text:p>
          </table:table-cell>
          <table:table-cell office:value-type="string" calcext:value-type="string">
            <text:p>Colapsar, caer (árbol, etc).</text:p>
          </table:table-cell>
        </table:table-row>
        <table:table-row table:style-name="ro1">
          <table:table-cell office:value-type="string" calcext:value-type="string">
            <text:p>引き受ける</text:p>
          </table:table-cell>
          <table:table-cell office:value-type="string" calcext:value-type="string">
            <text:p>ひきうける</text:p>
          </table:table-cell>
          <table:table-cell office:value-type="string" calcext:value-type="string">
            <text:p>Aceptar.</text:p>
          </table:table-cell>
        </table:table-row>
        <table:table-row table:style-name="ro1">
          <table:table-cell office:value-type="string" calcext:value-type="string">
            <text:p>引っかける</text:p>
          </table:table-cell>
          <table:table-cell office:value-type="string" calcext:value-type="string">
            <text:p>ひっかける</text:p>
          </table:table-cell>
          <table:table-cell office:value-type="string" calcext:value-type="string">
            <text:p>Pescar, agarrar, pillar.</text:p>
          </table:table-cell>
        </table:table-row>
        <table:table-row table:style-name="ro1">
          <table:table-cell office:value-type="string" calcext:value-type="string">
            <text:p>引っぱる</text:p>
          </table:table-cell>
          <table:table-cell office:value-type="string" calcext:value-type="string">
            <text:p>ひっぱる</text:p>
          </table:table-cell>
          <table:table-cell office:value-type="string" calcext:value-type="string">
            <text:p>Tirar de.</text:p>
          </table:table-cell>
        </table:table-row>
        <table:table-row table:style-name="ro1">
          <table:table-cell office:value-type="string" calcext:value-type="string">
            <text:p>幼い</text:p>
          </table:table-cell>
          <table:table-cell office:value-type="string" calcext:value-type="string">
            <text:p>おさない</text:p>
          </table:table-cell>
          <table:table-cell office:value-type="string" calcext:value-type="string">
            <text:p>Muy joven.</text:p>
          </table:table-cell>
        </table:table-row>
        <table:table-row table:style-name="ro1">
          <table:table-cell office:value-type="string" calcext:value-type="string">
            <text:p>恐ろしい</text:p>
          </table:table-cell>
          <table:table-cell office:value-type="string" calcext:value-type="string">
            <text:p>おそろしい</text:p>
          </table:table-cell>
          <table:table-cell office:value-type="string" calcext:value-type="string">
            <text:p>Terrible, espantoso.</text:p>
          </table:table-cell>
        </table:table-row>
        <table:table-row table:style-name="ro1">
          <table:table-cell office:value-type="string" calcext:value-type="string">
            <text:p>信用</text:p>
          </table:table-cell>
          <table:table-cell office:value-type="string" calcext:value-type="string">
            <text:p>しんよう</text:p>
          </table:table-cell>
          <table:table-cell office:value-type="string" calcext:value-type="string">
            <text:p>Confianza, fe.</text:p>
          </table:table-cell>
        </table:table-row>
        <table:table-row table:style-name="ro1">
          <table:table-cell office:value-type="string" calcext:value-type="string">
            <text:p>明け</text:p>
          </table:table-cell>
          <table:table-cell office:value-type="string" calcext:value-type="string">
            <text:p>あけ</text:p>
          </table:table-cell>
          <table:table-cell office:value-type="string" calcext:value-type="string">
            <text:p>Poco después de que algo haya terminado.</text:p>
          </table:table-cell>
        </table:table-row>
        <table:table-row table:style-name="ro1">
          <table:table-cell office:value-type="string" calcext:value-type="string">
            <text:p>懐かしい</text:p>
          </table:table-cell>
          <table:table-cell office:value-type="string" calcext:value-type="string">
            <text:p>なつかしい</text:p>
          </table:table-cell>
          <table:table-cell office:value-type="string" calcext:value-type="string">
            <text:p>Nostálgico.</text:p>
          </table:table-cell>
        </table:table-row>
        <table:table-row table:style-name="ro1">
          <table:table-cell office:value-type="string" calcext:value-type="string">
            <text:p>迷惑</text:p>
          </table:table-cell>
          <table:table-cell office:value-type="string" calcext:value-type="string">
            <text:p>めいわく</text:p>
          </table:table-cell>
          <table:table-cell office:value-type="string" calcext:value-type="string">
            <text:p>Molestia, problem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tyle:font-face style:name="F" svg:font-family="" style:font-family-generic="roman"/>
    <style:font-face style:name="Arial1" svg:font-family="Arial"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IPAPGothic" svg:font-family="IPAPGothic" style:font-family-generic="system" style:font-pitch="variable"/>
  </office:font-face-decls>
  <office:styles>
    <style:default-style style:family="table-cell">
      <style:paragraph-properties style:tab-stop-distance="0.5in"/>
      <style:text-properties style:font-name="Liberation Sans" fo:language="en" fo:country="US" style:font-name-asian="IPAPGothic" style:language-asian="ja" style:country-asian="JP"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5">00/00/0000</text:date>, <text:time style:data-style-name="N2" text:time-value="15:54:05.575443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7-05T08:53:01.664852562</dc:date>
    <meta:editing-duration>P10DT1H50M23S</meta:editing-duration>
    <meta:editing-cycles>60</meta:editing-cycles>
    <meta:generator>LibreOffice/7.1.4.2$Linux_X86_64 LibreOffice_project/10$Build-2</meta:generator>
    <meta:document-statistic meta:table-count="2" meta:cell-count="4570" meta:object-count="0"/>
  </office:meta>
</office:document-meta>
</file>